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69cm"/>
    </style:style>
    <style:style style:name="co2" style:family="table-column">
      <style:table-column-properties fo:break-before="auto" style:column-width="6.856cm"/>
    </style:style>
    <style:style style:name="co3" style:family="table-column">
      <style:table-column-properties fo:break-before="auto" style:column-width="3.261cm"/>
    </style:style>
    <style:style style:name="co4" style:family="table-column">
      <style:table-column-properties fo:break-before="auto" style:column-width="2.57cm"/>
    </style:style>
    <style:style style:name="co5" style:family="table-column">
      <style:table-column-properties fo:break-before="auto" style:column-width="3.759cm"/>
    </style:style>
    <style:style style:name="co6" style:family="table-column">
      <style:table-column-properties fo:break-before="auto" style:column-width="5.722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5.002cm"/>
    </style:style>
    <style:style style:name="co9" style:family="table-column">
      <style:table-column-properties fo:break-before="auto" style:column-width="7.71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4.865cm"/>
    </style:style>
    <style:style style:name="co12" style:family="table-column">
      <style:table-column-properties fo:break-before="auto" style:column-width="1.686cm"/>
    </style:style>
    <style:style style:name="co13" style:family="table-column">
      <style:table-column-properties fo:break-before="auto" style:column-width="20.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 style:data-style-name="N10002">
      <style:text-properties fo:font-weight="bold" style:font-weight-asian="bold" style:font-weight-complex="bold"/>
    </style:style>
    <style:style style:name="ce6" style:family="table-cell" style:parent-style-name="Default" style:data-style-name="N10000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00">
      <style:table-cell-properties fo:background-color="transparent"/>
    </style:style>
    <style:style style:name="ce8" style:family="table-cell" style:parent-style-name="Default" style:data-style-name="N10002"/>
    <style:style style:name="ce9" style:family="table-cell" style:parent-style-name="Default" style:data-style-name="N10000">
      <style:text-properties fo:font-weight="bold" style:font-weight-asian="bold" style:font-weight-complex="bold"/>
    </style:style>
    <style:style style:name="ce10" style:family="table-cell" style:parent-style-name="Default" style:data-style-name="N10000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00"/>
    <style:style style:name="ce12" style:family="table-cell" style:parent-style-name="Default" style:data-style-name="N10002">
      <style:table-cell-properties fo:background-color="transparent"/>
    </style:style>
  </office:automatic-styles>
  <office:body>
    <office:spreadsheet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ce2"/>
        <table:table-column table:style-name="co4" table:number-columns-repeated="2" table:default-cell-style-name="ce2"/>
        <table:table-column table:style-name="co4" table:number-columns-repeated="2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ce11"/>
        <table:table-column table:style-name="co9" table:default-cell-style-name="ce11"/>
        <table:table-column table:style-name="co9" table:default-cell-style-name="Default"/>
        <table:table-column table:style-name="co10" table:number-columns-repeated="4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0" table:number-columns-repeated="99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Alimento</text:p>
          </table:table-cell>
          <table:table-cell table:style-name="ce1" office:value-type="string" calcext:value-type="string">
            <text:p>Nº grupo</text:p>
          </table:table-cell>
          <table:table-cell table:style-name="ce1" office:value-type="string" calcext:value-type="string">
            <text:p>Veces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Kcal reales</text:p>
          </table:table-cell>
          <table:table-cell table:style-name="ce4" office:value-type="string" calcext:value-type="string">
            <text:p>Kcal proteinas</text:p>
          </table:table-cell>
          <table:table-cell table:style-name="ce4" office:value-type="string" calcext:value-type="string">
            <text:p>Kcal hidratos</text:p>
          </table:table-cell>
          <table:table-cell table:style-name="ce4" office:value-type="string" calcext:value-type="string">
            <text:p>Kcal grasas</text:p>
          </table:table-cell>
          <table:table-cell table:style-name="ce1" office:value-type="string" calcext:value-type="string">
            <text:p>Ración(g)</text:p>
          </table:table-cell>
          <table:table-cell table:style-name="ce1" office:value-type="string" calcext:value-type="string">
            <text:p>Kcal / 100 g alimento</text:p>
          </table:table-cell>
          <table:table-cell table:style-name="ce5" office:value-type="string" calcext:value-type="string">
            <text:p>Proteínas (g) / 100 g alimento</text:p>
          </table:table-cell>
          <table:table-cell table:style-name="ce1" office:value-type="string" calcext:value-type="string">
            <text:p>Grasas</text:p>
          </table:table-cell>
          <table:table-cell table:style-name="ce9" office:value-type="string" calcext:value-type="string">
            <text:p>Hidratos (g) / 100g alimento</text:p>
          </table:table-cell>
          <table:table-cell table:style-name="ce9" office:value-type="string" calcext:value-type="string">
            <text:p>Grasas mono</text:p>
          </table:table-cell>
          <table:table-cell table:style-name="ce1" office:value-type="string" calcext:value-type="string">
            <text:p>Desayuno</text:p>
          </table:table-cell>
          <table:table-cell table:style-name="ce1" office:value-type="string" calcext:value-type="string">
            <text:p>Almuerzo</text:p>
          </table:table-cell>
          <table:table-cell table:style-name="ce1" office:value-type="string" calcext:value-type="string">
            <text:p>Comida</text:p>
          </table:table-cell>
          <table:table-cell table:style-name="ce1" office:value-type="string" calcext:value-type="string">
            <text:p>Merienda</text:p>
          </table:table-cell>
          <table:table-cell table:style-name="ce1" office:value-type="string" calcext:value-type="string">
            <text:p>Cena</text:p>
          </table:table-cell>
          <table:table-cell table:style-name="ce1" office:value-type="string" calcext:value-type="string">
            <text:p>Nombre</text:p>
          </table:table-cell>
          <table:table-cell table:number-columns-repeated="100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eche y derivados</text:p>
          </table:table-cell>
          <table:table-cell table:style-name="ce3" office:value-type="string" calcext:value-type="string">
            <text:p>Cuajad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2]*[.L2]/100" office:value-type="float" office:value="206.4" calcext:value-type="float">
            <text:p>206,4</text:p>
          </table:table-cell>
          <table:table-cell table:style-name="ce3" table:formula="of:=[.K2]*[.M2]*4/100" office:value-type="float" office:value="43.2" calcext:value-type="float">
            <text:p>43,2</text:p>
          </table:table-cell>
          <table:table-cell table:style-name="ce3" table:formula="of:=[.K2]*[.O2]*4/100" office:value-type="float" office:value="62.4" calcext:value-type="float">
            <text:p>62,4</text:p>
          </table:table-cell>
          <table:table-cell table:style-name="ce3" table:formula="of:=[.K2]*[.N2]*9/100" office:value-type="float" office:value="101.52" calcext:value-type="float">
            <text:p>101,52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86" calcext:value-type="float">
            <text:p>86</text:p>
          </table:table-cell>
          <table:table-cell table:style-name="ce6" office:value-type="float" office:value="4.5" calcext:value-type="float">
            <text:p>4.5</text:p>
          </table:table-cell>
          <table:table-cell table:style-name="ce6" office:value-type="float" office:value="4.7" calcext:value-type="float">
            <text:p>4.7</text:p>
          </table:table-cell>
          <table:table-cell table:style-name="ce6" office:value-type="float" office:value="6.5" calcext:value-type="float">
            <text:p>6.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]);&quot; &quot;;&quot;-&quot;);&quot;á&quot;;&quot;a&quot;);&quot;é&quot;;&quot;e&quot;);&quot;í&quot;;&quot;i&quot;);&quot;ó&quot;;&quot;o&quot;);&quot;ú&quot;;&quot;u&quot;)" office:value-type="string" office:string-value="cuajada" calcext:value-type="string">
            <text:p>cuajada</text:p>
          </table:table-cell>
          <table:table-cell table:style-name="ce12" table:formula="of:=CONCATENATE(&quot;(alimento (id &quot;;[.A2];&quot;) (nombre &quot;;[.V2];&quot;) (grupo &quot;;[.D2];&quot;) (veces &quot;;[.E2];&quot;) (tipo &quot;;[.F2];&quot;)  (racion &quot;;[.K2];&quot;) (kcal &quot;;[.L2];&quot;) (proteinas &quot;;[.M2];&quot;) (grasas &quot;;[.N2];&quot;) (hidratos &quot;;[.O2];&quot;)(grasas-mono &quot;;[.P2];&quot;) (desayuno &quot;;[.Q2];&quot;) (almuerzo &quot;;[.R2];&quot;) (comida &quot;;[.S2];&quot;) (merienda &quot;;[.T2];&quot;) (cena &quot;;[.U2];&quot;))&quot;)" office:value-type="string" office:string-value="(alimento (id 1) (nombre cuajada) (grupo 1) (veces 3) (tipo plasticos)  (racion 240) (kcal 86) (proteinas 4,5) (grasas 4,7) (hidratos 6,5)(grasas-mono 0) (desayuno si) (almuerzo si) (comida si) (merienda si) (cena si))" calcext:value-type="string">
            <text:p>(alimento (id 1) (nombre cuajada) (grupo 1) (veces 3) (tipo plasticos) <text:s/>(racion 240) (kcal 86) (proteinas 4,5) (grasas 4,7) (hidratos 6,5)(grasas-mono 0) (desayuno si) (almuerzo si) (comida si) (merienda si) (cena si))</text:p>
          </table:table-cell>
          <table:table-cell table:style-name="ce2" table:formula="of:=SUBSTITUTE([.W2];&quot;,&quot;;&quot;.&quot;)" office:value-type="string" office:string-value="(alimento (id 1) (nombre cuajada) (grupo 1) (veces 3) (tipo plasticos)  (racion 240) (kcal 86) (proteinas 4.5) (grasas 4.7) (hidratos 6.5)(grasas-mono 0) (desayuno si) (almuerzo si) (comida si) (merienda si) (cena si))" calcext:value-type="string">
            <text:p>(alimento (id 1) (nombre cuajada) (grupo 1) (veces 3) (tipo plasticos) <text:s/>(racion 240) (kcal 86) (proteinas 4.5) (grasas 4.7) (hidratos 6.5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eche y derivados</text:p>
          </table:table-cell>
          <table:table-cell table:style-name="ce3" office:value-type="string" calcext:value-type="string">
            <text:p>Cuajad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3]*[.L3]/100" office:value-type="float" office:value="172" calcext:value-type="float">
            <text:p>172</text:p>
          </table:table-cell>
          <table:table-cell table:style-name="ce3" table:formula="of:=[.K3]*[.M3]*4/100" office:value-type="float" office:value="36" calcext:value-type="float">
            <text:p>36</text:p>
          </table:table-cell>
          <table:table-cell table:style-name="ce3" table:formula="of:=[.K3]*[.O3]*4/100" office:value-type="float" office:value="52" calcext:value-type="float">
            <text:p>52</text:p>
          </table:table-cell>
          <table:table-cell table:style-name="ce3" table:formula="of:=[.K3]*[.N3]*9/100" office:value-type="float" office:value="84.6" calcext:value-type="float">
            <text:p>84,6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86" calcext:value-type="float">
            <text:p>86</text:p>
          </table:table-cell>
          <table:table-cell table:style-name="ce6" office:value-type="float" office:value="4.5" calcext:value-type="float">
            <text:p>4.5</text:p>
          </table:table-cell>
          <table:table-cell table:style-name="ce6" office:value-type="float" office:value="4.7" calcext:value-type="float">
            <text:p>4.7</text:p>
          </table:table-cell>
          <table:table-cell table:style-name="ce6" office:value-type="float" office:value="6.5" calcext:value-type="float">
            <text:p>6.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]);&quot; &quot;;&quot;-&quot;);&quot;á&quot;;&quot;a&quot;);&quot;é&quot;;&quot;e&quot;);&quot;í&quot;;&quot;i&quot;);&quot;ó&quot;;&quot;o&quot;);&quot;ú&quot;;&quot;u&quot;)" office:value-type="string" office:string-value="cuajada" calcext:value-type="string">
            <text:p>cuajada</text:p>
          </table:table-cell>
          <table:table-cell table:style-name="ce12" table:formula="of:=CONCATENATE(&quot;(alimento (id &quot;;[.A3];&quot;) (nombre &quot;;[.V3];&quot;) (grupo &quot;;[.D3];&quot;) (veces &quot;;[.E3];&quot;) (tipo &quot;;[.F3];&quot;)  (racion &quot;;[.K3];&quot;) (kcal &quot;;[.L3];&quot;) (proteinas &quot;;[.M3];&quot;) (grasas &quot;;[.N3];&quot;) (hidratos &quot;;[.O3];&quot;)(grasas-mono &quot;;[.P3];&quot;) (desayuno &quot;;[.Q3];&quot;) (almuerzo &quot;;[.R3];&quot;) (comida &quot;;[.S3];&quot;) (merienda &quot;;[.T3];&quot;) (cena &quot;;[.U3];&quot;))&quot;)" office:value-type="string" office:string-value="(alimento (id 2) (nombre cuajada) (grupo 1) (veces 3) (tipo plasticos)  (racion 200) (kcal 86) (proteinas 4,5) (grasas 4,7) (hidratos 6,5)(grasas-mono 0) (desayuno si) (almuerzo si) (comida si) (merienda si) (cena si))" calcext:value-type="string">
            <text:p>(alimento (id 2) (nombre cuajada) (grupo 1) (veces 3) (tipo plasticos) <text:s/>(racion 200) (kcal 86) (proteinas 4,5) (grasas 4,7) (hidratos 6,5)(grasas-mono 0) (desayuno si) (almuerzo si) (comida si) (merienda si) (cena si))</text:p>
          </table:table-cell>
          <table:table-cell table:style-name="ce2" table:formula="of:=SUBSTITUTE([.W3];&quot;,&quot;;&quot;.&quot;)" office:value-type="string" office:string-value="(alimento (id 2) (nombre cuajada) (grupo 1) (veces 3) (tipo plasticos)  (racion 200) (kcal 86) (proteinas 4.5) (grasas 4.7) (hidratos 6.5)(grasas-mono 0) (desayuno si) (almuerzo si) (comida si) (merienda si) (cena si))" calcext:value-type="string">
            <text:p>(alimento (id 2) (nombre cuajada) (grupo 1) (veces 3) (tipo plasticos) <text:s/>(racion 200) (kcal 86) (proteinas 4.5) (grasas 4.7) (hidratos 6.5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Leche y derivados</text:p>
          </table:table-cell>
          <table:table-cell table:style-name="ce3" office:value-type="string" calcext:value-type="string">
            <text:p>Cuajad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4]*[.L4]/100" office:value-type="float" office:value="86" calcext:value-type="float">
            <text:p>86</text:p>
          </table:table-cell>
          <table:table-cell table:style-name="ce3" table:formula="of:=[.K4]*[.M4]*4/100" office:value-type="float" office:value="18" calcext:value-type="float">
            <text:p>18</text:p>
          </table:table-cell>
          <table:table-cell table:style-name="ce3" table:formula="of:=[.K4]*[.O4]*4/100" office:value-type="float" office:value="26" calcext:value-type="float">
            <text:p>26</text:p>
          </table:table-cell>
          <table:table-cell table:style-name="ce3" table:formula="of:=[.K4]*[.N4]*9/100" office:value-type="float" office:value="42.3" calcext:value-type="float">
            <text:p>42,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86" calcext:value-type="float">
            <text:p>86</text:p>
          </table:table-cell>
          <table:table-cell table:style-name="ce6" office:value-type="float" office:value="4.5" calcext:value-type="float">
            <text:p>4.5</text:p>
          </table:table-cell>
          <table:table-cell table:style-name="ce6" office:value-type="float" office:value="4.7" calcext:value-type="float">
            <text:p>4.7</text:p>
          </table:table-cell>
          <table:table-cell table:style-name="ce6" office:value-type="float" office:value="6.5" calcext:value-type="float">
            <text:p>6.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4]);&quot; &quot;;&quot;-&quot;);&quot;á&quot;;&quot;a&quot;);&quot;é&quot;;&quot;e&quot;);&quot;í&quot;;&quot;i&quot;);&quot;ó&quot;;&quot;o&quot;);&quot;ú&quot;;&quot;u&quot;)" office:value-type="string" office:string-value="cuajada" calcext:value-type="string">
            <text:p>cuajada</text:p>
          </table:table-cell>
          <table:table-cell table:style-name="ce12" table:formula="of:=CONCATENATE(&quot;(alimento (id &quot;;[.A4];&quot;) (nombre &quot;;[.V4];&quot;) (grupo &quot;;[.D4];&quot;) (veces &quot;;[.E4];&quot;) (tipo &quot;;[.F4];&quot;)  (racion &quot;;[.K4];&quot;) (kcal &quot;;[.L4];&quot;) (proteinas &quot;;[.M4];&quot;) (grasas &quot;;[.N4];&quot;) (hidratos &quot;;[.O4];&quot;)(grasas-mono &quot;;[.P4];&quot;) (desayuno &quot;;[.Q4];&quot;) (almuerzo &quot;;[.R4];&quot;) (comida &quot;;[.S4];&quot;) (merienda &quot;;[.T4];&quot;) (cena &quot;;[.U4];&quot;))&quot;)" office:value-type="string" office:string-value="(alimento (id 3) (nombre cuajada) (grupo 1) (veces 3) (tipo plasticos)  (racion 100) (kcal 86) (proteinas 4,5) (grasas 4,7) (hidratos 6,5)(grasas-mono 0) (desayuno si) (almuerzo si) (comida si) (merienda si) (cena si))" calcext:value-type="string">
            <text:p>(alimento (id 3) (nombre cuajada) (grupo 1) (veces 3) (tipo plasticos) <text:s/>(racion 100) (kcal 86) (proteinas 4,5) (grasas 4,7) (hidratos 6,5)(grasas-mono 0) (desayuno si) (almuerzo si) (comida si) (merienda si) (cena si))</text:p>
          </table:table-cell>
          <table:table-cell table:style-name="ce2" table:formula="of:=SUBSTITUTE([.W4];&quot;,&quot;;&quot;.&quot;)" office:value-type="string" office:string-value="(alimento (id 3) (nombre cuajada) (grupo 1) (veces 3) (tipo plasticos)  (racion 100) (kcal 86) (proteinas 4.5) (grasas 4.7) (hidratos 6.5)(grasas-mono 0) (desayuno si) (almuerzo si) (comida si) (merienda si) (cena si))" calcext:value-type="string">
            <text:p>(alimento (id 3) (nombre cuajada) (grupo 1) (veces 3) (tipo plasticos) <text:s/>(racion 100) (kcal 86) (proteinas 4.5) (grasas 4.7) (hidratos 6.5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Leche y derivados</text:p>
          </table:table-cell>
          <table:table-cell table:style-name="ce3" office:value-type="string" calcext:value-type="string">
            <text:p>Cuajad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5]*[.L5]/100" office:value-type="float" office:value="43" calcext:value-type="float">
            <text:p>43</text:p>
          </table:table-cell>
          <table:table-cell table:style-name="ce3" table:formula="of:=[.K5]*[.M5]*4/100" office:value-type="float" office:value="9" calcext:value-type="float">
            <text:p>9</text:p>
          </table:table-cell>
          <table:table-cell table:style-name="ce3" table:formula="of:=[.K5]*[.O5]*4/100" office:value-type="float" office:value="13" calcext:value-type="float">
            <text:p>13</text:p>
          </table:table-cell>
          <table:table-cell table:style-name="ce3" table:formula="of:=[.K5]*[.N5]*9/100" office:value-type="float" office:value="21.15" calcext:value-type="float">
            <text:p>21,1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6" calcext:value-type="float">
            <text:p>86</text:p>
          </table:table-cell>
          <table:table-cell table:style-name="ce6" office:value-type="float" office:value="4.5" calcext:value-type="float">
            <text:p>4.5</text:p>
          </table:table-cell>
          <table:table-cell table:style-name="ce6" office:value-type="float" office:value="4.7" calcext:value-type="float">
            <text:p>4.7</text:p>
          </table:table-cell>
          <table:table-cell table:style-name="ce6" office:value-type="float" office:value="6.5" calcext:value-type="float">
            <text:p>6.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5]);&quot; &quot;;&quot;-&quot;);&quot;á&quot;;&quot;a&quot;);&quot;é&quot;;&quot;e&quot;);&quot;í&quot;;&quot;i&quot;);&quot;ó&quot;;&quot;o&quot;);&quot;ú&quot;;&quot;u&quot;)" office:value-type="string" office:string-value="cuajada" calcext:value-type="string">
            <text:p>cuajada</text:p>
          </table:table-cell>
          <table:table-cell table:style-name="ce12" table:formula="of:=CONCATENATE(&quot;(alimento (id &quot;;[.A5];&quot;) (nombre &quot;;[.V5];&quot;) (grupo &quot;;[.D5];&quot;) (veces &quot;;[.E5];&quot;) (tipo &quot;;[.F5];&quot;)  (racion &quot;;[.K5];&quot;) (kcal &quot;;[.L5];&quot;) (proteinas &quot;;[.M5];&quot;) (grasas &quot;;[.N5];&quot;) (hidratos &quot;;[.O5];&quot;)(grasas-mono &quot;;[.P5];&quot;) (desayuno &quot;;[.Q5];&quot;) (almuerzo &quot;;[.R5];&quot;) (comida &quot;;[.S5];&quot;) (merienda &quot;;[.T5];&quot;) (cena &quot;;[.U5];&quot;))&quot;)" office:value-type="string" office:string-value="(alimento (id 4) (nombre cuajada) (grupo 1) (veces 3) (tipo plasticos)  (racion 50) (kcal 86) (proteinas 4,5) (grasas 4,7) (hidratos 6,5)(grasas-mono 0) (desayuno si) (almuerzo si) (comida si) (merienda si) (cena si))" calcext:value-type="string">
            <text:p>(alimento (id 4) (nombre cuajada) (grupo 1) (veces 3) (tipo plasticos) <text:s/>(racion 50) (kcal 86) (proteinas 4,5) (grasas 4,7) (hidratos 6,5)(grasas-mono 0) (desayuno si) (almuerzo si) (comida si) (merienda si) (cena si))</text:p>
          </table:table-cell>
          <table:table-cell table:style-name="ce2" table:formula="of:=SUBSTITUTE([.W5];&quot;,&quot;;&quot;.&quot;)" office:value-type="string" office:string-value="(alimento (id 4) (nombre cuajada) (grupo 1) (veces 3) (tipo plasticos)  (racion 50) (kcal 86) (proteinas 4.5) (grasas 4.7) (hidratos 6.5)(grasas-mono 0) (desayuno si) (almuerzo si) (comida si) (merienda si) (cena si))" calcext:value-type="string">
            <text:p>(alimento (id 4) (nombre cuajada) (grupo 1) (veces 3) (tipo plasticos) <text:s/>(racion 50) (kcal 86) (proteinas 4.5) (grasas 4.7) (hidratos 6.5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Leche y derivados</text:p>
          </table:table-cell>
          <table:table-cell table:style-name="ce3" office:value-type="string" calcext:value-type="string">
            <text:p>Cuajad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6]*[.L6]/100" office:value-type="float" office:value="64.5" calcext:value-type="float">
            <text:p>64,5</text:p>
          </table:table-cell>
          <table:table-cell table:style-name="ce3" table:formula="of:=[.K6]*[.M6]*4/100" office:value-type="float" office:value="13.5" calcext:value-type="float">
            <text:p>13,5</text:p>
          </table:table-cell>
          <table:table-cell table:style-name="ce3" table:formula="of:=[.K6]*[.O6]*4/100" office:value-type="float" office:value="19.5" calcext:value-type="float">
            <text:p>19,5</text:p>
          </table:table-cell>
          <table:table-cell table:style-name="ce3" table:formula="of:=[.K6]*[.N6]*9/100" office:value-type="float" office:value="31.725" calcext:value-type="float">
            <text:p>31,72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86" calcext:value-type="float">
            <text:p>86</text:p>
          </table:table-cell>
          <table:table-cell table:style-name="ce6" office:value-type="float" office:value="4.5" calcext:value-type="float">
            <text:p>4.5</text:p>
          </table:table-cell>
          <table:table-cell table:style-name="ce6" office:value-type="float" office:value="4.7" calcext:value-type="float">
            <text:p>4.7</text:p>
          </table:table-cell>
          <table:table-cell table:style-name="ce6" office:value-type="float" office:value="6.5" calcext:value-type="float">
            <text:p>6.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6]);&quot; &quot;;&quot;-&quot;);&quot;á&quot;;&quot;a&quot;);&quot;é&quot;;&quot;e&quot;);&quot;í&quot;;&quot;i&quot;);&quot;ó&quot;;&quot;o&quot;);&quot;ú&quot;;&quot;u&quot;)" office:value-type="string" office:string-value="cuajada" calcext:value-type="string">
            <text:p>cuajada</text:p>
          </table:table-cell>
          <table:table-cell table:style-name="ce12" table:formula="of:=CONCATENATE(&quot;(alimento (id &quot;;[.A6];&quot;) (nombre &quot;;[.V6];&quot;) (grupo &quot;;[.D6];&quot;) (veces &quot;;[.E6];&quot;) (tipo &quot;;[.F6];&quot;)  (racion &quot;;[.K6];&quot;) (kcal &quot;;[.L6];&quot;) (proteinas &quot;;[.M6];&quot;) (grasas &quot;;[.N6];&quot;) (hidratos &quot;;[.O6];&quot;)(grasas-mono &quot;;[.P6];&quot;) (desayuno &quot;;[.Q6];&quot;) (almuerzo &quot;;[.R6];&quot;) (comida &quot;;[.S6];&quot;) (merienda &quot;;[.T6];&quot;) (cena &quot;;[.U6];&quot;))&quot;)" office:value-type="string" office:string-value="(alimento (id 5) (nombre cuajada) (grupo 1) (veces 3) (tipo plasticos)  (racion 75) (kcal 86) (proteinas 4,5) (grasas 4,7) (hidratos 6,5)(grasas-mono 0) (desayuno si) (almuerzo si) (comida si) (merienda si) (cena si))" calcext:value-type="string">
            <text:p>(alimento (id 5) (nombre cuajada) (grupo 1) (veces 3) (tipo plasticos) <text:s/>(racion 75) (kcal 86) (proteinas 4,5) (grasas 4,7) (hidratos 6,5)(grasas-mono 0) (desayuno si) (almuerzo si) (comida si) (merienda si) (cena si))</text:p>
          </table:table-cell>
          <table:table-cell table:style-name="ce2" table:formula="of:=SUBSTITUTE([.W6];&quot;,&quot;;&quot;.&quot;)" office:value-type="string" office:string-value="(alimento (id 5) (nombre cuajada) (grupo 1) (veces 3) (tipo plasticos)  (racion 75) (kcal 86) (proteinas 4.5) (grasas 4.7) (hidratos 6.5)(grasas-mono 0) (desayuno si) (almuerzo si) (comida si) (merienda si) (cena si))" calcext:value-type="string">
            <text:p>(alimento (id 5) (nombre cuajada) (grupo 1) (veces 3) (tipo plasticos) <text:s/>(racion 75) (kcal 86) (proteinas 4.5) (grasas 4.7) (hidratos 6.5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eche y derivados</text:p>
          </table:table-cell>
          <table:table-cell table:style-name="ce3" office:value-type="string" calcext:value-type="string">
            <text:p>Queso fresc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7]*[.L7]/100" office:value-type="float" office:value="61.4" calcext:value-type="float">
            <text:p>61,4</text:p>
          </table:table-cell>
          <table:table-cell table:style-name="ce3" table:formula="of:=[.K7]*[.M7]*4/100" office:value-type="float" office:value="19.2" calcext:value-type="float">
            <text:p>19,2</text:p>
          </table:table-cell>
          <table:table-cell table:style-name="ce3" table:formula="of:=[.K7]*[.O7]*4/100" office:value-type="float" office:value="0.8" calcext:value-type="float">
            <text:p>0,8</text:p>
          </table:table-cell>
          <table:table-cell table:style-name="ce3" table:formula="of:=[.K7]*[.N7]*9/100" office:value-type="float" office:value="41.4" calcext:value-type="float">
            <text:p>41,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7" calcext:value-type="float">
            <text:p>307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7]);&quot; &quot;;&quot;-&quot;);&quot;á&quot;;&quot;a&quot;);&quot;é&quot;;&quot;e&quot;);&quot;í&quot;;&quot;i&quot;);&quot;ó&quot;;&quot;o&quot;);&quot;ú&quot;;&quot;u&quot;)" office:value-type="string" office:string-value="queso-fresco" calcext:value-type="string">
            <text:p>queso-fresco</text:p>
          </table:table-cell>
          <table:table-cell table:style-name="ce12" table:formula="of:=CONCATENATE(&quot;(alimento (id &quot;;[.A7];&quot;) (nombre &quot;;[.V7];&quot;) (grupo &quot;;[.D7];&quot;) (veces &quot;;[.E7];&quot;) (tipo &quot;;[.F7];&quot;)  (racion &quot;;[.K7];&quot;) (kcal &quot;;[.L7];&quot;) (proteinas &quot;;[.M7];&quot;) (grasas &quot;;[.N7];&quot;) (hidratos &quot;;[.O7];&quot;)(grasas-mono &quot;;[.P7];&quot;) (desayuno &quot;;[.Q7];&quot;) (almuerzo &quot;;[.R7];&quot;) (comida &quot;;[.S7];&quot;) (merienda &quot;;[.T7];&quot;) (cena &quot;;[.U7];&quot;))&quot;)" office:value-type="string" office:string-value="(alimento (id 6) (nombre queso-fresco) (grupo 1) (veces 3) (tipo plasticos)  (racion 20) (kcal 307) (proteinas 24) (grasas 23) (hidratos 1)(grasas-mono 0) (desayuno si) (almuerzo si) (comida si) (merienda si) (cena si))" calcext:value-type="string">
            <text:p>(alimento (id 6) (nombre queso-fresco) (grupo 1) (veces 3) (tipo plasticos) <text:s/>(racion 20) (kcal 307) (proteinas 24) (grasas 23) (hidratos 1)(grasas-mono 0) (desayuno si) (almuerzo si) (comida si) (merienda si) (cena si))</text:p>
          </table:table-cell>
          <table:table-cell table:style-name="ce2" table:formula="of:=SUBSTITUTE([.W7];&quot;,&quot;;&quot;.&quot;)" office:value-type="string" office:string-value="(alimento (id 6) (nombre queso-fresco) (grupo 1) (veces 3) (tipo plasticos)  (racion 20) (kcal 307) (proteinas 24) (grasas 23) (hidratos 1)(grasas-mono 0) (desayuno si) (almuerzo si) (comida si) (merienda si) (cena si))" calcext:value-type="string">
            <text:p>(alimento (id 6) (nombre queso-fresco) (grupo 1) (veces 3) (tipo plasticos) <text:s/>(racion 20) (kcal 307) (proteinas 24) (grasas 23) (hidratos 1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Leche y derivados</text:p>
          </table:table-cell>
          <table:table-cell table:style-name="ce3" office:value-type="string" calcext:value-type="string">
            <text:p>Queso fresc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8]*[.L8]/100" office:value-type="float" office:value="76.75" calcext:value-type="float">
            <text:p>76,75</text:p>
          </table:table-cell>
          <table:table-cell table:style-name="ce3" table:formula="of:=[.K8]*[.M8]*4/100" office:value-type="float" office:value="24" calcext:value-type="float">
            <text:p>24</text:p>
          </table:table-cell>
          <table:table-cell table:style-name="ce3" table:formula="of:=[.K8]*[.O8]*4/100" office:value-type="float" office:value="1" calcext:value-type="float">
            <text:p>1</text:p>
          </table:table-cell>
          <table:table-cell table:style-name="ce3" table:formula="of:=[.K8]*[.N8]*9/100" office:value-type="float" office:value="51.75" calcext:value-type="float">
            <text:p>51,7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7" calcext:value-type="float">
            <text:p>307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8]);&quot; &quot;;&quot;-&quot;);&quot;á&quot;;&quot;a&quot;);&quot;é&quot;;&quot;e&quot;);&quot;í&quot;;&quot;i&quot;);&quot;ó&quot;;&quot;o&quot;);&quot;ú&quot;;&quot;u&quot;)" office:value-type="string" office:string-value="queso-fresco" calcext:value-type="string">
            <text:p>queso-fresco</text:p>
          </table:table-cell>
          <table:table-cell table:style-name="ce12" table:formula="of:=CONCATENATE(&quot;(alimento (id &quot;;[.A8];&quot;) (nombre &quot;;[.V8];&quot;) (grupo &quot;;[.D8];&quot;) (veces &quot;;[.E8];&quot;) (tipo &quot;;[.F8];&quot;)  (racion &quot;;[.K8];&quot;) (kcal &quot;;[.L8];&quot;) (proteinas &quot;;[.M8];&quot;) (grasas &quot;;[.N8];&quot;) (hidratos &quot;;[.O8];&quot;)(grasas-mono &quot;;[.P8];&quot;) (desayuno &quot;;[.Q8];&quot;) (almuerzo &quot;;[.R8];&quot;) (comida &quot;;[.S8];&quot;) (merienda &quot;;[.T8];&quot;) (cena &quot;;[.U8];&quot;))&quot;)" office:value-type="string" office:string-value="(alimento (id 7) (nombre queso-fresco) (grupo 1) (veces 3) (tipo plasticos)  (racion 25) (kcal 307) (proteinas 24) (grasas 23) (hidratos 1)(grasas-mono 0) (desayuno si) (almuerzo si) (comida si) (merienda si) (cena si))" calcext:value-type="string">
            <text:p>(alimento (id 7) (nombre queso-fresco) (grupo 1) (veces 3) (tipo plasticos) <text:s/>(racion 25) (kcal 307) (proteinas 24) (grasas 23) (hidratos 1)(grasas-mono 0) (desayuno si) (almuerzo si) (comida si) (merienda si) (cena si))</text:p>
          </table:table-cell>
          <table:table-cell table:style-name="ce2" table:formula="of:=SUBSTITUTE([.W8];&quot;,&quot;;&quot;.&quot;)" office:value-type="string" office:string-value="(alimento (id 7) (nombre queso-fresco) (grupo 1) (veces 3) (tipo plasticos)  (racion 25) (kcal 307) (proteinas 24) (grasas 23) (hidratos 1)(grasas-mono 0) (desayuno si) (almuerzo si) (comida si) (merienda si) (cena si))" calcext:value-type="string">
            <text:p>(alimento (id 7) (nombre queso-fresco) (grupo 1) (veces 3) (tipo plasticos) <text:s/>(racion 25) (kcal 307) (proteinas 24) (grasas 23) (hidratos 1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eche y derivados</text:p>
          </table:table-cell>
          <table:table-cell table:style-name="ce3" office:value-type="string" calcext:value-type="string">
            <text:p>Queso fresc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9]*[.L9]/100" office:value-type="float" office:value="46.05" calcext:value-type="float">
            <text:p>46,05</text:p>
          </table:table-cell>
          <table:table-cell table:style-name="ce3" table:formula="of:=[.K9]*[.M9]*4/100" office:value-type="float" office:value="14.4" calcext:value-type="float">
            <text:p>14,4</text:p>
          </table:table-cell>
          <table:table-cell table:style-name="ce3" table:formula="of:=[.K9]*[.O9]*4/100" office:value-type="float" office:value="0.6" calcext:value-type="float">
            <text:p>0,6</text:p>
          </table:table-cell>
          <table:table-cell table:style-name="ce3" table:formula="of:=[.K9]*[.N9]*9/100" office:value-type="float" office:value="31.05" calcext:value-type="float">
            <text:p>31,0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07" calcext:value-type="float">
            <text:p>307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9]);&quot; &quot;;&quot;-&quot;);&quot;á&quot;;&quot;a&quot;);&quot;é&quot;;&quot;e&quot;);&quot;í&quot;;&quot;i&quot;);&quot;ó&quot;;&quot;o&quot;);&quot;ú&quot;;&quot;u&quot;)" office:value-type="string" office:string-value="queso-fresco" calcext:value-type="string">
            <text:p>queso-fresco</text:p>
          </table:table-cell>
          <table:table-cell table:style-name="ce12" table:formula="of:=CONCATENATE(&quot;(alimento (id &quot;;[.A9];&quot;) (nombre &quot;;[.V9];&quot;) (grupo &quot;;[.D9];&quot;) (veces &quot;;[.E9];&quot;) (tipo &quot;;[.F9];&quot;)  (racion &quot;;[.K9];&quot;) (kcal &quot;;[.L9];&quot;) (proteinas &quot;;[.M9];&quot;) (grasas &quot;;[.N9];&quot;) (hidratos &quot;;[.O9];&quot;)(grasas-mono &quot;;[.P9];&quot;) (desayuno &quot;;[.Q9];&quot;) (almuerzo &quot;;[.R9];&quot;) (comida &quot;;[.S9];&quot;) (merienda &quot;;[.T9];&quot;) (cena &quot;;[.U9];&quot;))&quot;)" office:value-type="string" office:string-value="(alimento (id 8) (nombre queso-fresco) (grupo 1) (veces 3) (tipo plasticos)  (racion 15) (kcal 307) (proteinas 24) (grasas 23) (hidratos 1)(grasas-mono 0) (desayuno si) (almuerzo si) (comida si) (merienda si) (cena si))" calcext:value-type="string">
            <text:p>(alimento (id 8) (nombre queso-fresco) (grupo 1) (veces 3) (tipo plasticos) <text:s/>(racion 15) (kcal 307) (proteinas 24) (grasas 23) (hidratos 1)(grasas-mono 0) (desayuno si) (almuerzo si) (comida si) (merienda si) (cena si))</text:p>
          </table:table-cell>
          <table:table-cell table:style-name="ce2" table:formula="of:=SUBSTITUTE([.W9];&quot;,&quot;;&quot;.&quot;)" office:value-type="string" office:string-value="(alimento (id 8) (nombre queso-fresco) (grupo 1) (veces 3) (tipo plasticos)  (racion 15) (kcal 307) (proteinas 24) (grasas 23) (hidratos 1)(grasas-mono 0) (desayuno si) (almuerzo si) (comida si) (merienda si) (cena si))" calcext:value-type="string">
            <text:p>(alimento (id 8) (nombre queso-fresco) (grupo 1) (veces 3) (tipo plasticos) <text:s/>(racion 15) (kcal 307) (proteinas 24) (grasas 23) (hidratos 1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Leche y derivados</text:p>
          </table:table-cell>
          <table:table-cell table:style-name="ce3" office:value-type="string" calcext:value-type="string">
            <text:p>Queso fresc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10]*[.L10]/100" office:value-type="float" office:value="122.8" calcext:value-type="float">
            <text:p>122,8</text:p>
          </table:table-cell>
          <table:table-cell table:style-name="ce3" table:formula="of:=[.K10]*[.M10]*4/100" office:value-type="float" office:value="38.4" calcext:value-type="float">
            <text:p>38,4</text:p>
          </table:table-cell>
          <table:table-cell table:style-name="ce3" table:formula="of:=[.K10]*[.O10]*4/100" office:value-type="float" office:value="1.6" calcext:value-type="float">
            <text:p>1,6</text:p>
          </table:table-cell>
          <table:table-cell table:style-name="ce3" table:formula="of:=[.K10]*[.N10]*9/100" office:value-type="float" office:value="82.8" calcext:value-type="float">
            <text:p>82,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07" calcext:value-type="float">
            <text:p>307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0]);&quot; &quot;;&quot;-&quot;);&quot;á&quot;;&quot;a&quot;);&quot;é&quot;;&quot;e&quot;);&quot;í&quot;;&quot;i&quot;);&quot;ó&quot;;&quot;o&quot;);&quot;ú&quot;;&quot;u&quot;)" office:value-type="string" office:string-value="queso-fresco" calcext:value-type="string">
            <text:p>queso-fresco</text:p>
          </table:table-cell>
          <table:table-cell table:style-name="ce12" table:formula="of:=CONCATENATE(&quot;(alimento (id &quot;;[.A10];&quot;) (nombre &quot;;[.V10];&quot;) (grupo &quot;;[.D10];&quot;) (veces &quot;;[.E10];&quot;) (tipo &quot;;[.F10];&quot;)  (racion &quot;;[.K10];&quot;) (kcal &quot;;[.L10];&quot;) (proteinas &quot;;[.M10];&quot;) (grasas &quot;;[.N10];&quot;) (hidratos &quot;;[.O10];&quot;)(grasas-mono &quot;;[.P10];&quot;) (desayuno &quot;;[.Q10];&quot;) (almuerzo &quot;;[.R10];&quot;) (comida &quot;;[.S10];&quot;) (merienda &quot;;[.T10];&quot;) (cena &quot;;[.U10];&quot;))&quot;)" office:value-type="string" office:string-value="(alimento (id 9) (nombre queso-fresco) (grupo 1) (veces 3) (tipo plasticos)  (racion 40) (kcal 307) (proteinas 24) (grasas 23) (hidratos 1)(grasas-mono 0) (desayuno si) (almuerzo si) (comida si) (merienda si) (cena si))" calcext:value-type="string">
            <text:p>(alimento (id 9) (nombre queso-fresco) (grupo 1) (veces 3) (tipo plasticos) <text:s/>(racion 40) (kcal 307) (proteinas 24) (grasas 23) (hidratos 1)(grasas-mono 0) (desayuno si) (almuerzo si) (comida si) (merienda si) (cena si))</text:p>
          </table:table-cell>
          <table:table-cell table:style-name="ce2" table:formula="of:=SUBSTITUTE([.W10];&quot;,&quot;;&quot;.&quot;)" office:value-type="string" office:string-value="(alimento (id 9) (nombre queso-fresco) (grupo 1) (veces 3) (tipo plasticos)  (racion 40) (kcal 307) (proteinas 24) (grasas 23) (hidratos 1)(grasas-mono 0) (desayuno si) (almuerzo si) (comida si) (merienda si) (cena si))" calcext:value-type="string">
            <text:p>(alimento (id 9) (nombre queso-fresco) (grupo 1) (veces 3) (tipo plasticos) <text:s/>(racion 40) (kcal 307) (proteinas 24) (grasas 23) (hidratos 1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Leche y derivados</text:p>
          </table:table-cell>
          <table:table-cell table:style-name="ce3" office:value-type="string" calcext:value-type="string">
            <text:p>Queso fresc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11]*[.L11]/100" office:value-type="float" office:value="92.1" calcext:value-type="float">
            <text:p>92,1</text:p>
          </table:table-cell>
          <table:table-cell table:style-name="ce3" table:formula="of:=[.K11]*[.M11]*4/100" office:value-type="float" office:value="28.8" calcext:value-type="float">
            <text:p>28,8</text:p>
          </table:table-cell>
          <table:table-cell table:style-name="ce3" table:formula="of:=[.K11]*[.O11]*4/100" office:value-type="float" office:value="1.2" calcext:value-type="float">
            <text:p>1,2</text:p>
          </table:table-cell>
          <table:table-cell table:style-name="ce3" table:formula="of:=[.K11]*[.N11]*9/100" office:value-type="float" office:value="62.1" calcext:value-type="float">
            <text:p>62,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07" calcext:value-type="float">
            <text:p>307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1]);&quot; &quot;;&quot;-&quot;);&quot;á&quot;;&quot;a&quot;);&quot;é&quot;;&quot;e&quot;);&quot;í&quot;;&quot;i&quot;);&quot;ó&quot;;&quot;o&quot;);&quot;ú&quot;;&quot;u&quot;)" office:value-type="string" office:string-value="queso-fresco" calcext:value-type="string">
            <text:p>queso-fresco</text:p>
          </table:table-cell>
          <table:table-cell table:style-name="ce12" table:formula="of:=CONCATENATE(&quot;(alimento (id &quot;;[.A11];&quot;) (nombre &quot;;[.V11];&quot;) (grupo &quot;;[.D11];&quot;) (veces &quot;;[.E11];&quot;) (tipo &quot;;[.F11];&quot;)  (racion &quot;;[.K11];&quot;) (kcal &quot;;[.L11];&quot;) (proteinas &quot;;[.M11];&quot;) (grasas &quot;;[.N11];&quot;) (hidratos &quot;;[.O11];&quot;)(grasas-mono &quot;;[.P11];&quot;) (desayuno &quot;;[.Q11];&quot;) (almuerzo &quot;;[.R11];&quot;) (comida &quot;;[.S11];&quot;) (merienda &quot;;[.T11];&quot;) (cena &quot;;[.U11];&quot;))&quot;)" office:value-type="string" office:string-value="(alimento (id 10) (nombre queso-fresco) (grupo 1) (veces 3) (tipo plasticos)  (racion 30) (kcal 307) (proteinas 24) (grasas 23) (hidratos 1)(grasas-mono 0) (desayuno si) (almuerzo si) (comida si) (merienda si) (cena si))" calcext:value-type="string">
            <text:p>(alimento (id 10) (nombre queso-fresco) (grupo 1) (veces 3) (tipo plasticos) <text:s/>(racion 30) (kcal 307) (proteinas 24) (grasas 23) (hidratos 1)(grasas-mono 0) (desayuno si) (almuerzo si) (comida si) (merienda si) (cena si))</text:p>
          </table:table-cell>
          <table:table-cell table:style-name="ce2" table:formula="of:=SUBSTITUTE([.W11];&quot;,&quot;;&quot;.&quot;)" office:value-type="string" office:string-value="(alimento (id 10) (nombre queso-fresco) (grupo 1) (veces 3) (tipo plasticos)  (racion 30) (kcal 307) (proteinas 24) (grasas 23) (hidratos 1)(grasas-mono 0) (desayuno si) (almuerzo si) (comida si) (merienda si) (cena si))" calcext:value-type="string">
            <text:p>(alimento (id 10) (nombre queso-fresco) (grupo 1) (veces 3) (tipo plasticos) <text:s/>(racion 30) (kcal 307) (proteinas 24) (grasas 23) (hidratos 1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Leche y derivados</text:p>
          </table:table-cell>
          <table:table-cell table:style-name="ce3" office:value-type="string" calcext:value-type="string">
            <text:p>Queso fresc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12]*[.L12]/100" office:value-type="float" office:value="55.26" calcext:value-type="float">
            <text:p>55,26</text:p>
          </table:table-cell>
          <table:table-cell table:style-name="ce3" table:formula="of:=[.K12]*[.M12]*4/100" office:value-type="float" office:value="17.28" calcext:value-type="float">
            <text:p>17,28</text:p>
          </table:table-cell>
          <table:table-cell table:style-name="ce3" table:formula="of:=[.K12]*[.O12]*4/100" office:value-type="float" office:value="0.72" calcext:value-type="float">
            <text:p>0,72</text:p>
          </table:table-cell>
          <table:table-cell table:style-name="ce3" table:formula="of:=[.K12]*[.N12]*9/100" office:value-type="float" office:value="37.26" calcext:value-type="float">
            <text:p>37,2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07" calcext:value-type="float">
            <text:p>307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2]);&quot; &quot;;&quot;-&quot;);&quot;á&quot;;&quot;a&quot;);&quot;é&quot;;&quot;e&quot;);&quot;í&quot;;&quot;i&quot;);&quot;ó&quot;;&quot;o&quot;);&quot;ú&quot;;&quot;u&quot;)" office:value-type="string" office:string-value="queso-fresco" calcext:value-type="string">
            <text:p>queso-fresco</text:p>
          </table:table-cell>
          <table:table-cell table:style-name="ce12" table:formula="of:=CONCATENATE(&quot;(alimento (id &quot;;[.A12];&quot;) (nombre &quot;;[.V12];&quot;) (grupo &quot;;[.D12];&quot;) (veces &quot;;[.E12];&quot;) (tipo &quot;;[.F12];&quot;)  (racion &quot;;[.K12];&quot;) (kcal &quot;;[.L12];&quot;) (proteinas &quot;;[.M12];&quot;) (grasas &quot;;[.N12];&quot;) (hidratos &quot;;[.O12];&quot;)(grasas-mono &quot;;[.P12];&quot;) (desayuno &quot;;[.Q12];&quot;) (almuerzo &quot;;[.R12];&quot;) (comida &quot;;[.S12];&quot;) (merienda &quot;;[.T12];&quot;) (cena &quot;;[.U12];&quot;))&quot;)" office:value-type="string" office:string-value="(alimento (id 11) (nombre queso-fresco) (grupo 1) (veces 3) (tipo plasticos)  (racion 18) (kcal 307) (proteinas 24) (grasas 23) (hidratos 1)(grasas-mono 0) (desayuno si) (almuerzo si) (comida si) (merienda si) (cena si))" calcext:value-type="string">
            <text:p>(alimento (id 11) (nombre queso-fresco) (grupo 1) (veces 3) (tipo plasticos) <text:s/>(racion 18) (kcal 307) (proteinas 24) (grasas 23) (hidratos 1)(grasas-mono 0) (desayuno si) (almuerzo si) (comida si) (merienda si) (cena si))</text:p>
          </table:table-cell>
          <table:table-cell table:style-name="ce2" table:formula="of:=SUBSTITUTE([.W12];&quot;,&quot;;&quot;.&quot;)" office:value-type="string" office:string-value="(alimento (id 11) (nombre queso-fresco) (grupo 1) (veces 3) (tipo plasticos)  (racion 18) (kcal 307) (proteinas 24) (grasas 23) (hidratos 1)(grasas-mono 0) (desayuno si) (almuerzo si) (comida si) (merienda si) (cena si))" calcext:value-type="string">
            <text:p>(alimento (id 11) (nombre queso-fresco) (grupo 1) (veces 3) (tipo plasticos) <text:s/>(racion 18) (kcal 307) (proteinas 24) (grasas 23) (hidratos 1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Leche y derivados</text:p>
          </table:table-cell>
          <table:table-cell table:style-name="ce3" office:value-type="string" calcext:value-type="string">
            <text:p>Petit Suisse sabor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13]*[.L13]/100" office:value-type="float" office:value="75.6" calcext:value-type="float">
            <text:p>75,6</text:p>
          </table:table-cell>
          <table:table-cell table:style-name="ce3" table:formula="of:=[.K13]*[.M13]*4/100" office:value-type="float" office:value="13.5" calcext:value-type="float">
            <text:p>13,5</text:p>
          </table:table-cell>
          <table:table-cell table:style-name="ce3" table:formula="of:=[.K13]*[.O13]*4/100" office:value-type="float" office:value="27.9" calcext:value-type="float">
            <text:p>27,9</text:p>
          </table:table-cell>
          <table:table-cell table:style-name="ce3" table:formula="of:=[.K13]*[.N13]*9/100" office:value-type="float" office:value="34.02" calcext:value-type="float">
            <text:p>34,0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68" calcext:value-type="float">
            <text:p>168</text:p>
          </table:table-cell>
          <table:table-cell table:style-name="ce6" office:value-type="float" office:value="7.5" calcext:value-type="float">
            <text:p>7.5</text:p>
          </table:table-cell>
          <table:table-cell table:style-name="ce6" office:value-type="float" office:value="8.4" calcext:value-type="float">
            <text:p>8.4</text:p>
          </table:table-cell>
          <table:table-cell table:style-name="ce6" office:value-type="float" office:value="15.5" calcext:value-type="float">
            <text:p>15.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3]);&quot; &quot;;&quot;-&quot;);&quot;á&quot;;&quot;a&quot;);&quot;é&quot;;&quot;e&quot;);&quot;í&quot;;&quot;i&quot;);&quot;ó&quot;;&quot;o&quot;);&quot;ú&quot;;&quot;u&quot;)" office:value-type="string" office:string-value="petit-suisse-sabores" calcext:value-type="string">
            <text:p>petit-suisse-sabores</text:p>
          </table:table-cell>
          <table:table-cell table:style-name="ce12" table:formula="of:=CONCATENATE(&quot;(alimento (id &quot;;[.A13];&quot;) (nombre &quot;;[.V13];&quot;) (grupo &quot;;[.D13];&quot;) (veces &quot;;[.E13];&quot;) (tipo &quot;;[.F13];&quot;)  (racion &quot;;[.K13];&quot;) (kcal &quot;;[.L13];&quot;) (proteinas &quot;;[.M13];&quot;) (grasas &quot;;[.N13];&quot;) (hidratos &quot;;[.O13];&quot;)(grasas-mono &quot;;[.P13];&quot;) (desayuno &quot;;[.Q13];&quot;) (almuerzo &quot;;[.R13];&quot;) (comida &quot;;[.S13];&quot;) (merienda &quot;;[.T13];&quot;) (cena &quot;;[.U13];&quot;))&quot;)" office:value-type="string" office:string-value="(alimento (id 12) (nombre petit-suisse-sabores) (grupo 1) (veces 5) (tipo plasticos)  (racion 45) (kcal 168) (proteinas 7,5) (grasas 8,4) (hidratos 15,5)(grasas-mono 0) (desayuno si) (almuerzo si) (comida si) (merienda si) (cena si))" calcext:value-type="string">
            <text:p>(alimento (id 12) (nombre petit-suisse-sabores) (grupo 1) (veces 5) (tipo plasticos) <text:s/>(racion 45) (kcal 168) (proteinas 7,5) (grasas 8,4) (hidratos 15,5)(grasas-mono 0) (desayuno si) (almuerzo si) (comida si) (merienda si) (cena si))</text:p>
          </table:table-cell>
          <table:table-cell table:style-name="ce2" table:formula="of:=SUBSTITUTE([.W13];&quot;,&quot;;&quot;.&quot;)" office:value-type="string" office:string-value="(alimento (id 12) (nombre petit-suisse-sabores) (grupo 1) (veces 5) (tipo plasticos)  (racion 45) (kcal 168) (proteinas 7.5) (grasas 8.4) (hidratos 15.5)(grasas-mono 0) (desayuno si) (almuerzo si) (comida si) (merienda si) (cena si))" calcext:value-type="string">
            <text:p>(alimento (id 12) (nombre petit-suisse-sabores) (grupo 1) (veces 5) (tipo plasticos) <text:s/>(racion 45) (kcal 168) (proteinas 7.5) (grasas 8.4) (hidratos 15.5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Leche y derivados</text:p>
          </table:table-cell>
          <table:table-cell table:style-name="ce3" office:value-type="string" calcext:value-type="string">
            <text:p>Petit Suisse sabor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14]*[.L14]/100" office:value-type="float" office:value="151.2" calcext:value-type="float">
            <text:p>151,2</text:p>
          </table:table-cell>
          <table:table-cell table:style-name="ce3" table:formula="of:=[.K14]*[.M14]*4/100" office:value-type="float" office:value="27" calcext:value-type="float">
            <text:p>27</text:p>
          </table:table-cell>
          <table:table-cell table:style-name="ce3" table:formula="of:=[.K14]*[.O14]*4/100" office:value-type="float" office:value="55.8" calcext:value-type="float">
            <text:p>55,8</text:p>
          </table:table-cell>
          <table:table-cell table:style-name="ce3" table:formula="of:=[.K14]*[.N14]*9/100" office:value-type="float" office:value="68.04" calcext:value-type="float">
            <text:p>68,04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68" calcext:value-type="float">
            <text:p>168</text:p>
          </table:table-cell>
          <table:table-cell table:style-name="ce6" office:value-type="float" office:value="7.5" calcext:value-type="float">
            <text:p>7.5</text:p>
          </table:table-cell>
          <table:table-cell table:style-name="ce6" office:value-type="float" office:value="8.4" calcext:value-type="float">
            <text:p>8.4</text:p>
          </table:table-cell>
          <table:table-cell table:style-name="ce6" office:value-type="float" office:value="15.5" calcext:value-type="float">
            <text:p>15.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4]);&quot; &quot;;&quot;-&quot;);&quot;á&quot;;&quot;a&quot;);&quot;é&quot;;&quot;e&quot;);&quot;í&quot;;&quot;i&quot;);&quot;ó&quot;;&quot;o&quot;);&quot;ú&quot;;&quot;u&quot;)" office:value-type="string" office:string-value="petit-suisse-sabores" calcext:value-type="string">
            <text:p>petit-suisse-sabores</text:p>
          </table:table-cell>
          <table:table-cell table:style-name="ce12" table:formula="of:=CONCATENATE(&quot;(alimento (id &quot;;[.A14];&quot;) (nombre &quot;;[.V14];&quot;) (grupo &quot;;[.D14];&quot;) (veces &quot;;[.E14];&quot;) (tipo &quot;;[.F14];&quot;)  (racion &quot;;[.K14];&quot;) (kcal &quot;;[.L14];&quot;) (proteinas &quot;;[.M14];&quot;) (grasas &quot;;[.N14];&quot;) (hidratos &quot;;[.O14];&quot;)(grasas-mono &quot;;[.P14];&quot;) (desayuno &quot;;[.Q14];&quot;) (almuerzo &quot;;[.R14];&quot;) (comida &quot;;[.S14];&quot;) (merienda &quot;;[.T14];&quot;) (cena &quot;;[.U14];&quot;))&quot;)" office:value-type="string" office:string-value="(alimento (id 13) (nombre petit-suisse-sabores) (grupo 1) (veces 5) (tipo plasticos)  (racion 90) (kcal 168) (proteinas 7,5) (grasas 8,4) (hidratos 15,5)(grasas-mono 0) (desayuno si) (almuerzo si) (comida si) (merienda si) (cena si))" calcext:value-type="string">
            <text:p>(alimento (id 13) (nombre petit-suisse-sabores) (grupo 1) (veces 5) (tipo plasticos) <text:s/>(racion 90) (kcal 168) (proteinas 7,5) (grasas 8,4) (hidratos 15,5)(grasas-mono 0) (desayuno si) (almuerzo si) (comida si) (merienda si) (cena si))</text:p>
          </table:table-cell>
          <table:table-cell table:style-name="ce2" table:formula="of:=SUBSTITUTE([.W14];&quot;,&quot;;&quot;.&quot;)" office:value-type="string" office:string-value="(alimento (id 13) (nombre petit-suisse-sabores) (grupo 1) (veces 5) (tipo plasticos)  (racion 90) (kcal 168) (proteinas 7.5) (grasas 8.4) (hidratos 15.5)(grasas-mono 0) (desayuno si) (almuerzo si) (comida si) (merienda si) (cena si))" calcext:value-type="string">
            <text:p>(alimento (id 13) (nombre petit-suisse-sabores) (grupo 1) (veces 5) (tipo plasticos) <text:s/>(racion 90) (kcal 168) (proteinas 7.5) (grasas 8.4) (hidratos 15.5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Leche y derivados</text:p>
          </table:table-cell>
          <table:table-cell table:style-name="ce3" office:value-type="string" calcext:value-type="string">
            <text:p>Petit Suisse sabor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15]*[.L15]/100" office:value-type="float" office:value="100.8" calcext:value-type="float">
            <text:p>100,8</text:p>
          </table:table-cell>
          <table:table-cell table:style-name="ce3" table:formula="of:=[.K15]*[.M15]*4/100" office:value-type="float" office:value="18" calcext:value-type="float">
            <text:p>18</text:p>
          </table:table-cell>
          <table:table-cell table:style-name="ce3" table:formula="of:=[.K15]*[.O15]*4/100" office:value-type="float" office:value="37.2" calcext:value-type="float">
            <text:p>37,2</text:p>
          </table:table-cell>
          <table:table-cell table:style-name="ce3" table:formula="of:=[.K15]*[.N15]*9/100" office:value-type="float" office:value="45.36" calcext:value-type="float">
            <text:p>45,3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68" calcext:value-type="float">
            <text:p>168</text:p>
          </table:table-cell>
          <table:table-cell table:style-name="ce6" office:value-type="float" office:value="7.5" calcext:value-type="float">
            <text:p>7.5</text:p>
          </table:table-cell>
          <table:table-cell table:style-name="ce6" office:value-type="float" office:value="8.4" calcext:value-type="float">
            <text:p>8.4</text:p>
          </table:table-cell>
          <table:table-cell table:style-name="ce6" office:value-type="float" office:value="15.5" calcext:value-type="float">
            <text:p>15.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5]);&quot; &quot;;&quot;-&quot;);&quot;á&quot;;&quot;a&quot;);&quot;é&quot;;&quot;e&quot;);&quot;í&quot;;&quot;i&quot;);&quot;ó&quot;;&quot;o&quot;);&quot;ú&quot;;&quot;u&quot;)" office:value-type="string" office:string-value="petit-suisse-sabores" calcext:value-type="string">
            <text:p>petit-suisse-sabores</text:p>
          </table:table-cell>
          <table:table-cell table:style-name="ce12" table:formula="of:=CONCATENATE(&quot;(alimento (id &quot;;[.A15];&quot;) (nombre &quot;;[.V15];&quot;) (grupo &quot;;[.D15];&quot;) (veces &quot;;[.E15];&quot;) (tipo &quot;;[.F15];&quot;)  (racion &quot;;[.K15];&quot;) (kcal &quot;;[.L15];&quot;) (proteinas &quot;;[.M15];&quot;) (grasas &quot;;[.N15];&quot;) (hidratos &quot;;[.O15];&quot;)(grasas-mono &quot;;[.P15];&quot;) (desayuno &quot;;[.Q15];&quot;) (almuerzo &quot;;[.R15];&quot;) (comida &quot;;[.S15];&quot;) (merienda &quot;;[.T15];&quot;) (cena &quot;;[.U15];&quot;))&quot;)" office:value-type="string" office:string-value="(alimento (id 14) (nombre petit-suisse-sabores) (grupo 1) (veces 5) (tipo plasticos)  (racion 60) (kcal 168) (proteinas 7,5) (grasas 8,4) (hidratos 15,5)(grasas-mono 0) (desayuno si) (almuerzo si) (comida si) (merienda si) (cena si))" calcext:value-type="string">
            <text:p>(alimento (id 14) (nombre petit-suisse-sabores) (grupo 1) (veces 5) (tipo plasticos) <text:s/>(racion 60) (kcal 168) (proteinas 7,5) (grasas 8,4) (hidratos 15,5)(grasas-mono 0) (desayuno si) (almuerzo si) (comida si) (merienda si) (cena si))</text:p>
          </table:table-cell>
          <table:table-cell table:style-name="ce2" table:formula="of:=SUBSTITUTE([.W15];&quot;,&quot;;&quot;.&quot;)" office:value-type="string" office:string-value="(alimento (id 14) (nombre petit-suisse-sabores) (grupo 1) (veces 5) (tipo plasticos)  (racion 60) (kcal 168) (proteinas 7.5) (grasas 8.4) (hidratos 15.5)(grasas-mono 0) (desayuno si) (almuerzo si) (comida si) (merienda si) (cena si))" calcext:value-type="string">
            <text:p>(alimento (id 14) (nombre petit-suisse-sabores) (grupo 1) (veces 5) (tipo plasticos) <text:s/>(racion 60) (kcal 168) (proteinas 7.5) (grasas 8.4) (hidratos 15.5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Leche y derivados</text:p>
          </table:table-cell>
          <table:table-cell table:style-name="ce3" office:value-type="string" calcext:value-type="string">
            <text:p>Petit Suisse sabor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16]*[.L16]/100" office:value-type="float" office:value="134.4" calcext:value-type="float">
            <text:p>134,4</text:p>
          </table:table-cell>
          <table:table-cell table:style-name="ce3" table:formula="of:=[.K16]*[.M16]*4/100" office:value-type="float" office:value="24" calcext:value-type="float">
            <text:p>24</text:p>
          </table:table-cell>
          <table:table-cell table:style-name="ce3" table:formula="of:=[.K16]*[.O16]*4/100" office:value-type="float" office:value="49.6" calcext:value-type="float">
            <text:p>49,6</text:p>
          </table:table-cell>
          <table:table-cell table:style-name="ce3" table:formula="of:=[.K16]*[.N16]*9/100" office:value-type="float" office:value="60.48" calcext:value-type="float">
            <text:p>60,48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68" calcext:value-type="float">
            <text:p>168</text:p>
          </table:table-cell>
          <table:table-cell table:style-name="ce6" office:value-type="float" office:value="7.5" calcext:value-type="float">
            <text:p>7.5</text:p>
          </table:table-cell>
          <table:table-cell table:style-name="ce6" office:value-type="float" office:value="8.4" calcext:value-type="float">
            <text:p>8.4</text:p>
          </table:table-cell>
          <table:table-cell table:style-name="ce6" office:value-type="float" office:value="15.5" calcext:value-type="float">
            <text:p>15.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6]);&quot; &quot;;&quot;-&quot;);&quot;á&quot;;&quot;a&quot;);&quot;é&quot;;&quot;e&quot;);&quot;í&quot;;&quot;i&quot;);&quot;ó&quot;;&quot;o&quot;);&quot;ú&quot;;&quot;u&quot;)" office:value-type="string" office:string-value="petit-suisse-sabores" calcext:value-type="string">
            <text:p>petit-suisse-sabores</text:p>
          </table:table-cell>
          <table:table-cell table:style-name="ce12" table:formula="of:=CONCATENATE(&quot;(alimento (id &quot;;[.A16];&quot;) (nombre &quot;;[.V16];&quot;) (grupo &quot;;[.D16];&quot;) (veces &quot;;[.E16];&quot;) (tipo &quot;;[.F16];&quot;)  (racion &quot;;[.K16];&quot;) (kcal &quot;;[.L16];&quot;) (proteinas &quot;;[.M16];&quot;) (grasas &quot;;[.N16];&quot;) (hidratos &quot;;[.O16];&quot;)(grasas-mono &quot;;[.P16];&quot;) (desayuno &quot;;[.Q16];&quot;) (almuerzo &quot;;[.R16];&quot;) (comida &quot;;[.S16];&quot;) (merienda &quot;;[.T16];&quot;) (cena &quot;;[.U16];&quot;))&quot;)" office:value-type="string" office:string-value="(alimento (id 15) (nombre petit-suisse-sabores) (grupo 1) (veces 5) (tipo plasticos)  (racion 80) (kcal 168) (proteinas 7,5) (grasas 8,4) (hidratos 15,5)(grasas-mono 0) (desayuno si) (almuerzo si) (comida si) (merienda si) (cena si))" calcext:value-type="string">
            <text:p>(alimento (id 15) (nombre petit-suisse-sabores) (grupo 1) (veces 5) (tipo plasticos) <text:s/>(racion 80) (kcal 168) (proteinas 7,5) (grasas 8,4) (hidratos 15,5)(grasas-mono 0) (desayuno si) (almuerzo si) (comida si) (merienda si) (cena si))</text:p>
          </table:table-cell>
          <table:table-cell table:style-name="ce2" table:formula="of:=SUBSTITUTE([.W16];&quot;,&quot;;&quot;.&quot;)" office:value-type="string" office:string-value="(alimento (id 15) (nombre petit-suisse-sabores) (grupo 1) (veces 5) (tipo plasticos)  (racion 80) (kcal 168) (proteinas 7.5) (grasas 8.4) (hidratos 15.5)(grasas-mono 0) (desayuno si) (almuerzo si) (comida si) (merienda si) (cena si))" calcext:value-type="string">
            <text:p>(alimento (id 15) (nombre petit-suisse-sabores) (grupo 1) (veces 5) (tipo plasticos) <text:s/>(racion 80) (kcal 168) (proteinas 7.5) (grasas 8.4) (hidratos 15.5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Leche y derivados</text:p>
          </table:table-cell>
          <table:table-cell table:style-name="ce3" office:value-type="string" calcext:value-type="string">
            <text:p>Requesón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17]*[.L17]/100" office:value-type="float" office:value="72" calcext:value-type="float">
            <text:p>72</text:p>
          </table:table-cell>
          <table:table-cell table:style-name="ce3" table:formula="of:=[.K17]*[.M17]*4/100" office:value-type="float" office:value="40.8" calcext:value-type="float">
            <text:p>40,8</text:p>
          </table:table-cell>
          <table:table-cell table:style-name="ce3" table:formula="of:=[.K17]*[.O17]*4/100" office:value-type="float" office:value="4.2" calcext:value-type="float">
            <text:p>4,2</text:p>
          </table:table-cell>
          <table:table-cell table:style-name="ce3" table:formula="of:=[.K17]*[.N17]*9/100" office:value-type="float" office:value="27" calcext:value-type="float">
            <text:p>27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6" calcext:value-type="float">
            <text:p>96</text:p>
          </table:table-cell>
          <table:table-cell table:style-name="ce6" office:value-type="float" office:value="13.6" calcext:value-type="float">
            <text:p>13.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.4" calcext:value-type="float">
            <text:p>1.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7]);&quot; &quot;;&quot;-&quot;);&quot;á&quot;;&quot;a&quot;);&quot;é&quot;;&quot;e&quot;);&quot;í&quot;;&quot;i&quot;);&quot;ó&quot;;&quot;o&quot;);&quot;ú&quot;;&quot;u&quot;)" office:value-type="string" office:string-value="requeson" calcext:value-type="string">
            <text:p>requeson</text:p>
          </table:table-cell>
          <table:table-cell table:style-name="ce12" table:formula="of:=CONCATENATE(&quot;(alimento (id &quot;;[.A17];&quot;) (nombre &quot;;[.V17];&quot;) (grupo &quot;;[.D17];&quot;) (veces &quot;;[.E17];&quot;) (tipo &quot;;[.F17];&quot;)  (racion &quot;;[.K17];&quot;) (kcal &quot;;[.L17];&quot;) (proteinas &quot;;[.M17];&quot;) (grasas &quot;;[.N17];&quot;) (hidratos &quot;;[.O17];&quot;)(grasas-mono &quot;;[.P17];&quot;) (desayuno &quot;;[.Q17];&quot;) (almuerzo &quot;;[.R17];&quot;) (comida &quot;;[.S17];&quot;) (merienda &quot;;[.T17];&quot;) (cena &quot;;[.U17];&quot;))&quot;)" office:value-type="string" office:string-value="(alimento (id 16) (nombre requeson) (grupo 1) (veces 1) (tipo plasticos)  (racion 75) (kcal 96) (proteinas 13,6) (grasas 4) (hidratos 1,4)(grasas-mono 0) (desayuno si) (almuerzo si) (comida si) (merienda si) (cena si))" calcext:value-type="string">
            <text:p>(alimento (id 16) (nombre requeson) (grupo 1) (veces 1) (tipo plasticos) <text:s/>(racion 75) (kcal 96) (proteinas 13,6) (grasas 4) (hidratos 1,4)(grasas-mono 0) (desayuno si) (almuerzo si) (comida si) (merienda si) (cena si))</text:p>
          </table:table-cell>
          <table:table-cell table:style-name="ce2" table:formula="of:=SUBSTITUTE([.W17];&quot;,&quot;;&quot;.&quot;)" office:value-type="string" office:string-value="(alimento (id 16) (nombre requeson) (grupo 1) (veces 1) (tipo plasticos)  (racion 75) (kcal 96) (proteinas 13.6) (grasas 4) (hidratos 1.4)(grasas-mono 0) (desayuno si) (almuerzo si) (comida si) (merienda si) (cena si))" calcext:value-type="string">
            <text:p>(alimento (id 16) (nombre requeson) (grupo 1) (veces 1) (tipo plasticos) <text:s/>(racion 75) (kcal 96) (proteinas 13.6) (grasas 4) (hidratos 1.4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Leche y derivados</text:p>
          </table:table-cell>
          <table:table-cell table:style-name="ce3" office:value-type="string" calcext:value-type="string">
            <text:p>Requesón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18]*[.L18]/100" office:value-type="float" office:value="24" calcext:value-type="float">
            <text:p>24</text:p>
          </table:table-cell>
          <table:table-cell table:style-name="ce3" table:formula="of:=[.K18]*[.M18]*4/100" office:value-type="float" office:value="13.6" calcext:value-type="float">
            <text:p>13,6</text:p>
          </table:table-cell>
          <table:table-cell table:style-name="ce3" table:formula="of:=[.K18]*[.O18]*4/100" office:value-type="float" office:value="1.4" calcext:value-type="float">
            <text:p>1,4</text:p>
          </table:table-cell>
          <table:table-cell table:style-name="ce3" table:formula="of:=[.K18]*[.N18]*9/100" office:value-type="float" office:value="9" calcext:value-type="float">
            <text:p>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6" calcext:value-type="float">
            <text:p>96</text:p>
          </table:table-cell>
          <table:table-cell table:style-name="ce6" office:value-type="float" office:value="13.6" calcext:value-type="float">
            <text:p>13.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.4" calcext:value-type="float">
            <text:p>1.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8]);&quot; &quot;;&quot;-&quot;);&quot;á&quot;;&quot;a&quot;);&quot;é&quot;;&quot;e&quot;);&quot;í&quot;;&quot;i&quot;);&quot;ó&quot;;&quot;o&quot;);&quot;ú&quot;;&quot;u&quot;)" office:value-type="string" office:string-value="requeson" calcext:value-type="string">
            <text:p>requeson</text:p>
          </table:table-cell>
          <table:table-cell table:style-name="ce12" table:formula="of:=CONCATENATE(&quot;(alimento (id &quot;;[.A18];&quot;) (nombre &quot;;[.V18];&quot;) (grupo &quot;;[.D18];&quot;) (veces &quot;;[.E18];&quot;) (tipo &quot;;[.F18];&quot;)  (racion &quot;;[.K18];&quot;) (kcal &quot;;[.L18];&quot;) (proteinas &quot;;[.M18];&quot;) (grasas &quot;;[.N18];&quot;) (hidratos &quot;;[.O18];&quot;)(grasas-mono &quot;;[.P18];&quot;) (desayuno &quot;;[.Q18];&quot;) (almuerzo &quot;;[.R18];&quot;) (comida &quot;;[.S18];&quot;) (merienda &quot;;[.T18];&quot;) (cena &quot;;[.U18];&quot;))&quot;)" office:value-type="string" office:string-value="(alimento (id 17) (nombre requeson) (grupo 1) (veces 1) (tipo plasticos)  (racion 25) (kcal 96) (proteinas 13,6) (grasas 4) (hidratos 1,4)(grasas-mono 0) (desayuno si) (almuerzo si) (comida si) (merienda si) (cena si))" calcext:value-type="string">
            <text:p>(alimento (id 17) (nombre requeson) (grupo 1) (veces 1) (tipo plasticos) <text:s/>(racion 25) (kcal 96) (proteinas 13,6) (grasas 4) (hidratos 1,4)(grasas-mono 0) (desayuno si) (almuerzo si) (comida si) (merienda si) (cena si))</text:p>
          </table:table-cell>
          <table:table-cell table:style-name="ce2" table:formula="of:=SUBSTITUTE([.W18];&quot;,&quot;;&quot;.&quot;)" office:value-type="string" office:string-value="(alimento (id 17) (nombre requeson) (grupo 1) (veces 1) (tipo plasticos)  (racion 25) (kcal 96) (proteinas 13.6) (grasas 4) (hidratos 1.4)(grasas-mono 0) (desayuno si) (almuerzo si) (comida si) (merienda si) (cena si))" calcext:value-type="string">
            <text:p>(alimento (id 17) (nombre requeson) (grupo 1) (veces 1) (tipo plasticos) <text:s/>(racion 25) (kcal 96) (proteinas 13.6) (grasas 4) (hidratos 1.4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Leche y derivados</text:p>
          </table:table-cell>
          <table:table-cell table:style-name="ce3" office:value-type="string" calcext:value-type="string">
            <text:p>Requesón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19]*[.L19]/100" office:value-type="float" office:value="120" calcext:value-type="float">
            <text:p>120</text:p>
          </table:table-cell>
          <table:table-cell table:style-name="ce3" table:formula="of:=[.K19]*[.M19]*4/100" office:value-type="float" office:value="68" calcext:value-type="float">
            <text:p>68</text:p>
          </table:table-cell>
          <table:table-cell table:style-name="ce3" table:formula="of:=[.K19]*[.O19]*4/100" office:value-type="float" office:value="7" calcext:value-type="float">
            <text:p>7</text:p>
          </table:table-cell>
          <table:table-cell table:style-name="ce3" table:formula="of:=[.K19]*[.N19]*9/100" office:value-type="float" office:value="45" calcext:value-type="float">
            <text:p>4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96" calcext:value-type="float">
            <text:p>96</text:p>
          </table:table-cell>
          <table:table-cell table:style-name="ce6" office:value-type="float" office:value="13.6" calcext:value-type="float">
            <text:p>13.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.4" calcext:value-type="float">
            <text:p>1.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9]);&quot; &quot;;&quot;-&quot;);&quot;á&quot;;&quot;a&quot;);&quot;é&quot;;&quot;e&quot;);&quot;í&quot;;&quot;i&quot;);&quot;ó&quot;;&quot;o&quot;);&quot;ú&quot;;&quot;u&quot;)" office:value-type="string" office:string-value="requeson" calcext:value-type="string">
            <text:p>requeson</text:p>
          </table:table-cell>
          <table:table-cell table:style-name="ce12" table:formula="of:=CONCATENATE(&quot;(alimento (id &quot;;[.A19];&quot;) (nombre &quot;;[.V19];&quot;) (grupo &quot;;[.D19];&quot;) (veces &quot;;[.E19];&quot;) (tipo &quot;;[.F19];&quot;)  (racion &quot;;[.K19];&quot;) (kcal &quot;;[.L19];&quot;) (proteinas &quot;;[.M19];&quot;) (grasas &quot;;[.N19];&quot;) (hidratos &quot;;[.O19];&quot;)(grasas-mono &quot;;[.P19];&quot;) (desayuno &quot;;[.Q19];&quot;) (almuerzo &quot;;[.R19];&quot;) (comida &quot;;[.S19];&quot;) (merienda &quot;;[.T19];&quot;) (cena &quot;;[.U19];&quot;))&quot;)" office:value-type="string" office:string-value="(alimento (id 18) (nombre requeson) (grupo 1) (veces 1) (tipo plasticos)  (racion 125) (kcal 96) (proteinas 13,6) (grasas 4) (hidratos 1,4)(grasas-mono 0) (desayuno si) (almuerzo si) (comida si) (merienda si) (cena si))" calcext:value-type="string">
            <text:p>(alimento (id 18) (nombre requeson) (grupo 1) (veces 1) (tipo plasticos) <text:s/>(racion 125) (kcal 96) (proteinas 13,6) (grasas 4) (hidratos 1,4)(grasas-mono 0) (desayuno si) (almuerzo si) (comida si) (merienda si) (cena si))</text:p>
          </table:table-cell>
          <table:table-cell table:style-name="ce2" table:formula="of:=SUBSTITUTE([.W19];&quot;,&quot;;&quot;.&quot;)" office:value-type="string" office:string-value="(alimento (id 18) (nombre requeson) (grupo 1) (veces 1) (tipo plasticos)  (racion 125) (kcal 96) (proteinas 13.6) (grasas 4) (hidratos 1.4)(grasas-mono 0) (desayuno si) (almuerzo si) (comida si) (merienda si) (cena si))" calcext:value-type="string">
            <text:p>(alimento (id 18) (nombre requeson) (grupo 1) (veces 1) (tipo plasticos) <text:s/>(racion 125) (kcal 96) (proteinas 13.6) (grasas 4) (hidratos 1.4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Leche y derivados</text:p>
          </table:table-cell>
          <table:table-cell table:style-name="ce3" office:value-type="string" calcext:value-type="string">
            <text:p>Requesón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20]*[.L20]/100" office:value-type="float" office:value="48" calcext:value-type="float">
            <text:p>48</text:p>
          </table:table-cell>
          <table:table-cell table:style-name="ce3" table:formula="of:=[.K20]*[.M20]*4/100" office:value-type="float" office:value="27.2" calcext:value-type="float">
            <text:p>27,2</text:p>
          </table:table-cell>
          <table:table-cell table:style-name="ce3" table:formula="of:=[.K20]*[.O20]*4/100" office:value-type="float" office:value="2.8" calcext:value-type="float">
            <text:p>2,8</text:p>
          </table:table-cell>
          <table:table-cell table:style-name="ce3" table:formula="of:=[.K20]*[.N20]*9/100" office:value-type="float" office:value="18" calcext:value-type="float">
            <text:p>1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96" calcext:value-type="float">
            <text:p>96</text:p>
          </table:table-cell>
          <table:table-cell table:style-name="ce6" office:value-type="float" office:value="13.6" calcext:value-type="float">
            <text:p>13.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.4" calcext:value-type="float">
            <text:p>1.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0]);&quot; &quot;;&quot;-&quot;);&quot;á&quot;;&quot;a&quot;);&quot;é&quot;;&quot;e&quot;);&quot;í&quot;;&quot;i&quot;);&quot;ó&quot;;&quot;o&quot;);&quot;ú&quot;;&quot;u&quot;)" office:value-type="string" office:string-value="requeson" calcext:value-type="string">
            <text:p>requeson</text:p>
          </table:table-cell>
          <table:table-cell table:style-name="ce12" table:formula="of:=CONCATENATE(&quot;(alimento (id &quot;;[.A20];&quot;) (nombre &quot;;[.V20];&quot;) (grupo &quot;;[.D20];&quot;) (veces &quot;;[.E20];&quot;) (tipo &quot;;[.F20];&quot;)  (racion &quot;;[.K20];&quot;) (kcal &quot;;[.L20];&quot;) (proteinas &quot;;[.M20];&quot;) (grasas &quot;;[.N20];&quot;) (hidratos &quot;;[.O20];&quot;)(grasas-mono &quot;;[.P20];&quot;) (desayuno &quot;;[.Q20];&quot;) (almuerzo &quot;;[.R20];&quot;) (comida &quot;;[.S20];&quot;) (merienda &quot;;[.T20];&quot;) (cena &quot;;[.U20];&quot;))&quot;)" office:value-type="string" office:string-value="(alimento (id 19) (nombre requeson) (grupo 1) (veces 1) (tipo plasticos)  (racion 50) (kcal 96) (proteinas 13,6) (grasas 4) (hidratos 1,4)(grasas-mono 0) (desayuno si) (almuerzo si) (comida si) (merienda si) (cena si))" calcext:value-type="string">
            <text:p>(alimento (id 19) (nombre requeson) (grupo 1) (veces 1) (tipo plasticos) <text:s/>(racion 50) (kcal 96) (proteinas 13,6) (grasas 4) (hidratos 1,4)(grasas-mono 0) (desayuno si) (almuerzo si) (comida si) (merienda si) (cena si))</text:p>
          </table:table-cell>
          <table:table-cell table:style-name="ce2" table:formula="of:=SUBSTITUTE([.W20];&quot;,&quot;;&quot;.&quot;)" office:value-type="string" office:string-value="(alimento (id 19) (nombre requeson) (grupo 1) (veces 1) (tipo plasticos)  (racion 50) (kcal 96) (proteinas 13.6) (grasas 4) (hidratos 1.4)(grasas-mono 0) (desayuno si) (almuerzo si) (comida si) (merienda si) (cena si))" calcext:value-type="string">
            <text:p>(alimento (id 19) (nombre requeson) (grupo 1) (veces 1) (tipo plasticos) <text:s/>(racion 50) (kcal 96) (proteinas 13.6) (grasas 4) (hidratos 1.4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Leche y derivados</text:p>
          </table:table-cell>
          <table:table-cell table:style-name="ce3" office:value-type="string" calcext:value-type="string">
            <text:p>Requesón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21]*[.L21]/100" office:value-type="float" office:value="96" calcext:value-type="float">
            <text:p>96</text:p>
          </table:table-cell>
          <table:table-cell table:style-name="ce3" table:formula="of:=[.K21]*[.M21]*4/100" office:value-type="float" office:value="54.4" calcext:value-type="float">
            <text:p>54,4</text:p>
          </table:table-cell>
          <table:table-cell table:style-name="ce3" table:formula="of:=[.K21]*[.O21]*4/100" office:value-type="float" office:value="5.6" calcext:value-type="float">
            <text:p>5,6</text:p>
          </table:table-cell>
          <table:table-cell table:style-name="ce3" table:formula="of:=[.K21]*[.N21]*9/100" office:value-type="float" office:value="36" calcext:value-type="float">
            <text:p>3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96" calcext:value-type="float">
            <text:p>96</text:p>
          </table:table-cell>
          <table:table-cell table:style-name="ce6" office:value-type="float" office:value="13.6" calcext:value-type="float">
            <text:p>13.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.4" calcext:value-type="float">
            <text:p>1.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1]);&quot; &quot;;&quot;-&quot;);&quot;á&quot;;&quot;a&quot;);&quot;é&quot;;&quot;e&quot;);&quot;í&quot;;&quot;i&quot;);&quot;ó&quot;;&quot;o&quot;);&quot;ú&quot;;&quot;u&quot;)" office:value-type="string" office:string-value="requeson" calcext:value-type="string">
            <text:p>requeson</text:p>
          </table:table-cell>
          <table:table-cell table:style-name="ce12" table:formula="of:=CONCATENATE(&quot;(alimento (id &quot;;[.A21];&quot;) (nombre &quot;;[.V21];&quot;) (grupo &quot;;[.D21];&quot;) (veces &quot;;[.E21];&quot;) (tipo &quot;;[.F21];&quot;)  (racion &quot;;[.K21];&quot;) (kcal &quot;;[.L21];&quot;) (proteinas &quot;;[.M21];&quot;) (grasas &quot;;[.N21];&quot;) (hidratos &quot;;[.O21];&quot;)(grasas-mono &quot;;[.P21];&quot;) (desayuno &quot;;[.Q21];&quot;) (almuerzo &quot;;[.R21];&quot;) (comida &quot;;[.S21];&quot;) (merienda &quot;;[.T21];&quot;) (cena &quot;;[.U21];&quot;))&quot;)" office:value-type="string" office:string-value="(alimento (id 20) (nombre requeson) (grupo 1) (veces 1) (tipo plasticos)  (racion 100) (kcal 96) (proteinas 13,6) (grasas 4) (hidratos 1,4)(grasas-mono 0) (desayuno si) (almuerzo si) (comida si) (merienda si) (cena si))" calcext:value-type="string">
            <text:p>(alimento (id 20) (nombre requeson) (grupo 1) (veces 1) (tipo plasticos) <text:s/>(racion 100) (kcal 96) (proteinas 13,6) (grasas 4) (hidratos 1,4)(grasas-mono 0) (desayuno si) (almuerzo si) (comida si) (merienda si) (cena si))</text:p>
          </table:table-cell>
          <table:table-cell table:style-name="ce2" table:formula="of:=SUBSTITUTE([.W21];&quot;,&quot;;&quot;.&quot;)" office:value-type="string" office:string-value="(alimento (id 20) (nombre requeson) (grupo 1) (veces 1) (tipo plasticos)  (racion 100) (kcal 96) (proteinas 13.6) (grasas 4) (hidratos 1.4)(grasas-mono 0) (desayuno si) (almuerzo si) (comida si) (merienda si) (cena si))" calcext:value-type="string">
            <text:p>(alimento (id 20) (nombre requeson) (grupo 1) (veces 1) (tipo plasticos) <text:s/>(racion 100) (kcal 96) (proteinas 13.6) (grasas 4) (hidratos 1.4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Leche y derivados</text:p>
          </table:table-cell>
          <table:table-cell table:style-name="ce3" office:value-type="string" calcext:value-type="string">
            <text:p>Requesón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22]*[.L22]/100" office:value-type="float" office:value="14.4" calcext:value-type="float">
            <text:p>14,4</text:p>
          </table:table-cell>
          <table:table-cell table:style-name="ce3" table:formula="of:=[.K22]*[.M22]*4/100" office:value-type="float" office:value="8.16" calcext:value-type="float">
            <text:p>8,16</text:p>
          </table:table-cell>
          <table:table-cell table:style-name="ce3" table:formula="of:=[.K22]*[.O22]*4/100" office:value-type="float" office:value="0.84" calcext:value-type="float">
            <text:p>0,84</text:p>
          </table:table-cell>
          <table:table-cell table:style-name="ce3" table:formula="of:=[.K22]*[.N22]*9/100" office:value-type="float" office:value="5.4" calcext:value-type="float">
            <text:p>5,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6" calcext:value-type="float">
            <text:p>96</text:p>
          </table:table-cell>
          <table:table-cell table:style-name="ce6" office:value-type="float" office:value="13.6" calcext:value-type="float">
            <text:p>13.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.4" calcext:value-type="float">
            <text:p>1.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2]);&quot; &quot;;&quot;-&quot;);&quot;á&quot;;&quot;a&quot;);&quot;é&quot;;&quot;e&quot;);&quot;í&quot;;&quot;i&quot;);&quot;ó&quot;;&quot;o&quot;);&quot;ú&quot;;&quot;u&quot;)" office:value-type="string" office:string-value="requeson" calcext:value-type="string">
            <text:p>requeson</text:p>
          </table:table-cell>
          <table:table-cell table:style-name="ce12" table:formula="of:=CONCATENATE(&quot;(alimento (id &quot;;[.A22];&quot;) (nombre &quot;;[.V22];&quot;) (grupo &quot;;[.D22];&quot;) (veces &quot;;[.E22];&quot;) (tipo &quot;;[.F22];&quot;)  (racion &quot;;[.K22];&quot;) (kcal &quot;;[.L22];&quot;) (proteinas &quot;;[.M22];&quot;) (grasas &quot;;[.N22];&quot;) (hidratos &quot;;[.O22];&quot;)(grasas-mono &quot;;[.P22];&quot;) (desayuno &quot;;[.Q22];&quot;) (almuerzo &quot;;[.R22];&quot;) (comida &quot;;[.S22];&quot;) (merienda &quot;;[.T22];&quot;) (cena &quot;;[.U22];&quot;))&quot;)" office:value-type="string" office:string-value="(alimento (id 21) (nombre requeson) (grupo 1) (veces 1) (tipo plasticos)  (racion 15) (kcal 96) (proteinas 13,6) (grasas 4) (hidratos 1,4)(grasas-mono 0) (desayuno si) (almuerzo si) (comida si) (merienda si) (cena si))" calcext:value-type="string">
            <text:p>(alimento (id 21) (nombre requeson) (grupo 1) (veces 1) (tipo plasticos) <text:s/>(racion 15) (kcal 96) (proteinas 13,6) (grasas 4) (hidratos 1,4)(grasas-mono 0) (desayuno si) (almuerzo si) (comida si) (merienda si) (cena si))</text:p>
          </table:table-cell>
          <table:table-cell table:style-name="ce2" table:formula="of:=SUBSTITUTE([.W22];&quot;,&quot;;&quot;.&quot;)" office:value-type="string" office:string-value="(alimento (id 21) (nombre requeson) (grupo 1) (veces 1) (tipo plasticos)  (racion 15) (kcal 96) (proteinas 13.6) (grasas 4) (hidratos 1.4)(grasas-mono 0) (desayuno si) (almuerzo si) (comida si) (merienda si) (cena si))" calcext:value-type="string">
            <text:p>(alimento (id 21) (nombre requeson) (grupo 1) (veces 1) (tipo plasticos) <text:s/>(racion 15) (kcal 96) (proteinas 13.6) (grasas 4) (hidratos 1.4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Leche y derivados</text:p>
          </table:table-cell>
          <table:table-cell table:style-name="ce3" office:value-type="string" calcext:value-type="string">
            <text:p>Queso Philadelphia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23]*[.L23]/100" office:value-type="float" office:value="20" calcext:value-type="float">
            <text:p>20</text:p>
          </table:table-cell>
          <table:table-cell table:style-name="ce3" table:formula="of:=[.K23]*[.M23]*4/100" office:value-type="float" office:value="4" calcext:value-type="float">
            <text:p>4</text:p>
          </table:table-cell>
          <table:table-cell table:style-name="ce3" table:formula="of:=[.K23]*[.O23]*4/100" office:value-type="float" office:value="2.64" calcext:value-type="float">
            <text:p>2,64</text:p>
          </table:table-cell>
          <table:table-cell table:style-name="ce3" table:formula="of:=[.K23]*[.N23]*9/100" office:value-type="float" office:value="14.94" calcext:value-type="float">
            <text:p>14,9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0" calcext:value-type="float">
            <text:p>20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6.6" calcext:value-type="float">
            <text:p>16.6</text:p>
          </table:table-cell>
          <table:table-cell table:style-name="ce6" office:value-type="float" office:value="6.6" calcext:value-type="float">
            <text:p>6.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3]);&quot; &quot;;&quot;-&quot;);&quot;á&quot;;&quot;a&quot;);&quot;é&quot;;&quot;e&quot;);&quot;í&quot;;&quot;i&quot;);&quot;ó&quot;;&quot;o&quot;);&quot;ú&quot;;&quot;u&quot;)" office:value-type="string" office:string-value="queso-philadelphia" calcext:value-type="string">
            <text:p>queso-philadelphia</text:p>
          </table:table-cell>
          <table:table-cell table:style-name="ce12" table:formula="of:=CONCATENATE(&quot;(alimento (id &quot;;[.A23];&quot;) (nombre &quot;;[.V23];&quot;) (grupo &quot;;[.D23];&quot;) (veces &quot;;[.E23];&quot;) (tipo &quot;;[.F23];&quot;)  (racion &quot;;[.K23];&quot;) (kcal &quot;;[.L23];&quot;) (proteinas &quot;;[.M23];&quot;) (grasas &quot;;[.N23];&quot;) (hidratos &quot;;[.O23];&quot;)(grasas-mono &quot;;[.P23];&quot;) (desayuno &quot;;[.Q23];&quot;) (almuerzo &quot;;[.R23];&quot;) (comida &quot;;[.S23];&quot;) (merienda &quot;;[.T23];&quot;) (cena &quot;;[.U23];&quot;))&quot;)" office:value-type="string" office:string-value="(alimento (id 22) (nombre queso-philadelphia) (grupo 1) (veces 1) (tipo plasticos)  (racion 10) (kcal 200) (proteinas 10) (grasas 16,6) (hidratos 6,6)(grasas-mono 0) (desayuno si) (almuerzo si) (comida si) (merienda si) (cena si))" calcext:value-type="string">
            <text:p>(alimento (id 22) (nombre queso-philadelphia) (grupo 1) (veces 1) (tipo plasticos) <text:s/>(racion 10) (kcal 200) (proteinas 10) (grasas 16,6) (hidratos 6,6)(grasas-mono 0) (desayuno si) (almuerzo si) (comida si) (merienda si) (cena si))</text:p>
          </table:table-cell>
          <table:table-cell table:style-name="ce2" table:formula="of:=SUBSTITUTE([.W23];&quot;,&quot;;&quot;.&quot;)" office:value-type="string" office:string-value="(alimento (id 22) (nombre queso-philadelphia) (grupo 1) (veces 1) (tipo plasticos)  (racion 10) (kcal 200) (proteinas 10) (grasas 16.6) (hidratos 6.6)(grasas-mono 0) (desayuno si) (almuerzo si) (comida si) (merienda si) (cena si))" calcext:value-type="string">
            <text:p>(alimento (id 22) (nombre queso-philadelphia) (grupo 1) (veces 1) (tipo plasticos) <text:s/>(racion 10) (kcal 200) (proteinas 10) (grasas 16.6) (hidratos 6.6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Leche y derivados</text:p>
          </table:table-cell>
          <table:table-cell table:style-name="ce3" office:value-type="string" calcext:value-type="string">
            <text:p>Queso Philadelphia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24]*[.L24]/100" office:value-type="float" office:value="100" calcext:value-type="float">
            <text:p>100</text:p>
          </table:table-cell>
          <table:table-cell table:style-name="ce3" table:formula="of:=[.K24]*[.M24]*4/100" office:value-type="float" office:value="20" calcext:value-type="float">
            <text:p>20</text:p>
          </table:table-cell>
          <table:table-cell table:style-name="ce3" table:formula="of:=[.K24]*[.O24]*4/100" office:value-type="float" office:value="13.2" calcext:value-type="float">
            <text:p>13,2</text:p>
          </table:table-cell>
          <table:table-cell table:style-name="ce3" table:formula="of:=[.K24]*[.N24]*9/100" office:value-type="float" office:value="74.7" calcext:value-type="float">
            <text:p>74,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00" calcext:value-type="float">
            <text:p>20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6.6" calcext:value-type="float">
            <text:p>16.6</text:p>
          </table:table-cell>
          <table:table-cell table:style-name="ce6" office:value-type="float" office:value="6.6" calcext:value-type="float">
            <text:p>6.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4]);&quot; &quot;;&quot;-&quot;);&quot;á&quot;;&quot;a&quot;);&quot;é&quot;;&quot;e&quot;);&quot;í&quot;;&quot;i&quot;);&quot;ó&quot;;&quot;o&quot;);&quot;ú&quot;;&quot;u&quot;)" office:value-type="string" office:string-value="queso-philadelphia" calcext:value-type="string">
            <text:p>queso-philadelphia</text:p>
          </table:table-cell>
          <table:table-cell table:style-name="ce12" table:formula="of:=CONCATENATE(&quot;(alimento (id &quot;;[.A24];&quot;) (nombre &quot;;[.V24];&quot;) (grupo &quot;;[.D24];&quot;) (veces &quot;;[.E24];&quot;) (tipo &quot;;[.F24];&quot;)  (racion &quot;;[.K24];&quot;) (kcal &quot;;[.L24];&quot;) (proteinas &quot;;[.M24];&quot;) (grasas &quot;;[.N24];&quot;) (hidratos &quot;;[.O24];&quot;)(grasas-mono &quot;;[.P24];&quot;) (desayuno &quot;;[.Q24];&quot;) (almuerzo &quot;;[.R24];&quot;) (comida &quot;;[.S24];&quot;) (merienda &quot;;[.T24];&quot;) (cena &quot;;[.U24];&quot;))&quot;)" office:value-type="string" office:string-value="(alimento (id 23) (nombre queso-philadelphia) (grupo 1) (veces 1) (tipo plasticos)  (racion 50) (kcal 200) (proteinas 10) (grasas 16,6) (hidratos 6,6)(grasas-mono 0) (desayuno si) (almuerzo si) (comida si) (merienda si) (cena si))" calcext:value-type="string">
            <text:p>(alimento (id 23) (nombre queso-philadelphia) (grupo 1) (veces 1) (tipo plasticos) <text:s/>(racion 50) (kcal 200) (proteinas 10) (grasas 16,6) (hidratos 6,6)(grasas-mono 0) (desayuno si) (almuerzo si) (comida si) (merienda si) (cena si))</text:p>
          </table:table-cell>
          <table:table-cell table:style-name="ce2" table:formula="of:=SUBSTITUTE([.W24];&quot;,&quot;;&quot;.&quot;)" office:value-type="string" office:string-value="(alimento (id 23) (nombre queso-philadelphia) (grupo 1) (veces 1) (tipo plasticos)  (racion 50) (kcal 200) (proteinas 10) (grasas 16.6) (hidratos 6.6)(grasas-mono 0) (desayuno si) (almuerzo si) (comida si) (merienda si) (cena si))" calcext:value-type="string">
            <text:p>(alimento (id 23) (nombre queso-philadelphia) (grupo 1) (veces 1) (tipo plasticos) <text:s/>(racion 50) (kcal 200) (proteinas 10) (grasas 16.6) (hidratos 6.6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Leche y derivados</text:p>
          </table:table-cell>
          <table:table-cell table:style-name="ce3" office:value-type="string" calcext:value-type="string">
            <text:p>Queso Philadelphia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25]*[.L25]/100" office:value-type="float" office:value="80" calcext:value-type="float">
            <text:p>80</text:p>
          </table:table-cell>
          <table:table-cell table:style-name="ce3" table:formula="of:=[.K25]*[.M25]*4/100" office:value-type="float" office:value="16" calcext:value-type="float">
            <text:p>16</text:p>
          </table:table-cell>
          <table:table-cell table:style-name="ce3" table:formula="of:=[.K25]*[.O25]*4/100" office:value-type="float" office:value="10.56" calcext:value-type="float">
            <text:p>10,56</text:p>
          </table:table-cell>
          <table:table-cell table:style-name="ce3" table:formula="of:=[.K25]*[.N25]*9/100" office:value-type="float" office:value="59.76" calcext:value-type="float">
            <text:p>59,7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6.6" calcext:value-type="float">
            <text:p>16.6</text:p>
          </table:table-cell>
          <table:table-cell table:style-name="ce6" office:value-type="float" office:value="6.6" calcext:value-type="float">
            <text:p>6.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5]);&quot; &quot;;&quot;-&quot;);&quot;á&quot;;&quot;a&quot;);&quot;é&quot;;&quot;e&quot;);&quot;í&quot;;&quot;i&quot;);&quot;ó&quot;;&quot;o&quot;);&quot;ú&quot;;&quot;u&quot;)" office:value-type="string" office:string-value="queso-philadelphia" calcext:value-type="string">
            <text:p>queso-philadelphia</text:p>
          </table:table-cell>
          <table:table-cell table:style-name="ce12" table:formula="of:=CONCATENATE(&quot;(alimento (id &quot;;[.A25];&quot;) (nombre &quot;;[.V25];&quot;) (grupo &quot;;[.D25];&quot;) (veces &quot;;[.E25];&quot;) (tipo &quot;;[.F25];&quot;)  (racion &quot;;[.K25];&quot;) (kcal &quot;;[.L25];&quot;) (proteinas &quot;;[.M25];&quot;) (grasas &quot;;[.N25];&quot;) (hidratos &quot;;[.O25];&quot;)(grasas-mono &quot;;[.P25];&quot;) (desayuno &quot;;[.Q25];&quot;) (almuerzo &quot;;[.R25];&quot;) (comida &quot;;[.S25];&quot;) (merienda &quot;;[.T25];&quot;) (cena &quot;;[.U25];&quot;))&quot;)" office:value-type="string" office:string-value="(alimento (id 24) (nombre queso-philadelphia) (grupo 1) (veces 1) (tipo plasticos)  (racion 40) (kcal 200) (proteinas 10) (grasas 16,6) (hidratos 6,6)(grasas-mono 0) (desayuno si) (almuerzo si) (comida si) (merienda si) (cena si))" calcext:value-type="string">
            <text:p>(alimento (id 24) (nombre queso-philadelphia) (grupo 1) (veces 1) (tipo plasticos) <text:s/>(racion 40) (kcal 200) (proteinas 10) (grasas 16,6) (hidratos 6,6)(grasas-mono 0) (desayuno si) (almuerzo si) (comida si) (merienda si) (cena si))</text:p>
          </table:table-cell>
          <table:table-cell table:style-name="ce2" table:formula="of:=SUBSTITUTE([.W25];&quot;,&quot;;&quot;.&quot;)" office:value-type="string" office:string-value="(alimento (id 24) (nombre queso-philadelphia) (grupo 1) (veces 1) (tipo plasticos)  (racion 40) (kcal 200) (proteinas 10) (grasas 16.6) (hidratos 6.6)(grasas-mono 0) (desayuno si) (almuerzo si) (comida si) (merienda si) (cena si))" calcext:value-type="string">
            <text:p>(alimento (id 24) (nombre queso-philadelphia) (grupo 1) (veces 1) (tipo plasticos) <text:s/>(racion 40) (kcal 200) (proteinas 10) (grasas 16.6) (hidratos 6.6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Leche y derivados</text:p>
          </table:table-cell>
          <table:table-cell table:style-name="ce3" office:value-type="string" calcext:value-type="string">
            <text:p>Queso Philadelphia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26]*[.L26]/100" office:value-type="float" office:value="60" calcext:value-type="float">
            <text:p>60</text:p>
          </table:table-cell>
          <table:table-cell table:style-name="ce3" table:formula="of:=[.K26]*[.M26]*4/100" office:value-type="float" office:value="12" calcext:value-type="float">
            <text:p>12</text:p>
          </table:table-cell>
          <table:table-cell table:style-name="ce3" table:formula="of:=[.K26]*[.O26]*4/100" office:value-type="float" office:value="7.92" calcext:value-type="float">
            <text:p>7,92</text:p>
          </table:table-cell>
          <table:table-cell table:style-name="ce3" table:formula="of:=[.K26]*[.N26]*9/100" office:value-type="float" office:value="44.82" calcext:value-type="float">
            <text:p>44,8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0" calcext:value-type="float">
            <text:p>20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6.6" calcext:value-type="float">
            <text:p>16.6</text:p>
          </table:table-cell>
          <table:table-cell table:style-name="ce6" office:value-type="float" office:value="6.6" calcext:value-type="float">
            <text:p>6.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6]);&quot; &quot;;&quot;-&quot;);&quot;á&quot;;&quot;a&quot;);&quot;é&quot;;&quot;e&quot;);&quot;í&quot;;&quot;i&quot;);&quot;ó&quot;;&quot;o&quot;);&quot;ú&quot;;&quot;u&quot;)" office:value-type="string" office:string-value="queso-philadelphia" calcext:value-type="string">
            <text:p>queso-philadelphia</text:p>
          </table:table-cell>
          <table:table-cell table:style-name="ce12" table:formula="of:=CONCATENATE(&quot;(alimento (id &quot;;[.A26];&quot;) (nombre &quot;;[.V26];&quot;) (grupo &quot;;[.D26];&quot;) (veces &quot;;[.E26];&quot;) (tipo &quot;;[.F26];&quot;)  (racion &quot;;[.K26];&quot;) (kcal &quot;;[.L26];&quot;) (proteinas &quot;;[.M26];&quot;) (grasas &quot;;[.N26];&quot;) (hidratos &quot;;[.O26];&quot;)(grasas-mono &quot;;[.P26];&quot;) (desayuno &quot;;[.Q26];&quot;) (almuerzo &quot;;[.R26];&quot;) (comida &quot;;[.S26];&quot;) (merienda &quot;;[.T26];&quot;) (cena &quot;;[.U26];&quot;))&quot;)" office:value-type="string" office:string-value="(alimento (id 25) (nombre queso-philadelphia) (grupo 1) (veces 1) (tipo plasticos)  (racion 30) (kcal 200) (proteinas 10) (grasas 16,6) (hidratos 6,6)(grasas-mono 0) (desayuno si) (almuerzo si) (comida si) (merienda si) (cena si))" calcext:value-type="string">
            <text:p>(alimento (id 25) (nombre queso-philadelphia) (grupo 1) (veces 1) (tipo plasticos) <text:s/>(racion 30) (kcal 200) (proteinas 10) (grasas 16,6) (hidratos 6,6)(grasas-mono 0) (desayuno si) (almuerzo si) (comida si) (merienda si) (cena si))</text:p>
          </table:table-cell>
          <table:table-cell table:style-name="ce2" table:formula="of:=SUBSTITUTE([.W26];&quot;,&quot;;&quot;.&quot;)" office:value-type="string" office:string-value="(alimento (id 25) (nombre queso-philadelphia) (grupo 1) (veces 1) (tipo plasticos)  (racion 30) (kcal 200) (proteinas 10) (grasas 16.6) (hidratos 6.6)(grasas-mono 0) (desayuno si) (almuerzo si) (comida si) (merienda si) (cena si))" calcext:value-type="string">
            <text:p>(alimento (id 25) (nombre queso-philadelphia) (grupo 1) (veces 1) (tipo plasticos) <text:s/>(racion 30) (kcal 200) (proteinas 10) (grasas 16.6) (hidratos 6.6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Leche y derivados</text:p>
          </table:table-cell>
          <table:table-cell table:style-name="ce3" office:value-type="string" calcext:value-type="string">
            <text:p>Queso Philadelphia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27]*[.L27]/100" office:value-type="float" office:value="40" calcext:value-type="float">
            <text:p>40</text:p>
          </table:table-cell>
          <table:table-cell table:style-name="ce3" table:formula="of:=[.K27]*[.M27]*4/100" office:value-type="float" office:value="8" calcext:value-type="float">
            <text:p>8</text:p>
          </table:table-cell>
          <table:table-cell table:style-name="ce3" table:formula="of:=[.K27]*[.O27]*4/100" office:value-type="float" office:value="5.28" calcext:value-type="float">
            <text:p>5,28</text:p>
          </table:table-cell>
          <table:table-cell table:style-name="ce3" table:formula="of:=[.K27]*[.N27]*9/100" office:value-type="float" office:value="29.88" calcext:value-type="float">
            <text:p>29,8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00" calcext:value-type="float">
            <text:p>20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6.6" calcext:value-type="float">
            <text:p>16.6</text:p>
          </table:table-cell>
          <table:table-cell table:style-name="ce6" office:value-type="float" office:value="6.6" calcext:value-type="float">
            <text:p>6.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7]);&quot; &quot;;&quot;-&quot;);&quot;á&quot;;&quot;a&quot;);&quot;é&quot;;&quot;e&quot;);&quot;í&quot;;&quot;i&quot;);&quot;ó&quot;;&quot;o&quot;);&quot;ú&quot;;&quot;u&quot;)" office:value-type="string" office:string-value="queso-philadelphia" calcext:value-type="string">
            <text:p>queso-philadelphia</text:p>
          </table:table-cell>
          <table:table-cell table:style-name="ce12" table:formula="of:=CONCATENATE(&quot;(alimento (id &quot;;[.A27];&quot;) (nombre &quot;;[.V27];&quot;) (grupo &quot;;[.D27];&quot;) (veces &quot;;[.E27];&quot;) (tipo &quot;;[.F27];&quot;)  (racion &quot;;[.K27];&quot;) (kcal &quot;;[.L27];&quot;) (proteinas &quot;;[.M27];&quot;) (grasas &quot;;[.N27];&quot;) (hidratos &quot;;[.O27];&quot;)(grasas-mono &quot;;[.P27];&quot;) (desayuno &quot;;[.Q27];&quot;) (almuerzo &quot;;[.R27];&quot;) (comida &quot;;[.S27];&quot;) (merienda &quot;;[.T27];&quot;) (cena &quot;;[.U27];&quot;))&quot;)" office:value-type="string" office:string-value="(alimento (id 26) (nombre queso-philadelphia) (grupo 1) (veces 1) (tipo plasticos)  (racion 20) (kcal 200) (proteinas 10) (grasas 16,6) (hidratos 6,6)(grasas-mono 0) (desayuno si) (almuerzo si) (comida si) (merienda si) (cena si))" calcext:value-type="string">
            <text:p>(alimento (id 26) (nombre queso-philadelphia) (grupo 1) (veces 1) (tipo plasticos) <text:s/>(racion 20) (kcal 200) (proteinas 10) (grasas 16,6) (hidratos 6,6)(grasas-mono 0) (desayuno si) (almuerzo si) (comida si) (merienda si) (cena si))</text:p>
          </table:table-cell>
          <table:table-cell table:style-name="ce2" table:formula="of:=SUBSTITUTE([.W27];&quot;,&quot;;&quot;.&quot;)" office:value-type="string" office:string-value="(alimento (id 26) (nombre queso-philadelphia) (grupo 1) (veces 1) (tipo plasticos)  (racion 20) (kcal 200) (proteinas 10) (grasas 16.6) (hidratos 6.6)(grasas-mono 0) (desayuno si) (almuerzo si) (comida si) (merienda si) (cena si))" calcext:value-type="string">
            <text:p>(alimento (id 26) (nombre queso-philadelphia) (grupo 1) (veces 1) (tipo plasticos) <text:s/>(racion 20) (kcal 200) (proteinas 10) (grasas 16.6) (hidratos 6.6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Leche y derivados</text:p>
          </table:table-cell>
          <table:table-cell table:style-name="ce3" office:value-type="string" calcext:value-type="string">
            <text:p>Queso Philadelphia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28]*[.L28]/100" office:value-type="float" office:value="30" calcext:value-type="float">
            <text:p>30</text:p>
          </table:table-cell>
          <table:table-cell table:style-name="ce3" table:formula="of:=[.K28]*[.M28]*4/100" office:value-type="float" office:value="6" calcext:value-type="float">
            <text:p>6</text:p>
          </table:table-cell>
          <table:table-cell table:style-name="ce3" table:formula="of:=[.K28]*[.O28]*4/100" office:value-type="float" office:value="3.96" calcext:value-type="float">
            <text:p>3,96</text:p>
          </table:table-cell>
          <table:table-cell table:style-name="ce3" table:formula="of:=[.K28]*[.N28]*9/100" office:value-type="float" office:value="22.41" calcext:value-type="float">
            <text:p>22,4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0" calcext:value-type="float">
            <text:p>20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6.6" calcext:value-type="float">
            <text:p>16.6</text:p>
          </table:table-cell>
          <table:table-cell table:style-name="ce6" office:value-type="float" office:value="6.6" calcext:value-type="float">
            <text:p>6.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8]);&quot; &quot;;&quot;-&quot;);&quot;á&quot;;&quot;a&quot;);&quot;é&quot;;&quot;e&quot;);&quot;í&quot;;&quot;i&quot;);&quot;ó&quot;;&quot;o&quot;);&quot;ú&quot;;&quot;u&quot;)" office:value-type="string" office:string-value="queso-philadelphia" calcext:value-type="string">
            <text:p>queso-philadelphia</text:p>
          </table:table-cell>
          <table:table-cell table:style-name="ce12" table:formula="of:=CONCATENATE(&quot;(alimento (id &quot;;[.A28];&quot;) (nombre &quot;;[.V28];&quot;) (grupo &quot;;[.D28];&quot;) (veces &quot;;[.E28];&quot;) (tipo &quot;;[.F28];&quot;)  (racion &quot;;[.K28];&quot;) (kcal &quot;;[.L28];&quot;) (proteinas &quot;;[.M28];&quot;) (grasas &quot;;[.N28];&quot;) (hidratos &quot;;[.O28];&quot;)(grasas-mono &quot;;[.P28];&quot;) (desayuno &quot;;[.Q28];&quot;) (almuerzo &quot;;[.R28];&quot;) (comida &quot;;[.S28];&quot;) (merienda &quot;;[.T28];&quot;) (cena &quot;;[.U28];&quot;))&quot;)" office:value-type="string" office:string-value="(alimento (id 27) (nombre queso-philadelphia) (grupo 1) (veces 1) (tipo plasticos)  (racion 15) (kcal 200) (proteinas 10) (grasas 16,6) (hidratos 6,6)(grasas-mono 0) (desayuno si) (almuerzo si) (comida si) (merienda si) (cena si))" calcext:value-type="string">
            <text:p>(alimento (id 27) (nombre queso-philadelphia) (grupo 1) (veces 1) (tipo plasticos) <text:s/>(racion 15) (kcal 200) (proteinas 10) (grasas 16,6) (hidratos 6,6)(grasas-mono 0) (desayuno si) (almuerzo si) (comida si) (merienda si) (cena si))</text:p>
          </table:table-cell>
          <table:table-cell table:style-name="ce2" table:formula="of:=SUBSTITUTE([.W28];&quot;,&quot;;&quot;.&quot;)" office:value-type="string" office:string-value="(alimento (id 27) (nombre queso-philadelphia) (grupo 1) (veces 1) (tipo plasticos)  (racion 15) (kcal 200) (proteinas 10) (grasas 16.6) (hidratos 6.6)(grasas-mono 0) (desayuno si) (almuerzo si) (comida si) (merienda si) (cena si))" calcext:value-type="string">
            <text:p>(alimento (id 27) (nombre queso-philadelphia) (grupo 1) (veces 1) (tipo plasticos) <text:s/>(racion 15) (kcal 200) (proteinas 10) (grasas 16.6) (hidratos 6.6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Leche y derivados</text:p>
          </table:table-cell>
          <table:table-cell table:style-name="ce3" office:value-type="string" calcext:value-type="string">
            <text:p>Yogur descr saborizado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29]*[.L29]/100" office:value-type="float" office:value="59.5" calcext:value-type="float">
            <text:p>59,5</text:p>
          </table:table-cell>
          <table:table-cell table:style-name="ce3" table:formula="of:=[.K29]*[.M29]*4/100" office:value-type="float" office:value="25.2" calcext:value-type="float">
            <text:p>25,2</text:p>
          </table:table-cell>
          <table:table-cell table:style-name="ce3" table:formula="of:=[.K29]*[.O29]*4/100" office:value-type="float" office:value="30.8" calcext:value-type="float">
            <text:p>30,8</text:p>
          </table:table-cell>
          <table:table-cell table:style-name="ce3" table:formula="of:=[.K29]*[.N29]*9/100" office:value-type="float" office:value="0.7875" calcext:value-type="float">
            <text:p>0,7875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34" calcext:value-type="float">
            <text:p>34</text:p>
          </table:table-cell>
          <table:table-cell table:style-name="ce6" office:value-type="float" office:value="3.6" calcext:value-type="float">
            <text:p>3.6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4.4" calcext:value-type="float">
            <text:p>4.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9]);&quot; &quot;;&quot;-&quot;);&quot;á&quot;;&quot;a&quot;);&quot;é&quot;;&quot;e&quot;);&quot;í&quot;;&quot;i&quot;);&quot;ó&quot;;&quot;o&quot;);&quot;ú&quot;;&quot;u&quot;)" office:value-type="string" office:string-value="yogur-descr-saborizado" calcext:value-type="string">
            <text:p>yogur-descr-saborizado</text:p>
          </table:table-cell>
          <table:table-cell table:style-name="ce12" table:formula="of:=CONCATENATE(&quot;(alimento (id &quot;;[.A29];&quot;) (nombre &quot;;[.V29];&quot;) (grupo &quot;;[.D29];&quot;) (veces &quot;;[.E29];&quot;) (tipo &quot;;[.F29];&quot;)  (racion &quot;;[.K29];&quot;) (kcal &quot;;[.L29];&quot;) (proteinas &quot;;[.M29];&quot;) (grasas &quot;;[.N29];&quot;) (hidratos &quot;;[.O29];&quot;)(grasas-mono &quot;;[.P29];&quot;) (desayuno &quot;;[.Q29];&quot;) (almuerzo &quot;;[.R29];&quot;) (comida &quot;;[.S29];&quot;) (merienda &quot;;[.T29];&quot;) (cena &quot;;[.U29];&quot;))&quot;)" office:value-type="string" office:string-value="(alimento (id 28) (nombre yogur-descr-saborizado) (grupo 1) (veces 1) (tipo plasticos)  (racion 175) (kcal 34) (proteinas 3,6) (grasas 0,05) (hidratos 4,4)(grasas-mono 0) (desayuno si) (almuerzo si) (comida si) (merienda si) (cena si))" calcext:value-type="string">
            <text:p>(alimento (id 28) (nombre yogur-descr-saborizado) (grupo 1) (veces 1) (tipo plasticos) <text:s/>(racion 175) (kcal 34) (proteinas 3,6) (grasas 0,05) (hidratos 4,4)(grasas-mono 0) (desayuno si) (almuerzo si) (comida si) (merienda si) (cena si))</text:p>
          </table:table-cell>
          <table:table-cell table:style-name="ce2" table:formula="of:=SUBSTITUTE([.W29];&quot;,&quot;;&quot;.&quot;)" office:value-type="string" office:string-value="(alimento (id 28) (nombre yogur-descr-saborizado) (grupo 1) (veces 1) (tipo plasticos)  (racion 175) (kcal 34) (proteinas 3.6) (grasas 0.05) (hidratos 4.4)(grasas-mono 0) (desayuno si) (almuerzo si) (comida si) (merienda si) (cena si))" calcext:value-type="string">
            <text:p>(alimento (id 28) (nombre yogur-descr-saborizado) (grupo 1) (veces 1) (tipo plasticos) <text:s/>(racion 175) (kcal 34) (proteinas 3.6) (grasas 0.05) (hidratos 4.4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Leche y derivados</text:p>
          </table:table-cell>
          <table:table-cell table:style-name="ce3" office:value-type="string" calcext:value-type="string">
            <text:p>Yogur descr saborizado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30]*[.L30]/100" office:value-type="float" office:value="51" calcext:value-type="float">
            <text:p>51</text:p>
          </table:table-cell>
          <table:table-cell table:style-name="ce3" table:formula="of:=[.K30]*[.M30]*4/100" office:value-type="float" office:value="21.6" calcext:value-type="float">
            <text:p>21,6</text:p>
          </table:table-cell>
          <table:table-cell table:style-name="ce3" table:formula="of:=[.K30]*[.O30]*4/100" office:value-type="float" office:value="26.4" calcext:value-type="float">
            <text:p>26,4</text:p>
          </table:table-cell>
          <table:table-cell table:style-name="ce3" table:formula="of:=[.K30]*[.N30]*9/100" office:value-type="float" office:value="0.675" calcext:value-type="float">
            <text:p>0,67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34" calcext:value-type="float">
            <text:p>34</text:p>
          </table:table-cell>
          <table:table-cell table:style-name="ce6" office:value-type="float" office:value="3.6" calcext:value-type="float">
            <text:p>3.6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4.4" calcext:value-type="float">
            <text:p>4.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0]);&quot; &quot;;&quot;-&quot;);&quot;á&quot;;&quot;a&quot;);&quot;é&quot;;&quot;e&quot;);&quot;í&quot;;&quot;i&quot;);&quot;ó&quot;;&quot;o&quot;);&quot;ú&quot;;&quot;u&quot;)" office:value-type="string" office:string-value="yogur-descr-saborizado" calcext:value-type="string">
            <text:p>yogur-descr-saborizado</text:p>
          </table:table-cell>
          <table:table-cell table:style-name="ce12" table:formula="of:=CONCATENATE(&quot;(alimento (id &quot;;[.A30];&quot;) (nombre &quot;;[.V30];&quot;) (grupo &quot;;[.D30];&quot;) (veces &quot;;[.E30];&quot;) (tipo &quot;;[.F30];&quot;)  (racion &quot;;[.K30];&quot;) (kcal &quot;;[.L30];&quot;) (proteinas &quot;;[.M30];&quot;) (grasas &quot;;[.N30];&quot;) (hidratos &quot;;[.O30];&quot;)(grasas-mono &quot;;[.P30];&quot;) (desayuno &quot;;[.Q30];&quot;) (almuerzo &quot;;[.R30];&quot;) (comida &quot;;[.S30];&quot;) (merienda &quot;;[.T30];&quot;) (cena &quot;;[.U30];&quot;))&quot;)" office:value-type="string" office:string-value="(alimento (id 29) (nombre yogur-descr-saborizado) (grupo 1) (veces 1) (tipo plasticos)  (racion 150) (kcal 34) (proteinas 3,6) (grasas 0,05) (hidratos 4,4)(grasas-mono 0) (desayuno si) (almuerzo si) (comida si) (merienda si) (cena si))" calcext:value-type="string">
            <text:p>(alimento (id 29) (nombre yogur-descr-saborizado) (grupo 1) (veces 1) (tipo plasticos) <text:s/>(racion 150) (kcal 34) (proteinas 3,6) (grasas 0,05) (hidratos 4,4)(grasas-mono 0) (desayuno si) (almuerzo si) (comida si) (merienda si) (cena si))</text:p>
          </table:table-cell>
          <table:table-cell table:style-name="ce2" table:formula="of:=SUBSTITUTE([.W30];&quot;,&quot;;&quot;.&quot;)" office:value-type="string" office:string-value="(alimento (id 29) (nombre yogur-descr-saborizado) (grupo 1) (veces 1) (tipo plasticos)  (racion 150) (kcal 34) (proteinas 3.6) (grasas 0.05) (hidratos 4.4)(grasas-mono 0) (desayuno si) (almuerzo si) (comida si) (merienda si) (cena si))" calcext:value-type="string">
            <text:p>(alimento (id 29) (nombre yogur-descr-saborizado) (grupo 1) (veces 1) (tipo plasticos) <text:s/>(racion 150) (kcal 34) (proteinas 3.6) (grasas 0.05) (hidratos 4.4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Leche y derivados</text:p>
          </table:table-cell>
          <table:table-cell table:style-name="ce3" office:value-type="string" calcext:value-type="string">
            <text:p>Yogur descr saborizado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31]*[.L31]/100" office:value-type="float" office:value="17" calcext:value-type="float">
            <text:p>17</text:p>
          </table:table-cell>
          <table:table-cell table:style-name="ce3" table:formula="of:=[.K31]*[.M31]*4/100" office:value-type="float" office:value="7.2" calcext:value-type="float">
            <text:p>7,2</text:p>
          </table:table-cell>
          <table:table-cell table:style-name="ce3" table:formula="of:=[.K31]*[.O31]*4/100" office:value-type="float" office:value="8.8" calcext:value-type="float">
            <text:p>8,8</text:p>
          </table:table-cell>
          <table:table-cell table:style-name="ce3" table:formula="of:=[.K31]*[.N31]*9/100" office:value-type="float" office:value="0.225" calcext:value-type="float">
            <text:p>0,22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4" calcext:value-type="float">
            <text:p>34</text:p>
          </table:table-cell>
          <table:table-cell table:style-name="ce6" office:value-type="float" office:value="3.6" calcext:value-type="float">
            <text:p>3.6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4.4" calcext:value-type="float">
            <text:p>4.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1]);&quot; &quot;;&quot;-&quot;);&quot;á&quot;;&quot;a&quot;);&quot;é&quot;;&quot;e&quot;);&quot;í&quot;;&quot;i&quot;);&quot;ó&quot;;&quot;o&quot;);&quot;ú&quot;;&quot;u&quot;)" office:value-type="string" office:string-value="yogur-descr-saborizado" calcext:value-type="string">
            <text:p>yogur-descr-saborizado</text:p>
          </table:table-cell>
          <table:table-cell table:style-name="ce12" table:formula="of:=CONCATENATE(&quot;(alimento (id &quot;;[.A31];&quot;) (nombre &quot;;[.V31];&quot;) (grupo &quot;;[.D31];&quot;) (veces &quot;;[.E31];&quot;) (tipo &quot;;[.F31];&quot;)  (racion &quot;;[.K31];&quot;) (kcal &quot;;[.L31];&quot;) (proteinas &quot;;[.M31];&quot;) (grasas &quot;;[.N31];&quot;) (hidratos &quot;;[.O31];&quot;)(grasas-mono &quot;;[.P31];&quot;) (desayuno &quot;;[.Q31];&quot;) (almuerzo &quot;;[.R31];&quot;) (comida &quot;;[.S31];&quot;) (merienda &quot;;[.T31];&quot;) (cena &quot;;[.U31];&quot;))&quot;)" office:value-type="string" office:string-value="(alimento (id 30) (nombre yogur-descr-saborizado) (grupo 1) (veces 1) (tipo plasticos)  (racion 50) (kcal 34) (proteinas 3,6) (grasas 0,05) (hidratos 4,4)(grasas-mono 0) (desayuno si) (almuerzo si) (comida si) (merienda si) (cena si))" calcext:value-type="string">
            <text:p>(alimento (id 30) (nombre yogur-descr-saborizado) (grupo 1) (veces 1) (tipo plasticos) <text:s/>(racion 50) (kcal 34) (proteinas 3,6) (grasas 0,05) (hidratos 4,4)(grasas-mono 0) (desayuno si) (almuerzo si) (comida si) (merienda si) (cena si))</text:p>
          </table:table-cell>
          <table:table-cell table:style-name="ce2" table:formula="of:=SUBSTITUTE([.W31];&quot;,&quot;;&quot;.&quot;)" office:value-type="string" office:string-value="(alimento (id 30) (nombre yogur-descr-saborizado) (grupo 1) (veces 1) (tipo plasticos)  (racion 50) (kcal 34) (proteinas 3.6) (grasas 0.05) (hidratos 4.4)(grasas-mono 0) (desayuno si) (almuerzo si) (comida si) (merienda si) (cena si))" calcext:value-type="string">
            <text:p>(alimento (id 30) (nombre yogur-descr-saborizado) (grupo 1) (veces 1) (tipo plasticos) <text:s/>(racion 50) (kcal 34) (proteinas 3.6) (grasas 0.05) (hidratos 4.4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Leche y derivados</text:p>
          </table:table-cell>
          <table:table-cell table:style-name="ce3" office:value-type="string" calcext:value-type="string">
            <text:p>Yogur descr saborizado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32]*[.L32]/100" office:value-type="float" office:value="68" calcext:value-type="float">
            <text:p>68</text:p>
          </table:table-cell>
          <table:table-cell table:style-name="ce3" table:formula="of:=[.K32]*[.M32]*4/100" office:value-type="float" office:value="28.8" calcext:value-type="float">
            <text:p>28,8</text:p>
          </table:table-cell>
          <table:table-cell table:style-name="ce3" table:formula="of:=[.K32]*[.O32]*4/100" office:value-type="float" office:value="35.2" calcext:value-type="float">
            <text:p>35,2</text:p>
          </table:table-cell>
          <table:table-cell table:style-name="ce3" table:formula="of:=[.K32]*[.N32]*9/100" office:value-type="float" office:value="0.9" calcext:value-type="float">
            <text:p>0,9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4" calcext:value-type="float">
            <text:p>34</text:p>
          </table:table-cell>
          <table:table-cell table:style-name="ce6" office:value-type="float" office:value="3.6" calcext:value-type="float">
            <text:p>3.6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4.4" calcext:value-type="float">
            <text:p>4.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2]);&quot; &quot;;&quot;-&quot;);&quot;á&quot;;&quot;a&quot;);&quot;é&quot;;&quot;e&quot;);&quot;í&quot;;&quot;i&quot;);&quot;ó&quot;;&quot;o&quot;);&quot;ú&quot;;&quot;u&quot;)" office:value-type="string" office:string-value="yogur-descr-saborizado" calcext:value-type="string">
            <text:p>yogur-descr-saborizado</text:p>
          </table:table-cell>
          <table:table-cell table:style-name="ce12" table:formula="of:=CONCATENATE(&quot;(alimento (id &quot;;[.A32];&quot;) (nombre &quot;;[.V32];&quot;) (grupo &quot;;[.D32];&quot;) (veces &quot;;[.E32];&quot;) (tipo &quot;;[.F32];&quot;)  (racion &quot;;[.K32];&quot;) (kcal &quot;;[.L32];&quot;) (proteinas &quot;;[.M32];&quot;) (grasas &quot;;[.N32];&quot;) (hidratos &quot;;[.O32];&quot;)(grasas-mono &quot;;[.P32];&quot;) (desayuno &quot;;[.Q32];&quot;) (almuerzo &quot;;[.R32];&quot;) (comida &quot;;[.S32];&quot;) (merienda &quot;;[.T32];&quot;) (cena &quot;;[.U32];&quot;))&quot;)" office:value-type="string" office:string-value="(alimento (id 31) (nombre yogur-descr-saborizado) (grupo 1) (veces 1) (tipo plasticos)  (racion 200) (kcal 34) (proteinas 3,6) (grasas 0,05) (hidratos 4,4)(grasas-mono 0) (desayuno si) (almuerzo si) (comida si) (merienda si) (cena si))" calcext:value-type="string">
            <text:p>(alimento (id 31) (nombre yogur-descr-saborizado) (grupo 1) (veces 1) (tipo plasticos) <text:s/>(racion 200) (kcal 34) (proteinas 3,6) (grasas 0,05) (hidratos 4,4)(grasas-mono 0) (desayuno si) (almuerzo si) (comida si) (merienda si) (cena si))</text:p>
          </table:table-cell>
          <table:table-cell table:style-name="ce2" table:formula="of:=SUBSTITUTE([.W32];&quot;,&quot;;&quot;.&quot;)" office:value-type="string" office:string-value="(alimento (id 31) (nombre yogur-descr-saborizado) (grupo 1) (veces 1) (tipo plasticos)  (racion 200) (kcal 34) (proteinas 3.6) (grasas 0.05) (hidratos 4.4)(grasas-mono 0) (desayuno si) (almuerzo si) (comida si) (merienda si) (cena si))" calcext:value-type="string">
            <text:p>(alimento (id 31) (nombre yogur-descr-saborizado) (grupo 1) (veces 1) (tipo plasticos) <text:s/>(racion 200) (kcal 34) (proteinas 3.6) (grasas 0.05) (hidratos 4.4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Leche y derivados</text:p>
          </table:table-cell>
          <table:table-cell table:style-name="ce3" office:value-type="string" calcext:value-type="string">
            <text:p>Yogur descr saborizado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33]*[.L33]/100" office:value-type="float" office:value="34" calcext:value-type="float">
            <text:p>34</text:p>
          </table:table-cell>
          <table:table-cell table:style-name="ce3" table:formula="of:=[.K33]*[.M33]*4/100" office:value-type="float" office:value="14.4" calcext:value-type="float">
            <text:p>14,4</text:p>
          </table:table-cell>
          <table:table-cell table:style-name="ce3" table:formula="of:=[.K33]*[.O33]*4/100" office:value-type="float" office:value="17.6" calcext:value-type="float">
            <text:p>17,6</text:p>
          </table:table-cell>
          <table:table-cell table:style-name="ce3" table:formula="of:=[.K33]*[.N33]*9/100" office:value-type="float" office:value="0.45" calcext:value-type="float">
            <text:p>0,4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4" calcext:value-type="float">
            <text:p>34</text:p>
          </table:table-cell>
          <table:table-cell table:style-name="ce6" office:value-type="float" office:value="3.6" calcext:value-type="float">
            <text:p>3.6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4.4" calcext:value-type="float">
            <text:p>4.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3]);&quot; &quot;;&quot;-&quot;);&quot;á&quot;;&quot;a&quot;);&quot;é&quot;;&quot;e&quot;);&quot;í&quot;;&quot;i&quot;);&quot;ó&quot;;&quot;o&quot;);&quot;ú&quot;;&quot;u&quot;)" office:value-type="string" office:string-value="yogur-descr-saborizado" calcext:value-type="string">
            <text:p>yogur-descr-saborizado</text:p>
          </table:table-cell>
          <table:table-cell table:style-name="ce12" table:formula="of:=CONCATENATE(&quot;(alimento (id &quot;;[.A33];&quot;) (nombre &quot;;[.V33];&quot;) (grupo &quot;;[.D33];&quot;) (veces &quot;;[.E33];&quot;) (tipo &quot;;[.F33];&quot;)  (racion &quot;;[.K33];&quot;) (kcal &quot;;[.L33];&quot;) (proteinas &quot;;[.M33];&quot;) (grasas &quot;;[.N33];&quot;) (hidratos &quot;;[.O33];&quot;)(grasas-mono &quot;;[.P33];&quot;) (desayuno &quot;;[.Q33];&quot;) (almuerzo &quot;;[.R33];&quot;) (comida &quot;;[.S33];&quot;) (merienda &quot;;[.T33];&quot;) (cena &quot;;[.U33];&quot;))&quot;)" office:value-type="string" office:string-value="(alimento (id 32) (nombre yogur-descr-saborizado) (grupo 1) (veces 1) (tipo plasticos)  (racion 100) (kcal 34) (proteinas 3,6) (grasas 0,05) (hidratos 4,4)(grasas-mono 0) (desayuno si) (almuerzo si) (comida si) (merienda si) (cena si))" calcext:value-type="string">
            <text:p>(alimento (id 32) (nombre yogur-descr-saborizado) (grupo 1) (veces 1) (tipo plasticos) <text:s/>(racion 100) (kcal 34) (proteinas 3,6) (grasas 0,05) (hidratos 4,4)(grasas-mono 0) (desayuno si) (almuerzo si) (comida si) (merienda si) (cena si))</text:p>
          </table:table-cell>
          <table:table-cell table:style-name="ce2" table:formula="of:=SUBSTITUTE([.W33];&quot;,&quot;;&quot;.&quot;)" office:value-type="string" office:string-value="(alimento (id 32) (nombre yogur-descr-saborizado) (grupo 1) (veces 1) (tipo plasticos)  (racion 100) (kcal 34) (proteinas 3.6) (grasas 0.05) (hidratos 4.4)(grasas-mono 0) (desayuno si) (almuerzo si) (comida si) (merienda si) (cena si))" calcext:value-type="string">
            <text:p>(alimento (id 32) (nombre yogur-descr-saborizado) (grupo 1) (veces 1) (tipo plasticos) <text:s/>(racion 100) (kcal 34) (proteinas 3.6) (grasas 0.05) (hidratos 4.4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Leche y derivados</text:p>
          </table:table-cell>
          <table:table-cell table:style-name="ce3" office:value-type="string" calcext:value-type="string">
            <text:p>Leche desnatad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34]*[.L34]/100" office:value-type="float" office:value="57.75" calcext:value-type="float">
            <text:p>57,75</text:p>
          </table:table-cell>
          <table:table-cell table:style-name="ce3" table:formula="of:=[.K34]*[.M34]*4/100" office:value-type="float" office:value="23.8" calcext:value-type="float">
            <text:p>23,8</text:p>
          </table:table-cell>
          <table:table-cell table:style-name="ce3" table:formula="of:=[.K34]*[.O34]*4/100" office:value-type="float" office:value="32.9" calcext:value-type="float">
            <text:p>32,9</text:p>
          </table:table-cell>
          <table:table-cell table:style-name="ce3" table:formula="of:=[.K34]*[.N34]*9/100" office:value-type="float" office:value="3.15" calcext:value-type="float">
            <text:p>3,15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33" calcext:value-type="float">
            <text:p>33</text:p>
          </table:table-cell>
          <table:table-cell table:style-name="ce6" office:value-type="float" office:value="3.4" calcext:value-type="float">
            <text:p>3.4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4.7" calcext:value-type="float">
            <text:p>4.7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si</text:p>
          </table:table-cell>
          <table:table-cell table:number-columns-repeated="3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4]);&quot; &quot;;&quot;-&quot;);&quot;á&quot;;&quot;a&quot;);&quot;é&quot;;&quot;e&quot;);&quot;í&quot;;&quot;i&quot;);&quot;ó&quot;;&quot;o&quot;);&quot;ú&quot;;&quot;u&quot;)" office:value-type="string" office:string-value="leche-desnatada" calcext:value-type="string">
            <text:p>leche-desnatada</text:p>
          </table:table-cell>
          <table:table-cell table:style-name="ce12" table:formula="of:=CONCATENATE(&quot;(alimento (id &quot;;[.A34];&quot;) (nombre &quot;;[.V34];&quot;) (grupo &quot;;[.D34];&quot;) (veces &quot;;[.E34];&quot;) (tipo &quot;;[.F34];&quot;)  (racion &quot;;[.K34];&quot;) (kcal &quot;;[.L34];&quot;) (proteinas &quot;;[.M34];&quot;) (grasas &quot;;[.N34];&quot;) (hidratos &quot;;[.O34];&quot;)(grasas-mono &quot;;[.P34];&quot;) (desayuno &quot;;[.Q34];&quot;) (almuerzo &quot;;[.R34];&quot;) (comida &quot;;[.S34];&quot;) (merienda &quot;;[.T34];&quot;) (cena &quot;;[.U34];&quot;))&quot;)" office:value-type="string" office:string-value="(alimento (id 33) (nombre leche-desnatada) (grupo 1) (veces 5) (tipo plasticos)  (racion 175) (kcal 33) (proteinas 3,4) (grasas 0,2) (hidratos 4,7)(grasas-mono 0) (desayuno si) (almuerzo no) (comida no) (merienda no) (cena si))" calcext:value-type="string">
            <text:p>(alimento (id 33) (nombre leche-desnatada) (grupo 1) (veces 5) (tipo plasticos) <text:s/>(racion 175) (kcal 33) (proteinas 3,4) (grasas 0,2) (hidratos 4,7)(grasas-mono 0) (desayuno si) (almuerzo no) (comida no) (merienda no) (cena si))</text:p>
          </table:table-cell>
          <table:table-cell table:style-name="ce2" table:formula="of:=SUBSTITUTE([.W34];&quot;,&quot;;&quot;.&quot;)" office:value-type="string" office:string-value="(alimento (id 33) (nombre leche-desnatada) (grupo 1) (veces 5) (tipo plasticos)  (racion 175) (kcal 33) (proteinas 3.4) (grasas 0.2) (hidratos 4.7)(grasas-mono 0) (desayuno si) (almuerzo no) (comida no) (merienda no) (cena si))" calcext:value-type="string">
            <text:p>(alimento (id 33) (nombre leche-desnatada) (grupo 1) (veces 5) (tipo plasticos) <text:s/>(racion 175) (kcal 33) (proteinas 3.4) (grasas 0.2) (hidratos 4.7)(grasas-mono 0) (desayuno si) (almuerzo no) (comida no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Leche y derivados</text:p>
          </table:table-cell>
          <table:table-cell table:style-name="ce3" office:value-type="string" calcext:value-type="string">
            <text:p>Leche desnatad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35]*[.L35]/100" office:value-type="float" office:value="41.25" calcext:value-type="float">
            <text:p>41,25</text:p>
          </table:table-cell>
          <table:table-cell table:style-name="ce3" table:formula="of:=[.K35]*[.M35]*4/100" office:value-type="float" office:value="17" calcext:value-type="float">
            <text:p>17</text:p>
          </table:table-cell>
          <table:table-cell table:style-name="ce3" table:formula="of:=[.K35]*[.O35]*4/100" office:value-type="float" office:value="23.5" calcext:value-type="float">
            <text:p>23,5</text:p>
          </table:table-cell>
          <table:table-cell table:style-name="ce3" table:formula="of:=[.K35]*[.N35]*9/100" office:value-type="float" office:value="2.25" calcext:value-type="float">
            <text:p>2,2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33" calcext:value-type="float">
            <text:p>33</text:p>
          </table:table-cell>
          <table:table-cell table:style-name="ce6" office:value-type="float" office:value="3.4" calcext:value-type="float">
            <text:p>3.4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4.7" calcext:value-type="float">
            <text:p>4.7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si</text:p>
          </table:table-cell>
          <table:table-cell table:number-columns-repeated="3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5]);&quot; &quot;;&quot;-&quot;);&quot;á&quot;;&quot;a&quot;);&quot;é&quot;;&quot;e&quot;);&quot;í&quot;;&quot;i&quot;);&quot;ó&quot;;&quot;o&quot;);&quot;ú&quot;;&quot;u&quot;)" office:value-type="string" office:string-value="leche-desnatada" calcext:value-type="string">
            <text:p>leche-desnatada</text:p>
          </table:table-cell>
          <table:table-cell table:style-name="ce12" table:formula="of:=CONCATENATE(&quot;(alimento (id &quot;;[.A35];&quot;) (nombre &quot;;[.V35];&quot;) (grupo &quot;;[.D35];&quot;) (veces &quot;;[.E35];&quot;) (tipo &quot;;[.F35];&quot;)  (racion &quot;;[.K35];&quot;) (kcal &quot;;[.L35];&quot;) (proteinas &quot;;[.M35];&quot;) (grasas &quot;;[.N35];&quot;) (hidratos &quot;;[.O35];&quot;)(grasas-mono &quot;;[.P35];&quot;) (desayuno &quot;;[.Q35];&quot;) (almuerzo &quot;;[.R35];&quot;) (comida &quot;;[.S35];&quot;) (merienda &quot;;[.T35];&quot;) (cena &quot;;[.U35];&quot;))&quot;)" office:value-type="string" office:string-value="(alimento (id 34) (nombre leche-desnatada) (grupo 1) (veces 5) (tipo plasticos)  (racion 125) (kcal 33) (proteinas 3,4) (grasas 0,2) (hidratos 4,7)(grasas-mono 0) (desayuno si) (almuerzo no) (comida no) (merienda no) (cena si))" calcext:value-type="string">
            <text:p>(alimento (id 34) (nombre leche-desnatada) (grupo 1) (veces 5) (tipo plasticos) <text:s/>(racion 125) (kcal 33) (proteinas 3,4) (grasas 0,2) (hidratos 4,7)(grasas-mono 0) (desayuno si) (almuerzo no) (comida no) (merienda no) (cena si))</text:p>
          </table:table-cell>
          <table:table-cell table:style-name="ce2" table:formula="of:=SUBSTITUTE([.W35];&quot;,&quot;;&quot;.&quot;)" office:value-type="string" office:string-value="(alimento (id 34) (nombre leche-desnatada) (grupo 1) (veces 5) (tipo plasticos)  (racion 125) (kcal 33) (proteinas 3.4) (grasas 0.2) (hidratos 4.7)(grasas-mono 0) (desayuno si) (almuerzo no) (comida no) (merienda no) (cena si))" calcext:value-type="string">
            <text:p>(alimento (id 34) (nombre leche-desnatada) (grupo 1) (veces 5) (tipo plasticos) <text:s/>(racion 125) (kcal 33) (proteinas 3.4) (grasas 0.2) (hidratos 4.7)(grasas-mono 0) (desayuno si) (almuerzo no) (comida no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Leche y derivados</text:p>
          </table:table-cell>
          <table:table-cell table:style-name="ce3" office:value-type="string" calcext:value-type="string">
            <text:p>Leche desnatad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36]*[.L36]/100" office:value-type="float" office:value="49.5" calcext:value-type="float">
            <text:p>49,5</text:p>
          </table:table-cell>
          <table:table-cell table:style-name="ce3" table:formula="of:=[.K36]*[.M36]*4/100" office:value-type="float" office:value="20.4" calcext:value-type="float">
            <text:p>20,4</text:p>
          </table:table-cell>
          <table:table-cell table:style-name="ce3" table:formula="of:=[.K36]*[.O36]*4/100" office:value-type="float" office:value="28.2" calcext:value-type="float">
            <text:p>28,2</text:p>
          </table:table-cell>
          <table:table-cell table:style-name="ce3" table:formula="of:=[.K36]*[.N36]*9/100" office:value-type="float" office:value="2.7" calcext:value-type="float">
            <text:p>2,7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33" calcext:value-type="float">
            <text:p>33</text:p>
          </table:table-cell>
          <table:table-cell table:style-name="ce6" office:value-type="float" office:value="3.4" calcext:value-type="float">
            <text:p>3.4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4.7" calcext:value-type="float">
            <text:p>4.7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si</text:p>
          </table:table-cell>
          <table:table-cell table:number-columns-repeated="3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6]);&quot; &quot;;&quot;-&quot;);&quot;á&quot;;&quot;a&quot;);&quot;é&quot;;&quot;e&quot;);&quot;í&quot;;&quot;i&quot;);&quot;ó&quot;;&quot;o&quot;);&quot;ú&quot;;&quot;u&quot;)" office:value-type="string" office:string-value="leche-desnatada" calcext:value-type="string">
            <text:p>leche-desnatada</text:p>
          </table:table-cell>
          <table:table-cell table:style-name="ce12" table:formula="of:=CONCATENATE(&quot;(alimento (id &quot;;[.A36];&quot;) (nombre &quot;;[.V36];&quot;) (grupo &quot;;[.D36];&quot;) (veces &quot;;[.E36];&quot;) (tipo &quot;;[.F36];&quot;)  (racion &quot;;[.K36];&quot;) (kcal &quot;;[.L36];&quot;) (proteinas &quot;;[.M36];&quot;) (grasas &quot;;[.N36];&quot;) (hidratos &quot;;[.O36];&quot;)(grasas-mono &quot;;[.P36];&quot;) (desayuno &quot;;[.Q36];&quot;) (almuerzo &quot;;[.R36];&quot;) (comida &quot;;[.S36];&quot;) (merienda &quot;;[.T36];&quot;) (cena &quot;;[.U36];&quot;))&quot;)" office:value-type="string" office:string-value="(alimento (id 35) (nombre leche-desnatada) (grupo 1) (veces 5) (tipo plasticos)  (racion 150) (kcal 33) (proteinas 3,4) (grasas 0,2) (hidratos 4,7)(grasas-mono 0) (desayuno si) (almuerzo no) (comida no) (merienda no) (cena si))" calcext:value-type="string">
            <text:p>(alimento (id 35) (nombre leche-desnatada) (grupo 1) (veces 5) (tipo plasticos) <text:s/>(racion 150) (kcal 33) (proteinas 3,4) (grasas 0,2) (hidratos 4,7)(grasas-mono 0) (desayuno si) (almuerzo no) (comida no) (merienda no) (cena si))</text:p>
          </table:table-cell>
          <table:table-cell table:style-name="ce2" table:formula="of:=SUBSTITUTE([.W36];&quot;,&quot;;&quot;.&quot;)" office:value-type="string" office:string-value="(alimento (id 35) (nombre leche-desnatada) (grupo 1) (veces 5) (tipo plasticos)  (racion 150) (kcal 33) (proteinas 3.4) (grasas 0.2) (hidratos 4.7)(grasas-mono 0) (desayuno si) (almuerzo no) (comida no) (merienda no) (cena si))" calcext:value-type="string">
            <text:p>(alimento (id 35) (nombre leche-desnatada) (grupo 1) (veces 5) (tipo plasticos) <text:s/>(racion 150) (kcal 33) (proteinas 3.4) (grasas 0.2) (hidratos 4.7)(grasas-mono 0) (desayuno si) (almuerzo no) (comida no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Leche y derivados</text:p>
          </table:table-cell>
          <table:table-cell table:style-name="ce3" office:value-type="string" calcext:value-type="string">
            <text:p>Leche desnatad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37]*[.L37]/100" office:value-type="float" office:value="33" calcext:value-type="float">
            <text:p>33</text:p>
          </table:table-cell>
          <table:table-cell table:style-name="ce3" table:formula="of:=[.K37]*[.M37]*4/100" office:value-type="float" office:value="13.6" calcext:value-type="float">
            <text:p>13,6</text:p>
          </table:table-cell>
          <table:table-cell table:style-name="ce3" table:formula="of:=[.K37]*[.O37]*4/100" office:value-type="float" office:value="18.8" calcext:value-type="float">
            <text:p>18,8</text:p>
          </table:table-cell>
          <table:table-cell table:style-name="ce3" table:formula="of:=[.K37]*[.N37]*9/100" office:value-type="float" office:value="1.8" calcext:value-type="float">
            <text:p>1,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3" calcext:value-type="float">
            <text:p>33</text:p>
          </table:table-cell>
          <table:table-cell table:style-name="ce6" office:value-type="float" office:value="3.4" calcext:value-type="float">
            <text:p>3.4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4.7" calcext:value-type="float">
            <text:p>4.7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si</text:p>
          </table:table-cell>
          <table:table-cell table:number-columns-repeated="3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7]);&quot; &quot;;&quot;-&quot;);&quot;á&quot;;&quot;a&quot;);&quot;é&quot;;&quot;e&quot;);&quot;í&quot;;&quot;i&quot;);&quot;ó&quot;;&quot;o&quot;);&quot;ú&quot;;&quot;u&quot;)" office:value-type="string" office:string-value="leche-desnatada" calcext:value-type="string">
            <text:p>leche-desnatada</text:p>
          </table:table-cell>
          <table:table-cell table:style-name="ce12" table:formula="of:=CONCATENATE(&quot;(alimento (id &quot;;[.A37];&quot;) (nombre &quot;;[.V37];&quot;) (grupo &quot;;[.D37];&quot;) (veces &quot;;[.E37];&quot;) (tipo &quot;;[.F37];&quot;)  (racion &quot;;[.K37];&quot;) (kcal &quot;;[.L37];&quot;) (proteinas &quot;;[.M37];&quot;) (grasas &quot;;[.N37];&quot;) (hidratos &quot;;[.O37];&quot;)(grasas-mono &quot;;[.P37];&quot;) (desayuno &quot;;[.Q37];&quot;) (almuerzo &quot;;[.R37];&quot;) (comida &quot;;[.S37];&quot;) (merienda &quot;;[.T37];&quot;) (cena &quot;;[.U37];&quot;))&quot;)" office:value-type="string" office:string-value="(alimento (id 36) (nombre leche-desnatada) (grupo 1) (veces 5) (tipo plasticos)  (racion 100) (kcal 33) (proteinas 3,4) (grasas 0,2) (hidratos 4,7)(grasas-mono 0) (desayuno si) (almuerzo no) (comida no) (merienda no) (cena si))" calcext:value-type="string">
            <text:p>(alimento (id 36) (nombre leche-desnatada) (grupo 1) (veces 5) (tipo plasticos) <text:s/>(racion 100) (kcal 33) (proteinas 3,4) (grasas 0,2) (hidratos 4,7)(grasas-mono 0) (desayuno si) (almuerzo no) (comida no) (merienda no) (cena si))</text:p>
          </table:table-cell>
          <table:table-cell table:style-name="ce2" table:formula="of:=SUBSTITUTE([.W37];&quot;,&quot;;&quot;.&quot;)" office:value-type="string" office:string-value="(alimento (id 36) (nombre leche-desnatada) (grupo 1) (veces 5) (tipo plasticos)  (racion 100) (kcal 33) (proteinas 3.4) (grasas 0.2) (hidratos 4.7)(grasas-mono 0) (desayuno si) (almuerzo no) (comida no) (merienda no) (cena si))" calcext:value-type="string">
            <text:p>(alimento (id 36) (nombre leche-desnatada) (grupo 1) (veces 5) (tipo plasticos) <text:s/>(racion 100) (kcal 33) (proteinas 3.4) (grasas 0.2) (hidratos 4.7)(grasas-mono 0) (desayuno si) (almuerzo no) (comida no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Leche y derivados</text:p>
          </table:table-cell>
          <table:table-cell table:style-name="ce3" office:value-type="string" calcext:value-type="string">
            <text:p>Leche desnatad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38]*[.L38]/100" office:value-type="float" office:value="66" calcext:value-type="float">
            <text:p>66</text:p>
          </table:table-cell>
          <table:table-cell table:style-name="ce3" table:formula="of:=[.K38]*[.M38]*4/100" office:value-type="float" office:value="27.2" calcext:value-type="float">
            <text:p>27,2</text:p>
          </table:table-cell>
          <table:table-cell table:style-name="ce3" table:formula="of:=[.K38]*[.O38]*4/100" office:value-type="float" office:value="37.6" calcext:value-type="float">
            <text:p>37,6</text:p>
          </table:table-cell>
          <table:table-cell table:style-name="ce3" table:formula="of:=[.K38]*[.N38]*9/100" office:value-type="float" office:value="3.6" calcext:value-type="float">
            <text:p>3,6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3" calcext:value-type="float">
            <text:p>33</text:p>
          </table:table-cell>
          <table:table-cell table:style-name="ce6" office:value-type="float" office:value="3.4" calcext:value-type="float">
            <text:p>3.4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4.7" calcext:value-type="float">
            <text:p>4.7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si</text:p>
          </table:table-cell>
          <table:table-cell table:number-columns-repeated="3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8]);&quot; &quot;;&quot;-&quot;);&quot;á&quot;;&quot;a&quot;);&quot;é&quot;;&quot;e&quot;);&quot;í&quot;;&quot;i&quot;);&quot;ó&quot;;&quot;o&quot;);&quot;ú&quot;;&quot;u&quot;)" office:value-type="string" office:string-value="leche-desnatada" calcext:value-type="string">
            <text:p>leche-desnatada</text:p>
          </table:table-cell>
          <table:table-cell table:style-name="ce12" table:formula="of:=CONCATENATE(&quot;(alimento (id &quot;;[.A38];&quot;) (nombre &quot;;[.V38];&quot;) (grupo &quot;;[.D38];&quot;) (veces &quot;;[.E38];&quot;) (tipo &quot;;[.F38];&quot;)  (racion &quot;;[.K38];&quot;) (kcal &quot;;[.L38];&quot;) (proteinas &quot;;[.M38];&quot;) (grasas &quot;;[.N38];&quot;) (hidratos &quot;;[.O38];&quot;)(grasas-mono &quot;;[.P38];&quot;) (desayuno &quot;;[.Q38];&quot;) (almuerzo &quot;;[.R38];&quot;) (comida &quot;;[.S38];&quot;) (merienda &quot;;[.T38];&quot;) (cena &quot;;[.U38];&quot;))&quot;)" office:value-type="string" office:string-value="(alimento (id 37) (nombre leche-desnatada) (grupo 1) (veces 5) (tipo plasticos)  (racion 200) (kcal 33) (proteinas 3,4) (grasas 0,2) (hidratos 4,7)(grasas-mono 0) (desayuno si) (almuerzo no) (comida no) (merienda no) (cena si))" calcext:value-type="string">
            <text:p>(alimento (id 37) (nombre leche-desnatada) (grupo 1) (veces 5) (tipo plasticos) <text:s/>(racion 200) (kcal 33) (proteinas 3,4) (grasas 0,2) (hidratos 4,7)(grasas-mono 0) (desayuno si) (almuerzo no) (comida no) (merienda no) (cena si))</text:p>
          </table:table-cell>
          <table:table-cell table:style-name="ce2" table:formula="of:=SUBSTITUTE([.W38];&quot;,&quot;;&quot;.&quot;)" office:value-type="string" office:string-value="(alimento (id 37) (nombre leche-desnatada) (grupo 1) (veces 5) (tipo plasticos)  (racion 200) (kcal 33) (proteinas 3.4) (grasas 0.2) (hidratos 4.7)(grasas-mono 0) (desayuno si) (almuerzo no) (comida no) (merienda no) (cena si))" calcext:value-type="string">
            <text:p>(alimento (id 37) (nombre leche-desnatada) (grupo 1) (veces 5) (tipo plasticos) <text:s/>(racion 200) (kcal 33) (proteinas 3.4) (grasas 0.2) (hidratos 4.7)(grasas-mono 0) (desayuno si) (almuerzo no) (comida no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Leche y derivados</text:p>
          </table:table-cell>
          <table:table-cell table:style-name="ce3" office:value-type="string" calcext:value-type="string">
            <text:p>Yogur desnatad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39]*[.L39]/100" office:value-type="float" office:value="54" calcext:value-type="float">
            <text:p>54</text:p>
          </table:table-cell>
          <table:table-cell table:style-name="ce3" table:formula="of:=[.K39]*[.M39]*4/100" office:value-type="float" office:value="19.8" calcext:value-type="float">
            <text:p>19,8</text:p>
          </table:table-cell>
          <table:table-cell table:style-name="ce3" table:formula="of:=[.K39]*[.O39]*4/100" office:value-type="float" office:value="24" calcext:value-type="float">
            <text:p>24</text:p>
          </table:table-cell>
          <table:table-cell table:style-name="ce3" table:formula="of:=[.K39]*[.N39]*9/100" office:value-type="float" office:value="12.15" calcext:value-type="float">
            <text:p>12,1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36" calcext:value-type="float">
            <text:p>36</text:p>
          </table:table-cell>
          <table:table-cell table:style-name="ce6" office:value-type="float" office:value="3.3" calcext:value-type="float">
            <text:p>3.3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9]);&quot; &quot;;&quot;-&quot;);&quot;á&quot;;&quot;a&quot;);&quot;é&quot;;&quot;e&quot;);&quot;í&quot;;&quot;i&quot;);&quot;ó&quot;;&quot;o&quot;);&quot;ú&quot;;&quot;u&quot;)" office:value-type="string" office:string-value="yogur-desnatado" calcext:value-type="string">
            <text:p>yogur-desnatado</text:p>
          </table:table-cell>
          <table:table-cell table:style-name="ce12" table:formula="of:=CONCATENATE(&quot;(alimento (id &quot;;[.A39];&quot;) (nombre &quot;;[.V39];&quot;) (grupo &quot;;[.D39];&quot;) (veces &quot;;[.E39];&quot;) (tipo &quot;;[.F39];&quot;)  (racion &quot;;[.K39];&quot;) (kcal &quot;;[.L39];&quot;) (proteinas &quot;;[.M39];&quot;) (grasas &quot;;[.N39];&quot;) (hidratos &quot;;[.O39];&quot;)(grasas-mono &quot;;[.P39];&quot;) (desayuno &quot;;[.Q39];&quot;) (almuerzo &quot;;[.R39];&quot;) (comida &quot;;[.S39];&quot;) (merienda &quot;;[.T39];&quot;) (cena &quot;;[.U39];&quot;))&quot;)" office:value-type="string" office:string-value="(alimento (id 38) (nombre yogur-desnatado) (grupo 1) (veces 5) (tipo plasticos)  (racion 150) (kcal 36) (proteinas 3,3) (grasas 0,9) (hidratos 4)(grasas-mono 0) (desayuno si) (almuerzo si) (comida si) (merienda si) (cena si))" calcext:value-type="string">
            <text:p>(alimento (id 38) (nombre yogur-desnatado) (grupo 1) (veces 5) (tipo plasticos) <text:s/>(racion 150) (kcal 36) (proteinas 3,3) (grasas 0,9) (hidratos 4)(grasas-mono 0) (desayuno si) (almuerzo si) (comida si) (merienda si) (cena si))</text:p>
          </table:table-cell>
          <table:table-cell table:style-name="ce2" table:formula="of:=SUBSTITUTE([.W39];&quot;,&quot;;&quot;.&quot;)" office:value-type="string" office:string-value="(alimento (id 38) (nombre yogur-desnatado) (grupo 1) (veces 5) (tipo plasticos)  (racion 150) (kcal 36) (proteinas 3.3) (grasas 0.9) (hidratos 4)(grasas-mono 0) (desayuno si) (almuerzo si) (comida si) (merienda si) (cena si))" calcext:value-type="string">
            <text:p>(alimento (id 38) (nombre yogur-desnatado) (grupo 1) (veces 5) (tipo plasticos) <text:s/>(racion 150) (kcal 36) (proteinas 3.3) (grasas 0.9) (hidratos 4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Leche y derivados</text:p>
          </table:table-cell>
          <table:table-cell table:style-name="ce3" office:value-type="string" calcext:value-type="string">
            <text:p>Yogur desnatad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40]*[.L40]/100" office:value-type="float" office:value="45" calcext:value-type="float">
            <text:p>45</text:p>
          </table:table-cell>
          <table:table-cell table:style-name="ce3" table:formula="of:=[.K40]*[.M40]*4/100" office:value-type="float" office:value="16.5" calcext:value-type="float">
            <text:p>16,5</text:p>
          </table:table-cell>
          <table:table-cell table:style-name="ce3" table:formula="of:=[.K40]*[.O40]*4/100" office:value-type="float" office:value="20" calcext:value-type="float">
            <text:p>20</text:p>
          </table:table-cell>
          <table:table-cell table:style-name="ce3" table:formula="of:=[.K40]*[.N40]*9/100" office:value-type="float" office:value="10.125" calcext:value-type="float">
            <text:p>10,12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36" calcext:value-type="float">
            <text:p>36</text:p>
          </table:table-cell>
          <table:table-cell table:style-name="ce6" office:value-type="float" office:value="3.3" calcext:value-type="float">
            <text:p>3.3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40]);&quot; &quot;;&quot;-&quot;);&quot;á&quot;;&quot;a&quot;);&quot;é&quot;;&quot;e&quot;);&quot;í&quot;;&quot;i&quot;);&quot;ó&quot;;&quot;o&quot;);&quot;ú&quot;;&quot;u&quot;)" office:value-type="string" office:string-value="yogur-desnatado" calcext:value-type="string">
            <text:p>yogur-desnatado</text:p>
          </table:table-cell>
          <table:table-cell table:style-name="ce12" table:formula="of:=CONCATENATE(&quot;(alimento (id &quot;;[.A40];&quot;) (nombre &quot;;[.V40];&quot;) (grupo &quot;;[.D40];&quot;) (veces &quot;;[.E40];&quot;) (tipo &quot;;[.F40];&quot;)  (racion &quot;;[.K40];&quot;) (kcal &quot;;[.L40];&quot;) (proteinas &quot;;[.M40];&quot;) (grasas &quot;;[.N40];&quot;) (hidratos &quot;;[.O40];&quot;)(grasas-mono &quot;;[.P40];&quot;) (desayuno &quot;;[.Q40];&quot;) (almuerzo &quot;;[.R40];&quot;) (comida &quot;;[.S40];&quot;) (merienda &quot;;[.T40];&quot;) (cena &quot;;[.U40];&quot;))&quot;)" office:value-type="string" office:string-value="(alimento (id 39) (nombre yogur-desnatado) (grupo 1) (veces 5) (tipo plasticos)  (racion 125) (kcal 36) (proteinas 3,3) (grasas 0,9) (hidratos 4)(grasas-mono 0) (desayuno si) (almuerzo si) (comida si) (merienda si) (cena si))" calcext:value-type="string">
            <text:p>(alimento (id 39) (nombre yogur-desnatado) (grupo 1) (veces 5) (tipo plasticos) <text:s/>(racion 125) (kcal 36) (proteinas 3,3) (grasas 0,9) (hidratos 4)(grasas-mono 0) (desayuno si) (almuerzo si) (comida si) (merienda si) (cena si))</text:p>
          </table:table-cell>
          <table:table-cell table:style-name="ce2" table:formula="of:=SUBSTITUTE([.W40];&quot;,&quot;;&quot;.&quot;)" office:value-type="string" office:string-value="(alimento (id 39) (nombre yogur-desnatado) (grupo 1) (veces 5) (tipo plasticos)  (racion 125) (kcal 36) (proteinas 3.3) (grasas 0.9) (hidratos 4)(grasas-mono 0) (desayuno si) (almuerzo si) (comida si) (merienda si) (cena si))" calcext:value-type="string">
            <text:p>(alimento (id 39) (nombre yogur-desnatado) (grupo 1) (veces 5) (tipo plasticos) <text:s/>(racion 125) (kcal 36) (proteinas 3.3) (grasas 0.9) (hidratos 4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Leche y derivados</text:p>
          </table:table-cell>
          <table:table-cell table:style-name="ce3" office:value-type="string" calcext:value-type="string">
            <text:p>Yogur desnatad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41]*[.L41]/100" office:value-type="float" office:value="18" calcext:value-type="float">
            <text:p>18</text:p>
          </table:table-cell>
          <table:table-cell table:style-name="ce3" table:formula="of:=[.K41]*[.M41]*4/100" office:value-type="float" office:value="6.6" calcext:value-type="float">
            <text:p>6,6</text:p>
          </table:table-cell>
          <table:table-cell table:style-name="ce3" table:formula="of:=[.K41]*[.O41]*4/100" office:value-type="float" office:value="8" calcext:value-type="float">
            <text:p>8</text:p>
          </table:table-cell>
          <table:table-cell table:style-name="ce3" table:formula="of:=[.K41]*[.N41]*9/100" office:value-type="float" office:value="4.05" calcext:value-type="float">
            <text:p>4,0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6" calcext:value-type="float">
            <text:p>36</text:p>
          </table:table-cell>
          <table:table-cell table:style-name="ce6" office:value-type="float" office:value="3.3" calcext:value-type="float">
            <text:p>3.3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41]);&quot; &quot;;&quot;-&quot;);&quot;á&quot;;&quot;a&quot;);&quot;é&quot;;&quot;e&quot;);&quot;í&quot;;&quot;i&quot;);&quot;ó&quot;;&quot;o&quot;);&quot;ú&quot;;&quot;u&quot;)" office:value-type="string" office:string-value="yogur-desnatado" calcext:value-type="string">
            <text:p>yogur-desnatado</text:p>
          </table:table-cell>
          <table:table-cell table:style-name="ce12" table:formula="of:=CONCATENATE(&quot;(alimento (id &quot;;[.A41];&quot;) (nombre &quot;;[.V41];&quot;) (grupo &quot;;[.D41];&quot;) (veces &quot;;[.E41];&quot;) (tipo &quot;;[.F41];&quot;)  (racion &quot;;[.K41];&quot;) (kcal &quot;;[.L41];&quot;) (proteinas &quot;;[.M41];&quot;) (grasas &quot;;[.N41];&quot;) (hidratos &quot;;[.O41];&quot;)(grasas-mono &quot;;[.P41];&quot;) (desayuno &quot;;[.Q41];&quot;) (almuerzo &quot;;[.R41];&quot;) (comida &quot;;[.S41];&quot;) (merienda &quot;;[.T41];&quot;) (cena &quot;;[.U41];&quot;))&quot;)" office:value-type="string" office:string-value="(alimento (id 40) (nombre yogur-desnatado) (grupo 1) (veces 5) (tipo plasticos)  (racion 50) (kcal 36) (proteinas 3,3) (grasas 0,9) (hidratos 4)(grasas-mono 0) (desayuno si) (almuerzo si) (comida si) (merienda si) (cena si))" calcext:value-type="string">
            <text:p>(alimento (id 40) (nombre yogur-desnatado) (grupo 1) (veces 5) (tipo plasticos) <text:s/>(racion 50) (kcal 36) (proteinas 3,3) (grasas 0,9) (hidratos 4)(grasas-mono 0) (desayuno si) (almuerzo si) (comida si) (merienda si) (cena si))</text:p>
          </table:table-cell>
          <table:table-cell table:style-name="ce2" table:formula="of:=SUBSTITUTE([.W41];&quot;,&quot;;&quot;.&quot;)" office:value-type="string" office:string-value="(alimento (id 40) (nombre yogur-desnatado) (grupo 1) (veces 5) (tipo plasticos)  (racion 50) (kcal 36) (proteinas 3.3) (grasas 0.9) (hidratos 4)(grasas-mono 0) (desayuno si) (almuerzo si) (comida si) (merienda si) (cena si))" calcext:value-type="string">
            <text:p>(alimento (id 40) (nombre yogur-desnatado) (grupo 1) (veces 5) (tipo plasticos) <text:s/>(racion 50) (kcal 36) (proteinas 3.3) (grasas 0.9) (hidratos 4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Leche y derivados</text:p>
          </table:table-cell>
          <table:table-cell table:style-name="ce3" office:value-type="string" calcext:value-type="string">
            <text:p>Yogur desnatad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42]*[.L42]/100" office:value-type="float" office:value="72" calcext:value-type="float">
            <text:p>72</text:p>
          </table:table-cell>
          <table:table-cell table:style-name="ce3" table:formula="of:=[.K42]*[.M42]*4/100" office:value-type="float" office:value="26.4" calcext:value-type="float">
            <text:p>26,4</text:p>
          </table:table-cell>
          <table:table-cell table:style-name="ce3" table:formula="of:=[.K42]*[.O42]*4/100" office:value-type="float" office:value="32" calcext:value-type="float">
            <text:p>32</text:p>
          </table:table-cell>
          <table:table-cell table:style-name="ce3" table:formula="of:=[.K42]*[.N42]*9/100" office:value-type="float" office:value="16.2" calcext:value-type="float">
            <text:p>16,2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6" calcext:value-type="float">
            <text:p>36</text:p>
          </table:table-cell>
          <table:table-cell table:style-name="ce6" office:value-type="float" office:value="3.3" calcext:value-type="float">
            <text:p>3.3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42]);&quot; &quot;;&quot;-&quot;);&quot;á&quot;;&quot;a&quot;);&quot;é&quot;;&quot;e&quot;);&quot;í&quot;;&quot;i&quot;);&quot;ó&quot;;&quot;o&quot;);&quot;ú&quot;;&quot;u&quot;)" office:value-type="string" office:string-value="yogur-desnatado" calcext:value-type="string">
            <text:p>yogur-desnatado</text:p>
          </table:table-cell>
          <table:table-cell table:style-name="ce12" table:formula="of:=CONCATENATE(&quot;(alimento (id &quot;;[.A42];&quot;) (nombre &quot;;[.V42];&quot;) (grupo &quot;;[.D42];&quot;) (veces &quot;;[.E42];&quot;) (tipo &quot;;[.F42];&quot;)  (racion &quot;;[.K42];&quot;) (kcal &quot;;[.L42];&quot;) (proteinas &quot;;[.M42];&quot;) (grasas &quot;;[.N42];&quot;) (hidratos &quot;;[.O42];&quot;)(grasas-mono &quot;;[.P42];&quot;) (desayuno &quot;;[.Q42];&quot;) (almuerzo &quot;;[.R42];&quot;) (comida &quot;;[.S42];&quot;) (merienda &quot;;[.T42];&quot;) (cena &quot;;[.U42];&quot;))&quot;)" office:value-type="string" office:string-value="(alimento (id 41) (nombre yogur-desnatado) (grupo 1) (veces 5) (tipo plasticos)  (racion 200) (kcal 36) (proteinas 3,3) (grasas 0,9) (hidratos 4)(grasas-mono 0) (desayuno si) (almuerzo si) (comida si) (merienda si) (cena si))" calcext:value-type="string">
            <text:p>(alimento (id 41) (nombre yogur-desnatado) (grupo 1) (veces 5) (tipo plasticos) <text:s/>(racion 200) (kcal 36) (proteinas 3,3) (grasas 0,9) (hidratos 4)(grasas-mono 0) (desayuno si) (almuerzo si) (comida si) (merienda si) (cena si))</text:p>
          </table:table-cell>
          <table:table-cell table:style-name="ce2" table:formula="of:=SUBSTITUTE([.W42];&quot;,&quot;;&quot;.&quot;)" office:value-type="string" office:string-value="(alimento (id 41) (nombre yogur-desnatado) (grupo 1) (veces 5) (tipo plasticos)  (racion 200) (kcal 36) (proteinas 3.3) (grasas 0.9) (hidratos 4)(grasas-mono 0) (desayuno si) (almuerzo si) (comida si) (merienda si) (cena si))" calcext:value-type="string">
            <text:p>(alimento (id 41) (nombre yogur-desnatado) (grupo 1) (veces 5) (tipo plasticos) <text:s/>(racion 200) (kcal 36) (proteinas 3.3) (grasas 0.9) (hidratos 4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Leche y derivados</text:p>
          </table:table-cell>
          <table:table-cell table:style-name="ce3" office:value-type="string" calcext:value-type="string">
            <text:p>Yogur desnatad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43]*[.L43]/100" office:value-type="float" office:value="36" calcext:value-type="float">
            <text:p>36</text:p>
          </table:table-cell>
          <table:table-cell table:style-name="ce3" table:formula="of:=[.K43]*[.M43]*4/100" office:value-type="float" office:value="13.2" calcext:value-type="float">
            <text:p>13,2</text:p>
          </table:table-cell>
          <table:table-cell table:style-name="ce3" table:formula="of:=[.K43]*[.O43]*4/100" office:value-type="float" office:value="16" calcext:value-type="float">
            <text:p>16</text:p>
          </table:table-cell>
          <table:table-cell table:style-name="ce3" table:formula="of:=[.K43]*[.N43]*9/100" office:value-type="float" office:value="8.1" calcext:value-type="float">
            <text:p>8,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6" calcext:value-type="float">
            <text:p>36</text:p>
          </table:table-cell>
          <table:table-cell table:style-name="ce6" office:value-type="float" office:value="3.3" calcext:value-type="float">
            <text:p>3.3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43]);&quot; &quot;;&quot;-&quot;);&quot;á&quot;;&quot;a&quot;);&quot;é&quot;;&quot;e&quot;);&quot;í&quot;;&quot;i&quot;);&quot;ó&quot;;&quot;o&quot;);&quot;ú&quot;;&quot;u&quot;)" office:value-type="string" office:string-value="yogur-desnatado" calcext:value-type="string">
            <text:p>yogur-desnatado</text:p>
          </table:table-cell>
          <table:table-cell table:style-name="ce12" table:formula="of:=CONCATENATE(&quot;(alimento (id &quot;;[.A43];&quot;) (nombre &quot;;[.V43];&quot;) (grupo &quot;;[.D43];&quot;) (veces &quot;;[.E43];&quot;) (tipo &quot;;[.F43];&quot;)  (racion &quot;;[.K43];&quot;) (kcal &quot;;[.L43];&quot;) (proteinas &quot;;[.M43];&quot;) (grasas &quot;;[.N43];&quot;) (hidratos &quot;;[.O43];&quot;)(grasas-mono &quot;;[.P43];&quot;) (desayuno &quot;;[.Q43];&quot;) (almuerzo &quot;;[.R43];&quot;) (comida &quot;;[.S43];&quot;) (merienda &quot;;[.T43];&quot;) (cena &quot;;[.U43];&quot;))&quot;)" office:value-type="string" office:string-value="(alimento (id 42) (nombre yogur-desnatado) (grupo 1) (veces 5) (tipo plasticos)  (racion 100) (kcal 36) (proteinas 3,3) (grasas 0,9) (hidratos 4)(grasas-mono 0) (desayuno si) (almuerzo si) (comida si) (merienda si) (cena si))" calcext:value-type="string">
            <text:p>(alimento (id 42) (nombre yogur-desnatado) (grupo 1) (veces 5) (tipo plasticos) <text:s/>(racion 100) (kcal 36) (proteinas 3,3) (grasas 0,9) (hidratos 4)(grasas-mono 0) (desayuno si) (almuerzo si) (comida si) (merienda si) (cena si))</text:p>
          </table:table-cell>
          <table:table-cell table:style-name="ce2" table:formula="of:=SUBSTITUTE([.W43];&quot;,&quot;;&quot;.&quot;)" office:value-type="string" office:string-value="(alimento (id 42) (nombre yogur-desnatado) (grupo 1) (veces 5) (tipo plasticos)  (racion 100) (kcal 36) (proteinas 3.3) (grasas 0.9) (hidratos 4)(grasas-mono 0) (desayuno si) (almuerzo si) (comida si) (merienda si) (cena si))" calcext:value-type="string">
            <text:p>(alimento (id 42) (nombre yogur-desnatado) (grupo 1) (veces 5) (tipo plasticos) <text:s/>(racion 100) (kcal 36) (proteinas 3.3) (grasas 0.9) (hidratos 4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Leche y derivados</text:p>
          </table:table-cell>
          <table:table-cell table:style-name="ce3" office:value-type="string" calcext:value-type="string">
            <text:p>Yogur con cereales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44]*[.L44]/100" office:value-type="float" office:value="60" calcext:value-type="float">
            <text:p>60</text:p>
          </table:table-cell>
          <table:table-cell table:style-name="ce3" table:formula="of:=[.K44]*[.M44]*4/100" office:value-type="float" office:value="15" calcext:value-type="float">
            <text:p>15</text:p>
          </table:table-cell>
          <table:table-cell table:style-name="ce3" table:formula="of:=[.K44]*[.O44]*4/100" office:value-type="float" office:value="45" calcext:value-type="float">
            <text:p>45</text:p>
          </table:table-cell>
          <table:table-cell table:style-name="ce3" table:formula="of:=[.K44]*[.N44]*9/100" office:value-type="float" office:value="0.5625" calcext:value-type="float">
            <text:p>0,562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48" calcext:value-type="float">
            <text:p>4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44]);&quot; &quot;;&quot;-&quot;);&quot;á&quot;;&quot;a&quot;);&quot;é&quot;;&quot;e&quot;);&quot;í&quot;;&quot;i&quot;);&quot;ó&quot;;&quot;o&quot;);&quot;ú&quot;;&quot;u&quot;)" office:value-type="string" office:string-value="yogur-con-cereales" calcext:value-type="string">
            <text:p>yogur-con-cereales</text:p>
          </table:table-cell>
          <table:table-cell table:style-name="ce12" table:formula="of:=CONCATENATE(&quot;(alimento (id &quot;;[.A44];&quot;) (nombre &quot;;[.V44];&quot;) (grupo &quot;;[.D44];&quot;) (veces &quot;;[.E44];&quot;) (tipo &quot;;[.F44];&quot;)  (racion &quot;;[.K44];&quot;) (kcal &quot;;[.L44];&quot;) (proteinas &quot;;[.M44];&quot;) (grasas &quot;;[.N44];&quot;) (hidratos &quot;;[.O44];&quot;)(grasas-mono &quot;;[.P44];&quot;) (desayuno &quot;;[.Q44];&quot;) (almuerzo &quot;;[.R44];&quot;) (comida &quot;;[.S44];&quot;) (merienda &quot;;[.T44];&quot;) (cena &quot;;[.U44];&quot;))&quot;)" office:value-type="string" office:string-value="(alimento (id 43) (nombre yogur-con-cereales) (grupo 1) (veces 1) (tipo plasticos)  (racion 125) (kcal 48) (proteinas 3) (grasas 0,05) (hidratos 9)(grasas-mono 0) (desayuno si) (almuerzo si) (comida si) (merienda si) (cena si))" calcext:value-type="string">
            <text:p>(alimento (id 43) (nombre yogur-con-cereales) (grupo 1) (veces 1) (tipo plasticos) <text:s/>(racion 125) (kcal 48) (proteinas 3) (grasas 0,05) (hidratos 9)(grasas-mono 0) (desayuno si) (almuerzo si) (comida si) (merienda si) (cena si))</text:p>
          </table:table-cell>
          <table:table-cell table:style-name="ce2" table:formula="of:=SUBSTITUTE([.W44];&quot;,&quot;;&quot;.&quot;)" office:value-type="string" office:string-value="(alimento (id 43) (nombre yogur-con-cereales) (grupo 1) (veces 1) (tipo plasticos)  (racion 125) (kcal 48) (proteinas 3) (grasas 0.05) (hidratos 9)(grasas-mono 0) (desayuno si) (almuerzo si) (comida si) (merienda si) (cena si))" calcext:value-type="string">
            <text:p>(alimento (id 43) (nombre yogur-con-cereales) (grupo 1) (veces 1) (tipo plasticos) <text:s/>(racion 125) (kcal 48) (proteinas 3) (grasas 0.05) (hidratos 9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Leche y derivados</text:p>
          </table:table-cell>
          <table:table-cell table:style-name="ce3" office:value-type="string" calcext:value-type="string">
            <text:p>Yogur con cereales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45]*[.L45]/100" office:value-type="float" office:value="24" calcext:value-type="float">
            <text:p>24</text:p>
          </table:table-cell>
          <table:table-cell table:style-name="ce3" table:formula="of:=[.K45]*[.M45]*4/100" office:value-type="float" office:value="6" calcext:value-type="float">
            <text:p>6</text:p>
          </table:table-cell>
          <table:table-cell table:style-name="ce3" table:formula="of:=[.K45]*[.O45]*4/100" office:value-type="float" office:value="18" calcext:value-type="float">
            <text:p>18</text:p>
          </table:table-cell>
          <table:table-cell table:style-name="ce3" table:formula="of:=[.K45]*[.N45]*9/100" office:value-type="float" office:value="0.225" calcext:value-type="float">
            <text:p>0,22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8" calcext:value-type="float">
            <text:p>4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45]);&quot; &quot;;&quot;-&quot;);&quot;á&quot;;&quot;a&quot;);&quot;é&quot;;&quot;e&quot;);&quot;í&quot;;&quot;i&quot;);&quot;ó&quot;;&quot;o&quot;);&quot;ú&quot;;&quot;u&quot;)" office:value-type="string" office:string-value="yogur-con-cereales" calcext:value-type="string">
            <text:p>yogur-con-cereales</text:p>
          </table:table-cell>
          <table:table-cell table:style-name="ce12" table:formula="of:=CONCATENATE(&quot;(alimento (id &quot;;[.A45];&quot;) (nombre &quot;;[.V45];&quot;) (grupo &quot;;[.D45];&quot;) (veces &quot;;[.E45];&quot;) (tipo &quot;;[.F45];&quot;)  (racion &quot;;[.K45];&quot;) (kcal &quot;;[.L45];&quot;) (proteinas &quot;;[.M45];&quot;) (grasas &quot;;[.N45];&quot;) (hidratos &quot;;[.O45];&quot;)(grasas-mono &quot;;[.P45];&quot;) (desayuno &quot;;[.Q45];&quot;) (almuerzo &quot;;[.R45];&quot;) (comida &quot;;[.S45];&quot;) (merienda &quot;;[.T45];&quot;) (cena &quot;;[.U45];&quot;))&quot;)" office:value-type="string" office:string-value="(alimento (id 44) (nombre yogur-con-cereales) (grupo 1) (veces 1) (tipo plasticos)  (racion 50) (kcal 48) (proteinas 3) (grasas 0,05) (hidratos 9)(grasas-mono 0) (desayuno si) (almuerzo si) (comida si) (merienda si) (cena si))" calcext:value-type="string">
            <text:p>(alimento (id 44) (nombre yogur-con-cereales) (grupo 1) (veces 1) (tipo plasticos) <text:s/>(racion 50) (kcal 48) (proteinas 3) (grasas 0,05) (hidratos 9)(grasas-mono 0) (desayuno si) (almuerzo si) (comida si) (merienda si) (cena si))</text:p>
          </table:table-cell>
          <table:table-cell table:style-name="ce2" table:formula="of:=SUBSTITUTE([.W45];&quot;,&quot;;&quot;.&quot;)" office:value-type="string" office:string-value="(alimento (id 44) (nombre yogur-con-cereales) (grupo 1) (veces 1) (tipo plasticos)  (racion 50) (kcal 48) (proteinas 3) (grasas 0.05) (hidratos 9)(grasas-mono 0) (desayuno si) (almuerzo si) (comida si) (merienda si) (cena si))" calcext:value-type="string">
            <text:p>(alimento (id 44) (nombre yogur-con-cereales) (grupo 1) (veces 1) (tipo plasticos) <text:s/>(racion 50) (kcal 48) (proteinas 3) (grasas 0.05) (hidratos 9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Leche y derivados</text:p>
          </table:table-cell>
          <table:table-cell table:style-name="ce3" office:value-type="string" calcext:value-type="string">
            <text:p>Yogur con cereales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46]*[.L46]/100" office:value-type="float" office:value="72" calcext:value-type="float">
            <text:p>72</text:p>
          </table:table-cell>
          <table:table-cell table:style-name="ce3" table:formula="of:=[.K46]*[.M46]*4/100" office:value-type="float" office:value="18" calcext:value-type="float">
            <text:p>18</text:p>
          </table:table-cell>
          <table:table-cell table:style-name="ce3" table:formula="of:=[.K46]*[.O46]*4/100" office:value-type="float" office:value="54" calcext:value-type="float">
            <text:p>54</text:p>
          </table:table-cell>
          <table:table-cell table:style-name="ce3" table:formula="of:=[.K46]*[.N46]*9/100" office:value-type="float" office:value="0.675" calcext:value-type="float">
            <text:p>0,67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48" calcext:value-type="float">
            <text:p>4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46]);&quot; &quot;;&quot;-&quot;);&quot;á&quot;;&quot;a&quot;);&quot;é&quot;;&quot;e&quot;);&quot;í&quot;;&quot;i&quot;);&quot;ó&quot;;&quot;o&quot;);&quot;ú&quot;;&quot;u&quot;)" office:value-type="string" office:string-value="yogur-con-cereales" calcext:value-type="string">
            <text:p>yogur-con-cereales</text:p>
          </table:table-cell>
          <table:table-cell table:style-name="ce12" table:formula="of:=CONCATENATE(&quot;(alimento (id &quot;;[.A46];&quot;) (nombre &quot;;[.V46];&quot;) (grupo &quot;;[.D46];&quot;) (veces &quot;;[.E46];&quot;) (tipo &quot;;[.F46];&quot;)  (racion &quot;;[.K46];&quot;) (kcal &quot;;[.L46];&quot;) (proteinas &quot;;[.M46];&quot;) (grasas &quot;;[.N46];&quot;) (hidratos &quot;;[.O46];&quot;)(grasas-mono &quot;;[.P46];&quot;) (desayuno &quot;;[.Q46];&quot;) (almuerzo &quot;;[.R46];&quot;) (comida &quot;;[.S46];&quot;) (merienda &quot;;[.T46];&quot;) (cena &quot;;[.U46];&quot;))&quot;)" office:value-type="string" office:string-value="(alimento (id 45) (nombre yogur-con-cereales) (grupo 1) (veces 1) (tipo plasticos)  (racion 150) (kcal 48) (proteinas 3) (grasas 0,05) (hidratos 9)(grasas-mono 0) (desayuno si) (almuerzo si) (comida si) (merienda si) (cena si))" calcext:value-type="string">
            <text:p>(alimento (id 45) (nombre yogur-con-cereales) (grupo 1) (veces 1) (tipo plasticos) <text:s/>(racion 150) (kcal 48) (proteinas 3) (grasas 0,05) (hidratos 9)(grasas-mono 0) (desayuno si) (almuerzo si) (comida si) (merienda si) (cena si))</text:p>
          </table:table-cell>
          <table:table-cell table:style-name="ce2" table:formula="of:=SUBSTITUTE([.W46];&quot;,&quot;;&quot;.&quot;)" office:value-type="string" office:string-value="(alimento (id 45) (nombre yogur-con-cereales) (grupo 1) (veces 1) (tipo plasticos)  (racion 150) (kcal 48) (proteinas 3) (grasas 0.05) (hidratos 9)(grasas-mono 0) (desayuno si) (almuerzo si) (comida si) (merienda si) (cena si))" calcext:value-type="string">
            <text:p>(alimento (id 45) (nombre yogur-con-cereales) (grupo 1) (veces 1) (tipo plasticos) <text:s/>(racion 150) (kcal 48) (proteinas 3) (grasas 0.05) (hidratos 9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Leche y derivados</text:p>
          </table:table-cell>
          <table:table-cell table:style-name="ce3" office:value-type="string" calcext:value-type="string">
            <text:p>Yogur con cereales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47]*[.L47]/100" office:value-type="float" office:value="96" calcext:value-type="float">
            <text:p>96</text:p>
          </table:table-cell>
          <table:table-cell table:style-name="ce3" table:formula="of:=[.K47]*[.M47]*4/100" office:value-type="float" office:value="24" calcext:value-type="float">
            <text:p>24</text:p>
          </table:table-cell>
          <table:table-cell table:style-name="ce3" table:formula="of:=[.K47]*[.O47]*4/100" office:value-type="float" office:value="72" calcext:value-type="float">
            <text:p>72</text:p>
          </table:table-cell>
          <table:table-cell table:style-name="ce3" table:formula="of:=[.K47]*[.N47]*9/100" office:value-type="float" office:value="0.9" calcext:value-type="float">
            <text:p>0,9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8" calcext:value-type="float">
            <text:p>4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47]);&quot; &quot;;&quot;-&quot;);&quot;á&quot;;&quot;a&quot;);&quot;é&quot;;&quot;e&quot;);&quot;í&quot;;&quot;i&quot;);&quot;ó&quot;;&quot;o&quot;);&quot;ú&quot;;&quot;u&quot;)" office:value-type="string" office:string-value="yogur-con-cereales" calcext:value-type="string">
            <text:p>yogur-con-cereales</text:p>
          </table:table-cell>
          <table:table-cell table:style-name="ce12" table:formula="of:=CONCATENATE(&quot;(alimento (id &quot;;[.A47];&quot;) (nombre &quot;;[.V47];&quot;) (grupo &quot;;[.D47];&quot;) (veces &quot;;[.E47];&quot;) (tipo &quot;;[.F47];&quot;)  (racion &quot;;[.K47];&quot;) (kcal &quot;;[.L47];&quot;) (proteinas &quot;;[.M47];&quot;) (grasas &quot;;[.N47];&quot;) (hidratos &quot;;[.O47];&quot;)(grasas-mono &quot;;[.P47];&quot;) (desayuno &quot;;[.Q47];&quot;) (almuerzo &quot;;[.R47];&quot;) (comida &quot;;[.S47];&quot;) (merienda &quot;;[.T47];&quot;) (cena &quot;;[.U47];&quot;))&quot;)" office:value-type="string" office:string-value="(alimento (id 46) (nombre yogur-con-cereales) (grupo 1) (veces 1) (tipo plasticos)  (racion 200) (kcal 48) (proteinas 3) (grasas 0,05) (hidratos 9)(grasas-mono 0) (desayuno si) (almuerzo si) (comida si) (merienda si) (cena si))" calcext:value-type="string">
            <text:p>(alimento (id 46) (nombre yogur-con-cereales) (grupo 1) (veces 1) (tipo plasticos) <text:s/>(racion 200) (kcal 48) (proteinas 3) (grasas 0,05) (hidratos 9)(grasas-mono 0) (desayuno si) (almuerzo si) (comida si) (merienda si) (cena si))</text:p>
          </table:table-cell>
          <table:table-cell table:style-name="ce2" table:formula="of:=SUBSTITUTE([.W47];&quot;,&quot;;&quot;.&quot;)" office:value-type="string" office:string-value="(alimento (id 46) (nombre yogur-con-cereales) (grupo 1) (veces 1) (tipo plasticos)  (racion 200) (kcal 48) (proteinas 3) (grasas 0.05) (hidratos 9)(grasas-mono 0) (desayuno si) (almuerzo si) (comida si) (merienda si) (cena si))" calcext:value-type="string">
            <text:p>(alimento (id 46) (nombre yogur-con-cereales) (grupo 1) (veces 1) (tipo plasticos) <text:s/>(racion 200) (kcal 48) (proteinas 3) (grasas 0.05) (hidratos 9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Leche y derivados</text:p>
          </table:table-cell>
          <table:table-cell table:style-name="ce3" office:value-type="string" calcext:value-type="string">
            <text:p>Yogur con cereales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48]*[.L48]/100" office:value-type="float" office:value="48" calcext:value-type="float">
            <text:p>48</text:p>
          </table:table-cell>
          <table:table-cell table:style-name="ce3" table:formula="of:=[.K48]*[.M48]*4/100" office:value-type="float" office:value="12" calcext:value-type="float">
            <text:p>12</text:p>
          </table:table-cell>
          <table:table-cell table:style-name="ce3" table:formula="of:=[.K48]*[.O48]*4/100" office:value-type="float" office:value="36" calcext:value-type="float">
            <text:p>36</text:p>
          </table:table-cell>
          <table:table-cell table:style-name="ce3" table:formula="of:=[.K48]*[.N48]*9/100" office:value-type="float" office:value="0.45" calcext:value-type="float">
            <text:p>0,4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8" calcext:value-type="float">
            <text:p>4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48]);&quot; &quot;;&quot;-&quot;);&quot;á&quot;;&quot;a&quot;);&quot;é&quot;;&quot;e&quot;);&quot;í&quot;;&quot;i&quot;);&quot;ó&quot;;&quot;o&quot;);&quot;ú&quot;;&quot;u&quot;)" office:value-type="string" office:string-value="yogur-con-cereales" calcext:value-type="string">
            <text:p>yogur-con-cereales</text:p>
          </table:table-cell>
          <table:table-cell table:style-name="ce12" table:formula="of:=CONCATENATE(&quot;(alimento (id &quot;;[.A48];&quot;) (nombre &quot;;[.V48];&quot;) (grupo &quot;;[.D48];&quot;) (veces &quot;;[.E48];&quot;) (tipo &quot;;[.F48];&quot;)  (racion &quot;;[.K48];&quot;) (kcal &quot;;[.L48];&quot;) (proteinas &quot;;[.M48];&quot;) (grasas &quot;;[.N48];&quot;) (hidratos &quot;;[.O48];&quot;)(grasas-mono &quot;;[.P48];&quot;) (desayuno &quot;;[.Q48];&quot;) (almuerzo &quot;;[.R48];&quot;) (comida &quot;;[.S48];&quot;) (merienda &quot;;[.T48];&quot;) (cena &quot;;[.U48];&quot;))&quot;)" office:value-type="string" office:string-value="(alimento (id 47) (nombre yogur-con-cereales) (grupo 1) (veces 1) (tipo plasticos)  (racion 100) (kcal 48) (proteinas 3) (grasas 0,05) (hidratos 9)(grasas-mono 0) (desayuno si) (almuerzo si) (comida si) (merienda si) (cena si))" calcext:value-type="string">
            <text:p>(alimento (id 47) (nombre yogur-con-cereales) (grupo 1) (veces 1) (tipo plasticos) <text:s/>(racion 100) (kcal 48) (proteinas 3) (grasas 0,05) (hidratos 9)(grasas-mono 0) (desayuno si) (almuerzo si) (comida si) (merienda si) (cena si))</text:p>
          </table:table-cell>
          <table:table-cell table:style-name="ce2" table:formula="of:=SUBSTITUTE([.W48];&quot;,&quot;;&quot;.&quot;)" office:value-type="string" office:string-value="(alimento (id 47) (nombre yogur-con-cereales) (grupo 1) (veces 1) (tipo plasticos)  (racion 100) (kcal 48) (proteinas 3) (grasas 0.05) (hidratos 9)(grasas-mono 0) (desayuno si) (almuerzo si) (comida si) (merienda si) (cena si))" calcext:value-type="string">
            <text:p>(alimento (id 47) (nombre yogur-con-cereales) (grupo 1) (veces 1) (tipo plasticos) <text:s/>(racion 100) (kcal 48) (proteinas 3) (grasas 0.05) (hidratos 9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Leche y derivados</text:p>
          </table:table-cell>
          <table:table-cell table:style-name="ce3" office:value-type="string" calcext:value-type="string">
            <text:p>Yogur con frutas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49]*[.L49]/100" office:value-type="float" office:value="111.25" calcext:value-type="float">
            <text:p>111,25</text:p>
          </table:table-cell>
          <table:table-cell table:style-name="ce3" table:formula="of:=[.K49]*[.M49]*4/100" office:value-type="float" office:value="14" calcext:value-type="float">
            <text:p>14</text:p>
          </table:table-cell>
          <table:table-cell table:style-name="ce3" table:formula="of:=[.K49]*[.O49]*4/100" office:value-type="float" office:value="63" calcext:value-type="float">
            <text:p>63</text:p>
          </table:table-cell>
          <table:table-cell table:style-name="ce3" table:formula="of:=[.K49]*[.N49]*9/100" office:value-type="float" office:value="37.125" calcext:value-type="float">
            <text:p>37,12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89" calcext:value-type="float">
            <text:p>89</text:p>
          </table:table-cell>
          <table:table-cell table:style-name="ce6" office:value-type="float" office:value="2.8" calcext:value-type="float">
            <text:p>2.8</text:p>
          </table:table-cell>
          <table:table-cell table:style-name="ce6" office:value-type="float" office:value="3.3" calcext:value-type="float">
            <text:p>3.3</text:p>
          </table:table-cell>
          <table:table-cell table:style-name="ce6" office:value-type="float" office:value="12.6" calcext:value-type="float">
            <text:p>12.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49]);&quot; &quot;;&quot;-&quot;);&quot;á&quot;;&quot;a&quot;);&quot;é&quot;;&quot;e&quot;);&quot;í&quot;;&quot;i&quot;);&quot;ó&quot;;&quot;o&quot;);&quot;ú&quot;;&quot;u&quot;)" office:value-type="string" office:string-value="yogur-con-frutas" calcext:value-type="string">
            <text:p>yogur-con-frutas</text:p>
          </table:table-cell>
          <table:table-cell table:style-name="ce12" table:formula="of:=CONCATENATE(&quot;(alimento (id &quot;;[.A49];&quot;) (nombre &quot;;[.V49];&quot;) (grupo &quot;;[.D49];&quot;) (veces &quot;;[.E49];&quot;) (tipo &quot;;[.F49];&quot;)  (racion &quot;;[.K49];&quot;) (kcal &quot;;[.L49];&quot;) (proteinas &quot;;[.M49];&quot;) (grasas &quot;;[.N49];&quot;) (hidratos &quot;;[.O49];&quot;)(grasas-mono &quot;;[.P49];&quot;) (desayuno &quot;;[.Q49];&quot;) (almuerzo &quot;;[.R49];&quot;) (comida &quot;;[.S49];&quot;) (merienda &quot;;[.T49];&quot;) (cena &quot;;[.U49];&quot;))&quot;)" office:value-type="string" office:string-value="(alimento (id 48) (nombre yogur-con-frutas) (grupo 1) (veces 1) (tipo plasticos)  (racion 125) (kcal 89) (proteinas 2,8) (grasas 3,3) (hidratos 12,6)(grasas-mono 0) (desayuno si) (almuerzo si) (comida si) (merienda si) (cena si))" calcext:value-type="string">
            <text:p>(alimento (id 48) (nombre yogur-con-frutas) (grupo 1) (veces 1) (tipo plasticos) <text:s/>(racion 125) (kcal 89) (proteinas 2,8) (grasas 3,3) (hidratos 12,6)(grasas-mono 0) (desayuno si) (almuerzo si) (comida si) (merienda si) (cena si))</text:p>
          </table:table-cell>
          <table:table-cell table:style-name="ce2" table:formula="of:=SUBSTITUTE([.W49];&quot;,&quot;;&quot;.&quot;)" office:value-type="string" office:string-value="(alimento (id 48) (nombre yogur-con-frutas) (grupo 1) (veces 1) (tipo plasticos)  (racion 125) (kcal 89) (proteinas 2.8) (grasas 3.3) (hidratos 12.6)(grasas-mono 0) (desayuno si) (almuerzo si) (comida si) (merienda si) (cena si))" calcext:value-type="string">
            <text:p>(alimento (id 48) (nombre yogur-con-frutas) (grupo 1) (veces 1) (tipo plasticos) <text:s/>(racion 125) (kcal 89) (proteinas 2.8) (grasas 3.3) (hidratos 12.6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Leche y derivados</text:p>
          </table:table-cell>
          <table:table-cell table:style-name="ce3" office:value-type="string" calcext:value-type="string">
            <text:p>Yogur con frutas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50]*[.L50]/100" office:value-type="float" office:value="44.5" calcext:value-type="float">
            <text:p>44,5</text:p>
          </table:table-cell>
          <table:table-cell table:style-name="ce3" table:formula="of:=[.K50]*[.M50]*4/100" office:value-type="float" office:value="5.6" calcext:value-type="float">
            <text:p>5,6</text:p>
          </table:table-cell>
          <table:table-cell table:style-name="ce3" table:formula="of:=[.K50]*[.O50]*4/100" office:value-type="float" office:value="25.2" calcext:value-type="float">
            <text:p>25,2</text:p>
          </table:table-cell>
          <table:table-cell table:style-name="ce3" table:formula="of:=[.K50]*[.N50]*9/100" office:value-type="float" office:value="14.85" calcext:value-type="float">
            <text:p>14,8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9" calcext:value-type="float">
            <text:p>89</text:p>
          </table:table-cell>
          <table:table-cell table:style-name="ce6" office:value-type="float" office:value="2.8" calcext:value-type="float">
            <text:p>2.8</text:p>
          </table:table-cell>
          <table:table-cell table:style-name="ce6" office:value-type="float" office:value="3.3" calcext:value-type="float">
            <text:p>3.3</text:p>
          </table:table-cell>
          <table:table-cell table:style-name="ce6" office:value-type="float" office:value="12.6" calcext:value-type="float">
            <text:p>12.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50]);&quot; &quot;;&quot;-&quot;);&quot;á&quot;;&quot;a&quot;);&quot;é&quot;;&quot;e&quot;);&quot;í&quot;;&quot;i&quot;);&quot;ó&quot;;&quot;o&quot;);&quot;ú&quot;;&quot;u&quot;)" office:value-type="string" office:string-value="yogur-con-frutas" calcext:value-type="string">
            <text:p>yogur-con-frutas</text:p>
          </table:table-cell>
          <table:table-cell table:style-name="ce12" table:formula="of:=CONCATENATE(&quot;(alimento (id &quot;;[.A50];&quot;) (nombre &quot;;[.V50];&quot;) (grupo &quot;;[.D50];&quot;) (veces &quot;;[.E50];&quot;) (tipo &quot;;[.F50];&quot;)  (racion &quot;;[.K50];&quot;) (kcal &quot;;[.L50];&quot;) (proteinas &quot;;[.M50];&quot;) (grasas &quot;;[.N50];&quot;) (hidratos &quot;;[.O50];&quot;)(grasas-mono &quot;;[.P50];&quot;) (desayuno &quot;;[.Q50];&quot;) (almuerzo &quot;;[.R50];&quot;) (comida &quot;;[.S50];&quot;) (merienda &quot;;[.T50];&quot;) (cena &quot;;[.U50];&quot;))&quot;)" office:value-type="string" office:string-value="(alimento (id 49) (nombre yogur-con-frutas) (grupo 1) (veces 1) (tipo plasticos)  (racion 50) (kcal 89) (proteinas 2,8) (grasas 3,3) (hidratos 12,6)(grasas-mono 0) (desayuno si) (almuerzo si) (comida si) (merienda si) (cena si))" calcext:value-type="string">
            <text:p>(alimento (id 49) (nombre yogur-con-frutas) (grupo 1) (veces 1) (tipo plasticos) <text:s/>(racion 50) (kcal 89) (proteinas 2,8) (grasas 3,3) (hidratos 12,6)(grasas-mono 0) (desayuno si) (almuerzo si) (comida si) (merienda si) (cena si))</text:p>
          </table:table-cell>
          <table:table-cell table:style-name="ce2" table:formula="of:=SUBSTITUTE([.W50];&quot;,&quot;;&quot;.&quot;)" office:value-type="string" office:string-value="(alimento (id 49) (nombre yogur-con-frutas) (grupo 1) (veces 1) (tipo plasticos)  (racion 50) (kcal 89) (proteinas 2.8) (grasas 3.3) (hidratos 12.6)(grasas-mono 0) (desayuno si) (almuerzo si) (comida si) (merienda si) (cena si))" calcext:value-type="string">
            <text:p>(alimento (id 49) (nombre yogur-con-frutas) (grupo 1) (veces 1) (tipo plasticos) <text:s/>(racion 50) (kcal 89) (proteinas 2.8) (grasas 3.3) (hidratos 12.6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Leche y derivados</text:p>
          </table:table-cell>
          <table:table-cell table:style-name="ce3" office:value-type="string" calcext:value-type="string">
            <text:p>Yogur con frutas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51]*[.L51]/100" office:value-type="float" office:value="133.5" calcext:value-type="float">
            <text:p>133,5</text:p>
          </table:table-cell>
          <table:table-cell table:style-name="ce3" table:formula="of:=[.K51]*[.M51]*4/100" office:value-type="float" office:value="16.8" calcext:value-type="float">
            <text:p>16,8</text:p>
          </table:table-cell>
          <table:table-cell table:style-name="ce3" table:formula="of:=[.K51]*[.O51]*4/100" office:value-type="float" office:value="75.6" calcext:value-type="float">
            <text:p>75,6</text:p>
          </table:table-cell>
          <table:table-cell table:style-name="ce3" table:formula="of:=[.K51]*[.N51]*9/100" office:value-type="float" office:value="44.55" calcext:value-type="float">
            <text:p>44,5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89" calcext:value-type="float">
            <text:p>89</text:p>
          </table:table-cell>
          <table:table-cell table:style-name="ce6" office:value-type="float" office:value="2.8" calcext:value-type="float">
            <text:p>2.8</text:p>
          </table:table-cell>
          <table:table-cell table:style-name="ce6" office:value-type="float" office:value="3.3" calcext:value-type="float">
            <text:p>3.3</text:p>
          </table:table-cell>
          <table:table-cell table:style-name="ce6" office:value-type="float" office:value="12.6" calcext:value-type="float">
            <text:p>12.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51]);&quot; &quot;;&quot;-&quot;);&quot;á&quot;;&quot;a&quot;);&quot;é&quot;;&quot;e&quot;);&quot;í&quot;;&quot;i&quot;);&quot;ó&quot;;&quot;o&quot;);&quot;ú&quot;;&quot;u&quot;)" office:value-type="string" office:string-value="yogur-con-frutas" calcext:value-type="string">
            <text:p>yogur-con-frutas</text:p>
          </table:table-cell>
          <table:table-cell table:style-name="ce12" table:formula="of:=CONCATENATE(&quot;(alimento (id &quot;;[.A51];&quot;) (nombre &quot;;[.V51];&quot;) (grupo &quot;;[.D51];&quot;) (veces &quot;;[.E51];&quot;) (tipo &quot;;[.F51];&quot;)  (racion &quot;;[.K51];&quot;) (kcal &quot;;[.L51];&quot;) (proteinas &quot;;[.M51];&quot;) (grasas &quot;;[.N51];&quot;) (hidratos &quot;;[.O51];&quot;)(grasas-mono &quot;;[.P51];&quot;) (desayuno &quot;;[.Q51];&quot;) (almuerzo &quot;;[.R51];&quot;) (comida &quot;;[.S51];&quot;) (merienda &quot;;[.T51];&quot;) (cena &quot;;[.U51];&quot;))&quot;)" office:value-type="string" office:string-value="(alimento (id 50) (nombre yogur-con-frutas) (grupo 1) (veces 1) (tipo plasticos)  (racion 150) (kcal 89) (proteinas 2,8) (grasas 3,3) (hidratos 12,6)(grasas-mono 0) (desayuno si) (almuerzo si) (comida si) (merienda si) (cena si))" calcext:value-type="string">
            <text:p>(alimento (id 50) (nombre yogur-con-frutas) (grupo 1) (veces 1) (tipo plasticos) <text:s/>(racion 150) (kcal 89) (proteinas 2,8) (grasas 3,3) (hidratos 12,6)(grasas-mono 0) (desayuno si) (almuerzo si) (comida si) (merienda si) (cena si))</text:p>
          </table:table-cell>
          <table:table-cell table:style-name="ce2" table:formula="of:=SUBSTITUTE([.W51];&quot;,&quot;;&quot;.&quot;)" office:value-type="string" office:string-value="(alimento (id 50) (nombre yogur-con-frutas) (grupo 1) (veces 1) (tipo plasticos)  (racion 150) (kcal 89) (proteinas 2.8) (grasas 3.3) (hidratos 12.6)(grasas-mono 0) (desayuno si) (almuerzo si) (comida si) (merienda si) (cena si))" calcext:value-type="string">
            <text:p>(alimento (id 50) (nombre yogur-con-frutas) (grupo 1) (veces 1) (tipo plasticos) <text:s/>(racion 150) (kcal 89) (proteinas 2.8) (grasas 3.3) (hidratos 12.6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Leche y derivados</text:p>
          </table:table-cell>
          <table:table-cell table:style-name="ce3" office:value-type="string" calcext:value-type="string">
            <text:p>Yogur con frutas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52]*[.L52]/100" office:value-type="float" office:value="178" calcext:value-type="float">
            <text:p>178</text:p>
          </table:table-cell>
          <table:table-cell table:style-name="ce3" table:formula="of:=[.K52]*[.M52]*4/100" office:value-type="float" office:value="22.4" calcext:value-type="float">
            <text:p>22,4</text:p>
          </table:table-cell>
          <table:table-cell table:style-name="ce3" table:formula="of:=[.K52]*[.O52]*4/100" office:value-type="float" office:value="100.8" calcext:value-type="float">
            <text:p>100,8</text:p>
          </table:table-cell>
          <table:table-cell table:style-name="ce3" table:formula="of:=[.K52]*[.N52]*9/100" office:value-type="float" office:value="59.4" calcext:value-type="float">
            <text:p>59,4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89" calcext:value-type="float">
            <text:p>89</text:p>
          </table:table-cell>
          <table:table-cell table:style-name="ce6" office:value-type="float" office:value="2.8" calcext:value-type="float">
            <text:p>2.8</text:p>
          </table:table-cell>
          <table:table-cell table:style-name="ce6" office:value-type="float" office:value="3.3" calcext:value-type="float">
            <text:p>3.3</text:p>
          </table:table-cell>
          <table:table-cell table:style-name="ce6" office:value-type="float" office:value="12.6" calcext:value-type="float">
            <text:p>12.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52]);&quot; &quot;;&quot;-&quot;);&quot;á&quot;;&quot;a&quot;);&quot;é&quot;;&quot;e&quot;);&quot;í&quot;;&quot;i&quot;);&quot;ó&quot;;&quot;o&quot;);&quot;ú&quot;;&quot;u&quot;)" office:value-type="string" office:string-value="yogur-con-frutas" calcext:value-type="string">
            <text:p>yogur-con-frutas</text:p>
          </table:table-cell>
          <table:table-cell table:style-name="ce12" table:formula="of:=CONCATENATE(&quot;(alimento (id &quot;;[.A52];&quot;) (nombre &quot;;[.V52];&quot;) (grupo &quot;;[.D52];&quot;) (veces &quot;;[.E52];&quot;) (tipo &quot;;[.F52];&quot;)  (racion &quot;;[.K52];&quot;) (kcal &quot;;[.L52];&quot;) (proteinas &quot;;[.M52];&quot;) (grasas &quot;;[.N52];&quot;) (hidratos &quot;;[.O52];&quot;)(grasas-mono &quot;;[.P52];&quot;) (desayuno &quot;;[.Q52];&quot;) (almuerzo &quot;;[.R52];&quot;) (comida &quot;;[.S52];&quot;) (merienda &quot;;[.T52];&quot;) (cena &quot;;[.U52];&quot;))&quot;)" office:value-type="string" office:string-value="(alimento (id 51) (nombre yogur-con-frutas) (grupo 1) (veces 1) (tipo plasticos)  (racion 200) (kcal 89) (proteinas 2,8) (grasas 3,3) (hidratos 12,6)(grasas-mono 0) (desayuno si) (almuerzo si) (comida si) (merienda si) (cena si))" calcext:value-type="string">
            <text:p>(alimento (id 51) (nombre yogur-con-frutas) (grupo 1) (veces 1) (tipo plasticos) <text:s/>(racion 200) (kcal 89) (proteinas 2,8) (grasas 3,3) (hidratos 12,6)(grasas-mono 0) (desayuno si) (almuerzo si) (comida si) (merienda si) (cena si))</text:p>
          </table:table-cell>
          <table:table-cell table:style-name="ce2" table:formula="of:=SUBSTITUTE([.W52];&quot;,&quot;;&quot;.&quot;)" office:value-type="string" office:string-value="(alimento (id 51) (nombre yogur-con-frutas) (grupo 1) (veces 1) (tipo plasticos)  (racion 200) (kcal 89) (proteinas 2.8) (grasas 3.3) (hidratos 12.6)(grasas-mono 0) (desayuno si) (almuerzo si) (comida si) (merienda si) (cena si))" calcext:value-type="string">
            <text:p>(alimento (id 51) (nombre yogur-con-frutas) (grupo 1) (veces 1) (tipo plasticos) <text:s/>(racion 200) (kcal 89) (proteinas 2.8) (grasas 3.3) (hidratos 12.6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Leche y derivados</text:p>
          </table:table-cell>
          <table:table-cell table:style-name="ce3" office:value-type="string" calcext:value-type="string">
            <text:p>Yogur con frutas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53]*[.L53]/100" office:value-type="float" office:value="89" calcext:value-type="float">
            <text:p>89</text:p>
          </table:table-cell>
          <table:table-cell table:style-name="ce3" table:formula="of:=[.K53]*[.M53]*4/100" office:value-type="float" office:value="11.2" calcext:value-type="float">
            <text:p>11,2</text:p>
          </table:table-cell>
          <table:table-cell table:style-name="ce3" table:formula="of:=[.K53]*[.O53]*4/100" office:value-type="float" office:value="50.4" calcext:value-type="float">
            <text:p>50,4</text:p>
          </table:table-cell>
          <table:table-cell table:style-name="ce3" table:formula="of:=[.K53]*[.N53]*9/100" office:value-type="float" office:value="29.7" calcext:value-type="float">
            <text:p>29,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89" calcext:value-type="float">
            <text:p>89</text:p>
          </table:table-cell>
          <table:table-cell table:style-name="ce6" office:value-type="float" office:value="2.8" calcext:value-type="float">
            <text:p>2.8</text:p>
          </table:table-cell>
          <table:table-cell table:style-name="ce6" office:value-type="float" office:value="3.3" calcext:value-type="float">
            <text:p>3.3</text:p>
          </table:table-cell>
          <table:table-cell table:style-name="ce6" office:value-type="float" office:value="12.6" calcext:value-type="float">
            <text:p>12.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53]);&quot; &quot;;&quot;-&quot;);&quot;á&quot;;&quot;a&quot;);&quot;é&quot;;&quot;e&quot;);&quot;í&quot;;&quot;i&quot;);&quot;ó&quot;;&quot;o&quot;);&quot;ú&quot;;&quot;u&quot;)" office:value-type="string" office:string-value="yogur-con-frutas" calcext:value-type="string">
            <text:p>yogur-con-frutas</text:p>
          </table:table-cell>
          <table:table-cell table:style-name="ce12" table:formula="of:=CONCATENATE(&quot;(alimento (id &quot;;[.A53];&quot;) (nombre &quot;;[.V53];&quot;) (grupo &quot;;[.D53];&quot;) (veces &quot;;[.E53];&quot;) (tipo &quot;;[.F53];&quot;)  (racion &quot;;[.K53];&quot;) (kcal &quot;;[.L53];&quot;) (proteinas &quot;;[.M53];&quot;) (grasas &quot;;[.N53];&quot;) (hidratos &quot;;[.O53];&quot;)(grasas-mono &quot;;[.P53];&quot;) (desayuno &quot;;[.Q53];&quot;) (almuerzo &quot;;[.R53];&quot;) (comida &quot;;[.S53];&quot;) (merienda &quot;;[.T53];&quot;) (cena &quot;;[.U53];&quot;))&quot;)" office:value-type="string" office:string-value="(alimento (id 52) (nombre yogur-con-frutas) (grupo 1) (veces 1) (tipo plasticos)  (racion 100) (kcal 89) (proteinas 2,8) (grasas 3,3) (hidratos 12,6)(grasas-mono 0) (desayuno si) (almuerzo si) (comida si) (merienda si) (cena si))" calcext:value-type="string">
            <text:p>(alimento (id 52) (nombre yogur-con-frutas) (grupo 1) (veces 1) (tipo plasticos) <text:s/>(racion 100) (kcal 89) (proteinas 2,8) (grasas 3,3) (hidratos 12,6)(grasas-mono 0) (desayuno si) (almuerzo si) (comida si) (merienda si) (cena si))</text:p>
          </table:table-cell>
          <table:table-cell table:style-name="ce2" table:formula="of:=SUBSTITUTE([.W53];&quot;,&quot;;&quot;.&quot;)" office:value-type="string" office:string-value="(alimento (id 52) (nombre yogur-con-frutas) (grupo 1) (veces 1) (tipo plasticos)  (racion 100) (kcal 89) (proteinas 2.8) (grasas 3.3) (hidratos 12.6)(grasas-mono 0) (desayuno si) (almuerzo si) (comida si) (merienda si) (cena si))" calcext:value-type="string">
            <text:p>(alimento (id 52) (nombre yogur-con-frutas) (grupo 1) (veces 1) (tipo plasticos) <text:s/>(racion 100) (kcal 89) (proteinas 2.8) (grasas 3.3) (hidratos 12.6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Lubin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54]*[.L54]/100" office:value-type="float" office:value="171.5" calcext:value-type="float">
            <text:p>171,5</text:p>
          </table:table-cell>
          <table:table-cell table:style-name="ce3" table:formula="of:=[.K54]*[.M54]*4/100" office:value-type="float" office:value="135.1" calcext:value-type="float">
            <text:p>135,1</text:p>
          </table:table-cell>
          <table:table-cell table:style-name="ce3" table:formula="of:=[.K54]*[.O54]*4/100" office:value-type="float" office:value="0" calcext:value-type="float">
            <text:p>0</text:p>
          </table:table-cell>
          <table:table-cell table:style-name="ce3" table:formula="of:=[.K54]*[.N54]*9/100" office:value-type="float" office:value="36.225" calcext:value-type="float">
            <text:p>36,225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98" calcext:value-type="float">
            <text:p>98</text:p>
          </table:table-cell>
          <table:table-cell table:style-name="ce6" office:value-type="float" office:value="19.3" calcext:value-type="float">
            <text:p>19.3</text:p>
          </table:table-cell>
          <table:table-cell table:style-name="ce6" office:value-type="float" office:value="2.3" calcext:value-type="float">
            <text:p>2.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54]);&quot; &quot;;&quot;-&quot;);&quot;á&quot;;&quot;a&quot;);&quot;é&quot;;&quot;e&quot;);&quot;í&quot;;&quot;i&quot;);&quot;ó&quot;;&quot;o&quot;);&quot;ú&quot;;&quot;u&quot;)" office:value-type="string" office:string-value="lubina" calcext:value-type="string">
            <text:p>lubina</text:p>
          </table:table-cell>
          <table:table-cell table:style-name="ce12" table:formula="of:=CONCATENATE(&quot;(alimento (id &quot;;[.A54];&quot;) (nombre &quot;;[.V54];&quot;) (grupo &quot;;[.D54];&quot;) (veces &quot;;[.E54];&quot;) (tipo &quot;;[.F54];&quot;)  (racion &quot;;[.K54];&quot;) (kcal &quot;;[.L54];&quot;) (proteinas &quot;;[.M54];&quot;) (grasas &quot;;[.N54];&quot;) (hidratos &quot;;[.O54];&quot;)(grasas-mono &quot;;[.P54];&quot;) (desayuno &quot;;[.Q54];&quot;) (almuerzo &quot;;[.R54];&quot;) (comida &quot;;[.S54];&quot;) (merienda &quot;;[.T54];&quot;) (cena &quot;;[.U54];&quot;))&quot;)" office:value-type="string" office:string-value="(alimento (id 53) (nombre lubina) (grupo 2) (veces 1) (tipo plasticos)  (racion 175) (kcal 98) (proteinas 19,3) (grasas 2,3) (hidratos 0)(grasas-mono 0) (desayuno no) (almuerzo no) (comida si) (merienda no) (cena si))" calcext:value-type="string">
            <text:p>(alimento (id 53) (nombre lubina) (grupo 2) (veces 1) (tipo plasticos) <text:s/>(racion 175) (kcal 98) (proteinas 19,3) (grasas 2,3) (hidratos 0)(grasas-mono 0) (desayuno no) (almuerzo no) (comida si) (merienda no) (cena si))</text:p>
          </table:table-cell>
          <table:table-cell table:style-name="ce2" table:formula="of:=SUBSTITUTE([.W54];&quot;,&quot;;&quot;.&quot;)" office:value-type="string" office:string-value="(alimento (id 53) (nombre lubina) (grupo 2) (veces 1) (tipo plasticos)  (racion 175) (kcal 98) (proteinas 19.3) (grasas 2.3) (hidratos 0)(grasas-mono 0) (desayuno no) (almuerzo no) (comida si) (merienda no) (cena si))" calcext:value-type="string">
            <text:p>(alimento (id 53) (nombre lubina) (grupo 2) (veces 1) (tipo plasticos) <text:s/>(racion 175) (kcal 98) (proteinas 19.3) (grasas 2.3) (hidratos 0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Lubin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55]*[.L55]/100" office:value-type="float" office:value="78.4" calcext:value-type="float">
            <text:p>78,4</text:p>
          </table:table-cell>
          <table:table-cell table:style-name="ce3" table:formula="of:=[.K55]*[.M55]*4/100" office:value-type="float" office:value="61.76" calcext:value-type="float">
            <text:p>61,76</text:p>
          </table:table-cell>
          <table:table-cell table:style-name="ce3" table:formula="of:=[.K55]*[.O55]*4/100" office:value-type="float" office:value="0" calcext:value-type="float">
            <text:p>0</text:p>
          </table:table-cell>
          <table:table-cell table:style-name="ce3" table:formula="of:=[.K55]*[.N55]*9/100" office:value-type="float" office:value="16.56" calcext:value-type="float">
            <text:p>16,5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98" calcext:value-type="float">
            <text:p>98</text:p>
          </table:table-cell>
          <table:table-cell table:style-name="ce6" office:value-type="float" office:value="19.3" calcext:value-type="float">
            <text:p>19.3</text:p>
          </table:table-cell>
          <table:table-cell table:style-name="ce6" office:value-type="float" office:value="2.3" calcext:value-type="float">
            <text:p>2.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55]);&quot; &quot;;&quot;-&quot;);&quot;á&quot;;&quot;a&quot;);&quot;é&quot;;&quot;e&quot;);&quot;í&quot;;&quot;i&quot;);&quot;ó&quot;;&quot;o&quot;);&quot;ú&quot;;&quot;u&quot;)" office:value-type="string" office:string-value="lubina" calcext:value-type="string">
            <text:p>lubina</text:p>
          </table:table-cell>
          <table:table-cell table:style-name="ce12" table:formula="of:=CONCATENATE(&quot;(alimento (id &quot;;[.A55];&quot;) (nombre &quot;;[.V55];&quot;) (grupo &quot;;[.D55];&quot;) (veces &quot;;[.E55];&quot;) (tipo &quot;;[.F55];&quot;)  (racion &quot;;[.K55];&quot;) (kcal &quot;;[.L55];&quot;) (proteinas &quot;;[.M55];&quot;) (grasas &quot;;[.N55];&quot;) (hidratos &quot;;[.O55];&quot;)(grasas-mono &quot;;[.P55];&quot;) (desayuno &quot;;[.Q55];&quot;) (almuerzo &quot;;[.R55];&quot;) (comida &quot;;[.S55];&quot;) (merienda &quot;;[.T55];&quot;) (cena &quot;;[.U55];&quot;))&quot;)" office:value-type="string" office:string-value="(alimento (id 54) (nombre lubina) (grupo 2) (veces 1) (tipo plasticos)  (racion 80) (kcal 98) (proteinas 19,3) (grasas 2,3) (hidratos 0)(grasas-mono 0) (desayuno no) (almuerzo no) (comida si) (merienda no) (cena si))" calcext:value-type="string">
            <text:p>(alimento (id 54) (nombre lubina) (grupo 2) (veces 1) (tipo plasticos) <text:s/>(racion 80) (kcal 98) (proteinas 19,3) (grasas 2,3) (hidratos 0)(grasas-mono 0) (desayuno no) (almuerzo no) (comida si) (merienda no) (cena si))</text:p>
          </table:table-cell>
          <table:table-cell table:style-name="ce2" table:formula="of:=SUBSTITUTE([.W55];&quot;,&quot;;&quot;.&quot;)" office:value-type="string" office:string-value="(alimento (id 54) (nombre lubina) (grupo 2) (veces 1) (tipo plasticos)  (racion 80) (kcal 98) (proteinas 19.3) (grasas 2.3) (hidratos 0)(grasas-mono 0) (desayuno no) (almuerzo no) (comida si) (merienda no) (cena si))" calcext:value-type="string">
            <text:p>(alimento (id 54) (nombre lubina) (grupo 2) (veces 1) (tipo plasticos) <text:s/>(racion 80) (kcal 98) (proteinas 19.3) (grasas 2.3) (hidratos 0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Lubin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56]*[.L56]/100" office:value-type="float" office:value="147" calcext:value-type="float">
            <text:p>147</text:p>
          </table:table-cell>
          <table:table-cell table:style-name="ce3" table:formula="of:=[.K56]*[.M56]*4/100" office:value-type="float" office:value="115.8" calcext:value-type="float">
            <text:p>115,8</text:p>
          </table:table-cell>
          <table:table-cell table:style-name="ce3" table:formula="of:=[.K56]*[.O56]*4/100" office:value-type="float" office:value="0" calcext:value-type="float">
            <text:p>0</text:p>
          </table:table-cell>
          <table:table-cell table:style-name="ce3" table:formula="of:=[.K56]*[.N56]*9/100" office:value-type="float" office:value="31.05" calcext:value-type="float">
            <text:p>31,0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98" calcext:value-type="float">
            <text:p>98</text:p>
          </table:table-cell>
          <table:table-cell table:style-name="ce6" office:value-type="float" office:value="19.3" calcext:value-type="float">
            <text:p>19.3</text:p>
          </table:table-cell>
          <table:table-cell table:style-name="ce6" office:value-type="float" office:value="2.3" calcext:value-type="float">
            <text:p>2.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56]);&quot; &quot;;&quot;-&quot;);&quot;á&quot;;&quot;a&quot;);&quot;é&quot;;&quot;e&quot;);&quot;í&quot;;&quot;i&quot;);&quot;ó&quot;;&quot;o&quot;);&quot;ú&quot;;&quot;u&quot;)" office:value-type="string" office:string-value="lubina" calcext:value-type="string">
            <text:p>lubina</text:p>
          </table:table-cell>
          <table:table-cell table:style-name="ce12" table:formula="of:=CONCATENATE(&quot;(alimento (id &quot;;[.A56];&quot;) (nombre &quot;;[.V56];&quot;) (grupo &quot;;[.D56];&quot;) (veces &quot;;[.E56];&quot;) (tipo &quot;;[.F56];&quot;)  (racion &quot;;[.K56];&quot;) (kcal &quot;;[.L56];&quot;) (proteinas &quot;;[.M56];&quot;) (grasas &quot;;[.N56];&quot;) (hidratos &quot;;[.O56];&quot;)(grasas-mono &quot;;[.P56];&quot;) (desayuno &quot;;[.Q56];&quot;) (almuerzo &quot;;[.R56];&quot;) (comida &quot;;[.S56];&quot;) (merienda &quot;;[.T56];&quot;) (cena &quot;;[.U56];&quot;))&quot;)" office:value-type="string" office:string-value="(alimento (id 55) (nombre lubina) (grupo 2) (veces 1) (tipo plasticos)  (racion 150) (kcal 98) (proteinas 19,3) (grasas 2,3) (hidratos 0)(grasas-mono 0) (desayuno no) (almuerzo no) (comida si) (merienda no) (cena si))" calcext:value-type="string">
            <text:p>(alimento (id 55) (nombre lubina) (grupo 2) (veces 1) (tipo plasticos) <text:s/>(racion 150) (kcal 98) (proteinas 19,3) (grasas 2,3) (hidratos 0)(grasas-mono 0) (desayuno no) (almuerzo no) (comida si) (merienda no) (cena si))</text:p>
          </table:table-cell>
          <table:table-cell table:style-name="ce2" table:formula="of:=SUBSTITUTE([.W56];&quot;,&quot;;&quot;.&quot;)" office:value-type="string" office:string-value="(alimento (id 55) (nombre lubina) (grupo 2) (veces 1) (tipo plasticos)  (racion 150) (kcal 98) (proteinas 19.3) (grasas 2.3) (hidratos 0)(grasas-mono 0) (desayuno no) (almuerzo no) (comida si) (merienda no) (cena si))" calcext:value-type="string">
            <text:p>(alimento (id 55) (nombre lubina) (grupo 2) (veces 1) (tipo plasticos) <text:s/>(racion 150) (kcal 98) (proteinas 19.3) (grasas 2.3) (hidratos 0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Lubin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57]*[.L57]/100" office:value-type="float" office:value="98" calcext:value-type="float">
            <text:p>98</text:p>
          </table:table-cell>
          <table:table-cell table:style-name="ce3" table:formula="of:=[.K57]*[.M57]*4/100" office:value-type="float" office:value="77.2" calcext:value-type="float">
            <text:p>77,2</text:p>
          </table:table-cell>
          <table:table-cell table:style-name="ce3" table:formula="of:=[.K57]*[.O57]*4/100" office:value-type="float" office:value="0" calcext:value-type="float">
            <text:p>0</text:p>
          </table:table-cell>
          <table:table-cell table:style-name="ce3" table:formula="of:=[.K57]*[.N57]*9/100" office:value-type="float" office:value="20.7" calcext:value-type="float">
            <text:p>20,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98" calcext:value-type="float">
            <text:p>98</text:p>
          </table:table-cell>
          <table:table-cell table:style-name="ce6" office:value-type="float" office:value="19.3" calcext:value-type="float">
            <text:p>19.3</text:p>
          </table:table-cell>
          <table:table-cell table:style-name="ce6" office:value-type="float" office:value="2.3" calcext:value-type="float">
            <text:p>2.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57]);&quot; &quot;;&quot;-&quot;);&quot;á&quot;;&quot;a&quot;);&quot;é&quot;;&quot;e&quot;);&quot;í&quot;;&quot;i&quot;);&quot;ó&quot;;&quot;o&quot;);&quot;ú&quot;;&quot;u&quot;)" office:value-type="string" office:string-value="lubina" calcext:value-type="string">
            <text:p>lubina</text:p>
          </table:table-cell>
          <table:table-cell table:style-name="ce12" table:formula="of:=CONCATENATE(&quot;(alimento (id &quot;;[.A57];&quot;) (nombre &quot;;[.V57];&quot;) (grupo &quot;;[.D57];&quot;) (veces &quot;;[.E57];&quot;) (tipo &quot;;[.F57];&quot;)  (racion &quot;;[.K57];&quot;) (kcal &quot;;[.L57];&quot;) (proteinas &quot;;[.M57];&quot;) (grasas &quot;;[.N57];&quot;) (hidratos &quot;;[.O57];&quot;)(grasas-mono &quot;;[.P57];&quot;) (desayuno &quot;;[.Q57];&quot;) (almuerzo &quot;;[.R57];&quot;) (comida &quot;;[.S57];&quot;) (merienda &quot;;[.T57];&quot;) (cena &quot;;[.U57];&quot;))&quot;)" office:value-type="string" office:string-value="(alimento (id 56) (nombre lubina) (grupo 2) (veces 1) (tipo plasticos)  (racion 100) (kcal 98) (proteinas 19,3) (grasas 2,3) (hidratos 0)(grasas-mono 0) (desayuno no) (almuerzo no) (comida si) (merienda no) (cena si))" calcext:value-type="string">
            <text:p>(alimento (id 56) (nombre lubina) (grupo 2) (veces 1) (tipo plasticos) <text:s/>(racion 100) (kcal 98) (proteinas 19,3) (grasas 2,3) (hidratos 0)(grasas-mono 0) (desayuno no) (almuerzo no) (comida si) (merienda no) (cena si))</text:p>
          </table:table-cell>
          <table:table-cell table:style-name="ce2" table:formula="of:=SUBSTITUTE([.W57];&quot;,&quot;;&quot;.&quot;)" office:value-type="string" office:string-value="(alimento (id 56) (nombre lubina) (grupo 2) (veces 1) (tipo plasticos)  (racion 100) (kcal 98) (proteinas 19.3) (grasas 2.3) (hidratos 0)(grasas-mono 0) (desayuno no) (almuerzo no) (comida si) (merienda no) (cena si))" calcext:value-type="string">
            <text:p>(alimento (id 56) (nombre lubina) (grupo 2) (veces 1) (tipo plasticos) <text:s/>(racion 100) (kcal 98) (proteinas 19.3) (grasas 2.3) (hidratos 0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Lubin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58]*[.L58]/100" office:value-type="float" office:value="122.5" calcext:value-type="float">
            <text:p>122,5</text:p>
          </table:table-cell>
          <table:table-cell table:style-name="ce3" table:formula="of:=[.K58]*[.M58]*4/100" office:value-type="float" office:value="96.5" calcext:value-type="float">
            <text:p>96,5</text:p>
          </table:table-cell>
          <table:table-cell table:style-name="ce3" table:formula="of:=[.K58]*[.O58]*4/100" office:value-type="float" office:value="0" calcext:value-type="float">
            <text:p>0</text:p>
          </table:table-cell>
          <table:table-cell table:style-name="ce3" table:formula="of:=[.K58]*[.N58]*9/100" office:value-type="float" office:value="25.875" calcext:value-type="float">
            <text:p>25,87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98" calcext:value-type="float">
            <text:p>98</text:p>
          </table:table-cell>
          <table:table-cell table:style-name="ce6" office:value-type="float" office:value="19.3" calcext:value-type="float">
            <text:p>19.3</text:p>
          </table:table-cell>
          <table:table-cell table:style-name="ce6" office:value-type="float" office:value="2.3" calcext:value-type="float">
            <text:p>2.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58]);&quot; &quot;;&quot;-&quot;);&quot;á&quot;;&quot;a&quot;);&quot;é&quot;;&quot;e&quot;);&quot;í&quot;;&quot;i&quot;);&quot;ó&quot;;&quot;o&quot;);&quot;ú&quot;;&quot;u&quot;)" office:value-type="string" office:string-value="lubina" calcext:value-type="string">
            <text:p>lubina</text:p>
          </table:table-cell>
          <table:table-cell table:style-name="ce12" table:formula="of:=CONCATENATE(&quot;(alimento (id &quot;;[.A58];&quot;) (nombre &quot;;[.V58];&quot;) (grupo &quot;;[.D58];&quot;) (veces &quot;;[.E58];&quot;) (tipo &quot;;[.F58];&quot;)  (racion &quot;;[.K58];&quot;) (kcal &quot;;[.L58];&quot;) (proteinas &quot;;[.M58];&quot;) (grasas &quot;;[.N58];&quot;) (hidratos &quot;;[.O58];&quot;)(grasas-mono &quot;;[.P58];&quot;) (desayuno &quot;;[.Q58];&quot;) (almuerzo &quot;;[.R58];&quot;) (comida &quot;;[.S58];&quot;) (merienda &quot;;[.T58];&quot;) (cena &quot;;[.U58];&quot;))&quot;)" office:value-type="string" office:string-value="(alimento (id 57) (nombre lubina) (grupo 2) (veces 1) (tipo plasticos)  (racion 125) (kcal 98) (proteinas 19,3) (grasas 2,3) (hidratos 0)(grasas-mono 0) (desayuno no) (almuerzo no) (comida si) (merienda no) (cena si))" calcext:value-type="string">
            <text:p>(alimento (id 57) (nombre lubina) (grupo 2) (veces 1) (tipo plasticos) <text:s/>(racion 125) (kcal 98) (proteinas 19,3) (grasas 2,3) (hidratos 0)(grasas-mono 0) (desayuno no) (almuerzo no) (comida si) (merienda no) (cena si))</text:p>
          </table:table-cell>
          <table:table-cell table:style-name="ce2" table:formula="of:=SUBSTITUTE([.W58];&quot;,&quot;;&quot;.&quot;)" office:value-type="string" office:string-value="(alimento (id 57) (nombre lubina) (grupo 2) (veces 1) (tipo plasticos)  (racion 125) (kcal 98) (proteinas 19.3) (grasas 2.3) (hidratos 0)(grasas-mono 0) (desayuno no) (almuerzo no) (comida si) (merienda no) (cena si))" calcext:value-type="string">
            <text:p>(alimento (id 57) (nombre lubina) (grupo 2) (veces 1) (tipo plasticos) <text:s/>(racion 125) (kcal 98) (proteinas 19.3) (grasas 2.3) (hidratos 0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Huevo entero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59]*[.L59]/100" office:value-type="float" office:value="202.5" calcext:value-type="float">
            <text:p>202,5</text:p>
          </table:table-cell>
          <table:table-cell table:style-name="ce3" table:formula="of:=[.K59]*[.M59]*4/100" office:value-type="float" office:value="63" calcext:value-type="float">
            <text:p>63</text:p>
          </table:table-cell>
          <table:table-cell table:style-name="ce3" table:formula="of:=[.K59]*[.O59]*4/100" office:value-type="float" office:value="3" calcext:value-type="float">
            <text:p>3</text:p>
          </table:table-cell>
          <table:table-cell table:style-name="ce3" table:formula="of:=[.K59]*[.N59]*9/100" office:value-type="float" office:value="135" calcext:value-type="float">
            <text:p>13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62" calcext:value-type="float">
            <text:p>162</text:p>
          </table:table-cell>
          <table:table-cell table:style-name="ce6" office:value-type="float" office:value="12.6" calcext:value-type="float">
            <text:p>12.6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59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style-name="ce12" table:formula="of:=CONCATENATE(&quot;(alimento (id &quot;;[.A59];&quot;) (nombre &quot;;[.V59];&quot;) (grupo &quot;;[.D59];&quot;) (veces &quot;;[.E59];&quot;) (tipo &quot;;[.F59];&quot;)  (racion &quot;;[.K59];&quot;) (kcal &quot;;[.L59];&quot;) (proteinas &quot;;[.M59];&quot;) (grasas &quot;;[.N59];&quot;) (hidratos &quot;;[.O59];&quot;)(grasas-mono &quot;;[.P59];&quot;) (desayuno &quot;;[.Q59];&quot;) (almuerzo &quot;;[.R59];&quot;) (comida &quot;;[.S59];&quot;) (merienda &quot;;[.T59];&quot;) (cena &quot;;[.U59];&quot;))&quot;)" office:value-type="string" office:string-value="(alimento (id 58) (nombre huevo-entero) (grupo 2) (veces 2) (tipo plasticos)  (racion 125) (kcal 162) (proteinas 12,6) (grasas 12) (hidratos 0,6)(grasas-mono 0) (desayuno si) (almuerzo si) (comida si) (merienda si) (cena si))" calcext:value-type="string">
            <text:p>(alimento (id 58) (nombre huevo-entero) (grupo 2) (veces 2) (tipo plasticos) <text:s/>(racion 125) (kcal 162) (proteinas 12,6) (grasas 12) (hidratos 0,6)(grasas-mono 0) (desayuno si) (almuerzo si) (comida si) (merienda si) (cena si))</text:p>
          </table:table-cell>
          <table:table-cell table:style-name="ce2" table:formula="of:=SUBSTITUTE([.W59];&quot;,&quot;;&quot;.&quot;)" office:value-type="string" office:string-value="(alimento (id 58) (nombre huevo-entero) (grupo 2) (veces 2) (tipo plasticos)  (racion 125) (kcal 162) (proteinas 12.6) (grasas 12) (hidratos 0.6)(grasas-mono 0) (desayuno si) (almuerzo si) (comida si) (merienda si) (cena si))" calcext:value-type="string">
            <text:p>(alimento (id 58) (nombre huevo-entero) (grupo 2) (veces 2) (tipo plasticos) <text:s/>(racion 125) (kcal 162) (proteinas 12.6) (grasas 12) (hidratos 0.6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Huevo entero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60]*[.L60]/100" office:value-type="float" office:value="129.6" calcext:value-type="float">
            <text:p>129,6</text:p>
          </table:table-cell>
          <table:table-cell table:style-name="ce3" table:formula="of:=[.K60]*[.M60]*4/100" office:value-type="float" office:value="40.32" calcext:value-type="float">
            <text:p>40,32</text:p>
          </table:table-cell>
          <table:table-cell table:style-name="ce3" table:formula="of:=[.K60]*[.O60]*4/100" office:value-type="float" office:value="1.92" calcext:value-type="float">
            <text:p>1,92</text:p>
          </table:table-cell>
          <table:table-cell table:style-name="ce3" table:formula="of:=[.K60]*[.N60]*9/100" office:value-type="float" office:value="86.4" calcext:value-type="float">
            <text:p>86,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62" calcext:value-type="float">
            <text:p>162</text:p>
          </table:table-cell>
          <table:table-cell table:style-name="ce6" office:value-type="float" office:value="12.6" calcext:value-type="float">
            <text:p>12.6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60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style-name="ce12" table:formula="of:=CONCATENATE(&quot;(alimento (id &quot;;[.A60];&quot;) (nombre &quot;;[.V60];&quot;) (grupo &quot;;[.D60];&quot;) (veces &quot;;[.E60];&quot;) (tipo &quot;;[.F60];&quot;)  (racion &quot;;[.K60];&quot;) (kcal &quot;;[.L60];&quot;) (proteinas &quot;;[.M60];&quot;) (grasas &quot;;[.N60];&quot;) (hidratos &quot;;[.O60];&quot;)(grasas-mono &quot;;[.P60];&quot;) (desayuno &quot;;[.Q60];&quot;) (almuerzo &quot;;[.R60];&quot;) (comida &quot;;[.S60];&quot;) (merienda &quot;;[.T60];&quot;) (cena &quot;;[.U60];&quot;))&quot;)" office:value-type="string" office:string-value="(alimento (id 59) (nombre huevo-entero) (grupo 2) (veces 2) (tipo plasticos)  (racion 80) (kcal 162) (proteinas 12,6) (grasas 12) (hidratos 0,6)(grasas-mono 0) (desayuno si) (almuerzo si) (comida si) (merienda si) (cena si))" calcext:value-type="string">
            <text:p>(alimento (id 59) (nombre huevo-entero) (grupo 2) (veces 2) (tipo plasticos) <text:s/>(racion 80) (kcal 162) (proteinas 12,6) (grasas 12) (hidratos 0,6)(grasas-mono 0) (desayuno si) (almuerzo si) (comida si) (merienda si) (cena si))</text:p>
          </table:table-cell>
          <table:table-cell table:style-name="ce2" table:formula="of:=SUBSTITUTE([.W60];&quot;,&quot;;&quot;.&quot;)" office:value-type="string" office:string-value="(alimento (id 59) (nombre huevo-entero) (grupo 2) (veces 2) (tipo plasticos)  (racion 80) (kcal 162) (proteinas 12.6) (grasas 12) (hidratos 0.6)(grasas-mono 0) (desayuno si) (almuerzo si) (comida si) (merienda si) (cena si))" calcext:value-type="string">
            <text:p>(alimento (id 59) (nombre huevo-entero) (grupo 2) (veces 2) (tipo plasticos) <text:s/>(racion 80) (kcal 162) (proteinas 12.6) (grasas 12) (hidratos 0.6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Huevo entero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61]*[.L61]/100" office:value-type="float" office:value="243" calcext:value-type="float">
            <text:p>243</text:p>
          </table:table-cell>
          <table:table-cell table:style-name="ce3" table:formula="of:=[.K61]*[.M61]*4/100" office:value-type="float" office:value="75.6" calcext:value-type="float">
            <text:p>75,6</text:p>
          </table:table-cell>
          <table:table-cell table:style-name="ce3" table:formula="of:=[.K61]*[.O61]*4/100" office:value-type="float" office:value="3.6" calcext:value-type="float">
            <text:p>3,6</text:p>
          </table:table-cell>
          <table:table-cell table:style-name="ce3" table:formula="of:=[.K61]*[.N61]*9/100" office:value-type="float" office:value="162" calcext:value-type="float">
            <text:p>162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62" calcext:value-type="float">
            <text:p>162</text:p>
          </table:table-cell>
          <table:table-cell table:style-name="ce6" office:value-type="float" office:value="12.6" calcext:value-type="float">
            <text:p>12.6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61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style-name="ce12" table:formula="of:=CONCATENATE(&quot;(alimento (id &quot;;[.A61];&quot;) (nombre &quot;;[.V61];&quot;) (grupo &quot;;[.D61];&quot;) (veces &quot;;[.E61];&quot;) (tipo &quot;;[.F61];&quot;)  (racion &quot;;[.K61];&quot;) (kcal &quot;;[.L61];&quot;) (proteinas &quot;;[.M61];&quot;) (grasas &quot;;[.N61];&quot;) (hidratos &quot;;[.O61];&quot;)(grasas-mono &quot;;[.P61];&quot;) (desayuno &quot;;[.Q61];&quot;) (almuerzo &quot;;[.R61];&quot;) (comida &quot;;[.S61];&quot;) (merienda &quot;;[.T61];&quot;) (cena &quot;;[.U61];&quot;))&quot;)" office:value-type="string" office:string-value="(alimento (id 60) (nombre huevo-entero) (grupo 2) (veces 2) (tipo plasticos)  (racion 150) (kcal 162) (proteinas 12,6) (grasas 12) (hidratos 0,6)(grasas-mono 0) (desayuno si) (almuerzo si) (comida si) (merienda si) (cena si))" calcext:value-type="string">
            <text:p>(alimento (id 60) (nombre huevo-entero) (grupo 2) (veces 2) (tipo plasticos) <text:s/>(racion 150) (kcal 162) (proteinas 12,6) (grasas 12) (hidratos 0,6)(grasas-mono 0) (desayuno si) (almuerzo si) (comida si) (merienda si) (cena si))</text:p>
          </table:table-cell>
          <table:table-cell table:style-name="ce2" table:formula="of:=SUBSTITUTE([.W61];&quot;,&quot;;&quot;.&quot;)" office:value-type="string" office:string-value="(alimento (id 60) (nombre huevo-entero) (grupo 2) (veces 2) (tipo plasticos)  (racion 150) (kcal 162) (proteinas 12.6) (grasas 12) (hidratos 0.6)(grasas-mono 0) (desayuno si) (almuerzo si) (comida si) (merienda si) (cena si))" calcext:value-type="string">
            <text:p>(alimento (id 60) (nombre huevo-entero) (grupo 2) (veces 2) (tipo plasticos) <text:s/>(racion 150) (kcal 162) (proteinas 12.6) (grasas 12) (hidratos 0.6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Huevo entero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62]*[.L62]/100" office:value-type="float" office:value="162" calcext:value-type="float">
            <text:p>162</text:p>
          </table:table-cell>
          <table:table-cell table:style-name="ce3" table:formula="of:=[.K62]*[.M62]*4/100" office:value-type="float" office:value="50.4" calcext:value-type="float">
            <text:p>50,4</text:p>
          </table:table-cell>
          <table:table-cell table:style-name="ce3" table:formula="of:=[.K62]*[.O62]*4/100" office:value-type="float" office:value="2.4" calcext:value-type="float">
            <text:p>2,4</text:p>
          </table:table-cell>
          <table:table-cell table:style-name="ce3" table:formula="of:=[.K62]*[.N62]*9/100" office:value-type="float" office:value="108" calcext:value-type="float">
            <text:p>10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62" calcext:value-type="float">
            <text:p>162</text:p>
          </table:table-cell>
          <table:table-cell table:style-name="ce6" office:value-type="float" office:value="12.6" calcext:value-type="float">
            <text:p>12.6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62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style-name="ce12" table:formula="of:=CONCATENATE(&quot;(alimento (id &quot;;[.A62];&quot;) (nombre &quot;;[.V62];&quot;) (grupo &quot;;[.D62];&quot;) (veces &quot;;[.E62];&quot;) (tipo &quot;;[.F62];&quot;)  (racion &quot;;[.K62];&quot;) (kcal &quot;;[.L62];&quot;) (proteinas &quot;;[.M62];&quot;) (grasas &quot;;[.N62];&quot;) (hidratos &quot;;[.O62];&quot;)(grasas-mono &quot;;[.P62];&quot;) (desayuno &quot;;[.Q62];&quot;) (almuerzo &quot;;[.R62];&quot;) (comida &quot;;[.S62];&quot;) (merienda &quot;;[.T62];&quot;) (cena &quot;;[.U62];&quot;))&quot;)" office:value-type="string" office:string-value="(alimento (id 61) (nombre huevo-entero) (grupo 2) (veces 2) (tipo plasticos)  (racion 100) (kcal 162) (proteinas 12,6) (grasas 12) (hidratos 0,6)(grasas-mono 0) (desayuno si) (almuerzo si) (comida si) (merienda si) (cena si))" calcext:value-type="string">
            <text:p>(alimento (id 61) (nombre huevo-entero) (grupo 2) (veces 2) (tipo plasticos) <text:s/>(racion 100) (kcal 162) (proteinas 12,6) (grasas 12) (hidratos 0,6)(grasas-mono 0) (desayuno si) (almuerzo si) (comida si) (merienda si) (cena si))</text:p>
          </table:table-cell>
          <table:table-cell table:style-name="ce2" table:formula="of:=SUBSTITUTE([.W62];&quot;,&quot;;&quot;.&quot;)" office:value-type="string" office:string-value="(alimento (id 61) (nombre huevo-entero) (grupo 2) (veces 2) (tipo plasticos)  (racion 100) (kcal 162) (proteinas 12.6) (grasas 12) (hidratos 0.6)(grasas-mono 0) (desayuno si) (almuerzo si) (comida si) (merienda si) (cena si))" calcext:value-type="string">
            <text:p>(alimento (id 61) (nombre huevo-entero) (grupo 2) (veces 2) (tipo plasticos) <text:s/>(racion 100) (kcal 162) (proteinas 12.6) (grasas 12) (hidratos 0.6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Huevo entero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63]*[.L63]/100" office:value-type="float" office:value="81" calcext:value-type="float">
            <text:p>81</text:p>
          </table:table-cell>
          <table:table-cell table:style-name="ce3" table:formula="of:=[.K63]*[.M63]*4/100" office:value-type="float" office:value="25.2" calcext:value-type="float">
            <text:p>25,2</text:p>
          </table:table-cell>
          <table:table-cell table:style-name="ce3" table:formula="of:=[.K63]*[.O63]*4/100" office:value-type="float" office:value="1.2" calcext:value-type="float">
            <text:p>1,2</text:p>
          </table:table-cell>
          <table:table-cell table:style-name="ce3" table:formula="of:=[.K63]*[.N63]*9/100" office:value-type="float" office:value="54" calcext:value-type="float">
            <text:p>5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62" calcext:value-type="float">
            <text:p>162</text:p>
          </table:table-cell>
          <table:table-cell table:style-name="ce6" office:value-type="float" office:value="12.6" calcext:value-type="float">
            <text:p>12.6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63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style-name="ce12" table:formula="of:=CONCATENATE(&quot;(alimento (id &quot;;[.A63];&quot;) (nombre &quot;;[.V63];&quot;) (grupo &quot;;[.D63];&quot;) (veces &quot;;[.E63];&quot;) (tipo &quot;;[.F63];&quot;)  (racion &quot;;[.K63];&quot;) (kcal &quot;;[.L63];&quot;) (proteinas &quot;;[.M63];&quot;) (grasas &quot;;[.N63];&quot;) (hidratos &quot;;[.O63];&quot;)(grasas-mono &quot;;[.P63];&quot;) (desayuno &quot;;[.Q63];&quot;) (almuerzo &quot;;[.R63];&quot;) (comida &quot;;[.S63];&quot;) (merienda &quot;;[.T63];&quot;) (cena &quot;;[.U63];&quot;))&quot;)" office:value-type="string" office:string-value="(alimento (id 62) (nombre huevo-entero) (grupo 2) (veces 2) (tipo plasticos)  (racion 50) (kcal 162) (proteinas 12,6) (grasas 12) (hidratos 0,6)(grasas-mono 0) (desayuno si) (almuerzo si) (comida si) (merienda si) (cena si))" calcext:value-type="string">
            <text:p>(alimento (id 62) (nombre huevo-entero) (grupo 2) (veces 2) (tipo plasticos) <text:s/>(racion 50) (kcal 162) (proteinas 12,6) (grasas 12) (hidratos 0,6)(grasas-mono 0) (desayuno si) (almuerzo si) (comida si) (merienda si) (cena si))</text:p>
          </table:table-cell>
          <table:table-cell table:style-name="ce2" table:formula="of:=SUBSTITUTE([.W63];&quot;,&quot;;&quot;.&quot;)" office:value-type="string" office:string-value="(alimento (id 62) (nombre huevo-entero) (grupo 2) (veces 2) (tipo plasticos)  (racion 50) (kcal 162) (proteinas 12.6) (grasas 12) (hidratos 0.6)(grasas-mono 0) (desayuno si) (almuerzo si) (comida si) (merienda si) (cena si))" calcext:value-type="string">
            <text:p>(alimento (id 62) (nombre huevo-entero) (grupo 2) (veces 2) (tipo plasticos) <text:s/>(racion 50) (kcal 162) (proteinas 12.6) (grasas 12) (hidratos 0.6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Huevo entero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64]*[.L64]/100" office:value-type="float" office:value="97.2" calcext:value-type="float">
            <text:p>97,2</text:p>
          </table:table-cell>
          <table:table-cell table:style-name="ce3" table:formula="of:=[.K64]*[.M64]*4/100" office:value-type="float" office:value="30.24" calcext:value-type="float">
            <text:p>30,24</text:p>
          </table:table-cell>
          <table:table-cell table:style-name="ce3" table:formula="of:=[.K64]*[.O64]*4/100" office:value-type="float" office:value="1.44" calcext:value-type="float">
            <text:p>1,44</text:p>
          </table:table-cell>
          <table:table-cell table:style-name="ce3" table:formula="of:=[.K64]*[.N64]*9/100" office:value-type="float" office:value="64.8" calcext:value-type="float">
            <text:p>64,8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62" calcext:value-type="float">
            <text:p>162</text:p>
          </table:table-cell>
          <table:table-cell table:style-name="ce6" office:value-type="float" office:value="12.6" calcext:value-type="float">
            <text:p>12.6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64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style-name="ce12" table:formula="of:=CONCATENATE(&quot;(alimento (id &quot;;[.A64];&quot;) (nombre &quot;;[.V64];&quot;) (grupo &quot;;[.D64];&quot;) (veces &quot;;[.E64];&quot;) (tipo &quot;;[.F64];&quot;)  (racion &quot;;[.K64];&quot;) (kcal &quot;;[.L64];&quot;) (proteinas &quot;;[.M64];&quot;) (grasas &quot;;[.N64];&quot;) (hidratos &quot;;[.O64];&quot;)(grasas-mono &quot;;[.P64];&quot;) (desayuno &quot;;[.Q64];&quot;) (almuerzo &quot;;[.R64];&quot;) (comida &quot;;[.S64];&quot;) (merienda &quot;;[.T64];&quot;) (cena &quot;;[.U64];&quot;))&quot;)" office:value-type="string" office:string-value="(alimento (id 63) (nombre huevo-entero) (grupo 2) (veces 2) (tipo plasticos)  (racion 60) (kcal 162) (proteinas 12,6) (grasas 12) (hidratos 0,6)(grasas-mono 0) (desayuno si) (almuerzo si) (comida si) (merienda si) (cena si))" calcext:value-type="string">
            <text:p>(alimento (id 63) (nombre huevo-entero) (grupo 2) (veces 2) (tipo plasticos) <text:s/>(racion 60) (kcal 162) (proteinas 12,6) (grasas 12) (hidratos 0,6)(grasas-mono 0) (desayuno si) (almuerzo si) (comida si) (merienda si) (cena si))</text:p>
          </table:table-cell>
          <table:table-cell table:style-name="ce2" table:formula="of:=SUBSTITUTE([.W64];&quot;,&quot;;&quot;.&quot;)" office:value-type="string" office:string-value="(alimento (id 63) (nombre huevo-entero) (grupo 2) (veces 2) (tipo plasticos)  (racion 60) (kcal 162) (proteinas 12.6) (grasas 12) (hidratos 0.6)(grasas-mono 0) (desayuno si) (almuerzo si) (comida si) (merienda si) (cena si))" calcext:value-type="string">
            <text:p>(alimento (id 63) (nombre huevo-entero) (grupo 2) (veces 2) (tipo plasticos) <text:s/>(racion 60) (kcal 162) (proteinas 12.6) (grasas 12) (hidratos 0.6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Huevo entero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65]*[.L65]/100" office:value-type="float" office:value="113.4" calcext:value-type="float">
            <text:p>113,4</text:p>
          </table:table-cell>
          <table:table-cell table:style-name="ce3" table:formula="of:=[.K65]*[.M65]*4/100" office:value-type="float" office:value="35.28" calcext:value-type="float">
            <text:p>35,28</text:p>
          </table:table-cell>
          <table:table-cell table:style-name="ce3" table:formula="of:=[.K65]*[.O65]*4/100" office:value-type="float" office:value="1.68" calcext:value-type="float">
            <text:p>1,68</text:p>
          </table:table-cell>
          <table:table-cell table:style-name="ce3" table:formula="of:=[.K65]*[.N65]*9/100" office:value-type="float" office:value="75.6" calcext:value-type="float">
            <text:p>75,6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62" calcext:value-type="float">
            <text:p>162</text:p>
          </table:table-cell>
          <table:table-cell table:style-name="ce6" office:value-type="float" office:value="12.6" calcext:value-type="float">
            <text:p>12.6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65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style-name="ce12" table:formula="of:=CONCATENATE(&quot;(alimento (id &quot;;[.A65];&quot;) (nombre &quot;;[.V65];&quot;) (grupo &quot;;[.D65];&quot;) (veces &quot;;[.E65];&quot;) (tipo &quot;;[.F65];&quot;)  (racion &quot;;[.K65];&quot;) (kcal &quot;;[.L65];&quot;) (proteinas &quot;;[.M65];&quot;) (grasas &quot;;[.N65];&quot;) (hidratos &quot;;[.O65];&quot;)(grasas-mono &quot;;[.P65];&quot;) (desayuno &quot;;[.Q65];&quot;) (almuerzo &quot;;[.R65];&quot;) (comida &quot;;[.S65];&quot;) (merienda &quot;;[.T65];&quot;) (cena &quot;;[.U65];&quot;))&quot;)" office:value-type="string" office:string-value="(alimento (id 64) (nombre huevo-entero) (grupo 2) (veces 2) (tipo plasticos)  (racion 70) (kcal 162) (proteinas 12,6) (grasas 12) (hidratos 0,6)(grasas-mono 0) (desayuno si) (almuerzo si) (comida si) (merienda si) (cena si))" calcext:value-type="string">
            <text:p>(alimento (id 64) (nombre huevo-entero) (grupo 2) (veces 2) (tipo plasticos) <text:s/>(racion 70) (kcal 162) (proteinas 12,6) (grasas 12) (hidratos 0,6)(grasas-mono 0) (desayuno si) (almuerzo si) (comida si) (merienda si) (cena si))</text:p>
          </table:table-cell>
          <table:table-cell table:style-name="ce2" table:formula="of:=SUBSTITUTE([.W65];&quot;,&quot;;&quot;.&quot;)" office:value-type="string" office:string-value="(alimento (id 64) (nombre huevo-entero) (grupo 2) (veces 2) (tipo plasticos)  (racion 70) (kcal 162) (proteinas 12.6) (grasas 12) (hidratos 0.6)(grasas-mono 0) (desayuno si) (almuerzo si) (comida si) (merienda si) (cena si))" calcext:value-type="string">
            <text:p>(alimento (id 64) (nombre huevo-entero) (grupo 2) (veces 2) (tipo plasticos) <text:s/>(racion 70) (kcal 162) (proteinas 12.6) (grasas 12) (hidratos 0.6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Merluz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66]*[.L66]/100" office:value-type="float" office:value="80" calcext:value-type="float">
            <text:p>80</text:p>
          </table:table-cell>
          <table:table-cell table:style-name="ce3" table:formula="of:=[.K66]*[.M66]*4/100" office:value-type="float" office:value="60" calcext:value-type="float">
            <text:p>60</text:p>
          </table:table-cell>
          <table:table-cell table:style-name="ce3" table:formula="of:=[.K66]*[.O66]*4/100" office:value-type="float" office:value="0" calcext:value-type="float">
            <text:p>0</text:p>
          </table:table-cell>
          <table:table-cell table:style-name="ce3" table:formula="of:=[.K66]*[.N66]*9/100" office:value-type="float" office:value="20.25" calcext:value-type="float">
            <text:p>20,2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64" calcext:value-type="float">
            <text:p>64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.8" calcext:value-type="float">
            <text:p>1.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66]);&quot; &quot;;&quot;-&quot;);&quot;á&quot;;&quot;a&quot;);&quot;é&quot;;&quot;e&quot;);&quot;í&quot;;&quot;i&quot;);&quot;ó&quot;;&quot;o&quot;);&quot;ú&quot;;&quot;u&quot;)" office:value-type="string" office:string-value="merluza" calcext:value-type="string">
            <text:p>merluza</text:p>
          </table:table-cell>
          <table:table-cell table:style-name="ce12" table:formula="of:=CONCATENATE(&quot;(alimento (id &quot;;[.A66];&quot;) (nombre &quot;;[.V66];&quot;) (grupo &quot;;[.D66];&quot;) (veces &quot;;[.E66];&quot;) (tipo &quot;;[.F66];&quot;)  (racion &quot;;[.K66];&quot;) (kcal &quot;;[.L66];&quot;) (proteinas &quot;;[.M66];&quot;) (grasas &quot;;[.N66];&quot;) (hidratos &quot;;[.O66];&quot;)(grasas-mono &quot;;[.P66];&quot;) (desayuno &quot;;[.Q66];&quot;) (almuerzo &quot;;[.R66];&quot;) (comida &quot;;[.S66];&quot;) (merienda &quot;;[.T66];&quot;) (cena &quot;;[.U66];&quot;))&quot;)" office:value-type="string" office:string-value="(alimento (id 65) (nombre merluza) (grupo 2) (veces 1) (tipo plasticos)  (racion 125) (kcal 64) (proteinas 12) (grasas 1,8) (hidratos 0)(grasas-mono 0) (desayuno no) (almuerzo no) (comida si) (merienda no) (cena si))" calcext:value-type="string">
            <text:p>(alimento (id 65) (nombre merluza) (grupo 2) (veces 1) (tipo plasticos) <text:s/>(racion 125) (kcal 64) (proteinas 12) (grasas 1,8) (hidratos 0)(grasas-mono 0) (desayuno no) (almuerzo no) (comida si) (merienda no) (cena si))</text:p>
          </table:table-cell>
          <table:table-cell table:style-name="ce2" table:formula="of:=SUBSTITUTE([.W66];&quot;,&quot;;&quot;.&quot;)" office:value-type="string" office:string-value="(alimento (id 65) (nombre merluza) (grupo 2) (veces 1) (tipo plasticos)  (racion 125) (kcal 64) (proteinas 12) (grasas 1.8) (hidratos 0)(grasas-mono 0) (desayuno no) (almuerzo no) (comida si) (merienda no) (cena si))" calcext:value-type="string">
            <text:p>(alimento (id 65) (nombre merluza) (grupo 2) (veces 1) (tipo plasticos) <text:s/>(racion 125) (kcal 64) (proteinas 12) (grasas 1.8) (hidratos 0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Merluz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67]*[.L67]/100" office:value-type="float" office:value="51.2" calcext:value-type="float">
            <text:p>51,2</text:p>
          </table:table-cell>
          <table:table-cell table:style-name="ce3" table:formula="of:=[.K67]*[.M67]*4/100" office:value-type="float" office:value="38.4" calcext:value-type="float">
            <text:p>38,4</text:p>
          </table:table-cell>
          <table:table-cell table:style-name="ce3" table:formula="of:=[.K67]*[.O67]*4/100" office:value-type="float" office:value="0" calcext:value-type="float">
            <text:p>0</text:p>
          </table:table-cell>
          <table:table-cell table:style-name="ce3" table:formula="of:=[.K67]*[.N67]*9/100" office:value-type="float" office:value="12.96" calcext:value-type="float">
            <text:p>12,9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4" calcext:value-type="float">
            <text:p>64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.8" calcext:value-type="float">
            <text:p>1.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67]);&quot; &quot;;&quot;-&quot;);&quot;á&quot;;&quot;a&quot;);&quot;é&quot;;&quot;e&quot;);&quot;í&quot;;&quot;i&quot;);&quot;ó&quot;;&quot;o&quot;);&quot;ú&quot;;&quot;u&quot;)" office:value-type="string" office:string-value="merluza" calcext:value-type="string">
            <text:p>merluza</text:p>
          </table:table-cell>
          <table:table-cell table:style-name="ce12" table:formula="of:=CONCATENATE(&quot;(alimento (id &quot;;[.A67];&quot;) (nombre &quot;;[.V67];&quot;) (grupo &quot;;[.D67];&quot;) (veces &quot;;[.E67];&quot;) (tipo &quot;;[.F67];&quot;)  (racion &quot;;[.K67];&quot;) (kcal &quot;;[.L67];&quot;) (proteinas &quot;;[.M67];&quot;) (grasas &quot;;[.N67];&quot;) (hidratos &quot;;[.O67];&quot;)(grasas-mono &quot;;[.P67];&quot;) (desayuno &quot;;[.Q67];&quot;) (almuerzo &quot;;[.R67];&quot;) (comida &quot;;[.S67];&quot;) (merienda &quot;;[.T67];&quot;) (cena &quot;;[.U67];&quot;))&quot;)" office:value-type="string" office:string-value="(alimento (id 66) (nombre merluza) (grupo 2) (veces 1) (tipo plasticos)  (racion 80) (kcal 64) (proteinas 12) (grasas 1,8) (hidratos 0)(grasas-mono 0) (desayuno no) (almuerzo no) (comida si) (merienda no) (cena si))" calcext:value-type="string">
            <text:p>(alimento (id 66) (nombre merluza) (grupo 2) (veces 1) (tipo plasticos) <text:s/>(racion 80) (kcal 64) (proteinas 12) (grasas 1,8) (hidratos 0)(grasas-mono 0) (desayuno no) (almuerzo no) (comida si) (merienda no) (cena si))</text:p>
          </table:table-cell>
          <table:table-cell table:style-name="ce2" table:formula="of:=SUBSTITUTE([.W67];&quot;,&quot;;&quot;.&quot;)" office:value-type="string" office:string-value="(alimento (id 66) (nombre merluza) (grupo 2) (veces 1) (tipo plasticos)  (racion 80) (kcal 64) (proteinas 12) (grasas 1.8) (hidratos 0)(grasas-mono 0) (desayuno no) (almuerzo no) (comida si) (merienda no) (cena si))" calcext:value-type="string">
            <text:p>(alimento (id 66) (nombre merluza) (grupo 2) (veces 1) (tipo plasticos) <text:s/>(racion 80) (kcal 64) (proteinas 12) (grasas 1.8) (hidratos 0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Merluz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68]*[.L68]/100" office:value-type="float" office:value="96" calcext:value-type="float">
            <text:p>96</text:p>
          </table:table-cell>
          <table:table-cell table:style-name="ce3" table:formula="of:=[.K68]*[.M68]*4/100" office:value-type="float" office:value="72" calcext:value-type="float">
            <text:p>72</text:p>
          </table:table-cell>
          <table:table-cell table:style-name="ce3" table:formula="of:=[.K68]*[.O68]*4/100" office:value-type="float" office:value="0" calcext:value-type="float">
            <text:p>0</text:p>
          </table:table-cell>
          <table:table-cell table:style-name="ce3" table:formula="of:=[.K68]*[.N68]*9/100" office:value-type="float" office:value="24.3" calcext:value-type="float">
            <text:p>24,3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64" calcext:value-type="float">
            <text:p>64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.8" calcext:value-type="float">
            <text:p>1.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68]);&quot; &quot;;&quot;-&quot;);&quot;á&quot;;&quot;a&quot;);&quot;é&quot;;&quot;e&quot;);&quot;í&quot;;&quot;i&quot;);&quot;ó&quot;;&quot;o&quot;);&quot;ú&quot;;&quot;u&quot;)" office:value-type="string" office:string-value="merluza" calcext:value-type="string">
            <text:p>merluza</text:p>
          </table:table-cell>
          <table:table-cell table:style-name="ce12" table:formula="of:=CONCATENATE(&quot;(alimento (id &quot;;[.A68];&quot;) (nombre &quot;;[.V68];&quot;) (grupo &quot;;[.D68];&quot;) (veces &quot;;[.E68];&quot;) (tipo &quot;;[.F68];&quot;)  (racion &quot;;[.K68];&quot;) (kcal &quot;;[.L68];&quot;) (proteinas &quot;;[.M68];&quot;) (grasas &quot;;[.N68];&quot;) (hidratos &quot;;[.O68];&quot;)(grasas-mono &quot;;[.P68];&quot;) (desayuno &quot;;[.Q68];&quot;) (almuerzo &quot;;[.R68];&quot;) (comida &quot;;[.S68];&quot;) (merienda &quot;;[.T68];&quot;) (cena &quot;;[.U68];&quot;))&quot;)" office:value-type="string" office:string-value="(alimento (id 67) (nombre merluza) (grupo 2) (veces 1) (tipo plasticos)  (racion 150) (kcal 64) (proteinas 12) (grasas 1,8) (hidratos 0)(grasas-mono 0) (desayuno no) (almuerzo no) (comida si) (merienda no) (cena si))" calcext:value-type="string">
            <text:p>(alimento (id 67) (nombre merluza) (grupo 2) (veces 1) (tipo plasticos) <text:s/>(racion 150) (kcal 64) (proteinas 12) (grasas 1,8) (hidratos 0)(grasas-mono 0) (desayuno no) (almuerzo no) (comida si) (merienda no) (cena si))</text:p>
          </table:table-cell>
          <table:table-cell table:style-name="ce2" table:formula="of:=SUBSTITUTE([.W68];&quot;,&quot;;&quot;.&quot;)" office:value-type="string" office:string-value="(alimento (id 67) (nombre merluza) (grupo 2) (veces 1) (tipo plasticos)  (racion 150) (kcal 64) (proteinas 12) (grasas 1.8) (hidratos 0)(grasas-mono 0) (desayuno no) (almuerzo no) (comida si) (merienda no) (cena si))" calcext:value-type="string">
            <text:p>(alimento (id 67) (nombre merluza) (grupo 2) (veces 1) (tipo plasticos) <text:s/>(racion 150) (kcal 64) (proteinas 12) (grasas 1.8) (hidratos 0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Merluz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69]*[.L69]/100" office:value-type="float" office:value="64" calcext:value-type="float">
            <text:p>64</text:p>
          </table:table-cell>
          <table:table-cell table:style-name="ce3" table:formula="of:=[.K69]*[.M69]*4/100" office:value-type="float" office:value="48" calcext:value-type="float">
            <text:p>48</text:p>
          </table:table-cell>
          <table:table-cell table:style-name="ce3" table:formula="of:=[.K69]*[.O69]*4/100" office:value-type="float" office:value="0" calcext:value-type="float">
            <text:p>0</text:p>
          </table:table-cell>
          <table:table-cell table:style-name="ce3" table:formula="of:=[.K69]*[.N69]*9/100" office:value-type="float" office:value="16.2" calcext:value-type="float">
            <text:p>16,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64" calcext:value-type="float">
            <text:p>64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.8" calcext:value-type="float">
            <text:p>1.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69]);&quot; &quot;;&quot;-&quot;);&quot;á&quot;;&quot;a&quot;);&quot;é&quot;;&quot;e&quot;);&quot;í&quot;;&quot;i&quot;);&quot;ó&quot;;&quot;o&quot;);&quot;ú&quot;;&quot;u&quot;)" office:value-type="string" office:string-value="merluza" calcext:value-type="string">
            <text:p>merluza</text:p>
          </table:table-cell>
          <table:table-cell table:style-name="ce12" table:formula="of:=CONCATENATE(&quot;(alimento (id &quot;;[.A69];&quot;) (nombre &quot;;[.V69];&quot;) (grupo &quot;;[.D69];&quot;) (veces &quot;;[.E69];&quot;) (tipo &quot;;[.F69];&quot;)  (racion &quot;;[.K69];&quot;) (kcal &quot;;[.L69];&quot;) (proteinas &quot;;[.M69];&quot;) (grasas &quot;;[.N69];&quot;) (hidratos &quot;;[.O69];&quot;)(grasas-mono &quot;;[.P69];&quot;) (desayuno &quot;;[.Q69];&quot;) (almuerzo &quot;;[.R69];&quot;) (comida &quot;;[.S69];&quot;) (merienda &quot;;[.T69];&quot;) (cena &quot;;[.U69];&quot;))&quot;)" office:value-type="string" office:string-value="(alimento (id 68) (nombre merluza) (grupo 2) (veces 1) (tipo plasticos)  (racion 100) (kcal 64) (proteinas 12) (grasas 1,8) (hidratos 0)(grasas-mono 0) (desayuno no) (almuerzo no) (comida si) (merienda no) (cena si))" calcext:value-type="string">
            <text:p>(alimento (id 68) (nombre merluza) (grupo 2) (veces 1) (tipo plasticos) <text:s/>(racion 100) (kcal 64) (proteinas 12) (grasas 1,8) (hidratos 0)(grasas-mono 0) (desayuno no) (almuerzo no) (comida si) (merienda no) (cena si))</text:p>
          </table:table-cell>
          <table:table-cell table:style-name="ce2" table:formula="of:=SUBSTITUTE([.W69];&quot;,&quot;;&quot;.&quot;)" office:value-type="string" office:string-value="(alimento (id 68) (nombre merluza) (grupo 2) (veces 1) (tipo plasticos)  (racion 100) (kcal 64) (proteinas 12) (grasas 1.8) (hidratos 0)(grasas-mono 0) (desayuno no) (almuerzo no) (comida si) (merienda no) (cena si))" calcext:value-type="string">
            <text:p>(alimento (id 68) (nombre merluza) (grupo 2) (veces 1) (tipo plasticos) <text:s/>(racion 100) (kcal 64) (proteinas 12) (grasas 1.8) (hidratos 0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Pollo pechug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70]*[.L70]/100" office:value-type="float" office:value="169.5" calcext:value-type="float">
            <text:p>169,5</text:p>
          </table:table-cell>
          <table:table-cell table:style-name="ce3" table:formula="of:=[.K70]*[.M70]*4/100" office:value-type="float" office:value="123.6" calcext:value-type="float">
            <text:p>123,6</text:p>
          </table:table-cell>
          <table:table-cell table:style-name="ce3" table:formula="of:=[.K70]*[.O70]*4/100" office:value-type="float" office:value="0" calcext:value-type="float">
            <text:p>0</text:p>
          </table:table-cell>
          <table:table-cell table:style-name="ce3" table:formula="of:=[.K70]*[.N70]*9/100" office:value-type="float" office:value="45.9" calcext:value-type="float">
            <text:p>45,9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13" calcext:value-type="float">
            <text:p>113</text:p>
          </table:table-cell>
          <table:table-cell table:style-name="ce6" office:value-type="float" office:value="20.6" calcext:value-type="float">
            <text:p>20.6</text:p>
          </table:table-cell>
          <table:table-cell table:style-name="ce6" office:value-type="float" office:value="3.4" calcext:value-type="float">
            <text:p>3.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70]);&quot; &quot;;&quot;-&quot;);&quot;á&quot;;&quot;a&quot;);&quot;é&quot;;&quot;e&quot;);&quot;í&quot;;&quot;i&quot;);&quot;ó&quot;;&quot;o&quot;);&quot;ú&quot;;&quot;u&quot;)" office:value-type="string" office:string-value="pollo-pechuga" calcext:value-type="string">
            <text:p>pollo-pechuga</text:p>
          </table:table-cell>
          <table:table-cell table:style-name="ce12" table:formula="of:=CONCATENATE(&quot;(alimento (id &quot;;[.A70];&quot;) (nombre &quot;;[.V70];&quot;) (grupo &quot;;[.D70];&quot;) (veces &quot;;[.E70];&quot;) (tipo &quot;;[.F70];&quot;)  (racion &quot;;[.K70];&quot;) (kcal &quot;;[.L70];&quot;) (proteinas &quot;;[.M70];&quot;) (grasas &quot;;[.N70];&quot;) (hidratos &quot;;[.O70];&quot;)(grasas-mono &quot;;[.P70];&quot;) (desayuno &quot;;[.Q70];&quot;) (almuerzo &quot;;[.R70];&quot;) (comida &quot;;[.S70];&quot;) (merienda &quot;;[.T70];&quot;) (cena &quot;;[.U70];&quot;))&quot;)" office:value-type="string" office:string-value="(alimento (id 69) (nombre pollo-pechuga) (grupo 2) (veces 1) (tipo plasticos)  (racion 150) (kcal 113) (proteinas 20,6) (grasas 3,4) (hidratos 0)(grasas-mono 0) (desayuno no) (almuerzo si) (comida si) (merienda no) (cena si))" calcext:value-type="string">
            <text:p>(alimento (id 69) (nombre pollo-pechuga) (grupo 2) (veces 1) (tipo plasticos) <text:s/>(racion 150) (kcal 113) (proteinas 20,6) (grasas 3,4) (hidratos 0)(grasas-mono 0) (desayuno no) (almuerzo si) (comida si) (merienda no) (cena si))</text:p>
          </table:table-cell>
          <table:table-cell table:style-name="ce2" table:formula="of:=SUBSTITUTE([.W70];&quot;,&quot;;&quot;.&quot;)" office:value-type="string" office:string-value="(alimento (id 69) (nombre pollo-pechuga) (grupo 2) (veces 1) (tipo plasticos)  (racion 150) (kcal 113) (proteinas 20.6) (grasas 3.4) (hidratos 0)(grasas-mono 0) (desayuno no) (almuerzo si) (comida si) (merienda no) (cena si))" calcext:value-type="string">
            <text:p>(alimento (id 69) (nombre pollo-pechuga) (grupo 2) (veces 1) (tipo plasticos) <text:s/>(racion 150) (kcal 113) (proteinas 20.6) (grasas 3.4) (hidratos 0)(grasas-mono 0) (desayuno no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Pollo pechug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71]*[.L71]/100" office:value-type="float" office:value="141.25" calcext:value-type="float">
            <text:p>141,25</text:p>
          </table:table-cell>
          <table:table-cell table:style-name="ce3" table:formula="of:=[.K71]*[.M71]*4/100" office:value-type="float" office:value="103" calcext:value-type="float">
            <text:p>103</text:p>
          </table:table-cell>
          <table:table-cell table:style-name="ce3" table:formula="of:=[.K71]*[.O71]*4/100" office:value-type="float" office:value="0" calcext:value-type="float">
            <text:p>0</text:p>
          </table:table-cell>
          <table:table-cell table:style-name="ce3" table:formula="of:=[.K71]*[.N71]*9/100" office:value-type="float" office:value="38.25" calcext:value-type="float">
            <text:p>38,2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13" calcext:value-type="float">
            <text:p>113</text:p>
          </table:table-cell>
          <table:table-cell table:style-name="ce6" office:value-type="float" office:value="20.6" calcext:value-type="float">
            <text:p>20.6</text:p>
          </table:table-cell>
          <table:table-cell table:style-name="ce6" office:value-type="float" office:value="3.4" calcext:value-type="float">
            <text:p>3.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71]);&quot; &quot;;&quot;-&quot;);&quot;á&quot;;&quot;a&quot;);&quot;é&quot;;&quot;e&quot;);&quot;í&quot;;&quot;i&quot;);&quot;ó&quot;;&quot;o&quot;);&quot;ú&quot;;&quot;u&quot;)" office:value-type="string" office:string-value="pollo-pechuga" calcext:value-type="string">
            <text:p>pollo-pechuga</text:p>
          </table:table-cell>
          <table:table-cell table:style-name="ce12" table:formula="of:=CONCATENATE(&quot;(alimento (id &quot;;[.A71];&quot;) (nombre &quot;;[.V71];&quot;) (grupo &quot;;[.D71];&quot;) (veces &quot;;[.E71];&quot;) (tipo &quot;;[.F71];&quot;)  (racion &quot;;[.K71];&quot;) (kcal &quot;;[.L71];&quot;) (proteinas &quot;;[.M71];&quot;) (grasas &quot;;[.N71];&quot;) (hidratos &quot;;[.O71];&quot;)(grasas-mono &quot;;[.P71];&quot;) (desayuno &quot;;[.Q71];&quot;) (almuerzo &quot;;[.R71];&quot;) (comida &quot;;[.S71];&quot;) (merienda &quot;;[.T71];&quot;) (cena &quot;;[.U71];&quot;))&quot;)" office:value-type="string" office:string-value="(alimento (id 70) (nombre pollo-pechuga) (grupo 2) (veces 1) (tipo plasticos)  (racion 125) (kcal 113) (proteinas 20,6) (grasas 3,4) (hidratos 0)(grasas-mono 0) (desayuno no) (almuerzo si) (comida si) (merienda no) (cena si))" calcext:value-type="string">
            <text:p>(alimento (id 70) (nombre pollo-pechuga) (grupo 2) (veces 1) (tipo plasticos) <text:s/>(racion 125) (kcal 113) (proteinas 20,6) (grasas 3,4) (hidratos 0)(grasas-mono 0) (desayuno no) (almuerzo si) (comida si) (merienda no) (cena si))</text:p>
          </table:table-cell>
          <table:table-cell table:style-name="ce2" table:formula="of:=SUBSTITUTE([.W71];&quot;,&quot;;&quot;.&quot;)" office:value-type="string" office:string-value="(alimento (id 70) (nombre pollo-pechuga) (grupo 2) (veces 1) (tipo plasticos)  (racion 125) (kcal 113) (proteinas 20.6) (grasas 3.4) (hidratos 0)(grasas-mono 0) (desayuno no) (almuerzo si) (comida si) (merienda no) (cena si))" calcext:value-type="string">
            <text:p>(alimento (id 70) (nombre pollo-pechuga) (grupo 2) (veces 1) (tipo plasticos) <text:s/>(racion 125) (kcal 113) (proteinas 20.6) (grasas 3.4) (hidratos 0)(grasas-mono 0) (desayuno no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Pollo pechug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72]*[.L72]/100" office:value-type="float" office:value="113" calcext:value-type="float">
            <text:p>113</text:p>
          </table:table-cell>
          <table:table-cell table:style-name="ce3" table:formula="of:=[.K72]*[.M72]*4/100" office:value-type="float" office:value="82.4" calcext:value-type="float">
            <text:p>82,4</text:p>
          </table:table-cell>
          <table:table-cell table:style-name="ce3" table:formula="of:=[.K72]*[.O72]*4/100" office:value-type="float" office:value="0" calcext:value-type="float">
            <text:p>0</text:p>
          </table:table-cell>
          <table:table-cell table:style-name="ce3" table:formula="of:=[.K72]*[.N72]*9/100" office:value-type="float" office:value="30.6" calcext:value-type="float">
            <text:p>30,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13" calcext:value-type="float">
            <text:p>113</text:p>
          </table:table-cell>
          <table:table-cell table:style-name="ce6" office:value-type="float" office:value="20.6" calcext:value-type="float">
            <text:p>20.6</text:p>
          </table:table-cell>
          <table:table-cell table:style-name="ce6" office:value-type="float" office:value="3.4" calcext:value-type="float">
            <text:p>3.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72]);&quot; &quot;;&quot;-&quot;);&quot;á&quot;;&quot;a&quot;);&quot;é&quot;;&quot;e&quot;);&quot;í&quot;;&quot;i&quot;);&quot;ó&quot;;&quot;o&quot;);&quot;ú&quot;;&quot;u&quot;)" office:value-type="string" office:string-value="pollo-pechuga" calcext:value-type="string">
            <text:p>pollo-pechuga</text:p>
          </table:table-cell>
          <table:table-cell table:style-name="ce12" table:formula="of:=CONCATENATE(&quot;(alimento (id &quot;;[.A72];&quot;) (nombre &quot;;[.V72];&quot;) (grupo &quot;;[.D72];&quot;) (veces &quot;;[.E72];&quot;) (tipo &quot;;[.F72];&quot;)  (racion &quot;;[.K72];&quot;) (kcal &quot;;[.L72];&quot;) (proteinas &quot;;[.M72];&quot;) (grasas &quot;;[.N72];&quot;) (hidratos &quot;;[.O72];&quot;)(grasas-mono &quot;;[.P72];&quot;) (desayuno &quot;;[.Q72];&quot;) (almuerzo &quot;;[.R72];&quot;) (comida &quot;;[.S72];&quot;) (merienda &quot;;[.T72];&quot;) (cena &quot;;[.U72];&quot;))&quot;)" office:value-type="string" office:string-value="(alimento (id 71) (nombre pollo-pechuga) (grupo 2) (veces 1) (tipo plasticos)  (racion 100) (kcal 113) (proteinas 20,6) (grasas 3,4) (hidratos 0)(grasas-mono 0) (desayuno no) (almuerzo si) (comida si) (merienda no) (cena si))" calcext:value-type="string">
            <text:p>(alimento (id 71) (nombre pollo-pechuga) (grupo 2) (veces 1) (tipo plasticos) <text:s/>(racion 100) (kcal 113) (proteinas 20,6) (grasas 3,4) (hidratos 0)(grasas-mono 0) (desayuno no) (almuerzo si) (comida si) (merienda no) (cena si))</text:p>
          </table:table-cell>
          <table:table-cell table:style-name="ce2" table:formula="of:=SUBSTITUTE([.W72];&quot;,&quot;;&quot;.&quot;)" office:value-type="string" office:string-value="(alimento (id 71) (nombre pollo-pechuga) (grupo 2) (veces 1) (tipo plasticos)  (racion 100) (kcal 113) (proteinas 20.6) (grasas 3.4) (hidratos 0)(grasas-mono 0) (desayuno no) (almuerzo si) (comida si) (merienda no) (cena si))" calcext:value-type="string">
            <text:p>(alimento (id 71) (nombre pollo-pechuga) (grupo 2) (veces 1) (tipo plasticos) <text:s/>(racion 100) (kcal 113) (proteinas 20.6) (grasas 3.4) (hidratos 0)(grasas-mono 0) (desayuno no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Pollo pechug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73]*[.L73]/100" office:value-type="float" office:value="84.75" calcext:value-type="float">
            <text:p>84,75</text:p>
          </table:table-cell>
          <table:table-cell table:style-name="ce3" table:formula="of:=[.K73]*[.M73]*4/100" office:value-type="float" office:value="61.8" calcext:value-type="float">
            <text:p>61,8</text:p>
          </table:table-cell>
          <table:table-cell table:style-name="ce3" table:formula="of:=[.K73]*[.O73]*4/100" office:value-type="float" office:value="0" calcext:value-type="float">
            <text:p>0</text:p>
          </table:table-cell>
          <table:table-cell table:style-name="ce3" table:formula="of:=[.K73]*[.N73]*9/100" office:value-type="float" office:value="22.95" calcext:value-type="float">
            <text:p>22,9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13" calcext:value-type="float">
            <text:p>113</text:p>
          </table:table-cell>
          <table:table-cell table:style-name="ce6" office:value-type="float" office:value="20.6" calcext:value-type="float">
            <text:p>20.6</text:p>
          </table:table-cell>
          <table:table-cell table:style-name="ce6" office:value-type="float" office:value="3.4" calcext:value-type="float">
            <text:p>3.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73]);&quot; &quot;;&quot;-&quot;);&quot;á&quot;;&quot;a&quot;);&quot;é&quot;;&quot;e&quot;);&quot;í&quot;;&quot;i&quot;);&quot;ó&quot;;&quot;o&quot;);&quot;ú&quot;;&quot;u&quot;)" office:value-type="string" office:string-value="pollo-pechuga" calcext:value-type="string">
            <text:p>pollo-pechuga</text:p>
          </table:table-cell>
          <table:table-cell table:style-name="ce12" table:formula="of:=CONCATENATE(&quot;(alimento (id &quot;;[.A73];&quot;) (nombre &quot;;[.V73];&quot;) (grupo &quot;;[.D73];&quot;) (veces &quot;;[.E73];&quot;) (tipo &quot;;[.F73];&quot;)  (racion &quot;;[.K73];&quot;) (kcal &quot;;[.L73];&quot;) (proteinas &quot;;[.M73];&quot;) (grasas &quot;;[.N73];&quot;) (hidratos &quot;;[.O73];&quot;)(grasas-mono &quot;;[.P73];&quot;) (desayuno &quot;;[.Q73];&quot;) (almuerzo &quot;;[.R73];&quot;) (comida &quot;;[.S73];&quot;) (merienda &quot;;[.T73];&quot;) (cena &quot;;[.U73];&quot;))&quot;)" office:value-type="string" office:string-value="(alimento (id 72) (nombre pollo-pechuga) (grupo 2) (veces 1) (tipo plasticos)  (racion 75) (kcal 113) (proteinas 20,6) (grasas 3,4) (hidratos 0)(grasas-mono 0) (desayuno no) (almuerzo si) (comida si) (merienda no) (cena si))" calcext:value-type="string">
            <text:p>(alimento (id 72) (nombre pollo-pechuga) (grupo 2) (veces 1) (tipo plasticos) <text:s/>(racion 75) (kcal 113) (proteinas 20,6) (grasas 3,4) (hidratos 0)(grasas-mono 0) (desayuno no) (almuerzo si) (comida si) (merienda no) (cena si))</text:p>
          </table:table-cell>
          <table:table-cell table:style-name="ce2" table:formula="of:=SUBSTITUTE([.W73];&quot;,&quot;;&quot;.&quot;)" office:value-type="string" office:string-value="(alimento (id 72) (nombre pollo-pechuga) (grupo 2) (veces 1) (tipo plasticos)  (racion 75) (kcal 113) (proteinas 20.6) (grasas 3.4) (hidratos 0)(grasas-mono 0) (desayuno no) (almuerzo si) (comida si) (merienda no) (cena si))" calcext:value-type="string">
            <text:p>(alimento (id 72) (nombre pollo-pechuga) (grupo 2) (veces 1) (tipo plasticos) <text:s/>(racion 75) (kcal 113) (proteinas 20.6) (grasas 3.4) (hidratos 0)(grasas-mono 0) (desayuno no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Pollo pechug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74]*[.L74]/100" office:value-type="float" office:value="56.5" calcext:value-type="float">
            <text:p>56,5</text:p>
          </table:table-cell>
          <table:table-cell table:style-name="ce3" table:formula="of:=[.K74]*[.M74]*4/100" office:value-type="float" office:value="41.2" calcext:value-type="float">
            <text:p>41,2</text:p>
          </table:table-cell>
          <table:table-cell table:style-name="ce3" table:formula="of:=[.K74]*[.O74]*4/100" office:value-type="float" office:value="0" calcext:value-type="float">
            <text:p>0</text:p>
          </table:table-cell>
          <table:table-cell table:style-name="ce3" table:formula="of:=[.K74]*[.N74]*9/100" office:value-type="float" office:value="15.3" calcext:value-type="float">
            <text:p>15,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13" calcext:value-type="float">
            <text:p>113</text:p>
          </table:table-cell>
          <table:table-cell table:style-name="ce6" office:value-type="float" office:value="20.6" calcext:value-type="float">
            <text:p>20.6</text:p>
          </table:table-cell>
          <table:table-cell table:style-name="ce6" office:value-type="float" office:value="3.4" calcext:value-type="float">
            <text:p>3.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74]);&quot; &quot;;&quot;-&quot;);&quot;á&quot;;&quot;a&quot;);&quot;é&quot;;&quot;e&quot;);&quot;í&quot;;&quot;i&quot;);&quot;ó&quot;;&quot;o&quot;);&quot;ú&quot;;&quot;u&quot;)" office:value-type="string" office:string-value="pollo-pechuga" calcext:value-type="string">
            <text:p>pollo-pechuga</text:p>
          </table:table-cell>
          <table:table-cell table:style-name="ce12" table:formula="of:=CONCATENATE(&quot;(alimento (id &quot;;[.A74];&quot;) (nombre &quot;;[.V74];&quot;) (grupo &quot;;[.D74];&quot;) (veces &quot;;[.E74];&quot;) (tipo &quot;;[.F74];&quot;)  (racion &quot;;[.K74];&quot;) (kcal &quot;;[.L74];&quot;) (proteinas &quot;;[.M74];&quot;) (grasas &quot;;[.N74];&quot;) (hidratos &quot;;[.O74];&quot;)(grasas-mono &quot;;[.P74];&quot;) (desayuno &quot;;[.Q74];&quot;) (almuerzo &quot;;[.R74];&quot;) (comida &quot;;[.S74];&quot;) (merienda &quot;;[.T74];&quot;) (cena &quot;;[.U74];&quot;))&quot;)" office:value-type="string" office:string-value="(alimento (id 73) (nombre pollo-pechuga) (grupo 2) (veces 1) (tipo plasticos)  (racion 50) (kcal 113) (proteinas 20,6) (grasas 3,4) (hidratos 0)(grasas-mono 0) (desayuno no) (almuerzo si) (comida si) (merienda no) (cena si))" calcext:value-type="string">
            <text:p>(alimento (id 73) (nombre pollo-pechuga) (grupo 2) (veces 1) (tipo plasticos) <text:s/>(racion 50) (kcal 113) (proteinas 20,6) (grasas 3,4) (hidratos 0)(grasas-mono 0) (desayuno no) (almuerzo si) (comida si) (merienda no) (cena si))</text:p>
          </table:table-cell>
          <table:table-cell table:style-name="ce2" table:formula="of:=SUBSTITUTE([.W74];&quot;,&quot;;&quot;.&quot;)" office:value-type="string" office:string-value="(alimento (id 73) (nombre pollo-pechuga) (grupo 2) (veces 1) (tipo plasticos)  (racion 50) (kcal 113) (proteinas 20.6) (grasas 3.4) (hidratos 0)(grasas-mono 0) (desayuno no) (almuerzo si) (comida si) (merienda no) (cena si))" calcext:value-type="string">
            <text:p>(alimento (id 73) (nombre pollo-pechuga) (grupo 2) (veces 1) (tipo plasticos) <text:s/>(racion 50) (kcal 113) (proteinas 20.6) (grasas 3.4) (hidratos 0)(grasas-mono 0) (desayuno no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Salmó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75]*[.L75]/100" office:value-type="float" office:value="238.75" calcext:value-type="float">
            <text:p>238,75</text:p>
          </table:table-cell>
          <table:table-cell table:style-name="ce3" table:formula="of:=[.K75]*[.M75]*4/100" office:value-type="float" office:value="103" calcext:value-type="float">
            <text:p>103</text:p>
          </table:table-cell>
          <table:table-cell table:style-name="ce3" table:formula="of:=[.K75]*[.O75]*4/100" office:value-type="float" office:value="0" calcext:value-type="float">
            <text:p>0</text:p>
          </table:table-cell>
          <table:table-cell table:style-name="ce3" table:formula="of:=[.K75]*[.N75]*9/100" office:value-type="float" office:value="135" calcext:value-type="float">
            <text:p>13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91" calcext:value-type="float">
            <text:p>191</text:p>
          </table:table-cell>
          <table:table-cell table:style-name="ce6" office:value-type="float" office:value="20.6" calcext:value-type="float">
            <text:p>20.6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75]);&quot; &quot;;&quot;-&quot;);&quot;á&quot;;&quot;a&quot;);&quot;é&quot;;&quot;e&quot;);&quot;í&quot;;&quot;i&quot;);&quot;ó&quot;;&quot;o&quot;);&quot;ú&quot;;&quot;u&quot;)" office:value-type="string" office:string-value="salmon" calcext:value-type="string">
            <text:p>salmon</text:p>
          </table:table-cell>
          <table:table-cell table:style-name="ce12" table:formula="of:=CONCATENATE(&quot;(alimento (id &quot;;[.A75];&quot;) (nombre &quot;;[.V75];&quot;) (grupo &quot;;[.D75];&quot;) (veces &quot;;[.E75];&quot;) (tipo &quot;;[.F75];&quot;)  (racion &quot;;[.K75];&quot;) (kcal &quot;;[.L75];&quot;) (proteinas &quot;;[.M75];&quot;) (grasas &quot;;[.N75];&quot;) (hidratos &quot;;[.O75];&quot;)(grasas-mono &quot;;[.P75];&quot;) (desayuno &quot;;[.Q75];&quot;) (almuerzo &quot;;[.R75];&quot;) (comida &quot;;[.S75];&quot;) (merienda &quot;;[.T75];&quot;) (cena &quot;;[.U75];&quot;))&quot;)" office:value-type="string" office:string-value="(alimento (id 74) (nombre salmon) (grupo 2) (veces 1) (tipo plasticos)  (racion 125) (kcal 191) (proteinas 20,6) (grasas 12) (hidratos 0)(grasas-mono 0) (desayuno no) (almuerzo no) (comida si) (merienda no) (cena si))" calcext:value-type="string">
            <text:p>(alimento (id 74) (nombre salmon) (grupo 2) (veces 1) (tipo plasticos) <text:s/>(racion 125) (kcal 191) (proteinas 20,6) (grasas 12) (hidratos 0)(grasas-mono 0) (desayuno no) (almuerzo no) (comida si) (merienda no) (cena si))</text:p>
          </table:table-cell>
          <table:table-cell table:style-name="ce2" table:formula="of:=SUBSTITUTE([.W75];&quot;,&quot;;&quot;.&quot;)" office:value-type="string" office:string-value="(alimento (id 74) (nombre salmon) (grupo 2) (veces 1) (tipo plasticos)  (racion 125) (kcal 191) (proteinas 20.6) (grasas 12) (hidratos 0)(grasas-mono 0) (desayuno no) (almuerzo no) (comida si) (merienda no) (cena si))" calcext:value-type="string">
            <text:p>(alimento (id 74) (nombre salmon) (grupo 2) (veces 1) (tipo plasticos) <text:s/>(racion 125) (kcal 191) (proteinas 20.6) (grasas 12) (hidratos 0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Salmó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76]*[.L76]/100" office:value-type="float" office:value="152.8" calcext:value-type="float">
            <text:p>152,8</text:p>
          </table:table-cell>
          <table:table-cell table:style-name="ce3" table:formula="of:=[.K76]*[.M76]*4/100" office:value-type="float" office:value="65.92" calcext:value-type="float">
            <text:p>65,92</text:p>
          </table:table-cell>
          <table:table-cell table:style-name="ce3" table:formula="of:=[.K76]*[.O76]*4/100" office:value-type="float" office:value="0" calcext:value-type="float">
            <text:p>0</text:p>
          </table:table-cell>
          <table:table-cell table:style-name="ce3" table:formula="of:=[.K76]*[.N76]*9/100" office:value-type="float" office:value="86.4" calcext:value-type="float">
            <text:p>86,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91" calcext:value-type="float">
            <text:p>191</text:p>
          </table:table-cell>
          <table:table-cell table:style-name="ce6" office:value-type="float" office:value="20.6" calcext:value-type="float">
            <text:p>20.6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76]);&quot; &quot;;&quot;-&quot;);&quot;á&quot;;&quot;a&quot;);&quot;é&quot;;&quot;e&quot;);&quot;í&quot;;&quot;i&quot;);&quot;ó&quot;;&quot;o&quot;);&quot;ú&quot;;&quot;u&quot;)" office:value-type="string" office:string-value="salmon" calcext:value-type="string">
            <text:p>salmon</text:p>
          </table:table-cell>
          <table:table-cell table:style-name="ce12" table:formula="of:=CONCATENATE(&quot;(alimento (id &quot;;[.A76];&quot;) (nombre &quot;;[.V76];&quot;) (grupo &quot;;[.D76];&quot;) (veces &quot;;[.E76];&quot;) (tipo &quot;;[.F76];&quot;)  (racion &quot;;[.K76];&quot;) (kcal &quot;;[.L76];&quot;) (proteinas &quot;;[.M76];&quot;) (grasas &quot;;[.N76];&quot;) (hidratos &quot;;[.O76];&quot;)(grasas-mono &quot;;[.P76];&quot;) (desayuno &quot;;[.Q76];&quot;) (almuerzo &quot;;[.R76];&quot;) (comida &quot;;[.S76];&quot;) (merienda &quot;;[.T76];&quot;) (cena &quot;;[.U76];&quot;))&quot;)" office:value-type="string" office:string-value="(alimento (id 75) (nombre salmon) (grupo 2) (veces 1) (tipo plasticos)  (racion 80) (kcal 191) (proteinas 20,6) (grasas 12) (hidratos 0)(grasas-mono 0) (desayuno no) (almuerzo no) (comida si) (merienda no) (cena si))" calcext:value-type="string">
            <text:p>(alimento (id 75) (nombre salmon) (grupo 2) (veces 1) (tipo plasticos) <text:s/>(racion 80) (kcal 191) (proteinas 20,6) (grasas 12) (hidratos 0)(grasas-mono 0) (desayuno no) (almuerzo no) (comida si) (merienda no) (cena si))</text:p>
          </table:table-cell>
          <table:table-cell table:style-name="ce2" table:formula="of:=SUBSTITUTE([.W76];&quot;,&quot;;&quot;.&quot;)" office:value-type="string" office:string-value="(alimento (id 75) (nombre salmon) (grupo 2) (veces 1) (tipo plasticos)  (racion 80) (kcal 191) (proteinas 20.6) (grasas 12) (hidratos 0)(grasas-mono 0) (desayuno no) (almuerzo no) (comida si) (merienda no) (cena si))" calcext:value-type="string">
            <text:p>(alimento (id 75) (nombre salmon) (grupo 2) (veces 1) (tipo plasticos) <text:s/>(racion 80) (kcal 191) (proteinas 20.6) (grasas 12) (hidratos 0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Salmó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77]*[.L77]/100" office:value-type="float" office:value="286.5" calcext:value-type="float">
            <text:p>286,5</text:p>
          </table:table-cell>
          <table:table-cell table:style-name="ce3" table:formula="of:=[.K77]*[.M77]*4/100" office:value-type="float" office:value="123.6" calcext:value-type="float">
            <text:p>123,6</text:p>
          </table:table-cell>
          <table:table-cell table:style-name="ce3" table:formula="of:=[.K77]*[.O77]*4/100" office:value-type="float" office:value="0" calcext:value-type="float">
            <text:p>0</text:p>
          </table:table-cell>
          <table:table-cell table:style-name="ce3" table:formula="of:=[.K77]*[.N77]*9/100" office:value-type="float" office:value="162" calcext:value-type="float">
            <text:p>162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91" calcext:value-type="float">
            <text:p>191</text:p>
          </table:table-cell>
          <table:table-cell table:style-name="ce6" office:value-type="float" office:value="20.6" calcext:value-type="float">
            <text:p>20.6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77]);&quot; &quot;;&quot;-&quot;);&quot;á&quot;;&quot;a&quot;);&quot;é&quot;;&quot;e&quot;);&quot;í&quot;;&quot;i&quot;);&quot;ó&quot;;&quot;o&quot;);&quot;ú&quot;;&quot;u&quot;)" office:value-type="string" office:string-value="salmon" calcext:value-type="string">
            <text:p>salmon</text:p>
          </table:table-cell>
          <table:table-cell table:style-name="ce12" table:formula="of:=CONCATENATE(&quot;(alimento (id &quot;;[.A77];&quot;) (nombre &quot;;[.V77];&quot;) (grupo &quot;;[.D77];&quot;) (veces &quot;;[.E77];&quot;) (tipo &quot;;[.F77];&quot;)  (racion &quot;;[.K77];&quot;) (kcal &quot;;[.L77];&quot;) (proteinas &quot;;[.M77];&quot;) (grasas &quot;;[.N77];&quot;) (hidratos &quot;;[.O77];&quot;)(grasas-mono &quot;;[.P77];&quot;) (desayuno &quot;;[.Q77];&quot;) (almuerzo &quot;;[.R77];&quot;) (comida &quot;;[.S77];&quot;) (merienda &quot;;[.T77];&quot;) (cena &quot;;[.U77];&quot;))&quot;)" office:value-type="string" office:string-value="(alimento (id 76) (nombre salmon) (grupo 2) (veces 1) (tipo plasticos)  (racion 150) (kcal 191) (proteinas 20,6) (grasas 12) (hidratos 0)(grasas-mono 0) (desayuno no) (almuerzo no) (comida si) (merienda no) (cena si))" calcext:value-type="string">
            <text:p>(alimento (id 76) (nombre salmon) (grupo 2) (veces 1) (tipo plasticos) <text:s/>(racion 150) (kcal 191) (proteinas 20,6) (grasas 12) (hidratos 0)(grasas-mono 0) (desayuno no) (almuerzo no) (comida si) (merienda no) (cena si))</text:p>
          </table:table-cell>
          <table:table-cell table:style-name="ce2" table:formula="of:=SUBSTITUTE([.W77];&quot;,&quot;;&quot;.&quot;)" office:value-type="string" office:string-value="(alimento (id 76) (nombre salmon) (grupo 2) (veces 1) (tipo plasticos)  (racion 150) (kcal 191) (proteinas 20.6) (grasas 12) (hidratos 0)(grasas-mono 0) (desayuno no) (almuerzo no) (comida si) (merienda no) (cena si))" calcext:value-type="string">
            <text:p>(alimento (id 76) (nombre salmon) (grupo 2) (veces 1) (tipo plasticos) <text:s/>(racion 150) (kcal 191) (proteinas 20.6) (grasas 12) (hidratos 0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Salmó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78]*[.L78]/100" office:value-type="float" office:value="191" calcext:value-type="float">
            <text:p>191</text:p>
          </table:table-cell>
          <table:table-cell table:style-name="ce3" table:formula="of:=[.K78]*[.M78]*4/100" office:value-type="float" office:value="82.4" calcext:value-type="float">
            <text:p>82,4</text:p>
          </table:table-cell>
          <table:table-cell table:style-name="ce3" table:formula="of:=[.K78]*[.O78]*4/100" office:value-type="float" office:value="0" calcext:value-type="float">
            <text:p>0</text:p>
          </table:table-cell>
          <table:table-cell table:style-name="ce3" table:formula="of:=[.K78]*[.N78]*9/100" office:value-type="float" office:value="108" calcext:value-type="float">
            <text:p>10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91" calcext:value-type="float">
            <text:p>191</text:p>
          </table:table-cell>
          <table:table-cell table:style-name="ce6" office:value-type="float" office:value="20.6" calcext:value-type="float">
            <text:p>20.6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78]);&quot; &quot;;&quot;-&quot;);&quot;á&quot;;&quot;a&quot;);&quot;é&quot;;&quot;e&quot;);&quot;í&quot;;&quot;i&quot;);&quot;ó&quot;;&quot;o&quot;);&quot;ú&quot;;&quot;u&quot;)" office:value-type="string" office:string-value="salmon" calcext:value-type="string">
            <text:p>salmon</text:p>
          </table:table-cell>
          <table:table-cell table:style-name="ce12" table:formula="of:=CONCATENATE(&quot;(alimento (id &quot;;[.A78];&quot;) (nombre &quot;;[.V78];&quot;) (grupo &quot;;[.D78];&quot;) (veces &quot;;[.E78];&quot;) (tipo &quot;;[.F78];&quot;)  (racion &quot;;[.K78];&quot;) (kcal &quot;;[.L78];&quot;) (proteinas &quot;;[.M78];&quot;) (grasas &quot;;[.N78];&quot;) (hidratos &quot;;[.O78];&quot;)(grasas-mono &quot;;[.P78];&quot;) (desayuno &quot;;[.Q78];&quot;) (almuerzo &quot;;[.R78];&quot;) (comida &quot;;[.S78];&quot;) (merienda &quot;;[.T78];&quot;) (cena &quot;;[.U78];&quot;))&quot;)" office:value-type="string" office:string-value="(alimento (id 77) (nombre salmon) (grupo 2) (veces 1) (tipo plasticos)  (racion 100) (kcal 191) (proteinas 20,6) (grasas 12) (hidratos 0)(grasas-mono 0) (desayuno no) (almuerzo no) (comida si) (merienda no) (cena si))" calcext:value-type="string">
            <text:p>(alimento (id 77) (nombre salmon) (grupo 2) (veces 1) (tipo plasticos) <text:s/>(racion 100) (kcal 191) (proteinas 20,6) (grasas 12) (hidratos 0)(grasas-mono 0) (desayuno no) (almuerzo no) (comida si) (merienda no) (cena si))</text:p>
          </table:table-cell>
          <table:table-cell table:style-name="ce2" table:formula="of:=SUBSTITUTE([.W78];&quot;,&quot;;&quot;.&quot;)" office:value-type="string" office:string-value="(alimento (id 77) (nombre salmon) (grupo 2) (veces 1) (tipo plasticos)  (racion 100) (kcal 191) (proteinas 20.6) (grasas 12) (hidratos 0)(grasas-mono 0) (desayuno no) (almuerzo no) (comida si) (merienda no) (cena si))" calcext:value-type="string">
            <text:p>(alimento (id 77) (nombre salmon) (grupo 2) (veces 1) (tipo plasticos) <text:s/>(racion 100) (kcal 191) (proteinas 20.6) (grasas 12) (hidratos 0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Lacón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79]*[.L79]/100" office:value-type="float" office:value="216.6" calcext:value-type="float">
            <text:p>216,6</text:p>
          </table:table-cell>
          <table:table-cell table:style-name="ce3" table:formula="of:=[.K79]*[.M79]*4/100" office:value-type="float" office:value="46.08" calcext:value-type="float">
            <text:p>46,08</text:p>
          </table:table-cell>
          <table:table-cell table:style-name="ce3" table:formula="of:=[.K79]*[.O79]*4/100" office:value-type="float" office:value="0" calcext:value-type="float">
            <text:p>0</text:p>
          </table:table-cell>
          <table:table-cell table:style-name="ce3" table:formula="of:=[.K79]*[.N79]*9/100" office:value-type="float" office:value="170.64" calcext:value-type="float">
            <text:p>170,6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61" calcext:value-type="float">
            <text:p>361</text:p>
          </table:table-cell>
          <table:table-cell table:style-name="ce6" office:value-type="float" office:value="19.2" calcext:value-type="float">
            <text:p>19.2</text:p>
          </table:table-cell>
          <table:table-cell table:style-name="ce6" office:value-type="float" office:value="31.6" calcext:value-type="float">
            <text:p>31.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79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style-name="ce12" table:formula="of:=CONCATENATE(&quot;(alimento (id &quot;;[.A79];&quot;) (nombre &quot;;[.V79];&quot;) (grupo &quot;;[.D79];&quot;) (veces &quot;;[.E79];&quot;) (tipo &quot;;[.F79];&quot;)  (racion &quot;;[.K79];&quot;) (kcal &quot;;[.L79];&quot;) (proteinas &quot;;[.M79];&quot;) (grasas &quot;;[.N79];&quot;) (hidratos &quot;;[.O79];&quot;)(grasas-mono &quot;;[.P79];&quot;) (desayuno &quot;;[.Q79];&quot;) (almuerzo &quot;;[.R79];&quot;) (comida &quot;;[.S79];&quot;) (merienda &quot;;[.T79];&quot;) (cena &quot;;[.U79];&quot;))&quot;)" office:value-type="string" office:string-value="(alimento (id 78) (nombre lacon) (grupo 2) (veces 2) (tipo plasticos)  (racion 60) (kcal 361) (proteinas 19,2) (grasas 31,6) (hidratos 0)(grasas-mono 0) (desayuno si) (almuerzo si) (comida si) (merienda si) (cena si))" calcext:value-type="string">
            <text:p>(alimento (id 78) (nombre lacon) (grupo 2) (veces 2) (tipo plasticos) <text:s/>(racion 60) (kcal 361) (proteinas 19,2) (grasas 31,6) (hidratos 0)(grasas-mono 0) (desayuno si) (almuerzo si) (comida si) (merienda si) (cena si))</text:p>
          </table:table-cell>
          <table:table-cell table:style-name="ce2" table:formula="of:=SUBSTITUTE([.W79];&quot;,&quot;;&quot;.&quot;)" office:value-type="string" office:string-value="(alimento (id 78) (nombre lacon) (grupo 2) (veces 2) (tipo plasticos)  (racion 60) (kcal 361) (proteinas 19.2) (grasas 31.6) (hidratos 0)(grasas-mono 0) (desayuno si) (almuerzo si) (comida si) (merienda si) (cena si))" calcext:value-type="string">
            <text:p>(alimento (id 78) (nombre lacon) (grupo 2) (veces 2) (tipo plasticos) <text:s/>(racion 60) (kcal 361) (proteinas 19.2) (grasas 31.6) (hidratos 0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Lacón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80]*[.L80]/100" office:value-type="float" office:value="180.5" calcext:value-type="float">
            <text:p>180,5</text:p>
          </table:table-cell>
          <table:table-cell table:style-name="ce3" table:formula="of:=[.K80]*[.M80]*4/100" office:value-type="float" office:value="38.4" calcext:value-type="float">
            <text:p>38,4</text:p>
          </table:table-cell>
          <table:table-cell table:style-name="ce3" table:formula="of:=[.K80]*[.O80]*4/100" office:value-type="float" office:value="0" calcext:value-type="float">
            <text:p>0</text:p>
          </table:table-cell>
          <table:table-cell table:style-name="ce3" table:formula="of:=[.K80]*[.N80]*9/100" office:value-type="float" office:value="142.2" calcext:value-type="float">
            <text:p>142,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61" calcext:value-type="float">
            <text:p>361</text:p>
          </table:table-cell>
          <table:table-cell table:style-name="ce6" office:value-type="float" office:value="19.2" calcext:value-type="float">
            <text:p>19.2</text:p>
          </table:table-cell>
          <table:table-cell table:style-name="ce6" office:value-type="float" office:value="31.6" calcext:value-type="float">
            <text:p>31.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80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style-name="ce12" table:formula="of:=CONCATENATE(&quot;(alimento (id &quot;;[.A80];&quot;) (nombre &quot;;[.V80];&quot;) (grupo &quot;;[.D80];&quot;) (veces &quot;;[.E80];&quot;) (tipo &quot;;[.F80];&quot;)  (racion &quot;;[.K80];&quot;) (kcal &quot;;[.L80];&quot;) (proteinas &quot;;[.M80];&quot;) (grasas &quot;;[.N80];&quot;) (hidratos &quot;;[.O80];&quot;)(grasas-mono &quot;;[.P80];&quot;) (desayuno &quot;;[.Q80];&quot;) (almuerzo &quot;;[.R80];&quot;) (comida &quot;;[.S80];&quot;) (merienda &quot;;[.T80];&quot;) (cena &quot;;[.U80];&quot;))&quot;)" office:value-type="string" office:string-value="(alimento (id 79) (nombre lacon) (grupo 2) (veces 2) (tipo plasticos)  (racion 50) (kcal 361) (proteinas 19,2) (grasas 31,6) (hidratos 0)(grasas-mono 0) (desayuno si) (almuerzo si) (comida si) (merienda si) (cena si))" calcext:value-type="string">
            <text:p>(alimento (id 79) (nombre lacon) (grupo 2) (veces 2) (tipo plasticos) <text:s/>(racion 50) (kcal 361) (proteinas 19,2) (grasas 31,6) (hidratos 0)(grasas-mono 0) (desayuno si) (almuerzo si) (comida si) (merienda si) (cena si))</text:p>
          </table:table-cell>
          <table:table-cell table:style-name="ce2" table:formula="of:=SUBSTITUTE([.W80];&quot;,&quot;;&quot;.&quot;)" office:value-type="string" office:string-value="(alimento (id 79) (nombre lacon) (grupo 2) (veces 2) (tipo plasticos)  (racion 50) (kcal 361) (proteinas 19.2) (grasas 31.6) (hidratos 0)(grasas-mono 0) (desayuno si) (almuerzo si) (comida si) (merienda si) (cena si))" calcext:value-type="string">
            <text:p>(alimento (id 79) (nombre lacon) (grupo 2) (veces 2) (tipo plasticos) <text:s/>(racion 50) (kcal 361) (proteinas 19.2) (grasas 31.6) (hidratos 0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Lacón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81]*[.L81]/100" office:value-type="float" office:value="144.4" calcext:value-type="float">
            <text:p>144,4</text:p>
          </table:table-cell>
          <table:table-cell table:style-name="ce3" table:formula="of:=[.K81]*[.M81]*4/100" office:value-type="float" office:value="30.72" calcext:value-type="float">
            <text:p>30,72</text:p>
          </table:table-cell>
          <table:table-cell table:style-name="ce3" table:formula="of:=[.K81]*[.O81]*4/100" office:value-type="float" office:value="0" calcext:value-type="float">
            <text:p>0</text:p>
          </table:table-cell>
          <table:table-cell table:style-name="ce3" table:formula="of:=[.K81]*[.N81]*9/100" office:value-type="float" office:value="113.76" calcext:value-type="float">
            <text:p>113,7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61" calcext:value-type="float">
            <text:p>361</text:p>
          </table:table-cell>
          <table:table-cell table:style-name="ce6" office:value-type="float" office:value="19.2" calcext:value-type="float">
            <text:p>19.2</text:p>
          </table:table-cell>
          <table:table-cell table:style-name="ce6" office:value-type="float" office:value="31.6" calcext:value-type="float">
            <text:p>31.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81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style-name="ce12" table:formula="of:=CONCATENATE(&quot;(alimento (id &quot;;[.A81];&quot;) (nombre &quot;;[.V81];&quot;) (grupo &quot;;[.D81];&quot;) (veces &quot;;[.E81];&quot;) (tipo &quot;;[.F81];&quot;)  (racion &quot;;[.K81];&quot;) (kcal &quot;;[.L81];&quot;) (proteinas &quot;;[.M81];&quot;) (grasas &quot;;[.N81];&quot;) (hidratos &quot;;[.O81];&quot;)(grasas-mono &quot;;[.P81];&quot;) (desayuno &quot;;[.Q81];&quot;) (almuerzo &quot;;[.R81];&quot;) (comida &quot;;[.S81];&quot;) (merienda &quot;;[.T81];&quot;) (cena &quot;;[.U81];&quot;))&quot;)" office:value-type="string" office:string-value="(alimento (id 80) (nombre lacon) (grupo 2) (veces 2) (tipo plasticos)  (racion 40) (kcal 361) (proteinas 19,2) (grasas 31,6) (hidratos 0)(grasas-mono 0) (desayuno si) (almuerzo si) (comida si) (merienda si) (cena si))" calcext:value-type="string">
            <text:p>(alimento (id 80) (nombre lacon) (grupo 2) (veces 2) (tipo plasticos) <text:s/>(racion 40) (kcal 361) (proteinas 19,2) (grasas 31,6) (hidratos 0)(grasas-mono 0) (desayuno si) (almuerzo si) (comida si) (merienda si) (cena si))</text:p>
          </table:table-cell>
          <table:table-cell table:style-name="ce2" table:formula="of:=SUBSTITUTE([.W81];&quot;,&quot;;&quot;.&quot;)" office:value-type="string" office:string-value="(alimento (id 80) (nombre lacon) (grupo 2) (veces 2) (tipo plasticos)  (racion 40) (kcal 361) (proteinas 19.2) (grasas 31.6) (hidratos 0)(grasas-mono 0) (desayuno si) (almuerzo si) (comida si) (merienda si) (cena si))" calcext:value-type="string">
            <text:p>(alimento (id 80) (nombre lacon) (grupo 2) (veces 2) (tipo plasticos) <text:s/>(racion 40) (kcal 361) (proteinas 19.2) (grasas 31.6) (hidratos 0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Lacón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82]*[.L82]/100" office:value-type="float" office:value="108.3" calcext:value-type="float">
            <text:p>108,3</text:p>
          </table:table-cell>
          <table:table-cell table:style-name="ce3" table:formula="of:=[.K82]*[.M82]*4/100" office:value-type="float" office:value="23.04" calcext:value-type="float">
            <text:p>23,04</text:p>
          </table:table-cell>
          <table:table-cell table:style-name="ce3" table:formula="of:=[.K82]*[.O82]*4/100" office:value-type="float" office:value="0" calcext:value-type="float">
            <text:p>0</text:p>
          </table:table-cell>
          <table:table-cell table:style-name="ce3" table:formula="of:=[.K82]*[.N82]*9/100" office:value-type="float" office:value="85.32" calcext:value-type="float">
            <text:p>85,3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61" calcext:value-type="float">
            <text:p>361</text:p>
          </table:table-cell>
          <table:table-cell table:style-name="ce6" office:value-type="float" office:value="19.2" calcext:value-type="float">
            <text:p>19.2</text:p>
          </table:table-cell>
          <table:table-cell table:style-name="ce6" office:value-type="float" office:value="31.6" calcext:value-type="float">
            <text:p>31.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82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style-name="ce12" table:formula="of:=CONCATENATE(&quot;(alimento (id &quot;;[.A82];&quot;) (nombre &quot;;[.V82];&quot;) (grupo &quot;;[.D82];&quot;) (veces &quot;;[.E82];&quot;) (tipo &quot;;[.F82];&quot;)  (racion &quot;;[.K82];&quot;) (kcal &quot;;[.L82];&quot;) (proteinas &quot;;[.M82];&quot;) (grasas &quot;;[.N82];&quot;) (hidratos &quot;;[.O82];&quot;)(grasas-mono &quot;;[.P82];&quot;) (desayuno &quot;;[.Q82];&quot;) (almuerzo &quot;;[.R82];&quot;) (comida &quot;;[.S82];&quot;) (merienda &quot;;[.T82];&quot;) (cena &quot;;[.U82];&quot;))&quot;)" office:value-type="string" office:string-value="(alimento (id 81) (nombre lacon) (grupo 2) (veces 2) (tipo plasticos)  (racion 30) (kcal 361) (proteinas 19,2) (grasas 31,6) (hidratos 0)(grasas-mono 0) (desayuno si) (almuerzo si) (comida si) (merienda si) (cena si))" calcext:value-type="string">
            <text:p>(alimento (id 81) (nombre lacon) (grupo 2) (veces 2) (tipo plasticos) <text:s/>(racion 30) (kcal 361) (proteinas 19,2) (grasas 31,6) (hidratos 0)(grasas-mono 0) (desayuno si) (almuerzo si) (comida si) (merienda si) (cena si))</text:p>
          </table:table-cell>
          <table:table-cell table:style-name="ce2" table:formula="of:=SUBSTITUTE([.W82];&quot;,&quot;;&quot;.&quot;)" office:value-type="string" office:string-value="(alimento (id 81) (nombre lacon) (grupo 2) (veces 2) (tipo plasticos)  (racion 30) (kcal 361) (proteinas 19.2) (grasas 31.6) (hidratos 0)(grasas-mono 0) (desayuno si) (almuerzo si) (comida si) (merienda si) (cena si))" calcext:value-type="string">
            <text:p>(alimento (id 81) (nombre lacon) (grupo 2) (veces 2) (tipo plasticos) <text:s/>(racion 30) (kcal 361) (proteinas 19.2) (grasas 31.6) (hidratos 0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Lacón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83]*[.L83]/100" office:value-type="float" office:value="90.25" calcext:value-type="float">
            <text:p>90,25</text:p>
          </table:table-cell>
          <table:table-cell table:style-name="ce3" table:formula="of:=[.K83]*[.M83]*4/100" office:value-type="float" office:value="19.2" calcext:value-type="float">
            <text:p>19,2</text:p>
          </table:table-cell>
          <table:table-cell table:style-name="ce3" table:formula="of:=[.K83]*[.O83]*4/100" office:value-type="float" office:value="0" calcext:value-type="float">
            <text:p>0</text:p>
          </table:table-cell>
          <table:table-cell table:style-name="ce3" table:formula="of:=[.K83]*[.N83]*9/100" office:value-type="float" office:value="71.1" calcext:value-type="float">
            <text:p>71,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61" calcext:value-type="float">
            <text:p>361</text:p>
          </table:table-cell>
          <table:table-cell table:style-name="ce6" office:value-type="float" office:value="19.2" calcext:value-type="float">
            <text:p>19.2</text:p>
          </table:table-cell>
          <table:table-cell table:style-name="ce6" office:value-type="float" office:value="31.6" calcext:value-type="float">
            <text:p>31.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83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style-name="ce12" table:formula="of:=CONCATENATE(&quot;(alimento (id &quot;;[.A83];&quot;) (nombre &quot;;[.V83];&quot;) (grupo &quot;;[.D83];&quot;) (veces &quot;;[.E83];&quot;) (tipo &quot;;[.F83];&quot;)  (racion &quot;;[.K83];&quot;) (kcal &quot;;[.L83];&quot;) (proteinas &quot;;[.M83];&quot;) (grasas &quot;;[.N83];&quot;) (hidratos &quot;;[.O83];&quot;)(grasas-mono &quot;;[.P83];&quot;) (desayuno &quot;;[.Q83];&quot;) (almuerzo &quot;;[.R83];&quot;) (comida &quot;;[.S83];&quot;) (merienda &quot;;[.T83];&quot;) (cena &quot;;[.U83];&quot;))&quot;)" office:value-type="string" office:string-value="(alimento (id 82) (nombre lacon) (grupo 2) (veces 2) (tipo plasticos)  (racion 25) (kcal 361) (proteinas 19,2) (grasas 31,6) (hidratos 0)(grasas-mono 0) (desayuno si) (almuerzo si) (comida si) (merienda si) (cena si))" calcext:value-type="string">
            <text:p>(alimento (id 82) (nombre lacon) (grupo 2) (veces 2) (tipo plasticos) <text:s/>(racion 25) (kcal 361) (proteinas 19,2) (grasas 31,6) (hidratos 0)(grasas-mono 0) (desayuno si) (almuerzo si) (comida si) (merienda si) (cena si))</text:p>
          </table:table-cell>
          <table:table-cell table:style-name="ce2" table:formula="of:=SUBSTITUTE([.W83];&quot;,&quot;;&quot;.&quot;)" office:value-type="string" office:string-value="(alimento (id 82) (nombre lacon) (grupo 2) (veces 2) (tipo plasticos)  (racion 25) (kcal 361) (proteinas 19.2) (grasas 31.6) (hidratos 0)(grasas-mono 0) (desayuno si) (almuerzo si) (comida si) (merienda si) (cena si))" calcext:value-type="string">
            <text:p>(alimento (id 82) (nombre lacon) (grupo 2) (veces 2) (tipo plasticos) <text:s/>(racion 25) (kcal 361) (proteinas 19.2) (grasas 31.6) (hidratos 0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Lacón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84]*[.L84]/100" office:value-type="float" office:value="72.2" calcext:value-type="float">
            <text:p>72,2</text:p>
          </table:table-cell>
          <table:table-cell table:style-name="ce3" table:formula="of:=[.K84]*[.M84]*4/100" office:value-type="float" office:value="15.36" calcext:value-type="float">
            <text:p>15,36</text:p>
          </table:table-cell>
          <table:table-cell table:style-name="ce3" table:formula="of:=[.K84]*[.O84]*4/100" office:value-type="float" office:value="0" calcext:value-type="float">
            <text:p>0</text:p>
          </table:table-cell>
          <table:table-cell table:style-name="ce3" table:formula="of:=[.K84]*[.N84]*9/100" office:value-type="float" office:value="56.88" calcext:value-type="float">
            <text:p>56,8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61" calcext:value-type="float">
            <text:p>361</text:p>
          </table:table-cell>
          <table:table-cell table:style-name="ce6" office:value-type="float" office:value="19.2" calcext:value-type="float">
            <text:p>19.2</text:p>
          </table:table-cell>
          <table:table-cell table:style-name="ce6" office:value-type="float" office:value="31.6" calcext:value-type="float">
            <text:p>31.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84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style-name="ce12" table:formula="of:=CONCATENATE(&quot;(alimento (id &quot;;[.A84];&quot;) (nombre &quot;;[.V84];&quot;) (grupo &quot;;[.D84];&quot;) (veces &quot;;[.E84];&quot;) (tipo &quot;;[.F84];&quot;)  (racion &quot;;[.K84];&quot;) (kcal &quot;;[.L84];&quot;) (proteinas &quot;;[.M84];&quot;) (grasas &quot;;[.N84];&quot;) (hidratos &quot;;[.O84];&quot;)(grasas-mono &quot;;[.P84];&quot;) (desayuno &quot;;[.Q84];&quot;) (almuerzo &quot;;[.R84];&quot;) (comida &quot;;[.S84];&quot;) (merienda &quot;;[.T84];&quot;) (cena &quot;;[.U84];&quot;))&quot;)" office:value-type="string" office:string-value="(alimento (id 83) (nombre lacon) (grupo 2) (veces 2) (tipo plasticos)  (racion 20) (kcal 361) (proteinas 19,2) (grasas 31,6) (hidratos 0)(grasas-mono 0) (desayuno si) (almuerzo si) (comida si) (merienda si) (cena si))" calcext:value-type="string">
            <text:p>(alimento (id 83) (nombre lacon) (grupo 2) (veces 2) (tipo plasticos) <text:s/>(racion 20) (kcal 361) (proteinas 19,2) (grasas 31,6) (hidratos 0)(grasas-mono 0) (desayuno si) (almuerzo si) (comida si) (merienda si) (cena si))</text:p>
          </table:table-cell>
          <table:table-cell table:style-name="ce2" table:formula="of:=SUBSTITUTE([.W84];&quot;,&quot;;&quot;.&quot;)" office:value-type="string" office:string-value="(alimento (id 83) (nombre lacon) (grupo 2) (veces 2) (tipo plasticos)  (racion 20) (kcal 361) (proteinas 19.2) (grasas 31.6) (hidratos 0)(grasas-mono 0) (desayuno si) (almuerzo si) (comida si) (merienda si) (cena si))" calcext:value-type="string">
            <text:p>(alimento (id 83) (nombre lacon) (grupo 2) (veces 2) (tipo plasticos) <text:s/>(racion 20) (kcal 361) (proteinas 19.2) (grasas 31.6) (hidratos 0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Lacón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85]*[.L85]/100" office:value-type="float" office:value="54.15" calcext:value-type="float">
            <text:p>54,15</text:p>
          </table:table-cell>
          <table:table-cell table:style-name="ce3" table:formula="of:=[.K85]*[.M85]*4/100" office:value-type="float" office:value="11.52" calcext:value-type="float">
            <text:p>11,52</text:p>
          </table:table-cell>
          <table:table-cell table:style-name="ce3" table:formula="of:=[.K85]*[.O85]*4/100" office:value-type="float" office:value="0" calcext:value-type="float">
            <text:p>0</text:p>
          </table:table-cell>
          <table:table-cell table:style-name="ce3" table:formula="of:=[.K85]*[.N85]*9/100" office:value-type="float" office:value="42.66" calcext:value-type="float">
            <text:p>42,6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61" calcext:value-type="float">
            <text:p>361</text:p>
          </table:table-cell>
          <table:table-cell table:style-name="ce6" office:value-type="float" office:value="19.2" calcext:value-type="float">
            <text:p>19.2</text:p>
          </table:table-cell>
          <table:table-cell table:style-name="ce6" office:value-type="float" office:value="31.6" calcext:value-type="float">
            <text:p>31.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85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style-name="ce12" table:formula="of:=CONCATENATE(&quot;(alimento (id &quot;;[.A85];&quot;) (nombre &quot;;[.V85];&quot;) (grupo &quot;;[.D85];&quot;) (veces &quot;;[.E85];&quot;) (tipo &quot;;[.F85];&quot;)  (racion &quot;;[.K85];&quot;) (kcal &quot;;[.L85];&quot;) (proteinas &quot;;[.M85];&quot;) (grasas &quot;;[.N85];&quot;) (hidratos &quot;;[.O85];&quot;)(grasas-mono &quot;;[.P85];&quot;) (desayuno &quot;;[.Q85];&quot;) (almuerzo &quot;;[.R85];&quot;) (comida &quot;;[.S85];&quot;) (merienda &quot;;[.T85];&quot;) (cena &quot;;[.U85];&quot;))&quot;)" office:value-type="string" office:string-value="(alimento (id 84) (nombre lacon) (grupo 2) (veces 2) (tipo plasticos)  (racion 15) (kcal 361) (proteinas 19,2) (grasas 31,6) (hidratos 0)(grasas-mono 0) (desayuno si) (almuerzo si) (comida si) (merienda si) (cena si))" calcext:value-type="string">
            <text:p>(alimento (id 84) (nombre lacon) (grupo 2) (veces 2) (tipo plasticos) <text:s/>(racion 15) (kcal 361) (proteinas 19,2) (grasas 31,6) (hidratos 0)(grasas-mono 0) (desayuno si) (almuerzo si) (comida si) (merienda si) (cena si))</text:p>
          </table:table-cell>
          <table:table-cell table:style-name="ce2" table:formula="of:=SUBSTITUTE([.W85];&quot;,&quot;;&quot;.&quot;)" office:value-type="string" office:string-value="(alimento (id 84) (nombre lacon) (grupo 2) (veces 2) (tipo plasticos)  (racion 15) (kcal 361) (proteinas 19.2) (grasas 31.6) (hidratos 0)(grasas-mono 0) (desayuno si) (almuerzo si) (comida si) (merienda si) (cena si))" calcext:value-type="string">
            <text:p>(alimento (id 84) (nombre lacon) (grupo 2) (veces 2) (tipo plasticos) <text:s/>(racion 15) (kcal 361) (proteinas 19.2) (grasas 31.6) (hidratos 0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Jamon serran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86]*[.L86]/100" office:value-type="float" office:value="108.8" calcext:value-type="float">
            <text:p>108,8</text:p>
          </table:table-cell>
          <table:table-cell table:style-name="ce3" table:formula="of:=[.K86]*[.M86]*4/100" office:value-type="float" office:value="68.16" calcext:value-type="float">
            <text:p>68,16</text:p>
          </table:table-cell>
          <table:table-cell table:style-name="ce3" table:formula="of:=[.K86]*[.O86]*4/100" office:value-type="float" office:value="0" calcext:value-type="float">
            <text:p>0</text:p>
          </table:table-cell>
          <table:table-cell table:style-name="ce3" table:formula="of:=[.K86]*[.N86]*9/100" office:value-type="float" office:value="40.32" calcext:value-type="float">
            <text:p>40,32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36" calcext:value-type="float">
            <text:p>136</text:p>
          </table:table-cell>
          <table:table-cell table:style-name="ce6" office:value-type="float" office:value="21.3" calcext:value-type="float">
            <text:p>21.3</text:p>
          </table:table-cell>
          <table:table-cell table:style-name="ce6" office:value-type="float" office:value="5.6" calcext:value-type="float">
            <text:p>5.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86]);&quot; &quot;;&quot;-&quot;);&quot;á&quot;;&quot;a&quot;);&quot;é&quot;;&quot;e&quot;);&quot;í&quot;;&quot;i&quot;);&quot;ó&quot;;&quot;o&quot;);&quot;ú&quot;;&quot;u&quot;)" office:value-type="string" office:string-value="jamon-serrano" calcext:value-type="string">
            <text:p>jamon-serrano</text:p>
          </table:table-cell>
          <table:table-cell table:style-name="ce12" table:formula="of:=CONCATENATE(&quot;(alimento (id &quot;;[.A86];&quot;) (nombre &quot;;[.V86];&quot;) (grupo &quot;;[.D86];&quot;) (veces &quot;;[.E86];&quot;) (tipo &quot;;[.F86];&quot;)  (racion &quot;;[.K86];&quot;) (kcal &quot;;[.L86];&quot;) (proteinas &quot;;[.M86];&quot;) (grasas &quot;;[.N86];&quot;) (hidratos &quot;;[.O86];&quot;)(grasas-mono &quot;;[.P86];&quot;) (desayuno &quot;;[.Q86];&quot;) (almuerzo &quot;;[.R86];&quot;) (comida &quot;;[.S86];&quot;) (merienda &quot;;[.T86];&quot;) (cena &quot;;[.U86];&quot;))&quot;)" office:value-type="string" office:string-value="(alimento (id 85) (nombre jamon-serrano) (grupo 2) (veces 1) (tipo plasticos)  (racion 80) (kcal 136) (proteinas 21,3) (grasas 5,6) (hidratos 0)(grasas-mono 0) (desayuno no) (almuerzo no) (comida si) (merienda no) (cena si))" calcext:value-type="string">
            <text:p>(alimento (id 85) (nombre jamon-serrano) (grupo 2) (veces 1) (tipo plasticos) <text:s/>(racion 80) (kcal 136) (proteinas 21,3) (grasas 5,6) (hidratos 0)(grasas-mono 0) (desayuno no) (almuerzo no) (comida si) (merienda no) (cena si))</text:p>
          </table:table-cell>
          <table:table-cell table:style-name="ce2" table:formula="of:=SUBSTITUTE([.W86];&quot;,&quot;;&quot;.&quot;)" office:value-type="string" office:string-value="(alimento (id 85) (nombre jamon-serrano) (grupo 2) (veces 1) (tipo plasticos)  (racion 80) (kcal 136) (proteinas 21.3) (grasas 5.6) (hidratos 0)(grasas-mono 0) (desayuno no) (almuerzo no) (comida si) (merienda no) (cena si))" calcext:value-type="string">
            <text:p>(alimento (id 85) (nombre jamon-serrano) (grupo 2) (veces 1) (tipo plasticos) <text:s/>(racion 80) (kcal 136) (proteinas 21.3) (grasas 5.6) (hidratos 0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Jamon serran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87]*[.L87]/100" office:value-type="float" office:value="136" calcext:value-type="float">
            <text:p>136</text:p>
          </table:table-cell>
          <table:table-cell table:style-name="ce3" table:formula="of:=[.K87]*[.M87]*4/100" office:value-type="float" office:value="85.2" calcext:value-type="float">
            <text:p>85,2</text:p>
          </table:table-cell>
          <table:table-cell table:style-name="ce3" table:formula="of:=[.K87]*[.O87]*4/100" office:value-type="float" office:value="0" calcext:value-type="float">
            <text:p>0</text:p>
          </table:table-cell>
          <table:table-cell table:style-name="ce3" table:formula="of:=[.K87]*[.N87]*9/100" office:value-type="float" office:value="50.4" calcext:value-type="float">
            <text:p>50,4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36" calcext:value-type="float">
            <text:p>136</text:p>
          </table:table-cell>
          <table:table-cell table:style-name="ce6" office:value-type="float" office:value="21.3" calcext:value-type="float">
            <text:p>21.3</text:p>
          </table:table-cell>
          <table:table-cell table:style-name="ce6" office:value-type="float" office:value="5.6" calcext:value-type="float">
            <text:p>5.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87]);&quot; &quot;;&quot;-&quot;);&quot;á&quot;;&quot;a&quot;);&quot;é&quot;;&quot;e&quot;);&quot;í&quot;;&quot;i&quot;);&quot;ó&quot;;&quot;o&quot;);&quot;ú&quot;;&quot;u&quot;)" office:value-type="string" office:string-value="jamon-serrano" calcext:value-type="string">
            <text:p>jamon-serrano</text:p>
          </table:table-cell>
          <table:table-cell table:style-name="ce12" table:formula="of:=CONCATENATE(&quot;(alimento (id &quot;;[.A87];&quot;) (nombre &quot;;[.V87];&quot;) (grupo &quot;;[.D87];&quot;) (veces &quot;;[.E87];&quot;) (tipo &quot;;[.F87];&quot;)  (racion &quot;;[.K87];&quot;) (kcal &quot;;[.L87];&quot;) (proteinas &quot;;[.M87];&quot;) (grasas &quot;;[.N87];&quot;) (hidratos &quot;;[.O87];&quot;)(grasas-mono &quot;;[.P87];&quot;) (desayuno &quot;;[.Q87];&quot;) (almuerzo &quot;;[.R87];&quot;) (comida &quot;;[.S87];&quot;) (merienda &quot;;[.T87];&quot;) (cena &quot;;[.U87];&quot;))&quot;)" office:value-type="string" office:string-value="(alimento (id 86) (nombre jamon-serrano) (grupo 2) (veces 1) (tipo plasticos)  (racion 100) (kcal 136) (proteinas 21,3) (grasas 5,6) (hidratos 0)(grasas-mono 0) (desayuno no) (almuerzo no) (comida si) (merienda no) (cena si))" calcext:value-type="string">
            <text:p>(alimento (id 86) (nombre jamon-serrano) (grupo 2) (veces 1) (tipo plasticos) <text:s/>(racion 100) (kcal 136) (proteinas 21,3) (grasas 5,6) (hidratos 0)(grasas-mono 0) (desayuno no) (almuerzo no) (comida si) (merienda no) (cena si))</text:p>
          </table:table-cell>
          <table:table-cell table:style-name="ce2" table:formula="of:=SUBSTITUTE([.W87];&quot;,&quot;;&quot;.&quot;)" office:value-type="string" office:string-value="(alimento (id 86) (nombre jamon-serrano) (grupo 2) (veces 1) (tipo plasticos)  (racion 100) (kcal 136) (proteinas 21.3) (grasas 5.6) (hidratos 0)(grasas-mono 0) (desayuno no) (almuerzo no) (comida si) (merienda no) (cena si))" calcext:value-type="string">
            <text:p>(alimento (id 86) (nombre jamon-serrano) (grupo 2) (veces 1) (tipo plasticos) <text:s/>(racion 100) (kcal 136) (proteinas 21.3) (grasas 5.6) (hidratos 0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Jamon serran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88]*[.L88]/100" office:value-type="float" office:value="68" calcext:value-type="float">
            <text:p>68</text:p>
          </table:table-cell>
          <table:table-cell table:style-name="ce3" table:formula="of:=[.K88]*[.M88]*4/100" office:value-type="float" office:value="42.6" calcext:value-type="float">
            <text:p>42,6</text:p>
          </table:table-cell>
          <table:table-cell table:style-name="ce3" table:formula="of:=[.K88]*[.O88]*4/100" office:value-type="float" office:value="0" calcext:value-type="float">
            <text:p>0</text:p>
          </table:table-cell>
          <table:table-cell table:style-name="ce3" table:formula="of:=[.K88]*[.N88]*9/100" office:value-type="float" office:value="25.2" calcext:value-type="float">
            <text:p>25,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36" calcext:value-type="float">
            <text:p>136</text:p>
          </table:table-cell>
          <table:table-cell table:style-name="ce6" office:value-type="float" office:value="21.3" calcext:value-type="float">
            <text:p>21.3</text:p>
          </table:table-cell>
          <table:table-cell table:style-name="ce6" office:value-type="float" office:value="5.6" calcext:value-type="float">
            <text:p>5.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88]);&quot; &quot;;&quot;-&quot;);&quot;á&quot;;&quot;a&quot;);&quot;é&quot;;&quot;e&quot;);&quot;í&quot;;&quot;i&quot;);&quot;ó&quot;;&quot;o&quot;);&quot;ú&quot;;&quot;u&quot;)" office:value-type="string" office:string-value="jamon-serrano" calcext:value-type="string">
            <text:p>jamon-serrano</text:p>
          </table:table-cell>
          <table:table-cell table:style-name="ce12" table:formula="of:=CONCATENATE(&quot;(alimento (id &quot;;[.A88];&quot;) (nombre &quot;;[.V88];&quot;) (grupo &quot;;[.D88];&quot;) (veces &quot;;[.E88];&quot;) (tipo &quot;;[.F88];&quot;)  (racion &quot;;[.K88];&quot;) (kcal &quot;;[.L88];&quot;) (proteinas &quot;;[.M88];&quot;) (grasas &quot;;[.N88];&quot;) (hidratos &quot;;[.O88];&quot;)(grasas-mono &quot;;[.P88];&quot;) (desayuno &quot;;[.Q88];&quot;) (almuerzo &quot;;[.R88];&quot;) (comida &quot;;[.S88];&quot;) (merienda &quot;;[.T88];&quot;) (cena &quot;;[.U88];&quot;))&quot;)" office:value-type="string" office:string-value="(alimento (id 87) (nombre jamon-serrano) (grupo 2) (veces 1) (tipo plasticos)  (racion 50) (kcal 136) (proteinas 21,3) (grasas 5,6) (hidratos 0)(grasas-mono 0) (desayuno no) (almuerzo no) (comida si) (merienda no) (cena si))" calcext:value-type="string">
            <text:p>(alimento (id 87) (nombre jamon-serrano) (grupo 2) (veces 1) (tipo plasticos) <text:s/>(racion 50) (kcal 136) (proteinas 21,3) (grasas 5,6) (hidratos 0)(grasas-mono 0) (desayuno no) (almuerzo no) (comida si) (merienda no) (cena si))</text:p>
          </table:table-cell>
          <table:table-cell table:style-name="ce2" table:formula="of:=SUBSTITUTE([.W88];&quot;,&quot;;&quot;.&quot;)" office:value-type="string" office:string-value="(alimento (id 87) (nombre jamon-serrano) (grupo 2) (veces 1) (tipo plasticos)  (racion 50) (kcal 136) (proteinas 21.3) (grasas 5.6) (hidratos 0)(grasas-mono 0) (desayuno no) (almuerzo no) (comida si) (merienda no) (cena si))" calcext:value-type="string">
            <text:p>(alimento (id 87) (nombre jamon-serrano) (grupo 2) (veces 1) (tipo plasticos) <text:s/>(racion 50) (kcal 136) (proteinas 21.3) (grasas 5.6) (hidratos 0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Jamon serran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89]*[.L89]/100" office:value-type="float" office:value="170" calcext:value-type="float">
            <text:p>170</text:p>
          </table:table-cell>
          <table:table-cell table:style-name="ce3" table:formula="of:=[.K89]*[.M89]*4/100" office:value-type="float" office:value="106.5" calcext:value-type="float">
            <text:p>106,5</text:p>
          </table:table-cell>
          <table:table-cell table:style-name="ce3" table:formula="of:=[.K89]*[.O89]*4/100" office:value-type="float" office:value="0" calcext:value-type="float">
            <text:p>0</text:p>
          </table:table-cell>
          <table:table-cell table:style-name="ce3" table:formula="of:=[.K89]*[.N89]*9/100" office:value-type="float" office:value="63" calcext:value-type="float">
            <text:p>63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36" calcext:value-type="float">
            <text:p>136</text:p>
          </table:table-cell>
          <table:table-cell table:style-name="ce6" office:value-type="float" office:value="21.3" calcext:value-type="float">
            <text:p>21.3</text:p>
          </table:table-cell>
          <table:table-cell table:style-name="ce6" office:value-type="float" office:value="5.6" calcext:value-type="float">
            <text:p>5.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89]);&quot; &quot;;&quot;-&quot;);&quot;á&quot;;&quot;a&quot;);&quot;é&quot;;&quot;e&quot;);&quot;í&quot;;&quot;i&quot;);&quot;ó&quot;;&quot;o&quot;);&quot;ú&quot;;&quot;u&quot;)" office:value-type="string" office:string-value="jamon-serrano" calcext:value-type="string">
            <text:p>jamon-serrano</text:p>
          </table:table-cell>
          <table:table-cell table:style-name="ce12" table:formula="of:=CONCATENATE(&quot;(alimento (id &quot;;[.A89];&quot;) (nombre &quot;;[.V89];&quot;) (grupo &quot;;[.D89];&quot;) (veces &quot;;[.E89];&quot;) (tipo &quot;;[.F89];&quot;)  (racion &quot;;[.K89];&quot;) (kcal &quot;;[.L89];&quot;) (proteinas &quot;;[.M89];&quot;) (grasas &quot;;[.N89];&quot;) (hidratos &quot;;[.O89];&quot;)(grasas-mono &quot;;[.P89];&quot;) (desayuno &quot;;[.Q89];&quot;) (almuerzo &quot;;[.R89];&quot;) (comida &quot;;[.S89];&quot;) (merienda &quot;;[.T89];&quot;) (cena &quot;;[.U89];&quot;))&quot;)" office:value-type="string" office:string-value="(alimento (id 88) (nombre jamon-serrano) (grupo 2) (veces 1) (tipo plasticos)  (racion 125) (kcal 136) (proteinas 21,3) (grasas 5,6) (hidratos 0)(grasas-mono 0) (desayuno no) (almuerzo no) (comida si) (merienda no) (cena si))" calcext:value-type="string">
            <text:p>(alimento (id 88) (nombre jamon-serrano) (grupo 2) (veces 1) (tipo plasticos) <text:s/>(racion 125) (kcal 136) (proteinas 21,3) (grasas 5,6) (hidratos 0)(grasas-mono 0) (desayuno no) (almuerzo no) (comida si) (merienda no) (cena si))</text:p>
          </table:table-cell>
          <table:table-cell table:style-name="ce2" table:formula="of:=SUBSTITUTE([.W89];&quot;,&quot;;&quot;.&quot;)" office:value-type="string" office:string-value="(alimento (id 88) (nombre jamon-serrano) (grupo 2) (veces 1) (tipo plasticos)  (racion 125) (kcal 136) (proteinas 21.3) (grasas 5.6) (hidratos 0)(grasas-mono 0) (desayuno no) (almuerzo no) (comida si) (merienda no) (cena si))" calcext:value-type="string">
            <text:p>(alimento (id 88) (nombre jamon-serrano) (grupo 2) (veces 1) (tipo plasticos) <text:s/>(racion 125) (kcal 136) (proteinas 21.3) (grasas 5.6) (hidratos 0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Jamon serran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90]*[.L90]/100" office:value-type="float" office:value="81.6" calcext:value-type="float">
            <text:p>81,6</text:p>
          </table:table-cell>
          <table:table-cell table:style-name="ce3" table:formula="of:=[.K90]*[.M90]*4/100" office:value-type="float" office:value="51.12" calcext:value-type="float">
            <text:p>51,12</text:p>
          </table:table-cell>
          <table:table-cell table:style-name="ce3" table:formula="of:=[.K90]*[.O90]*4/100" office:value-type="float" office:value="0" calcext:value-type="float">
            <text:p>0</text:p>
          </table:table-cell>
          <table:table-cell table:style-name="ce3" table:formula="of:=[.K90]*[.N90]*9/100" office:value-type="float" office:value="30.24" calcext:value-type="float">
            <text:p>30,2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36" calcext:value-type="float">
            <text:p>136</text:p>
          </table:table-cell>
          <table:table-cell table:style-name="ce6" office:value-type="float" office:value="21.3" calcext:value-type="float">
            <text:p>21.3</text:p>
          </table:table-cell>
          <table:table-cell table:style-name="ce6" office:value-type="float" office:value="5.6" calcext:value-type="float">
            <text:p>5.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90]);&quot; &quot;;&quot;-&quot;);&quot;á&quot;;&quot;a&quot;);&quot;é&quot;;&quot;e&quot;);&quot;í&quot;;&quot;i&quot;);&quot;ó&quot;;&quot;o&quot;);&quot;ú&quot;;&quot;u&quot;)" office:value-type="string" office:string-value="jamon-serrano" calcext:value-type="string">
            <text:p>jamon-serrano</text:p>
          </table:table-cell>
          <table:table-cell table:style-name="ce12" table:formula="of:=CONCATENATE(&quot;(alimento (id &quot;;[.A90];&quot;) (nombre &quot;;[.V90];&quot;) (grupo &quot;;[.D90];&quot;) (veces &quot;;[.E90];&quot;) (tipo &quot;;[.F90];&quot;)  (racion &quot;;[.K90];&quot;) (kcal &quot;;[.L90];&quot;) (proteinas &quot;;[.M90];&quot;) (grasas &quot;;[.N90];&quot;) (hidratos &quot;;[.O90];&quot;)(grasas-mono &quot;;[.P90];&quot;) (desayuno &quot;;[.Q90];&quot;) (almuerzo &quot;;[.R90];&quot;) (comida &quot;;[.S90];&quot;) (merienda &quot;;[.T90];&quot;) (cena &quot;;[.U90];&quot;))&quot;)" office:value-type="string" office:string-value="(alimento (id 89) (nombre jamon-serrano) (grupo 2) (veces 1) (tipo plasticos)  (racion 60) (kcal 136) (proteinas 21,3) (grasas 5,6) (hidratos 0)(grasas-mono 0) (desayuno no) (almuerzo no) (comida si) (merienda no) (cena si))" calcext:value-type="string">
            <text:p>(alimento (id 89) (nombre jamon-serrano) (grupo 2) (veces 1) (tipo plasticos) <text:s/>(racion 60) (kcal 136) (proteinas 21,3) (grasas 5,6) (hidratos 0)(grasas-mono 0) (desayuno no) (almuerzo no) (comida si) (merienda no) (cena si))</text:p>
          </table:table-cell>
          <table:table-cell table:style-name="ce2" table:formula="of:=SUBSTITUTE([.W90];&quot;,&quot;;&quot;.&quot;)" office:value-type="string" office:string-value="(alimento (id 89) (nombre jamon-serrano) (grupo 2) (veces 1) (tipo plasticos)  (racion 60) (kcal 136) (proteinas 21.3) (grasas 5.6) (hidratos 0)(grasas-mono 0) (desayuno no) (almuerzo no) (comida si) (merienda no) (cena si))" calcext:value-type="string">
            <text:p>(alimento (id 89) (nombre jamon-serrano) (grupo 2) (veces 1) (tipo plasticos) <text:s/>(racion 60) (kcal 136) (proteinas 21.3) (grasas 5.6) (hidratos 0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Jamon serran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91]*[.L91]/100" office:value-type="float" office:value="102" calcext:value-type="float">
            <text:p>102</text:p>
          </table:table-cell>
          <table:table-cell table:style-name="ce3" table:formula="of:=[.K91]*[.M91]*4/100" office:value-type="float" office:value="63.9" calcext:value-type="float">
            <text:p>63,9</text:p>
          </table:table-cell>
          <table:table-cell table:style-name="ce3" table:formula="of:=[.K91]*[.O91]*4/100" office:value-type="float" office:value="0" calcext:value-type="float">
            <text:p>0</text:p>
          </table:table-cell>
          <table:table-cell table:style-name="ce3" table:formula="of:=[.K91]*[.N91]*9/100" office:value-type="float" office:value="37.8" calcext:value-type="float">
            <text:p>37,8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36" calcext:value-type="float">
            <text:p>136</text:p>
          </table:table-cell>
          <table:table-cell table:style-name="ce6" office:value-type="float" office:value="21.3" calcext:value-type="float">
            <text:p>21.3</text:p>
          </table:table-cell>
          <table:table-cell table:style-name="ce6" office:value-type="float" office:value="5.6" calcext:value-type="float">
            <text:p>5.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91]);&quot; &quot;;&quot;-&quot;);&quot;á&quot;;&quot;a&quot;);&quot;é&quot;;&quot;e&quot;);&quot;í&quot;;&quot;i&quot;);&quot;ó&quot;;&quot;o&quot;);&quot;ú&quot;;&quot;u&quot;)" office:value-type="string" office:string-value="jamon-serrano" calcext:value-type="string">
            <text:p>jamon-serrano</text:p>
          </table:table-cell>
          <table:table-cell table:style-name="ce12" table:formula="of:=CONCATENATE(&quot;(alimento (id &quot;;[.A91];&quot;) (nombre &quot;;[.V91];&quot;) (grupo &quot;;[.D91];&quot;) (veces &quot;;[.E91];&quot;) (tipo &quot;;[.F91];&quot;)  (racion &quot;;[.K91];&quot;) (kcal &quot;;[.L91];&quot;) (proteinas &quot;;[.M91];&quot;) (grasas &quot;;[.N91];&quot;) (hidratos &quot;;[.O91];&quot;)(grasas-mono &quot;;[.P91];&quot;) (desayuno &quot;;[.Q91];&quot;) (almuerzo &quot;;[.R91];&quot;) (comida &quot;;[.S91];&quot;) (merienda &quot;;[.T91];&quot;) (cena &quot;;[.U91];&quot;))&quot;)" office:value-type="string" office:string-value="(alimento (id 90) (nombre jamon-serrano) (grupo 2) (veces 1) (tipo plasticos)  (racion 75) (kcal 136) (proteinas 21,3) (grasas 5,6) (hidratos 0)(grasas-mono 0) (desayuno no) (almuerzo no) (comida si) (merienda no) (cena si))" calcext:value-type="string">
            <text:p>(alimento (id 90) (nombre jamon-serrano) (grupo 2) (veces 1) (tipo plasticos) <text:s/>(racion 75) (kcal 136) (proteinas 21,3) (grasas 5,6) (hidratos 0)(grasas-mono 0) (desayuno no) (almuerzo no) (comida si) (merienda no) (cena si))</text:p>
          </table:table-cell>
          <table:table-cell table:style-name="ce2" table:formula="of:=SUBSTITUTE([.W91];&quot;,&quot;;&quot;.&quot;)" office:value-type="string" office:string-value="(alimento (id 90) (nombre jamon-serrano) (grupo 2) (veces 1) (tipo plasticos)  (racion 75) (kcal 136) (proteinas 21.3) (grasas 5.6) (hidratos 0)(grasas-mono 0) (desayuno no) (almuerzo no) (comida si) (merienda no) (cena si))" calcext:value-type="string">
            <text:p>(alimento (id 90) (nombre jamon-serrano) (grupo 2) (veces 1) (tipo plasticos) <text:s/>(racion 75) (kcal 136) (proteinas 21.3) (grasas 5.6) (hidratos 0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Salchicha frankfur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92]*[.L92]/100" office:value-type="float" office:value="121.5" calcext:value-type="float">
            <text:p>121,5</text:p>
          </table:table-cell>
          <table:table-cell table:style-name="ce3" table:formula="of:=[.K92]*[.M92]*4/100" office:value-type="float" office:value="26.2" calcext:value-type="float">
            <text:p>26,2</text:p>
          </table:table-cell>
          <table:table-cell table:style-name="ce3" table:formula="of:=[.K92]*[.O92]*4/100" office:value-type="float" office:value="2.8" calcext:value-type="float">
            <text:p>2,8</text:p>
          </table:table-cell>
          <table:table-cell table:style-name="ce3" table:formula="of:=[.K92]*[.N92]*9/100" office:value-type="float" office:value="90" calcext:value-type="float">
            <text:p>9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43" calcext:value-type="float">
            <text:p>243</text:p>
          </table:table-cell>
          <table:table-cell table:style-name="ce6" office:value-type="float" office:value="13.1" calcext:value-type="float">
            <text:p>13.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.4" calcext:value-type="float">
            <text:p>1.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92]);&quot; &quot;;&quot;-&quot;);&quot;á&quot;;&quot;a&quot;);&quot;é&quot;;&quot;e&quot;);&quot;í&quot;;&quot;i&quot;);&quot;ó&quot;;&quot;o&quot;);&quot;ú&quot;;&quot;u&quot;)" office:value-type="string" office:string-value="salchicha-frankfurt" calcext:value-type="string">
            <text:p>salchicha-frankfurt</text:p>
          </table:table-cell>
          <table:table-cell table:style-name="ce12" table:formula="of:=CONCATENATE(&quot;(alimento (id &quot;;[.A92];&quot;) (nombre &quot;;[.V92];&quot;) (grupo &quot;;[.D92];&quot;) (veces &quot;;[.E92];&quot;) (tipo &quot;;[.F92];&quot;)  (racion &quot;;[.K92];&quot;) (kcal &quot;;[.L92];&quot;) (proteinas &quot;;[.M92];&quot;) (grasas &quot;;[.N92];&quot;) (hidratos &quot;;[.O92];&quot;)(grasas-mono &quot;;[.P92];&quot;) (desayuno &quot;;[.Q92];&quot;) (almuerzo &quot;;[.R92];&quot;) (comida &quot;;[.S92];&quot;) (merienda &quot;;[.T92];&quot;) (cena &quot;;[.U92];&quot;))&quot;)" office:value-type="string" office:string-value="(alimento (id 91) (nombre salchicha-frankfurt) (grupo 2) (veces 1) (tipo plasticos)  (racion 50) (kcal 243) (proteinas 13,1) (grasas 20) (hidratos 1,4)(grasas-mono 0) (desayuno no) (almuerzo no) (comida si) (merienda no) (cena si))" calcext:value-type="string">
            <text:p>(alimento (id 91) (nombre salchicha-frankfurt) (grupo 2) (veces 1) (tipo plasticos) <text:s/>(racion 50) (kcal 243) (proteinas 13,1) (grasas 20) (hidratos 1,4)(grasas-mono 0) (desayuno no) (almuerzo no) (comida si) (merienda no) (cena si))</text:p>
          </table:table-cell>
          <table:table-cell table:style-name="ce2" table:formula="of:=SUBSTITUTE([.W92];&quot;,&quot;;&quot;.&quot;)" office:value-type="string" office:string-value="(alimento (id 91) (nombre salchicha-frankfurt) (grupo 2) (veces 1) (tipo plasticos)  (racion 50) (kcal 243) (proteinas 13.1) (grasas 20) (hidratos 1.4)(grasas-mono 0) (desayuno no) (almuerzo no) (comida si) (merienda no) (cena si))" calcext:value-type="string">
            <text:p>(alimento (id 91) (nombre salchicha-frankfurt) (grupo 2) (veces 1) (tipo plasticos) <text:s/>(racion 50) (kcal 243) (proteinas 13.1) (grasas 20) (hidratos 1.4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Salchicha frankfur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93]*[.L93]/100" office:value-type="float" office:value="194.4" calcext:value-type="float">
            <text:p>194,4</text:p>
          </table:table-cell>
          <table:table-cell table:style-name="ce3" table:formula="of:=[.K93]*[.M93]*4/100" office:value-type="float" office:value="41.92" calcext:value-type="float">
            <text:p>41,92</text:p>
          </table:table-cell>
          <table:table-cell table:style-name="ce3" table:formula="of:=[.K93]*[.O93]*4/100" office:value-type="float" office:value="4.48" calcext:value-type="float">
            <text:p>4,48</text:p>
          </table:table-cell>
          <table:table-cell table:style-name="ce3" table:formula="of:=[.K93]*[.N93]*9/100" office:value-type="float" office:value="144" calcext:value-type="float">
            <text:p>14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43" calcext:value-type="float">
            <text:p>243</text:p>
          </table:table-cell>
          <table:table-cell table:style-name="ce6" office:value-type="float" office:value="13.1" calcext:value-type="float">
            <text:p>13.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.4" calcext:value-type="float">
            <text:p>1.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93]);&quot; &quot;;&quot;-&quot;);&quot;á&quot;;&quot;a&quot;);&quot;é&quot;;&quot;e&quot;);&quot;í&quot;;&quot;i&quot;);&quot;ó&quot;;&quot;o&quot;);&quot;ú&quot;;&quot;u&quot;)" office:value-type="string" office:string-value="salchicha-frankfurt" calcext:value-type="string">
            <text:p>salchicha-frankfurt</text:p>
          </table:table-cell>
          <table:table-cell table:style-name="ce12" table:formula="of:=CONCATENATE(&quot;(alimento (id &quot;;[.A93];&quot;) (nombre &quot;;[.V93];&quot;) (grupo &quot;;[.D93];&quot;) (veces &quot;;[.E93];&quot;) (tipo &quot;;[.F93];&quot;)  (racion &quot;;[.K93];&quot;) (kcal &quot;;[.L93];&quot;) (proteinas &quot;;[.M93];&quot;) (grasas &quot;;[.N93];&quot;) (hidratos &quot;;[.O93];&quot;)(grasas-mono &quot;;[.P93];&quot;) (desayuno &quot;;[.Q93];&quot;) (almuerzo &quot;;[.R93];&quot;) (comida &quot;;[.S93];&quot;) (merienda &quot;;[.T93];&quot;) (cena &quot;;[.U93];&quot;))&quot;)" office:value-type="string" office:string-value="(alimento (id 92) (nombre salchicha-frankfurt) (grupo 2) (veces 1) (tipo plasticos)  (racion 80) (kcal 243) (proteinas 13,1) (grasas 20) (hidratos 1,4)(grasas-mono 0) (desayuno no) (almuerzo no) (comida si) (merienda no) (cena si))" calcext:value-type="string">
            <text:p>(alimento (id 92) (nombre salchicha-frankfurt) (grupo 2) (veces 1) (tipo plasticos) <text:s/>(racion 80) (kcal 243) (proteinas 13,1) (grasas 20) (hidratos 1,4)(grasas-mono 0) (desayuno no) (almuerzo no) (comida si) (merienda no) (cena si))</text:p>
          </table:table-cell>
          <table:table-cell table:style-name="ce2" table:formula="of:=SUBSTITUTE([.W93];&quot;,&quot;;&quot;.&quot;)" office:value-type="string" office:string-value="(alimento (id 92) (nombre salchicha-frankfurt) (grupo 2) (veces 1) (tipo plasticos)  (racion 80) (kcal 243) (proteinas 13.1) (grasas 20) (hidratos 1.4)(grasas-mono 0) (desayuno no) (almuerzo no) (comida si) (merienda no) (cena si))" calcext:value-type="string">
            <text:p>(alimento (id 92) (nombre salchicha-frankfurt) (grupo 2) (veces 1) (tipo plasticos) <text:s/>(racion 80) (kcal 243) (proteinas 13.1) (grasas 20) (hidratos 1.4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Salchicha frankfur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94]*[.L94]/100" office:value-type="float" office:value="303.75" calcext:value-type="float">
            <text:p>303,75</text:p>
          </table:table-cell>
          <table:table-cell table:style-name="ce3" table:formula="of:=[.K94]*[.M94]*4/100" office:value-type="float" office:value="65.5" calcext:value-type="float">
            <text:p>65,5</text:p>
          </table:table-cell>
          <table:table-cell table:style-name="ce3" table:formula="of:=[.K94]*[.O94]*4/100" office:value-type="float" office:value="7" calcext:value-type="float">
            <text:p>7</text:p>
          </table:table-cell>
          <table:table-cell table:style-name="ce3" table:formula="of:=[.K94]*[.N94]*9/100" office:value-type="float" office:value="225" calcext:value-type="float">
            <text:p>22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43" calcext:value-type="float">
            <text:p>243</text:p>
          </table:table-cell>
          <table:table-cell table:style-name="ce6" office:value-type="float" office:value="13.1" calcext:value-type="float">
            <text:p>13.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.4" calcext:value-type="float">
            <text:p>1.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94]);&quot; &quot;;&quot;-&quot;);&quot;á&quot;;&quot;a&quot;);&quot;é&quot;;&quot;e&quot;);&quot;í&quot;;&quot;i&quot;);&quot;ó&quot;;&quot;o&quot;);&quot;ú&quot;;&quot;u&quot;)" office:value-type="string" office:string-value="salchicha-frankfurt" calcext:value-type="string">
            <text:p>salchicha-frankfurt</text:p>
          </table:table-cell>
          <table:table-cell table:style-name="ce12" table:formula="of:=CONCATENATE(&quot;(alimento (id &quot;;[.A94];&quot;) (nombre &quot;;[.V94];&quot;) (grupo &quot;;[.D94];&quot;) (veces &quot;;[.E94];&quot;) (tipo &quot;;[.F94];&quot;)  (racion &quot;;[.K94];&quot;) (kcal &quot;;[.L94];&quot;) (proteinas &quot;;[.M94];&quot;) (grasas &quot;;[.N94];&quot;) (hidratos &quot;;[.O94];&quot;)(grasas-mono &quot;;[.P94];&quot;) (desayuno &quot;;[.Q94];&quot;) (almuerzo &quot;;[.R94];&quot;) (comida &quot;;[.S94];&quot;) (merienda &quot;;[.T94];&quot;) (cena &quot;;[.U94];&quot;))&quot;)" office:value-type="string" office:string-value="(alimento (id 93) (nombre salchicha-frankfurt) (grupo 2) (veces 1) (tipo plasticos)  (racion 125) (kcal 243) (proteinas 13,1) (grasas 20) (hidratos 1,4)(grasas-mono 0) (desayuno no) (almuerzo no) (comida si) (merienda no) (cena si))" calcext:value-type="string">
            <text:p>(alimento (id 93) (nombre salchicha-frankfurt) (grupo 2) (veces 1) (tipo plasticos) <text:s/>(racion 125) (kcal 243) (proteinas 13,1) (grasas 20) (hidratos 1,4)(grasas-mono 0) (desayuno no) (almuerzo no) (comida si) (merienda no) (cena si))</text:p>
          </table:table-cell>
          <table:table-cell table:style-name="ce2" table:formula="of:=SUBSTITUTE([.W94];&quot;,&quot;;&quot;.&quot;)" office:value-type="string" office:string-value="(alimento (id 93) (nombre salchicha-frankfurt) (grupo 2) (veces 1) (tipo plasticos)  (racion 125) (kcal 243) (proteinas 13.1) (grasas 20) (hidratos 1.4)(grasas-mono 0) (desayuno no) (almuerzo no) (comida si) (merienda no) (cena si))" calcext:value-type="string">
            <text:p>(alimento (id 93) (nombre salchicha-frankfurt) (grupo 2) (veces 1) (tipo plasticos) <text:s/>(racion 125) (kcal 243) (proteinas 13.1) (grasas 20) (hidratos 1.4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Salchicha frankfur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95]*[.L95]/100" office:value-type="float" office:value="364.5" calcext:value-type="float">
            <text:p>364,5</text:p>
          </table:table-cell>
          <table:table-cell table:style-name="ce3" table:formula="of:=[.K95]*[.M95]*4/100" office:value-type="float" office:value="78.6" calcext:value-type="float">
            <text:p>78,6</text:p>
          </table:table-cell>
          <table:table-cell table:style-name="ce3" table:formula="of:=[.K95]*[.O95]*4/100" office:value-type="float" office:value="8.4" calcext:value-type="float">
            <text:p>8,4</text:p>
          </table:table-cell>
          <table:table-cell table:style-name="ce3" table:formula="of:=[.K95]*[.N95]*9/100" office:value-type="float" office:value="270" calcext:value-type="float">
            <text:p>27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43" calcext:value-type="float">
            <text:p>243</text:p>
          </table:table-cell>
          <table:table-cell table:style-name="ce6" office:value-type="float" office:value="13.1" calcext:value-type="float">
            <text:p>13.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.4" calcext:value-type="float">
            <text:p>1.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95]);&quot; &quot;;&quot;-&quot;);&quot;á&quot;;&quot;a&quot;);&quot;é&quot;;&quot;e&quot;);&quot;í&quot;;&quot;i&quot;);&quot;ó&quot;;&quot;o&quot;);&quot;ú&quot;;&quot;u&quot;)" office:value-type="string" office:string-value="salchicha-frankfurt" calcext:value-type="string">
            <text:p>salchicha-frankfurt</text:p>
          </table:table-cell>
          <table:table-cell table:style-name="ce12" table:formula="of:=CONCATENATE(&quot;(alimento (id &quot;;[.A95];&quot;) (nombre &quot;;[.V95];&quot;) (grupo &quot;;[.D95];&quot;) (veces &quot;;[.E95];&quot;) (tipo &quot;;[.F95];&quot;)  (racion &quot;;[.K95];&quot;) (kcal &quot;;[.L95];&quot;) (proteinas &quot;;[.M95];&quot;) (grasas &quot;;[.N95];&quot;) (hidratos &quot;;[.O95];&quot;)(grasas-mono &quot;;[.P95];&quot;) (desayuno &quot;;[.Q95];&quot;) (almuerzo &quot;;[.R95];&quot;) (comida &quot;;[.S95];&quot;) (merienda &quot;;[.T95];&quot;) (cena &quot;;[.U95];&quot;))&quot;)" office:value-type="string" office:string-value="(alimento (id 94) (nombre salchicha-frankfurt) (grupo 2) (veces 1) (tipo plasticos)  (racion 150) (kcal 243) (proteinas 13,1) (grasas 20) (hidratos 1,4)(grasas-mono 0) (desayuno no) (almuerzo no) (comida si) (merienda no) (cena si))" calcext:value-type="string">
            <text:p>(alimento (id 94) (nombre salchicha-frankfurt) (grupo 2) (veces 1) (tipo plasticos) <text:s/>(racion 150) (kcal 243) (proteinas 13,1) (grasas 20) (hidratos 1,4)(grasas-mono 0) (desayuno no) (almuerzo no) (comida si) (merienda no) (cena si))</text:p>
          </table:table-cell>
          <table:table-cell table:style-name="ce2" table:formula="of:=SUBSTITUTE([.W95];&quot;,&quot;;&quot;.&quot;)" office:value-type="string" office:string-value="(alimento (id 94) (nombre salchicha-frankfurt) (grupo 2) (veces 1) (tipo plasticos)  (racion 150) (kcal 243) (proteinas 13.1) (grasas 20) (hidratos 1.4)(grasas-mono 0) (desayuno no) (almuerzo no) (comida si) (merienda no) (cena si))" calcext:value-type="string">
            <text:p>(alimento (id 94) (nombre salchicha-frankfurt) (grupo 2) (veces 1) (tipo plasticos) <text:s/>(racion 150) (kcal 243) (proteinas 13.1) (grasas 20) (hidratos 1.4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Salchicha frankfur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96]*[.L96]/100" office:value-type="float" office:value="243" calcext:value-type="float">
            <text:p>243</text:p>
          </table:table-cell>
          <table:table-cell table:style-name="ce3" table:formula="of:=[.K96]*[.M96]*4/100" office:value-type="float" office:value="52.4" calcext:value-type="float">
            <text:p>52,4</text:p>
          </table:table-cell>
          <table:table-cell table:style-name="ce3" table:formula="of:=[.K96]*[.O96]*4/100" office:value-type="float" office:value="5.6" calcext:value-type="float">
            <text:p>5,6</text:p>
          </table:table-cell>
          <table:table-cell table:style-name="ce3" table:formula="of:=[.K96]*[.N96]*9/100" office:value-type="float" office:value="180" calcext:value-type="float">
            <text:p>18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43" calcext:value-type="float">
            <text:p>243</text:p>
          </table:table-cell>
          <table:table-cell table:style-name="ce6" office:value-type="float" office:value="13.1" calcext:value-type="float">
            <text:p>13.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.4" calcext:value-type="float">
            <text:p>1.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96]);&quot; &quot;;&quot;-&quot;);&quot;á&quot;;&quot;a&quot;);&quot;é&quot;;&quot;e&quot;);&quot;í&quot;;&quot;i&quot;);&quot;ó&quot;;&quot;o&quot;);&quot;ú&quot;;&quot;u&quot;)" office:value-type="string" office:string-value="salchicha-frankfurt" calcext:value-type="string">
            <text:p>salchicha-frankfurt</text:p>
          </table:table-cell>
          <table:table-cell table:style-name="ce12" table:formula="of:=CONCATENATE(&quot;(alimento (id &quot;;[.A96];&quot;) (nombre &quot;;[.V96];&quot;) (grupo &quot;;[.D96];&quot;) (veces &quot;;[.E96];&quot;) (tipo &quot;;[.F96];&quot;)  (racion &quot;;[.K96];&quot;) (kcal &quot;;[.L96];&quot;) (proteinas &quot;;[.M96];&quot;) (grasas &quot;;[.N96];&quot;) (hidratos &quot;;[.O96];&quot;)(grasas-mono &quot;;[.P96];&quot;) (desayuno &quot;;[.Q96];&quot;) (almuerzo &quot;;[.R96];&quot;) (comida &quot;;[.S96];&quot;) (merienda &quot;;[.T96];&quot;) (cena &quot;;[.U96];&quot;))&quot;)" office:value-type="string" office:string-value="(alimento (id 95) (nombre salchicha-frankfurt) (grupo 2) (veces 1) (tipo plasticos)  (racion 100) (kcal 243) (proteinas 13,1) (grasas 20) (hidratos 1,4)(grasas-mono 0) (desayuno no) (almuerzo no) (comida si) (merienda no) (cena si))" calcext:value-type="string">
            <text:p>(alimento (id 95) (nombre salchicha-frankfurt) (grupo 2) (veces 1) (tipo plasticos) <text:s/>(racion 100) (kcal 243) (proteinas 13,1) (grasas 20) (hidratos 1,4)(grasas-mono 0) (desayuno no) (almuerzo no) (comida si) (merienda no) (cena si))</text:p>
          </table:table-cell>
          <table:table-cell table:style-name="ce2" table:formula="of:=SUBSTITUTE([.W96];&quot;,&quot;;&quot;.&quot;)" office:value-type="string" office:string-value="(alimento (id 95) (nombre salchicha-frankfurt) (grupo 2) (veces 1) (tipo plasticos)  (racion 100) (kcal 243) (proteinas 13.1) (grasas 20) (hidratos 1.4)(grasas-mono 0) (desayuno no) (almuerzo no) (comida si) (merienda no) (cena si))" calcext:value-type="string">
            <text:p>(alimento (id 95) (nombre salchicha-frankfurt) (grupo 2) (veces 1) (tipo plasticos) <text:s/>(racion 100) (kcal 243) (proteinas 13.1) (grasas 20) (hidratos 1.4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Jamón cocid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97]*[.L97]/100" office:value-type="float" office:value="72" calcext:value-type="float">
            <text:p>72</text:p>
          </table:table-cell>
          <table:table-cell table:style-name="ce3" table:formula="of:=[.K97]*[.M97]*4/100" office:value-type="float" office:value="44.16" calcext:value-type="float">
            <text:p>44,16</text:p>
          </table:table-cell>
          <table:table-cell table:style-name="ce3" table:formula="of:=[.K97]*[.O97]*4/100" office:value-type="float" office:value="0" calcext:value-type="float">
            <text:p>0</text:p>
          </table:table-cell>
          <table:table-cell table:style-name="ce3" table:formula="of:=[.K97]*[.N97]*9/100" office:value-type="float" office:value="27.54" calcext:value-type="float">
            <text:p>27,5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20" calcext:value-type="float">
            <text:p>120</text:p>
          </table:table-cell>
          <table:table-cell table:style-name="ce6" office:value-type="float" office:value="18.4" calcext:value-type="float">
            <text:p>18.4</text:p>
          </table:table-cell>
          <table:table-cell table:style-name="ce6" office:value-type="float" office:value="5.1" calcext:value-type="float">
            <text:p>5.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97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style-name="ce12" table:formula="of:=CONCATENATE(&quot;(alimento (id &quot;;[.A97];&quot;) (nombre &quot;;[.V97];&quot;) (grupo &quot;;[.D97];&quot;) (veces &quot;;[.E97];&quot;) (tipo &quot;;[.F97];&quot;)  (racion &quot;;[.K97];&quot;) (kcal &quot;;[.L97];&quot;) (proteinas &quot;;[.M97];&quot;) (grasas &quot;;[.N97];&quot;) (hidratos &quot;;[.O97];&quot;)(grasas-mono &quot;;[.P97];&quot;) (desayuno &quot;;[.Q97];&quot;) (almuerzo &quot;;[.R97];&quot;) (comida &quot;;[.S97];&quot;) (merienda &quot;;[.T97];&quot;) (cena &quot;;[.U97];&quot;))&quot;)" office:value-type="string" office:string-value="(alimento (id 96) (nombre jamon-cocido) (grupo 2) (veces 3) (tipo plasticos)  (racion 60) (kcal 120) (proteinas 18,4) (grasas 5,1) (hidratos 0)(grasas-mono 0) (desayuno si) (almuerzo si) (comida no) (merienda si) (cena si))" calcext:value-type="string">
            <text:p>(alimento (id 96) (nombre jamon-cocido) (grupo 2) (veces 3) (tipo plasticos) <text:s/>(racion 60) (kcal 120) (proteinas 18,4) (grasas 5,1) (hidratos 0)(grasas-mono 0) (desayuno si) (almuerzo si) (comida no) (merienda si) (cena si))</text:p>
          </table:table-cell>
          <table:table-cell table:style-name="ce2" table:formula="of:=SUBSTITUTE([.W97];&quot;,&quot;;&quot;.&quot;)" office:value-type="string" office:string-value="(alimento (id 96) (nombre jamon-cocido) (grupo 2) (veces 3) (tipo plasticos)  (racion 60) (kcal 120) (proteinas 18.4) (grasas 5.1) (hidratos 0)(grasas-mono 0) (desayuno si) (almuerzo si) (comida no) (merienda si) (cena si))" calcext:value-type="string">
            <text:p>(alimento (id 96) (nombre jamon-cocido) (grupo 2) (veces 3) (tipo plasticos) <text:s/>(racion 60) (kcal 120) (proteinas 18.4) (grasas 5.1) (hidratos 0)(grasas-mono 0) (desayuno si) (almuerzo si) (comida no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Jamón cocid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98]*[.L98]/100" office:value-type="float" office:value="60" calcext:value-type="float">
            <text:p>60</text:p>
          </table:table-cell>
          <table:table-cell table:style-name="ce3" table:formula="of:=[.K98]*[.M98]*4/100" office:value-type="float" office:value="36.8" calcext:value-type="float">
            <text:p>36,8</text:p>
          </table:table-cell>
          <table:table-cell table:style-name="ce3" table:formula="of:=[.K98]*[.O98]*4/100" office:value-type="float" office:value="0" calcext:value-type="float">
            <text:p>0</text:p>
          </table:table-cell>
          <table:table-cell table:style-name="ce3" table:formula="of:=[.K98]*[.N98]*9/100" office:value-type="float" office:value="22.95" calcext:value-type="float">
            <text:p>22,9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20" calcext:value-type="float">
            <text:p>120</text:p>
          </table:table-cell>
          <table:table-cell table:style-name="ce6" office:value-type="float" office:value="18.4" calcext:value-type="float">
            <text:p>18.4</text:p>
          </table:table-cell>
          <table:table-cell table:style-name="ce6" office:value-type="float" office:value="5.1" calcext:value-type="float">
            <text:p>5.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98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style-name="ce12" table:formula="of:=CONCATENATE(&quot;(alimento (id &quot;;[.A98];&quot;) (nombre &quot;;[.V98];&quot;) (grupo &quot;;[.D98];&quot;) (veces &quot;;[.E98];&quot;) (tipo &quot;;[.F98];&quot;)  (racion &quot;;[.K98];&quot;) (kcal &quot;;[.L98];&quot;) (proteinas &quot;;[.M98];&quot;) (grasas &quot;;[.N98];&quot;) (hidratos &quot;;[.O98];&quot;)(grasas-mono &quot;;[.P98];&quot;) (desayuno &quot;;[.Q98];&quot;) (almuerzo &quot;;[.R98];&quot;) (comida &quot;;[.S98];&quot;) (merienda &quot;;[.T98];&quot;) (cena &quot;;[.U98];&quot;))&quot;)" office:value-type="string" office:string-value="(alimento (id 97) (nombre jamon-cocido) (grupo 2) (veces 3) (tipo plasticos)  (racion 50) (kcal 120) (proteinas 18,4) (grasas 5,1) (hidratos 0)(grasas-mono 0) (desayuno si) (almuerzo si) (comida no) (merienda si) (cena si))" calcext:value-type="string">
            <text:p>(alimento (id 97) (nombre jamon-cocido) (grupo 2) (veces 3) (tipo plasticos) <text:s/>(racion 50) (kcal 120) (proteinas 18,4) (grasas 5,1) (hidratos 0)(grasas-mono 0) (desayuno si) (almuerzo si) (comida no) (merienda si) (cena si))</text:p>
          </table:table-cell>
          <table:table-cell table:style-name="ce2" table:formula="of:=SUBSTITUTE([.W98];&quot;,&quot;;&quot;.&quot;)" office:value-type="string" office:string-value="(alimento (id 97) (nombre jamon-cocido) (grupo 2) (veces 3) (tipo plasticos)  (racion 50) (kcal 120) (proteinas 18.4) (grasas 5.1) (hidratos 0)(grasas-mono 0) (desayuno si) (almuerzo si) (comida no) (merienda si) (cena si))" calcext:value-type="string">
            <text:p>(alimento (id 97) (nombre jamon-cocido) (grupo 2) (veces 3) (tipo plasticos) <text:s/>(racion 50) (kcal 120) (proteinas 18.4) (grasas 5.1) (hidratos 0)(grasas-mono 0) (desayuno si) (almuerzo si) (comida no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Jamón cocid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99]*[.L99]/100" office:value-type="float" office:value="48" calcext:value-type="float">
            <text:p>48</text:p>
          </table:table-cell>
          <table:table-cell table:style-name="ce3" table:formula="of:=[.K99]*[.M99]*4/100" office:value-type="float" office:value="29.44" calcext:value-type="float">
            <text:p>29,44</text:p>
          </table:table-cell>
          <table:table-cell table:style-name="ce3" table:formula="of:=[.K99]*[.O99]*4/100" office:value-type="float" office:value="0" calcext:value-type="float">
            <text:p>0</text:p>
          </table:table-cell>
          <table:table-cell table:style-name="ce3" table:formula="of:=[.K99]*[.N99]*9/100" office:value-type="float" office:value="18.36" calcext:value-type="float">
            <text:p>18,3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20" calcext:value-type="float">
            <text:p>120</text:p>
          </table:table-cell>
          <table:table-cell table:style-name="ce6" office:value-type="float" office:value="18.4" calcext:value-type="float">
            <text:p>18.4</text:p>
          </table:table-cell>
          <table:table-cell table:style-name="ce6" office:value-type="float" office:value="5.1" calcext:value-type="float">
            <text:p>5.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99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style-name="ce12" table:formula="of:=CONCATENATE(&quot;(alimento (id &quot;;[.A99];&quot;) (nombre &quot;;[.V99];&quot;) (grupo &quot;;[.D99];&quot;) (veces &quot;;[.E99];&quot;) (tipo &quot;;[.F99];&quot;)  (racion &quot;;[.K99];&quot;) (kcal &quot;;[.L99];&quot;) (proteinas &quot;;[.M99];&quot;) (grasas &quot;;[.N99];&quot;) (hidratos &quot;;[.O99];&quot;)(grasas-mono &quot;;[.P99];&quot;) (desayuno &quot;;[.Q99];&quot;) (almuerzo &quot;;[.R99];&quot;) (comida &quot;;[.S99];&quot;) (merienda &quot;;[.T99];&quot;) (cena &quot;;[.U99];&quot;))&quot;)" office:value-type="string" office:string-value="(alimento (id 98) (nombre jamon-cocido) (grupo 2) (veces 3) (tipo plasticos)  (racion 40) (kcal 120) (proteinas 18,4) (grasas 5,1) (hidratos 0)(grasas-mono 0) (desayuno si) (almuerzo si) (comida no) (merienda si) (cena si))" calcext:value-type="string">
            <text:p>(alimento (id 98) (nombre jamon-cocido) (grupo 2) (veces 3) (tipo plasticos) <text:s/>(racion 40) (kcal 120) (proteinas 18,4) (grasas 5,1) (hidratos 0)(grasas-mono 0) (desayuno si) (almuerzo si) (comida no) (merienda si) (cena si))</text:p>
          </table:table-cell>
          <table:table-cell table:style-name="ce2" table:formula="of:=SUBSTITUTE([.W99];&quot;,&quot;;&quot;.&quot;)" office:value-type="string" office:string-value="(alimento (id 98) (nombre jamon-cocido) (grupo 2) (veces 3) (tipo plasticos)  (racion 40) (kcal 120) (proteinas 18.4) (grasas 5.1) (hidratos 0)(grasas-mono 0) (desayuno si) (almuerzo si) (comida no) (merienda si) (cena si))" calcext:value-type="string">
            <text:p>(alimento (id 98) (nombre jamon-cocido) (grupo 2) (veces 3) (tipo plasticos) <text:s/>(racion 40) (kcal 120) (proteinas 18.4) (grasas 5.1) (hidratos 0)(grasas-mono 0) (desayuno si) (almuerzo si) (comida no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Jamón cocid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100]*[.L100]/100" office:value-type="float" office:value="36" calcext:value-type="float">
            <text:p>36</text:p>
          </table:table-cell>
          <table:table-cell table:style-name="ce3" table:formula="of:=[.K100]*[.M100]*4/100" office:value-type="float" office:value="22.08" calcext:value-type="float">
            <text:p>22,08</text:p>
          </table:table-cell>
          <table:table-cell table:style-name="ce3" table:formula="of:=[.K100]*[.O100]*4/100" office:value-type="float" office:value="0" calcext:value-type="float">
            <text:p>0</text:p>
          </table:table-cell>
          <table:table-cell table:style-name="ce3" table:formula="of:=[.K100]*[.N100]*9/100" office:value-type="float" office:value="13.77" calcext:value-type="float">
            <text:p>13,7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20" calcext:value-type="float">
            <text:p>120</text:p>
          </table:table-cell>
          <table:table-cell table:style-name="ce6" office:value-type="float" office:value="18.4" calcext:value-type="float">
            <text:p>18.4</text:p>
          </table:table-cell>
          <table:table-cell table:style-name="ce6" office:value-type="float" office:value="5.1" calcext:value-type="float">
            <text:p>5.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00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style-name="ce12" table:formula="of:=CONCATENATE(&quot;(alimento (id &quot;;[.A100];&quot;) (nombre &quot;;[.V100];&quot;) (grupo &quot;;[.D100];&quot;) (veces &quot;;[.E100];&quot;) (tipo &quot;;[.F100];&quot;)  (racion &quot;;[.K100];&quot;) (kcal &quot;;[.L100];&quot;) (proteinas &quot;;[.M100];&quot;) (grasas &quot;;[.N100];&quot;) (hidratos &quot;;[.O100];&quot;)(grasas-mono &quot;;[.P100];&quot;) (desayuno &quot;;[.Q100];&quot;) (almuerzo &quot;;[.R100];&quot;) (comida &quot;;[.S100];&quot;) (merienda &quot;;[.T100];&quot;) (cena &quot;;[.U100];&quot;))&quot;)" office:value-type="string" office:string-value="(alimento (id 99) (nombre jamon-cocido) (grupo 2) (veces 3) (tipo plasticos)  (racion 30) (kcal 120) (proteinas 18,4) (grasas 5,1) (hidratos 0)(grasas-mono 0) (desayuno si) (almuerzo si) (comida no) (merienda si) (cena si))" calcext:value-type="string">
            <text:p>(alimento (id 99) (nombre jamon-cocido) (grupo 2) (veces 3) (tipo plasticos) <text:s/>(racion 30) (kcal 120) (proteinas 18,4) (grasas 5,1) (hidratos 0)(grasas-mono 0) (desayuno si) (almuerzo si) (comida no) (merienda si) (cena si))</text:p>
          </table:table-cell>
          <table:table-cell table:style-name="ce2" table:formula="of:=SUBSTITUTE([.W100];&quot;,&quot;;&quot;.&quot;)" office:value-type="string" office:string-value="(alimento (id 99) (nombre jamon-cocido) (grupo 2) (veces 3) (tipo plasticos)  (racion 30) (kcal 120) (proteinas 18.4) (grasas 5.1) (hidratos 0)(grasas-mono 0) (desayuno si) (almuerzo si) (comida no) (merienda si) (cena si))" calcext:value-type="string">
            <text:p>(alimento (id 99) (nombre jamon-cocido) (grupo 2) (veces 3) (tipo plasticos) <text:s/>(racion 30) (kcal 120) (proteinas 18.4) (grasas 5.1) (hidratos 0)(grasas-mono 0) (desayuno si) (almuerzo si) (comida no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Jamón cocid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101]*[.L101]/100" office:value-type="float" office:value="30" calcext:value-type="float">
            <text:p>30</text:p>
          </table:table-cell>
          <table:table-cell table:style-name="ce3" table:formula="of:=[.K101]*[.M101]*4/100" office:value-type="float" office:value="18.4" calcext:value-type="float">
            <text:p>18,4</text:p>
          </table:table-cell>
          <table:table-cell table:style-name="ce3" table:formula="of:=[.K101]*[.O101]*4/100" office:value-type="float" office:value="0" calcext:value-type="float">
            <text:p>0</text:p>
          </table:table-cell>
          <table:table-cell table:style-name="ce3" table:formula="of:=[.K101]*[.N101]*9/100" office:value-type="float" office:value="11.475" calcext:value-type="float">
            <text:p>11,47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20" calcext:value-type="float">
            <text:p>120</text:p>
          </table:table-cell>
          <table:table-cell table:style-name="ce6" office:value-type="float" office:value="18.4" calcext:value-type="float">
            <text:p>18.4</text:p>
          </table:table-cell>
          <table:table-cell table:style-name="ce6" office:value-type="float" office:value="5.1" calcext:value-type="float">
            <text:p>5.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01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style-name="ce12" table:formula="of:=CONCATENATE(&quot;(alimento (id &quot;;[.A101];&quot;) (nombre &quot;;[.V101];&quot;) (grupo &quot;;[.D101];&quot;) (veces &quot;;[.E101];&quot;) (tipo &quot;;[.F101];&quot;)  (racion &quot;;[.K101];&quot;) (kcal &quot;;[.L101];&quot;) (proteinas &quot;;[.M101];&quot;) (grasas &quot;;[.N101];&quot;) (hidratos &quot;;[.O101];&quot;)(grasas-mono &quot;;[.P101];&quot;) (desayuno &quot;;[.Q101];&quot;) (almuerzo &quot;;[.R101];&quot;) (comida &quot;;[.S101];&quot;) (merienda &quot;;[.T101];&quot;) (cena &quot;;[.U101];&quot;))&quot;)" office:value-type="string" office:string-value="(alimento (id 100) (nombre jamon-cocido) (grupo 2) (veces 3) (tipo plasticos)  (racion 25) (kcal 120) (proteinas 18,4) (grasas 5,1) (hidratos 0)(grasas-mono 0) (desayuno si) (almuerzo si) (comida no) (merienda si) (cena si))" calcext:value-type="string">
            <text:p>(alimento (id 100) (nombre jamon-cocido) (grupo 2) (veces 3) (tipo plasticos) <text:s/>(racion 25) (kcal 120) (proteinas 18,4) (grasas 5,1) (hidratos 0)(grasas-mono 0) (desayuno si) (almuerzo si) (comida no) (merienda si) (cena si))</text:p>
          </table:table-cell>
          <table:table-cell table:style-name="ce2" table:formula="of:=SUBSTITUTE([.W101];&quot;,&quot;;&quot;.&quot;)" office:value-type="string" office:string-value="(alimento (id 100) (nombre jamon-cocido) (grupo 2) (veces 3) (tipo plasticos)  (racion 25) (kcal 120) (proteinas 18.4) (grasas 5.1) (hidratos 0)(grasas-mono 0) (desayuno si) (almuerzo si) (comida no) (merienda si) (cena si))" calcext:value-type="string">
            <text:p>(alimento (id 100) (nombre jamon-cocido) (grupo 2) (veces 3) (tipo plasticos) <text:s/>(racion 25) (kcal 120) (proteinas 18.4) (grasas 5.1) (hidratos 0)(grasas-mono 0) (desayuno si) (almuerzo si) (comida no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Jamón cocid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102]*[.L102]/100" office:value-type="float" office:value="24" calcext:value-type="float">
            <text:p>24</text:p>
          </table:table-cell>
          <table:table-cell table:style-name="ce3" table:formula="of:=[.K102]*[.M102]*4/100" office:value-type="float" office:value="14.72" calcext:value-type="float">
            <text:p>14,72</text:p>
          </table:table-cell>
          <table:table-cell table:style-name="ce3" table:formula="of:=[.K102]*[.O102]*4/100" office:value-type="float" office:value="0" calcext:value-type="float">
            <text:p>0</text:p>
          </table:table-cell>
          <table:table-cell table:style-name="ce3" table:formula="of:=[.K102]*[.N102]*9/100" office:value-type="float" office:value="9.18" calcext:value-type="float">
            <text:p>9,1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0" calcext:value-type="float">
            <text:p>120</text:p>
          </table:table-cell>
          <table:table-cell table:style-name="ce6" office:value-type="float" office:value="18.4" calcext:value-type="float">
            <text:p>18.4</text:p>
          </table:table-cell>
          <table:table-cell table:style-name="ce6" office:value-type="float" office:value="5.1" calcext:value-type="float">
            <text:p>5.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02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style-name="ce12" table:formula="of:=CONCATENATE(&quot;(alimento (id &quot;;[.A102];&quot;) (nombre &quot;;[.V102];&quot;) (grupo &quot;;[.D102];&quot;) (veces &quot;;[.E102];&quot;) (tipo &quot;;[.F102];&quot;)  (racion &quot;;[.K102];&quot;) (kcal &quot;;[.L102];&quot;) (proteinas &quot;;[.M102];&quot;) (grasas &quot;;[.N102];&quot;) (hidratos &quot;;[.O102];&quot;)(grasas-mono &quot;;[.P102];&quot;) (desayuno &quot;;[.Q102];&quot;) (almuerzo &quot;;[.R102];&quot;) (comida &quot;;[.S102];&quot;) (merienda &quot;;[.T102];&quot;) (cena &quot;;[.U102];&quot;))&quot;)" office:value-type="string" office:string-value="(alimento (id 101) (nombre jamon-cocido) (grupo 2) (veces 3) (tipo plasticos)  (racion 20) (kcal 120) (proteinas 18,4) (grasas 5,1) (hidratos 0)(grasas-mono 0) (desayuno si) (almuerzo si) (comida no) (merienda si) (cena si))" calcext:value-type="string">
            <text:p>(alimento (id 101) (nombre jamon-cocido) (grupo 2) (veces 3) (tipo plasticos) <text:s/>(racion 20) (kcal 120) (proteinas 18,4) (grasas 5,1) (hidratos 0)(grasas-mono 0) (desayuno si) (almuerzo si) (comida no) (merienda si) (cena si))</text:p>
          </table:table-cell>
          <table:table-cell table:style-name="ce2" table:formula="of:=SUBSTITUTE([.W102];&quot;,&quot;;&quot;.&quot;)" office:value-type="string" office:string-value="(alimento (id 101) (nombre jamon-cocido) (grupo 2) (veces 3) (tipo plasticos)  (racion 20) (kcal 120) (proteinas 18.4) (grasas 5.1) (hidratos 0)(grasas-mono 0) (desayuno si) (almuerzo si) (comida no) (merienda si) (cena si))" calcext:value-type="string">
            <text:p>(alimento (id 101) (nombre jamon-cocido) (grupo 2) (veces 3) (tipo plasticos) <text:s/>(racion 20) (kcal 120) (proteinas 18.4) (grasas 5.1) (hidratos 0)(grasas-mono 0) (desayuno si) (almuerzo si) (comida no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Jamón cocid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103]*[.L103]/100" office:value-type="float" office:value="18" calcext:value-type="float">
            <text:p>18</text:p>
          </table:table-cell>
          <table:table-cell table:style-name="ce3" table:formula="of:=[.K103]*[.M103]*4/100" office:value-type="float" office:value="11.04" calcext:value-type="float">
            <text:p>11,04</text:p>
          </table:table-cell>
          <table:table-cell table:style-name="ce3" table:formula="of:=[.K103]*[.O103]*4/100" office:value-type="float" office:value="0" calcext:value-type="float">
            <text:p>0</text:p>
          </table:table-cell>
          <table:table-cell table:style-name="ce3" table:formula="of:=[.K103]*[.N103]*9/100" office:value-type="float" office:value="6.885" calcext:value-type="float">
            <text:p>6,88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0" calcext:value-type="float">
            <text:p>120</text:p>
          </table:table-cell>
          <table:table-cell table:style-name="ce6" office:value-type="float" office:value="18.4" calcext:value-type="float">
            <text:p>18.4</text:p>
          </table:table-cell>
          <table:table-cell table:style-name="ce6" office:value-type="float" office:value="5.1" calcext:value-type="float">
            <text:p>5.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03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style-name="ce12" table:formula="of:=CONCATENATE(&quot;(alimento (id &quot;;[.A103];&quot;) (nombre &quot;;[.V103];&quot;) (grupo &quot;;[.D103];&quot;) (veces &quot;;[.E103];&quot;) (tipo &quot;;[.F103];&quot;)  (racion &quot;;[.K103];&quot;) (kcal &quot;;[.L103];&quot;) (proteinas &quot;;[.M103];&quot;) (grasas &quot;;[.N103];&quot;) (hidratos &quot;;[.O103];&quot;)(grasas-mono &quot;;[.P103];&quot;) (desayuno &quot;;[.Q103];&quot;) (almuerzo &quot;;[.R103];&quot;) (comida &quot;;[.S103];&quot;) (merienda &quot;;[.T103];&quot;) (cena &quot;;[.U103];&quot;))&quot;)" office:value-type="string" office:string-value="(alimento (id 102) (nombre jamon-cocido) (grupo 2) (veces 5) (tipo plasticos)  (racion 15) (kcal 120) (proteinas 18,4) (grasas 5,1) (hidratos 0)(grasas-mono 0) (desayuno si) (almuerzo si) (comida no) (merienda si) (cena si))" calcext:value-type="string">
            <text:p>(alimento (id 102) (nombre jamon-cocido) (grupo 2) (veces 5) (tipo plasticos) <text:s/>(racion 15) (kcal 120) (proteinas 18,4) (grasas 5,1) (hidratos 0)(grasas-mono 0) (desayuno si) (almuerzo si) (comida no) (merienda si) (cena si))</text:p>
          </table:table-cell>
          <table:table-cell table:style-name="ce2" table:formula="of:=SUBSTITUTE([.W103];&quot;,&quot;;&quot;.&quot;)" office:value-type="string" office:string-value="(alimento (id 102) (nombre jamon-cocido) (grupo 2) (veces 5) (tipo plasticos)  (racion 15) (kcal 120) (proteinas 18.4) (grasas 5.1) (hidratos 0)(grasas-mono 0) (desayuno si) (almuerzo si) (comida no) (merienda si) (cena si))" calcext:value-type="string">
            <text:p>(alimento (id 102) (nombre jamon-cocido) (grupo 2) (veces 5) (tipo plasticos) <text:s/>(racion 15) (kcal 120) (proteinas 18.4) (grasas 5.1) (hidratos 0)(grasas-mono 0) (desayuno si) (almuerzo si) (comida no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Filete de terner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104]*[.L104]/100" office:value-type="float" office:value="163.75" calcext:value-type="float">
            <text:p>163,75</text:p>
          </table:table-cell>
          <table:table-cell table:style-name="ce3" table:formula="of:=[.K104]*[.M104]*4/100" office:value-type="float" office:value="93" calcext:value-type="float">
            <text:p>93</text:p>
          </table:table-cell>
          <table:table-cell table:style-name="ce3" table:formula="of:=[.K104]*[.O104]*4/100" office:value-type="float" office:value="0" calcext:value-type="float">
            <text:p>0</text:p>
          </table:table-cell>
          <table:table-cell table:style-name="ce3" table:formula="of:=[.K104]*[.N104]*9/100" office:value-type="float" office:value="69.75" calcext:value-type="float">
            <text:p>69,7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31" calcext:value-type="float">
            <text:p>131</text:p>
          </table:table-cell>
          <table:table-cell table:style-name="ce6" office:value-type="float" office:value="18.6" calcext:value-type="float">
            <text:p>18.6</text:p>
          </table:table-cell>
          <table:table-cell table:style-name="ce6" office:value-type="float" office:value="6.2" calcext:value-type="float">
            <text:p>6.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04]);&quot; &quot;;&quot;-&quot;);&quot;á&quot;;&quot;a&quot;);&quot;é&quot;;&quot;e&quot;);&quot;í&quot;;&quot;i&quot;);&quot;ó&quot;;&quot;o&quot;);&quot;ú&quot;;&quot;u&quot;)" office:value-type="string" office:string-value="filete-de-ternera" calcext:value-type="string">
            <text:p>filete-de-ternera</text:p>
          </table:table-cell>
          <table:table-cell table:style-name="ce12" table:formula="of:=CONCATENATE(&quot;(alimento (id &quot;;[.A104];&quot;) (nombre &quot;;[.V104];&quot;) (grupo &quot;;[.D104];&quot;) (veces &quot;;[.E104];&quot;) (tipo &quot;;[.F104];&quot;)  (racion &quot;;[.K104];&quot;) (kcal &quot;;[.L104];&quot;) (proteinas &quot;;[.M104];&quot;) (grasas &quot;;[.N104];&quot;) (hidratos &quot;;[.O104];&quot;)(grasas-mono &quot;;[.P104];&quot;) (desayuno &quot;;[.Q104];&quot;) (almuerzo &quot;;[.R104];&quot;) (comida &quot;;[.S104];&quot;) (merienda &quot;;[.T104];&quot;) (cena &quot;;[.U104];&quot;))&quot;)" office:value-type="string" office:string-value="(alimento (id 103) (nombre filete-de-ternera) (grupo 2) (veces 1) (tipo plasticos)  (racion 125) (kcal 131) (proteinas 18,6) (grasas 6,2) (hidratos 0)(grasas-mono 0) (desayuno no) (almuerzo no) (comida si) (merienda no) (cena si))" calcext:value-type="string">
            <text:p>(alimento (id 103) (nombre filete-de-ternera) (grupo 2) (veces 1) (tipo plasticos) <text:s/>(racion 125) (kcal 131) (proteinas 18,6) (grasas 6,2) (hidratos 0)(grasas-mono 0) (desayuno no) (almuerzo no) (comida si) (merienda no) (cena si))</text:p>
          </table:table-cell>
          <table:table-cell table:style-name="ce2" table:formula="of:=SUBSTITUTE([.W104];&quot;,&quot;;&quot;.&quot;)" office:value-type="string" office:string-value="(alimento (id 103) (nombre filete-de-ternera) (grupo 2) (veces 1) (tipo plasticos)  (racion 125) (kcal 131) (proteinas 18.6) (grasas 6.2) (hidratos 0)(grasas-mono 0) (desayuno no) (almuerzo no) (comida si) (merienda no) (cena si))" calcext:value-type="string">
            <text:p>(alimento (id 103) (nombre filete-de-ternera) (grupo 2) (veces 1) (tipo plasticos) <text:s/>(racion 125) (kcal 131) (proteinas 18.6) (grasas 6.2) (hidratos 0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Filete de terner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105]*[.L105]/100" office:value-type="float" office:value="196.5" calcext:value-type="float">
            <text:p>196,5</text:p>
          </table:table-cell>
          <table:table-cell table:style-name="ce3" table:formula="of:=[.K105]*[.M105]*4/100" office:value-type="float" office:value="111.6" calcext:value-type="float">
            <text:p>111,6</text:p>
          </table:table-cell>
          <table:table-cell table:style-name="ce3" table:formula="of:=[.K105]*[.O105]*4/100" office:value-type="float" office:value="0" calcext:value-type="float">
            <text:p>0</text:p>
          </table:table-cell>
          <table:table-cell table:style-name="ce3" table:formula="of:=[.K105]*[.N105]*9/100" office:value-type="float" office:value="83.7" calcext:value-type="float">
            <text:p>83,7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31" calcext:value-type="float">
            <text:p>131</text:p>
          </table:table-cell>
          <table:table-cell table:style-name="ce6" office:value-type="float" office:value="18.6" calcext:value-type="float">
            <text:p>18.6</text:p>
          </table:table-cell>
          <table:table-cell table:style-name="ce6" office:value-type="float" office:value="6.2" calcext:value-type="float">
            <text:p>6.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05]);&quot; &quot;;&quot;-&quot;);&quot;á&quot;;&quot;a&quot;);&quot;é&quot;;&quot;e&quot;);&quot;í&quot;;&quot;i&quot;);&quot;ó&quot;;&quot;o&quot;);&quot;ú&quot;;&quot;u&quot;)" office:value-type="string" office:string-value="filete-de-ternera" calcext:value-type="string">
            <text:p>filete-de-ternera</text:p>
          </table:table-cell>
          <table:table-cell table:style-name="ce12" table:formula="of:=CONCATENATE(&quot;(alimento (id &quot;;[.A105];&quot;) (nombre &quot;;[.V105];&quot;) (grupo &quot;;[.D105];&quot;) (veces &quot;;[.E105];&quot;) (tipo &quot;;[.F105];&quot;)  (racion &quot;;[.K105];&quot;) (kcal &quot;;[.L105];&quot;) (proteinas &quot;;[.M105];&quot;) (grasas &quot;;[.N105];&quot;) (hidratos &quot;;[.O105];&quot;)(grasas-mono &quot;;[.P105];&quot;) (desayuno &quot;;[.Q105];&quot;) (almuerzo &quot;;[.R105];&quot;) (comida &quot;;[.S105];&quot;) (merienda &quot;;[.T105];&quot;) (cena &quot;;[.U105];&quot;))&quot;)" office:value-type="string" office:string-value="(alimento (id 104) (nombre filete-de-ternera) (grupo 2) (veces 1) (tipo plasticos)  (racion 150) (kcal 131) (proteinas 18,6) (grasas 6,2) (hidratos 0)(grasas-mono 0) (desayuno no) (almuerzo no) (comida si) (merienda no) (cena si))" calcext:value-type="string">
            <text:p>(alimento (id 104) (nombre filete-de-ternera) (grupo 2) (veces 1) (tipo plasticos) <text:s/>(racion 150) (kcal 131) (proteinas 18,6) (grasas 6,2) (hidratos 0)(grasas-mono 0) (desayuno no) (almuerzo no) (comida si) (merienda no) (cena si))</text:p>
          </table:table-cell>
          <table:table-cell table:style-name="ce2" table:formula="of:=SUBSTITUTE([.W105];&quot;,&quot;;&quot;.&quot;)" office:value-type="string" office:string-value="(alimento (id 104) (nombre filete-de-ternera) (grupo 2) (veces 1) (tipo plasticos)  (racion 150) (kcal 131) (proteinas 18.6) (grasas 6.2) (hidratos 0)(grasas-mono 0) (desayuno no) (almuerzo no) (comida si) (merienda no) (cena si))" calcext:value-type="string">
            <text:p>(alimento (id 104) (nombre filete-de-ternera) (grupo 2) (veces 1) (tipo plasticos) <text:s/>(racion 150) (kcal 131) (proteinas 18.6) (grasas 6.2) (hidratos 0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Filete de terner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106]*[.L106]/100" office:value-type="float" office:value="131" calcext:value-type="float">
            <text:p>131</text:p>
          </table:table-cell>
          <table:table-cell table:style-name="ce3" table:formula="of:=[.K106]*[.M106]*4/100" office:value-type="float" office:value="74.4" calcext:value-type="float">
            <text:p>74,4</text:p>
          </table:table-cell>
          <table:table-cell table:style-name="ce3" table:formula="of:=[.K106]*[.O106]*4/100" office:value-type="float" office:value="0" calcext:value-type="float">
            <text:p>0</text:p>
          </table:table-cell>
          <table:table-cell table:style-name="ce3" table:formula="of:=[.K106]*[.N106]*9/100" office:value-type="float" office:value="55.8" calcext:value-type="float">
            <text:p>55,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31" calcext:value-type="float">
            <text:p>131</text:p>
          </table:table-cell>
          <table:table-cell table:style-name="ce6" office:value-type="float" office:value="18.6" calcext:value-type="float">
            <text:p>18.6</text:p>
          </table:table-cell>
          <table:table-cell table:style-name="ce6" office:value-type="float" office:value="6.2" calcext:value-type="float">
            <text:p>6.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06]);&quot; &quot;;&quot;-&quot;);&quot;á&quot;;&quot;a&quot;);&quot;é&quot;;&quot;e&quot;);&quot;í&quot;;&quot;i&quot;);&quot;ó&quot;;&quot;o&quot;);&quot;ú&quot;;&quot;u&quot;)" office:value-type="string" office:string-value="filete-de-ternera" calcext:value-type="string">
            <text:p>filete-de-ternera</text:p>
          </table:table-cell>
          <table:table-cell table:style-name="ce12" table:formula="of:=CONCATENATE(&quot;(alimento (id &quot;;[.A106];&quot;) (nombre &quot;;[.V106];&quot;) (grupo &quot;;[.D106];&quot;) (veces &quot;;[.E106];&quot;) (tipo &quot;;[.F106];&quot;)  (racion &quot;;[.K106];&quot;) (kcal &quot;;[.L106];&quot;) (proteinas &quot;;[.M106];&quot;) (grasas &quot;;[.N106];&quot;) (hidratos &quot;;[.O106];&quot;)(grasas-mono &quot;;[.P106];&quot;) (desayuno &quot;;[.Q106];&quot;) (almuerzo &quot;;[.R106];&quot;) (comida &quot;;[.S106];&quot;) (merienda &quot;;[.T106];&quot;) (cena &quot;;[.U106];&quot;))&quot;)" office:value-type="string" office:string-value="(alimento (id 105) (nombre filete-de-ternera) (grupo 2) (veces 1) (tipo plasticos)  (racion 100) (kcal 131) (proteinas 18,6) (grasas 6,2) (hidratos 0)(grasas-mono 0) (desayuno no) (almuerzo no) (comida si) (merienda no) (cena si))" calcext:value-type="string">
            <text:p>(alimento (id 105) (nombre filete-de-ternera) (grupo 2) (veces 1) (tipo plasticos) <text:s/>(racion 100) (kcal 131) (proteinas 18,6) (grasas 6,2) (hidratos 0)(grasas-mono 0) (desayuno no) (almuerzo no) (comida si) (merienda no) (cena si))</text:p>
          </table:table-cell>
          <table:table-cell table:style-name="ce2" table:formula="of:=SUBSTITUTE([.W106];&quot;,&quot;;&quot;.&quot;)" office:value-type="string" office:string-value="(alimento (id 105) (nombre filete-de-ternera) (grupo 2) (veces 1) (tipo plasticos)  (racion 100) (kcal 131) (proteinas 18.6) (grasas 6.2) (hidratos 0)(grasas-mono 0) (desayuno no) (almuerzo no) (comida si) (merienda no) (cena si))" calcext:value-type="string">
            <text:p>(alimento (id 105) (nombre filete-de-ternera) (grupo 2) (veces 1) (tipo plasticos) <text:s/>(racion 100) (kcal 131) (proteinas 18.6) (grasas 6.2) (hidratos 0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Filete de terner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K107]*[.L107]/100" office:value-type="float" office:value="65.5" calcext:value-type="float">
            <text:p>65,5</text:p>
          </table:table-cell>
          <table:table-cell table:style-name="ce3" table:formula="of:=[.K107]*[.M107]*4/100" office:value-type="float" office:value="37.2" calcext:value-type="float">
            <text:p>37,2</text:p>
          </table:table-cell>
          <table:table-cell table:style-name="ce3" table:formula="of:=[.K107]*[.O107]*4/100" office:value-type="float" office:value="0" calcext:value-type="float">
            <text:p>0</text:p>
          </table:table-cell>
          <table:table-cell table:style-name="ce3" table:formula="of:=[.K107]*[.N107]*9/100" office:value-type="float" office:value="27.9" calcext:value-type="float">
            <text:p>27,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31" calcext:value-type="float">
            <text:p>131</text:p>
          </table:table-cell>
          <table:table-cell table:style-name="ce6" office:value-type="float" office:value="18.6" calcext:value-type="float">
            <text:p>18.6</text:p>
          </table:table-cell>
          <table:table-cell table:style-name="ce6" office:value-type="float" office:value="6.2" calcext:value-type="float">
            <text:p>6.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07]);&quot; &quot;;&quot;-&quot;);&quot;á&quot;;&quot;a&quot;);&quot;é&quot;;&quot;e&quot;);&quot;í&quot;;&quot;i&quot;);&quot;ó&quot;;&quot;o&quot;);&quot;ú&quot;;&quot;u&quot;)" office:value-type="string" office:string-value="filete-de-ternera" calcext:value-type="string">
            <text:p>filete-de-ternera</text:p>
          </table:table-cell>
          <table:table-cell table:style-name="ce12" table:formula="of:=CONCATENATE(&quot;(alimento (id &quot;;[.A107];&quot;) (nombre &quot;;[.V107];&quot;) (grupo &quot;;[.D107];&quot;) (veces &quot;;[.E107];&quot;) (tipo &quot;;[.F107];&quot;)  (racion &quot;;[.K107];&quot;) (kcal &quot;;[.L107];&quot;) (proteinas &quot;;[.M107];&quot;) (grasas &quot;;[.N107];&quot;) (hidratos &quot;;[.O107];&quot;)(grasas-mono &quot;;[.P107];&quot;) (desayuno &quot;;[.Q107];&quot;) (almuerzo &quot;;[.R107];&quot;) (comida &quot;;[.S107];&quot;) (merienda &quot;;[.T107];&quot;) (cena &quot;;[.U107];&quot;))&quot;)" office:value-type="string" office:string-value="(alimento (id 106) (nombre filete-de-ternera) (grupo 2) (veces 1) (tipo plasticos)  (racion 50) (kcal 131) (proteinas 18,6) (grasas 6,2) (hidratos 0)(grasas-mono 0) (desayuno no) (almuerzo no) (comida si) (merienda no) (cena si))" calcext:value-type="string">
            <text:p>(alimento (id 106) (nombre filete-de-ternera) (grupo 2) (veces 1) (tipo plasticos) <text:s/>(racion 50) (kcal 131) (proteinas 18,6) (grasas 6,2) (hidratos 0)(grasas-mono 0) (desayuno no) (almuerzo no) (comida si) (merienda no) (cena si))</text:p>
          </table:table-cell>
          <table:table-cell table:style-name="ce2" table:formula="of:=SUBSTITUTE([.W107];&quot;,&quot;;&quot;.&quot;)" office:value-type="string" office:string-value="(alimento (id 106) (nombre filete-de-ternera) (grupo 2) (veces 1) (tipo plasticos)  (racion 50) (kcal 131) (proteinas 18.6) (grasas 6.2) (hidratos 0)(grasas-mono 0) (desayuno no) (almuerzo no) (comida si) (merienda no) (cena si))" calcext:value-type="string">
            <text:p>(alimento (id 106) (nombre filete-de-ternera) (grupo 2) (veces 1) (tipo plasticos) <text:s/>(racion 50) (kcal 131) (proteinas 18.6) (grasas 6.2) (hidratos 0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Patatas, legumbres y frutos secos</text:p>
          </table:table-cell>
          <table:table-cell table:style-name="ce3" office:value-type="string" calcext:value-type="string">
            <text:p>Ciruela pas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108]*[.L108]/100" office:value-type="float" office:value="88.5" calcext:value-type="float">
            <text:p>88,5</text:p>
          </table:table-cell>
          <table:table-cell table:style-name="ce3" table:formula="of:=[.K108]*[.M108]*4/100" office:value-type="float" office:value="4.4" calcext:value-type="float">
            <text:p>4,4</text:p>
          </table:table-cell>
          <table:table-cell table:style-name="ce3" table:formula="of:=[.K108]*[.O108]*4/100" office:value-type="float" office:value="87.4" calcext:value-type="float">
            <text:p>87,4</text:p>
          </table:table-cell>
          <table:table-cell table:style-name="ce3" table:formula="of:=[.K108]*[.N108]*9/100" office:value-type="float" office:value="2.25" calcext:value-type="float">
            <text:p>2,2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77" calcext:value-type="float">
            <text:p>177</text:p>
          </table:table-cell>
          <table:table-cell table:style-name="ce6" office:value-type="float" office:value="2.2" calcext:value-type="float">
            <text:p>2.2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43.7" calcext:value-type="float">
            <text:p>43.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08]);&quot; &quot;;&quot;-&quot;);&quot;á&quot;;&quot;a&quot;);&quot;é&quot;;&quot;e&quot;);&quot;í&quot;;&quot;i&quot;);&quot;ó&quot;;&quot;o&quot;);&quot;ú&quot;;&quot;u&quot;)" office:value-type="string" office:string-value="ciruela-pasa" calcext:value-type="string">
            <text:p>ciruela-pasa</text:p>
          </table:table-cell>
          <table:table-cell table:style-name="ce12" table:formula="of:=CONCATENATE(&quot;(alimento (id &quot;;[.A108];&quot;) (nombre &quot;;[.V108];&quot;) (grupo &quot;;[.D108];&quot;) (veces &quot;;[.E108];&quot;) (tipo &quot;;[.F108];&quot;)  (racion &quot;;[.K108];&quot;) (kcal &quot;;[.L108];&quot;) (proteinas &quot;;[.M108];&quot;) (grasas &quot;;[.N108];&quot;) (hidratos &quot;;[.O108];&quot;)(grasas-mono &quot;;[.P108];&quot;) (desayuno &quot;;[.Q108];&quot;) (almuerzo &quot;;[.R108];&quot;) (comida &quot;;[.S108];&quot;) (merienda &quot;;[.T108];&quot;) (cena &quot;;[.U108];&quot;))&quot;)" office:value-type="string" office:string-value="(alimento (id 107) (nombre ciruela-pasa) (grupo 3) (veces 1) (tipo energeticos)  (racion 50) (kcal 177) (proteinas 2,2) (grasas 0,5) (hidratos 43,7)(grasas-mono 0) (desayuno si) (almuerzo si) (comida si) (merienda si) (cena si))" calcext:value-type="string">
            <text:p>(alimento (id 107) (nombre ciruela-pasa) (grupo 3) (veces 1) (tipo energeticos) <text:s/>(racion 50) (kcal 177) (proteinas 2,2) (grasas 0,5) (hidratos 43,7)(grasas-mono 0) (desayuno si) (almuerzo si) (comida si) (merienda si) (cena si))</text:p>
          </table:table-cell>
          <table:table-cell table:style-name="ce2" table:formula="of:=SUBSTITUTE([.W108];&quot;,&quot;;&quot;.&quot;)" office:value-type="string" office:string-value="(alimento (id 107) (nombre ciruela-pasa) (grupo 3) (veces 1) (tipo energeticos)  (racion 50) (kcal 177) (proteinas 2.2) (grasas 0.5) (hidratos 43.7)(grasas-mono 0) (desayuno si) (almuerzo si) (comida si) (merienda si) (cena si))" calcext:value-type="string">
            <text:p>(alimento (id 107) (nombre ciruela-pasa) (grupo 3) (veces 1) (tipo energeticos) <text:s/>(racion 50) (kcal 177) (proteinas 2.2) (grasas 0.5) (hidratos 43.7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Patatas, legumbres y frutos secos</text:p>
          </table:table-cell>
          <table:table-cell table:style-name="ce3" office:value-type="string" calcext:value-type="string">
            <text:p>Ciruela pas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109]*[.L109]/100" office:value-type="float" office:value="70.8" calcext:value-type="float">
            <text:p>70,8</text:p>
          </table:table-cell>
          <table:table-cell table:style-name="ce3" table:formula="of:=[.K109]*[.M109]*4/100" office:value-type="float" office:value="3.52" calcext:value-type="float">
            <text:p>3,52</text:p>
          </table:table-cell>
          <table:table-cell table:style-name="ce3" table:formula="of:=[.K109]*[.O109]*4/100" office:value-type="float" office:value="69.92" calcext:value-type="float">
            <text:p>69,92</text:p>
          </table:table-cell>
          <table:table-cell table:style-name="ce3" table:formula="of:=[.K109]*[.N109]*9/100" office:value-type="float" office:value="1.8" calcext:value-type="float">
            <text:p>1,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77" calcext:value-type="float">
            <text:p>177</text:p>
          </table:table-cell>
          <table:table-cell table:style-name="ce6" office:value-type="float" office:value="2.2" calcext:value-type="float">
            <text:p>2.2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43.7" calcext:value-type="float">
            <text:p>43.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09]);&quot; &quot;;&quot;-&quot;);&quot;á&quot;;&quot;a&quot;);&quot;é&quot;;&quot;e&quot;);&quot;í&quot;;&quot;i&quot;);&quot;ó&quot;;&quot;o&quot;);&quot;ú&quot;;&quot;u&quot;)" office:value-type="string" office:string-value="ciruela-pasa" calcext:value-type="string">
            <text:p>ciruela-pasa</text:p>
          </table:table-cell>
          <table:table-cell table:style-name="ce12" table:formula="of:=CONCATENATE(&quot;(alimento (id &quot;;[.A109];&quot;) (nombre &quot;;[.V109];&quot;) (grupo &quot;;[.D109];&quot;) (veces &quot;;[.E109];&quot;) (tipo &quot;;[.F109];&quot;)  (racion &quot;;[.K109];&quot;) (kcal &quot;;[.L109];&quot;) (proteinas &quot;;[.M109];&quot;) (grasas &quot;;[.N109];&quot;) (hidratos &quot;;[.O109];&quot;)(grasas-mono &quot;;[.P109];&quot;) (desayuno &quot;;[.Q109];&quot;) (almuerzo &quot;;[.R109];&quot;) (comida &quot;;[.S109];&quot;) (merienda &quot;;[.T109];&quot;) (cena &quot;;[.U109];&quot;))&quot;)" office:value-type="string" office:string-value="(alimento (id 108) (nombre ciruela-pasa) (grupo 3) (veces 1) (tipo energeticos)  (racion 40) (kcal 177) (proteinas 2,2) (grasas 0,5) (hidratos 43,7)(grasas-mono 0) (desayuno si) (almuerzo si) (comida si) (merienda si) (cena si))" calcext:value-type="string">
            <text:p>(alimento (id 108) (nombre ciruela-pasa) (grupo 3) (veces 1) (tipo energeticos) <text:s/>(racion 40) (kcal 177) (proteinas 2,2) (grasas 0,5) (hidratos 43,7)(grasas-mono 0) (desayuno si) (almuerzo si) (comida si) (merienda si) (cena si))</text:p>
          </table:table-cell>
          <table:table-cell table:style-name="ce2" table:formula="of:=SUBSTITUTE([.W109];&quot;,&quot;;&quot;.&quot;)" office:value-type="string" office:string-value="(alimento (id 108) (nombre ciruela-pasa) (grupo 3) (veces 1) (tipo energeticos)  (racion 40) (kcal 177) (proteinas 2.2) (grasas 0.5) (hidratos 43.7)(grasas-mono 0) (desayuno si) (almuerzo si) (comida si) (merienda si) (cena si))" calcext:value-type="string">
            <text:p>(alimento (id 108) (nombre ciruela-pasa) (grupo 3) (veces 1) (tipo energeticos) <text:s/>(racion 40) (kcal 177) (proteinas 2.2) (grasas 0.5) (hidratos 43.7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Patatas, legumbres y frutos secos</text:p>
          </table:table-cell>
          <table:table-cell table:style-name="ce3" office:value-type="string" calcext:value-type="string">
            <text:p>Ciruela pas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110]*[.L110]/100" office:value-type="float" office:value="53.1" calcext:value-type="float">
            <text:p>53,1</text:p>
          </table:table-cell>
          <table:table-cell table:style-name="ce3" table:formula="of:=[.K110]*[.M110]*4/100" office:value-type="float" office:value="2.64" calcext:value-type="float">
            <text:p>2,64</text:p>
          </table:table-cell>
          <table:table-cell table:style-name="ce3" table:formula="of:=[.K110]*[.O110]*4/100" office:value-type="float" office:value="52.44" calcext:value-type="float">
            <text:p>52,44</text:p>
          </table:table-cell>
          <table:table-cell table:style-name="ce3" table:formula="of:=[.K110]*[.N110]*9/100" office:value-type="float" office:value="1.35" calcext:value-type="float">
            <text:p>1,3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77" calcext:value-type="float">
            <text:p>177</text:p>
          </table:table-cell>
          <table:table-cell table:style-name="ce6" office:value-type="float" office:value="2.2" calcext:value-type="float">
            <text:p>2.2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43.7" calcext:value-type="float">
            <text:p>43.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10]);&quot; &quot;;&quot;-&quot;);&quot;á&quot;;&quot;a&quot;);&quot;é&quot;;&quot;e&quot;);&quot;í&quot;;&quot;i&quot;);&quot;ó&quot;;&quot;o&quot;);&quot;ú&quot;;&quot;u&quot;)" office:value-type="string" office:string-value="ciruela-pasa" calcext:value-type="string">
            <text:p>ciruela-pasa</text:p>
          </table:table-cell>
          <table:table-cell table:style-name="ce12" table:formula="of:=CONCATENATE(&quot;(alimento (id &quot;;[.A110];&quot;) (nombre &quot;;[.V110];&quot;) (grupo &quot;;[.D110];&quot;) (veces &quot;;[.E110];&quot;) (tipo &quot;;[.F110];&quot;)  (racion &quot;;[.K110];&quot;) (kcal &quot;;[.L110];&quot;) (proteinas &quot;;[.M110];&quot;) (grasas &quot;;[.N110];&quot;) (hidratos &quot;;[.O110];&quot;)(grasas-mono &quot;;[.P110];&quot;) (desayuno &quot;;[.Q110];&quot;) (almuerzo &quot;;[.R110];&quot;) (comida &quot;;[.S110];&quot;) (merienda &quot;;[.T110];&quot;) (cena &quot;;[.U110];&quot;))&quot;)" office:value-type="string" office:string-value="(alimento (id 109) (nombre ciruela-pasa) (grupo 3) (veces 1) (tipo energeticos)  (racion 30) (kcal 177) (proteinas 2,2) (grasas 0,5) (hidratos 43,7)(grasas-mono 0) (desayuno si) (almuerzo si) (comida si) (merienda si) (cena si))" calcext:value-type="string">
            <text:p>(alimento (id 109) (nombre ciruela-pasa) (grupo 3) (veces 1) (tipo energeticos) <text:s/>(racion 30) (kcal 177) (proteinas 2,2) (grasas 0,5) (hidratos 43,7)(grasas-mono 0) (desayuno si) (almuerzo si) (comida si) (merienda si) (cena si))</text:p>
          </table:table-cell>
          <table:table-cell table:style-name="ce2" table:formula="of:=SUBSTITUTE([.W110];&quot;,&quot;;&quot;.&quot;)" office:value-type="string" office:string-value="(alimento (id 109) (nombre ciruela-pasa) (grupo 3) (veces 1) (tipo energeticos)  (racion 30) (kcal 177) (proteinas 2.2) (grasas 0.5) (hidratos 43.7)(grasas-mono 0) (desayuno si) (almuerzo si) (comida si) (merienda si) (cena si))" calcext:value-type="string">
            <text:p>(alimento (id 109) (nombre ciruela-pasa) (grupo 3) (veces 1) (tipo energeticos) <text:s/>(racion 30) (kcal 177) (proteinas 2.2) (grasas 0.5) (hidratos 43.7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Patatas, legumbres y frutos secos</text:p>
          </table:table-cell>
          <table:table-cell table:style-name="ce3" office:value-type="string" calcext:value-type="string">
            <text:p>Ciruela pas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111]*[.L111]/100" office:value-type="float" office:value="35.4" calcext:value-type="float">
            <text:p>35,4</text:p>
          </table:table-cell>
          <table:table-cell table:style-name="ce3" table:formula="of:=[.K111]*[.M111]*4/100" office:value-type="float" office:value="1.76" calcext:value-type="float">
            <text:p>1,76</text:p>
          </table:table-cell>
          <table:table-cell table:style-name="ce3" table:formula="of:=[.K111]*[.O111]*4/100" office:value-type="float" office:value="34.96" calcext:value-type="float">
            <text:p>34,96</text:p>
          </table:table-cell>
          <table:table-cell table:style-name="ce3" table:formula="of:=[.K111]*[.N111]*9/100" office:value-type="float" office:value="0.9" calcext:value-type="float">
            <text:p>0,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7" calcext:value-type="float">
            <text:p>177</text:p>
          </table:table-cell>
          <table:table-cell table:style-name="ce6" office:value-type="float" office:value="2.2" calcext:value-type="float">
            <text:p>2.2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43.7" calcext:value-type="float">
            <text:p>43.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11]);&quot; &quot;;&quot;-&quot;);&quot;á&quot;;&quot;a&quot;);&quot;é&quot;;&quot;e&quot;);&quot;í&quot;;&quot;i&quot;);&quot;ó&quot;;&quot;o&quot;);&quot;ú&quot;;&quot;u&quot;)" office:value-type="string" office:string-value="ciruela-pasa" calcext:value-type="string">
            <text:p>ciruela-pasa</text:p>
          </table:table-cell>
          <table:table-cell table:style-name="ce12" table:formula="of:=CONCATENATE(&quot;(alimento (id &quot;;[.A111];&quot;) (nombre &quot;;[.V111];&quot;) (grupo &quot;;[.D111];&quot;) (veces &quot;;[.E111];&quot;) (tipo &quot;;[.F111];&quot;)  (racion &quot;;[.K111];&quot;) (kcal &quot;;[.L111];&quot;) (proteinas &quot;;[.M111];&quot;) (grasas &quot;;[.N111];&quot;) (hidratos &quot;;[.O111];&quot;)(grasas-mono &quot;;[.P111];&quot;) (desayuno &quot;;[.Q111];&quot;) (almuerzo &quot;;[.R111];&quot;) (comida &quot;;[.S111];&quot;) (merienda &quot;;[.T111];&quot;) (cena &quot;;[.U111];&quot;))&quot;)" office:value-type="string" office:string-value="(alimento (id 110) (nombre ciruela-pasa) (grupo 3) (veces 1) (tipo energeticos)  (racion 20) (kcal 177) (proteinas 2,2) (grasas 0,5) (hidratos 43,7)(grasas-mono 0) (desayuno si) (almuerzo si) (comida si) (merienda si) (cena si))" calcext:value-type="string">
            <text:p>(alimento (id 110) (nombre ciruela-pasa) (grupo 3) (veces 1) (tipo energeticos) <text:s/>(racion 20) (kcal 177) (proteinas 2,2) (grasas 0,5) (hidratos 43,7)(grasas-mono 0) (desayuno si) (almuerzo si) (comida si) (merienda si) (cena si))</text:p>
          </table:table-cell>
          <table:table-cell table:style-name="ce2" table:formula="of:=SUBSTITUTE([.W111];&quot;,&quot;;&quot;.&quot;)" office:value-type="string" office:string-value="(alimento (id 110) (nombre ciruela-pasa) (grupo 3) (veces 1) (tipo energeticos)  (racion 20) (kcal 177) (proteinas 2.2) (grasas 0.5) (hidratos 43.7)(grasas-mono 0) (desayuno si) (almuerzo si) (comida si) (merienda si) (cena si))" calcext:value-type="string">
            <text:p>(alimento (id 110) (nombre ciruela-pasa) (grupo 3) (veces 1) (tipo energeticos) <text:s/>(racion 20) (kcal 177) (proteinas 2.2) (grasas 0.5) (hidratos 43.7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Patatas, legumbres y frutos secos</text:p>
          </table:table-cell>
          <table:table-cell table:style-name="ce3" office:value-type="string" calcext:value-type="string">
            <text:p>Ciruela pas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112]*[.L112]/100" office:value-type="float" office:value="17.7" calcext:value-type="float">
            <text:p>17,7</text:p>
          </table:table-cell>
          <table:table-cell table:style-name="ce3" table:formula="of:=[.K112]*[.M112]*4/100" office:value-type="float" office:value="0.88" calcext:value-type="float">
            <text:p>0,88</text:p>
          </table:table-cell>
          <table:table-cell table:style-name="ce3" table:formula="of:=[.K112]*[.O112]*4/100" office:value-type="float" office:value="17.48" calcext:value-type="float">
            <text:p>17,48</text:p>
          </table:table-cell>
          <table:table-cell table:style-name="ce3" table:formula="of:=[.K112]*[.N112]*9/100" office:value-type="float" office:value="0.45" calcext:value-type="float">
            <text:p>0,4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7" calcext:value-type="float">
            <text:p>177</text:p>
          </table:table-cell>
          <table:table-cell table:style-name="ce6" office:value-type="float" office:value="2.2" calcext:value-type="float">
            <text:p>2.2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43.7" calcext:value-type="float">
            <text:p>43.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12]);&quot; &quot;;&quot;-&quot;);&quot;á&quot;;&quot;a&quot;);&quot;é&quot;;&quot;e&quot;);&quot;í&quot;;&quot;i&quot;);&quot;ó&quot;;&quot;o&quot;);&quot;ú&quot;;&quot;u&quot;)" office:value-type="string" office:string-value="ciruela-pasa" calcext:value-type="string">
            <text:p>ciruela-pasa</text:p>
          </table:table-cell>
          <table:table-cell table:style-name="ce12" table:formula="of:=CONCATENATE(&quot;(alimento (id &quot;;[.A112];&quot;) (nombre &quot;;[.V112];&quot;) (grupo &quot;;[.D112];&quot;) (veces &quot;;[.E112];&quot;) (tipo &quot;;[.F112];&quot;)  (racion &quot;;[.K112];&quot;) (kcal &quot;;[.L112];&quot;) (proteinas &quot;;[.M112];&quot;) (grasas &quot;;[.N112];&quot;) (hidratos &quot;;[.O112];&quot;)(grasas-mono &quot;;[.P112];&quot;) (desayuno &quot;;[.Q112];&quot;) (almuerzo &quot;;[.R112];&quot;) (comida &quot;;[.S112];&quot;) (merienda &quot;;[.T112];&quot;) (cena &quot;;[.U112];&quot;))&quot;)" office:value-type="string" office:string-value="(alimento (id 111) (nombre ciruela-pasa) (grupo 3) (veces 1) (tipo energeticos)  (racion 10) (kcal 177) (proteinas 2,2) (grasas 0,5) (hidratos 43,7)(grasas-mono 0) (desayuno si) (almuerzo si) (comida si) (merienda si) (cena si))" calcext:value-type="string">
            <text:p>(alimento (id 111) (nombre ciruela-pasa) (grupo 3) (veces 1) (tipo energeticos) <text:s/>(racion 10) (kcal 177) (proteinas 2,2) (grasas 0,5) (hidratos 43,7)(grasas-mono 0) (desayuno si) (almuerzo si) (comida si) (merienda si) (cena si))</text:p>
          </table:table-cell>
          <table:table-cell table:style-name="ce2" table:formula="of:=SUBSTITUTE([.W112];&quot;,&quot;;&quot;.&quot;)" office:value-type="string" office:string-value="(alimento (id 111) (nombre ciruela-pasa) (grupo 3) (veces 1) (tipo energeticos)  (racion 10) (kcal 177) (proteinas 2.2) (grasas 0.5) (hidratos 43.7)(grasas-mono 0) (desayuno si) (almuerzo si) (comida si) (merienda si) (cena si))" calcext:value-type="string">
            <text:p>(alimento (id 111) (nombre ciruela-pasa) (grupo 3) (veces 1) (tipo energeticos) <text:s/>(racion 10) (kcal 177) (proteinas 2.2) (grasas 0.5) (hidratos 43.7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Patatas, legumbres y frutos secos</text:p>
          </table:table-cell>
          <table:table-cell table:style-name="ce3" office:value-type="string" calcext:value-type="string">
            <text:p>Patatas guisada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113]*[.L113]/100" office:value-type="float" office:value="155.75" calcext:value-type="float">
            <text:p>155,75</text:p>
          </table:table-cell>
          <table:table-cell table:style-name="ce3" table:formula="of:=[.K113]*[.M113]*4/100" office:value-type="float" office:value="4.9" calcext:value-type="float">
            <text:p>4,9</text:p>
          </table:table-cell>
          <table:table-cell table:style-name="ce3" table:formula="of:=[.K113]*[.O113]*4/100" office:value-type="float" office:value="95.9" calcext:value-type="float">
            <text:p>95,9</text:p>
          </table:table-cell>
          <table:table-cell table:style-name="ce3" table:formula="of:=[.K113]*[.N113]*9/100" office:value-type="float" office:value="55.125" calcext:value-type="float">
            <text:p>55,125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89" calcext:value-type="float">
            <text:p>89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3.5" calcext:value-type="float">
            <text:p>3.5</text:p>
          </table:table-cell>
          <table:table-cell table:style-name="ce6" office:value-type="float" office:value="13.7" calcext:value-type="float">
            <text:p>13.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13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style-name="ce12" table:formula="of:=CONCATENATE(&quot;(alimento (id &quot;;[.A113];&quot;) (nombre &quot;;[.V113];&quot;) (grupo &quot;;[.D113];&quot;) (veces &quot;;[.E113];&quot;) (tipo &quot;;[.F113];&quot;)  (racion &quot;;[.K113];&quot;) (kcal &quot;;[.L113];&quot;) (proteinas &quot;;[.M113];&quot;) (grasas &quot;;[.N113];&quot;) (hidratos &quot;;[.O113];&quot;)(grasas-mono &quot;;[.P113];&quot;) (desayuno &quot;;[.Q113];&quot;) (almuerzo &quot;;[.R113];&quot;) (comida &quot;;[.S113];&quot;) (merienda &quot;;[.T113];&quot;) (cena &quot;;[.U113];&quot;))&quot;)" office:value-type="string" office:string-value="(alimento (id 112) (nombre patatas-guisadas) (grupo 3) (veces 2) (tipo energeticos)  (racion 175) (kcal 89) (proteinas 0,7) (grasas 3,5) (hidratos 13,7)(grasas-mono 0) (desayuno no) (almuerzo no) (comida si) (merienda no) (cena si))" calcext:value-type="string">
            <text:p>(alimento (id 112) (nombre patatas-guisadas) (grupo 3) (veces 2) (tipo energeticos) <text:s/>(racion 175) (kcal 89) (proteinas 0,7) (grasas 3,5) (hidratos 13,7)(grasas-mono 0) (desayuno no) (almuerzo no) (comida si) (merienda no) (cena si))</text:p>
          </table:table-cell>
          <table:table-cell table:style-name="ce2" table:formula="of:=SUBSTITUTE([.W113];&quot;,&quot;;&quot;.&quot;)" office:value-type="string" office:string-value="(alimento (id 112) (nombre patatas-guisadas) (grupo 3) (veces 2) (tipo energeticos)  (racion 175) (kcal 89) (proteinas 0.7) (grasas 3.5) (hidratos 13.7)(grasas-mono 0) (desayuno no) (almuerzo no) (comida si) (merienda no) (cena si))" calcext:value-type="string">
            <text:p>(alimento (id 112) (nombre patatas-guisadas) (grupo 3) (veces 2) (tipo energeticos) <text:s/>(racion 175) (kcal 89) (proteinas 0.7) (grasas 3.5) (hidratos 13.7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Patatas, legumbres y frutos secos</text:p>
          </table:table-cell>
          <table:table-cell table:style-name="ce3" office:value-type="string" calcext:value-type="string">
            <text:p>Patatas guisada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114]*[.L114]/100" office:value-type="float" office:value="111.25" calcext:value-type="float">
            <text:p>111,25</text:p>
          </table:table-cell>
          <table:table-cell table:style-name="ce3" table:formula="of:=[.K114]*[.M114]*4/100" office:value-type="float" office:value="3.5" calcext:value-type="float">
            <text:p>3,5</text:p>
          </table:table-cell>
          <table:table-cell table:style-name="ce3" table:formula="of:=[.K114]*[.O114]*4/100" office:value-type="float" office:value="68.5" calcext:value-type="float">
            <text:p>68,5</text:p>
          </table:table-cell>
          <table:table-cell table:style-name="ce3" table:formula="of:=[.K114]*[.N114]*9/100" office:value-type="float" office:value="39.375" calcext:value-type="float">
            <text:p>39,37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89" calcext:value-type="float">
            <text:p>89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3.5" calcext:value-type="float">
            <text:p>3.5</text:p>
          </table:table-cell>
          <table:table-cell table:style-name="ce6" office:value-type="float" office:value="13.7" calcext:value-type="float">
            <text:p>13.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14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style-name="ce12" table:formula="of:=CONCATENATE(&quot;(alimento (id &quot;;[.A114];&quot;) (nombre &quot;;[.V114];&quot;) (grupo &quot;;[.D114];&quot;) (veces &quot;;[.E114];&quot;) (tipo &quot;;[.F114];&quot;)  (racion &quot;;[.K114];&quot;) (kcal &quot;;[.L114];&quot;) (proteinas &quot;;[.M114];&quot;) (grasas &quot;;[.N114];&quot;) (hidratos &quot;;[.O114];&quot;)(grasas-mono &quot;;[.P114];&quot;) (desayuno &quot;;[.Q114];&quot;) (almuerzo &quot;;[.R114];&quot;) (comida &quot;;[.S114];&quot;) (merienda &quot;;[.T114];&quot;) (cena &quot;;[.U114];&quot;))&quot;)" office:value-type="string" office:string-value="(alimento (id 113) (nombre patatas-guisadas) (grupo 3) (veces 2) (tipo energeticos)  (racion 125) (kcal 89) (proteinas 0,7) (grasas 3,5) (hidratos 13,7)(grasas-mono 0) (desayuno no) (almuerzo no) (comida si) (merienda no) (cena si))" calcext:value-type="string">
            <text:p>(alimento (id 113) (nombre patatas-guisadas) (grupo 3) (veces 2) (tipo energeticos) <text:s/>(racion 125) (kcal 89) (proteinas 0,7) (grasas 3,5) (hidratos 13,7)(grasas-mono 0) (desayuno no) (almuerzo no) (comida si) (merienda no) (cena si))</text:p>
          </table:table-cell>
          <table:table-cell table:style-name="ce2" table:formula="of:=SUBSTITUTE([.W114];&quot;,&quot;;&quot;.&quot;)" office:value-type="string" office:string-value="(alimento (id 113) (nombre patatas-guisadas) (grupo 3) (veces 2) (tipo energeticos)  (racion 125) (kcal 89) (proteinas 0.7) (grasas 3.5) (hidratos 13.7)(grasas-mono 0) (desayuno no) (almuerzo no) (comida si) (merienda no) (cena si))" calcext:value-type="string">
            <text:p>(alimento (id 113) (nombre patatas-guisadas) (grupo 3) (veces 2) (tipo energeticos) <text:s/>(racion 125) (kcal 89) (proteinas 0.7) (grasas 3.5) (hidratos 13.7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Patatas, legumbres y frutos secos</text:p>
          </table:table-cell>
          <table:table-cell table:style-name="ce3" office:value-type="string" calcext:value-type="string">
            <text:p>Patatas guisada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115]*[.L115]/100" office:value-type="float" office:value="178" calcext:value-type="float">
            <text:p>178</text:p>
          </table:table-cell>
          <table:table-cell table:style-name="ce3" table:formula="of:=[.K115]*[.M115]*4/100" office:value-type="float" office:value="5.6" calcext:value-type="float">
            <text:p>5,6</text:p>
          </table:table-cell>
          <table:table-cell table:style-name="ce3" table:formula="of:=[.K115]*[.O115]*4/100" office:value-type="float" office:value="109.6" calcext:value-type="float">
            <text:p>109,6</text:p>
          </table:table-cell>
          <table:table-cell table:style-name="ce3" table:formula="of:=[.K115]*[.N115]*9/100" office:value-type="float" office:value="63" calcext:value-type="float">
            <text:p>63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89" calcext:value-type="float">
            <text:p>89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3.5" calcext:value-type="float">
            <text:p>3.5</text:p>
          </table:table-cell>
          <table:table-cell table:style-name="ce6" office:value-type="float" office:value="13.7" calcext:value-type="float">
            <text:p>13.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15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style-name="ce12" table:formula="of:=CONCATENATE(&quot;(alimento (id &quot;;[.A115];&quot;) (nombre &quot;;[.V115];&quot;) (grupo &quot;;[.D115];&quot;) (veces &quot;;[.E115];&quot;) (tipo &quot;;[.F115];&quot;)  (racion &quot;;[.K115];&quot;) (kcal &quot;;[.L115];&quot;) (proteinas &quot;;[.M115];&quot;) (grasas &quot;;[.N115];&quot;) (hidratos &quot;;[.O115];&quot;)(grasas-mono &quot;;[.P115];&quot;) (desayuno &quot;;[.Q115];&quot;) (almuerzo &quot;;[.R115];&quot;) (comida &quot;;[.S115];&quot;) (merienda &quot;;[.T115];&quot;) (cena &quot;;[.U115];&quot;))&quot;)" office:value-type="string" office:string-value="(alimento (id 114) (nombre patatas-guisadas) (grupo 3) (veces 2) (tipo energeticos)  (racion 200) (kcal 89) (proteinas 0,7) (grasas 3,5) (hidratos 13,7)(grasas-mono 0) (desayuno no) (almuerzo no) (comida si) (merienda no) (cena si))" calcext:value-type="string">
            <text:p>(alimento (id 114) (nombre patatas-guisadas) (grupo 3) (veces 2) (tipo energeticos) <text:s/>(racion 200) (kcal 89) (proteinas 0,7) (grasas 3,5) (hidratos 13,7)(grasas-mono 0) (desayuno no) (almuerzo no) (comida si) (merienda no) (cena si))</text:p>
          </table:table-cell>
          <table:table-cell table:style-name="ce2" table:formula="of:=SUBSTITUTE([.W115];&quot;,&quot;;&quot;.&quot;)" office:value-type="string" office:string-value="(alimento (id 114) (nombre patatas-guisadas) (grupo 3) (veces 2) (tipo energeticos)  (racion 200) (kcal 89) (proteinas 0.7) (grasas 3.5) (hidratos 13.7)(grasas-mono 0) (desayuno no) (almuerzo no) (comida si) (merienda no) (cena si))" calcext:value-type="string">
            <text:p>(alimento (id 114) (nombre patatas-guisadas) (grupo 3) (veces 2) (tipo energeticos) <text:s/>(racion 200) (kcal 89) (proteinas 0.7) (grasas 3.5) (hidratos 13.7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Patatas, legumbres y frutos secos</text:p>
          </table:table-cell>
          <table:table-cell table:style-name="ce3" office:value-type="string" calcext:value-type="string">
            <text:p>Patatas guisada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116]*[.L116]/100" office:value-type="float" office:value="133.5" calcext:value-type="float">
            <text:p>133,5</text:p>
          </table:table-cell>
          <table:table-cell table:style-name="ce3" table:formula="of:=[.K116]*[.M116]*4/100" office:value-type="float" office:value="4.2" calcext:value-type="float">
            <text:p>4,2</text:p>
          </table:table-cell>
          <table:table-cell table:style-name="ce3" table:formula="of:=[.K116]*[.O116]*4/100" office:value-type="float" office:value="82.2" calcext:value-type="float">
            <text:p>82,2</text:p>
          </table:table-cell>
          <table:table-cell table:style-name="ce3" table:formula="of:=[.K116]*[.N116]*9/100" office:value-type="float" office:value="47.25" calcext:value-type="float">
            <text:p>47,2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89" calcext:value-type="float">
            <text:p>89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3.5" calcext:value-type="float">
            <text:p>3.5</text:p>
          </table:table-cell>
          <table:table-cell table:style-name="ce6" office:value-type="float" office:value="13.7" calcext:value-type="float">
            <text:p>13.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16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style-name="ce12" table:formula="of:=CONCATENATE(&quot;(alimento (id &quot;;[.A116];&quot;) (nombre &quot;;[.V116];&quot;) (grupo &quot;;[.D116];&quot;) (veces &quot;;[.E116];&quot;) (tipo &quot;;[.F116];&quot;)  (racion &quot;;[.K116];&quot;) (kcal &quot;;[.L116];&quot;) (proteinas &quot;;[.M116];&quot;) (grasas &quot;;[.N116];&quot;) (hidratos &quot;;[.O116];&quot;)(grasas-mono &quot;;[.P116];&quot;) (desayuno &quot;;[.Q116];&quot;) (almuerzo &quot;;[.R116];&quot;) (comida &quot;;[.S116];&quot;) (merienda &quot;;[.T116];&quot;) (cena &quot;;[.U116];&quot;))&quot;)" office:value-type="string" office:string-value="(alimento (id 115) (nombre patatas-guisadas) (grupo 3) (veces 2) (tipo energeticos)  (racion 150) (kcal 89) (proteinas 0,7) (grasas 3,5) (hidratos 13,7)(grasas-mono 0) (desayuno no) (almuerzo no) (comida si) (merienda no) (cena si))" calcext:value-type="string">
            <text:p>(alimento (id 115) (nombre patatas-guisadas) (grupo 3) (veces 2) (tipo energeticos) <text:s/>(racion 150) (kcal 89) (proteinas 0,7) (grasas 3,5) (hidratos 13,7)(grasas-mono 0) (desayuno no) (almuerzo no) (comida si) (merienda no) (cena si))</text:p>
          </table:table-cell>
          <table:table-cell table:style-name="ce2" table:formula="of:=SUBSTITUTE([.W116];&quot;,&quot;;&quot;.&quot;)" office:value-type="string" office:string-value="(alimento (id 115) (nombre patatas-guisadas) (grupo 3) (veces 2) (tipo energeticos)  (racion 150) (kcal 89) (proteinas 0.7) (grasas 3.5) (hidratos 13.7)(grasas-mono 0) (desayuno no) (almuerzo no) (comida si) (merienda no) (cena si))" calcext:value-type="string">
            <text:p>(alimento (id 115) (nombre patatas-guisadas) (grupo 3) (veces 2) (tipo energeticos) <text:s/>(racion 150) (kcal 89) (proteinas 0.7) (grasas 3.5) (hidratos 13.7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Patatas, legumbres y frutos secos</text:p>
          </table:table-cell>
          <table:table-cell table:style-name="ce3" office:value-type="string" calcext:value-type="string">
            <text:p>Patatas guisada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117]*[.L117]/100" office:value-type="float" office:value="89" calcext:value-type="float">
            <text:p>89</text:p>
          </table:table-cell>
          <table:table-cell table:style-name="ce3" table:formula="of:=[.K117]*[.M117]*4/100" office:value-type="float" office:value="2.8" calcext:value-type="float">
            <text:p>2,8</text:p>
          </table:table-cell>
          <table:table-cell table:style-name="ce3" table:formula="of:=[.K117]*[.O117]*4/100" office:value-type="float" office:value="54.8" calcext:value-type="float">
            <text:p>54,8</text:p>
          </table:table-cell>
          <table:table-cell table:style-name="ce3" table:formula="of:=[.K117]*[.N117]*9/100" office:value-type="float" office:value="31.5" calcext:value-type="float">
            <text:p>31,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89" calcext:value-type="float">
            <text:p>89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3.5" calcext:value-type="float">
            <text:p>3.5</text:p>
          </table:table-cell>
          <table:table-cell table:style-name="ce6" office:value-type="float" office:value="13.7" calcext:value-type="float">
            <text:p>13.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17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style-name="ce12" table:formula="of:=CONCATENATE(&quot;(alimento (id &quot;;[.A117];&quot;) (nombre &quot;;[.V117];&quot;) (grupo &quot;;[.D117];&quot;) (veces &quot;;[.E117];&quot;) (tipo &quot;;[.F117];&quot;)  (racion &quot;;[.K117];&quot;) (kcal &quot;;[.L117];&quot;) (proteinas &quot;;[.M117];&quot;) (grasas &quot;;[.N117];&quot;) (hidratos &quot;;[.O117];&quot;)(grasas-mono &quot;;[.P117];&quot;) (desayuno &quot;;[.Q117];&quot;) (almuerzo &quot;;[.R117];&quot;) (comida &quot;;[.S117];&quot;) (merienda &quot;;[.T117];&quot;) (cena &quot;;[.U117];&quot;))&quot;)" office:value-type="string" office:string-value="(alimento (id 116) (nombre patatas-guisadas) (grupo 3) (veces 2) (tipo energeticos)  (racion 100) (kcal 89) (proteinas 0,7) (grasas 3,5) (hidratos 13,7)(grasas-mono 0) (desayuno no) (almuerzo no) (comida si) (merienda no) (cena si))" calcext:value-type="string">
            <text:p>(alimento (id 116) (nombre patatas-guisadas) (grupo 3) (veces 2) (tipo energeticos) <text:s/>(racion 100) (kcal 89) (proteinas 0,7) (grasas 3,5) (hidratos 13,7)(grasas-mono 0) (desayuno no) (almuerzo no) (comida si) (merienda no) (cena si))</text:p>
          </table:table-cell>
          <table:table-cell table:style-name="ce2" table:formula="of:=SUBSTITUTE([.W117];&quot;,&quot;;&quot;.&quot;)" office:value-type="string" office:string-value="(alimento (id 116) (nombre patatas-guisadas) (grupo 3) (veces 2) (tipo energeticos)  (racion 100) (kcal 89) (proteinas 0.7) (grasas 3.5) (hidratos 13.7)(grasas-mono 0) (desayuno no) (almuerzo no) (comida si) (merienda no) (cena si))" calcext:value-type="string">
            <text:p>(alimento (id 116) (nombre patatas-guisadas) (grupo 3) (veces 2) (tipo energeticos) <text:s/>(racion 100) (kcal 89) (proteinas 0.7) (grasas 3.5) (hidratos 13.7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Patatas, legumbres y frutos secos</text:p>
          </table:table-cell>
          <table:table-cell table:style-name="ce3" office:value-type="string" calcext:value-type="string">
            <text:p>Patatas guisada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118]*[.L118]/100" office:value-type="float" office:value="75.65" calcext:value-type="float">
            <text:p>75,65</text:p>
          </table:table-cell>
          <table:table-cell table:style-name="ce3" table:formula="of:=[.K118]*[.M118]*4/100" office:value-type="float" office:value="2.38" calcext:value-type="float">
            <text:p>2,38</text:p>
          </table:table-cell>
          <table:table-cell table:style-name="ce3" table:formula="of:=[.K118]*[.O118]*4/100" office:value-type="float" office:value="46.58" calcext:value-type="float">
            <text:p>46,58</text:p>
          </table:table-cell>
          <table:table-cell table:style-name="ce3" table:formula="of:=[.K118]*[.N118]*9/100" office:value-type="float" office:value="26.775" calcext:value-type="float">
            <text:p>26,77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89" calcext:value-type="float">
            <text:p>89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3.5" calcext:value-type="float">
            <text:p>3.5</text:p>
          </table:table-cell>
          <table:table-cell table:style-name="ce6" office:value-type="float" office:value="13.7" calcext:value-type="float">
            <text:p>13.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18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style-name="ce12" table:formula="of:=CONCATENATE(&quot;(alimento (id &quot;;[.A118];&quot;) (nombre &quot;;[.V118];&quot;) (grupo &quot;;[.D118];&quot;) (veces &quot;;[.E118];&quot;) (tipo &quot;;[.F118];&quot;)  (racion &quot;;[.K118];&quot;) (kcal &quot;;[.L118];&quot;) (proteinas &quot;;[.M118];&quot;) (grasas &quot;;[.N118];&quot;) (hidratos &quot;;[.O118];&quot;)(grasas-mono &quot;;[.P118];&quot;) (desayuno &quot;;[.Q118];&quot;) (almuerzo &quot;;[.R118];&quot;) (comida &quot;;[.S118];&quot;) (merienda &quot;;[.T118];&quot;) (cena &quot;;[.U118];&quot;))&quot;)" office:value-type="string" office:string-value="(alimento (id 117) (nombre patatas-guisadas) (grupo 3) (veces 2) (tipo energeticos)  (racion 85) (kcal 89) (proteinas 0,7) (grasas 3,5) (hidratos 13,7)(grasas-mono 0) (desayuno no) (almuerzo no) (comida si) (merienda no) (cena si))" calcext:value-type="string">
            <text:p>(alimento (id 117) (nombre patatas-guisadas) (grupo 3) (veces 2) (tipo energeticos) <text:s/>(racion 85) (kcal 89) (proteinas 0,7) (grasas 3,5) (hidratos 13,7)(grasas-mono 0) (desayuno no) (almuerzo no) (comida si) (merienda no) (cena si))</text:p>
          </table:table-cell>
          <table:table-cell table:style-name="ce2" table:formula="of:=SUBSTITUTE([.W118];&quot;,&quot;;&quot;.&quot;)" office:value-type="string" office:string-value="(alimento (id 117) (nombre patatas-guisadas) (grupo 3) (veces 2) (tipo energeticos)  (racion 85) (kcal 89) (proteinas 0.7) (grasas 3.5) (hidratos 13.7)(grasas-mono 0) (desayuno no) (almuerzo no) (comida si) (merienda no) (cena si))" calcext:value-type="string">
            <text:p>(alimento (id 117) (nombre patatas-guisadas) (grupo 3) (veces 2) (tipo energeticos) <text:s/>(racion 85) (kcal 89) (proteinas 0.7) (grasas 3.5) (hidratos 13.7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Patatas, legumbres y frutos secos</text:p>
          </table:table-cell>
          <table:table-cell table:style-name="ce3" office:value-type="string" calcext:value-type="string">
            <text:p>Patatas guisada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119]*[.L119]/100" office:value-type="float" office:value="66.75" calcext:value-type="float">
            <text:p>66,75</text:p>
          </table:table-cell>
          <table:table-cell table:style-name="ce3" table:formula="of:=[.K119]*[.M119]*4/100" office:value-type="float" office:value="2.1" calcext:value-type="float">
            <text:p>2,1</text:p>
          </table:table-cell>
          <table:table-cell table:style-name="ce3" table:formula="of:=[.K119]*[.O119]*4/100" office:value-type="float" office:value="41.1" calcext:value-type="float">
            <text:p>41,1</text:p>
          </table:table-cell>
          <table:table-cell table:style-name="ce3" table:formula="of:=[.K119]*[.N119]*9/100" office:value-type="float" office:value="23.625" calcext:value-type="float">
            <text:p>23,62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89" calcext:value-type="float">
            <text:p>89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3.5" calcext:value-type="float">
            <text:p>3.5</text:p>
          </table:table-cell>
          <table:table-cell table:style-name="ce6" office:value-type="float" office:value="13.7" calcext:value-type="float">
            <text:p>13.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19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style-name="ce12" table:formula="of:=CONCATENATE(&quot;(alimento (id &quot;;[.A119];&quot;) (nombre &quot;;[.V119];&quot;) (grupo &quot;;[.D119];&quot;) (veces &quot;;[.E119];&quot;) (tipo &quot;;[.F119];&quot;)  (racion &quot;;[.K119];&quot;) (kcal &quot;;[.L119];&quot;) (proteinas &quot;;[.M119];&quot;) (grasas &quot;;[.N119];&quot;) (hidratos &quot;;[.O119];&quot;)(grasas-mono &quot;;[.P119];&quot;) (desayuno &quot;;[.Q119];&quot;) (almuerzo &quot;;[.R119];&quot;) (comida &quot;;[.S119];&quot;) (merienda &quot;;[.T119];&quot;) (cena &quot;;[.U119];&quot;))&quot;)" office:value-type="string" office:string-value="(alimento (id 118) (nombre patatas-guisadas) (grupo 3) (veces 2) (tipo energeticos)  (racion 75) (kcal 89) (proteinas 0,7) (grasas 3,5) (hidratos 13,7)(grasas-mono 0) (desayuno no) (almuerzo no) (comida si) (merienda no) (cena si))" calcext:value-type="string">
            <text:p>(alimento (id 118) (nombre patatas-guisadas) (grupo 3) (veces 2) (tipo energeticos) <text:s/>(racion 75) (kcal 89) (proteinas 0,7) (grasas 3,5) (hidratos 13,7)(grasas-mono 0) (desayuno no) (almuerzo no) (comida si) (merienda no) (cena si))</text:p>
          </table:table-cell>
          <table:table-cell table:style-name="ce2" table:formula="of:=SUBSTITUTE([.W119];&quot;,&quot;;&quot;.&quot;)" office:value-type="string" office:string-value="(alimento (id 118) (nombre patatas-guisadas) (grupo 3) (veces 2) (tipo energeticos)  (racion 75) (kcal 89) (proteinas 0.7) (grasas 3.5) (hidratos 13.7)(grasas-mono 0) (desayuno no) (almuerzo no) (comida si) (merienda no) (cena si))" calcext:value-type="string">
            <text:p>(alimento (id 118) (nombre patatas-guisadas) (grupo 3) (veces 2) (tipo energeticos) <text:s/>(racion 75) (kcal 89) (proteinas 0.7) (grasas 3.5) (hidratos 13.7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Patatas, legumbres y frutos secos</text:p>
          </table:table-cell>
          <table:table-cell table:style-name="ce3" office:value-type="string" calcext:value-type="string">
            <text:p>Patatas guisada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120]*[.L120]/100" office:value-type="float" office:value="44.5" calcext:value-type="float">
            <text:p>44,5</text:p>
          </table:table-cell>
          <table:table-cell table:style-name="ce3" table:formula="of:=[.K120]*[.M120]*4/100" office:value-type="float" office:value="1.4" calcext:value-type="float">
            <text:p>1,4</text:p>
          </table:table-cell>
          <table:table-cell table:style-name="ce3" table:formula="of:=[.K120]*[.O120]*4/100" office:value-type="float" office:value="27.4" calcext:value-type="float">
            <text:p>27,4</text:p>
          </table:table-cell>
          <table:table-cell table:style-name="ce3" table:formula="of:=[.K120]*[.N120]*9/100" office:value-type="float" office:value="15.75" calcext:value-type="float">
            <text:p>15,7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9" calcext:value-type="float">
            <text:p>89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3.5" calcext:value-type="float">
            <text:p>3.5</text:p>
          </table:table-cell>
          <table:table-cell table:style-name="ce6" office:value-type="float" office:value="13.7" calcext:value-type="float">
            <text:p>13.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20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style-name="ce12" table:formula="of:=CONCATENATE(&quot;(alimento (id &quot;;[.A120];&quot;) (nombre &quot;;[.V120];&quot;) (grupo &quot;;[.D120];&quot;) (veces &quot;;[.E120];&quot;) (tipo &quot;;[.F120];&quot;)  (racion &quot;;[.K120];&quot;) (kcal &quot;;[.L120];&quot;) (proteinas &quot;;[.M120];&quot;) (grasas &quot;;[.N120];&quot;) (hidratos &quot;;[.O120];&quot;)(grasas-mono &quot;;[.P120];&quot;) (desayuno &quot;;[.Q120];&quot;) (almuerzo &quot;;[.R120];&quot;) (comida &quot;;[.S120];&quot;) (merienda &quot;;[.T120];&quot;) (cena &quot;;[.U120];&quot;))&quot;)" office:value-type="string" office:string-value="(alimento (id 119) (nombre patatas-guisadas) (grupo 3) (veces 2) (tipo energeticos)  (racion 50) (kcal 89) (proteinas 0,7) (grasas 3,5) (hidratos 13,7)(grasas-mono 0) (desayuno no) (almuerzo no) (comida si) (merienda no) (cena si))" calcext:value-type="string">
            <text:p>(alimento (id 119) (nombre patatas-guisadas) (grupo 3) (veces 2) (tipo energeticos) <text:s/>(racion 50) (kcal 89) (proteinas 0,7) (grasas 3,5) (hidratos 13,7)(grasas-mono 0) (desayuno no) (almuerzo no) (comida si) (merienda no) (cena si))</text:p>
          </table:table-cell>
          <table:table-cell table:style-name="ce2" table:formula="of:=SUBSTITUTE([.W120];&quot;,&quot;;&quot;.&quot;)" office:value-type="string" office:string-value="(alimento (id 119) (nombre patatas-guisadas) (grupo 3) (veces 2) (tipo energeticos)  (racion 50) (kcal 89) (proteinas 0.7) (grasas 3.5) (hidratos 13.7)(grasas-mono 0) (desayuno no) (almuerzo no) (comida si) (merienda no) (cena si))" calcext:value-type="string">
            <text:p>(alimento (id 119) (nombre patatas-guisadas) (grupo 3) (veces 2) (tipo energeticos) <text:s/>(racion 50) (kcal 89) (proteinas 0.7) (grasas 3.5) (hidratos 13.7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Patatas, legumbres y frutos secos</text:p>
          </table:table-cell>
          <table:table-cell table:style-name="ce3" office:value-type="string" calcext:value-type="string">
            <text:p>Patatas guisada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121]*[.L121]/100" office:value-type="float" office:value="35.6" calcext:value-type="float">
            <text:p>35,6</text:p>
          </table:table-cell>
          <table:table-cell table:style-name="ce3" table:formula="of:=[.K121]*[.M121]*4/100" office:value-type="float" office:value="1.12" calcext:value-type="float">
            <text:p>1,12</text:p>
          </table:table-cell>
          <table:table-cell table:style-name="ce3" table:formula="of:=[.K121]*[.O121]*4/100" office:value-type="float" office:value="21.92" calcext:value-type="float">
            <text:p>21,92</text:p>
          </table:table-cell>
          <table:table-cell table:style-name="ce3" table:formula="of:=[.K121]*[.N121]*9/100" office:value-type="float" office:value="12.6" calcext:value-type="float">
            <text:p>12,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89" calcext:value-type="float">
            <text:p>89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3.5" calcext:value-type="float">
            <text:p>3.5</text:p>
          </table:table-cell>
          <table:table-cell table:style-name="ce6" office:value-type="float" office:value="13.7" calcext:value-type="float">
            <text:p>13.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21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style-name="ce12" table:formula="of:=CONCATENATE(&quot;(alimento (id &quot;;[.A121];&quot;) (nombre &quot;;[.V121];&quot;) (grupo &quot;;[.D121];&quot;) (veces &quot;;[.E121];&quot;) (tipo &quot;;[.F121];&quot;)  (racion &quot;;[.K121];&quot;) (kcal &quot;;[.L121];&quot;) (proteinas &quot;;[.M121];&quot;) (grasas &quot;;[.N121];&quot;) (hidratos &quot;;[.O121];&quot;)(grasas-mono &quot;;[.P121];&quot;) (desayuno &quot;;[.Q121];&quot;) (almuerzo &quot;;[.R121];&quot;) (comida &quot;;[.S121];&quot;) (merienda &quot;;[.T121];&quot;) (cena &quot;;[.U121];&quot;))&quot;)" office:value-type="string" office:string-value="(alimento (id 120) (nombre patatas-guisadas) (grupo 3) (veces 2) (tipo energeticos)  (racion 40) (kcal 89) (proteinas 0,7) (grasas 3,5) (hidratos 13,7)(grasas-mono 0) (desayuno no) (almuerzo no) (comida si) (merienda no) (cena si))" calcext:value-type="string">
            <text:p>(alimento (id 120) (nombre patatas-guisadas) (grupo 3) (veces 2) (tipo energeticos) <text:s/>(racion 40) (kcal 89) (proteinas 0,7) (grasas 3,5) (hidratos 13,7)(grasas-mono 0) (desayuno no) (almuerzo no) (comida si) (merienda no) (cena si))</text:p>
          </table:table-cell>
          <table:table-cell table:style-name="ce2" table:formula="of:=SUBSTITUTE([.W121];&quot;,&quot;;&quot;.&quot;)" office:value-type="string" office:string-value="(alimento (id 120) (nombre patatas-guisadas) (grupo 3) (veces 2) (tipo energeticos)  (racion 40) (kcal 89) (proteinas 0.7) (grasas 3.5) (hidratos 13.7)(grasas-mono 0) (desayuno no) (almuerzo no) (comida si) (merienda no) (cena si))" calcext:value-type="string">
            <text:p>(alimento (id 120) (nombre patatas-guisadas) (grupo 3) (veces 2) (tipo energeticos) <text:s/>(racion 40) (kcal 89) (proteinas 0.7) (grasas 3.5) (hidratos 13.7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Patatas, legumbres y frutos secos</text:p>
          </table:table-cell>
          <table:table-cell table:style-name="ce3" office:value-type="string" calcext:value-type="string">
            <text:p>Garbanzos cocido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122]*[.L122]/100" office:value-type="float" office:value="180" calcext:value-type="float">
            <text:p>180</text:p>
          </table:table-cell>
          <table:table-cell table:style-name="ce3" table:formula="of:=[.K122]*[.M122]*4/100" office:value-type="float" office:value="32" calcext:value-type="float">
            <text:p>32</text:p>
          </table:table-cell>
          <table:table-cell table:style-name="ce3" table:formula="of:=[.K122]*[.O122]*4/100" office:value-type="float" office:value="80" calcext:value-type="float">
            <text:p>80</text:p>
          </table:table-cell>
          <table:table-cell table:style-name="ce3" table:formula="of:=[.K122]*[.N122]*9/100" office:value-type="float" office:value="61.2" calcext:value-type="float">
            <text:p>61,2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90" calcext:value-type="float">
            <text:p>9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.4" calcext:value-type="float">
            <text:p>3.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22]);&quot; &quot;;&quot;-&quot;);&quot;á&quot;;&quot;a&quot;);&quot;é&quot;;&quot;e&quot;);&quot;í&quot;;&quot;i&quot;);&quot;ó&quot;;&quot;o&quot;);&quot;ú&quot;;&quot;u&quot;)" office:value-type="string" office:string-value="garbanzos-cocidos" calcext:value-type="string">
            <text:p>garbanzos-cocidos</text:p>
          </table:table-cell>
          <table:table-cell table:style-name="ce12" table:formula="of:=CONCATENATE(&quot;(alimento (id &quot;;[.A122];&quot;) (nombre &quot;;[.V122];&quot;) (grupo &quot;;[.D122];&quot;) (veces &quot;;[.E122];&quot;) (tipo &quot;;[.F122];&quot;)  (racion &quot;;[.K122];&quot;) (kcal &quot;;[.L122];&quot;) (proteinas &quot;;[.M122];&quot;) (grasas &quot;;[.N122];&quot;) (hidratos &quot;;[.O122];&quot;)(grasas-mono &quot;;[.P122];&quot;) (desayuno &quot;;[.Q122];&quot;) (almuerzo &quot;;[.R122];&quot;) (comida &quot;;[.S122];&quot;) (merienda &quot;;[.T122];&quot;) (cena &quot;;[.U122];&quot;))&quot;)" office:value-type="string" office:string-value="(alimento (id 121) (nombre garbanzos-cocidos) (grupo 3) (veces 1) (tipo energeticos)  (racion 200) (kcal 90) (proteinas 4) (grasas 3,4) (hidratos 10)(grasas-mono 0) (desayuno no) (almuerzo no) (comida si) (merienda no) (cena si))" calcext:value-type="string">
            <text:p>(alimento (id 121) (nombre garbanzos-cocidos) (grupo 3) (veces 1) (tipo energeticos) <text:s/>(racion 200) (kcal 90) (proteinas 4) (grasas 3,4) (hidratos 10)(grasas-mono 0) (desayuno no) (almuerzo no) (comida si) (merienda no) (cena si))</text:p>
          </table:table-cell>
          <table:table-cell table:style-name="ce2" table:formula="of:=SUBSTITUTE([.W122];&quot;,&quot;;&quot;.&quot;)" office:value-type="string" office:string-value="(alimento (id 121) (nombre garbanzos-cocidos) (grupo 3) (veces 1) (tipo energeticos)  (racion 200) (kcal 90) (proteinas 4) (grasas 3.4) (hidratos 10)(grasas-mono 0) (desayuno no) (almuerzo no) (comida si) (merienda no) (cena si))" calcext:value-type="string">
            <text:p>(alimento (id 121) (nombre garbanzos-cocidos) (grupo 3) (veces 1) (tipo energeticos) <text:s/>(racion 200) (kcal 90) (proteinas 4) (grasas 3.4) (hidratos 10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Patatas, legumbres y frutos secos</text:p>
          </table:table-cell>
          <table:table-cell table:style-name="ce3" office:value-type="string" calcext:value-type="string">
            <text:p>Garbanzos cocido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123]*[.L123]/100" office:value-type="float" office:value="112.5" calcext:value-type="float">
            <text:p>112,5</text:p>
          </table:table-cell>
          <table:table-cell table:style-name="ce3" table:formula="of:=[.K123]*[.M123]*4/100" office:value-type="float" office:value="20" calcext:value-type="float">
            <text:p>20</text:p>
          </table:table-cell>
          <table:table-cell table:style-name="ce3" table:formula="of:=[.K123]*[.O123]*4/100" office:value-type="float" office:value="50" calcext:value-type="float">
            <text:p>50</text:p>
          </table:table-cell>
          <table:table-cell table:style-name="ce3" table:formula="of:=[.K123]*[.N123]*9/100" office:value-type="float" office:value="38.25" calcext:value-type="float">
            <text:p>38,2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90" calcext:value-type="float">
            <text:p>9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.4" calcext:value-type="float">
            <text:p>3.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23]);&quot; &quot;;&quot;-&quot;);&quot;á&quot;;&quot;a&quot;);&quot;é&quot;;&quot;e&quot;);&quot;í&quot;;&quot;i&quot;);&quot;ó&quot;;&quot;o&quot;);&quot;ú&quot;;&quot;u&quot;)" office:value-type="string" office:string-value="garbanzos-cocidos" calcext:value-type="string">
            <text:p>garbanzos-cocidos</text:p>
          </table:table-cell>
          <table:table-cell table:style-name="ce12" table:formula="of:=CONCATENATE(&quot;(alimento (id &quot;;[.A123];&quot;) (nombre &quot;;[.V123];&quot;) (grupo &quot;;[.D123];&quot;) (veces &quot;;[.E123];&quot;) (tipo &quot;;[.F123];&quot;)  (racion &quot;;[.K123];&quot;) (kcal &quot;;[.L123];&quot;) (proteinas &quot;;[.M123];&quot;) (grasas &quot;;[.N123];&quot;) (hidratos &quot;;[.O123];&quot;)(grasas-mono &quot;;[.P123];&quot;) (desayuno &quot;;[.Q123];&quot;) (almuerzo &quot;;[.R123];&quot;) (comida &quot;;[.S123];&quot;) (merienda &quot;;[.T123];&quot;) (cena &quot;;[.U123];&quot;))&quot;)" office:value-type="string" office:string-value="(alimento (id 122) (nombre garbanzos-cocidos) (grupo 3) (veces 1) (tipo energeticos)  (racion 125) (kcal 90) (proteinas 4) (grasas 3,4) (hidratos 10)(grasas-mono 0) (desayuno no) (almuerzo no) (comida si) (merienda no) (cena si))" calcext:value-type="string">
            <text:p>(alimento (id 122) (nombre garbanzos-cocidos) (grupo 3) (veces 1) (tipo energeticos) <text:s/>(racion 125) (kcal 90) (proteinas 4) (grasas 3,4) (hidratos 10)(grasas-mono 0) (desayuno no) (almuerzo no) (comida si) (merienda no) (cena si))</text:p>
          </table:table-cell>
          <table:table-cell table:style-name="ce2" table:formula="of:=SUBSTITUTE([.W123];&quot;,&quot;;&quot;.&quot;)" office:value-type="string" office:string-value="(alimento (id 122) (nombre garbanzos-cocidos) (grupo 3) (veces 1) (tipo energeticos)  (racion 125) (kcal 90) (proteinas 4) (grasas 3.4) (hidratos 10)(grasas-mono 0) (desayuno no) (almuerzo no) (comida si) (merienda no) (cena si))" calcext:value-type="string">
            <text:p>(alimento (id 122) (nombre garbanzos-cocidos) (grupo 3) (veces 1) (tipo energeticos) <text:s/>(racion 125) (kcal 90) (proteinas 4) (grasas 3.4) (hidratos 10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Patatas, legumbres y frutos secos</text:p>
          </table:table-cell>
          <table:table-cell table:style-name="ce3" office:value-type="string" calcext:value-type="string">
            <text:p>Garbanzos cocido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124]*[.L124]/100" office:value-type="float" office:value="135" calcext:value-type="float">
            <text:p>135</text:p>
          </table:table-cell>
          <table:table-cell table:style-name="ce3" table:formula="of:=[.K124]*[.M124]*4/100" office:value-type="float" office:value="24" calcext:value-type="float">
            <text:p>24</text:p>
          </table:table-cell>
          <table:table-cell table:style-name="ce3" table:formula="of:=[.K124]*[.O124]*4/100" office:value-type="float" office:value="60" calcext:value-type="float">
            <text:p>60</text:p>
          </table:table-cell>
          <table:table-cell table:style-name="ce3" table:formula="of:=[.K124]*[.N124]*9/100" office:value-type="float" office:value="45.9" calcext:value-type="float">
            <text:p>45,9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90" calcext:value-type="float">
            <text:p>9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.4" calcext:value-type="float">
            <text:p>3.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24]);&quot; &quot;;&quot;-&quot;);&quot;á&quot;;&quot;a&quot;);&quot;é&quot;;&quot;e&quot;);&quot;í&quot;;&quot;i&quot;);&quot;ó&quot;;&quot;o&quot;);&quot;ú&quot;;&quot;u&quot;)" office:value-type="string" office:string-value="garbanzos-cocidos" calcext:value-type="string">
            <text:p>garbanzos-cocidos</text:p>
          </table:table-cell>
          <table:table-cell table:style-name="ce12" table:formula="of:=CONCATENATE(&quot;(alimento (id &quot;;[.A124];&quot;) (nombre &quot;;[.V124];&quot;) (grupo &quot;;[.D124];&quot;) (veces &quot;;[.E124];&quot;) (tipo &quot;;[.F124];&quot;)  (racion &quot;;[.K124];&quot;) (kcal &quot;;[.L124];&quot;) (proteinas &quot;;[.M124];&quot;) (grasas &quot;;[.N124];&quot;) (hidratos &quot;;[.O124];&quot;)(grasas-mono &quot;;[.P124];&quot;) (desayuno &quot;;[.Q124];&quot;) (almuerzo &quot;;[.R124];&quot;) (comida &quot;;[.S124];&quot;) (merienda &quot;;[.T124];&quot;) (cena &quot;;[.U124];&quot;))&quot;)" office:value-type="string" office:string-value="(alimento (id 123) (nombre garbanzos-cocidos) (grupo 3) (veces 1) (tipo energeticos)  (racion 150) (kcal 90) (proteinas 4) (grasas 3,4) (hidratos 10)(grasas-mono 0) (desayuno no) (almuerzo no) (comida si) (merienda no) (cena si))" calcext:value-type="string">
            <text:p>(alimento (id 123) (nombre garbanzos-cocidos) (grupo 3) (veces 1) (tipo energeticos) <text:s/>(racion 150) (kcal 90) (proteinas 4) (grasas 3,4) (hidratos 10)(grasas-mono 0) (desayuno no) (almuerzo no) (comida si) (merienda no) (cena si))</text:p>
          </table:table-cell>
          <table:table-cell table:style-name="ce2" table:formula="of:=SUBSTITUTE([.W124];&quot;,&quot;;&quot;.&quot;)" office:value-type="string" office:string-value="(alimento (id 123) (nombre garbanzos-cocidos) (grupo 3) (veces 1) (tipo energeticos)  (racion 150) (kcal 90) (proteinas 4) (grasas 3.4) (hidratos 10)(grasas-mono 0) (desayuno no) (almuerzo no) (comida si) (merienda no) (cena si))" calcext:value-type="string">
            <text:p>(alimento (id 123) (nombre garbanzos-cocidos) (grupo 3) (veces 1) (tipo energeticos) <text:s/>(racion 150) (kcal 90) (proteinas 4) (grasas 3.4) (hidratos 10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Patatas, legumbres y frutos secos</text:p>
          </table:table-cell>
          <table:table-cell table:style-name="ce3" office:value-type="string" calcext:value-type="string">
            <text:p>Garbanzos cocido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125]*[.L125]/100" office:value-type="float" office:value="90" calcext:value-type="float">
            <text:p>90</text:p>
          </table:table-cell>
          <table:table-cell table:style-name="ce3" table:formula="of:=[.K125]*[.M125]*4/100" office:value-type="float" office:value="16" calcext:value-type="float">
            <text:p>16</text:p>
          </table:table-cell>
          <table:table-cell table:style-name="ce3" table:formula="of:=[.K125]*[.O125]*4/100" office:value-type="float" office:value="40" calcext:value-type="float">
            <text:p>40</text:p>
          </table:table-cell>
          <table:table-cell table:style-name="ce3" table:formula="of:=[.K125]*[.N125]*9/100" office:value-type="float" office:value="30.6" calcext:value-type="float">
            <text:p>30,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90" calcext:value-type="float">
            <text:p>9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.4" calcext:value-type="float">
            <text:p>3.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25]);&quot; &quot;;&quot;-&quot;);&quot;á&quot;;&quot;a&quot;);&quot;é&quot;;&quot;e&quot;);&quot;í&quot;;&quot;i&quot;);&quot;ó&quot;;&quot;o&quot;);&quot;ú&quot;;&quot;u&quot;)" office:value-type="string" office:string-value="garbanzos-cocidos" calcext:value-type="string">
            <text:p>garbanzos-cocidos</text:p>
          </table:table-cell>
          <table:table-cell table:style-name="ce12" table:formula="of:=CONCATENATE(&quot;(alimento (id &quot;;[.A125];&quot;) (nombre &quot;;[.V125];&quot;) (grupo &quot;;[.D125];&quot;) (veces &quot;;[.E125];&quot;) (tipo &quot;;[.F125];&quot;)  (racion &quot;;[.K125];&quot;) (kcal &quot;;[.L125];&quot;) (proteinas &quot;;[.M125];&quot;) (grasas &quot;;[.N125];&quot;) (hidratos &quot;;[.O125];&quot;)(grasas-mono &quot;;[.P125];&quot;) (desayuno &quot;;[.Q125];&quot;) (almuerzo &quot;;[.R125];&quot;) (comida &quot;;[.S125];&quot;) (merienda &quot;;[.T125];&quot;) (cena &quot;;[.U125];&quot;))&quot;)" office:value-type="string" office:string-value="(alimento (id 124) (nombre garbanzos-cocidos) (grupo 3) (veces 1) (tipo energeticos)  (racion 100) (kcal 90) (proteinas 4) (grasas 3,4) (hidratos 10)(grasas-mono 0) (desayuno no) (almuerzo no) (comida si) (merienda no) (cena si))" calcext:value-type="string">
            <text:p>(alimento (id 124) (nombre garbanzos-cocidos) (grupo 3) (veces 1) (tipo energeticos) <text:s/>(racion 100) (kcal 90) (proteinas 4) (grasas 3,4) (hidratos 10)(grasas-mono 0) (desayuno no) (almuerzo no) (comida si) (merienda no) (cena si))</text:p>
          </table:table-cell>
          <table:table-cell table:style-name="ce2" table:formula="of:=SUBSTITUTE([.W125];&quot;,&quot;;&quot;.&quot;)" office:value-type="string" office:string-value="(alimento (id 124) (nombre garbanzos-cocidos) (grupo 3) (veces 1) (tipo energeticos)  (racion 100) (kcal 90) (proteinas 4) (grasas 3.4) (hidratos 10)(grasas-mono 0) (desayuno no) (almuerzo no) (comida si) (merienda no) (cena si))" calcext:value-type="string">
            <text:p>(alimento (id 124) (nombre garbanzos-cocidos) (grupo 3) (veces 1) (tipo energeticos) <text:s/>(racion 100) (kcal 90) (proteinas 4) (grasas 3.4) (hidratos 10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Patatas, legumbres y frutos secos</text:p>
          </table:table-cell>
          <table:table-cell table:style-name="ce3" office:value-type="string" calcext:value-type="string">
            <text:p>Garbanzos cocido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126]*[.L126]/100" office:value-type="float" office:value="54" calcext:value-type="float">
            <text:p>54</text:p>
          </table:table-cell>
          <table:table-cell table:style-name="ce3" table:formula="of:=[.K126]*[.M126]*4/100" office:value-type="float" office:value="9.6" calcext:value-type="float">
            <text:p>9,6</text:p>
          </table:table-cell>
          <table:table-cell table:style-name="ce3" table:formula="of:=[.K126]*[.O126]*4/100" office:value-type="float" office:value="24" calcext:value-type="float">
            <text:p>24</text:p>
          </table:table-cell>
          <table:table-cell table:style-name="ce3" table:formula="of:=[.K126]*[.N126]*9/100" office:value-type="float" office:value="18.36" calcext:value-type="float">
            <text:p>18,3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90" calcext:value-type="float">
            <text:p>9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.4" calcext:value-type="float">
            <text:p>3.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26]);&quot; &quot;;&quot;-&quot;);&quot;á&quot;;&quot;a&quot;);&quot;é&quot;;&quot;e&quot;);&quot;í&quot;;&quot;i&quot;);&quot;ó&quot;;&quot;o&quot;);&quot;ú&quot;;&quot;u&quot;)" office:value-type="string" office:string-value="garbanzos-cocidos" calcext:value-type="string">
            <text:p>garbanzos-cocidos</text:p>
          </table:table-cell>
          <table:table-cell table:style-name="ce12" table:formula="of:=CONCATENATE(&quot;(alimento (id &quot;;[.A126];&quot;) (nombre &quot;;[.V126];&quot;) (grupo &quot;;[.D126];&quot;) (veces &quot;;[.E126];&quot;) (tipo &quot;;[.F126];&quot;)  (racion &quot;;[.K126];&quot;) (kcal &quot;;[.L126];&quot;) (proteinas &quot;;[.M126];&quot;) (grasas &quot;;[.N126];&quot;) (hidratos &quot;;[.O126];&quot;)(grasas-mono &quot;;[.P126];&quot;) (desayuno &quot;;[.Q126];&quot;) (almuerzo &quot;;[.R126];&quot;) (comida &quot;;[.S126];&quot;) (merienda &quot;;[.T126];&quot;) (cena &quot;;[.U126];&quot;))&quot;)" office:value-type="string" office:string-value="(alimento (id 125) (nombre garbanzos-cocidos) (grupo 3) (veces 1) (tipo energeticos)  (racion 60) (kcal 90) (proteinas 4) (grasas 3,4) (hidratos 10)(grasas-mono 0) (desayuno no) (almuerzo no) (comida si) (merienda no) (cena si))" calcext:value-type="string">
            <text:p>(alimento (id 125) (nombre garbanzos-cocidos) (grupo 3) (veces 1) (tipo energeticos) <text:s/>(racion 60) (kcal 90) (proteinas 4) (grasas 3,4) (hidratos 10)(grasas-mono 0) (desayuno no) (almuerzo no) (comida si) (merienda no) (cena si))</text:p>
          </table:table-cell>
          <table:table-cell table:style-name="ce2" table:formula="of:=SUBSTITUTE([.W126];&quot;,&quot;;&quot;.&quot;)" office:value-type="string" office:string-value="(alimento (id 125) (nombre garbanzos-cocidos) (grupo 3) (veces 1) (tipo energeticos)  (racion 60) (kcal 90) (proteinas 4) (grasas 3.4) (hidratos 10)(grasas-mono 0) (desayuno no) (almuerzo no) (comida si) (merienda no) (cena si))" calcext:value-type="string">
            <text:p>(alimento (id 125) (nombre garbanzos-cocidos) (grupo 3) (veces 1) (tipo energeticos) <text:s/>(racion 60) (kcal 90) (proteinas 4) (grasas 3.4) (hidratos 10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Patatas, legumbres y frutos secos</text:p>
          </table:table-cell>
          <table:table-cell table:style-name="ce3" office:value-type="string" calcext:value-type="string">
            <text:p>Avellan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127]*[.L127]/100" office:value-type="float" office:value="125" calcext:value-type="float">
            <text:p>125</text:p>
          </table:table-cell>
          <table:table-cell table:style-name="ce3" table:formula="of:=[.K127]*[.M127]*4/100" office:value-type="float" office:value="10.4" calcext:value-type="float">
            <text:p>10,4</text:p>
          </table:table-cell>
          <table:table-cell table:style-name="ce3" table:formula="of:=[.K127]*[.O127]*4/100" office:value-type="float" office:value="8" calcext:value-type="float">
            <text:p>8</text:p>
          </table:table-cell>
          <table:table-cell table:style-name="ce3" table:formula="of:=[.K127]*[.N127]*9/100" office:value-type="float" office:value="113.22" calcext:value-type="float">
            <text:p>113,2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25" calcext:value-type="float">
            <text:p>625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62.9" calcext:value-type="float">
            <text:p>62.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2.9" calcext:value-type="float">
            <text:p>62.9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27]);&quot; &quot;;&quot;-&quot;);&quot;á&quot;;&quot;a&quot;);&quot;é&quot;;&quot;e&quot;);&quot;í&quot;;&quot;i&quot;);&quot;ó&quot;;&quot;o&quot;);&quot;ú&quot;;&quot;u&quot;)" office:value-type="string" office:string-value="avellana" calcext:value-type="string">
            <text:p>avellana</text:p>
          </table:table-cell>
          <table:table-cell table:style-name="ce12" table:formula="of:=CONCATENATE(&quot;(alimento (id &quot;;[.A127];&quot;) (nombre &quot;;[.V127];&quot;) (grupo &quot;;[.D127];&quot;) (veces &quot;;[.E127];&quot;) (tipo &quot;;[.F127];&quot;)  (racion &quot;;[.K127];&quot;) (kcal &quot;;[.L127];&quot;) (proteinas &quot;;[.M127];&quot;) (grasas &quot;;[.N127];&quot;) (hidratos &quot;;[.O127];&quot;)(grasas-mono &quot;;[.P127];&quot;) (desayuno &quot;;[.Q127];&quot;) (almuerzo &quot;;[.R127];&quot;) (comida &quot;;[.S127];&quot;) (merienda &quot;;[.T127];&quot;) (cena &quot;;[.U127];&quot;))&quot;)" office:value-type="string" office:string-value="(alimento (id 126) (nombre avellana) (grupo 3) (veces 2) (tipo energeticos)  (racion 20) (kcal 625) (proteinas 13) (grasas 62,9) (hidratos 10)(grasas-mono 62,9) (desayuno si) (almuerzo si) (comida si) (merienda si) (cena si))" calcext:value-type="string">
            <text:p>(alimento (id 126) (nombre avellana) (grupo 3) (veces 2) (tipo energeticos) <text:s/>(racion 20) (kcal 625) (proteinas 13) (grasas 62,9) (hidratos 10)(grasas-mono 62,9) (desayuno si) (almuerzo si) (comida si) (merienda si) (cena si))</text:p>
          </table:table-cell>
          <table:table-cell table:style-name="ce2" table:formula="of:=SUBSTITUTE([.W127];&quot;,&quot;;&quot;.&quot;)" office:value-type="string" office:string-value="(alimento (id 126) (nombre avellana) (grupo 3) (veces 2) (tipo energeticos)  (racion 20) (kcal 625) (proteinas 13) (grasas 62.9) (hidratos 10)(grasas-mono 62.9) (desayuno si) (almuerzo si) (comida si) (merienda si) (cena si))" calcext:value-type="string">
            <text:p>(alimento (id 126) (nombre avellana) (grupo 3) (veces 2) (tipo energeticos) <text:s/>(racion 20) (kcal 625) (proteinas 13) (grasas 62.9) (hidratos 10)(grasas-mono 62.9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Patatas, legumbres y frutos secos</text:p>
          </table:table-cell>
          <table:table-cell table:style-name="ce3" office:value-type="string" calcext:value-type="string">
            <text:p>Avellan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128]*[.L128]/100" office:value-type="float" office:value="312.5" calcext:value-type="float">
            <text:p>312,5</text:p>
          </table:table-cell>
          <table:table-cell table:style-name="ce3" table:formula="of:=[.K128]*[.M128]*4/100" office:value-type="float" office:value="26" calcext:value-type="float">
            <text:p>26</text:p>
          </table:table-cell>
          <table:table-cell table:style-name="ce3" table:formula="of:=[.K128]*[.O128]*4/100" office:value-type="float" office:value="20" calcext:value-type="float">
            <text:p>20</text:p>
          </table:table-cell>
          <table:table-cell table:style-name="ce3" table:formula="of:=[.K128]*[.N128]*9/100" office:value-type="float" office:value="283.05" calcext:value-type="float">
            <text:p>283,0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25" calcext:value-type="float">
            <text:p>625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62.9" calcext:value-type="float">
            <text:p>62.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2.9" calcext:value-type="float">
            <text:p>62.9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28]);&quot; &quot;;&quot;-&quot;);&quot;á&quot;;&quot;a&quot;);&quot;é&quot;;&quot;e&quot;);&quot;í&quot;;&quot;i&quot;);&quot;ó&quot;;&quot;o&quot;);&quot;ú&quot;;&quot;u&quot;)" office:value-type="string" office:string-value="avellana" calcext:value-type="string">
            <text:p>avellana</text:p>
          </table:table-cell>
          <table:table-cell table:style-name="ce12" table:formula="of:=CONCATENATE(&quot;(alimento (id &quot;;[.A128];&quot;) (nombre &quot;;[.V128];&quot;) (grupo &quot;;[.D128];&quot;) (veces &quot;;[.E128];&quot;) (tipo &quot;;[.F128];&quot;)  (racion &quot;;[.K128];&quot;) (kcal &quot;;[.L128];&quot;) (proteinas &quot;;[.M128];&quot;) (grasas &quot;;[.N128];&quot;) (hidratos &quot;;[.O128];&quot;)(grasas-mono &quot;;[.P128];&quot;) (desayuno &quot;;[.Q128];&quot;) (almuerzo &quot;;[.R128];&quot;) (comida &quot;;[.S128];&quot;) (merienda &quot;;[.T128];&quot;) (cena &quot;;[.U128];&quot;))&quot;)" office:value-type="string" office:string-value="(alimento (id 127) (nombre avellana) (grupo 3) (veces 2) (tipo energeticos)  (racion 50) (kcal 625) (proteinas 13) (grasas 62,9) (hidratos 10)(grasas-mono 62,9) (desayuno si) (almuerzo si) (comida si) (merienda si) (cena si))" calcext:value-type="string">
            <text:p>(alimento (id 127) (nombre avellana) (grupo 3) (veces 2) (tipo energeticos) <text:s/>(racion 50) (kcal 625) (proteinas 13) (grasas 62,9) (hidratos 10)(grasas-mono 62,9) (desayuno si) (almuerzo si) (comida si) (merienda si) (cena si))</text:p>
          </table:table-cell>
          <table:table-cell table:style-name="ce2" table:formula="of:=SUBSTITUTE([.W128];&quot;,&quot;;&quot;.&quot;)" office:value-type="string" office:string-value="(alimento (id 127) (nombre avellana) (grupo 3) (veces 2) (tipo energeticos)  (racion 50) (kcal 625) (proteinas 13) (grasas 62.9) (hidratos 10)(grasas-mono 62.9) (desayuno si) (almuerzo si) (comida si) (merienda si) (cena si))" calcext:value-type="string">
            <text:p>(alimento (id 127) (nombre avellana) (grupo 3) (veces 2) (tipo energeticos) <text:s/>(racion 50) (kcal 625) (proteinas 13) (grasas 62.9) (hidratos 10)(grasas-mono 62.9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Patatas, legumbres y frutos secos</text:p>
          </table:table-cell>
          <table:table-cell table:style-name="ce3" office:value-type="string" calcext:value-type="string">
            <text:p>Avellan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129]*[.L129]/100" office:value-type="float" office:value="250" calcext:value-type="float">
            <text:p>250</text:p>
          </table:table-cell>
          <table:table-cell table:style-name="ce3" table:formula="of:=[.K129]*[.M129]*4/100" office:value-type="float" office:value="20.8" calcext:value-type="float">
            <text:p>20,8</text:p>
          </table:table-cell>
          <table:table-cell table:style-name="ce3" table:formula="of:=[.K129]*[.O129]*4/100" office:value-type="float" office:value="16" calcext:value-type="float">
            <text:p>16</text:p>
          </table:table-cell>
          <table:table-cell table:style-name="ce3" table:formula="of:=[.K129]*[.N129]*9/100" office:value-type="float" office:value="226.44" calcext:value-type="float">
            <text:p>226,4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625" calcext:value-type="float">
            <text:p>625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62.9" calcext:value-type="float">
            <text:p>62.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2.9" calcext:value-type="float">
            <text:p>62.9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29]);&quot; &quot;;&quot;-&quot;);&quot;á&quot;;&quot;a&quot;);&quot;é&quot;;&quot;e&quot;);&quot;í&quot;;&quot;i&quot;);&quot;ó&quot;;&quot;o&quot;);&quot;ú&quot;;&quot;u&quot;)" office:value-type="string" office:string-value="avellana" calcext:value-type="string">
            <text:p>avellana</text:p>
          </table:table-cell>
          <table:table-cell table:style-name="ce12" table:formula="of:=CONCATENATE(&quot;(alimento (id &quot;;[.A129];&quot;) (nombre &quot;;[.V129];&quot;) (grupo &quot;;[.D129];&quot;) (veces &quot;;[.E129];&quot;) (tipo &quot;;[.F129];&quot;)  (racion &quot;;[.K129];&quot;) (kcal &quot;;[.L129];&quot;) (proteinas &quot;;[.M129];&quot;) (grasas &quot;;[.N129];&quot;) (hidratos &quot;;[.O129];&quot;)(grasas-mono &quot;;[.P129];&quot;) (desayuno &quot;;[.Q129];&quot;) (almuerzo &quot;;[.R129];&quot;) (comida &quot;;[.S129];&quot;) (merienda &quot;;[.T129];&quot;) (cena &quot;;[.U129];&quot;))&quot;)" office:value-type="string" office:string-value="(alimento (id 128) (nombre avellana) (grupo 3) (veces 2) (tipo energeticos)  (racion 40) (kcal 625) (proteinas 13) (grasas 62,9) (hidratos 10)(grasas-mono 62,9) (desayuno si) (almuerzo si) (comida si) (merienda si) (cena si))" calcext:value-type="string">
            <text:p>(alimento (id 128) (nombre avellana) (grupo 3) (veces 2) (tipo energeticos) <text:s/>(racion 40) (kcal 625) (proteinas 13) (grasas 62,9) (hidratos 10)(grasas-mono 62,9) (desayuno si) (almuerzo si) (comida si) (merienda si) (cena si))</text:p>
          </table:table-cell>
          <table:table-cell table:style-name="ce2" table:formula="of:=SUBSTITUTE([.W129];&quot;,&quot;;&quot;.&quot;)" office:value-type="string" office:string-value="(alimento (id 128) (nombre avellana) (grupo 3) (veces 2) (tipo energeticos)  (racion 40) (kcal 625) (proteinas 13) (grasas 62.9) (hidratos 10)(grasas-mono 62.9) (desayuno si) (almuerzo si) (comida si) (merienda si) (cena si))" calcext:value-type="string">
            <text:p>(alimento (id 128) (nombre avellana) (grupo 3) (veces 2) (tipo energeticos) <text:s/>(racion 40) (kcal 625) (proteinas 13) (grasas 62.9) (hidratos 10)(grasas-mono 62.9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Patatas, legumbres y frutos secos</text:p>
          </table:table-cell>
          <table:table-cell table:style-name="ce3" office:value-type="string" calcext:value-type="string">
            <text:p>Avellan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130]*[.L130]/100" office:value-type="float" office:value="156.25" calcext:value-type="float">
            <text:p>156,25</text:p>
          </table:table-cell>
          <table:table-cell table:style-name="ce3" table:formula="of:=[.K130]*[.M130]*4/100" office:value-type="float" office:value="13" calcext:value-type="float">
            <text:p>13</text:p>
          </table:table-cell>
          <table:table-cell table:style-name="ce3" table:formula="of:=[.K130]*[.O130]*4/100" office:value-type="float" office:value="10" calcext:value-type="float">
            <text:p>10</text:p>
          </table:table-cell>
          <table:table-cell table:style-name="ce3" table:formula="of:=[.K130]*[.N130]*9/100" office:value-type="float" office:value="141.525" calcext:value-type="float">
            <text:p>141,52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25" calcext:value-type="float">
            <text:p>625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62.9" calcext:value-type="float">
            <text:p>62.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2.9" calcext:value-type="float">
            <text:p>62.9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30]);&quot; &quot;;&quot;-&quot;);&quot;á&quot;;&quot;a&quot;);&quot;é&quot;;&quot;e&quot;);&quot;í&quot;;&quot;i&quot;);&quot;ó&quot;;&quot;o&quot;);&quot;ú&quot;;&quot;u&quot;)" office:value-type="string" office:string-value="avellana" calcext:value-type="string">
            <text:p>avellana</text:p>
          </table:table-cell>
          <table:table-cell table:style-name="ce12" table:formula="of:=CONCATENATE(&quot;(alimento (id &quot;;[.A130];&quot;) (nombre &quot;;[.V130];&quot;) (grupo &quot;;[.D130];&quot;) (veces &quot;;[.E130];&quot;) (tipo &quot;;[.F130];&quot;)  (racion &quot;;[.K130];&quot;) (kcal &quot;;[.L130];&quot;) (proteinas &quot;;[.M130];&quot;) (grasas &quot;;[.N130];&quot;) (hidratos &quot;;[.O130];&quot;)(grasas-mono &quot;;[.P130];&quot;) (desayuno &quot;;[.Q130];&quot;) (almuerzo &quot;;[.R130];&quot;) (comida &quot;;[.S130];&quot;) (merienda &quot;;[.T130];&quot;) (cena &quot;;[.U130];&quot;))&quot;)" office:value-type="string" office:string-value="(alimento (id 129) (nombre avellana) (grupo 3) (veces 2) (tipo energeticos)  (racion 25) (kcal 625) (proteinas 13) (grasas 62,9) (hidratos 10)(grasas-mono 62,9) (desayuno si) (almuerzo si) (comida si) (merienda si) (cena si))" calcext:value-type="string">
            <text:p>(alimento (id 129) (nombre avellana) (grupo 3) (veces 2) (tipo energeticos) <text:s/>(racion 25) (kcal 625) (proteinas 13) (grasas 62,9) (hidratos 10)(grasas-mono 62,9) (desayuno si) (almuerzo si) (comida si) (merienda si) (cena si))</text:p>
          </table:table-cell>
          <table:table-cell table:style-name="ce2" table:formula="of:=SUBSTITUTE([.W130];&quot;,&quot;;&quot;.&quot;)" office:value-type="string" office:string-value="(alimento (id 129) (nombre avellana) (grupo 3) (veces 2) (tipo energeticos)  (racion 25) (kcal 625) (proteinas 13) (grasas 62.9) (hidratos 10)(grasas-mono 62.9) (desayuno si) (almuerzo si) (comida si) (merienda si) (cena si))" calcext:value-type="string">
            <text:p>(alimento (id 129) (nombre avellana) (grupo 3) (veces 2) (tipo energeticos) <text:s/>(racion 25) (kcal 625) (proteinas 13) (grasas 62.9) (hidratos 10)(grasas-mono 62.9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Patatas, legumbres y frutos secos</text:p>
          </table:table-cell>
          <table:table-cell table:style-name="ce3" office:value-type="string" calcext:value-type="string">
            <text:p>Avellan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131]*[.L131]/100" office:value-type="float" office:value="93.75" calcext:value-type="float">
            <text:p>93,75</text:p>
          </table:table-cell>
          <table:table-cell table:style-name="ce3" table:formula="of:=[.K131]*[.M131]*4/100" office:value-type="float" office:value="7.8" calcext:value-type="float">
            <text:p>7,8</text:p>
          </table:table-cell>
          <table:table-cell table:style-name="ce3" table:formula="of:=[.K131]*[.O131]*4/100" office:value-type="float" office:value="6" calcext:value-type="float">
            <text:p>6</text:p>
          </table:table-cell>
          <table:table-cell table:style-name="ce3" table:formula="of:=[.K131]*[.N131]*9/100" office:value-type="float" office:value="84.915" calcext:value-type="float">
            <text:p>84,91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25" calcext:value-type="float">
            <text:p>625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62.9" calcext:value-type="float">
            <text:p>62.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2.9" calcext:value-type="float">
            <text:p>62.9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31]);&quot; &quot;;&quot;-&quot;);&quot;á&quot;;&quot;a&quot;);&quot;é&quot;;&quot;e&quot;);&quot;í&quot;;&quot;i&quot;);&quot;ó&quot;;&quot;o&quot;);&quot;ú&quot;;&quot;u&quot;)" office:value-type="string" office:string-value="avellana" calcext:value-type="string">
            <text:p>avellana</text:p>
          </table:table-cell>
          <table:table-cell table:style-name="ce12" table:formula="of:=CONCATENATE(&quot;(alimento (id &quot;;[.A131];&quot;) (nombre &quot;;[.V131];&quot;) (grupo &quot;;[.D131];&quot;) (veces &quot;;[.E131];&quot;) (tipo &quot;;[.F131];&quot;)  (racion &quot;;[.K131];&quot;) (kcal &quot;;[.L131];&quot;) (proteinas &quot;;[.M131];&quot;) (grasas &quot;;[.N131];&quot;) (hidratos &quot;;[.O131];&quot;)(grasas-mono &quot;;[.P131];&quot;) (desayuno &quot;;[.Q131];&quot;) (almuerzo &quot;;[.R131];&quot;) (comida &quot;;[.S131];&quot;) (merienda &quot;;[.T131];&quot;) (cena &quot;;[.U131];&quot;))&quot;)" office:value-type="string" office:string-value="(alimento (id 130) (nombre avellana) (grupo 3) (veces 2) (tipo energeticos)  (racion 15) (kcal 625) (proteinas 13) (grasas 62,9) (hidratos 10)(grasas-mono 62,9) (desayuno si) (almuerzo si) (comida si) (merienda si) (cena si))" calcext:value-type="string">
            <text:p>(alimento (id 130) (nombre avellana) (grupo 3) (veces 2) (tipo energeticos) <text:s/>(racion 15) (kcal 625) (proteinas 13) (grasas 62,9) (hidratos 10)(grasas-mono 62,9) (desayuno si) (almuerzo si) (comida si) (merienda si) (cena si))</text:p>
          </table:table-cell>
          <table:table-cell table:style-name="ce2" table:formula="of:=SUBSTITUTE([.W131];&quot;,&quot;;&quot;.&quot;)" office:value-type="string" office:string-value="(alimento (id 130) (nombre avellana) (grupo 3) (veces 2) (tipo energeticos)  (racion 15) (kcal 625) (proteinas 13) (grasas 62.9) (hidratos 10)(grasas-mono 62.9) (desayuno si) (almuerzo si) (comida si) (merienda si) (cena si))" calcext:value-type="string">
            <text:p>(alimento (id 130) (nombre avellana) (grupo 3) (veces 2) (tipo energeticos) <text:s/>(racion 15) (kcal 625) (proteinas 13) (grasas 62.9) (hidratos 10)(grasas-mono 62.9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Patatas, legumbres y frutos secos</text:p>
          </table:table-cell>
          <table:table-cell table:style-name="ce3" office:value-type="string" calcext:value-type="string">
            <text:p>Avellan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132]*[.L132]/100" office:value-type="float" office:value="62.5" calcext:value-type="float">
            <text:p>62,5</text:p>
          </table:table-cell>
          <table:table-cell table:style-name="ce3" table:formula="of:=[.K132]*[.M132]*4/100" office:value-type="float" office:value="5.2" calcext:value-type="float">
            <text:p>5,2</text:p>
          </table:table-cell>
          <table:table-cell table:style-name="ce3" table:formula="of:=[.K132]*[.O132]*4/100" office:value-type="float" office:value="4" calcext:value-type="float">
            <text:p>4</text:p>
          </table:table-cell>
          <table:table-cell table:style-name="ce3" table:formula="of:=[.K132]*[.N132]*9/100" office:value-type="float" office:value="56.61" calcext:value-type="float">
            <text:p>56,6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25" calcext:value-type="float">
            <text:p>625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62.9" calcext:value-type="float">
            <text:p>62.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2.9" calcext:value-type="float">
            <text:p>62.9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32]);&quot; &quot;;&quot;-&quot;);&quot;á&quot;;&quot;a&quot;);&quot;é&quot;;&quot;e&quot;);&quot;í&quot;;&quot;i&quot;);&quot;ó&quot;;&quot;o&quot;);&quot;ú&quot;;&quot;u&quot;)" office:value-type="string" office:string-value="avellana" calcext:value-type="string">
            <text:p>avellana</text:p>
          </table:table-cell>
          <table:table-cell table:style-name="ce12" table:formula="of:=CONCATENATE(&quot;(alimento (id &quot;;[.A132];&quot;) (nombre &quot;;[.V132];&quot;) (grupo &quot;;[.D132];&quot;) (veces &quot;;[.E132];&quot;) (tipo &quot;;[.F132];&quot;)  (racion &quot;;[.K132];&quot;) (kcal &quot;;[.L132];&quot;) (proteinas &quot;;[.M132];&quot;) (grasas &quot;;[.N132];&quot;) (hidratos &quot;;[.O132];&quot;)(grasas-mono &quot;;[.P132];&quot;) (desayuno &quot;;[.Q132];&quot;) (almuerzo &quot;;[.R132];&quot;) (comida &quot;;[.S132];&quot;) (merienda &quot;;[.T132];&quot;) (cena &quot;;[.U132];&quot;))&quot;)" office:value-type="string" office:string-value="(alimento (id 131) (nombre avellana) (grupo 3) (veces 2) (tipo energeticos)  (racion 10) (kcal 625) (proteinas 13) (grasas 62,9) (hidratos 10)(grasas-mono 62,9) (desayuno si) (almuerzo si) (comida si) (merienda si) (cena si))" calcext:value-type="string">
            <text:p>(alimento (id 131) (nombre avellana) (grupo 3) (veces 2) (tipo energeticos) <text:s/>(racion 10) (kcal 625) (proteinas 13) (grasas 62,9) (hidratos 10)(grasas-mono 62,9) (desayuno si) (almuerzo si) (comida si) (merienda si) (cena si))</text:p>
          </table:table-cell>
          <table:table-cell table:style-name="ce2" table:formula="of:=SUBSTITUTE([.W132];&quot;,&quot;;&quot;.&quot;)" office:value-type="string" office:string-value="(alimento (id 131) (nombre avellana) (grupo 3) (veces 2) (tipo energeticos)  (racion 10) (kcal 625) (proteinas 13) (grasas 62.9) (hidratos 10)(grasas-mono 62.9) (desayuno si) (almuerzo si) (comida si) (merienda si) (cena si))" calcext:value-type="string">
            <text:p>(alimento (id 131) (nombre avellana) (grupo 3) (veces 2) (tipo energeticos) <text:s/>(racion 10) (kcal 625) (proteinas 13) (grasas 62.9) (hidratos 10)(grasas-mono 62.9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Patatas, legumbres y frutos secos</text:p>
          </table:table-cell>
          <table:table-cell table:style-name="ce3" office:value-type="string" calcext:value-type="string">
            <text:p>Almendra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133]*[.L133]/100" office:value-type="float" office:value="99.8" calcext:value-type="float">
            <text:p>99,8</text:p>
          </table:table-cell>
          <table:table-cell table:style-name="ce3" table:formula="of:=[.K133]*[.M133]*4/100" office:value-type="float" office:value="12.8" calcext:value-type="float">
            <text:p>12,8</text:p>
          </table:table-cell>
          <table:table-cell table:style-name="ce3" table:formula="of:=[.K133]*[.O133]*4/100" office:value-type="float" office:value="17.6" calcext:value-type="float">
            <text:p>17,6</text:p>
          </table:table-cell>
          <table:table-cell table:style-name="ce3" table:formula="of:=[.K133]*[.N133]*9/100" office:value-type="float" office:value="92.52" calcext:value-type="float">
            <text:p>92,5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99" calcext:value-type="float">
            <text:p>499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51.4" calcext:value-type="float">
            <text:p>51.4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1.4" calcext:value-type="float">
            <text:p>51.4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33]);&quot; &quot;;&quot;-&quot;);&quot;á&quot;;&quot;a&quot;);&quot;é&quot;;&quot;e&quot;);&quot;í&quot;;&quot;i&quot;);&quot;ó&quot;;&quot;o&quot;);&quot;ú&quot;;&quot;u&quot;)" office:value-type="string" office:string-value="almendra" calcext:value-type="string">
            <text:p>almendra</text:p>
          </table:table-cell>
          <table:table-cell table:style-name="ce12" table:formula="of:=CONCATENATE(&quot;(alimento (id &quot;;[.A133];&quot;) (nombre &quot;;[.V133];&quot;) (grupo &quot;;[.D133];&quot;) (veces &quot;;[.E133];&quot;) (tipo &quot;;[.F133];&quot;)  (racion &quot;;[.K133];&quot;) (kcal &quot;;[.L133];&quot;) (proteinas &quot;;[.M133];&quot;) (grasas &quot;;[.N133];&quot;) (hidratos &quot;;[.O133];&quot;)(grasas-mono &quot;;[.P133];&quot;) (desayuno &quot;;[.Q133];&quot;) (almuerzo &quot;;[.R133];&quot;) (comida &quot;;[.S133];&quot;) (merienda &quot;;[.T133];&quot;) (cena &quot;;[.U133];&quot;))&quot;)" office:value-type="string" office:string-value="(alimento (id 132) (nombre almendra) (grupo 3) (veces 3) (tipo energeticos)  (racion 20) (kcal 499) (proteinas 16) (grasas 51,4) (hidratos 22)(grasas-mono 51,4) (desayuno si) (almuerzo si) (comida si) (merienda si) (cena si))" calcext:value-type="string">
            <text:p>(alimento (id 132) (nombre almendra) (grupo 3) (veces 3) (tipo energeticos) <text:s/>(racion 20) (kcal 499) (proteinas 16) (grasas 51,4) (hidratos 22)(grasas-mono 51,4) (desayuno si) (almuerzo si) (comida si) (merienda si) (cena si))</text:p>
          </table:table-cell>
          <table:table-cell table:style-name="ce2" table:formula="of:=SUBSTITUTE([.W133];&quot;,&quot;;&quot;.&quot;)" office:value-type="string" office:string-value="(alimento (id 132) (nombre almendra) (grupo 3) (veces 3) (tipo energeticos)  (racion 20) (kcal 499) (proteinas 16) (grasas 51.4) (hidratos 22)(grasas-mono 51.4) (desayuno si) (almuerzo si) (comida si) (merienda si) (cena si))" calcext:value-type="string">
            <text:p>(alimento (id 132) (nombre almendra) (grupo 3) (veces 3) (tipo energeticos) <text:s/>(racion 20) (kcal 499) (proteinas 16) (grasas 51.4) (hidratos 22)(grasas-mono 51.4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Patatas, legumbres y frutos secos</text:p>
          </table:table-cell>
          <table:table-cell table:style-name="ce3" office:value-type="string" calcext:value-type="string">
            <text:p>Almendra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134]*[.L134]/100" office:value-type="float" office:value="249.5" calcext:value-type="float">
            <text:p>249,5</text:p>
          </table:table-cell>
          <table:table-cell table:style-name="ce3" table:formula="of:=[.K134]*[.M134]*4/100" office:value-type="float" office:value="32" calcext:value-type="float">
            <text:p>32</text:p>
          </table:table-cell>
          <table:table-cell table:style-name="ce3" table:formula="of:=[.K134]*[.O134]*4/100" office:value-type="float" office:value="44" calcext:value-type="float">
            <text:p>44</text:p>
          </table:table-cell>
          <table:table-cell table:style-name="ce3" table:formula="of:=[.K134]*[.N134]*9/100" office:value-type="float" office:value="231.3" calcext:value-type="float">
            <text:p>231,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99" calcext:value-type="float">
            <text:p>499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51.4" calcext:value-type="float">
            <text:p>51.4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1.4" calcext:value-type="float">
            <text:p>51.4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34]);&quot; &quot;;&quot;-&quot;);&quot;á&quot;;&quot;a&quot;);&quot;é&quot;;&quot;e&quot;);&quot;í&quot;;&quot;i&quot;);&quot;ó&quot;;&quot;o&quot;);&quot;ú&quot;;&quot;u&quot;)" office:value-type="string" office:string-value="almendra" calcext:value-type="string">
            <text:p>almendra</text:p>
          </table:table-cell>
          <table:table-cell table:style-name="ce12" table:formula="of:=CONCATENATE(&quot;(alimento (id &quot;;[.A134];&quot;) (nombre &quot;;[.V134];&quot;) (grupo &quot;;[.D134];&quot;) (veces &quot;;[.E134];&quot;) (tipo &quot;;[.F134];&quot;)  (racion &quot;;[.K134];&quot;) (kcal &quot;;[.L134];&quot;) (proteinas &quot;;[.M134];&quot;) (grasas &quot;;[.N134];&quot;) (hidratos &quot;;[.O134];&quot;)(grasas-mono &quot;;[.P134];&quot;) (desayuno &quot;;[.Q134];&quot;) (almuerzo &quot;;[.R134];&quot;) (comida &quot;;[.S134];&quot;) (merienda &quot;;[.T134];&quot;) (cena &quot;;[.U134];&quot;))&quot;)" office:value-type="string" office:string-value="(alimento (id 133) (nombre almendra) (grupo 3) (veces 3) (tipo energeticos)  (racion 50) (kcal 499) (proteinas 16) (grasas 51,4) (hidratos 22)(grasas-mono 51,4) (desayuno si) (almuerzo si) (comida si) (merienda si) (cena si))" calcext:value-type="string">
            <text:p>(alimento (id 133) (nombre almendra) (grupo 3) (veces 3) (tipo energeticos) <text:s/>(racion 50) (kcal 499) (proteinas 16) (grasas 51,4) (hidratos 22)(grasas-mono 51,4) (desayuno si) (almuerzo si) (comida si) (merienda si) (cena si))</text:p>
          </table:table-cell>
          <table:table-cell table:style-name="ce2" table:formula="of:=SUBSTITUTE([.W134];&quot;,&quot;;&quot;.&quot;)" office:value-type="string" office:string-value="(alimento (id 133) (nombre almendra) (grupo 3) (veces 3) (tipo energeticos)  (racion 50) (kcal 499) (proteinas 16) (grasas 51.4) (hidratos 22)(grasas-mono 51.4) (desayuno si) (almuerzo si) (comida si) (merienda si) (cena si))" calcext:value-type="string">
            <text:p>(alimento (id 133) (nombre almendra) (grupo 3) (veces 3) (tipo energeticos) <text:s/>(racion 50) (kcal 499) (proteinas 16) (grasas 51.4) (hidratos 22)(grasas-mono 51.4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Patatas, legumbres y frutos secos</text:p>
          </table:table-cell>
          <table:table-cell table:style-name="ce3" office:value-type="string" calcext:value-type="string">
            <text:p>Almendra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135]*[.L135]/100" office:value-type="float" office:value="199.6" calcext:value-type="float">
            <text:p>199,6</text:p>
          </table:table-cell>
          <table:table-cell table:style-name="ce3" table:formula="of:=[.K135]*[.M135]*4/100" office:value-type="float" office:value="25.6" calcext:value-type="float">
            <text:p>25,6</text:p>
          </table:table-cell>
          <table:table-cell table:style-name="ce3" table:formula="of:=[.K135]*[.O135]*4/100" office:value-type="float" office:value="35.2" calcext:value-type="float">
            <text:p>35,2</text:p>
          </table:table-cell>
          <table:table-cell table:style-name="ce3" table:formula="of:=[.K135]*[.N135]*9/100" office:value-type="float" office:value="185.04" calcext:value-type="float">
            <text:p>185,0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99" calcext:value-type="float">
            <text:p>499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51.4" calcext:value-type="float">
            <text:p>51.4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1.4" calcext:value-type="float">
            <text:p>51.4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35]);&quot; &quot;;&quot;-&quot;);&quot;á&quot;;&quot;a&quot;);&quot;é&quot;;&quot;e&quot;);&quot;í&quot;;&quot;i&quot;);&quot;ó&quot;;&quot;o&quot;);&quot;ú&quot;;&quot;u&quot;)" office:value-type="string" office:string-value="almendra" calcext:value-type="string">
            <text:p>almendra</text:p>
          </table:table-cell>
          <table:table-cell table:style-name="ce12" table:formula="of:=CONCATENATE(&quot;(alimento (id &quot;;[.A135];&quot;) (nombre &quot;;[.V135];&quot;) (grupo &quot;;[.D135];&quot;) (veces &quot;;[.E135];&quot;) (tipo &quot;;[.F135];&quot;)  (racion &quot;;[.K135];&quot;) (kcal &quot;;[.L135];&quot;) (proteinas &quot;;[.M135];&quot;) (grasas &quot;;[.N135];&quot;) (hidratos &quot;;[.O135];&quot;)(grasas-mono &quot;;[.P135];&quot;) (desayuno &quot;;[.Q135];&quot;) (almuerzo &quot;;[.R135];&quot;) (comida &quot;;[.S135];&quot;) (merienda &quot;;[.T135];&quot;) (cena &quot;;[.U135];&quot;))&quot;)" office:value-type="string" office:string-value="(alimento (id 134) (nombre almendra) (grupo 3) (veces 3) (tipo energeticos)  (racion 40) (kcal 499) (proteinas 16) (grasas 51,4) (hidratos 22)(grasas-mono 51,4) (desayuno si) (almuerzo si) (comida si) (merienda si) (cena si))" calcext:value-type="string">
            <text:p>(alimento (id 134) (nombre almendra) (grupo 3) (veces 3) (tipo energeticos) <text:s/>(racion 40) (kcal 499) (proteinas 16) (grasas 51,4) (hidratos 22)(grasas-mono 51,4) (desayuno si) (almuerzo si) (comida si) (merienda si) (cena si))</text:p>
          </table:table-cell>
          <table:table-cell table:style-name="ce2" table:formula="of:=SUBSTITUTE([.W135];&quot;,&quot;;&quot;.&quot;)" office:value-type="string" office:string-value="(alimento (id 134) (nombre almendra) (grupo 3) (veces 3) (tipo energeticos)  (racion 40) (kcal 499) (proteinas 16) (grasas 51.4) (hidratos 22)(grasas-mono 51.4) (desayuno si) (almuerzo si) (comida si) (merienda si) (cena si))" calcext:value-type="string">
            <text:p>(alimento (id 134) (nombre almendra) (grupo 3) (veces 3) (tipo energeticos) <text:s/>(racion 40) (kcal 499) (proteinas 16) (grasas 51.4) (hidratos 22)(grasas-mono 51.4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Patatas, legumbres y frutos secos</text:p>
          </table:table-cell>
          <table:table-cell table:style-name="ce3" office:value-type="string" calcext:value-type="string">
            <text:p>Almendra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136]*[.L136]/100" office:value-type="float" office:value="149.7" calcext:value-type="float">
            <text:p>149,7</text:p>
          </table:table-cell>
          <table:table-cell table:style-name="ce3" table:formula="of:=[.K136]*[.M136]*4/100" office:value-type="float" office:value="19.2" calcext:value-type="float">
            <text:p>19,2</text:p>
          </table:table-cell>
          <table:table-cell table:style-name="ce3" table:formula="of:=[.K136]*[.O136]*4/100" office:value-type="float" office:value="26.4" calcext:value-type="float">
            <text:p>26,4</text:p>
          </table:table-cell>
          <table:table-cell table:style-name="ce3" table:formula="of:=[.K136]*[.N136]*9/100" office:value-type="float" office:value="138.78" calcext:value-type="float">
            <text:p>138,7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99" calcext:value-type="float">
            <text:p>499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51.4" calcext:value-type="float">
            <text:p>51.4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1.4" calcext:value-type="float">
            <text:p>51.4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36]);&quot; &quot;;&quot;-&quot;);&quot;á&quot;;&quot;a&quot;);&quot;é&quot;;&quot;e&quot;);&quot;í&quot;;&quot;i&quot;);&quot;ó&quot;;&quot;o&quot;);&quot;ú&quot;;&quot;u&quot;)" office:value-type="string" office:string-value="almendra" calcext:value-type="string">
            <text:p>almendra</text:p>
          </table:table-cell>
          <table:table-cell table:style-name="ce12" table:formula="of:=CONCATENATE(&quot;(alimento (id &quot;;[.A136];&quot;) (nombre &quot;;[.V136];&quot;) (grupo &quot;;[.D136];&quot;) (veces &quot;;[.E136];&quot;) (tipo &quot;;[.F136];&quot;)  (racion &quot;;[.K136];&quot;) (kcal &quot;;[.L136];&quot;) (proteinas &quot;;[.M136];&quot;) (grasas &quot;;[.N136];&quot;) (hidratos &quot;;[.O136];&quot;)(grasas-mono &quot;;[.P136];&quot;) (desayuno &quot;;[.Q136];&quot;) (almuerzo &quot;;[.R136];&quot;) (comida &quot;;[.S136];&quot;) (merienda &quot;;[.T136];&quot;) (cena &quot;;[.U136];&quot;))&quot;)" office:value-type="string" office:string-value="(alimento (id 135) (nombre almendra) (grupo 3) (veces 3) (tipo energeticos)  (racion 30) (kcal 499) (proteinas 16) (grasas 51,4) (hidratos 22)(grasas-mono 51,4) (desayuno si) (almuerzo si) (comida si) (merienda si) (cena si))" calcext:value-type="string">
            <text:p>(alimento (id 135) (nombre almendra) (grupo 3) (veces 3) (tipo energeticos) <text:s/>(racion 30) (kcal 499) (proteinas 16) (grasas 51,4) (hidratos 22)(grasas-mono 51,4) (desayuno si) (almuerzo si) (comida si) (merienda si) (cena si))</text:p>
          </table:table-cell>
          <table:table-cell table:style-name="ce2" table:formula="of:=SUBSTITUTE([.W136];&quot;,&quot;;&quot;.&quot;)" office:value-type="string" office:string-value="(alimento (id 135) (nombre almendra) (grupo 3) (veces 3) (tipo energeticos)  (racion 30) (kcal 499) (proteinas 16) (grasas 51.4) (hidratos 22)(grasas-mono 51.4) (desayuno si) (almuerzo si) (comida si) (merienda si) (cena si))" calcext:value-type="string">
            <text:p>(alimento (id 135) (nombre almendra) (grupo 3) (veces 3) (tipo energeticos) <text:s/>(racion 30) (kcal 499) (proteinas 16) (grasas 51.4) (hidratos 22)(grasas-mono 51.4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Patatas, legumbres y frutos secos</text:p>
          </table:table-cell>
          <table:table-cell table:style-name="ce3" office:value-type="string" calcext:value-type="string">
            <text:p>Almendra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137]*[.L137]/100" office:value-type="float" office:value="49.9" calcext:value-type="float">
            <text:p>49,9</text:p>
          </table:table-cell>
          <table:table-cell table:style-name="ce3" table:formula="of:=[.K137]*[.M137]*4/100" office:value-type="float" office:value="6.4" calcext:value-type="float">
            <text:p>6,4</text:p>
          </table:table-cell>
          <table:table-cell table:style-name="ce3" table:formula="of:=[.K137]*[.O137]*4/100" office:value-type="float" office:value="8.8" calcext:value-type="float">
            <text:p>8,8</text:p>
          </table:table-cell>
          <table:table-cell table:style-name="ce3" table:formula="of:=[.K137]*[.N137]*9/100" office:value-type="float" office:value="46.26" calcext:value-type="float">
            <text:p>46,2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99" calcext:value-type="float">
            <text:p>499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51.4" calcext:value-type="float">
            <text:p>51.4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1.4" calcext:value-type="float">
            <text:p>51.4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37]);&quot; &quot;;&quot;-&quot;);&quot;á&quot;;&quot;a&quot;);&quot;é&quot;;&quot;e&quot;);&quot;í&quot;;&quot;i&quot;);&quot;ó&quot;;&quot;o&quot;);&quot;ú&quot;;&quot;u&quot;)" office:value-type="string" office:string-value="almendra" calcext:value-type="string">
            <text:p>almendra</text:p>
          </table:table-cell>
          <table:table-cell table:style-name="ce12" table:formula="of:=CONCATENATE(&quot;(alimento (id &quot;;[.A137];&quot;) (nombre &quot;;[.V137];&quot;) (grupo &quot;;[.D137];&quot;) (veces &quot;;[.E137];&quot;) (tipo &quot;;[.F137];&quot;)  (racion &quot;;[.K137];&quot;) (kcal &quot;;[.L137];&quot;) (proteinas &quot;;[.M137];&quot;) (grasas &quot;;[.N137];&quot;) (hidratos &quot;;[.O137];&quot;)(grasas-mono &quot;;[.P137];&quot;) (desayuno &quot;;[.Q137];&quot;) (almuerzo &quot;;[.R137];&quot;) (comida &quot;;[.S137];&quot;) (merienda &quot;;[.T137];&quot;) (cena &quot;;[.U137];&quot;))&quot;)" office:value-type="string" office:string-value="(alimento (id 136) (nombre almendra) (grupo 3) (veces 3) (tipo energeticos)  (racion 10) (kcal 499) (proteinas 16) (grasas 51,4) (hidratos 22)(grasas-mono 51,4) (desayuno si) (almuerzo si) (comida si) (merienda si) (cena si))" calcext:value-type="string">
            <text:p>(alimento (id 136) (nombre almendra) (grupo 3) (veces 3) (tipo energeticos) <text:s/>(racion 10) (kcal 499) (proteinas 16) (grasas 51,4) (hidratos 22)(grasas-mono 51,4) (desayuno si) (almuerzo si) (comida si) (merienda si) (cena si))</text:p>
          </table:table-cell>
          <table:table-cell table:style-name="ce2" table:formula="of:=SUBSTITUTE([.W137];&quot;,&quot;;&quot;.&quot;)" office:value-type="string" office:string-value="(alimento (id 136) (nombre almendra) (grupo 3) (veces 3) (tipo energeticos)  (racion 10) (kcal 499) (proteinas 16) (grasas 51.4) (hidratos 22)(grasas-mono 51.4) (desayuno si) (almuerzo si) (comida si) (merienda si) (cena si))" calcext:value-type="string">
            <text:p>(alimento (id 136) (nombre almendra) (grupo 3) (veces 3) (tipo energeticos) <text:s/>(racion 10) (kcal 499) (proteinas 16) (grasas 51.4) (hidratos 22)(grasas-mono 51.4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Patatas, legumbres y frutos secos</text:p>
          </table:table-cell>
          <table:table-cell table:style-name="ce3" office:value-type="string" calcext:value-type="string">
            <text:p>Almendra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138]*[.L138]/100" office:value-type="float" office:value="74.85" calcext:value-type="float">
            <text:p>74,85</text:p>
          </table:table-cell>
          <table:table-cell table:style-name="ce3" table:formula="of:=[.K138]*[.M138]*4/100" office:value-type="float" office:value="9.6" calcext:value-type="float">
            <text:p>9,6</text:p>
          </table:table-cell>
          <table:table-cell table:style-name="ce3" table:formula="of:=[.K138]*[.O138]*4/100" office:value-type="float" office:value="13.2" calcext:value-type="float">
            <text:p>13,2</text:p>
          </table:table-cell>
          <table:table-cell table:style-name="ce3" table:formula="of:=[.K138]*[.N138]*9/100" office:value-type="float" office:value="69.39" calcext:value-type="float">
            <text:p>69,3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99" calcext:value-type="float">
            <text:p>499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51.4" calcext:value-type="float">
            <text:p>51.4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1.4" calcext:value-type="float">
            <text:p>51.4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38]);&quot; &quot;;&quot;-&quot;);&quot;á&quot;;&quot;a&quot;);&quot;é&quot;;&quot;e&quot;);&quot;í&quot;;&quot;i&quot;);&quot;ó&quot;;&quot;o&quot;);&quot;ú&quot;;&quot;u&quot;)" office:value-type="string" office:string-value="almendra" calcext:value-type="string">
            <text:p>almendra</text:p>
          </table:table-cell>
          <table:table-cell table:style-name="ce12" table:formula="of:=CONCATENATE(&quot;(alimento (id &quot;;[.A138];&quot;) (nombre &quot;;[.V138];&quot;) (grupo &quot;;[.D138];&quot;) (veces &quot;;[.E138];&quot;) (tipo &quot;;[.F138];&quot;)  (racion &quot;;[.K138];&quot;) (kcal &quot;;[.L138];&quot;) (proteinas &quot;;[.M138];&quot;) (grasas &quot;;[.N138];&quot;) (hidratos &quot;;[.O138];&quot;)(grasas-mono &quot;;[.P138];&quot;) (desayuno &quot;;[.Q138];&quot;) (almuerzo &quot;;[.R138];&quot;) (comida &quot;;[.S138];&quot;) (merienda &quot;;[.T138];&quot;) (cena &quot;;[.U138];&quot;))&quot;)" office:value-type="string" office:string-value="(alimento (id 137) (nombre almendra) (grupo 3) (veces 3) (tipo energeticos)  (racion 15) (kcal 499) (proteinas 16) (grasas 51,4) (hidratos 22)(grasas-mono 51,4) (desayuno si) (almuerzo si) (comida si) (merienda si) (cena si))" calcext:value-type="string">
            <text:p>(alimento (id 137) (nombre almendra) (grupo 3) (veces 3) (tipo energeticos) <text:s/>(racion 15) (kcal 499) (proteinas 16) (grasas 51,4) (hidratos 22)(grasas-mono 51,4) (desayuno si) (almuerzo si) (comida si) (merienda si) (cena si))</text:p>
          </table:table-cell>
          <table:table-cell table:style-name="ce2" table:formula="of:=SUBSTITUTE([.W138];&quot;,&quot;;&quot;.&quot;)" office:value-type="string" office:string-value="(alimento (id 137) (nombre almendra) (grupo 3) (veces 3) (tipo energeticos)  (racion 15) (kcal 499) (proteinas 16) (grasas 51.4) (hidratos 22)(grasas-mono 51.4) (desayuno si) (almuerzo si) (comida si) (merienda si) (cena si))" calcext:value-type="string">
            <text:p>(alimento (id 137) (nombre almendra) (grupo 3) (veces 3) (tipo energeticos) <text:s/>(racion 15) (kcal 499) (proteinas 16) (grasas 51.4) (hidratos 22)(grasas-mono 51.4) (desayuno si) (almuerzo si) (comida si) (merienda si) (cena si))</text:p>
          </table:table-cell>
          <table:table-cell table:style-name="ce2" table:number-columns-repeated="999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Patatas, legumbres y frutos secos</text:p>
          </table:table-cell>
          <table:table-cell table:style-name="ce3" office:value-type="string" calcext:value-type="string">
            <text:p>Judías blancas cocida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139]*[.L139]/100" office:value-type="float" office:value="126.25" calcext:value-type="float">
            <text:p>126,25</text:p>
          </table:table-cell>
          <table:table-cell table:style-name="ce3" table:formula="of:=[.K139]*[.M139]*4/100" office:value-type="float" office:value="33.5" calcext:value-type="float">
            <text:p>33,5</text:p>
          </table:table-cell>
          <table:table-cell table:style-name="ce3" table:formula="of:=[.K139]*[.O139]*4/100" office:value-type="float" office:value="78.5" calcext:value-type="float">
            <text:p>78,5</text:p>
          </table:table-cell>
          <table:table-cell table:style-name="ce3" table:formula="of:=[.K139]*[.N139]*9/100" office:value-type="float" office:value="3.375" calcext:value-type="float">
            <text:p>3,37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01" calcext:value-type="float">
            <text:p>101</text:p>
          </table:table-cell>
          <table:table-cell table:style-name="ce6" office:value-type="float" office:value="6.7" calcext:value-type="float">
            <text:p>6.7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5.7" calcext:value-type="float">
            <text:p>15.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39]);&quot; &quot;;&quot;-&quot;);&quot;á&quot;;&quot;a&quot;);&quot;é&quot;;&quot;e&quot;);&quot;í&quot;;&quot;i&quot;);&quot;ó&quot;;&quot;o&quot;);&quot;ú&quot;;&quot;u&quot;)" office:value-type="string" office:string-value="judias-blancas-cocidas" calcext:value-type="string">
            <text:p>judias-blancas-cocidas</text:p>
          </table:table-cell>
          <table:table-cell table:style-name="ce12" table:formula="of:=CONCATENATE(&quot;(alimento (id &quot;;[.A139];&quot;) (nombre &quot;;[.V139];&quot;) (grupo &quot;;[.D139];&quot;) (veces &quot;;[.E139];&quot;) (tipo &quot;;[.F139];&quot;)  (racion &quot;;[.K139];&quot;) (kcal &quot;;[.L139];&quot;) (proteinas &quot;;[.M139];&quot;) (grasas &quot;;[.N139];&quot;) (hidratos &quot;;[.O139];&quot;)(grasas-mono &quot;;[.P139];&quot;) (desayuno &quot;;[.Q139];&quot;) (almuerzo &quot;;[.R139];&quot;) (comida &quot;;[.S139];&quot;) (merienda &quot;;[.T139];&quot;) (cena &quot;;[.U139];&quot;))&quot;)" office:value-type="string" office:string-value="(alimento (id 138) (nombre judias-blancas-cocidas) (grupo 3) (veces 1) (tipo energeticos)  (racion 125) (kcal 101) (proteinas 6,7) (grasas 0,3) (hidratos 15,7)(grasas-mono 0) (desayuno no) (almuerzo no) (comida si) (merienda no) (cena si))" calcext:value-type="string">
            <text:p>(alimento (id 138) (nombre judias-blancas-cocidas) (grupo 3) (veces 1) (tipo energeticos) <text:s/>(racion 125) (kcal 101) (proteinas 6,7) (grasas 0,3) (hidratos 15,7)(grasas-mono 0) (desayuno no) (almuerzo no) (comida si) (merienda no) (cena si))</text:p>
          </table:table-cell>
          <table:table-cell table:style-name="ce2" table:formula="of:=SUBSTITUTE([.W139];&quot;,&quot;;&quot;.&quot;)" office:value-type="string" office:string-value="(alimento (id 138) (nombre judias-blancas-cocidas) (grupo 3) (veces 1) (tipo energeticos)  (racion 125) (kcal 101) (proteinas 6.7) (grasas 0.3) (hidratos 15.7)(grasas-mono 0) (desayuno no) (almuerzo no) (comida si) (merienda no) (cena si))" calcext:value-type="string">
            <text:p>(alimento (id 138) (nombre judias-blancas-cocidas) (grupo 3) (veces 1) (tipo energeticos) <text:s/>(racion 125) (kcal 101) (proteinas 6.7) (grasas 0.3) (hidratos 15.7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Patatas, legumbres y frutos secos</text:p>
          </table:table-cell>
          <table:table-cell table:style-name="ce3" office:value-type="string" calcext:value-type="string">
            <text:p>Judías blancas cocida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140]*[.L140]/100" office:value-type="float" office:value="80.8" calcext:value-type="float">
            <text:p>80,8</text:p>
          </table:table-cell>
          <table:table-cell table:style-name="ce3" table:formula="of:=[.K140]*[.M140]*4/100" office:value-type="float" office:value="21.44" calcext:value-type="float">
            <text:p>21,44</text:p>
          </table:table-cell>
          <table:table-cell table:style-name="ce3" table:formula="of:=[.K140]*[.O140]*4/100" office:value-type="float" office:value="50.24" calcext:value-type="float">
            <text:p>50,24</text:p>
          </table:table-cell>
          <table:table-cell table:style-name="ce3" table:formula="of:=[.K140]*[.N140]*9/100" office:value-type="float" office:value="2.16" calcext:value-type="float">
            <text:p>2,1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01" calcext:value-type="float">
            <text:p>101</text:p>
          </table:table-cell>
          <table:table-cell table:style-name="ce6" office:value-type="float" office:value="6.7" calcext:value-type="float">
            <text:p>6.7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5.7" calcext:value-type="float">
            <text:p>15.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40]);&quot; &quot;;&quot;-&quot;);&quot;á&quot;;&quot;a&quot;);&quot;é&quot;;&quot;e&quot;);&quot;í&quot;;&quot;i&quot;);&quot;ó&quot;;&quot;o&quot;);&quot;ú&quot;;&quot;u&quot;)" office:value-type="string" office:string-value="judias-blancas-cocidas" calcext:value-type="string">
            <text:p>judias-blancas-cocidas</text:p>
          </table:table-cell>
          <table:table-cell table:style-name="ce12" table:formula="of:=CONCATENATE(&quot;(alimento (id &quot;;[.A140];&quot;) (nombre &quot;;[.V140];&quot;) (grupo &quot;;[.D140];&quot;) (veces &quot;;[.E140];&quot;) (tipo &quot;;[.F140];&quot;)  (racion &quot;;[.K140];&quot;) (kcal &quot;;[.L140];&quot;) (proteinas &quot;;[.M140];&quot;) (grasas &quot;;[.N140];&quot;) (hidratos &quot;;[.O140];&quot;)(grasas-mono &quot;;[.P140];&quot;) (desayuno &quot;;[.Q140];&quot;) (almuerzo &quot;;[.R140];&quot;) (comida &quot;;[.S140];&quot;) (merienda &quot;;[.T140];&quot;) (cena &quot;;[.U140];&quot;))&quot;)" office:value-type="string" office:string-value="(alimento (id 139) (nombre judias-blancas-cocidas) (grupo 3) (veces 1) (tipo energeticos)  (racion 80) (kcal 101) (proteinas 6,7) (grasas 0,3) (hidratos 15,7)(grasas-mono 0) (desayuno no) (almuerzo no) (comida si) (merienda no) (cena si))" calcext:value-type="string">
            <text:p>(alimento (id 139) (nombre judias-blancas-cocidas) (grupo 3) (veces 1) (tipo energeticos) <text:s/>(racion 80) (kcal 101) (proteinas 6,7) (grasas 0,3) (hidratos 15,7)(grasas-mono 0) (desayuno no) (almuerzo no) (comida si) (merienda no) (cena si))</text:p>
          </table:table-cell>
          <table:table-cell table:style-name="ce2" table:formula="of:=SUBSTITUTE([.W140];&quot;,&quot;;&quot;.&quot;)" office:value-type="string" office:string-value="(alimento (id 139) (nombre judias-blancas-cocidas) (grupo 3) (veces 1) (tipo energeticos)  (racion 80) (kcal 101) (proteinas 6.7) (grasas 0.3) (hidratos 15.7)(grasas-mono 0) (desayuno no) (almuerzo no) (comida si) (merienda no) (cena si))" calcext:value-type="string">
            <text:p>(alimento (id 139) (nombre judias-blancas-cocidas) (grupo 3) (veces 1) (tipo energeticos) <text:s/>(racion 80) (kcal 101) (proteinas 6.7) (grasas 0.3) (hidratos 15.7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Patatas, legumbres y frutos secos</text:p>
          </table:table-cell>
          <table:table-cell table:style-name="ce3" office:value-type="string" calcext:value-type="string">
            <text:p>Judías blancas cocida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141]*[.L141]/100" office:value-type="float" office:value="202" calcext:value-type="float">
            <text:p>202</text:p>
          </table:table-cell>
          <table:table-cell table:style-name="ce3" table:formula="of:=[.K141]*[.M141]*4/100" office:value-type="float" office:value="53.6" calcext:value-type="float">
            <text:p>53,6</text:p>
          </table:table-cell>
          <table:table-cell table:style-name="ce3" table:formula="of:=[.K141]*[.O141]*4/100" office:value-type="float" office:value="125.6" calcext:value-type="float">
            <text:p>125,6</text:p>
          </table:table-cell>
          <table:table-cell table:style-name="ce3" table:formula="of:=[.K141]*[.N141]*9/100" office:value-type="float" office:value="5.4" calcext:value-type="float">
            <text:p>5,4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01" calcext:value-type="float">
            <text:p>101</text:p>
          </table:table-cell>
          <table:table-cell table:style-name="ce6" office:value-type="float" office:value="6.7" calcext:value-type="float">
            <text:p>6.7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5.7" calcext:value-type="float">
            <text:p>15.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41]);&quot; &quot;;&quot;-&quot;);&quot;á&quot;;&quot;a&quot;);&quot;é&quot;;&quot;e&quot;);&quot;í&quot;;&quot;i&quot;);&quot;ó&quot;;&quot;o&quot;);&quot;ú&quot;;&quot;u&quot;)" office:value-type="string" office:string-value="judias-blancas-cocidas" calcext:value-type="string">
            <text:p>judias-blancas-cocidas</text:p>
          </table:table-cell>
          <table:table-cell table:style-name="ce12" table:formula="of:=CONCATENATE(&quot;(alimento (id &quot;;[.A141];&quot;) (nombre &quot;;[.V141];&quot;) (grupo &quot;;[.D141];&quot;) (veces &quot;;[.E141];&quot;) (tipo &quot;;[.F141];&quot;)  (racion &quot;;[.K141];&quot;) (kcal &quot;;[.L141];&quot;) (proteinas &quot;;[.M141];&quot;) (grasas &quot;;[.N141];&quot;) (hidratos &quot;;[.O141];&quot;)(grasas-mono &quot;;[.P141];&quot;) (desayuno &quot;;[.Q141];&quot;) (almuerzo &quot;;[.R141];&quot;) (comida &quot;;[.S141];&quot;) (merienda &quot;;[.T141];&quot;) (cena &quot;;[.U141];&quot;))&quot;)" office:value-type="string" office:string-value="(alimento (id 140) (nombre judias-blancas-cocidas) (grupo 3) (veces 1) (tipo energeticos)  (racion 200) (kcal 101) (proteinas 6,7) (grasas 0,3) (hidratos 15,7)(grasas-mono 0) (desayuno no) (almuerzo no) (comida si) (merienda no) (cena si))" calcext:value-type="string">
            <text:p>(alimento (id 140) (nombre judias-blancas-cocidas) (grupo 3) (veces 1) (tipo energeticos) <text:s/>(racion 200) (kcal 101) (proteinas 6,7) (grasas 0,3) (hidratos 15,7)(grasas-mono 0) (desayuno no) (almuerzo no) (comida si) (merienda no) (cena si))</text:p>
          </table:table-cell>
          <table:table-cell table:style-name="ce2" table:formula="of:=SUBSTITUTE([.W141];&quot;,&quot;;&quot;.&quot;)" office:value-type="string" office:string-value="(alimento (id 140) (nombre judias-blancas-cocidas) (grupo 3) (veces 1) (tipo energeticos)  (racion 200) (kcal 101) (proteinas 6.7) (grasas 0.3) (hidratos 15.7)(grasas-mono 0) (desayuno no) (almuerzo no) (comida si) (merienda no) (cena si))" calcext:value-type="string">
            <text:p>(alimento (id 140) (nombre judias-blancas-cocidas) (grupo 3) (veces 1) (tipo energeticos) <text:s/>(racion 200) (kcal 101) (proteinas 6.7) (grasas 0.3) (hidratos 15.7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Patatas, legumbres y frutos secos</text:p>
          </table:table-cell>
          <table:table-cell table:style-name="ce3" office:value-type="string" calcext:value-type="string">
            <text:p>Judías blancas cocida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142]*[.L142]/100" office:value-type="float" office:value="151.5" calcext:value-type="float">
            <text:p>151,5</text:p>
          </table:table-cell>
          <table:table-cell table:style-name="ce3" table:formula="of:=[.K142]*[.M142]*4/100" office:value-type="float" office:value="40.2" calcext:value-type="float">
            <text:p>40,2</text:p>
          </table:table-cell>
          <table:table-cell table:style-name="ce3" table:formula="of:=[.K142]*[.O142]*4/100" office:value-type="float" office:value="94.2" calcext:value-type="float">
            <text:p>94,2</text:p>
          </table:table-cell>
          <table:table-cell table:style-name="ce3" table:formula="of:=[.K142]*[.N142]*9/100" office:value-type="float" office:value="4.05" calcext:value-type="float">
            <text:p>4,0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01" calcext:value-type="float">
            <text:p>101</text:p>
          </table:table-cell>
          <table:table-cell table:style-name="ce6" office:value-type="float" office:value="6.7" calcext:value-type="float">
            <text:p>6.7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5.7" calcext:value-type="float">
            <text:p>15.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42]);&quot; &quot;;&quot;-&quot;);&quot;á&quot;;&quot;a&quot;);&quot;é&quot;;&quot;e&quot;);&quot;í&quot;;&quot;i&quot;);&quot;ó&quot;;&quot;o&quot;);&quot;ú&quot;;&quot;u&quot;)" office:value-type="string" office:string-value="judias-blancas-cocidas" calcext:value-type="string">
            <text:p>judias-blancas-cocidas</text:p>
          </table:table-cell>
          <table:table-cell table:style-name="ce12" table:formula="of:=CONCATENATE(&quot;(alimento (id &quot;;[.A142];&quot;) (nombre &quot;;[.V142];&quot;) (grupo &quot;;[.D142];&quot;) (veces &quot;;[.E142];&quot;) (tipo &quot;;[.F142];&quot;)  (racion &quot;;[.K142];&quot;) (kcal &quot;;[.L142];&quot;) (proteinas &quot;;[.M142];&quot;) (grasas &quot;;[.N142];&quot;) (hidratos &quot;;[.O142];&quot;)(grasas-mono &quot;;[.P142];&quot;) (desayuno &quot;;[.Q142];&quot;) (almuerzo &quot;;[.R142];&quot;) (comida &quot;;[.S142];&quot;) (merienda &quot;;[.T142];&quot;) (cena &quot;;[.U142];&quot;))&quot;)" office:value-type="string" office:string-value="(alimento (id 141) (nombre judias-blancas-cocidas) (grupo 3) (veces 1) (tipo energeticos)  (racion 150) (kcal 101) (proteinas 6,7) (grasas 0,3) (hidratos 15,7)(grasas-mono 0) (desayuno no) (almuerzo no) (comida si) (merienda no) (cena si))" calcext:value-type="string">
            <text:p>(alimento (id 141) (nombre judias-blancas-cocidas) (grupo 3) (veces 1) (tipo energeticos) <text:s/>(racion 150) (kcal 101) (proteinas 6,7) (grasas 0,3) (hidratos 15,7)(grasas-mono 0) (desayuno no) (almuerzo no) (comida si) (merienda no) (cena si))</text:p>
          </table:table-cell>
          <table:table-cell table:style-name="ce2" table:formula="of:=SUBSTITUTE([.W142];&quot;,&quot;;&quot;.&quot;)" office:value-type="string" office:string-value="(alimento (id 141) (nombre judias-blancas-cocidas) (grupo 3) (veces 1) (tipo energeticos)  (racion 150) (kcal 101) (proteinas 6.7) (grasas 0.3) (hidratos 15.7)(grasas-mono 0) (desayuno no) (almuerzo no) (comida si) (merienda no) (cena si))" calcext:value-type="string">
            <text:p>(alimento (id 141) (nombre judias-blancas-cocidas) (grupo 3) (veces 1) (tipo energeticos) <text:s/>(racion 150) (kcal 101) (proteinas 6.7) (grasas 0.3) (hidratos 15.7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Patatas, legumbres y frutos secos</text:p>
          </table:table-cell>
          <table:table-cell table:style-name="ce3" office:value-type="string" calcext:value-type="string">
            <text:p>Judías blancas cocida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143]*[.L143]/100" office:value-type="float" office:value="101" calcext:value-type="float">
            <text:p>101</text:p>
          </table:table-cell>
          <table:table-cell table:style-name="ce3" table:formula="of:=[.K143]*[.M143]*4/100" office:value-type="float" office:value="26.8" calcext:value-type="float">
            <text:p>26,8</text:p>
          </table:table-cell>
          <table:table-cell table:style-name="ce3" table:formula="of:=[.K143]*[.O143]*4/100" office:value-type="float" office:value="62.8" calcext:value-type="float">
            <text:p>62,8</text:p>
          </table:table-cell>
          <table:table-cell table:style-name="ce3" table:formula="of:=[.K143]*[.N143]*9/100" office:value-type="float" office:value="2.7" calcext:value-type="float">
            <text:p>2,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1" calcext:value-type="float">
            <text:p>101</text:p>
          </table:table-cell>
          <table:table-cell table:style-name="ce6" office:value-type="float" office:value="6.7" calcext:value-type="float">
            <text:p>6.7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5.7" calcext:value-type="float">
            <text:p>15.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43]);&quot; &quot;;&quot;-&quot;);&quot;á&quot;;&quot;a&quot;);&quot;é&quot;;&quot;e&quot;);&quot;í&quot;;&quot;i&quot;);&quot;ó&quot;;&quot;o&quot;);&quot;ú&quot;;&quot;u&quot;)" office:value-type="string" office:string-value="judias-blancas-cocidas" calcext:value-type="string">
            <text:p>judias-blancas-cocidas</text:p>
          </table:table-cell>
          <table:table-cell table:style-name="ce12" table:formula="of:=CONCATENATE(&quot;(alimento (id &quot;;[.A143];&quot;) (nombre &quot;;[.V143];&quot;) (grupo &quot;;[.D143];&quot;) (veces &quot;;[.E143];&quot;) (tipo &quot;;[.F143];&quot;)  (racion &quot;;[.K143];&quot;) (kcal &quot;;[.L143];&quot;) (proteinas &quot;;[.M143];&quot;) (grasas &quot;;[.N143];&quot;) (hidratos &quot;;[.O143];&quot;)(grasas-mono &quot;;[.P143];&quot;) (desayuno &quot;;[.Q143];&quot;) (almuerzo &quot;;[.R143];&quot;) (comida &quot;;[.S143];&quot;) (merienda &quot;;[.T143];&quot;) (cena &quot;;[.U143];&quot;))&quot;)" office:value-type="string" office:string-value="(alimento (id 142) (nombre judias-blancas-cocidas) (grupo 3) (veces 1) (tipo energeticos)  (racion 100) (kcal 101) (proteinas 6,7) (grasas 0,3) (hidratos 15,7)(grasas-mono 0) (desayuno no) (almuerzo no) (comida si) (merienda no) (cena si))" calcext:value-type="string">
            <text:p>(alimento (id 142) (nombre judias-blancas-cocidas) (grupo 3) (veces 1) (tipo energeticos) <text:s/>(racion 100) (kcal 101) (proteinas 6,7) (grasas 0,3) (hidratos 15,7)(grasas-mono 0) (desayuno no) (almuerzo no) (comida si) (merienda no) (cena si))</text:p>
          </table:table-cell>
          <table:table-cell table:style-name="ce2" table:formula="of:=SUBSTITUTE([.W143];&quot;,&quot;;&quot;.&quot;)" office:value-type="string" office:string-value="(alimento (id 142) (nombre judias-blancas-cocidas) (grupo 3) (veces 1) (tipo energeticos)  (racion 100) (kcal 101) (proteinas 6.7) (grasas 0.3) (hidratos 15.7)(grasas-mono 0) (desayuno no) (almuerzo no) (comida si) (merienda no) (cena si))" calcext:value-type="string">
            <text:p>(alimento (id 142) (nombre judias-blancas-cocidas) (grupo 3) (veces 1) (tipo energeticos) <text:s/>(racion 100) (kcal 101) (proteinas 6.7) (grasas 0.3) (hidratos 15.7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Patatas, legumbres y frutos secos</text:p>
          </table:table-cell>
          <table:table-cell table:style-name="ce3" office:value-type="string" calcext:value-type="string">
            <text:p>Haba fresca crud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144]*[.L144]/100" office:value-type="float" office:value="292.5" calcext:value-type="float">
            <text:p>292,5</text:p>
          </table:table-cell>
          <table:table-cell table:style-name="ce3" table:formula="of:=[.K144]*[.M144]*4/100" office:value-type="float" office:value="70.5" calcext:value-type="float">
            <text:p>70,5</text:p>
          </table:table-cell>
          <table:table-cell table:style-name="ce3" table:formula="of:=[.K144]*[.O144]*4/100" office:value-type="float" office:value="180" calcext:value-type="float">
            <text:p>180</text:p>
          </table:table-cell>
          <table:table-cell table:style-name="ce3" table:formula="of:=[.K144]*[.N144]*9/100" office:value-type="float" office:value="5.4" calcext:value-type="float">
            <text:p>5,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90" calcext:value-type="float">
            <text:p>390</text:p>
          </table:table-cell>
          <table:table-cell table:style-name="ce6" office:value-type="float" office:value="23.5" calcext:value-type="float">
            <text:p>23.5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44]);&quot; &quot;;&quot;-&quot;);&quot;á&quot;;&quot;a&quot;);&quot;é&quot;;&quot;e&quot;);&quot;í&quot;;&quot;i&quot;);&quot;ó&quot;;&quot;o&quot;);&quot;ú&quot;;&quot;u&quot;)" office:value-type="string" office:string-value="haba-fresca-cruda" calcext:value-type="string">
            <text:p>haba-fresca-cruda</text:p>
          </table:table-cell>
          <table:table-cell table:style-name="ce12" table:formula="of:=CONCATENATE(&quot;(alimento (id &quot;;[.A144];&quot;) (nombre &quot;;[.V144];&quot;) (grupo &quot;;[.D144];&quot;) (veces &quot;;[.E144];&quot;) (tipo &quot;;[.F144];&quot;)  (racion &quot;;[.K144];&quot;) (kcal &quot;;[.L144];&quot;) (proteinas &quot;;[.M144];&quot;) (grasas &quot;;[.N144];&quot;) (hidratos &quot;;[.O144];&quot;)(grasas-mono &quot;;[.P144];&quot;) (desayuno &quot;;[.Q144];&quot;) (almuerzo &quot;;[.R144];&quot;) (comida &quot;;[.S144];&quot;) (merienda &quot;;[.T144];&quot;) (cena &quot;;[.U144];&quot;))&quot;)" office:value-type="string" office:string-value="(alimento (id 143) (nombre haba-fresca-cruda) (grupo 3) (veces 1) (tipo energeticos)  (racion 75) (kcal 390) (proteinas 23,5) (grasas 0,8) (hidratos 60)(grasas-mono 0) (desayuno no) (almuerzo no) (comida si) (merienda no) (cena si))" calcext:value-type="string">
            <text:p>(alimento (id 143) (nombre haba-fresca-cruda) (grupo 3) (veces 1) (tipo energeticos) <text:s/>(racion 75) (kcal 390) (proteinas 23,5) (grasas 0,8) (hidratos 60)(grasas-mono 0) (desayuno no) (almuerzo no) (comida si) (merienda no) (cena si))</text:p>
          </table:table-cell>
          <table:table-cell table:style-name="ce2" table:formula="of:=SUBSTITUTE([.W144];&quot;,&quot;;&quot;.&quot;)" office:value-type="string" office:string-value="(alimento (id 143) (nombre haba-fresca-cruda) (grupo 3) (veces 1) (tipo energeticos)  (racion 75) (kcal 390) (proteinas 23.5) (grasas 0.8) (hidratos 60)(grasas-mono 0) (desayuno no) (almuerzo no) (comida si) (merienda no) (cena si))" calcext:value-type="string">
            <text:p>(alimento (id 143) (nombre haba-fresca-cruda) (grupo 3) (veces 1) (tipo energeticos) <text:s/>(racion 75) (kcal 390) (proteinas 23.5) (grasas 0.8) (hidratos 60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Patatas, legumbres y frutos secos</text:p>
          </table:table-cell>
          <table:table-cell table:style-name="ce3" office:value-type="string" calcext:value-type="string">
            <text:p>Haba fresca crud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145]*[.L145]/100" office:value-type="float" office:value="682.5" calcext:value-type="float">
            <text:p>682,5</text:p>
          </table:table-cell>
          <table:table-cell table:style-name="ce3" table:formula="of:=[.K145]*[.M145]*4/100" office:value-type="float" office:value="164.5" calcext:value-type="float">
            <text:p>164,5</text:p>
          </table:table-cell>
          <table:table-cell table:style-name="ce3" table:formula="of:=[.K145]*[.O145]*4/100" office:value-type="float" office:value="420" calcext:value-type="float">
            <text:p>420</text:p>
          </table:table-cell>
          <table:table-cell table:style-name="ce3" table:formula="of:=[.K145]*[.N145]*9/100" office:value-type="float" office:value="12.6" calcext:value-type="float">
            <text:p>12,6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390" calcext:value-type="float">
            <text:p>390</text:p>
          </table:table-cell>
          <table:table-cell table:style-name="ce6" office:value-type="float" office:value="23.5" calcext:value-type="float">
            <text:p>23.5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45]);&quot; &quot;;&quot;-&quot;);&quot;á&quot;;&quot;a&quot;);&quot;é&quot;;&quot;e&quot;);&quot;í&quot;;&quot;i&quot;);&quot;ó&quot;;&quot;o&quot;);&quot;ú&quot;;&quot;u&quot;)" office:value-type="string" office:string-value="haba-fresca-cruda" calcext:value-type="string">
            <text:p>haba-fresca-cruda</text:p>
          </table:table-cell>
          <table:table-cell table:style-name="ce12" table:formula="of:=CONCATENATE(&quot;(alimento (id &quot;;[.A145];&quot;) (nombre &quot;;[.V145];&quot;) (grupo &quot;;[.D145];&quot;) (veces &quot;;[.E145];&quot;) (tipo &quot;;[.F145];&quot;)  (racion &quot;;[.K145];&quot;) (kcal &quot;;[.L145];&quot;) (proteinas &quot;;[.M145];&quot;) (grasas &quot;;[.N145];&quot;) (hidratos &quot;;[.O145];&quot;)(grasas-mono &quot;;[.P145];&quot;) (desayuno &quot;;[.Q145];&quot;) (almuerzo &quot;;[.R145];&quot;) (comida &quot;;[.S145];&quot;) (merienda &quot;;[.T145];&quot;) (cena &quot;;[.U145];&quot;))&quot;)" office:value-type="string" office:string-value="(alimento (id 144) (nombre haba-fresca-cruda) (grupo 3) (veces 1) (tipo energeticos)  (racion 175) (kcal 390) (proteinas 23,5) (grasas 0,8) (hidratos 60)(grasas-mono 0) (desayuno no) (almuerzo no) (comida si) (merienda no) (cena si))" calcext:value-type="string">
            <text:p>(alimento (id 144) (nombre haba-fresca-cruda) (grupo 3) (veces 1) (tipo energeticos) <text:s/>(racion 175) (kcal 390) (proteinas 23,5) (grasas 0,8) (hidratos 60)(grasas-mono 0) (desayuno no) (almuerzo no) (comida si) (merienda no) (cena si))</text:p>
          </table:table-cell>
          <table:table-cell table:style-name="ce2" table:formula="of:=SUBSTITUTE([.W145];&quot;,&quot;;&quot;.&quot;)" office:value-type="string" office:string-value="(alimento (id 144) (nombre haba-fresca-cruda) (grupo 3) (veces 1) (tipo energeticos)  (racion 175) (kcal 390) (proteinas 23.5) (grasas 0.8) (hidratos 60)(grasas-mono 0) (desayuno no) (almuerzo no) (comida si) (merienda no) (cena si))" calcext:value-type="string">
            <text:p>(alimento (id 144) (nombre haba-fresca-cruda) (grupo 3) (veces 1) (tipo energeticos) <text:s/>(racion 175) (kcal 390) (proteinas 23.5) (grasas 0.8) (hidratos 60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Patatas, legumbres y frutos secos</text:p>
          </table:table-cell>
          <table:table-cell table:style-name="ce3" office:value-type="string" calcext:value-type="string">
            <text:p>Haba fresca crud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146]*[.L146]/100" office:value-type="float" office:value="780" calcext:value-type="float">
            <text:p>780</text:p>
          </table:table-cell>
          <table:table-cell table:style-name="ce3" table:formula="of:=[.K146]*[.M146]*4/100" office:value-type="float" office:value="188" calcext:value-type="float">
            <text:p>188</text:p>
          </table:table-cell>
          <table:table-cell table:style-name="ce3" table:formula="of:=[.K146]*[.O146]*4/100" office:value-type="float" office:value="480" calcext:value-type="float">
            <text:p>480</text:p>
          </table:table-cell>
          <table:table-cell table:style-name="ce3" table:formula="of:=[.K146]*[.N146]*9/100" office:value-type="float" office:value="14.4" calcext:value-type="float">
            <text:p>14,4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90" calcext:value-type="float">
            <text:p>390</text:p>
          </table:table-cell>
          <table:table-cell table:style-name="ce6" office:value-type="float" office:value="23.5" calcext:value-type="float">
            <text:p>23.5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46]);&quot; &quot;;&quot;-&quot;);&quot;á&quot;;&quot;a&quot;);&quot;é&quot;;&quot;e&quot;);&quot;í&quot;;&quot;i&quot;);&quot;ó&quot;;&quot;o&quot;);&quot;ú&quot;;&quot;u&quot;)" office:value-type="string" office:string-value="haba-fresca-cruda" calcext:value-type="string">
            <text:p>haba-fresca-cruda</text:p>
          </table:table-cell>
          <table:table-cell table:style-name="ce12" table:formula="of:=CONCATENATE(&quot;(alimento (id &quot;;[.A146];&quot;) (nombre &quot;;[.V146];&quot;) (grupo &quot;;[.D146];&quot;) (veces &quot;;[.E146];&quot;) (tipo &quot;;[.F146];&quot;)  (racion &quot;;[.K146];&quot;) (kcal &quot;;[.L146];&quot;) (proteinas &quot;;[.M146];&quot;) (grasas &quot;;[.N146];&quot;) (hidratos &quot;;[.O146];&quot;)(grasas-mono &quot;;[.P146];&quot;) (desayuno &quot;;[.Q146];&quot;) (almuerzo &quot;;[.R146];&quot;) (comida &quot;;[.S146];&quot;) (merienda &quot;;[.T146];&quot;) (cena &quot;;[.U146];&quot;))&quot;)" office:value-type="string" office:string-value="(alimento (id 145) (nombre haba-fresca-cruda) (grupo 3) (veces 1) (tipo energeticos)  (racion 200) (kcal 390) (proteinas 23,5) (grasas 0,8) (hidratos 60)(grasas-mono 0) (desayuno no) (almuerzo no) (comida si) (merienda no) (cena si))" calcext:value-type="string">
            <text:p>(alimento (id 145) (nombre haba-fresca-cruda) (grupo 3) (veces 1) (tipo energeticos) <text:s/>(racion 200) (kcal 390) (proteinas 23,5) (grasas 0,8) (hidratos 60)(grasas-mono 0) (desayuno no) (almuerzo no) (comida si) (merienda no) (cena si))</text:p>
          </table:table-cell>
          <table:table-cell table:style-name="ce2" table:formula="of:=SUBSTITUTE([.W146];&quot;,&quot;;&quot;.&quot;)" office:value-type="string" office:string-value="(alimento (id 145) (nombre haba-fresca-cruda) (grupo 3) (veces 1) (tipo energeticos)  (racion 200) (kcal 390) (proteinas 23.5) (grasas 0.8) (hidratos 60)(grasas-mono 0) (desayuno no) (almuerzo no) (comida si) (merienda no) (cena si))" calcext:value-type="string">
            <text:p>(alimento (id 145) (nombre haba-fresca-cruda) (grupo 3) (veces 1) (tipo energeticos) <text:s/>(racion 200) (kcal 390) (proteinas 23.5) (grasas 0.8) (hidratos 60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Patatas, legumbres y frutos secos</text:p>
          </table:table-cell>
          <table:table-cell table:style-name="ce3" office:value-type="string" calcext:value-type="string">
            <text:p>Haba fresca crud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147]*[.L147]/100" office:value-type="float" office:value="585" calcext:value-type="float">
            <text:p>585</text:p>
          </table:table-cell>
          <table:table-cell table:style-name="ce3" table:formula="of:=[.K147]*[.M147]*4/100" office:value-type="float" office:value="141" calcext:value-type="float">
            <text:p>141</text:p>
          </table:table-cell>
          <table:table-cell table:style-name="ce3" table:formula="of:=[.K147]*[.O147]*4/100" office:value-type="float" office:value="360" calcext:value-type="float">
            <text:p>360</text:p>
          </table:table-cell>
          <table:table-cell table:style-name="ce3" table:formula="of:=[.K147]*[.N147]*9/100" office:value-type="float" office:value="10.8" calcext:value-type="float">
            <text:p>10,8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390" calcext:value-type="float">
            <text:p>390</text:p>
          </table:table-cell>
          <table:table-cell table:style-name="ce6" office:value-type="float" office:value="23.5" calcext:value-type="float">
            <text:p>23.5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47]);&quot; &quot;;&quot;-&quot;);&quot;á&quot;;&quot;a&quot;);&quot;é&quot;;&quot;e&quot;);&quot;í&quot;;&quot;i&quot;);&quot;ó&quot;;&quot;o&quot;);&quot;ú&quot;;&quot;u&quot;)" office:value-type="string" office:string-value="haba-fresca-cruda" calcext:value-type="string">
            <text:p>haba-fresca-cruda</text:p>
          </table:table-cell>
          <table:table-cell table:style-name="ce12" table:formula="of:=CONCATENATE(&quot;(alimento (id &quot;;[.A147];&quot;) (nombre &quot;;[.V147];&quot;) (grupo &quot;;[.D147];&quot;) (veces &quot;;[.E147];&quot;) (tipo &quot;;[.F147];&quot;)  (racion &quot;;[.K147];&quot;) (kcal &quot;;[.L147];&quot;) (proteinas &quot;;[.M147];&quot;) (grasas &quot;;[.N147];&quot;) (hidratos &quot;;[.O147];&quot;)(grasas-mono &quot;;[.P147];&quot;) (desayuno &quot;;[.Q147];&quot;) (almuerzo &quot;;[.R147];&quot;) (comida &quot;;[.S147];&quot;) (merienda &quot;;[.T147];&quot;) (cena &quot;;[.U147];&quot;))&quot;)" office:value-type="string" office:string-value="(alimento (id 146) (nombre haba-fresca-cruda) (grupo 3) (veces 1) (tipo energeticos)  (racion 150) (kcal 390) (proteinas 23,5) (grasas 0,8) (hidratos 60)(grasas-mono 0) (desayuno no) (almuerzo no) (comida si) (merienda no) (cena si))" calcext:value-type="string">
            <text:p>(alimento (id 146) (nombre haba-fresca-cruda) (grupo 3) (veces 1) (tipo energeticos) <text:s/>(racion 150) (kcal 390) (proteinas 23,5) (grasas 0,8) (hidratos 60)(grasas-mono 0) (desayuno no) (almuerzo no) (comida si) (merienda no) (cena si))</text:p>
          </table:table-cell>
          <table:table-cell table:style-name="ce2" table:formula="of:=SUBSTITUTE([.W147];&quot;,&quot;;&quot;.&quot;)" office:value-type="string" office:string-value="(alimento (id 146) (nombre haba-fresca-cruda) (grupo 3) (veces 1) (tipo energeticos)  (racion 150) (kcal 390) (proteinas 23.5) (grasas 0.8) (hidratos 60)(grasas-mono 0) (desayuno no) (almuerzo no) (comida si) (merienda no) (cena si))" calcext:value-type="string">
            <text:p>(alimento (id 146) (nombre haba-fresca-cruda) (grupo 3) (veces 1) (tipo energeticos) <text:s/>(racion 150) (kcal 390) (proteinas 23.5) (grasas 0.8) (hidratos 60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Patatas, legumbres y frutos secos</text:p>
          </table:table-cell>
          <table:table-cell table:style-name="ce3" office:value-type="string" calcext:value-type="string">
            <text:p>Haba fresca crud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148]*[.L148]/100" office:value-type="float" office:value="390" calcext:value-type="float">
            <text:p>390</text:p>
          </table:table-cell>
          <table:table-cell table:style-name="ce3" table:formula="of:=[.K148]*[.M148]*4/100" office:value-type="float" office:value="94" calcext:value-type="float">
            <text:p>94</text:p>
          </table:table-cell>
          <table:table-cell table:style-name="ce3" table:formula="of:=[.K148]*[.O148]*4/100" office:value-type="float" office:value="240" calcext:value-type="float">
            <text:p>240</text:p>
          </table:table-cell>
          <table:table-cell table:style-name="ce3" table:formula="of:=[.K148]*[.N148]*9/100" office:value-type="float" office:value="7.2" calcext:value-type="float">
            <text:p>7,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90" calcext:value-type="float">
            <text:p>390</text:p>
          </table:table-cell>
          <table:table-cell table:style-name="ce6" office:value-type="float" office:value="23.5" calcext:value-type="float">
            <text:p>23.5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48]);&quot; &quot;;&quot;-&quot;);&quot;á&quot;;&quot;a&quot;);&quot;é&quot;;&quot;e&quot;);&quot;í&quot;;&quot;i&quot;);&quot;ó&quot;;&quot;o&quot;);&quot;ú&quot;;&quot;u&quot;)" office:value-type="string" office:string-value="haba-fresca-cruda" calcext:value-type="string">
            <text:p>haba-fresca-cruda</text:p>
          </table:table-cell>
          <table:table-cell table:style-name="ce12" table:formula="of:=CONCATENATE(&quot;(alimento (id &quot;;[.A148];&quot;) (nombre &quot;;[.V148];&quot;) (grupo &quot;;[.D148];&quot;) (veces &quot;;[.E148];&quot;) (tipo &quot;;[.F148];&quot;)  (racion &quot;;[.K148];&quot;) (kcal &quot;;[.L148];&quot;) (proteinas &quot;;[.M148];&quot;) (grasas &quot;;[.N148];&quot;) (hidratos &quot;;[.O148];&quot;)(grasas-mono &quot;;[.P148];&quot;) (desayuno &quot;;[.Q148];&quot;) (almuerzo &quot;;[.R148];&quot;) (comida &quot;;[.S148];&quot;) (merienda &quot;;[.T148];&quot;) (cena &quot;;[.U148];&quot;))&quot;)" office:value-type="string" office:string-value="(alimento (id 147) (nombre haba-fresca-cruda) (grupo 3) (veces 1) (tipo energeticos)  (racion 100) (kcal 390) (proteinas 23,5) (grasas 0,8) (hidratos 60)(grasas-mono 0) (desayuno no) (almuerzo no) (comida si) (merienda no) (cena si))" calcext:value-type="string">
            <text:p>(alimento (id 147) (nombre haba-fresca-cruda) (grupo 3) (veces 1) (tipo energeticos) <text:s/>(racion 100) (kcal 390) (proteinas 23,5) (grasas 0,8) (hidratos 60)(grasas-mono 0) (desayuno no) (almuerzo no) (comida si) (merienda no) (cena si))</text:p>
          </table:table-cell>
          <table:table-cell table:style-name="ce2" table:formula="of:=SUBSTITUTE([.W148];&quot;,&quot;;&quot;.&quot;)" office:value-type="string" office:string-value="(alimento (id 147) (nombre haba-fresca-cruda) (grupo 3) (veces 1) (tipo energeticos)  (racion 100) (kcal 390) (proteinas 23.5) (grasas 0.8) (hidratos 60)(grasas-mono 0) (desayuno no) (almuerzo no) (comida si) (merienda no) (cena si))" calcext:value-type="string">
            <text:p>(alimento (id 147) (nombre haba-fresca-cruda) (grupo 3) (veces 1) (tipo energeticos) <text:s/>(racion 100) (kcal 390) (proteinas 23.5) (grasas 0.8) (hidratos 60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Patatas, legumbres y frutos secos</text:p>
          </table:table-cell>
          <table:table-cell table:style-name="ce3" office:value-type="string" calcext:value-type="string">
            <text:p>Nuez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149]*[.L149]/100" office:value-type="float" office:value="335" calcext:value-type="float">
            <text:p>335</text:p>
          </table:table-cell>
          <table:table-cell table:style-name="ce3" table:formula="of:=[.K149]*[.M149]*4/100" office:value-type="float" office:value="31.2" calcext:value-type="float">
            <text:p>31,2</text:p>
          </table:table-cell>
          <table:table-cell table:style-name="ce3" table:formula="of:=[.K149]*[.O149]*4/100" office:value-type="float" office:value="22.4" calcext:value-type="float">
            <text:p>22,4</text:p>
          </table:table-cell>
          <table:table-cell table:style-name="ce3" table:formula="of:=[.K149]*[.N149]*9/100" office:value-type="float" office:value="284.85" calcext:value-type="float">
            <text:p>284,8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70" calcext:value-type="float">
            <text:p>670</text:p>
          </table:table-cell>
          <table:table-cell table:style-name="ce6" office:value-type="float" office:value="15.6" calcext:value-type="float">
            <text:p>15.6</text:p>
          </table:table-cell>
          <table:table-cell table:style-name="ce6" office:value-type="float" office:value="63.3" calcext:value-type="float">
            <text:p>63.3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49]);&quot; &quot;;&quot;-&quot;);&quot;á&quot;;&quot;a&quot;);&quot;é&quot;;&quot;e&quot;);&quot;í&quot;;&quot;i&quot;);&quot;ó&quot;;&quot;o&quot;);&quot;ú&quot;;&quot;u&quot;)" office:value-type="string" office:string-value="nuez" calcext:value-type="string">
            <text:p>nuez</text:p>
          </table:table-cell>
          <table:table-cell table:style-name="ce12" table:formula="of:=CONCATENATE(&quot;(alimento (id &quot;;[.A149];&quot;) (nombre &quot;;[.V149];&quot;) (grupo &quot;;[.D149];&quot;) (veces &quot;;[.E149];&quot;) (tipo &quot;;[.F149];&quot;)  (racion &quot;;[.K149];&quot;) (kcal &quot;;[.L149];&quot;) (proteinas &quot;;[.M149];&quot;) (grasas &quot;;[.N149];&quot;) (hidratos &quot;;[.O149];&quot;)(grasas-mono &quot;;[.P149];&quot;) (desayuno &quot;;[.Q149];&quot;) (almuerzo &quot;;[.R149];&quot;) (comida &quot;;[.S149];&quot;) (merienda &quot;;[.T149];&quot;) (cena &quot;;[.U149];&quot;))&quot;)" office:value-type="string" office:string-value="(alimento (id 148) (nombre nuez) (grupo 3) (veces 5) (tipo energeticos)  (racion 50) (kcal 670) (proteinas 15,6) (grasas 63,3) (hidratos 11,2)(grasas-mono 0) (desayuno si) (almuerzo si) (comida si) (merienda si) (cena si))" calcext:value-type="string">
            <text:p>(alimento (id 148) (nombre nuez) (grupo 3) (veces 5) (tipo energeticos) <text:s/>(racion 50) (kcal 670) (proteinas 15,6) (grasas 63,3) (hidratos 11,2)(grasas-mono 0) (desayuno si) (almuerzo si) (comida si) (merienda si) (cena si))</text:p>
          </table:table-cell>
          <table:table-cell table:style-name="ce2" table:formula="of:=SUBSTITUTE([.W149];&quot;,&quot;;&quot;.&quot;)" office:value-type="string" office:string-value="(alimento (id 148) (nombre nuez) (grupo 3) (veces 5) (tipo energeticos)  (racion 50) (kcal 670) (proteinas 15.6) (grasas 63.3) (hidratos 11.2)(grasas-mono 0) (desayuno si) (almuerzo si) (comida si) (merienda si) (cena si))" calcext:value-type="string">
            <text:p>(alimento (id 148) (nombre nuez) (grupo 3) (veces 5) (tipo energeticos) <text:s/>(racion 50) (kcal 670) (proteinas 15.6) (grasas 63.3) (hidratos 11.2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Patatas, legumbres y frutos secos</text:p>
          </table:table-cell>
          <table:table-cell table:style-name="ce3" office:value-type="string" calcext:value-type="string">
            <text:p>Nuez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150]*[.L150]/100" office:value-type="float" office:value="167.5" calcext:value-type="float">
            <text:p>167,5</text:p>
          </table:table-cell>
          <table:table-cell table:style-name="ce3" table:formula="of:=[.K150]*[.M150]*4/100" office:value-type="float" office:value="15.6" calcext:value-type="float">
            <text:p>15,6</text:p>
          </table:table-cell>
          <table:table-cell table:style-name="ce3" table:formula="of:=[.K150]*[.O150]*4/100" office:value-type="float" office:value="11.2" calcext:value-type="float">
            <text:p>11,2</text:p>
          </table:table-cell>
          <table:table-cell table:style-name="ce3" table:formula="of:=[.K150]*[.N150]*9/100" office:value-type="float" office:value="142.425" calcext:value-type="float">
            <text:p>142,42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70" calcext:value-type="float">
            <text:p>670</text:p>
          </table:table-cell>
          <table:table-cell table:style-name="ce6" office:value-type="float" office:value="15.6" calcext:value-type="float">
            <text:p>15.6</text:p>
          </table:table-cell>
          <table:table-cell table:style-name="ce6" office:value-type="float" office:value="63.3" calcext:value-type="float">
            <text:p>63.3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50]);&quot; &quot;;&quot;-&quot;);&quot;á&quot;;&quot;a&quot;);&quot;é&quot;;&quot;e&quot;);&quot;í&quot;;&quot;i&quot;);&quot;ó&quot;;&quot;o&quot;);&quot;ú&quot;;&quot;u&quot;)" office:value-type="string" office:string-value="nuez" calcext:value-type="string">
            <text:p>nuez</text:p>
          </table:table-cell>
          <table:table-cell table:style-name="ce12" table:formula="of:=CONCATENATE(&quot;(alimento (id &quot;;[.A150];&quot;) (nombre &quot;;[.V150];&quot;) (grupo &quot;;[.D150];&quot;) (veces &quot;;[.E150];&quot;) (tipo &quot;;[.F150];&quot;)  (racion &quot;;[.K150];&quot;) (kcal &quot;;[.L150];&quot;) (proteinas &quot;;[.M150];&quot;) (grasas &quot;;[.N150];&quot;) (hidratos &quot;;[.O150];&quot;)(grasas-mono &quot;;[.P150];&quot;) (desayuno &quot;;[.Q150];&quot;) (almuerzo &quot;;[.R150];&quot;) (comida &quot;;[.S150];&quot;) (merienda &quot;;[.T150];&quot;) (cena &quot;;[.U150];&quot;))&quot;)" office:value-type="string" office:string-value="(alimento (id 149) (nombre nuez) (grupo 3) (veces 5) (tipo energeticos)  (racion 25) (kcal 670) (proteinas 15,6) (grasas 63,3) (hidratos 11,2)(grasas-mono 0) (desayuno si) (almuerzo si) (comida si) (merienda si) (cena si))" calcext:value-type="string">
            <text:p>(alimento (id 149) (nombre nuez) (grupo 3) (veces 5) (tipo energeticos) <text:s/>(racion 25) (kcal 670) (proteinas 15,6) (grasas 63,3) (hidratos 11,2)(grasas-mono 0) (desayuno si) (almuerzo si) (comida si) (merienda si) (cena si))</text:p>
          </table:table-cell>
          <table:table-cell table:style-name="ce2" table:formula="of:=SUBSTITUTE([.W150];&quot;,&quot;;&quot;.&quot;)" office:value-type="string" office:string-value="(alimento (id 149) (nombre nuez) (grupo 3) (veces 5) (tipo energeticos)  (racion 25) (kcal 670) (proteinas 15.6) (grasas 63.3) (hidratos 11.2)(grasas-mono 0) (desayuno si) (almuerzo si) (comida si) (merienda si) (cena si))" calcext:value-type="string">
            <text:p>(alimento (id 149) (nombre nuez) (grupo 3) (veces 5) (tipo energeticos) <text:s/>(racion 25) (kcal 670) (proteinas 15.6) (grasas 63.3) (hidratos 11.2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Patatas, legumbres y frutos secos</text:p>
          </table:table-cell>
          <table:table-cell table:style-name="ce3" office:value-type="string" calcext:value-type="string">
            <text:p>Nuez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151]*[.L151]/100" office:value-type="float" office:value="67" calcext:value-type="float">
            <text:p>67</text:p>
          </table:table-cell>
          <table:table-cell table:style-name="ce3" table:formula="of:=[.K151]*[.M151]*4/100" office:value-type="float" office:value="6.24" calcext:value-type="float">
            <text:p>6,24</text:p>
          </table:table-cell>
          <table:table-cell table:style-name="ce3" table:formula="of:=[.K151]*[.O151]*4/100" office:value-type="float" office:value="4.48" calcext:value-type="float">
            <text:p>4,48</text:p>
          </table:table-cell>
          <table:table-cell table:style-name="ce3" table:formula="of:=[.K151]*[.N151]*9/100" office:value-type="float" office:value="56.97" calcext:value-type="float">
            <text:p>56,9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70" calcext:value-type="float">
            <text:p>670</text:p>
          </table:table-cell>
          <table:table-cell table:style-name="ce6" office:value-type="float" office:value="15.6" calcext:value-type="float">
            <text:p>15.6</text:p>
          </table:table-cell>
          <table:table-cell table:style-name="ce6" office:value-type="float" office:value="63.3" calcext:value-type="float">
            <text:p>63.3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51]);&quot; &quot;;&quot;-&quot;);&quot;á&quot;;&quot;a&quot;);&quot;é&quot;;&quot;e&quot;);&quot;í&quot;;&quot;i&quot;);&quot;ó&quot;;&quot;o&quot;);&quot;ú&quot;;&quot;u&quot;)" office:value-type="string" office:string-value="nuez" calcext:value-type="string">
            <text:p>nuez</text:p>
          </table:table-cell>
          <table:table-cell table:style-name="ce12" table:formula="of:=CONCATENATE(&quot;(alimento (id &quot;;[.A151];&quot;) (nombre &quot;;[.V151];&quot;) (grupo &quot;;[.D151];&quot;) (veces &quot;;[.E151];&quot;) (tipo &quot;;[.F151];&quot;)  (racion &quot;;[.K151];&quot;) (kcal &quot;;[.L151];&quot;) (proteinas &quot;;[.M151];&quot;) (grasas &quot;;[.N151];&quot;) (hidratos &quot;;[.O151];&quot;)(grasas-mono &quot;;[.P151];&quot;) (desayuno &quot;;[.Q151];&quot;) (almuerzo &quot;;[.R151];&quot;) (comida &quot;;[.S151];&quot;) (merienda &quot;;[.T151];&quot;) (cena &quot;;[.U151];&quot;))&quot;)" office:value-type="string" office:string-value="(alimento (id 150) (nombre nuez) (grupo 3) (veces 5) (tipo energeticos)  (racion 10) (kcal 670) (proteinas 15,6) (grasas 63,3) (hidratos 11,2)(grasas-mono 0) (desayuno si) (almuerzo si) (comida si) (merienda si) (cena si))" calcext:value-type="string">
            <text:p>(alimento (id 150) (nombre nuez) (grupo 3) (veces 5) (tipo energeticos) <text:s/>(racion 10) (kcal 670) (proteinas 15,6) (grasas 63,3) (hidratos 11,2)(grasas-mono 0) (desayuno si) (almuerzo si) (comida si) (merienda si) (cena si))</text:p>
          </table:table-cell>
          <table:table-cell table:style-name="ce2" table:formula="of:=SUBSTITUTE([.W151];&quot;,&quot;;&quot;.&quot;)" office:value-type="string" office:string-value="(alimento (id 150) (nombre nuez) (grupo 3) (veces 5) (tipo energeticos)  (racion 10) (kcal 670) (proteinas 15.6) (grasas 63.3) (hidratos 11.2)(grasas-mono 0) (desayuno si) (almuerzo si) (comida si) (merienda si) (cena si))" calcext:value-type="string">
            <text:p>(alimento (id 150) (nombre nuez) (grupo 3) (veces 5) (tipo energeticos) <text:s/>(racion 10) (kcal 670) (proteinas 15.6) (grasas 63.3) (hidratos 11.2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Patatas, legumbres y frutos secos</text:p>
          </table:table-cell>
          <table:table-cell table:style-name="ce3" office:value-type="string" calcext:value-type="string">
            <text:p>Nuez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152]*[.L152]/100" office:value-type="float" office:value="268" calcext:value-type="float">
            <text:p>268</text:p>
          </table:table-cell>
          <table:table-cell table:style-name="ce3" table:formula="of:=[.K152]*[.M152]*4/100" office:value-type="float" office:value="24.96" calcext:value-type="float">
            <text:p>24,96</text:p>
          </table:table-cell>
          <table:table-cell table:style-name="ce3" table:formula="of:=[.K152]*[.O152]*4/100" office:value-type="float" office:value="17.92" calcext:value-type="float">
            <text:p>17,92</text:p>
          </table:table-cell>
          <table:table-cell table:style-name="ce3" table:formula="of:=[.K152]*[.N152]*9/100" office:value-type="float" office:value="227.88" calcext:value-type="float">
            <text:p>227,8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670" calcext:value-type="float">
            <text:p>670</text:p>
          </table:table-cell>
          <table:table-cell table:style-name="ce6" office:value-type="float" office:value="15.6" calcext:value-type="float">
            <text:p>15.6</text:p>
          </table:table-cell>
          <table:table-cell table:style-name="ce6" office:value-type="float" office:value="63.3" calcext:value-type="float">
            <text:p>63.3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52]);&quot; &quot;;&quot;-&quot;);&quot;á&quot;;&quot;a&quot;);&quot;é&quot;;&quot;e&quot;);&quot;í&quot;;&quot;i&quot;);&quot;ó&quot;;&quot;o&quot;);&quot;ú&quot;;&quot;u&quot;)" office:value-type="string" office:string-value="nuez" calcext:value-type="string">
            <text:p>nuez</text:p>
          </table:table-cell>
          <table:table-cell table:style-name="ce12" table:formula="of:=CONCATENATE(&quot;(alimento (id &quot;;[.A152];&quot;) (nombre &quot;;[.V152];&quot;) (grupo &quot;;[.D152];&quot;) (veces &quot;;[.E152];&quot;) (tipo &quot;;[.F152];&quot;)  (racion &quot;;[.K152];&quot;) (kcal &quot;;[.L152];&quot;) (proteinas &quot;;[.M152];&quot;) (grasas &quot;;[.N152];&quot;) (hidratos &quot;;[.O152];&quot;)(grasas-mono &quot;;[.P152];&quot;) (desayuno &quot;;[.Q152];&quot;) (almuerzo &quot;;[.R152];&quot;) (comida &quot;;[.S152];&quot;) (merienda &quot;;[.T152];&quot;) (cena &quot;;[.U152];&quot;))&quot;)" office:value-type="string" office:string-value="(alimento (id 151) (nombre nuez) (grupo 3) (veces 5) (tipo energeticos)  (racion 40) (kcal 670) (proteinas 15,6) (grasas 63,3) (hidratos 11,2)(grasas-mono 0) (desayuno si) (almuerzo si) (comida si) (merienda si) (cena si))" calcext:value-type="string">
            <text:p>(alimento (id 151) (nombre nuez) (grupo 3) (veces 5) (tipo energeticos) <text:s/>(racion 40) (kcal 670) (proteinas 15,6) (grasas 63,3) (hidratos 11,2)(grasas-mono 0) (desayuno si) (almuerzo si) (comida si) (merienda si) (cena si))</text:p>
          </table:table-cell>
          <table:table-cell table:style-name="ce2" table:formula="of:=SUBSTITUTE([.W152];&quot;,&quot;;&quot;.&quot;)" office:value-type="string" office:string-value="(alimento (id 151) (nombre nuez) (grupo 3) (veces 5) (tipo energeticos)  (racion 40) (kcal 670) (proteinas 15.6) (grasas 63.3) (hidratos 11.2)(grasas-mono 0) (desayuno si) (almuerzo si) (comida si) (merienda si) (cena si))" calcext:value-type="string">
            <text:p>(alimento (id 151) (nombre nuez) (grupo 3) (veces 5) (tipo energeticos) <text:s/>(racion 40) (kcal 670) (proteinas 15.6) (grasas 63.3) (hidratos 11.2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Patatas, legumbres y frutos secos</text:p>
          </table:table-cell>
          <table:table-cell table:style-name="ce3" office:value-type="string" calcext:value-type="string">
            <text:p>Nuez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153]*[.L153]/100" office:value-type="float" office:value="201" calcext:value-type="float">
            <text:p>201</text:p>
          </table:table-cell>
          <table:table-cell table:style-name="ce3" table:formula="of:=[.K153]*[.M153]*4/100" office:value-type="float" office:value="18.72" calcext:value-type="float">
            <text:p>18,72</text:p>
          </table:table-cell>
          <table:table-cell table:style-name="ce3" table:formula="of:=[.K153]*[.O153]*4/100" office:value-type="float" office:value="13.44" calcext:value-type="float">
            <text:p>13,44</text:p>
          </table:table-cell>
          <table:table-cell table:style-name="ce3" table:formula="of:=[.K153]*[.N153]*9/100" office:value-type="float" office:value="170.91" calcext:value-type="float">
            <text:p>170,9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70" calcext:value-type="float">
            <text:p>670</text:p>
          </table:table-cell>
          <table:table-cell table:style-name="ce6" office:value-type="float" office:value="15.6" calcext:value-type="float">
            <text:p>15.6</text:p>
          </table:table-cell>
          <table:table-cell table:style-name="ce6" office:value-type="float" office:value="63.3" calcext:value-type="float">
            <text:p>63.3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53]);&quot; &quot;;&quot;-&quot;);&quot;á&quot;;&quot;a&quot;);&quot;é&quot;;&quot;e&quot;);&quot;í&quot;;&quot;i&quot;);&quot;ó&quot;;&quot;o&quot;);&quot;ú&quot;;&quot;u&quot;)" office:value-type="string" office:string-value="nuez" calcext:value-type="string">
            <text:p>nuez</text:p>
          </table:table-cell>
          <table:table-cell table:style-name="ce12" table:formula="of:=CONCATENATE(&quot;(alimento (id &quot;;[.A153];&quot;) (nombre &quot;;[.V153];&quot;) (grupo &quot;;[.D153];&quot;) (veces &quot;;[.E153];&quot;) (tipo &quot;;[.F153];&quot;)  (racion &quot;;[.K153];&quot;) (kcal &quot;;[.L153];&quot;) (proteinas &quot;;[.M153];&quot;) (grasas &quot;;[.N153];&quot;) (hidratos &quot;;[.O153];&quot;)(grasas-mono &quot;;[.P153];&quot;) (desayuno &quot;;[.Q153];&quot;) (almuerzo &quot;;[.R153];&quot;) (comida &quot;;[.S153];&quot;) (merienda &quot;;[.T153];&quot;) (cena &quot;;[.U153];&quot;))&quot;)" office:value-type="string" office:string-value="(alimento (id 152) (nombre nuez) (grupo 3) (veces 5) (tipo energeticos)  (racion 30) (kcal 670) (proteinas 15,6) (grasas 63,3) (hidratos 11,2)(grasas-mono 0) (desayuno si) (almuerzo si) (comida si) (merienda si) (cena si))" calcext:value-type="string">
            <text:p>(alimento (id 152) (nombre nuez) (grupo 3) (veces 5) (tipo energeticos) <text:s/>(racion 30) (kcal 670) (proteinas 15,6) (grasas 63,3) (hidratos 11,2)(grasas-mono 0) (desayuno si) (almuerzo si) (comida si) (merienda si) (cena si))</text:p>
          </table:table-cell>
          <table:table-cell table:style-name="ce2" table:formula="of:=SUBSTITUTE([.W153];&quot;,&quot;;&quot;.&quot;)" office:value-type="string" office:string-value="(alimento (id 152) (nombre nuez) (grupo 3) (veces 5) (tipo energeticos)  (racion 30) (kcal 670) (proteinas 15.6) (grasas 63.3) (hidratos 11.2)(grasas-mono 0) (desayuno si) (almuerzo si) (comida si) (merienda si) (cena si))" calcext:value-type="string">
            <text:p>(alimento (id 152) (nombre nuez) (grupo 3) (veces 5) (tipo energeticos) <text:s/>(racion 30) (kcal 670) (proteinas 15.6) (grasas 63.3) (hidratos 11.2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Patatas, legumbres y frutos secos</text:p>
          </table:table-cell>
          <table:table-cell table:style-name="ce3" office:value-type="string" calcext:value-type="string">
            <text:p>Lentejas guisada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154]*[.L154]/100" office:value-type="float" office:value="150" calcext:value-type="float">
            <text:p>150</text:p>
          </table:table-cell>
          <table:table-cell table:style-name="ce3" table:formula="of:=[.K154]*[.M154]*4/100" office:value-type="float" office:value="33" calcext:value-type="float">
            <text:p>33</text:p>
          </table:table-cell>
          <table:table-cell table:style-name="ce3" table:formula="of:=[.K154]*[.O154]*4/100" office:value-type="float" office:value="77.5" calcext:value-type="float">
            <text:p>77,5</text:p>
          </table:table-cell>
          <table:table-cell table:style-name="ce3" table:formula="of:=[.K154]*[.N154]*9/100" office:value-type="float" office:value="39.375" calcext:value-type="float">
            <text:p>39,37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20" calcext:value-type="float">
            <text:p>120</text:p>
          </table:table-cell>
          <table:table-cell table:style-name="ce6" office:value-type="float" office:value="6.6" calcext:value-type="float">
            <text:p>6.6</text:p>
          </table:table-cell>
          <table:table-cell table:style-name="ce6" office:value-type="float" office:value="3.5" calcext:value-type="float">
            <text:p>3.5</text:p>
          </table:table-cell>
          <table:table-cell table:style-name="ce6" office:value-type="float" office:value="15.5" calcext:value-type="float">
            <text:p>15.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54]);&quot; &quot;;&quot;-&quot;);&quot;á&quot;;&quot;a&quot;);&quot;é&quot;;&quot;e&quot;);&quot;í&quot;;&quot;i&quot;);&quot;ó&quot;;&quot;o&quot;);&quot;ú&quot;;&quot;u&quot;)" office:value-type="string" office:string-value="lentejas-guisadas" calcext:value-type="string">
            <text:p>lentejas-guisadas</text:p>
          </table:table-cell>
          <table:table-cell table:style-name="ce12" table:formula="of:=CONCATENATE(&quot;(alimento (id &quot;;[.A154];&quot;) (nombre &quot;;[.V154];&quot;) (grupo &quot;;[.D154];&quot;) (veces &quot;;[.E154];&quot;) (tipo &quot;;[.F154];&quot;)  (racion &quot;;[.K154];&quot;) (kcal &quot;;[.L154];&quot;) (proteinas &quot;;[.M154];&quot;) (grasas &quot;;[.N154];&quot;) (hidratos &quot;;[.O154];&quot;)(grasas-mono &quot;;[.P154];&quot;) (desayuno &quot;;[.Q154];&quot;) (almuerzo &quot;;[.R154];&quot;) (comida &quot;;[.S154];&quot;) (merienda &quot;;[.T154];&quot;) (cena &quot;;[.U154];&quot;))&quot;)" office:value-type="string" office:string-value="(alimento (id 153) (nombre lentejas-guisadas) (grupo 3) (veces 1) (tipo energeticos)  (racion 125) (kcal 120) (proteinas 6,6) (grasas 3,5) (hidratos 15,5)(grasas-mono 0) (desayuno no) (almuerzo no) (comida si) (merienda no) (cena si))" calcext:value-type="string">
            <text:p>(alimento (id 153) (nombre lentejas-guisadas) (grupo 3) (veces 1) (tipo energeticos) <text:s/>(racion 125) (kcal 120) (proteinas 6,6) (grasas 3,5) (hidratos 15,5)(grasas-mono 0) (desayuno no) (almuerzo no) (comida si) (merienda no) (cena si))</text:p>
          </table:table-cell>
          <table:table-cell table:style-name="ce2" table:formula="of:=SUBSTITUTE([.W154];&quot;,&quot;;&quot;.&quot;)" office:value-type="string" office:string-value="(alimento (id 153) (nombre lentejas-guisadas) (grupo 3) (veces 1) (tipo energeticos)  (racion 125) (kcal 120) (proteinas 6.6) (grasas 3.5) (hidratos 15.5)(grasas-mono 0) (desayuno no) (almuerzo no) (comida si) (merienda no) (cena si))" calcext:value-type="string">
            <text:p>(alimento (id 153) (nombre lentejas-guisadas) (grupo 3) (veces 1) (tipo energeticos) <text:s/>(racion 125) (kcal 120) (proteinas 6.6) (grasas 3.5) (hidratos 15.5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Patatas, legumbres y frutos secos</text:p>
          </table:table-cell>
          <table:table-cell table:style-name="ce3" office:value-type="string" calcext:value-type="string">
            <text:p>Lentejas guisada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155]*[.L155]/100" office:value-type="float" office:value="90" calcext:value-type="float">
            <text:p>90</text:p>
          </table:table-cell>
          <table:table-cell table:style-name="ce3" table:formula="of:=[.K155]*[.M155]*4/100" office:value-type="float" office:value="19.8" calcext:value-type="float">
            <text:p>19,8</text:p>
          </table:table-cell>
          <table:table-cell table:style-name="ce3" table:formula="of:=[.K155]*[.O155]*4/100" office:value-type="float" office:value="46.5" calcext:value-type="float">
            <text:p>46,5</text:p>
          </table:table-cell>
          <table:table-cell table:style-name="ce3" table:formula="of:=[.K155]*[.N155]*9/100" office:value-type="float" office:value="23.625" calcext:value-type="float">
            <text:p>23,62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20" calcext:value-type="float">
            <text:p>120</text:p>
          </table:table-cell>
          <table:table-cell table:style-name="ce6" office:value-type="float" office:value="6.6" calcext:value-type="float">
            <text:p>6.6</text:p>
          </table:table-cell>
          <table:table-cell table:style-name="ce6" office:value-type="float" office:value="3.5" calcext:value-type="float">
            <text:p>3.5</text:p>
          </table:table-cell>
          <table:table-cell table:style-name="ce6" office:value-type="float" office:value="15.5" calcext:value-type="float">
            <text:p>15.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55]);&quot; &quot;;&quot;-&quot;);&quot;á&quot;;&quot;a&quot;);&quot;é&quot;;&quot;e&quot;);&quot;í&quot;;&quot;i&quot;);&quot;ó&quot;;&quot;o&quot;);&quot;ú&quot;;&quot;u&quot;)" office:value-type="string" office:string-value="lentejas-guisadas" calcext:value-type="string">
            <text:p>lentejas-guisadas</text:p>
          </table:table-cell>
          <table:table-cell table:style-name="ce12" table:formula="of:=CONCATENATE(&quot;(alimento (id &quot;;[.A155];&quot;) (nombre &quot;;[.V155];&quot;) (grupo &quot;;[.D155];&quot;) (veces &quot;;[.E155];&quot;) (tipo &quot;;[.F155];&quot;)  (racion &quot;;[.K155];&quot;) (kcal &quot;;[.L155];&quot;) (proteinas &quot;;[.M155];&quot;) (grasas &quot;;[.N155];&quot;) (hidratos &quot;;[.O155];&quot;)(grasas-mono &quot;;[.P155];&quot;) (desayuno &quot;;[.Q155];&quot;) (almuerzo &quot;;[.R155];&quot;) (comida &quot;;[.S155];&quot;) (merienda &quot;;[.T155];&quot;) (cena &quot;;[.U155];&quot;))&quot;)" office:value-type="string" office:string-value="(alimento (id 154) (nombre lentejas-guisadas) (grupo 3) (veces 1) (tipo energeticos)  (racion 75) (kcal 120) (proteinas 6,6) (grasas 3,5) (hidratos 15,5)(grasas-mono 0) (desayuno no) (almuerzo no) (comida si) (merienda no) (cena si))" calcext:value-type="string">
            <text:p>(alimento (id 154) (nombre lentejas-guisadas) (grupo 3) (veces 1) (tipo energeticos) <text:s/>(racion 75) (kcal 120) (proteinas 6,6) (grasas 3,5) (hidratos 15,5)(grasas-mono 0) (desayuno no) (almuerzo no) (comida si) (merienda no) (cena si))</text:p>
          </table:table-cell>
          <table:table-cell table:style-name="ce2" table:formula="of:=SUBSTITUTE([.W155];&quot;,&quot;;&quot;.&quot;)" office:value-type="string" office:string-value="(alimento (id 154) (nombre lentejas-guisadas) (grupo 3) (veces 1) (tipo energeticos)  (racion 75) (kcal 120) (proteinas 6.6) (grasas 3.5) (hidratos 15.5)(grasas-mono 0) (desayuno no) (almuerzo no) (comida si) (merienda no) (cena si))" calcext:value-type="string">
            <text:p>(alimento (id 154) (nombre lentejas-guisadas) (grupo 3) (veces 1) (tipo energeticos) <text:s/>(racion 75) (kcal 120) (proteinas 6.6) (grasas 3.5) (hidratos 15.5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Patatas, legumbres y frutos secos</text:p>
          </table:table-cell>
          <table:table-cell table:style-name="ce3" office:value-type="string" calcext:value-type="string">
            <text:p>Lentejas guisada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156]*[.L156]/100" office:value-type="float" office:value="240" calcext:value-type="float">
            <text:p>240</text:p>
          </table:table-cell>
          <table:table-cell table:style-name="ce3" table:formula="of:=[.K156]*[.M156]*4/100" office:value-type="float" office:value="52.8" calcext:value-type="float">
            <text:p>52,8</text:p>
          </table:table-cell>
          <table:table-cell table:style-name="ce3" table:formula="of:=[.K156]*[.O156]*4/100" office:value-type="float" office:value="124" calcext:value-type="float">
            <text:p>124</text:p>
          </table:table-cell>
          <table:table-cell table:style-name="ce3" table:formula="of:=[.K156]*[.N156]*9/100" office:value-type="float" office:value="63" calcext:value-type="float">
            <text:p>63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20" calcext:value-type="float">
            <text:p>120</text:p>
          </table:table-cell>
          <table:table-cell table:style-name="ce6" office:value-type="float" office:value="6.6" calcext:value-type="float">
            <text:p>6.6</text:p>
          </table:table-cell>
          <table:table-cell table:style-name="ce6" office:value-type="float" office:value="3.5" calcext:value-type="float">
            <text:p>3.5</text:p>
          </table:table-cell>
          <table:table-cell table:style-name="ce6" office:value-type="float" office:value="15.5" calcext:value-type="float">
            <text:p>15.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56]);&quot; &quot;;&quot;-&quot;);&quot;á&quot;;&quot;a&quot;);&quot;é&quot;;&quot;e&quot;);&quot;í&quot;;&quot;i&quot;);&quot;ó&quot;;&quot;o&quot;);&quot;ú&quot;;&quot;u&quot;)" office:value-type="string" office:string-value="lentejas-guisadas" calcext:value-type="string">
            <text:p>lentejas-guisadas</text:p>
          </table:table-cell>
          <table:table-cell table:style-name="ce12" table:formula="of:=CONCATENATE(&quot;(alimento (id &quot;;[.A156];&quot;) (nombre &quot;;[.V156];&quot;) (grupo &quot;;[.D156];&quot;) (veces &quot;;[.E156];&quot;) (tipo &quot;;[.F156];&quot;)  (racion &quot;;[.K156];&quot;) (kcal &quot;;[.L156];&quot;) (proteinas &quot;;[.M156];&quot;) (grasas &quot;;[.N156];&quot;) (hidratos &quot;;[.O156];&quot;)(grasas-mono &quot;;[.P156];&quot;) (desayuno &quot;;[.Q156];&quot;) (almuerzo &quot;;[.R156];&quot;) (comida &quot;;[.S156];&quot;) (merienda &quot;;[.T156];&quot;) (cena &quot;;[.U156];&quot;))&quot;)" office:value-type="string" office:string-value="(alimento (id 155) (nombre lentejas-guisadas) (grupo 3) (veces 1) (tipo energeticos)  (racion 200) (kcal 120) (proteinas 6,6) (grasas 3,5) (hidratos 15,5)(grasas-mono 0) (desayuno no) (almuerzo no) (comida si) (merienda no) (cena si))" calcext:value-type="string">
            <text:p>(alimento (id 155) (nombre lentejas-guisadas) (grupo 3) (veces 1) (tipo energeticos) <text:s/>(racion 200) (kcal 120) (proteinas 6,6) (grasas 3,5) (hidratos 15,5)(grasas-mono 0) (desayuno no) (almuerzo no) (comida si) (merienda no) (cena si))</text:p>
          </table:table-cell>
          <table:table-cell table:style-name="ce2" table:formula="of:=SUBSTITUTE([.W156];&quot;,&quot;;&quot;.&quot;)" office:value-type="string" office:string-value="(alimento (id 155) (nombre lentejas-guisadas) (grupo 3) (veces 1) (tipo energeticos)  (racion 200) (kcal 120) (proteinas 6.6) (grasas 3.5) (hidratos 15.5)(grasas-mono 0) (desayuno no) (almuerzo no) (comida si) (merienda no) (cena si))" calcext:value-type="string">
            <text:p>(alimento (id 155) (nombre lentejas-guisadas) (grupo 3) (veces 1) (tipo energeticos) <text:s/>(racion 200) (kcal 120) (proteinas 6.6) (grasas 3.5) (hidratos 15.5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Patatas, legumbres y frutos secos</text:p>
          </table:table-cell>
          <table:table-cell table:style-name="ce3" office:value-type="string" calcext:value-type="string">
            <text:p>Lentejas guisada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157]*[.L157]/100" office:value-type="float" office:value="180" calcext:value-type="float">
            <text:p>180</text:p>
          </table:table-cell>
          <table:table-cell table:style-name="ce3" table:formula="of:=[.K157]*[.M157]*4/100" office:value-type="float" office:value="39.6" calcext:value-type="float">
            <text:p>39,6</text:p>
          </table:table-cell>
          <table:table-cell table:style-name="ce3" table:formula="of:=[.K157]*[.O157]*4/100" office:value-type="float" office:value="93" calcext:value-type="float">
            <text:p>93</text:p>
          </table:table-cell>
          <table:table-cell table:style-name="ce3" table:formula="of:=[.K157]*[.N157]*9/100" office:value-type="float" office:value="47.25" calcext:value-type="float">
            <text:p>47,2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20" calcext:value-type="float">
            <text:p>120</text:p>
          </table:table-cell>
          <table:table-cell table:style-name="ce6" office:value-type="float" office:value="6.6" calcext:value-type="float">
            <text:p>6.6</text:p>
          </table:table-cell>
          <table:table-cell table:style-name="ce6" office:value-type="float" office:value="3.5" calcext:value-type="float">
            <text:p>3.5</text:p>
          </table:table-cell>
          <table:table-cell table:style-name="ce6" office:value-type="float" office:value="15.5" calcext:value-type="float">
            <text:p>15.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57]);&quot; &quot;;&quot;-&quot;);&quot;á&quot;;&quot;a&quot;);&quot;é&quot;;&quot;e&quot;);&quot;í&quot;;&quot;i&quot;);&quot;ó&quot;;&quot;o&quot;);&quot;ú&quot;;&quot;u&quot;)" office:value-type="string" office:string-value="lentejas-guisadas" calcext:value-type="string">
            <text:p>lentejas-guisadas</text:p>
          </table:table-cell>
          <table:table-cell table:style-name="ce12" table:formula="of:=CONCATENATE(&quot;(alimento (id &quot;;[.A157];&quot;) (nombre &quot;;[.V157];&quot;) (grupo &quot;;[.D157];&quot;) (veces &quot;;[.E157];&quot;) (tipo &quot;;[.F157];&quot;)  (racion &quot;;[.K157];&quot;) (kcal &quot;;[.L157];&quot;) (proteinas &quot;;[.M157];&quot;) (grasas &quot;;[.N157];&quot;) (hidratos &quot;;[.O157];&quot;)(grasas-mono &quot;;[.P157];&quot;) (desayuno &quot;;[.Q157];&quot;) (almuerzo &quot;;[.R157];&quot;) (comida &quot;;[.S157];&quot;) (merienda &quot;;[.T157];&quot;) (cena &quot;;[.U157];&quot;))&quot;)" office:value-type="string" office:string-value="(alimento (id 156) (nombre lentejas-guisadas) (grupo 3) (veces 1) (tipo energeticos)  (racion 150) (kcal 120) (proteinas 6,6) (grasas 3,5) (hidratos 15,5)(grasas-mono 0) (desayuno no) (almuerzo no) (comida si) (merienda no) (cena si))" calcext:value-type="string">
            <text:p>(alimento (id 156) (nombre lentejas-guisadas) (grupo 3) (veces 1) (tipo energeticos) <text:s/>(racion 150) (kcal 120) (proteinas 6,6) (grasas 3,5) (hidratos 15,5)(grasas-mono 0) (desayuno no) (almuerzo no) (comida si) (merienda no) (cena si))</text:p>
          </table:table-cell>
          <table:table-cell table:style-name="ce2" table:formula="of:=SUBSTITUTE([.W157];&quot;,&quot;;&quot;.&quot;)" office:value-type="string" office:string-value="(alimento (id 156) (nombre lentejas-guisadas) (grupo 3) (veces 1) (tipo energeticos)  (racion 150) (kcal 120) (proteinas 6.6) (grasas 3.5) (hidratos 15.5)(grasas-mono 0) (desayuno no) (almuerzo no) (comida si) (merienda no) (cena si))" calcext:value-type="string">
            <text:p>(alimento (id 156) (nombre lentejas-guisadas) (grupo 3) (veces 1) (tipo energeticos) <text:s/>(racion 150) (kcal 120) (proteinas 6.6) (grasas 3.5) (hidratos 15.5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Patatas, legumbres y frutos secos</text:p>
          </table:table-cell>
          <table:table-cell table:style-name="ce3" office:value-type="string" calcext:value-type="string">
            <text:p>Lentejas guisada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158]*[.L158]/100" office:value-type="float" office:value="120" calcext:value-type="float">
            <text:p>120</text:p>
          </table:table-cell>
          <table:table-cell table:style-name="ce3" table:formula="of:=[.K158]*[.M158]*4/100" office:value-type="float" office:value="26.4" calcext:value-type="float">
            <text:p>26,4</text:p>
          </table:table-cell>
          <table:table-cell table:style-name="ce3" table:formula="of:=[.K158]*[.O158]*4/100" office:value-type="float" office:value="62" calcext:value-type="float">
            <text:p>62</text:p>
          </table:table-cell>
          <table:table-cell table:style-name="ce3" table:formula="of:=[.K158]*[.N158]*9/100" office:value-type="float" office:value="31.5" calcext:value-type="float">
            <text:p>31,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20" calcext:value-type="float">
            <text:p>120</text:p>
          </table:table-cell>
          <table:table-cell table:style-name="ce6" office:value-type="float" office:value="6.6" calcext:value-type="float">
            <text:p>6.6</text:p>
          </table:table-cell>
          <table:table-cell table:style-name="ce6" office:value-type="float" office:value="3.5" calcext:value-type="float">
            <text:p>3.5</text:p>
          </table:table-cell>
          <table:table-cell table:style-name="ce6" office:value-type="float" office:value="15.5" calcext:value-type="float">
            <text:p>15.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58]);&quot; &quot;;&quot;-&quot;);&quot;á&quot;;&quot;a&quot;);&quot;é&quot;;&quot;e&quot;);&quot;í&quot;;&quot;i&quot;);&quot;ó&quot;;&quot;o&quot;);&quot;ú&quot;;&quot;u&quot;)" office:value-type="string" office:string-value="lentejas-guisadas" calcext:value-type="string">
            <text:p>lentejas-guisadas</text:p>
          </table:table-cell>
          <table:table-cell table:style-name="ce12" table:formula="of:=CONCATENATE(&quot;(alimento (id &quot;;[.A158];&quot;) (nombre &quot;;[.V158];&quot;) (grupo &quot;;[.D158];&quot;) (veces &quot;;[.E158];&quot;) (tipo &quot;;[.F158];&quot;)  (racion &quot;;[.K158];&quot;) (kcal &quot;;[.L158];&quot;) (proteinas &quot;;[.M158];&quot;) (grasas &quot;;[.N158];&quot;) (hidratos &quot;;[.O158];&quot;)(grasas-mono &quot;;[.P158];&quot;) (desayuno &quot;;[.Q158];&quot;) (almuerzo &quot;;[.R158];&quot;) (comida &quot;;[.S158];&quot;) (merienda &quot;;[.T158];&quot;) (cena &quot;;[.U158];&quot;))&quot;)" office:value-type="string" office:string-value="(alimento (id 157) (nombre lentejas-guisadas) (grupo 3) (veces 1) (tipo energeticos)  (racion 100) (kcal 120) (proteinas 6,6) (grasas 3,5) (hidratos 15,5)(grasas-mono 0) (desayuno no) (almuerzo no) (comida si) (merienda no) (cena si))" calcext:value-type="string">
            <text:p>(alimento (id 157) (nombre lentejas-guisadas) (grupo 3) (veces 1) (tipo energeticos) <text:s/>(racion 100) (kcal 120) (proteinas 6,6) (grasas 3,5) (hidratos 15,5)(grasas-mono 0) (desayuno no) (almuerzo no) (comida si) (merienda no) (cena si))</text:p>
          </table:table-cell>
          <table:table-cell table:style-name="ce2" table:formula="of:=SUBSTITUTE([.W158];&quot;,&quot;;&quot;.&quot;)" office:value-type="string" office:string-value="(alimento (id 157) (nombre lentejas-guisadas) (grupo 3) (veces 1) (tipo energeticos)  (racion 100) (kcal 120) (proteinas 6.6) (grasas 3.5) (hidratos 15.5)(grasas-mono 0) (desayuno no) (almuerzo no) (comida si) (merienda no) (cena si))" calcext:value-type="string">
            <text:p>(alimento (id 157) (nombre lentejas-guisadas) (grupo 3) (veces 1) (tipo energeticos) <text:s/>(racion 100) (kcal 120) (proteinas 6.6) (grasas 3.5) (hidratos 15.5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Patatas, legumbres y frutos secos</text:p>
          </table:table-cell>
          <table:table-cell table:style-name="ce3" office:value-type="string" calcext:value-type="string">
            <text:p>Patatas asada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159]*[.L159]/100" office:value-type="float" office:value="106.5" calcext:value-type="float">
            <text:p>106,5</text:p>
          </table:table-cell>
          <table:table-cell table:style-name="ce3" table:formula="of:=[.K159]*[.M159]*4/100" office:value-type="float" office:value="8.7" calcext:value-type="float">
            <text:p>8,7</text:p>
          </table:table-cell>
          <table:table-cell table:style-name="ce3" table:formula="of:=[.K159]*[.O159]*4/100" office:value-type="float" office:value="95.1" calcext:value-type="float">
            <text:p>95,1</text:p>
          </table:table-cell>
          <table:table-cell table:style-name="ce3" table:formula="of:=[.K159]*[.N159]*9/100" office:value-type="float" office:value="2.025" calcext:value-type="float">
            <text:p>2,02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42" calcext:value-type="float">
            <text:p>142</text:p>
          </table:table-cell>
          <table:table-cell table:style-name="ce6" office:value-type="float" office:value="2.9" calcext:value-type="float">
            <text:p>2.9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31.7" calcext:value-type="float">
            <text:p>31.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59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style-name="ce12" table:formula="of:=CONCATENATE(&quot;(alimento (id &quot;;[.A159];&quot;) (nombre &quot;;[.V159];&quot;) (grupo &quot;;[.D159];&quot;) (veces &quot;;[.E159];&quot;) (tipo &quot;;[.F159];&quot;)  (racion &quot;;[.K159];&quot;) (kcal &quot;;[.L159];&quot;) (proteinas &quot;;[.M159];&quot;) (grasas &quot;;[.N159];&quot;) (hidratos &quot;;[.O159];&quot;)(grasas-mono &quot;;[.P159];&quot;) (desayuno &quot;;[.Q159];&quot;) (almuerzo &quot;;[.R159];&quot;) (comida &quot;;[.S159];&quot;) (merienda &quot;;[.T159];&quot;) (cena &quot;;[.U159];&quot;))&quot;)" office:value-type="string" office:string-value="(alimento (id 158) (nombre patatas-asadas) (grupo 3) (veces 1) (tipo energeticos)  (racion 75) (kcal 142) (proteinas 2,9) (grasas 0,3) (hidratos 31,7)(grasas-mono 0) (desayuno no) (almuerzo no) (comida si) (merienda no) (cena si))" calcext:value-type="string">
            <text:p>(alimento (id 158) (nombre patatas-asadas) (grupo 3) (veces 1) (tipo energeticos) <text:s/>(racion 75) (kcal 142) (proteinas 2,9) (grasas 0,3) (hidratos 31,7)(grasas-mono 0) (desayuno no) (almuerzo no) (comida si) (merienda no) (cena si))</text:p>
          </table:table-cell>
          <table:table-cell table:style-name="ce2" table:formula="of:=SUBSTITUTE([.W159];&quot;,&quot;;&quot;.&quot;)" office:value-type="string" office:string-value="(alimento (id 158) (nombre patatas-asadas) (grupo 3) (veces 1) (tipo energeticos)  (racion 75) (kcal 142) (proteinas 2.9) (grasas 0.3) (hidratos 31.7)(grasas-mono 0) (desayuno no) (almuerzo no) (comida si) (merienda no) (cena si))" calcext:value-type="string">
            <text:p>(alimento (id 158) (nombre patatas-asadas) (grupo 3) (veces 1) (tipo energeticos) <text:s/>(racion 75) (kcal 142) (proteinas 2.9) (grasas 0.3) (hidratos 31.7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Patatas, legumbres y frutos secos</text:p>
          </table:table-cell>
          <table:table-cell table:style-name="ce3" office:value-type="string" calcext:value-type="string">
            <text:p>Patatas asada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160]*[.L160]/100" office:value-type="float" office:value="284" calcext:value-type="float">
            <text:p>284</text:p>
          </table:table-cell>
          <table:table-cell table:style-name="ce3" table:formula="of:=[.K160]*[.M160]*4/100" office:value-type="float" office:value="23.2" calcext:value-type="float">
            <text:p>23,2</text:p>
          </table:table-cell>
          <table:table-cell table:style-name="ce3" table:formula="of:=[.K160]*[.O160]*4/100" office:value-type="float" office:value="253.6" calcext:value-type="float">
            <text:p>253,6</text:p>
          </table:table-cell>
          <table:table-cell table:style-name="ce3" table:formula="of:=[.K160]*[.N160]*9/100" office:value-type="float" office:value="5.4" calcext:value-type="float">
            <text:p>5,4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42" calcext:value-type="float">
            <text:p>142</text:p>
          </table:table-cell>
          <table:table-cell table:style-name="ce6" office:value-type="float" office:value="2.9" calcext:value-type="float">
            <text:p>2.9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31.7" calcext:value-type="float">
            <text:p>31.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60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style-name="ce12" table:formula="of:=CONCATENATE(&quot;(alimento (id &quot;;[.A160];&quot;) (nombre &quot;;[.V160];&quot;) (grupo &quot;;[.D160];&quot;) (veces &quot;;[.E160];&quot;) (tipo &quot;;[.F160];&quot;)  (racion &quot;;[.K160];&quot;) (kcal &quot;;[.L160];&quot;) (proteinas &quot;;[.M160];&quot;) (grasas &quot;;[.N160];&quot;) (hidratos &quot;;[.O160];&quot;)(grasas-mono &quot;;[.P160];&quot;) (desayuno &quot;;[.Q160];&quot;) (almuerzo &quot;;[.R160];&quot;) (comida &quot;;[.S160];&quot;) (merienda &quot;;[.T160];&quot;) (cena &quot;;[.U160];&quot;))&quot;)" office:value-type="string" office:string-value="(alimento (id 159) (nombre patatas-asadas) (grupo 3) (veces 1) (tipo energeticos)  (racion 200) (kcal 142) (proteinas 2,9) (grasas 0,3) (hidratos 31,7)(grasas-mono 0) (desayuno no) (almuerzo no) (comida si) (merienda no) (cena si))" calcext:value-type="string">
            <text:p>(alimento (id 159) (nombre patatas-asadas) (grupo 3) (veces 1) (tipo energeticos) <text:s/>(racion 200) (kcal 142) (proteinas 2,9) (grasas 0,3) (hidratos 31,7)(grasas-mono 0) (desayuno no) (almuerzo no) (comida si) (merienda no) (cena si))</text:p>
          </table:table-cell>
          <table:table-cell table:style-name="ce2" table:formula="of:=SUBSTITUTE([.W160];&quot;,&quot;;&quot;.&quot;)" office:value-type="string" office:string-value="(alimento (id 159) (nombre patatas-asadas) (grupo 3) (veces 1) (tipo energeticos)  (racion 200) (kcal 142) (proteinas 2.9) (grasas 0.3) (hidratos 31.7)(grasas-mono 0) (desayuno no) (almuerzo no) (comida si) (merienda no) (cena si))" calcext:value-type="string">
            <text:p>(alimento (id 159) (nombre patatas-asadas) (grupo 3) (veces 1) (tipo energeticos) <text:s/>(racion 200) (kcal 142) (proteinas 2.9) (grasas 0.3) (hidratos 31.7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Patatas, legumbres y frutos secos</text:p>
          </table:table-cell>
          <table:table-cell table:style-name="ce3" office:value-type="string" calcext:value-type="string">
            <text:p>Patatas asada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161]*[.L161]/100" office:value-type="float" office:value="248.5" calcext:value-type="float">
            <text:p>248,5</text:p>
          </table:table-cell>
          <table:table-cell table:style-name="ce3" table:formula="of:=[.K161]*[.M161]*4/100" office:value-type="float" office:value="20.3" calcext:value-type="float">
            <text:p>20,3</text:p>
          </table:table-cell>
          <table:table-cell table:style-name="ce3" table:formula="of:=[.K161]*[.O161]*4/100" office:value-type="float" office:value="221.9" calcext:value-type="float">
            <text:p>221,9</text:p>
          </table:table-cell>
          <table:table-cell table:style-name="ce3" table:formula="of:=[.K161]*[.N161]*9/100" office:value-type="float" office:value="4.725" calcext:value-type="float">
            <text:p>4,725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42" calcext:value-type="float">
            <text:p>142</text:p>
          </table:table-cell>
          <table:table-cell table:style-name="ce6" office:value-type="float" office:value="2.9" calcext:value-type="float">
            <text:p>2.9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31.7" calcext:value-type="float">
            <text:p>31.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61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style-name="ce12" table:formula="of:=CONCATENATE(&quot;(alimento (id &quot;;[.A161];&quot;) (nombre &quot;;[.V161];&quot;) (grupo &quot;;[.D161];&quot;) (veces &quot;;[.E161];&quot;) (tipo &quot;;[.F161];&quot;)  (racion &quot;;[.K161];&quot;) (kcal &quot;;[.L161];&quot;) (proteinas &quot;;[.M161];&quot;) (grasas &quot;;[.N161];&quot;) (hidratos &quot;;[.O161];&quot;)(grasas-mono &quot;;[.P161];&quot;) (desayuno &quot;;[.Q161];&quot;) (almuerzo &quot;;[.R161];&quot;) (comida &quot;;[.S161];&quot;) (merienda &quot;;[.T161];&quot;) (cena &quot;;[.U161];&quot;))&quot;)" office:value-type="string" office:string-value="(alimento (id 160) (nombre patatas-asadas) (grupo 3) (veces 1) (tipo energeticos)  (racion 175) (kcal 142) (proteinas 2,9) (grasas 0,3) (hidratos 31,7)(grasas-mono 0) (desayuno no) (almuerzo no) (comida si) (merienda no) (cena si))" calcext:value-type="string">
            <text:p>(alimento (id 160) (nombre patatas-asadas) (grupo 3) (veces 1) (tipo energeticos) <text:s/>(racion 175) (kcal 142) (proteinas 2,9) (grasas 0,3) (hidratos 31,7)(grasas-mono 0) (desayuno no) (almuerzo no) (comida si) (merienda no) (cena si))</text:p>
          </table:table-cell>
          <table:table-cell table:style-name="ce2" table:formula="of:=SUBSTITUTE([.W161];&quot;,&quot;;&quot;.&quot;)" office:value-type="string" office:string-value="(alimento (id 160) (nombre patatas-asadas) (grupo 3) (veces 1) (tipo energeticos)  (racion 175) (kcal 142) (proteinas 2.9) (grasas 0.3) (hidratos 31.7)(grasas-mono 0) (desayuno no) (almuerzo no) (comida si) (merienda no) (cena si))" calcext:value-type="string">
            <text:p>(alimento (id 160) (nombre patatas-asadas) (grupo 3) (veces 1) (tipo energeticos) <text:s/>(racion 175) (kcal 142) (proteinas 2.9) (grasas 0.3) (hidratos 31.7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Patatas, legumbres y frutos secos</text:p>
          </table:table-cell>
          <table:table-cell table:style-name="ce3" office:value-type="string" calcext:value-type="string">
            <text:p>Patatas asada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162]*[.L162]/100" office:value-type="float" office:value="142" calcext:value-type="float">
            <text:p>142</text:p>
          </table:table-cell>
          <table:table-cell table:style-name="ce3" table:formula="of:=[.K162]*[.M162]*4/100" office:value-type="float" office:value="11.6" calcext:value-type="float">
            <text:p>11,6</text:p>
          </table:table-cell>
          <table:table-cell table:style-name="ce3" table:formula="of:=[.K162]*[.O162]*4/100" office:value-type="float" office:value="126.8" calcext:value-type="float">
            <text:p>126,8</text:p>
          </table:table-cell>
          <table:table-cell table:style-name="ce3" table:formula="of:=[.K162]*[.N162]*9/100" office:value-type="float" office:value="2.7" calcext:value-type="float">
            <text:p>2,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42" calcext:value-type="float">
            <text:p>142</text:p>
          </table:table-cell>
          <table:table-cell table:style-name="ce6" office:value-type="float" office:value="2.9" calcext:value-type="float">
            <text:p>2.9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31.7" calcext:value-type="float">
            <text:p>31.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62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style-name="ce12" table:formula="of:=CONCATENATE(&quot;(alimento (id &quot;;[.A162];&quot;) (nombre &quot;;[.V162];&quot;) (grupo &quot;;[.D162];&quot;) (veces &quot;;[.E162];&quot;) (tipo &quot;;[.F162];&quot;)  (racion &quot;;[.K162];&quot;) (kcal &quot;;[.L162];&quot;) (proteinas &quot;;[.M162];&quot;) (grasas &quot;;[.N162];&quot;) (hidratos &quot;;[.O162];&quot;)(grasas-mono &quot;;[.P162];&quot;) (desayuno &quot;;[.Q162];&quot;) (almuerzo &quot;;[.R162];&quot;) (comida &quot;;[.S162];&quot;) (merienda &quot;;[.T162];&quot;) (cena &quot;;[.U162];&quot;))&quot;)" office:value-type="string" office:string-value="(alimento (id 161) (nombre patatas-asadas) (grupo 3) (veces 1) (tipo energeticos)  (racion 100) (kcal 142) (proteinas 2,9) (grasas 0,3) (hidratos 31,7)(grasas-mono 0) (desayuno no) (almuerzo no) (comida si) (merienda no) (cena si))" calcext:value-type="string">
            <text:p>(alimento (id 161) (nombre patatas-asadas) (grupo 3) (veces 1) (tipo energeticos) <text:s/>(racion 100) (kcal 142) (proteinas 2,9) (grasas 0,3) (hidratos 31,7)(grasas-mono 0) (desayuno no) (almuerzo no) (comida si) (merienda no) (cena si))</text:p>
          </table:table-cell>
          <table:table-cell table:style-name="ce2" table:formula="of:=SUBSTITUTE([.W162];&quot;,&quot;;&quot;.&quot;)" office:value-type="string" office:string-value="(alimento (id 161) (nombre patatas-asadas) (grupo 3) (veces 1) (tipo energeticos)  (racion 100) (kcal 142) (proteinas 2.9) (grasas 0.3) (hidratos 31.7)(grasas-mono 0) (desayuno no) (almuerzo no) (comida si) (merienda no) (cena si))" calcext:value-type="string">
            <text:p>(alimento (id 161) (nombre patatas-asadas) (grupo 3) (veces 1) (tipo energeticos) <text:s/>(racion 100) (kcal 142) (proteinas 2.9) (grasas 0.3) (hidratos 31.7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Patatas, legumbres y frutos secos</text:p>
          </table:table-cell>
          <table:table-cell table:style-name="ce3" office:value-type="string" calcext:value-type="string">
            <text:p>Patatas asada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163]*[.L163]/100" office:value-type="float" office:value="213" calcext:value-type="float">
            <text:p>213</text:p>
          </table:table-cell>
          <table:table-cell table:style-name="ce3" table:formula="of:=[.K163]*[.M163]*4/100" office:value-type="float" office:value="17.4" calcext:value-type="float">
            <text:p>17,4</text:p>
          </table:table-cell>
          <table:table-cell table:style-name="ce3" table:formula="of:=[.K163]*[.O163]*4/100" office:value-type="float" office:value="190.2" calcext:value-type="float">
            <text:p>190,2</text:p>
          </table:table-cell>
          <table:table-cell table:style-name="ce3" table:formula="of:=[.K163]*[.N163]*9/100" office:value-type="float" office:value="4.05" calcext:value-type="float">
            <text:p>4,0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42" calcext:value-type="float">
            <text:p>142</text:p>
          </table:table-cell>
          <table:table-cell table:style-name="ce6" office:value-type="float" office:value="2.9" calcext:value-type="float">
            <text:p>2.9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31.7" calcext:value-type="float">
            <text:p>31.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63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style-name="ce12" table:formula="of:=CONCATENATE(&quot;(alimento (id &quot;;[.A163];&quot;) (nombre &quot;;[.V163];&quot;) (grupo &quot;;[.D163];&quot;) (veces &quot;;[.E163];&quot;) (tipo &quot;;[.F163];&quot;)  (racion &quot;;[.K163];&quot;) (kcal &quot;;[.L163];&quot;) (proteinas &quot;;[.M163];&quot;) (grasas &quot;;[.N163];&quot;) (hidratos &quot;;[.O163];&quot;)(grasas-mono &quot;;[.P163];&quot;) (desayuno &quot;;[.Q163];&quot;) (almuerzo &quot;;[.R163];&quot;) (comida &quot;;[.S163];&quot;) (merienda &quot;;[.T163];&quot;) (cena &quot;;[.U163];&quot;))&quot;)" office:value-type="string" office:string-value="(alimento (id 162) (nombre patatas-asadas) (grupo 3) (veces 1) (tipo energeticos)  (racion 150) (kcal 142) (proteinas 2,9) (grasas 0,3) (hidratos 31,7)(grasas-mono 0) (desayuno no) (almuerzo no) (comida si) (merienda no) (cena si))" calcext:value-type="string">
            <text:p>(alimento (id 162) (nombre patatas-asadas) (grupo 3) (veces 1) (tipo energeticos) <text:s/>(racion 150) (kcal 142) (proteinas 2,9) (grasas 0,3) (hidratos 31,7)(grasas-mono 0) (desayuno no) (almuerzo no) (comida si) (merienda no) (cena si))</text:p>
          </table:table-cell>
          <table:table-cell table:style-name="ce2" table:formula="of:=SUBSTITUTE([.W163];&quot;,&quot;;&quot;.&quot;)" office:value-type="string" office:string-value="(alimento (id 162) (nombre patatas-asadas) (grupo 3) (veces 1) (tipo energeticos)  (racion 150) (kcal 142) (proteinas 2.9) (grasas 0.3) (hidratos 31.7)(grasas-mono 0) (desayuno no) (almuerzo no) (comida si) (merienda no) (cena si))" calcext:value-type="string">
            <text:p>(alimento (id 162) (nombre patatas-asadas) (grupo 3) (veces 1) (tipo energeticos) <text:s/>(racion 150) (kcal 142) (proteinas 2.9) (grasas 0.3) (hidratos 31.7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Patatas, legumbres y frutos secos</text:p>
          </table:table-cell>
          <table:table-cell table:style-name="ce3" office:value-type="string" calcext:value-type="string">
            <text:p>Patatas asada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164]*[.L164]/100" office:value-type="float" office:value="71" calcext:value-type="float">
            <text:p>71</text:p>
          </table:table-cell>
          <table:table-cell table:style-name="ce3" table:formula="of:=[.K164]*[.M164]*4/100" office:value-type="float" office:value="5.8" calcext:value-type="float">
            <text:p>5,8</text:p>
          </table:table-cell>
          <table:table-cell table:style-name="ce3" table:formula="of:=[.K164]*[.O164]*4/100" office:value-type="float" office:value="63.4" calcext:value-type="float">
            <text:p>63,4</text:p>
          </table:table-cell>
          <table:table-cell table:style-name="ce3" table:formula="of:=[.K164]*[.N164]*9/100" office:value-type="float" office:value="1.35" calcext:value-type="float">
            <text:p>1,3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42" calcext:value-type="float">
            <text:p>142</text:p>
          </table:table-cell>
          <table:table-cell table:style-name="ce6" office:value-type="float" office:value="2.9" calcext:value-type="float">
            <text:p>2.9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31.7" calcext:value-type="float">
            <text:p>31.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64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style-name="ce12" table:formula="of:=CONCATENATE(&quot;(alimento (id &quot;;[.A164];&quot;) (nombre &quot;;[.V164];&quot;) (grupo &quot;;[.D164];&quot;) (veces &quot;;[.E164];&quot;) (tipo &quot;;[.F164];&quot;)  (racion &quot;;[.K164];&quot;) (kcal &quot;;[.L164];&quot;) (proteinas &quot;;[.M164];&quot;) (grasas &quot;;[.N164];&quot;) (hidratos &quot;;[.O164];&quot;)(grasas-mono &quot;;[.P164];&quot;) (desayuno &quot;;[.Q164];&quot;) (almuerzo &quot;;[.R164];&quot;) (comida &quot;;[.S164];&quot;) (merienda &quot;;[.T164];&quot;) (cena &quot;;[.U164];&quot;))&quot;)" office:value-type="string" office:string-value="(alimento (id 163) (nombre patatas-asadas) (grupo 3) (veces 1) (tipo energeticos)  (racion 50) (kcal 142) (proteinas 2,9) (grasas 0,3) (hidratos 31,7)(grasas-mono 0) (desayuno no) (almuerzo no) (comida si) (merienda no) (cena si))" calcext:value-type="string">
            <text:p>(alimento (id 163) (nombre patatas-asadas) (grupo 3) (veces 1) (tipo energeticos) <text:s/>(racion 50) (kcal 142) (proteinas 2,9) (grasas 0,3) (hidratos 31,7)(grasas-mono 0) (desayuno no) (almuerzo no) (comida si) (merienda no) (cena si))</text:p>
          </table:table-cell>
          <table:table-cell table:style-name="ce2" table:formula="of:=SUBSTITUTE([.W164];&quot;,&quot;;&quot;.&quot;)" office:value-type="string" office:string-value="(alimento (id 163) (nombre patatas-asadas) (grupo 3) (veces 1) (tipo energeticos)  (racion 50) (kcal 142) (proteinas 2.9) (grasas 0.3) (hidratos 31.7)(grasas-mono 0) (desayuno no) (almuerzo no) (comida si) (merienda no) (cena si))" calcext:value-type="string">
            <text:p>(alimento (id 163) (nombre patatas-asadas) (grupo 3) (veces 1) (tipo energeticos) <text:s/>(racion 50) (kcal 142) (proteinas 2.9) (grasas 0.3) (hidratos 31.7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Patatas, legumbres y frutos secos</text:p>
          </table:table-cell>
          <table:table-cell table:style-name="ce3" office:value-type="string" calcext:value-type="string">
            <text:p>Patatas asada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165]*[.L165]/100" office:value-type="float" office:value="85.2" calcext:value-type="float">
            <text:p>85,2</text:p>
          </table:table-cell>
          <table:table-cell table:style-name="ce3" table:formula="of:=[.K165]*[.M165]*4/100" office:value-type="float" office:value="6.96" calcext:value-type="float">
            <text:p>6,96</text:p>
          </table:table-cell>
          <table:table-cell table:style-name="ce3" table:formula="of:=[.K165]*[.O165]*4/100" office:value-type="float" office:value="76.08" calcext:value-type="float">
            <text:p>76,08</text:p>
          </table:table-cell>
          <table:table-cell table:style-name="ce3" table:formula="of:=[.K165]*[.N165]*9/100" office:value-type="float" office:value="1.62" calcext:value-type="float">
            <text:p>1,6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42" calcext:value-type="float">
            <text:p>142</text:p>
          </table:table-cell>
          <table:table-cell table:style-name="ce6" office:value-type="float" office:value="2.9" calcext:value-type="float">
            <text:p>2.9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31.7" calcext:value-type="float">
            <text:p>31.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65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style-name="ce12" table:formula="of:=CONCATENATE(&quot;(alimento (id &quot;;[.A165];&quot;) (nombre &quot;;[.V165];&quot;) (grupo &quot;;[.D165];&quot;) (veces &quot;;[.E165];&quot;) (tipo &quot;;[.F165];&quot;)  (racion &quot;;[.K165];&quot;) (kcal &quot;;[.L165];&quot;) (proteinas &quot;;[.M165];&quot;) (grasas &quot;;[.N165];&quot;) (hidratos &quot;;[.O165];&quot;)(grasas-mono &quot;;[.P165];&quot;) (desayuno &quot;;[.Q165];&quot;) (almuerzo &quot;;[.R165];&quot;) (comida &quot;;[.S165];&quot;) (merienda &quot;;[.T165];&quot;) (cena &quot;;[.U165];&quot;))&quot;)" office:value-type="string" office:string-value="(alimento (id 164) (nombre patatas-asadas) (grupo 3) (veces 1) (tipo energeticos)  (racion 60) (kcal 142) (proteinas 2,9) (grasas 0,3) (hidratos 31,7)(grasas-mono 0) (desayuno no) (almuerzo no) (comida si) (merienda no) (cena si))" calcext:value-type="string">
            <text:p>(alimento (id 164) (nombre patatas-asadas) (grupo 3) (veces 1) (tipo energeticos) <text:s/>(racion 60) (kcal 142) (proteinas 2,9) (grasas 0,3) (hidratos 31,7)(grasas-mono 0) (desayuno no) (almuerzo no) (comida si) (merienda no) (cena si))</text:p>
          </table:table-cell>
          <table:table-cell table:style-name="ce2" table:formula="of:=SUBSTITUTE([.W165];&quot;,&quot;;&quot;.&quot;)" office:value-type="string" office:string-value="(alimento (id 164) (nombre patatas-asadas) (grupo 3) (veces 1) (tipo energeticos)  (racion 60) (kcal 142) (proteinas 2.9) (grasas 0.3) (hidratos 31.7)(grasas-mono 0) (desayuno no) (almuerzo no) (comida si) (merienda no) (cena si))" calcext:value-type="string">
            <text:p>(alimento (id 164) (nombre patatas-asadas) (grupo 3) (veces 1) (tipo energeticos) <text:s/>(racion 60) (kcal 142) (proteinas 2.9) (grasas 0.3) (hidratos 31.7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Patatas, legumbres y frutos secos</text:p>
          </table:table-cell>
          <table:table-cell table:style-name="ce3" office:value-type="string" calcext:value-type="string">
            <text:p>Patatas asada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166]*[.L166]/100" office:value-type="float" office:value="56.8" calcext:value-type="float">
            <text:p>56,8</text:p>
          </table:table-cell>
          <table:table-cell table:style-name="ce3" table:formula="of:=[.K166]*[.M166]*4/100" office:value-type="float" office:value="4.64" calcext:value-type="float">
            <text:p>4,64</text:p>
          </table:table-cell>
          <table:table-cell table:style-name="ce3" table:formula="of:=[.K166]*[.O166]*4/100" office:value-type="float" office:value="50.72" calcext:value-type="float">
            <text:p>50,72</text:p>
          </table:table-cell>
          <table:table-cell table:style-name="ce3" table:formula="of:=[.K166]*[.N166]*9/100" office:value-type="float" office:value="1.08" calcext:value-type="float">
            <text:p>1,0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42" calcext:value-type="float">
            <text:p>142</text:p>
          </table:table-cell>
          <table:table-cell table:style-name="ce6" office:value-type="float" office:value="2.9" calcext:value-type="float">
            <text:p>2.9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31.7" calcext:value-type="float">
            <text:p>31.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66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style-name="ce12" table:formula="of:=CONCATENATE(&quot;(alimento (id &quot;;[.A166];&quot;) (nombre &quot;;[.V166];&quot;) (grupo &quot;;[.D166];&quot;) (veces &quot;;[.E166];&quot;) (tipo &quot;;[.F166];&quot;)  (racion &quot;;[.K166];&quot;) (kcal &quot;;[.L166];&quot;) (proteinas &quot;;[.M166];&quot;) (grasas &quot;;[.N166];&quot;) (hidratos &quot;;[.O166];&quot;)(grasas-mono &quot;;[.P166];&quot;) (desayuno &quot;;[.Q166];&quot;) (almuerzo &quot;;[.R166];&quot;) (comida &quot;;[.S166];&quot;) (merienda &quot;;[.T166];&quot;) (cena &quot;;[.U166];&quot;))&quot;)" office:value-type="string" office:string-value="(alimento (id 165) (nombre patatas-asadas) (grupo 3) (veces 1) (tipo energeticos)  (racion 40) (kcal 142) (proteinas 2,9) (grasas 0,3) (hidratos 31,7)(grasas-mono 0) (desayuno no) (almuerzo no) (comida si) (merienda no) (cena si))" calcext:value-type="string">
            <text:p>(alimento (id 165) (nombre patatas-asadas) (grupo 3) (veces 1) (tipo energeticos) <text:s/>(racion 40) (kcal 142) (proteinas 2,9) (grasas 0,3) (hidratos 31,7)(grasas-mono 0) (desayuno no) (almuerzo no) (comida si) (merienda no) (cena si))</text:p>
          </table:table-cell>
          <table:table-cell table:style-name="ce2" table:formula="of:=SUBSTITUTE([.W166];&quot;,&quot;;&quot;.&quot;)" office:value-type="string" office:string-value="(alimento (id 165) (nombre patatas-asadas) (grupo 3) (veces 1) (tipo energeticos)  (racion 40) (kcal 142) (proteinas 2.9) (grasas 0.3) (hidratos 31.7)(grasas-mono 0) (desayuno no) (almuerzo no) (comida si) (merienda no) (cena si))" calcext:value-type="string">
            <text:p>(alimento (id 165) (nombre patatas-asadas) (grupo 3) (veces 1) (tipo energeticos) <text:s/>(racion 40) (kcal 142) (proteinas 2.9) (grasas 0.3) (hidratos 31.7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Verduras y hortalizas</text:p>
          </table:table-cell>
          <table:table-cell table:style-name="ce3" office:value-type="string" calcext:value-type="string">
            <text:p>Acelg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167]*[.L167]/100" office:value-type="float" office:value="75" calcext:value-type="float">
            <text:p>75</text:p>
          </table:table-cell>
          <table:table-cell table:style-name="ce3" table:formula="of:=[.K167]*[.M167]*4/100" office:value-type="float" office:value="28.8" calcext:value-type="float">
            <text:p>28,8</text:p>
          </table:table-cell>
          <table:table-cell table:style-name="ce3" table:formula="of:=[.K167]*[.O167]*4/100" office:value-type="float" office:value="55.2" calcext:value-type="float">
            <text:p>55,2</text:p>
          </table:table-cell>
          <table:table-cell table:style-name="ce3" table:formula="of:=[.K167]*[.N167]*9/100" office:value-type="float" office:value="8.1" calcext:value-type="float">
            <text:p>8,1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5" calcext:value-type="float">
            <text:p>25</text:p>
          </table:table-cell>
          <table:table-cell table:style-name="ce6" office:value-type="float" office:value="2.4" calcext:value-type="float">
            <text:p>2.4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4.6" calcext:value-type="float">
            <text:p>4.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67]);&quot; &quot;;&quot;-&quot;);&quot;á&quot;;&quot;a&quot;);&quot;é&quot;;&quot;e&quot;);&quot;í&quot;;&quot;i&quot;);&quot;ó&quot;;&quot;o&quot;);&quot;ú&quot;;&quot;u&quot;)" office:value-type="string" office:string-value="acelga" calcext:value-type="string">
            <text:p>acelga</text:p>
          </table:table-cell>
          <table:table-cell table:style-name="ce12" table:formula="of:=CONCATENATE(&quot;(alimento (id &quot;;[.A167];&quot;) (nombre &quot;;[.V167];&quot;) (grupo &quot;;[.D167];&quot;) (veces &quot;;[.E167];&quot;) (tipo &quot;;[.F167];&quot;)  (racion &quot;;[.K167];&quot;) (kcal &quot;;[.L167];&quot;) (proteinas &quot;;[.M167];&quot;) (grasas &quot;;[.N167];&quot;) (hidratos &quot;;[.O167];&quot;)(grasas-mono &quot;;[.P167];&quot;) (desayuno &quot;;[.Q167];&quot;) (almuerzo &quot;;[.R167];&quot;) (comida &quot;;[.S167];&quot;) (merienda &quot;;[.T167];&quot;) (cena &quot;;[.U167];&quot;))&quot;)" office:value-type="string" office:string-value="(alimento (id 166) (nombre acelga) (grupo 4) (veces 1) (tipo reguladores)  (racion 300) (kcal 25) (proteinas 2,4) (grasas 0,3) (hidratos 4,6)(grasas-mono 0) (desayuno no) (almuerzo no) (comida si) (merienda no) (cena si))" calcext:value-type="string">
            <text:p>(alimento (id 166) (nombre acelga) (grupo 4) (veces 1) (tipo reguladores) <text:s/>(racion 300) (kcal 25) (proteinas 2,4) (grasas 0,3) (hidratos 4,6)(grasas-mono 0) (desayuno no) (almuerzo no) (comida si) (merienda no) (cena si))</text:p>
          </table:table-cell>
          <table:table-cell table:style-name="ce2" table:formula="of:=SUBSTITUTE([.W167];&quot;,&quot;;&quot;.&quot;)" office:value-type="string" office:string-value="(alimento (id 166) (nombre acelga) (grupo 4) (veces 1) (tipo reguladores)  (racion 300) (kcal 25) (proteinas 2.4) (grasas 0.3) (hidratos 4.6)(grasas-mono 0) (desayuno no) (almuerzo no) (comida si) (merienda no) (cena si))" calcext:value-type="string">
            <text:p>(alimento (id 166) (nombre acelga) (grupo 4) (veces 1) (tipo reguladores) <text:s/>(racion 300) (kcal 25) (proteinas 2.4) (grasas 0.3) (hidratos 4.6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Verduras y hortalizas</text:p>
          </table:table-cell>
          <table:table-cell table:style-name="ce3" office:value-type="string" calcext:value-type="string">
            <text:p>Acelg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168]*[.L168]/100" office:value-type="float" office:value="62.5" calcext:value-type="float">
            <text:p>62,5</text:p>
          </table:table-cell>
          <table:table-cell table:style-name="ce3" table:formula="of:=[.K168]*[.M168]*4/100" office:value-type="float" office:value="24" calcext:value-type="float">
            <text:p>24</text:p>
          </table:table-cell>
          <table:table-cell table:style-name="ce3" table:formula="of:=[.K168]*[.O168]*4/100" office:value-type="float" office:value="46" calcext:value-type="float">
            <text:p>46</text:p>
          </table:table-cell>
          <table:table-cell table:style-name="ce3" table:formula="of:=[.K168]*[.N168]*9/100" office:value-type="float" office:value="6.75" calcext:value-type="float">
            <text:p>6,75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25" calcext:value-type="float">
            <text:p>25</text:p>
          </table:table-cell>
          <table:table-cell table:style-name="ce6" office:value-type="float" office:value="2.4" calcext:value-type="float">
            <text:p>2.4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4.6" calcext:value-type="float">
            <text:p>4.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68]);&quot; &quot;;&quot;-&quot;);&quot;á&quot;;&quot;a&quot;);&quot;é&quot;;&quot;e&quot;);&quot;í&quot;;&quot;i&quot;);&quot;ó&quot;;&quot;o&quot;);&quot;ú&quot;;&quot;u&quot;)" office:value-type="string" office:string-value="acelga" calcext:value-type="string">
            <text:p>acelga</text:p>
          </table:table-cell>
          <table:table-cell table:style-name="ce12" table:formula="of:=CONCATENATE(&quot;(alimento (id &quot;;[.A168];&quot;) (nombre &quot;;[.V168];&quot;) (grupo &quot;;[.D168];&quot;) (veces &quot;;[.E168];&quot;) (tipo &quot;;[.F168];&quot;)  (racion &quot;;[.K168];&quot;) (kcal &quot;;[.L168];&quot;) (proteinas &quot;;[.M168];&quot;) (grasas &quot;;[.N168];&quot;) (hidratos &quot;;[.O168];&quot;)(grasas-mono &quot;;[.P168];&quot;) (desayuno &quot;;[.Q168];&quot;) (almuerzo &quot;;[.R168];&quot;) (comida &quot;;[.S168];&quot;) (merienda &quot;;[.T168];&quot;) (cena &quot;;[.U168];&quot;))&quot;)" office:value-type="string" office:string-value="(alimento (id 167) (nombre acelga) (grupo 4) (veces 1) (tipo reguladores)  (racion 250) (kcal 25) (proteinas 2,4) (grasas 0,3) (hidratos 4,6)(grasas-mono 0) (desayuno no) (almuerzo no) (comida si) (merienda no) (cena si))" calcext:value-type="string">
            <text:p>(alimento (id 167) (nombre acelga) (grupo 4) (veces 1) (tipo reguladores) <text:s/>(racion 250) (kcal 25) (proteinas 2,4) (grasas 0,3) (hidratos 4,6)(grasas-mono 0) (desayuno no) (almuerzo no) (comida si) (merienda no) (cena si))</text:p>
          </table:table-cell>
          <table:table-cell table:style-name="ce2" table:formula="of:=SUBSTITUTE([.W168];&quot;,&quot;;&quot;.&quot;)" office:value-type="string" office:string-value="(alimento (id 167) (nombre acelga) (grupo 4) (veces 1) (tipo reguladores)  (racion 250) (kcal 25) (proteinas 2.4) (grasas 0.3) (hidratos 4.6)(grasas-mono 0) (desayuno no) (almuerzo no) (comida si) (merienda no) (cena si))" calcext:value-type="string">
            <text:p>(alimento (id 167) (nombre acelga) (grupo 4) (veces 1) (tipo reguladores) <text:s/>(racion 250) (kcal 25) (proteinas 2.4) (grasas 0.3) (hidratos 4.6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Verduras y hortalizas</text:p>
          </table:table-cell>
          <table:table-cell table:style-name="ce3" office:value-type="string" calcext:value-type="string">
            <text:p>Acelg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169]*[.L169]/100" office:value-type="float" office:value="50" calcext:value-type="float">
            <text:p>50</text:p>
          </table:table-cell>
          <table:table-cell table:style-name="ce3" table:formula="of:=[.K169]*[.M169]*4/100" office:value-type="float" office:value="19.2" calcext:value-type="float">
            <text:p>19,2</text:p>
          </table:table-cell>
          <table:table-cell table:style-name="ce3" table:formula="of:=[.K169]*[.O169]*4/100" office:value-type="float" office:value="36.8" calcext:value-type="float">
            <text:p>36,8</text:p>
          </table:table-cell>
          <table:table-cell table:style-name="ce3" table:formula="of:=[.K169]*[.N169]*9/100" office:value-type="float" office:value="5.4" calcext:value-type="float">
            <text:p>5,4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5" calcext:value-type="float">
            <text:p>25</text:p>
          </table:table-cell>
          <table:table-cell table:style-name="ce6" office:value-type="float" office:value="2.4" calcext:value-type="float">
            <text:p>2.4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4.6" calcext:value-type="float">
            <text:p>4.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69]);&quot; &quot;;&quot;-&quot;);&quot;á&quot;;&quot;a&quot;);&quot;é&quot;;&quot;e&quot;);&quot;í&quot;;&quot;i&quot;);&quot;ó&quot;;&quot;o&quot;);&quot;ú&quot;;&quot;u&quot;)" office:value-type="string" office:string-value="acelga" calcext:value-type="string">
            <text:p>acelga</text:p>
          </table:table-cell>
          <table:table-cell table:style-name="ce12" table:formula="of:=CONCATENATE(&quot;(alimento (id &quot;;[.A169];&quot;) (nombre &quot;;[.V169];&quot;) (grupo &quot;;[.D169];&quot;) (veces &quot;;[.E169];&quot;) (tipo &quot;;[.F169];&quot;)  (racion &quot;;[.K169];&quot;) (kcal &quot;;[.L169];&quot;) (proteinas &quot;;[.M169];&quot;) (grasas &quot;;[.N169];&quot;) (hidratos &quot;;[.O169];&quot;)(grasas-mono &quot;;[.P169];&quot;) (desayuno &quot;;[.Q169];&quot;) (almuerzo &quot;;[.R169];&quot;) (comida &quot;;[.S169];&quot;) (merienda &quot;;[.T169];&quot;) (cena &quot;;[.U169];&quot;))&quot;)" office:value-type="string" office:string-value="(alimento (id 168) (nombre acelga) (grupo 4) (veces 1) (tipo reguladores)  (racion 200) (kcal 25) (proteinas 2,4) (grasas 0,3) (hidratos 4,6)(grasas-mono 0) (desayuno no) (almuerzo no) (comida si) (merienda no) (cena si))" calcext:value-type="string">
            <text:p>(alimento (id 168) (nombre acelga) (grupo 4) (veces 1) (tipo reguladores) <text:s/>(racion 200) (kcal 25) (proteinas 2,4) (grasas 0,3) (hidratos 4,6)(grasas-mono 0) (desayuno no) (almuerzo no) (comida si) (merienda no) (cena si))</text:p>
          </table:table-cell>
          <table:table-cell table:style-name="ce2" table:formula="of:=SUBSTITUTE([.W169];&quot;,&quot;;&quot;.&quot;)" office:value-type="string" office:string-value="(alimento (id 168) (nombre acelga) (grupo 4) (veces 1) (tipo reguladores)  (racion 200) (kcal 25) (proteinas 2.4) (grasas 0.3) (hidratos 4.6)(grasas-mono 0) (desayuno no) (almuerzo no) (comida si) (merienda no) (cena si))" calcext:value-type="string">
            <text:p>(alimento (id 168) (nombre acelga) (grupo 4) (veces 1) (tipo reguladores) <text:s/>(racion 200) (kcal 25) (proteinas 2.4) (grasas 0.3) (hidratos 4.6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Verduras y hortalizas</text:p>
          </table:table-cell>
          <table:table-cell table:style-name="ce3" office:value-type="string" calcext:value-type="string">
            <text:p>Acelg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170]*[.L170]/100" office:value-type="float" office:value="37.5" calcext:value-type="float">
            <text:p>37,5</text:p>
          </table:table-cell>
          <table:table-cell table:style-name="ce3" table:formula="of:=[.K170]*[.M170]*4/100" office:value-type="float" office:value="14.4" calcext:value-type="float">
            <text:p>14,4</text:p>
          </table:table-cell>
          <table:table-cell table:style-name="ce3" table:formula="of:=[.K170]*[.O170]*4/100" office:value-type="float" office:value="27.6" calcext:value-type="float">
            <text:p>27,6</text:p>
          </table:table-cell>
          <table:table-cell table:style-name="ce3" table:formula="of:=[.K170]*[.N170]*9/100" office:value-type="float" office:value="4.05" calcext:value-type="float">
            <text:p>4,0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5" calcext:value-type="float">
            <text:p>25</text:p>
          </table:table-cell>
          <table:table-cell table:style-name="ce6" office:value-type="float" office:value="2.4" calcext:value-type="float">
            <text:p>2.4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4.6" calcext:value-type="float">
            <text:p>4.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70]);&quot; &quot;;&quot;-&quot;);&quot;á&quot;;&quot;a&quot;);&quot;é&quot;;&quot;e&quot;);&quot;í&quot;;&quot;i&quot;);&quot;ó&quot;;&quot;o&quot;);&quot;ú&quot;;&quot;u&quot;)" office:value-type="string" office:string-value="acelga" calcext:value-type="string">
            <text:p>acelga</text:p>
          </table:table-cell>
          <table:table-cell table:style-name="ce12" table:formula="of:=CONCATENATE(&quot;(alimento (id &quot;;[.A170];&quot;) (nombre &quot;;[.V170];&quot;) (grupo &quot;;[.D170];&quot;) (veces &quot;;[.E170];&quot;) (tipo &quot;;[.F170];&quot;)  (racion &quot;;[.K170];&quot;) (kcal &quot;;[.L170];&quot;) (proteinas &quot;;[.M170];&quot;) (grasas &quot;;[.N170];&quot;) (hidratos &quot;;[.O170];&quot;)(grasas-mono &quot;;[.P170];&quot;) (desayuno &quot;;[.Q170];&quot;) (almuerzo &quot;;[.R170];&quot;) (comida &quot;;[.S170];&quot;) (merienda &quot;;[.T170];&quot;) (cena &quot;;[.U170];&quot;))&quot;)" office:value-type="string" office:string-value="(alimento (id 169) (nombre acelga) (grupo 4) (veces 1) (tipo reguladores)  (racion 150) (kcal 25) (proteinas 2,4) (grasas 0,3) (hidratos 4,6)(grasas-mono 0) (desayuno no) (almuerzo no) (comida si) (merienda no) (cena si))" calcext:value-type="string">
            <text:p>(alimento (id 169) (nombre acelga) (grupo 4) (veces 1) (tipo reguladores) <text:s/>(racion 150) (kcal 25) (proteinas 2,4) (grasas 0,3) (hidratos 4,6)(grasas-mono 0) (desayuno no) (almuerzo no) (comida si) (merienda no) (cena si))</text:p>
          </table:table-cell>
          <table:table-cell table:style-name="ce2" table:formula="of:=SUBSTITUTE([.W170];&quot;,&quot;;&quot;.&quot;)" office:value-type="string" office:string-value="(alimento (id 169) (nombre acelga) (grupo 4) (veces 1) (tipo reguladores)  (racion 150) (kcal 25) (proteinas 2.4) (grasas 0.3) (hidratos 4.6)(grasas-mono 0) (desayuno no) (almuerzo no) (comida si) (merienda no) (cena si))" calcext:value-type="string">
            <text:p>(alimento (id 169) (nombre acelga) (grupo 4) (veces 1) (tipo reguladores) <text:s/>(racion 150) (kcal 25) (proteinas 2.4) (grasas 0.3) (hidratos 4.6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Verduras y hortalizas</text:p>
          </table:table-cell>
          <table:table-cell table:style-name="ce3" office:value-type="string" calcext:value-type="string">
            <text:p>Acelg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171]*[.L171]/100" office:value-type="float" office:value="25" calcext:value-type="float">
            <text:p>25</text:p>
          </table:table-cell>
          <table:table-cell table:style-name="ce3" table:formula="of:=[.K171]*[.M171]*4/100" office:value-type="float" office:value="9.6" calcext:value-type="float">
            <text:p>9,6</text:p>
          </table:table-cell>
          <table:table-cell table:style-name="ce3" table:formula="of:=[.K171]*[.O171]*4/100" office:value-type="float" office:value="18.4" calcext:value-type="float">
            <text:p>18,4</text:p>
          </table:table-cell>
          <table:table-cell table:style-name="ce3" table:formula="of:=[.K171]*[.N171]*9/100" office:value-type="float" office:value="2.7" calcext:value-type="float">
            <text:p>2,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5" calcext:value-type="float">
            <text:p>25</text:p>
          </table:table-cell>
          <table:table-cell table:style-name="ce6" office:value-type="float" office:value="2.4" calcext:value-type="float">
            <text:p>2.4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4.6" calcext:value-type="float">
            <text:p>4.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71]);&quot; &quot;;&quot;-&quot;);&quot;á&quot;;&quot;a&quot;);&quot;é&quot;;&quot;e&quot;);&quot;í&quot;;&quot;i&quot;);&quot;ó&quot;;&quot;o&quot;);&quot;ú&quot;;&quot;u&quot;)" office:value-type="string" office:string-value="acelga" calcext:value-type="string">
            <text:p>acelga</text:p>
          </table:table-cell>
          <table:table-cell table:style-name="ce12" table:formula="of:=CONCATENATE(&quot;(alimento (id &quot;;[.A171];&quot;) (nombre &quot;;[.V171];&quot;) (grupo &quot;;[.D171];&quot;) (veces &quot;;[.E171];&quot;) (tipo &quot;;[.F171];&quot;)  (racion &quot;;[.K171];&quot;) (kcal &quot;;[.L171];&quot;) (proteinas &quot;;[.M171];&quot;) (grasas &quot;;[.N171];&quot;) (hidratos &quot;;[.O171];&quot;)(grasas-mono &quot;;[.P171];&quot;) (desayuno &quot;;[.Q171];&quot;) (almuerzo &quot;;[.R171];&quot;) (comida &quot;;[.S171];&quot;) (merienda &quot;;[.T171];&quot;) (cena &quot;;[.U171];&quot;))&quot;)" office:value-type="string" office:string-value="(alimento (id 170) (nombre acelga) (grupo 4) (veces 1) (tipo reguladores)  (racion 100) (kcal 25) (proteinas 2,4) (grasas 0,3) (hidratos 4,6)(grasas-mono 0) (desayuno no) (almuerzo no) (comida si) (merienda no) (cena si))" calcext:value-type="string">
            <text:p>(alimento (id 170) (nombre acelga) (grupo 4) (veces 1) (tipo reguladores) <text:s/>(racion 100) (kcal 25) (proteinas 2,4) (grasas 0,3) (hidratos 4,6)(grasas-mono 0) (desayuno no) (almuerzo no) (comida si) (merienda no) (cena si))</text:p>
          </table:table-cell>
          <table:table-cell table:style-name="ce2" table:formula="of:=SUBSTITUTE([.W171];&quot;,&quot;;&quot;.&quot;)" office:value-type="string" office:string-value="(alimento (id 170) (nombre acelga) (grupo 4) (veces 1) (tipo reguladores)  (racion 100) (kcal 25) (proteinas 2.4) (grasas 0.3) (hidratos 4.6)(grasas-mono 0) (desayuno no) (almuerzo no) (comida si) (merienda no) (cena si))" calcext:value-type="string">
            <text:p>(alimento (id 170) (nombre acelga) (grupo 4) (veces 1) (tipo reguladores) <text:s/>(racion 100) (kcal 25) (proteinas 2.4) (grasas 0.3) (hidratos 4.6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Verduras y hortalizas</text:p>
          </table:table-cell>
          <table:table-cell table:style-name="ce3" office:value-type="string" calcext:value-type="string">
            <text:p>Lechug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172]*[.L172]/100" office:value-type="float" office:value="57" calcext:value-type="float">
            <text:p>57</text:p>
          </table:table-cell>
          <table:table-cell table:style-name="ce3" table:formula="of:=[.K172]*[.M172]*4/100" office:value-type="float" office:value="21.6" calcext:value-type="float">
            <text:p>21,6</text:p>
          </table:table-cell>
          <table:table-cell table:style-name="ce3" table:formula="of:=[.K172]*[.O172]*4/100" office:value-type="float" office:value="26.4" calcext:value-type="float">
            <text:p>26,4</text:p>
          </table:table-cell>
          <table:table-cell table:style-name="ce3" table:formula="of:=[.K172]*[.N172]*9/100" office:value-type="float" office:value="10.8" calcext:value-type="float">
            <text:p>10,8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9" calcext:value-type="float">
            <text:p>19</text:p>
          </table:table-cell>
          <table:table-cell table:style-name="ce6" office:value-type="float" office:value="1.8" calcext:value-type="float">
            <text:p>1.8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2.2" calcext:value-type="float">
            <text:p>2.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72]);&quot; &quot;;&quot;-&quot;);&quot;á&quot;;&quot;a&quot;);&quot;é&quot;;&quot;e&quot;);&quot;í&quot;;&quot;i&quot;);&quot;ó&quot;;&quot;o&quot;);&quot;ú&quot;;&quot;u&quot;)" office:value-type="string" office:string-value="lechuga" calcext:value-type="string">
            <text:p>lechuga</text:p>
          </table:table-cell>
          <table:table-cell table:style-name="ce12" table:formula="of:=CONCATENATE(&quot;(alimento (id &quot;;[.A172];&quot;) (nombre &quot;;[.V172];&quot;) (grupo &quot;;[.D172];&quot;) (veces &quot;;[.E172];&quot;) (tipo &quot;;[.F172];&quot;)  (racion &quot;;[.K172];&quot;) (kcal &quot;;[.L172];&quot;) (proteinas &quot;;[.M172];&quot;) (grasas &quot;;[.N172];&quot;) (hidratos &quot;;[.O172];&quot;)(grasas-mono &quot;;[.P172];&quot;) (desayuno &quot;;[.Q172];&quot;) (almuerzo &quot;;[.R172];&quot;) (comida &quot;;[.S172];&quot;) (merienda &quot;;[.T172];&quot;) (cena &quot;;[.U172];&quot;))&quot;)" office:value-type="string" office:string-value="(alimento (id 171) (nombre lechuga) (grupo 4) (veces 2) (tipo reguladores)  (racion 300) (kcal 19) (proteinas 1,8) (grasas 0,4) (hidratos 2,2)(grasas-mono 0) (desayuno no) (almuerzo no) (comida si) (merienda no) (cena si))" calcext:value-type="string">
            <text:p>(alimento (id 171) (nombre lechuga) (grupo 4) (veces 2) (tipo reguladores) <text:s/>(racion 300) (kcal 19) (proteinas 1,8) (grasas 0,4) (hidratos 2,2)(grasas-mono 0) (desayuno no) (almuerzo no) (comida si) (merienda no) (cena si))</text:p>
          </table:table-cell>
          <table:table-cell table:style-name="ce2" table:formula="of:=SUBSTITUTE([.W172];&quot;,&quot;;&quot;.&quot;)" office:value-type="string" office:string-value="(alimento (id 171) (nombre lechuga) (grupo 4) (veces 2) (tipo reguladores)  (racion 300) (kcal 19) (proteinas 1.8) (grasas 0.4) (hidratos 2.2)(grasas-mono 0) (desayuno no) (almuerzo no) (comida si) (merienda no) (cena si))" calcext:value-type="string">
            <text:p>(alimento (id 171) (nombre lechuga) (grupo 4) (veces 2) (tipo reguladores) <text:s/>(racion 300) (kcal 19) (proteinas 1.8) (grasas 0.4) (hidratos 2.2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Verduras y hortalizas</text:p>
          </table:table-cell>
          <table:table-cell table:style-name="ce3" office:value-type="string" calcext:value-type="string">
            <text:p>Lechug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173]*[.L173]/100" office:value-type="float" office:value="47.5" calcext:value-type="float">
            <text:p>47,5</text:p>
          </table:table-cell>
          <table:table-cell table:style-name="ce3" table:formula="of:=[.K173]*[.M173]*4/100" office:value-type="float" office:value="18" calcext:value-type="float">
            <text:p>18</text:p>
          </table:table-cell>
          <table:table-cell table:style-name="ce3" table:formula="of:=[.K173]*[.O173]*4/100" office:value-type="float" office:value="22" calcext:value-type="float">
            <text:p>22</text:p>
          </table:table-cell>
          <table:table-cell table:style-name="ce3" table:formula="of:=[.K173]*[.N173]*9/100" office:value-type="float" office:value="9" calcext:value-type="float">
            <text:p>9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9" calcext:value-type="float">
            <text:p>19</text:p>
          </table:table-cell>
          <table:table-cell table:style-name="ce6" office:value-type="float" office:value="1.8" calcext:value-type="float">
            <text:p>1.8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2.2" calcext:value-type="float">
            <text:p>2.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73]);&quot; &quot;;&quot;-&quot;);&quot;á&quot;;&quot;a&quot;);&quot;é&quot;;&quot;e&quot;);&quot;í&quot;;&quot;i&quot;);&quot;ó&quot;;&quot;o&quot;);&quot;ú&quot;;&quot;u&quot;)" office:value-type="string" office:string-value="lechuga" calcext:value-type="string">
            <text:p>lechuga</text:p>
          </table:table-cell>
          <table:table-cell table:style-name="ce12" table:formula="of:=CONCATENATE(&quot;(alimento (id &quot;;[.A173];&quot;) (nombre &quot;;[.V173];&quot;) (grupo &quot;;[.D173];&quot;) (veces &quot;;[.E173];&quot;) (tipo &quot;;[.F173];&quot;)  (racion &quot;;[.K173];&quot;) (kcal &quot;;[.L173];&quot;) (proteinas &quot;;[.M173];&quot;) (grasas &quot;;[.N173];&quot;) (hidratos &quot;;[.O173];&quot;)(grasas-mono &quot;;[.P173];&quot;) (desayuno &quot;;[.Q173];&quot;) (almuerzo &quot;;[.R173];&quot;) (comida &quot;;[.S173];&quot;) (merienda &quot;;[.T173];&quot;) (cena &quot;;[.U173];&quot;))&quot;)" office:value-type="string" office:string-value="(alimento (id 172) (nombre lechuga) (grupo 4) (veces 2) (tipo reguladores)  (racion 250) (kcal 19) (proteinas 1,8) (grasas 0,4) (hidratos 2,2)(grasas-mono 0) (desayuno no) (almuerzo no) (comida si) (merienda no) (cena si))" calcext:value-type="string">
            <text:p>(alimento (id 172) (nombre lechuga) (grupo 4) (veces 2) (tipo reguladores) <text:s/>(racion 250) (kcal 19) (proteinas 1,8) (grasas 0,4) (hidratos 2,2)(grasas-mono 0) (desayuno no) (almuerzo no) (comida si) (merienda no) (cena si))</text:p>
          </table:table-cell>
          <table:table-cell table:style-name="ce2" table:formula="of:=SUBSTITUTE([.W173];&quot;,&quot;;&quot;.&quot;)" office:value-type="string" office:string-value="(alimento (id 172) (nombre lechuga) (grupo 4) (veces 2) (tipo reguladores)  (racion 250) (kcal 19) (proteinas 1.8) (grasas 0.4) (hidratos 2.2)(grasas-mono 0) (desayuno no) (almuerzo no) (comida si) (merienda no) (cena si))" calcext:value-type="string">
            <text:p>(alimento (id 172) (nombre lechuga) (grupo 4) (veces 2) (tipo reguladores) <text:s/>(racion 250) (kcal 19) (proteinas 1.8) (grasas 0.4) (hidratos 2.2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Verduras y hortalizas</text:p>
          </table:table-cell>
          <table:table-cell table:style-name="ce3" office:value-type="string" calcext:value-type="string">
            <text:p>Lechug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174]*[.L174]/100" office:value-type="float" office:value="38" calcext:value-type="float">
            <text:p>38</text:p>
          </table:table-cell>
          <table:table-cell table:style-name="ce3" table:formula="of:=[.K174]*[.M174]*4/100" office:value-type="float" office:value="14.4" calcext:value-type="float">
            <text:p>14,4</text:p>
          </table:table-cell>
          <table:table-cell table:style-name="ce3" table:formula="of:=[.K174]*[.O174]*4/100" office:value-type="float" office:value="17.6" calcext:value-type="float">
            <text:p>17,6</text:p>
          </table:table-cell>
          <table:table-cell table:style-name="ce3" table:formula="of:=[.K174]*[.N174]*9/100" office:value-type="float" office:value="7.2" calcext:value-type="float">
            <text:p>7,2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9" calcext:value-type="float">
            <text:p>19</text:p>
          </table:table-cell>
          <table:table-cell table:style-name="ce6" office:value-type="float" office:value="1.8" calcext:value-type="float">
            <text:p>1.8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2.2" calcext:value-type="float">
            <text:p>2.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74]);&quot; &quot;;&quot;-&quot;);&quot;á&quot;;&quot;a&quot;);&quot;é&quot;;&quot;e&quot;);&quot;í&quot;;&quot;i&quot;);&quot;ó&quot;;&quot;o&quot;);&quot;ú&quot;;&quot;u&quot;)" office:value-type="string" office:string-value="lechuga" calcext:value-type="string">
            <text:p>lechuga</text:p>
          </table:table-cell>
          <table:table-cell table:style-name="ce12" table:formula="of:=CONCATENATE(&quot;(alimento (id &quot;;[.A174];&quot;) (nombre &quot;;[.V174];&quot;) (grupo &quot;;[.D174];&quot;) (veces &quot;;[.E174];&quot;) (tipo &quot;;[.F174];&quot;)  (racion &quot;;[.K174];&quot;) (kcal &quot;;[.L174];&quot;) (proteinas &quot;;[.M174];&quot;) (grasas &quot;;[.N174];&quot;) (hidratos &quot;;[.O174];&quot;)(grasas-mono &quot;;[.P174];&quot;) (desayuno &quot;;[.Q174];&quot;) (almuerzo &quot;;[.R174];&quot;) (comida &quot;;[.S174];&quot;) (merienda &quot;;[.T174];&quot;) (cena &quot;;[.U174];&quot;))&quot;)" office:value-type="string" office:string-value="(alimento (id 173) (nombre lechuga) (grupo 4) (veces 2) (tipo reguladores)  (racion 200) (kcal 19) (proteinas 1,8) (grasas 0,4) (hidratos 2,2)(grasas-mono 0) (desayuno no) (almuerzo no) (comida si) (merienda no) (cena si))" calcext:value-type="string">
            <text:p>(alimento (id 173) (nombre lechuga) (grupo 4) (veces 2) (tipo reguladores) <text:s/>(racion 200) (kcal 19) (proteinas 1,8) (grasas 0,4) (hidratos 2,2)(grasas-mono 0) (desayuno no) (almuerzo no) (comida si) (merienda no) (cena si))</text:p>
          </table:table-cell>
          <table:table-cell table:style-name="ce2" table:formula="of:=SUBSTITUTE([.W174];&quot;,&quot;;&quot;.&quot;)" office:value-type="string" office:string-value="(alimento (id 173) (nombre lechuga) (grupo 4) (veces 2) (tipo reguladores)  (racion 200) (kcal 19) (proteinas 1.8) (grasas 0.4) (hidratos 2.2)(grasas-mono 0) (desayuno no) (almuerzo no) (comida si) (merienda no) (cena si))" calcext:value-type="string">
            <text:p>(alimento (id 173) (nombre lechuga) (grupo 4) (veces 2) (tipo reguladores) <text:s/>(racion 200) (kcal 19) (proteinas 1.8) (grasas 0.4) (hidratos 2.2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Verduras y hortalizas</text:p>
          </table:table-cell>
          <table:table-cell table:style-name="ce3" office:value-type="string" calcext:value-type="string">
            <text:p>Lechug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175]*[.L175]/100" office:value-type="float" office:value="28.5" calcext:value-type="float">
            <text:p>28,5</text:p>
          </table:table-cell>
          <table:table-cell table:style-name="ce3" table:formula="of:=[.K175]*[.M175]*4/100" office:value-type="float" office:value="10.8" calcext:value-type="float">
            <text:p>10,8</text:p>
          </table:table-cell>
          <table:table-cell table:style-name="ce3" table:formula="of:=[.K175]*[.O175]*4/100" office:value-type="float" office:value="13.2" calcext:value-type="float">
            <text:p>13,2</text:p>
          </table:table-cell>
          <table:table-cell table:style-name="ce3" table:formula="of:=[.K175]*[.N175]*9/100" office:value-type="float" office:value="5.4" calcext:value-type="float">
            <text:p>5,4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9" calcext:value-type="float">
            <text:p>19</text:p>
          </table:table-cell>
          <table:table-cell table:style-name="ce6" office:value-type="float" office:value="1.8" calcext:value-type="float">
            <text:p>1.8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2.2" calcext:value-type="float">
            <text:p>2.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75]);&quot; &quot;;&quot;-&quot;);&quot;á&quot;;&quot;a&quot;);&quot;é&quot;;&quot;e&quot;);&quot;í&quot;;&quot;i&quot;);&quot;ó&quot;;&quot;o&quot;);&quot;ú&quot;;&quot;u&quot;)" office:value-type="string" office:string-value="lechuga" calcext:value-type="string">
            <text:p>lechuga</text:p>
          </table:table-cell>
          <table:table-cell table:style-name="ce12" table:formula="of:=CONCATENATE(&quot;(alimento (id &quot;;[.A175];&quot;) (nombre &quot;;[.V175];&quot;) (grupo &quot;;[.D175];&quot;) (veces &quot;;[.E175];&quot;) (tipo &quot;;[.F175];&quot;)  (racion &quot;;[.K175];&quot;) (kcal &quot;;[.L175];&quot;) (proteinas &quot;;[.M175];&quot;) (grasas &quot;;[.N175];&quot;) (hidratos &quot;;[.O175];&quot;)(grasas-mono &quot;;[.P175];&quot;) (desayuno &quot;;[.Q175];&quot;) (almuerzo &quot;;[.R175];&quot;) (comida &quot;;[.S175];&quot;) (merienda &quot;;[.T175];&quot;) (cena &quot;;[.U175];&quot;))&quot;)" office:value-type="string" office:string-value="(alimento (id 174) (nombre lechuga) (grupo 4) (veces 2) (tipo reguladores)  (racion 150) (kcal 19) (proteinas 1,8) (grasas 0,4) (hidratos 2,2)(grasas-mono 0) (desayuno no) (almuerzo no) (comida si) (merienda no) (cena si))" calcext:value-type="string">
            <text:p>(alimento (id 174) (nombre lechuga) (grupo 4) (veces 2) (tipo reguladores) <text:s/>(racion 150) (kcal 19) (proteinas 1,8) (grasas 0,4) (hidratos 2,2)(grasas-mono 0) (desayuno no) (almuerzo no) (comida si) (merienda no) (cena si))</text:p>
          </table:table-cell>
          <table:table-cell table:style-name="ce2" table:formula="of:=SUBSTITUTE([.W175];&quot;,&quot;;&quot;.&quot;)" office:value-type="string" office:string-value="(alimento (id 174) (nombre lechuga) (grupo 4) (veces 2) (tipo reguladores)  (racion 150) (kcal 19) (proteinas 1.8) (grasas 0.4) (hidratos 2.2)(grasas-mono 0) (desayuno no) (almuerzo no) (comida si) (merienda no) (cena si))" calcext:value-type="string">
            <text:p>(alimento (id 174) (nombre lechuga) (grupo 4) (veces 2) (tipo reguladores) <text:s/>(racion 150) (kcal 19) (proteinas 1.8) (grasas 0.4) (hidratos 2.2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Verduras y hortalizas</text:p>
          </table:table-cell>
          <table:table-cell table:style-name="ce3" office:value-type="string" calcext:value-type="string">
            <text:p>Lechug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176]*[.L176]/100" office:value-type="float" office:value="19" calcext:value-type="float">
            <text:p>19</text:p>
          </table:table-cell>
          <table:table-cell table:style-name="ce3" table:formula="of:=[.K176]*[.M176]*4/100" office:value-type="float" office:value="7.2" calcext:value-type="float">
            <text:p>7,2</text:p>
          </table:table-cell>
          <table:table-cell table:style-name="ce3" table:formula="of:=[.K176]*[.O176]*4/100" office:value-type="float" office:value="8.8" calcext:value-type="float">
            <text:p>8,8</text:p>
          </table:table-cell>
          <table:table-cell table:style-name="ce3" table:formula="of:=[.K176]*[.N176]*9/100" office:value-type="float" office:value="3.6" calcext:value-type="float">
            <text:p>3,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9" calcext:value-type="float">
            <text:p>19</text:p>
          </table:table-cell>
          <table:table-cell table:style-name="ce6" office:value-type="float" office:value="1.8" calcext:value-type="float">
            <text:p>1.8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2.2" calcext:value-type="float">
            <text:p>2.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76]);&quot; &quot;;&quot;-&quot;);&quot;á&quot;;&quot;a&quot;);&quot;é&quot;;&quot;e&quot;);&quot;í&quot;;&quot;i&quot;);&quot;ó&quot;;&quot;o&quot;);&quot;ú&quot;;&quot;u&quot;)" office:value-type="string" office:string-value="lechuga" calcext:value-type="string">
            <text:p>lechuga</text:p>
          </table:table-cell>
          <table:table-cell table:style-name="ce12" table:formula="of:=CONCATENATE(&quot;(alimento (id &quot;;[.A176];&quot;) (nombre &quot;;[.V176];&quot;) (grupo &quot;;[.D176];&quot;) (veces &quot;;[.E176];&quot;) (tipo &quot;;[.F176];&quot;)  (racion &quot;;[.K176];&quot;) (kcal &quot;;[.L176];&quot;) (proteinas &quot;;[.M176];&quot;) (grasas &quot;;[.N176];&quot;) (hidratos &quot;;[.O176];&quot;)(grasas-mono &quot;;[.P176];&quot;) (desayuno &quot;;[.Q176];&quot;) (almuerzo &quot;;[.R176];&quot;) (comida &quot;;[.S176];&quot;) (merienda &quot;;[.T176];&quot;) (cena &quot;;[.U176];&quot;))&quot;)" office:value-type="string" office:string-value="(alimento (id 175) (nombre lechuga) (grupo 4) (veces 2) (tipo reguladores)  (racion 100) (kcal 19) (proteinas 1,8) (grasas 0,4) (hidratos 2,2)(grasas-mono 0) (desayuno no) (almuerzo no) (comida si) (merienda no) (cena si))" calcext:value-type="string">
            <text:p>(alimento (id 175) (nombre lechuga) (grupo 4) (veces 2) (tipo reguladores) <text:s/>(racion 100) (kcal 19) (proteinas 1,8) (grasas 0,4) (hidratos 2,2)(grasas-mono 0) (desayuno no) (almuerzo no) (comida si) (merienda no) (cena si))</text:p>
          </table:table-cell>
          <table:table-cell table:style-name="ce2" table:formula="of:=SUBSTITUTE([.W176];&quot;,&quot;;&quot;.&quot;)" office:value-type="string" office:string-value="(alimento (id 175) (nombre lechuga) (grupo 4) (veces 2) (tipo reguladores)  (racion 100) (kcal 19) (proteinas 1.8) (grasas 0.4) (hidratos 2.2)(grasas-mono 0) (desayuno no) (almuerzo no) (comida si) (merienda no) (cena si))" calcext:value-type="string">
            <text:p>(alimento (id 175) (nombre lechuga) (grupo 4) (veces 2) (tipo reguladores) <text:s/>(racion 100) (kcal 19) (proteinas 1.8) (grasas 0.4) (hidratos 2.2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Verduras y hortalizas</text:p>
          </table:table-cell>
          <table:table-cell table:style-name="ce3" office:value-type="string" calcext:value-type="string">
            <text:p>Zanahori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177]*[.L177]/100" office:value-type="float" office:value="64.75" calcext:value-type="float">
            <text:p>64,75</text:p>
          </table:table-cell>
          <table:table-cell table:style-name="ce3" table:formula="of:=[.K177]*[.M177]*4/100" office:value-type="float" office:value="7" calcext:value-type="float">
            <text:p>7</text:p>
          </table:table-cell>
          <table:table-cell table:style-name="ce3" table:formula="of:=[.K177]*[.O177]*4/100" office:value-type="float" office:value="54.6" calcext:value-type="float">
            <text:p>54,6</text:p>
          </table:table-cell>
          <table:table-cell table:style-name="ce3" table:formula="of:=[.K177]*[.N177]*9/100" office:value-type="float" office:value="3.15" calcext:value-type="float">
            <text:p>3,15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37" calcext:value-type="float">
            <text:p>3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7.8" calcext:value-type="float">
            <text:p>7.8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77]);&quot; &quot;;&quot;-&quot;);&quot;á&quot;;&quot;a&quot;);&quot;é&quot;;&quot;e&quot;);&quot;í&quot;;&quot;i&quot;);&quot;ó&quot;;&quot;o&quot;);&quot;ú&quot;;&quot;u&quot;)" office:value-type="string" office:string-value="zanahoria" calcext:value-type="string">
            <text:p>zanahoria</text:p>
          </table:table-cell>
          <table:table-cell table:style-name="ce12" table:formula="of:=CONCATENATE(&quot;(alimento (id &quot;;[.A177];&quot;) (nombre &quot;;[.V177];&quot;) (grupo &quot;;[.D177];&quot;) (veces &quot;;[.E177];&quot;) (tipo &quot;;[.F177];&quot;)  (racion &quot;;[.K177];&quot;) (kcal &quot;;[.L177];&quot;) (proteinas &quot;;[.M177];&quot;) (grasas &quot;;[.N177];&quot;) (hidratos &quot;;[.O177];&quot;)(grasas-mono &quot;;[.P177];&quot;) (desayuno &quot;;[.Q177];&quot;) (almuerzo &quot;;[.R177];&quot;) (comida &quot;;[.S177];&quot;) (merienda &quot;;[.T177];&quot;) (cena &quot;;[.U177];&quot;))&quot;)" office:value-type="string" office:string-value="(alimento (id 176) (nombre zanahoria) (grupo 4) (veces 1) (tipo reguladores)  (racion 175) (kcal 37) (proteinas 1) (grasas 0,2) (hidratos 7,8)(grasas-mono 0) (desayuno no) (almuerzo si) (comida si) (merienda no) (cena si))" calcext:value-type="string">
            <text:p>(alimento (id 176) (nombre zanahoria) (grupo 4) (veces 1) (tipo reguladores) <text:s/>(racion 175) (kcal 37) (proteinas 1) (grasas 0,2) (hidratos 7,8)(grasas-mono 0) (desayuno no) (almuerzo si) (comida si) (merienda no) (cena si))</text:p>
          </table:table-cell>
          <table:table-cell table:style-name="ce2" table:formula="of:=SUBSTITUTE([.W177];&quot;,&quot;;&quot;.&quot;)" office:value-type="string" office:string-value="(alimento (id 176) (nombre zanahoria) (grupo 4) (veces 1) (tipo reguladores)  (racion 175) (kcal 37) (proteinas 1) (grasas 0.2) (hidratos 7.8)(grasas-mono 0) (desayuno no) (almuerzo si) (comida si) (merienda no) (cena si))" calcext:value-type="string">
            <text:p>(alimento (id 176) (nombre zanahoria) (grupo 4) (veces 1) (tipo reguladores) <text:s/>(racion 175) (kcal 37) (proteinas 1) (grasas 0.2) (hidratos 7.8)(grasas-mono 0) (desayuno no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Verduras y hortalizas</text:p>
          </table:table-cell>
          <table:table-cell table:style-name="ce3" office:value-type="string" calcext:value-type="string">
            <text:p>Zanahori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178]*[.L178]/100" office:value-type="float" office:value="18.5" calcext:value-type="float">
            <text:p>18,5</text:p>
          </table:table-cell>
          <table:table-cell table:style-name="ce3" table:formula="of:=[.K178]*[.M178]*4/100" office:value-type="float" office:value="2" calcext:value-type="float">
            <text:p>2</text:p>
          </table:table-cell>
          <table:table-cell table:style-name="ce3" table:formula="of:=[.K178]*[.O178]*4/100" office:value-type="float" office:value="15.6" calcext:value-type="float">
            <text:p>15,6</text:p>
          </table:table-cell>
          <table:table-cell table:style-name="ce3" table:formula="of:=[.K178]*[.N178]*9/100" office:value-type="float" office:value="0.9" calcext:value-type="float">
            <text:p>0,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7" calcext:value-type="float">
            <text:p>3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7.8" calcext:value-type="float">
            <text:p>7.8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78]);&quot; &quot;;&quot;-&quot;);&quot;á&quot;;&quot;a&quot;);&quot;é&quot;;&quot;e&quot;);&quot;í&quot;;&quot;i&quot;);&quot;ó&quot;;&quot;o&quot;);&quot;ú&quot;;&quot;u&quot;)" office:value-type="string" office:string-value="zanahoria" calcext:value-type="string">
            <text:p>zanahoria</text:p>
          </table:table-cell>
          <table:table-cell table:style-name="ce12" table:formula="of:=CONCATENATE(&quot;(alimento (id &quot;;[.A178];&quot;) (nombre &quot;;[.V178];&quot;) (grupo &quot;;[.D178];&quot;) (veces &quot;;[.E178];&quot;) (tipo &quot;;[.F178];&quot;)  (racion &quot;;[.K178];&quot;) (kcal &quot;;[.L178];&quot;) (proteinas &quot;;[.M178];&quot;) (grasas &quot;;[.N178];&quot;) (hidratos &quot;;[.O178];&quot;)(grasas-mono &quot;;[.P178];&quot;) (desayuno &quot;;[.Q178];&quot;) (almuerzo &quot;;[.R178];&quot;) (comida &quot;;[.S178];&quot;) (merienda &quot;;[.T178];&quot;) (cena &quot;;[.U178];&quot;))&quot;)" office:value-type="string" office:string-value="(alimento (id 177) (nombre zanahoria) (grupo 4) (veces 1) (tipo reguladores)  (racion 50) (kcal 37) (proteinas 1) (grasas 0,2) (hidratos 7,8)(grasas-mono 0) (desayuno no) (almuerzo si) (comida si) (merienda no) (cena si))" calcext:value-type="string">
            <text:p>(alimento (id 177) (nombre zanahoria) (grupo 4) (veces 1) (tipo reguladores) <text:s/>(racion 50) (kcal 37) (proteinas 1) (grasas 0,2) (hidratos 7,8)(grasas-mono 0) (desayuno no) (almuerzo si) (comida si) (merienda no) (cena si))</text:p>
          </table:table-cell>
          <table:table-cell table:style-name="ce2" table:formula="of:=SUBSTITUTE([.W178];&quot;,&quot;;&quot;.&quot;)" office:value-type="string" office:string-value="(alimento (id 177) (nombre zanahoria) (grupo 4) (veces 1) (tipo reguladores)  (racion 50) (kcal 37) (proteinas 1) (grasas 0.2) (hidratos 7.8)(grasas-mono 0) (desayuno no) (almuerzo si) (comida si) (merienda no) (cena si))" calcext:value-type="string">
            <text:p>(alimento (id 177) (nombre zanahoria) (grupo 4) (veces 1) (tipo reguladores) <text:s/>(racion 50) (kcal 37) (proteinas 1) (grasas 0.2) (hidratos 7.8)(grasas-mono 0) (desayuno no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Verduras y hortalizas</text:p>
          </table:table-cell>
          <table:table-cell table:style-name="ce3" office:value-type="string" calcext:value-type="string">
            <text:p>Zanahori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179]*[.L179]/100" office:value-type="float" office:value="74" calcext:value-type="float">
            <text:p>74</text:p>
          </table:table-cell>
          <table:table-cell table:style-name="ce3" table:formula="of:=[.K179]*[.M179]*4/100" office:value-type="float" office:value="8" calcext:value-type="float">
            <text:p>8</text:p>
          </table:table-cell>
          <table:table-cell table:style-name="ce3" table:formula="of:=[.K179]*[.O179]*4/100" office:value-type="float" office:value="62.4" calcext:value-type="float">
            <text:p>62,4</text:p>
          </table:table-cell>
          <table:table-cell table:style-name="ce3" table:formula="of:=[.K179]*[.N179]*9/100" office:value-type="float" office:value="3.6" calcext:value-type="float">
            <text:p>3,6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7" calcext:value-type="float">
            <text:p>3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7.8" calcext:value-type="float">
            <text:p>7.8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79]);&quot; &quot;;&quot;-&quot;);&quot;á&quot;;&quot;a&quot;);&quot;é&quot;;&quot;e&quot;);&quot;í&quot;;&quot;i&quot;);&quot;ó&quot;;&quot;o&quot;);&quot;ú&quot;;&quot;u&quot;)" office:value-type="string" office:string-value="zanahoria" calcext:value-type="string">
            <text:p>zanahoria</text:p>
          </table:table-cell>
          <table:table-cell table:style-name="ce12" table:formula="of:=CONCATENATE(&quot;(alimento (id &quot;;[.A179];&quot;) (nombre &quot;;[.V179];&quot;) (grupo &quot;;[.D179];&quot;) (veces &quot;;[.E179];&quot;) (tipo &quot;;[.F179];&quot;)  (racion &quot;;[.K179];&quot;) (kcal &quot;;[.L179];&quot;) (proteinas &quot;;[.M179];&quot;) (grasas &quot;;[.N179];&quot;) (hidratos &quot;;[.O179];&quot;)(grasas-mono &quot;;[.P179];&quot;) (desayuno &quot;;[.Q179];&quot;) (almuerzo &quot;;[.R179];&quot;) (comida &quot;;[.S179];&quot;) (merienda &quot;;[.T179];&quot;) (cena &quot;;[.U179];&quot;))&quot;)" office:value-type="string" office:string-value="(alimento (id 178) (nombre zanahoria) (grupo 4) (veces 1) (tipo reguladores)  (racion 200) (kcal 37) (proteinas 1) (grasas 0,2) (hidratos 7,8)(grasas-mono 0) (desayuno no) (almuerzo si) (comida si) (merienda no) (cena si))" calcext:value-type="string">
            <text:p>(alimento (id 178) (nombre zanahoria) (grupo 4) (veces 1) (tipo reguladores) <text:s/>(racion 200) (kcal 37) (proteinas 1) (grasas 0,2) (hidratos 7,8)(grasas-mono 0) (desayuno no) (almuerzo si) (comida si) (merienda no) (cena si))</text:p>
          </table:table-cell>
          <table:table-cell table:style-name="ce2" table:formula="of:=SUBSTITUTE([.W179];&quot;,&quot;;&quot;.&quot;)" office:value-type="string" office:string-value="(alimento (id 178) (nombre zanahoria) (grupo 4) (veces 1) (tipo reguladores)  (racion 200) (kcal 37) (proteinas 1) (grasas 0.2) (hidratos 7.8)(grasas-mono 0) (desayuno no) (almuerzo si) (comida si) (merienda no) (cena si))" calcext:value-type="string">
            <text:p>(alimento (id 178) (nombre zanahoria) (grupo 4) (veces 1) (tipo reguladores) <text:s/>(racion 200) (kcal 37) (proteinas 1) (grasas 0.2) (hidratos 7.8)(grasas-mono 0) (desayuno no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Verduras y hortalizas</text:p>
          </table:table-cell>
          <table:table-cell table:style-name="ce3" office:value-type="string" calcext:value-type="string">
            <text:p>Zanahori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180]*[.L180]/100" office:value-type="float" office:value="37" calcext:value-type="float">
            <text:p>37</text:p>
          </table:table-cell>
          <table:table-cell table:style-name="ce3" table:formula="of:=[.K180]*[.M180]*4/100" office:value-type="float" office:value="4" calcext:value-type="float">
            <text:p>4</text:p>
          </table:table-cell>
          <table:table-cell table:style-name="ce3" table:formula="of:=[.K180]*[.O180]*4/100" office:value-type="float" office:value="31.2" calcext:value-type="float">
            <text:p>31,2</text:p>
          </table:table-cell>
          <table:table-cell table:style-name="ce3" table:formula="of:=[.K180]*[.N180]*9/100" office:value-type="float" office:value="1.8" calcext:value-type="float">
            <text:p>1,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7" calcext:value-type="float">
            <text:p>3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7.8" calcext:value-type="float">
            <text:p>7.8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80]);&quot; &quot;;&quot;-&quot;);&quot;á&quot;;&quot;a&quot;);&quot;é&quot;;&quot;e&quot;);&quot;í&quot;;&quot;i&quot;);&quot;ó&quot;;&quot;o&quot;);&quot;ú&quot;;&quot;u&quot;)" office:value-type="string" office:string-value="zanahoria" calcext:value-type="string">
            <text:p>zanahoria</text:p>
          </table:table-cell>
          <table:table-cell table:style-name="ce12" table:formula="of:=CONCATENATE(&quot;(alimento (id &quot;;[.A180];&quot;) (nombre &quot;;[.V180];&quot;) (grupo &quot;;[.D180];&quot;) (veces &quot;;[.E180];&quot;) (tipo &quot;;[.F180];&quot;)  (racion &quot;;[.K180];&quot;) (kcal &quot;;[.L180];&quot;) (proteinas &quot;;[.M180];&quot;) (grasas &quot;;[.N180];&quot;) (hidratos &quot;;[.O180];&quot;)(grasas-mono &quot;;[.P180];&quot;) (desayuno &quot;;[.Q180];&quot;) (almuerzo &quot;;[.R180];&quot;) (comida &quot;;[.S180];&quot;) (merienda &quot;;[.T180];&quot;) (cena &quot;;[.U180];&quot;))&quot;)" office:value-type="string" office:string-value="(alimento (id 179) (nombre zanahoria) (grupo 4) (veces 1) (tipo reguladores)  (racion 100) (kcal 37) (proteinas 1) (grasas 0,2) (hidratos 7,8)(grasas-mono 0) (desayuno no) (almuerzo si) (comida si) (merienda no) (cena si))" calcext:value-type="string">
            <text:p>(alimento (id 179) (nombre zanahoria) (grupo 4) (veces 1) (tipo reguladores) <text:s/>(racion 100) (kcal 37) (proteinas 1) (grasas 0,2) (hidratos 7,8)(grasas-mono 0) (desayuno no) (almuerzo si) (comida si) (merienda no) (cena si))</text:p>
          </table:table-cell>
          <table:table-cell table:style-name="ce2" table:formula="of:=SUBSTITUTE([.W180];&quot;,&quot;;&quot;.&quot;)" office:value-type="string" office:string-value="(alimento (id 179) (nombre zanahoria) (grupo 4) (veces 1) (tipo reguladores)  (racion 100) (kcal 37) (proteinas 1) (grasas 0.2) (hidratos 7.8)(grasas-mono 0) (desayuno no) (almuerzo si) (comida si) (merienda no) (cena si))" calcext:value-type="string">
            <text:p>(alimento (id 179) (nombre zanahoria) (grupo 4) (veces 1) (tipo reguladores) <text:s/>(racion 100) (kcal 37) (proteinas 1) (grasas 0.2) (hidratos 7.8)(grasas-mono 0) (desayuno no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Verduras y hortalizas</text:p>
          </table:table-cell>
          <table:table-cell table:style-name="ce3" office:value-type="string" calcext:value-type="string">
            <text:p>Zanahori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181]*[.L181]/100" office:value-type="float" office:value="55.5" calcext:value-type="float">
            <text:p>55,5</text:p>
          </table:table-cell>
          <table:table-cell table:style-name="ce3" table:formula="of:=[.K181]*[.M181]*4/100" office:value-type="float" office:value="6" calcext:value-type="float">
            <text:p>6</text:p>
          </table:table-cell>
          <table:table-cell table:style-name="ce3" table:formula="of:=[.K181]*[.O181]*4/100" office:value-type="float" office:value="46.8" calcext:value-type="float">
            <text:p>46,8</text:p>
          </table:table-cell>
          <table:table-cell table:style-name="ce3" table:formula="of:=[.K181]*[.N181]*9/100" office:value-type="float" office:value="2.7" calcext:value-type="float">
            <text:p>2,7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37" calcext:value-type="float">
            <text:p>3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7.8" calcext:value-type="float">
            <text:p>7.8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81]);&quot; &quot;;&quot;-&quot;);&quot;á&quot;;&quot;a&quot;);&quot;é&quot;;&quot;e&quot;);&quot;í&quot;;&quot;i&quot;);&quot;ó&quot;;&quot;o&quot;);&quot;ú&quot;;&quot;u&quot;)" office:value-type="string" office:string-value="zanahoria" calcext:value-type="string">
            <text:p>zanahoria</text:p>
          </table:table-cell>
          <table:table-cell table:style-name="ce12" table:formula="of:=CONCATENATE(&quot;(alimento (id &quot;;[.A181];&quot;) (nombre &quot;;[.V181];&quot;) (grupo &quot;;[.D181];&quot;) (veces &quot;;[.E181];&quot;) (tipo &quot;;[.F181];&quot;)  (racion &quot;;[.K181];&quot;) (kcal &quot;;[.L181];&quot;) (proteinas &quot;;[.M181];&quot;) (grasas &quot;;[.N181];&quot;) (hidratos &quot;;[.O181];&quot;)(grasas-mono &quot;;[.P181];&quot;) (desayuno &quot;;[.Q181];&quot;) (almuerzo &quot;;[.R181];&quot;) (comida &quot;;[.S181];&quot;) (merienda &quot;;[.T181];&quot;) (cena &quot;;[.U181];&quot;))&quot;)" office:value-type="string" office:string-value="(alimento (id 180) (nombre zanahoria) (grupo 4) (veces 1) (tipo reguladores)  (racion 150) (kcal 37) (proteinas 1) (grasas 0,2) (hidratos 7,8)(grasas-mono 0) (desayuno no) (almuerzo si) (comida si) (merienda no) (cena si))" calcext:value-type="string">
            <text:p>(alimento (id 180) (nombre zanahoria) (grupo 4) (veces 1) (tipo reguladores) <text:s/>(racion 150) (kcal 37) (proteinas 1) (grasas 0,2) (hidratos 7,8)(grasas-mono 0) (desayuno no) (almuerzo si) (comida si) (merienda no) (cena si))</text:p>
          </table:table-cell>
          <table:table-cell table:style-name="ce2" table:formula="of:=SUBSTITUTE([.W181];&quot;,&quot;;&quot;.&quot;)" office:value-type="string" office:string-value="(alimento (id 180) (nombre zanahoria) (grupo 4) (veces 1) (tipo reguladores)  (racion 150) (kcal 37) (proteinas 1) (grasas 0.2) (hidratos 7.8)(grasas-mono 0) (desayuno no) (almuerzo si) (comida si) (merienda no) (cena si))" calcext:value-type="string">
            <text:p>(alimento (id 180) (nombre zanahoria) (grupo 4) (veces 1) (tipo reguladores) <text:s/>(racion 150) (kcal 37) (proteinas 1) (grasas 0.2) (hidratos 7.8)(grasas-mono 0) (desayuno no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Verduras y hortalizas</text:p>
          </table:table-cell>
          <table:table-cell table:style-name="ce3" office:value-type="string" calcext:value-type="string">
            <text:p>Tomat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182]*[.L182]/100" office:value-type="float" office:value="80" calcext:value-type="float">
            <text:p>80</text:p>
          </table:table-cell>
          <table:table-cell table:style-name="ce3" table:formula="of:=[.K182]*[.M182]*4/100" office:value-type="float" office:value="20" calcext:value-type="float">
            <text:p>20</text:p>
          </table:table-cell>
          <table:table-cell table:style-name="ce3" table:formula="of:=[.K182]*[.O182]*4/100" office:value-type="float" office:value="58" calcext:value-type="float">
            <text:p>58</text:p>
          </table:table-cell>
          <table:table-cell table:style-name="ce3" table:formula="of:=[.K182]*[.N182]*9/100" office:value-type="float" office:value="9" calcext:value-type="float">
            <text:p>9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6" calcext:value-type="float">
            <text:p>1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2.9" calcext:value-type="float">
            <text:p>2.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82]);&quot; &quot;;&quot;-&quot;);&quot;á&quot;;&quot;a&quot;);&quot;é&quot;;&quot;e&quot;);&quot;í&quot;;&quot;i&quot;);&quot;ó&quot;;&quot;o&quot;);&quot;ú&quot;;&quot;u&quot;)" office:value-type="string" office:string-value="tomate" calcext:value-type="string">
            <text:p>tomate</text:p>
          </table:table-cell>
          <table:table-cell table:style-name="ce12" table:formula="of:=CONCATENATE(&quot;(alimento (id &quot;;[.A182];&quot;) (nombre &quot;;[.V182];&quot;) (grupo &quot;;[.D182];&quot;) (veces &quot;;[.E182];&quot;) (tipo &quot;;[.F182];&quot;)  (racion &quot;;[.K182];&quot;) (kcal &quot;;[.L182];&quot;) (proteinas &quot;;[.M182];&quot;) (grasas &quot;;[.N182];&quot;) (hidratos &quot;;[.O182];&quot;)(grasas-mono &quot;;[.P182];&quot;) (desayuno &quot;;[.Q182];&quot;) (almuerzo &quot;;[.R182];&quot;) (comida &quot;;[.S182];&quot;) (merienda &quot;;[.T182];&quot;) (cena &quot;;[.U182];&quot;))&quot;)" office:value-type="string" office:string-value="(alimento (id 181) (nombre tomate) (grupo 4) (veces 2) (tipo reguladores)  (racion 500) (kcal 16) (proteinas 1) (grasas 0,2) (hidratos 2,9)(grasas-mono 0) (desayuno no) (almuerzo no) (comida si) (merienda no) (cena si))" calcext:value-type="string">
            <text:p>(alimento (id 181) (nombre tomate) (grupo 4) (veces 2) (tipo reguladores) <text:s/>(racion 500) (kcal 16) (proteinas 1) (grasas 0,2) (hidratos 2,9)(grasas-mono 0) (desayuno no) (almuerzo no) (comida si) (merienda no) (cena si))</text:p>
          </table:table-cell>
          <table:table-cell table:style-name="ce2" table:formula="of:=SUBSTITUTE([.W182];&quot;,&quot;;&quot;.&quot;)" office:value-type="string" office:string-value="(alimento (id 181) (nombre tomate) (grupo 4) (veces 2) (tipo reguladores)  (racion 500) (kcal 16) (proteinas 1) (grasas 0.2) (hidratos 2.9)(grasas-mono 0) (desayuno no) (almuerzo no) (comida si) (merienda no) (cena si))" calcext:value-type="string">
            <text:p>(alimento (id 181) (nombre tomate) (grupo 4) (veces 2) (tipo reguladores) <text:s/>(racion 500) (kcal 16) (proteinas 1) (grasas 0.2) (hidratos 2.9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Verduras y hortalizas</text:p>
          </table:table-cell>
          <table:table-cell table:style-name="ce3" office:value-type="string" calcext:value-type="string">
            <text:p>Tomat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183]*[.L183]/100" office:value-type="float" office:value="64" calcext:value-type="float">
            <text:p>64</text:p>
          </table:table-cell>
          <table:table-cell table:style-name="ce3" table:formula="of:=[.K183]*[.M183]*4/100" office:value-type="float" office:value="16" calcext:value-type="float">
            <text:p>16</text:p>
          </table:table-cell>
          <table:table-cell table:style-name="ce3" table:formula="of:=[.K183]*[.O183]*4/100" office:value-type="float" office:value="46.4" calcext:value-type="float">
            <text:p>46,4</text:p>
          </table:table-cell>
          <table:table-cell table:style-name="ce3" table:formula="of:=[.K183]*[.N183]*9/100" office:value-type="float" office:value="7.2" calcext:value-type="float">
            <text:p>7,2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6" calcext:value-type="float">
            <text:p>1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2.9" calcext:value-type="float">
            <text:p>2.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83]);&quot; &quot;;&quot;-&quot;);&quot;á&quot;;&quot;a&quot;);&quot;é&quot;;&quot;e&quot;);&quot;í&quot;;&quot;i&quot;);&quot;ó&quot;;&quot;o&quot;);&quot;ú&quot;;&quot;u&quot;)" office:value-type="string" office:string-value="tomate" calcext:value-type="string">
            <text:p>tomate</text:p>
          </table:table-cell>
          <table:table-cell table:style-name="ce12" table:formula="of:=CONCATENATE(&quot;(alimento (id &quot;;[.A183];&quot;) (nombre &quot;;[.V183];&quot;) (grupo &quot;;[.D183];&quot;) (veces &quot;;[.E183];&quot;) (tipo &quot;;[.F183];&quot;)  (racion &quot;;[.K183];&quot;) (kcal &quot;;[.L183];&quot;) (proteinas &quot;;[.M183];&quot;) (grasas &quot;;[.N183];&quot;) (hidratos &quot;;[.O183];&quot;)(grasas-mono &quot;;[.P183];&quot;) (desayuno &quot;;[.Q183];&quot;) (almuerzo &quot;;[.R183];&quot;) (comida &quot;;[.S183];&quot;) (merienda &quot;;[.T183];&quot;) (cena &quot;;[.U183];&quot;))&quot;)" office:value-type="string" office:string-value="(alimento (id 182) (nombre tomate) (grupo 4) (veces 2) (tipo reguladores)  (racion 400) (kcal 16) (proteinas 1) (grasas 0,2) (hidratos 2,9)(grasas-mono 0) (desayuno no) (almuerzo no) (comida si) (merienda no) (cena si))" calcext:value-type="string">
            <text:p>(alimento (id 182) (nombre tomate) (grupo 4) (veces 2) (tipo reguladores) <text:s/>(racion 400) (kcal 16) (proteinas 1) (grasas 0,2) (hidratos 2,9)(grasas-mono 0) (desayuno no) (almuerzo no) (comida si) (merienda no) (cena si))</text:p>
          </table:table-cell>
          <table:table-cell table:style-name="ce2" table:formula="of:=SUBSTITUTE([.W183];&quot;,&quot;;&quot;.&quot;)" office:value-type="string" office:string-value="(alimento (id 182) (nombre tomate) (grupo 4) (veces 2) (tipo reguladores)  (racion 400) (kcal 16) (proteinas 1) (grasas 0.2) (hidratos 2.9)(grasas-mono 0) (desayuno no) (almuerzo no) (comida si) (merienda no) (cena si))" calcext:value-type="string">
            <text:p>(alimento (id 182) (nombre tomate) (grupo 4) (veces 2) (tipo reguladores) <text:s/>(racion 400) (kcal 16) (proteinas 1) (grasas 0.2) (hidratos 2.9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Verduras y hortalizas</text:p>
          </table:table-cell>
          <table:table-cell table:style-name="ce3" office:value-type="string" calcext:value-type="string">
            <text:p>Tomat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184]*[.L184]/100" office:value-type="float" office:value="48" calcext:value-type="float">
            <text:p>48</text:p>
          </table:table-cell>
          <table:table-cell table:style-name="ce3" table:formula="of:=[.K184]*[.M184]*4/100" office:value-type="float" office:value="12" calcext:value-type="float">
            <text:p>12</text:p>
          </table:table-cell>
          <table:table-cell table:style-name="ce3" table:formula="of:=[.K184]*[.O184]*4/100" office:value-type="float" office:value="34.8" calcext:value-type="float">
            <text:p>34,8</text:p>
          </table:table-cell>
          <table:table-cell table:style-name="ce3" table:formula="of:=[.K184]*[.N184]*9/100" office:value-type="float" office:value="5.4" calcext:value-type="float">
            <text:p>5,4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6" calcext:value-type="float">
            <text:p>1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2.9" calcext:value-type="float">
            <text:p>2.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84]);&quot; &quot;;&quot;-&quot;);&quot;á&quot;;&quot;a&quot;);&quot;é&quot;;&quot;e&quot;);&quot;í&quot;;&quot;i&quot;);&quot;ó&quot;;&quot;o&quot;);&quot;ú&quot;;&quot;u&quot;)" office:value-type="string" office:string-value="tomate" calcext:value-type="string">
            <text:p>tomate</text:p>
          </table:table-cell>
          <table:table-cell table:style-name="ce12" table:formula="of:=CONCATENATE(&quot;(alimento (id &quot;;[.A184];&quot;) (nombre &quot;;[.V184];&quot;) (grupo &quot;;[.D184];&quot;) (veces &quot;;[.E184];&quot;) (tipo &quot;;[.F184];&quot;)  (racion &quot;;[.K184];&quot;) (kcal &quot;;[.L184];&quot;) (proteinas &quot;;[.M184];&quot;) (grasas &quot;;[.N184];&quot;) (hidratos &quot;;[.O184];&quot;)(grasas-mono &quot;;[.P184];&quot;) (desayuno &quot;;[.Q184];&quot;) (almuerzo &quot;;[.R184];&quot;) (comida &quot;;[.S184];&quot;) (merienda &quot;;[.T184];&quot;) (cena &quot;;[.U184];&quot;))&quot;)" office:value-type="string" office:string-value="(alimento (id 183) (nombre tomate) (grupo 4) (veces 2) (tipo reguladores)  (racion 300) (kcal 16) (proteinas 1) (grasas 0,2) (hidratos 2,9)(grasas-mono 0) (desayuno no) (almuerzo no) (comida si) (merienda no) (cena si))" calcext:value-type="string">
            <text:p>(alimento (id 183) (nombre tomate) (grupo 4) (veces 2) (tipo reguladores) <text:s/>(racion 300) (kcal 16) (proteinas 1) (grasas 0,2) (hidratos 2,9)(grasas-mono 0) (desayuno no) (almuerzo no) (comida si) (merienda no) (cena si))</text:p>
          </table:table-cell>
          <table:table-cell table:style-name="ce2" table:formula="of:=SUBSTITUTE([.W184];&quot;,&quot;;&quot;.&quot;)" office:value-type="string" office:string-value="(alimento (id 183) (nombre tomate) (grupo 4) (veces 2) (tipo reguladores)  (racion 300) (kcal 16) (proteinas 1) (grasas 0.2) (hidratos 2.9)(grasas-mono 0) (desayuno no) (almuerzo no) (comida si) (merienda no) (cena si))" calcext:value-type="string">
            <text:p>(alimento (id 183) (nombre tomate) (grupo 4) (veces 2) (tipo reguladores) <text:s/>(racion 300) (kcal 16) (proteinas 1) (grasas 0.2) (hidratos 2.9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Verduras y hortalizas</text:p>
          </table:table-cell>
          <table:table-cell table:style-name="ce3" office:value-type="string" calcext:value-type="string">
            <text:p>Tomat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185]*[.L185]/100" office:value-type="float" office:value="32" calcext:value-type="float">
            <text:p>32</text:p>
          </table:table-cell>
          <table:table-cell table:style-name="ce3" table:formula="of:=[.K185]*[.M185]*4/100" office:value-type="float" office:value="8" calcext:value-type="float">
            <text:p>8</text:p>
          </table:table-cell>
          <table:table-cell table:style-name="ce3" table:formula="of:=[.K185]*[.O185]*4/100" office:value-type="float" office:value="23.2" calcext:value-type="float">
            <text:p>23,2</text:p>
          </table:table-cell>
          <table:table-cell table:style-name="ce3" table:formula="of:=[.K185]*[.N185]*9/100" office:value-type="float" office:value="3.6" calcext:value-type="float">
            <text:p>3,6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6" calcext:value-type="float">
            <text:p>1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2.9" calcext:value-type="float">
            <text:p>2.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85]);&quot; &quot;;&quot;-&quot;);&quot;á&quot;;&quot;a&quot;);&quot;é&quot;;&quot;e&quot;);&quot;í&quot;;&quot;i&quot;);&quot;ó&quot;;&quot;o&quot;);&quot;ú&quot;;&quot;u&quot;)" office:value-type="string" office:string-value="tomate" calcext:value-type="string">
            <text:p>tomate</text:p>
          </table:table-cell>
          <table:table-cell table:style-name="ce12" table:formula="of:=CONCATENATE(&quot;(alimento (id &quot;;[.A185];&quot;) (nombre &quot;;[.V185];&quot;) (grupo &quot;;[.D185];&quot;) (veces &quot;;[.E185];&quot;) (tipo &quot;;[.F185];&quot;)  (racion &quot;;[.K185];&quot;) (kcal &quot;;[.L185];&quot;) (proteinas &quot;;[.M185];&quot;) (grasas &quot;;[.N185];&quot;) (hidratos &quot;;[.O185];&quot;)(grasas-mono &quot;;[.P185];&quot;) (desayuno &quot;;[.Q185];&quot;) (almuerzo &quot;;[.R185];&quot;) (comida &quot;;[.S185];&quot;) (merienda &quot;;[.T185];&quot;) (cena &quot;;[.U185];&quot;))&quot;)" office:value-type="string" office:string-value="(alimento (id 184) (nombre tomate) (grupo 4) (veces 2) (tipo reguladores)  (racion 200) (kcal 16) (proteinas 1) (grasas 0,2) (hidratos 2,9)(grasas-mono 0) (desayuno no) (almuerzo no) (comida si) (merienda no) (cena si))" calcext:value-type="string">
            <text:p>(alimento (id 184) (nombre tomate) (grupo 4) (veces 2) (tipo reguladores) <text:s/>(racion 200) (kcal 16) (proteinas 1) (grasas 0,2) (hidratos 2,9)(grasas-mono 0) (desayuno no) (almuerzo no) (comida si) (merienda no) (cena si))</text:p>
          </table:table-cell>
          <table:table-cell table:style-name="ce2" table:formula="of:=SUBSTITUTE([.W185];&quot;,&quot;;&quot;.&quot;)" office:value-type="string" office:string-value="(alimento (id 184) (nombre tomate) (grupo 4) (veces 2) (tipo reguladores)  (racion 200) (kcal 16) (proteinas 1) (grasas 0.2) (hidratos 2.9)(grasas-mono 0) (desayuno no) (almuerzo no) (comida si) (merienda no) (cena si))" calcext:value-type="string">
            <text:p>(alimento (id 184) (nombre tomate) (grupo 4) (veces 2) (tipo reguladores) <text:s/>(racion 200) (kcal 16) (proteinas 1) (grasas 0.2) (hidratos 2.9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Verduras y hortalizas</text:p>
          </table:table-cell>
          <table:table-cell table:style-name="ce3" office:value-type="string" calcext:value-type="string">
            <text:p>Tomat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186]*[.L186]/100" office:value-type="float" office:value="16" calcext:value-type="float">
            <text:p>16</text:p>
          </table:table-cell>
          <table:table-cell table:style-name="ce3" table:formula="of:=[.K186]*[.M186]*4/100" office:value-type="float" office:value="4" calcext:value-type="float">
            <text:p>4</text:p>
          </table:table-cell>
          <table:table-cell table:style-name="ce3" table:formula="of:=[.K186]*[.O186]*4/100" office:value-type="float" office:value="11.6" calcext:value-type="float">
            <text:p>11,6</text:p>
          </table:table-cell>
          <table:table-cell table:style-name="ce3" table:formula="of:=[.K186]*[.N186]*9/100" office:value-type="float" office:value="1.8" calcext:value-type="float">
            <text:p>1,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6" calcext:value-type="float">
            <text:p>1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2.9" calcext:value-type="float">
            <text:p>2.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86]);&quot; &quot;;&quot;-&quot;);&quot;á&quot;;&quot;a&quot;);&quot;é&quot;;&quot;e&quot;);&quot;í&quot;;&quot;i&quot;);&quot;ó&quot;;&quot;o&quot;);&quot;ú&quot;;&quot;u&quot;)" office:value-type="string" office:string-value="tomate" calcext:value-type="string">
            <text:p>tomate</text:p>
          </table:table-cell>
          <table:table-cell table:style-name="ce12" table:formula="of:=CONCATENATE(&quot;(alimento (id &quot;;[.A186];&quot;) (nombre &quot;;[.V186];&quot;) (grupo &quot;;[.D186];&quot;) (veces &quot;;[.E186];&quot;) (tipo &quot;;[.F186];&quot;)  (racion &quot;;[.K186];&quot;) (kcal &quot;;[.L186];&quot;) (proteinas &quot;;[.M186];&quot;) (grasas &quot;;[.N186];&quot;) (hidratos &quot;;[.O186];&quot;)(grasas-mono &quot;;[.P186];&quot;) (desayuno &quot;;[.Q186];&quot;) (almuerzo &quot;;[.R186];&quot;) (comida &quot;;[.S186];&quot;) (merienda &quot;;[.T186];&quot;) (cena &quot;;[.U186];&quot;))&quot;)" office:value-type="string" office:string-value="(alimento (id 185) (nombre tomate) (grupo 4) (veces 2) (tipo reguladores)  (racion 100) (kcal 16) (proteinas 1) (grasas 0,2) (hidratos 2,9)(grasas-mono 0) (desayuno no) (almuerzo no) (comida si) (merienda no) (cena si))" calcext:value-type="string">
            <text:p>(alimento (id 185) (nombre tomate) (grupo 4) (veces 2) (tipo reguladores) <text:s/>(racion 100) (kcal 16) (proteinas 1) (grasas 0,2) (hidratos 2,9)(grasas-mono 0) (desayuno no) (almuerzo no) (comida si) (merienda no) (cena si))</text:p>
          </table:table-cell>
          <table:table-cell table:style-name="ce2" table:formula="of:=SUBSTITUTE([.W186];&quot;,&quot;;&quot;.&quot;)" office:value-type="string" office:string-value="(alimento (id 185) (nombre tomate) (grupo 4) (veces 2) (tipo reguladores)  (racion 100) (kcal 16) (proteinas 1) (grasas 0.2) (hidratos 2.9)(grasas-mono 0) (desayuno no) (almuerzo no) (comida si) (merienda no) (cena si))" calcext:value-type="string">
            <text:p>(alimento (id 185) (nombre tomate) (grupo 4) (veces 2) (tipo reguladores) <text:s/>(racion 100) (kcal 16) (proteinas 1) (grasas 0.2) (hidratos 2.9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Verduras y hortalizas</text:p>
          </table:table-cell>
          <table:table-cell table:style-name="ce3" office:value-type="string" calcext:value-type="string">
            <text:p>Espinacas cocida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187]*[.L187]/100" office:value-type="float" office:value="268" calcext:value-type="float">
            <text:p>268</text:p>
          </table:table-cell>
          <table:table-cell table:style-name="ce3" table:formula="of:=[.K187]*[.M187]*4/100" office:value-type="float" office:value="17.6" calcext:value-type="float">
            <text:p>17,6</text:p>
          </table:table-cell>
          <table:table-cell table:style-name="ce3" table:formula="of:=[.K187]*[.O187]*4/100" office:value-type="float" office:value="3.2" calcext:value-type="float">
            <text:p>3,2</text:p>
          </table:table-cell>
          <table:table-cell table:style-name="ce3" table:formula="of:=[.K187]*[.N187]*9/100" office:value-type="float" office:value="234" calcext:value-type="float">
            <text:p>234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34" calcext:value-type="float">
            <text:p>134</text:p>
          </table:table-cell>
          <table:table-cell table:style-name="ce6" office:value-type="float" office:value="2.2" calcext:value-type="float">
            <text:p>2.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87]);&quot; &quot;;&quot;-&quot;);&quot;á&quot;;&quot;a&quot;);&quot;é&quot;;&quot;e&quot;);&quot;í&quot;;&quot;i&quot;);&quot;ó&quot;;&quot;o&quot;);&quot;ú&quot;;&quot;u&quot;)" office:value-type="string" office:string-value="espinacas-cocidas" calcext:value-type="string">
            <text:p>espinacas-cocidas</text:p>
          </table:table-cell>
          <table:table-cell table:style-name="ce12" table:formula="of:=CONCATENATE(&quot;(alimento (id &quot;;[.A187];&quot;) (nombre &quot;;[.V187];&quot;) (grupo &quot;;[.D187];&quot;) (veces &quot;;[.E187];&quot;) (tipo &quot;;[.F187];&quot;)  (racion &quot;;[.K187];&quot;) (kcal &quot;;[.L187];&quot;) (proteinas &quot;;[.M187];&quot;) (grasas &quot;;[.N187];&quot;) (hidratos &quot;;[.O187];&quot;)(grasas-mono &quot;;[.P187];&quot;) (desayuno &quot;;[.Q187];&quot;) (almuerzo &quot;;[.R187];&quot;) (comida &quot;;[.S187];&quot;) (merienda &quot;;[.T187];&quot;) (cena &quot;;[.U187];&quot;))&quot;)" office:value-type="string" office:string-value="(alimento (id 186) (nombre espinacas-cocidas) (grupo 4) (veces 1) (tipo reguladores)  (racion 200) (kcal 134) (proteinas 2,2) (grasas 13) (hidratos 0,4)(grasas-mono 0) (desayuno no) (almuerzo si) (comida si) (merienda no) (cena si))" calcext:value-type="string">
            <text:p>(alimento (id 186) (nombre espinacas-cocidas) (grupo 4) (veces 1) (tipo reguladores) <text:s/>(racion 200) (kcal 134) (proteinas 2,2) (grasas 13) (hidratos 0,4)(grasas-mono 0) (desayuno no) (almuerzo si) (comida si) (merienda no) (cena si))</text:p>
          </table:table-cell>
          <table:table-cell table:style-name="ce2" table:formula="of:=SUBSTITUTE([.W187];&quot;,&quot;;&quot;.&quot;)" office:value-type="string" office:string-value="(alimento (id 186) (nombre espinacas-cocidas) (grupo 4) (veces 1) (tipo reguladores)  (racion 200) (kcal 134) (proteinas 2.2) (grasas 13) (hidratos 0.4)(grasas-mono 0) (desayuno no) (almuerzo si) (comida si) (merienda no) (cena si))" calcext:value-type="string">
            <text:p>(alimento (id 186) (nombre espinacas-cocidas) (grupo 4) (veces 1) (tipo reguladores) <text:s/>(racion 200) (kcal 134) (proteinas 2.2) (grasas 13) (hidratos 0.4)(grasas-mono 0) (desayuno no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Verduras y hortalizas</text:p>
          </table:table-cell>
          <table:table-cell table:style-name="ce3" office:value-type="string" calcext:value-type="string">
            <text:p>Espinacas cocida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188]*[.L188]/100" office:value-type="float" office:value="234.5" calcext:value-type="float">
            <text:p>234,5</text:p>
          </table:table-cell>
          <table:table-cell table:style-name="ce3" table:formula="of:=[.K188]*[.M188]*4/100" office:value-type="float" office:value="15.4" calcext:value-type="float">
            <text:p>15,4</text:p>
          </table:table-cell>
          <table:table-cell table:style-name="ce3" table:formula="of:=[.K188]*[.O188]*4/100" office:value-type="float" office:value="2.8" calcext:value-type="float">
            <text:p>2,8</text:p>
          </table:table-cell>
          <table:table-cell table:style-name="ce3" table:formula="of:=[.K188]*[.N188]*9/100" office:value-type="float" office:value="204.75" calcext:value-type="float">
            <text:p>204,75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34" calcext:value-type="float">
            <text:p>134</text:p>
          </table:table-cell>
          <table:table-cell table:style-name="ce6" office:value-type="float" office:value="2.2" calcext:value-type="float">
            <text:p>2.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88]);&quot; &quot;;&quot;-&quot;);&quot;á&quot;;&quot;a&quot;);&quot;é&quot;;&quot;e&quot;);&quot;í&quot;;&quot;i&quot;);&quot;ó&quot;;&quot;o&quot;);&quot;ú&quot;;&quot;u&quot;)" office:value-type="string" office:string-value="espinacas-cocidas" calcext:value-type="string">
            <text:p>espinacas-cocidas</text:p>
          </table:table-cell>
          <table:table-cell table:style-name="ce12" table:formula="of:=CONCATENATE(&quot;(alimento (id &quot;;[.A188];&quot;) (nombre &quot;;[.V188];&quot;) (grupo &quot;;[.D188];&quot;) (veces &quot;;[.E188];&quot;) (tipo &quot;;[.F188];&quot;)  (racion &quot;;[.K188];&quot;) (kcal &quot;;[.L188];&quot;) (proteinas &quot;;[.M188];&quot;) (grasas &quot;;[.N188];&quot;) (hidratos &quot;;[.O188];&quot;)(grasas-mono &quot;;[.P188];&quot;) (desayuno &quot;;[.Q188];&quot;) (almuerzo &quot;;[.R188];&quot;) (comida &quot;;[.S188];&quot;) (merienda &quot;;[.T188];&quot;) (cena &quot;;[.U188];&quot;))&quot;)" office:value-type="string" office:string-value="(alimento (id 187) (nombre espinacas-cocidas) (grupo 4) (veces 1) (tipo reguladores)  (racion 175) (kcal 134) (proteinas 2,2) (grasas 13) (hidratos 0,4)(grasas-mono 0) (desayuno no) (almuerzo si) (comida si) (merienda no) (cena si))" calcext:value-type="string">
            <text:p>(alimento (id 187) (nombre espinacas-cocidas) (grupo 4) (veces 1) (tipo reguladores) <text:s/>(racion 175) (kcal 134) (proteinas 2,2) (grasas 13) (hidratos 0,4)(grasas-mono 0) (desayuno no) (almuerzo si) (comida si) (merienda no) (cena si))</text:p>
          </table:table-cell>
          <table:table-cell table:style-name="ce2" table:formula="of:=SUBSTITUTE([.W188];&quot;,&quot;;&quot;.&quot;)" office:value-type="string" office:string-value="(alimento (id 187) (nombre espinacas-cocidas) (grupo 4) (veces 1) (tipo reguladores)  (racion 175) (kcal 134) (proteinas 2.2) (grasas 13) (hidratos 0.4)(grasas-mono 0) (desayuno no) (almuerzo si) (comida si) (merienda no) (cena si))" calcext:value-type="string">
            <text:p>(alimento (id 187) (nombre espinacas-cocidas) (grupo 4) (veces 1) (tipo reguladores) <text:s/>(racion 175) (kcal 134) (proteinas 2.2) (grasas 13) (hidratos 0.4)(grasas-mono 0) (desayuno no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Verduras y hortalizas</text:p>
          </table:table-cell>
          <table:table-cell table:style-name="ce3" office:value-type="string" calcext:value-type="string">
            <text:p>Espinacas cocida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189]*[.L189]/100" office:value-type="float" office:value="67" calcext:value-type="float">
            <text:p>67</text:p>
          </table:table-cell>
          <table:table-cell table:style-name="ce3" table:formula="of:=[.K189]*[.M189]*4/100" office:value-type="float" office:value="4.4" calcext:value-type="float">
            <text:p>4,4</text:p>
          </table:table-cell>
          <table:table-cell table:style-name="ce3" table:formula="of:=[.K189]*[.O189]*4/100" office:value-type="float" office:value="0.8" calcext:value-type="float">
            <text:p>0,8</text:p>
          </table:table-cell>
          <table:table-cell table:style-name="ce3" table:formula="of:=[.K189]*[.N189]*9/100" office:value-type="float" office:value="58.5" calcext:value-type="float">
            <text:p>58,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34" calcext:value-type="float">
            <text:p>134</text:p>
          </table:table-cell>
          <table:table-cell table:style-name="ce6" office:value-type="float" office:value="2.2" calcext:value-type="float">
            <text:p>2.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89]);&quot; &quot;;&quot;-&quot;);&quot;á&quot;;&quot;a&quot;);&quot;é&quot;;&quot;e&quot;);&quot;í&quot;;&quot;i&quot;);&quot;ó&quot;;&quot;o&quot;);&quot;ú&quot;;&quot;u&quot;)" office:value-type="string" office:string-value="espinacas-cocidas" calcext:value-type="string">
            <text:p>espinacas-cocidas</text:p>
          </table:table-cell>
          <table:table-cell table:style-name="ce12" table:formula="of:=CONCATENATE(&quot;(alimento (id &quot;;[.A189];&quot;) (nombre &quot;;[.V189];&quot;) (grupo &quot;;[.D189];&quot;) (veces &quot;;[.E189];&quot;) (tipo &quot;;[.F189];&quot;)  (racion &quot;;[.K189];&quot;) (kcal &quot;;[.L189];&quot;) (proteinas &quot;;[.M189];&quot;) (grasas &quot;;[.N189];&quot;) (hidratos &quot;;[.O189];&quot;)(grasas-mono &quot;;[.P189];&quot;) (desayuno &quot;;[.Q189];&quot;) (almuerzo &quot;;[.R189];&quot;) (comida &quot;;[.S189];&quot;) (merienda &quot;;[.T189];&quot;) (cena &quot;;[.U189];&quot;))&quot;)" office:value-type="string" office:string-value="(alimento (id 188) (nombre espinacas-cocidas) (grupo 4) (veces 1) (tipo reguladores)  (racion 50) (kcal 134) (proteinas 2,2) (grasas 13) (hidratos 0,4)(grasas-mono 0) (desayuno no) (almuerzo si) (comida si) (merienda no) (cena si))" calcext:value-type="string">
            <text:p>(alimento (id 188) (nombre espinacas-cocidas) (grupo 4) (veces 1) (tipo reguladores) <text:s/>(racion 50) (kcal 134) (proteinas 2,2) (grasas 13) (hidratos 0,4)(grasas-mono 0) (desayuno no) (almuerzo si) (comida si) (merienda no) (cena si))</text:p>
          </table:table-cell>
          <table:table-cell table:style-name="ce2" table:formula="of:=SUBSTITUTE([.W189];&quot;,&quot;;&quot;.&quot;)" office:value-type="string" office:string-value="(alimento (id 188) (nombre espinacas-cocidas) (grupo 4) (veces 1) (tipo reguladores)  (racion 50) (kcal 134) (proteinas 2.2) (grasas 13) (hidratos 0.4)(grasas-mono 0) (desayuno no) (almuerzo si) (comida si) (merienda no) (cena si))" calcext:value-type="string">
            <text:p>(alimento (id 188) (nombre espinacas-cocidas) (grupo 4) (veces 1) (tipo reguladores) <text:s/>(racion 50) (kcal 134) (proteinas 2.2) (grasas 13) (hidratos 0.4)(grasas-mono 0) (desayuno no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2" office:value-type="string" calcext:value-type="string">
            <text:p>Verduras y hortalizas</text:p>
          </table:table-cell>
          <table:table-cell table:style-name="ce3" office:value-type="string" calcext:value-type="string">
            <text:p>Espinacas cocida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190]*[.L190]/100" office:value-type="float" office:value="201" calcext:value-type="float">
            <text:p>201</text:p>
          </table:table-cell>
          <table:table-cell table:style-name="ce3" table:formula="of:=[.K190]*[.M190]*4/100" office:value-type="float" office:value="13.2" calcext:value-type="float">
            <text:p>13,2</text:p>
          </table:table-cell>
          <table:table-cell table:style-name="ce3" table:formula="of:=[.K190]*[.O190]*4/100" office:value-type="float" office:value="2.4" calcext:value-type="float">
            <text:p>2,4</text:p>
          </table:table-cell>
          <table:table-cell table:style-name="ce3" table:formula="of:=[.K190]*[.N190]*9/100" office:value-type="float" office:value="175.5" calcext:value-type="float">
            <text:p>175,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34" calcext:value-type="float">
            <text:p>134</text:p>
          </table:table-cell>
          <table:table-cell table:style-name="ce6" office:value-type="float" office:value="2.2" calcext:value-type="float">
            <text:p>2.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90]);&quot; &quot;;&quot;-&quot;);&quot;á&quot;;&quot;a&quot;);&quot;é&quot;;&quot;e&quot;);&quot;í&quot;;&quot;i&quot;);&quot;ó&quot;;&quot;o&quot;);&quot;ú&quot;;&quot;u&quot;)" office:value-type="string" office:string-value="espinacas-cocidas" calcext:value-type="string">
            <text:p>espinacas-cocidas</text:p>
          </table:table-cell>
          <table:table-cell table:style-name="ce12" table:formula="of:=CONCATENATE(&quot;(alimento (id &quot;;[.A190];&quot;) (nombre &quot;;[.V190];&quot;) (grupo &quot;;[.D190];&quot;) (veces &quot;;[.E190];&quot;) (tipo &quot;;[.F190];&quot;)  (racion &quot;;[.K190];&quot;) (kcal &quot;;[.L190];&quot;) (proteinas &quot;;[.M190];&quot;) (grasas &quot;;[.N190];&quot;) (hidratos &quot;;[.O190];&quot;)(grasas-mono &quot;;[.P190];&quot;) (desayuno &quot;;[.Q190];&quot;) (almuerzo &quot;;[.R190];&quot;) (comida &quot;;[.S190];&quot;) (merienda &quot;;[.T190];&quot;) (cena &quot;;[.U190];&quot;))&quot;)" office:value-type="string" office:string-value="(alimento (id 189) (nombre espinacas-cocidas) (grupo 4) (veces 1) (tipo reguladores)  (racion 150) (kcal 134) (proteinas 2,2) (grasas 13) (hidratos 0,4)(grasas-mono 0) (desayuno no) (almuerzo si) (comida si) (merienda no) (cena si))" calcext:value-type="string">
            <text:p>(alimento (id 189) (nombre espinacas-cocidas) (grupo 4) (veces 1) (tipo reguladores) <text:s/>(racion 150) (kcal 134) (proteinas 2,2) (grasas 13) (hidratos 0,4)(grasas-mono 0) (desayuno no) (almuerzo si) (comida si) (merienda no) (cena si))</text:p>
          </table:table-cell>
          <table:table-cell table:style-name="ce2" table:formula="of:=SUBSTITUTE([.W190];&quot;,&quot;;&quot;.&quot;)" office:value-type="string" office:string-value="(alimento (id 189) (nombre espinacas-cocidas) (grupo 4) (veces 1) (tipo reguladores)  (racion 150) (kcal 134) (proteinas 2.2) (grasas 13) (hidratos 0.4)(grasas-mono 0) (desayuno no) (almuerzo si) (comida si) (merienda no) (cena si))" calcext:value-type="string">
            <text:p>(alimento (id 189) (nombre espinacas-cocidas) (grupo 4) (veces 1) (tipo reguladores) <text:s/>(racion 150) (kcal 134) (proteinas 2.2) (grasas 13) (hidratos 0.4)(grasas-mono 0) (desayuno no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Verduras y hortalizas</text:p>
          </table:table-cell>
          <table:table-cell table:style-name="ce3" office:value-type="string" calcext:value-type="string">
            <text:p>Espinacas cocida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191]*[.L191]/100" office:value-type="float" office:value="134" calcext:value-type="float">
            <text:p>134</text:p>
          </table:table-cell>
          <table:table-cell table:style-name="ce3" table:formula="of:=[.K191]*[.M191]*4/100" office:value-type="float" office:value="8.8" calcext:value-type="float">
            <text:p>8,8</text:p>
          </table:table-cell>
          <table:table-cell table:style-name="ce3" table:formula="of:=[.K191]*[.O191]*4/100" office:value-type="float" office:value="1.6" calcext:value-type="float">
            <text:p>1,6</text:p>
          </table:table-cell>
          <table:table-cell table:style-name="ce3" table:formula="of:=[.K191]*[.N191]*9/100" office:value-type="float" office:value="117" calcext:value-type="float">
            <text:p>11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34" calcext:value-type="float">
            <text:p>134</text:p>
          </table:table-cell>
          <table:table-cell table:style-name="ce6" office:value-type="float" office:value="2.2" calcext:value-type="float">
            <text:p>2.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91]);&quot; &quot;;&quot;-&quot;);&quot;á&quot;;&quot;a&quot;);&quot;é&quot;;&quot;e&quot;);&quot;í&quot;;&quot;i&quot;);&quot;ó&quot;;&quot;o&quot;);&quot;ú&quot;;&quot;u&quot;)" office:value-type="string" office:string-value="espinacas-cocidas" calcext:value-type="string">
            <text:p>espinacas-cocidas</text:p>
          </table:table-cell>
          <table:table-cell table:style-name="ce12" table:formula="of:=CONCATENATE(&quot;(alimento (id &quot;;[.A191];&quot;) (nombre &quot;;[.V191];&quot;) (grupo &quot;;[.D191];&quot;) (veces &quot;;[.E191];&quot;) (tipo &quot;;[.F191];&quot;)  (racion &quot;;[.K191];&quot;) (kcal &quot;;[.L191];&quot;) (proteinas &quot;;[.M191];&quot;) (grasas &quot;;[.N191];&quot;) (hidratos &quot;;[.O191];&quot;)(grasas-mono &quot;;[.P191];&quot;) (desayuno &quot;;[.Q191];&quot;) (almuerzo &quot;;[.R191];&quot;) (comida &quot;;[.S191];&quot;) (merienda &quot;;[.T191];&quot;) (cena &quot;;[.U191];&quot;))&quot;)" office:value-type="string" office:string-value="(alimento (id 190) (nombre espinacas-cocidas) (grupo 4) (veces 1) (tipo reguladores)  (racion 100) (kcal 134) (proteinas 2,2) (grasas 13) (hidratos 0,4)(grasas-mono 0) (desayuno no) (almuerzo si) (comida si) (merienda no) (cena si))" calcext:value-type="string">
            <text:p>(alimento (id 190) (nombre espinacas-cocidas) (grupo 4) (veces 1) (tipo reguladores) <text:s/>(racion 100) (kcal 134) (proteinas 2,2) (grasas 13) (hidratos 0,4)(grasas-mono 0) (desayuno no) (almuerzo si) (comida si) (merienda no) (cena si))</text:p>
          </table:table-cell>
          <table:table-cell table:style-name="ce2" table:formula="of:=SUBSTITUTE([.W191];&quot;,&quot;;&quot;.&quot;)" office:value-type="string" office:string-value="(alimento (id 190) (nombre espinacas-cocidas) (grupo 4) (veces 1) (tipo reguladores)  (racion 100) (kcal 134) (proteinas 2.2) (grasas 13) (hidratos 0.4)(grasas-mono 0) (desayuno no) (almuerzo si) (comida si) (merienda no) (cena si))" calcext:value-type="string">
            <text:p>(alimento (id 190) (nombre espinacas-cocidas) (grupo 4) (veces 1) (tipo reguladores) <text:s/>(racion 100) (kcal 134) (proteinas 2.2) (grasas 13) (hidratos 0.4)(grasas-mono 0) (desayuno no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Verduras y hortalizas</text:p>
          </table:table-cell>
          <table:table-cell table:style-name="ce3" office:value-type="string" calcext:value-type="string">
            <text:p>Brécol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192]*[.L192]/100" office:value-type="float" office:value="62" calcext:value-type="float">
            <text:p>62</text:p>
          </table:table-cell>
          <table:table-cell table:style-name="ce3" table:formula="of:=[.K192]*[.M192]*4/100" office:value-type="float" office:value="26.4" calcext:value-type="float">
            <text:p>26,4</text:p>
          </table:table-cell>
          <table:table-cell table:style-name="ce3" table:formula="of:=[.K192]*[.O192]*4/100" office:value-type="float" office:value="32" calcext:value-type="float">
            <text:p>32</text:p>
          </table:table-cell>
          <table:table-cell table:style-name="ce3" table:formula="of:=[.K192]*[.N192]*9/100" office:value-type="float" office:value="3.6" calcext:value-type="float">
            <text:p>3,6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1" calcext:value-type="float">
            <text:p>31</text:p>
          </table:table-cell>
          <table:table-cell table:style-name="ce6" office:value-type="float" office:value="3.3" calcext:value-type="float">
            <text:p>3.3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92]);&quot; &quot;;&quot;-&quot;);&quot;á&quot;;&quot;a&quot;);&quot;é&quot;;&quot;e&quot;);&quot;í&quot;;&quot;i&quot;);&quot;ó&quot;;&quot;o&quot;);&quot;ú&quot;;&quot;u&quot;)" office:value-type="string" office:string-value="brecol" calcext:value-type="string">
            <text:p>brecol</text:p>
          </table:table-cell>
          <table:table-cell table:style-name="ce12" table:formula="of:=CONCATENATE(&quot;(alimento (id &quot;;[.A192];&quot;) (nombre &quot;;[.V192];&quot;) (grupo &quot;;[.D192];&quot;) (veces &quot;;[.E192];&quot;) (tipo &quot;;[.F192];&quot;)  (racion &quot;;[.K192];&quot;) (kcal &quot;;[.L192];&quot;) (proteinas &quot;;[.M192];&quot;) (grasas &quot;;[.N192];&quot;) (hidratos &quot;;[.O192];&quot;)(grasas-mono &quot;;[.P192];&quot;) (desayuno &quot;;[.Q192];&quot;) (almuerzo &quot;;[.R192];&quot;) (comida &quot;;[.S192];&quot;) (merienda &quot;;[.T192];&quot;) (cena &quot;;[.U192];&quot;))&quot;)" office:value-type="string" office:string-value="(alimento (id 191) (nombre brecol) (grupo 4) (veces 3) (tipo reguladores)  (racion 200) (kcal 31) (proteinas 3,3) (grasas 0,2) (hidratos 4)(grasas-mono 0) (desayuno no) (almuerzo no) (comida si) (merienda no) (cena si))" calcext:value-type="string">
            <text:p>(alimento (id 191) (nombre brecol) (grupo 4) (veces 3) (tipo reguladores) <text:s/>(racion 200) (kcal 31) (proteinas 3,3) (grasas 0,2) (hidratos 4)(grasas-mono 0) (desayuno no) (almuerzo no) (comida si) (merienda no) (cena si))</text:p>
          </table:table-cell>
          <table:table-cell table:style-name="ce2" table:formula="of:=SUBSTITUTE([.W192];&quot;,&quot;;&quot;.&quot;)" office:value-type="string" office:string-value="(alimento (id 191) (nombre brecol) (grupo 4) (veces 3) (tipo reguladores)  (racion 200) (kcal 31) (proteinas 3.3) (grasas 0.2) (hidratos 4)(grasas-mono 0) (desayuno no) (almuerzo no) (comida si) (merienda no) (cena si))" calcext:value-type="string">
            <text:p>(alimento (id 191) (nombre brecol) (grupo 4) (veces 3) (tipo reguladores) <text:s/>(racion 200) (kcal 31) (proteinas 3.3) (grasas 0.2) (hidratos 4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Verduras y hortalizas</text:p>
          </table:table-cell>
          <table:table-cell table:style-name="ce3" office:value-type="string" calcext:value-type="string">
            <text:p>Brécol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193]*[.L193]/100" office:value-type="float" office:value="54.25" calcext:value-type="float">
            <text:p>54,25</text:p>
          </table:table-cell>
          <table:table-cell table:style-name="ce3" table:formula="of:=[.K193]*[.M193]*4/100" office:value-type="float" office:value="23.1" calcext:value-type="float">
            <text:p>23,1</text:p>
          </table:table-cell>
          <table:table-cell table:style-name="ce3" table:formula="of:=[.K193]*[.O193]*4/100" office:value-type="float" office:value="28" calcext:value-type="float">
            <text:p>28</text:p>
          </table:table-cell>
          <table:table-cell table:style-name="ce3" table:formula="of:=[.K193]*[.N193]*9/100" office:value-type="float" office:value="3.15" calcext:value-type="float">
            <text:p>3,15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31" calcext:value-type="float">
            <text:p>31</text:p>
          </table:table-cell>
          <table:table-cell table:style-name="ce6" office:value-type="float" office:value="3.3" calcext:value-type="float">
            <text:p>3.3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93]);&quot; &quot;;&quot;-&quot;);&quot;á&quot;;&quot;a&quot;);&quot;é&quot;;&quot;e&quot;);&quot;í&quot;;&quot;i&quot;);&quot;ó&quot;;&quot;o&quot;);&quot;ú&quot;;&quot;u&quot;)" office:value-type="string" office:string-value="brecol" calcext:value-type="string">
            <text:p>brecol</text:p>
          </table:table-cell>
          <table:table-cell table:style-name="ce12" table:formula="of:=CONCATENATE(&quot;(alimento (id &quot;;[.A193];&quot;) (nombre &quot;;[.V193];&quot;) (grupo &quot;;[.D193];&quot;) (veces &quot;;[.E193];&quot;) (tipo &quot;;[.F193];&quot;)  (racion &quot;;[.K193];&quot;) (kcal &quot;;[.L193];&quot;) (proteinas &quot;;[.M193];&quot;) (grasas &quot;;[.N193];&quot;) (hidratos &quot;;[.O193];&quot;)(grasas-mono &quot;;[.P193];&quot;) (desayuno &quot;;[.Q193];&quot;) (almuerzo &quot;;[.R193];&quot;) (comida &quot;;[.S193];&quot;) (merienda &quot;;[.T193];&quot;) (cena &quot;;[.U193];&quot;))&quot;)" office:value-type="string" office:string-value="(alimento (id 192) (nombre brecol) (grupo 4) (veces 3) (tipo reguladores)  (racion 175) (kcal 31) (proteinas 3,3) (grasas 0,2) (hidratos 4)(grasas-mono 0) (desayuno no) (almuerzo no) (comida si) (merienda no) (cena si))" calcext:value-type="string">
            <text:p>(alimento (id 192) (nombre brecol) (grupo 4) (veces 3) (tipo reguladores) <text:s/>(racion 175) (kcal 31) (proteinas 3,3) (grasas 0,2) (hidratos 4)(grasas-mono 0) (desayuno no) (almuerzo no) (comida si) (merienda no) (cena si))</text:p>
          </table:table-cell>
          <table:table-cell table:style-name="ce2" table:formula="of:=SUBSTITUTE([.W193];&quot;,&quot;;&quot;.&quot;)" office:value-type="string" office:string-value="(alimento (id 192) (nombre brecol) (grupo 4) (veces 3) (tipo reguladores)  (racion 175) (kcal 31) (proteinas 3.3) (grasas 0.2) (hidratos 4)(grasas-mono 0) (desayuno no) (almuerzo no) (comida si) (merienda no) (cena si))" calcext:value-type="string">
            <text:p>(alimento (id 192) (nombre brecol) (grupo 4) (veces 3) (tipo reguladores) <text:s/>(racion 175) (kcal 31) (proteinas 3.3) (grasas 0.2) (hidratos 4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2" office:value-type="string" calcext:value-type="string">
            <text:p>Verduras y hortalizas</text:p>
          </table:table-cell>
          <table:table-cell table:style-name="ce3" office:value-type="string" calcext:value-type="string">
            <text:p>Brécol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194]*[.L194]/100" office:value-type="float" office:value="46.5" calcext:value-type="float">
            <text:p>46,5</text:p>
          </table:table-cell>
          <table:table-cell table:style-name="ce3" table:formula="of:=[.K194]*[.M194]*4/100" office:value-type="float" office:value="19.8" calcext:value-type="float">
            <text:p>19,8</text:p>
          </table:table-cell>
          <table:table-cell table:style-name="ce3" table:formula="of:=[.K194]*[.O194]*4/100" office:value-type="float" office:value="24" calcext:value-type="float">
            <text:p>24</text:p>
          </table:table-cell>
          <table:table-cell table:style-name="ce3" table:formula="of:=[.K194]*[.N194]*9/100" office:value-type="float" office:value="2.7" calcext:value-type="float">
            <text:p>2,7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31" calcext:value-type="float">
            <text:p>31</text:p>
          </table:table-cell>
          <table:table-cell table:style-name="ce6" office:value-type="float" office:value="3.3" calcext:value-type="float">
            <text:p>3.3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94]);&quot; &quot;;&quot;-&quot;);&quot;á&quot;;&quot;a&quot;);&quot;é&quot;;&quot;e&quot;);&quot;í&quot;;&quot;i&quot;);&quot;ó&quot;;&quot;o&quot;);&quot;ú&quot;;&quot;u&quot;)" office:value-type="string" office:string-value="brecol" calcext:value-type="string">
            <text:p>brecol</text:p>
          </table:table-cell>
          <table:table-cell table:style-name="ce12" table:formula="of:=CONCATENATE(&quot;(alimento (id &quot;;[.A194];&quot;) (nombre &quot;;[.V194];&quot;) (grupo &quot;;[.D194];&quot;) (veces &quot;;[.E194];&quot;) (tipo &quot;;[.F194];&quot;)  (racion &quot;;[.K194];&quot;) (kcal &quot;;[.L194];&quot;) (proteinas &quot;;[.M194];&quot;) (grasas &quot;;[.N194];&quot;) (hidratos &quot;;[.O194];&quot;)(grasas-mono &quot;;[.P194];&quot;) (desayuno &quot;;[.Q194];&quot;) (almuerzo &quot;;[.R194];&quot;) (comida &quot;;[.S194];&quot;) (merienda &quot;;[.T194];&quot;) (cena &quot;;[.U194];&quot;))&quot;)" office:value-type="string" office:string-value="(alimento (id 193) (nombre brecol) (grupo 4) (veces 3) (tipo reguladores)  (racion 150) (kcal 31) (proteinas 3,3) (grasas 0,2) (hidratos 4)(grasas-mono 0) (desayuno no) (almuerzo no) (comida si) (merienda no) (cena si))" calcext:value-type="string">
            <text:p>(alimento (id 193) (nombre brecol) (grupo 4) (veces 3) (tipo reguladores) <text:s/>(racion 150) (kcal 31) (proteinas 3,3) (grasas 0,2) (hidratos 4)(grasas-mono 0) (desayuno no) (almuerzo no) (comida si) (merienda no) (cena si))</text:p>
          </table:table-cell>
          <table:table-cell table:style-name="ce2" table:formula="of:=SUBSTITUTE([.W194];&quot;,&quot;;&quot;.&quot;)" office:value-type="string" office:string-value="(alimento (id 193) (nombre brecol) (grupo 4) (veces 3) (tipo reguladores)  (racion 150) (kcal 31) (proteinas 3.3) (grasas 0.2) (hidratos 4)(grasas-mono 0) (desayuno no) (almuerzo no) (comida si) (merienda no) (cena si))" calcext:value-type="string">
            <text:p>(alimento (id 193) (nombre brecol) (grupo 4) (veces 3) (tipo reguladores) <text:s/>(racion 150) (kcal 31) (proteinas 3.3) (grasas 0.2) (hidratos 4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Verduras y hortalizas</text:p>
          </table:table-cell>
          <table:table-cell table:style-name="ce3" office:value-type="string" calcext:value-type="string">
            <text:p>Brécol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195]*[.L195]/100" office:value-type="float" office:value="38.75" calcext:value-type="float">
            <text:p>38,75</text:p>
          </table:table-cell>
          <table:table-cell table:style-name="ce3" table:formula="of:=[.K195]*[.M195]*4/100" office:value-type="float" office:value="16.5" calcext:value-type="float">
            <text:p>16,5</text:p>
          </table:table-cell>
          <table:table-cell table:style-name="ce3" table:formula="of:=[.K195]*[.O195]*4/100" office:value-type="float" office:value="20" calcext:value-type="float">
            <text:p>20</text:p>
          </table:table-cell>
          <table:table-cell table:style-name="ce3" table:formula="of:=[.K195]*[.N195]*9/100" office:value-type="float" office:value="2.25" calcext:value-type="float">
            <text:p>2,2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31" calcext:value-type="float">
            <text:p>31</text:p>
          </table:table-cell>
          <table:table-cell table:style-name="ce6" office:value-type="float" office:value="3.3" calcext:value-type="float">
            <text:p>3.3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95]);&quot; &quot;;&quot;-&quot;);&quot;á&quot;;&quot;a&quot;);&quot;é&quot;;&quot;e&quot;);&quot;í&quot;;&quot;i&quot;);&quot;ó&quot;;&quot;o&quot;);&quot;ú&quot;;&quot;u&quot;)" office:value-type="string" office:string-value="brecol" calcext:value-type="string">
            <text:p>brecol</text:p>
          </table:table-cell>
          <table:table-cell table:style-name="ce12" table:formula="of:=CONCATENATE(&quot;(alimento (id &quot;;[.A195];&quot;) (nombre &quot;;[.V195];&quot;) (grupo &quot;;[.D195];&quot;) (veces &quot;;[.E195];&quot;) (tipo &quot;;[.F195];&quot;)  (racion &quot;;[.K195];&quot;) (kcal &quot;;[.L195];&quot;) (proteinas &quot;;[.M195];&quot;) (grasas &quot;;[.N195];&quot;) (hidratos &quot;;[.O195];&quot;)(grasas-mono &quot;;[.P195];&quot;) (desayuno &quot;;[.Q195];&quot;) (almuerzo &quot;;[.R195];&quot;) (comida &quot;;[.S195];&quot;) (merienda &quot;;[.T195];&quot;) (cena &quot;;[.U195];&quot;))&quot;)" office:value-type="string" office:string-value="(alimento (id 194) (nombre brecol) (grupo 4) (veces 3) (tipo reguladores)  (racion 125) (kcal 31) (proteinas 3,3) (grasas 0,2) (hidratos 4)(grasas-mono 0) (desayuno no) (almuerzo no) (comida si) (merienda no) (cena si))" calcext:value-type="string">
            <text:p>(alimento (id 194) (nombre brecol) (grupo 4) (veces 3) (tipo reguladores) <text:s/>(racion 125) (kcal 31) (proteinas 3,3) (grasas 0,2) (hidratos 4)(grasas-mono 0) (desayuno no) (almuerzo no) (comida si) (merienda no) (cena si))</text:p>
          </table:table-cell>
          <table:table-cell table:style-name="ce2" table:formula="of:=SUBSTITUTE([.W195];&quot;,&quot;;&quot;.&quot;)" office:value-type="string" office:string-value="(alimento (id 194) (nombre brecol) (grupo 4) (veces 3) (tipo reguladores)  (racion 125) (kcal 31) (proteinas 3.3) (grasas 0.2) (hidratos 4)(grasas-mono 0) (desayuno no) (almuerzo no) (comida si) (merienda no) (cena si))" calcext:value-type="string">
            <text:p>(alimento (id 194) (nombre brecol) (grupo 4) (veces 3) (tipo reguladores) <text:s/>(racion 125) (kcal 31) (proteinas 3.3) (grasas 0.2) (hidratos 4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2" office:value-type="string" calcext:value-type="string">
            <text:p>Verduras y hortalizas</text:p>
          </table:table-cell>
          <table:table-cell table:style-name="ce3" office:value-type="string" calcext:value-type="string">
            <text:p>Brécol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196]*[.L196]/100" office:value-type="float" office:value="31" calcext:value-type="float">
            <text:p>31</text:p>
          </table:table-cell>
          <table:table-cell table:style-name="ce3" table:formula="of:=[.K196]*[.M196]*4/100" office:value-type="float" office:value="13.2" calcext:value-type="float">
            <text:p>13,2</text:p>
          </table:table-cell>
          <table:table-cell table:style-name="ce3" table:formula="of:=[.K196]*[.O196]*4/100" office:value-type="float" office:value="16" calcext:value-type="float">
            <text:p>16</text:p>
          </table:table-cell>
          <table:table-cell table:style-name="ce3" table:formula="of:=[.K196]*[.N196]*9/100" office:value-type="float" office:value="1.8" calcext:value-type="float">
            <text:p>1,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1" calcext:value-type="float">
            <text:p>31</text:p>
          </table:table-cell>
          <table:table-cell table:style-name="ce6" office:value-type="float" office:value="3.3" calcext:value-type="float">
            <text:p>3.3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96]);&quot; &quot;;&quot;-&quot;);&quot;á&quot;;&quot;a&quot;);&quot;é&quot;;&quot;e&quot;);&quot;í&quot;;&quot;i&quot;);&quot;ó&quot;;&quot;o&quot;);&quot;ú&quot;;&quot;u&quot;)" office:value-type="string" office:string-value="brecol" calcext:value-type="string">
            <text:p>brecol</text:p>
          </table:table-cell>
          <table:table-cell table:style-name="ce12" table:formula="of:=CONCATENATE(&quot;(alimento (id &quot;;[.A196];&quot;) (nombre &quot;;[.V196];&quot;) (grupo &quot;;[.D196];&quot;) (veces &quot;;[.E196];&quot;) (tipo &quot;;[.F196];&quot;)  (racion &quot;;[.K196];&quot;) (kcal &quot;;[.L196];&quot;) (proteinas &quot;;[.M196];&quot;) (grasas &quot;;[.N196];&quot;) (hidratos &quot;;[.O196];&quot;)(grasas-mono &quot;;[.P196];&quot;) (desayuno &quot;;[.Q196];&quot;) (almuerzo &quot;;[.R196];&quot;) (comida &quot;;[.S196];&quot;) (merienda &quot;;[.T196];&quot;) (cena &quot;;[.U196];&quot;))&quot;)" office:value-type="string" office:string-value="(alimento (id 195) (nombre brecol) (grupo 4) (veces 3) (tipo reguladores)  (racion 100) (kcal 31) (proteinas 3,3) (grasas 0,2) (hidratos 4)(grasas-mono 0) (desayuno no) (almuerzo no) (comida si) (merienda no) (cena si))" calcext:value-type="string">
            <text:p>(alimento (id 195) (nombre brecol) (grupo 4) (veces 3) (tipo reguladores) <text:s/>(racion 100) (kcal 31) (proteinas 3,3) (grasas 0,2) (hidratos 4)(grasas-mono 0) (desayuno no) (almuerzo no) (comida si) (merienda no) (cena si))</text:p>
          </table:table-cell>
          <table:table-cell table:style-name="ce2" table:formula="of:=SUBSTITUTE([.W196];&quot;,&quot;;&quot;.&quot;)" office:value-type="string" office:string-value="(alimento (id 195) (nombre brecol) (grupo 4) (veces 3) (tipo reguladores)  (racion 100) (kcal 31) (proteinas 3.3) (grasas 0.2) (hidratos 4)(grasas-mono 0) (desayuno no) (almuerzo no) (comida si) (merienda no) (cena si))" calcext:value-type="string">
            <text:p>(alimento (id 195) (nombre brecol) (grupo 4) (veces 3) (tipo reguladores) <text:s/>(racion 100) (kcal 31) (proteinas 3.3) (grasas 0.2) (hidratos 4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Verduras y hortalizas</text:p>
          </table:table-cell>
          <table:table-cell table:style-name="ce3" office:value-type="string" calcext:value-type="string">
            <text:p>Puerro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197]*[.L197]/100" office:value-type="float" office:value="52" calcext:value-type="float">
            <text:p>52</text:p>
          </table:table-cell>
          <table:table-cell table:style-name="ce3" table:formula="of:=[.K197]*[.M197]*4/100" office:value-type="float" office:value="16.8" calcext:value-type="float">
            <text:p>16,8</text:p>
          </table:table-cell>
          <table:table-cell table:style-name="ce3" table:formula="of:=[.K197]*[.O197]*4/100" office:value-type="float" office:value="48" calcext:value-type="float">
            <text:p>48</text:p>
          </table:table-cell>
          <table:table-cell table:style-name="ce3" table:formula="of:=[.K197]*[.N197]*9/100" office:value-type="float" office:value="1.8" calcext:value-type="float">
            <text:p>1,8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6" calcext:value-type="float">
            <text:p>26</text:p>
          </table:table-cell>
          <table:table-cell table:style-name="ce6" office:value-type="float" office:value="2.1" calcext:value-type="float">
            <text:p>2.1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97]);&quot; &quot;;&quot;-&quot;);&quot;á&quot;;&quot;a&quot;);&quot;é&quot;;&quot;e&quot;);&quot;í&quot;;&quot;i&quot;);&quot;ó&quot;;&quot;o&quot;);&quot;ú&quot;;&quot;u&quot;)" office:value-type="string" office:string-value="puerro" calcext:value-type="string">
            <text:p>puerro</text:p>
          </table:table-cell>
          <table:table-cell table:style-name="ce12" table:formula="of:=CONCATENATE(&quot;(alimento (id &quot;;[.A197];&quot;) (nombre &quot;;[.V197];&quot;) (grupo &quot;;[.D197];&quot;) (veces &quot;;[.E197];&quot;) (tipo &quot;;[.F197];&quot;)  (racion &quot;;[.K197];&quot;) (kcal &quot;;[.L197];&quot;) (proteinas &quot;;[.M197];&quot;) (grasas &quot;;[.N197];&quot;) (hidratos &quot;;[.O197];&quot;)(grasas-mono &quot;;[.P197];&quot;) (desayuno &quot;;[.Q197];&quot;) (almuerzo &quot;;[.R197];&quot;) (comida &quot;;[.S197];&quot;) (merienda &quot;;[.T197];&quot;) (cena &quot;;[.U197];&quot;))&quot;)" office:value-type="string" office:string-value="(alimento (id 196) (nombre puerro) (grupo 4) (veces 1) (tipo reguladores)  (racion 200) (kcal 26) (proteinas 2,1) (grasas 0,1) (hidratos 6)(grasas-mono 0) (desayuno no) (almuerzo no) (comida si) (merienda no) (cena si))" calcext:value-type="string">
            <text:p>(alimento (id 196) (nombre puerro) (grupo 4) (veces 1) (tipo reguladores) <text:s/>(racion 200) (kcal 26) (proteinas 2,1) (grasas 0,1) (hidratos 6)(grasas-mono 0) (desayuno no) (almuerzo no) (comida si) (merienda no) (cena si))</text:p>
          </table:table-cell>
          <table:table-cell table:style-name="ce2" table:formula="of:=SUBSTITUTE([.W197];&quot;,&quot;;&quot;.&quot;)" office:value-type="string" office:string-value="(alimento (id 196) (nombre puerro) (grupo 4) (veces 1) (tipo reguladores)  (racion 200) (kcal 26) (proteinas 2.1) (grasas 0.1) (hidratos 6)(grasas-mono 0) (desayuno no) (almuerzo no) (comida si) (merienda no) (cena si))" calcext:value-type="string">
            <text:p>(alimento (id 196) (nombre puerro) (grupo 4) (veces 1) (tipo reguladores) <text:s/>(racion 200) (kcal 26) (proteinas 2.1) (grasas 0.1) (hidratos 6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2" office:value-type="string" calcext:value-type="string">
            <text:p>Verduras y hortalizas</text:p>
          </table:table-cell>
          <table:table-cell table:style-name="ce3" office:value-type="string" calcext:value-type="string">
            <text:p>Puerro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198]*[.L198]/100" office:value-type="float" office:value="39" calcext:value-type="float">
            <text:p>39</text:p>
          </table:table-cell>
          <table:table-cell table:style-name="ce3" table:formula="of:=[.K198]*[.M198]*4/100" office:value-type="float" office:value="12.6" calcext:value-type="float">
            <text:p>12,6</text:p>
          </table:table-cell>
          <table:table-cell table:style-name="ce3" table:formula="of:=[.K198]*[.O198]*4/100" office:value-type="float" office:value="36" calcext:value-type="float">
            <text:p>36</text:p>
          </table:table-cell>
          <table:table-cell table:style-name="ce3" table:formula="of:=[.K198]*[.N198]*9/100" office:value-type="float" office:value="1.35" calcext:value-type="float">
            <text:p>1,3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6" calcext:value-type="float">
            <text:p>26</text:p>
          </table:table-cell>
          <table:table-cell table:style-name="ce6" office:value-type="float" office:value="2.1" calcext:value-type="float">
            <text:p>2.1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98]);&quot; &quot;;&quot;-&quot;);&quot;á&quot;;&quot;a&quot;);&quot;é&quot;;&quot;e&quot;);&quot;í&quot;;&quot;i&quot;);&quot;ó&quot;;&quot;o&quot;);&quot;ú&quot;;&quot;u&quot;)" office:value-type="string" office:string-value="puerro" calcext:value-type="string">
            <text:p>puerro</text:p>
          </table:table-cell>
          <table:table-cell table:style-name="ce12" table:formula="of:=CONCATENATE(&quot;(alimento (id &quot;;[.A198];&quot;) (nombre &quot;;[.V198];&quot;) (grupo &quot;;[.D198];&quot;) (veces &quot;;[.E198];&quot;) (tipo &quot;;[.F198];&quot;)  (racion &quot;;[.K198];&quot;) (kcal &quot;;[.L198];&quot;) (proteinas &quot;;[.M198];&quot;) (grasas &quot;;[.N198];&quot;) (hidratos &quot;;[.O198];&quot;)(grasas-mono &quot;;[.P198];&quot;) (desayuno &quot;;[.Q198];&quot;) (almuerzo &quot;;[.R198];&quot;) (comida &quot;;[.S198];&quot;) (merienda &quot;;[.T198];&quot;) (cena &quot;;[.U198];&quot;))&quot;)" office:value-type="string" office:string-value="(alimento (id 197) (nombre puerro) (grupo 4) (veces 1) (tipo reguladores)  (racion 150) (kcal 26) (proteinas 2,1) (grasas 0,1) (hidratos 6)(grasas-mono 0) (desayuno no) (almuerzo no) (comida si) (merienda no) (cena si))" calcext:value-type="string">
            <text:p>(alimento (id 197) (nombre puerro) (grupo 4) (veces 1) (tipo reguladores) <text:s/>(racion 150) (kcal 26) (proteinas 2,1) (grasas 0,1) (hidratos 6)(grasas-mono 0) (desayuno no) (almuerzo no) (comida si) (merienda no) (cena si))</text:p>
          </table:table-cell>
          <table:table-cell table:style-name="ce2" table:formula="of:=SUBSTITUTE([.W198];&quot;,&quot;;&quot;.&quot;)" office:value-type="string" office:string-value="(alimento (id 197) (nombre puerro) (grupo 4) (veces 1) (tipo reguladores)  (racion 150) (kcal 26) (proteinas 2.1) (grasas 0.1) (hidratos 6)(grasas-mono 0) (desayuno no) (almuerzo no) (comida si) (merienda no) (cena si))" calcext:value-type="string">
            <text:p>(alimento (id 197) (nombre puerro) (grupo 4) (veces 1) (tipo reguladores) <text:s/>(racion 150) (kcal 26) (proteinas 2.1) (grasas 0.1) (hidratos 6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Verduras y hortalizas</text:p>
          </table:table-cell>
          <table:table-cell table:style-name="ce3" office:value-type="string" calcext:value-type="string">
            <text:p>Puerro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199]*[.L199]/100" office:value-type="float" office:value="19.5" calcext:value-type="float">
            <text:p>19,5</text:p>
          </table:table-cell>
          <table:table-cell table:style-name="ce3" table:formula="of:=[.K199]*[.M199]*4/100" office:value-type="float" office:value="6.3" calcext:value-type="float">
            <text:p>6,3</text:p>
          </table:table-cell>
          <table:table-cell table:style-name="ce3" table:formula="of:=[.K199]*[.O199]*4/100" office:value-type="float" office:value="18" calcext:value-type="float">
            <text:p>18</text:p>
          </table:table-cell>
          <table:table-cell table:style-name="ce3" table:formula="of:=[.K199]*[.N199]*9/100" office:value-type="float" office:value="0.675" calcext:value-type="float">
            <text:p>0,67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6" calcext:value-type="float">
            <text:p>26</text:p>
          </table:table-cell>
          <table:table-cell table:style-name="ce6" office:value-type="float" office:value="2.1" calcext:value-type="float">
            <text:p>2.1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199]);&quot; &quot;;&quot;-&quot;);&quot;á&quot;;&quot;a&quot;);&quot;é&quot;;&quot;e&quot;);&quot;í&quot;;&quot;i&quot;);&quot;ó&quot;;&quot;o&quot;);&quot;ú&quot;;&quot;u&quot;)" office:value-type="string" office:string-value="puerro" calcext:value-type="string">
            <text:p>puerro</text:p>
          </table:table-cell>
          <table:table-cell table:style-name="ce12" table:formula="of:=CONCATENATE(&quot;(alimento (id &quot;;[.A199];&quot;) (nombre &quot;;[.V199];&quot;) (grupo &quot;;[.D199];&quot;) (veces &quot;;[.E199];&quot;) (tipo &quot;;[.F199];&quot;)  (racion &quot;;[.K199];&quot;) (kcal &quot;;[.L199];&quot;) (proteinas &quot;;[.M199];&quot;) (grasas &quot;;[.N199];&quot;) (hidratos &quot;;[.O199];&quot;)(grasas-mono &quot;;[.P199];&quot;) (desayuno &quot;;[.Q199];&quot;) (almuerzo &quot;;[.R199];&quot;) (comida &quot;;[.S199];&quot;) (merienda &quot;;[.T199];&quot;) (cena &quot;;[.U199];&quot;))&quot;)" office:value-type="string" office:string-value="(alimento (id 198) (nombre puerro) (grupo 4) (veces 1) (tipo reguladores)  (racion 75) (kcal 26) (proteinas 2,1) (grasas 0,1) (hidratos 6)(grasas-mono 0) (desayuno no) (almuerzo no) (comida si) (merienda no) (cena si))" calcext:value-type="string">
            <text:p>(alimento (id 198) (nombre puerro) (grupo 4) (veces 1) (tipo reguladores) <text:s/>(racion 75) (kcal 26) (proteinas 2,1) (grasas 0,1) (hidratos 6)(grasas-mono 0) (desayuno no) (almuerzo no) (comida si) (merienda no) (cena si))</text:p>
          </table:table-cell>
          <table:table-cell table:style-name="ce2" table:formula="of:=SUBSTITUTE([.W199];&quot;,&quot;;&quot;.&quot;)" office:value-type="string" office:string-value="(alimento (id 198) (nombre puerro) (grupo 4) (veces 1) (tipo reguladores)  (racion 75) (kcal 26) (proteinas 2.1) (grasas 0.1) (hidratos 6)(grasas-mono 0) (desayuno no) (almuerzo no) (comida si) (merienda no) (cena si))" calcext:value-type="string">
            <text:p>(alimento (id 198) (nombre puerro) (grupo 4) (veces 1) (tipo reguladores) <text:s/>(racion 75) (kcal 26) (proteinas 2.1) (grasas 0.1) (hidratos 6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Verduras y hortalizas</text:p>
          </table:table-cell>
          <table:table-cell table:style-name="ce3" office:value-type="string" calcext:value-type="string">
            <text:p>Puerro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00]*[.L200]/100" office:value-type="float" office:value="32.5" calcext:value-type="float">
            <text:p>32,5</text:p>
          </table:table-cell>
          <table:table-cell table:style-name="ce3" table:formula="of:=[.K200]*[.M200]*4/100" office:value-type="float" office:value="10.5" calcext:value-type="float">
            <text:p>10,5</text:p>
          </table:table-cell>
          <table:table-cell table:style-name="ce3" table:formula="of:=[.K200]*[.O200]*4/100" office:value-type="float" office:value="30" calcext:value-type="float">
            <text:p>30</text:p>
          </table:table-cell>
          <table:table-cell table:style-name="ce3" table:formula="of:=[.K200]*[.N200]*9/100" office:value-type="float" office:value="1.125" calcext:value-type="float">
            <text:p>1,12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6" calcext:value-type="float">
            <text:p>26</text:p>
          </table:table-cell>
          <table:table-cell table:style-name="ce6" office:value-type="float" office:value="2.1" calcext:value-type="float">
            <text:p>2.1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00]);&quot; &quot;;&quot;-&quot;);&quot;á&quot;;&quot;a&quot;);&quot;é&quot;;&quot;e&quot;);&quot;í&quot;;&quot;i&quot;);&quot;ó&quot;;&quot;o&quot;);&quot;ú&quot;;&quot;u&quot;)" office:value-type="string" office:string-value="puerro" calcext:value-type="string">
            <text:p>puerro</text:p>
          </table:table-cell>
          <table:table-cell table:style-name="ce12" table:formula="of:=CONCATENATE(&quot;(alimento (id &quot;;[.A200];&quot;) (nombre &quot;;[.V200];&quot;) (grupo &quot;;[.D200];&quot;) (veces &quot;;[.E200];&quot;) (tipo &quot;;[.F200];&quot;)  (racion &quot;;[.K200];&quot;) (kcal &quot;;[.L200];&quot;) (proteinas &quot;;[.M200];&quot;) (grasas &quot;;[.N200];&quot;) (hidratos &quot;;[.O200];&quot;)(grasas-mono &quot;;[.P200];&quot;) (desayuno &quot;;[.Q200];&quot;) (almuerzo &quot;;[.R200];&quot;) (comida &quot;;[.S200];&quot;) (merienda &quot;;[.T200];&quot;) (cena &quot;;[.U200];&quot;))&quot;)" office:value-type="string" office:string-value="(alimento (id 199) (nombre puerro) (grupo 4) (veces 1) (tipo reguladores)  (racion 125) (kcal 26) (proteinas 2,1) (grasas 0,1) (hidratos 6)(grasas-mono 0) (desayuno no) (almuerzo no) (comida si) (merienda no) (cena si))" calcext:value-type="string">
            <text:p>(alimento (id 199) (nombre puerro) (grupo 4) (veces 1) (tipo reguladores) <text:s/>(racion 125) (kcal 26) (proteinas 2,1) (grasas 0,1) (hidratos 6)(grasas-mono 0) (desayuno no) (almuerzo no) (comida si) (merienda no) (cena si))</text:p>
          </table:table-cell>
          <table:table-cell table:style-name="ce2" table:formula="of:=SUBSTITUTE([.W200];&quot;,&quot;;&quot;.&quot;)" office:value-type="string" office:string-value="(alimento (id 199) (nombre puerro) (grupo 4) (veces 1) (tipo reguladores)  (racion 125) (kcal 26) (proteinas 2.1) (grasas 0.1) (hidratos 6)(grasas-mono 0) (desayuno no) (almuerzo no) (comida si) (merienda no) (cena si))" calcext:value-type="string">
            <text:p>(alimento (id 199) (nombre puerro) (grupo 4) (veces 1) (tipo reguladores) <text:s/>(racion 125) (kcal 26) (proteinas 2.1) (grasas 0.1) (hidratos 6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Verduras y hortalizas</text:p>
          </table:table-cell>
          <table:table-cell table:style-name="ce3" office:value-type="string" calcext:value-type="string">
            <text:p>Puerro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01]*[.L201]/100" office:value-type="float" office:value="26" calcext:value-type="float">
            <text:p>26</text:p>
          </table:table-cell>
          <table:table-cell table:style-name="ce3" table:formula="of:=[.K201]*[.M201]*4/100" office:value-type="float" office:value="8.4" calcext:value-type="float">
            <text:p>8,4</text:p>
          </table:table-cell>
          <table:table-cell table:style-name="ce3" table:formula="of:=[.K201]*[.O201]*4/100" office:value-type="float" office:value="24" calcext:value-type="float">
            <text:p>24</text:p>
          </table:table-cell>
          <table:table-cell table:style-name="ce3" table:formula="of:=[.K201]*[.N201]*9/100" office:value-type="float" office:value="0.9" calcext:value-type="float">
            <text:p>0,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6" calcext:value-type="float">
            <text:p>26</text:p>
          </table:table-cell>
          <table:table-cell table:style-name="ce6" office:value-type="float" office:value="2.1" calcext:value-type="float">
            <text:p>2.1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01]);&quot; &quot;;&quot;-&quot;);&quot;á&quot;;&quot;a&quot;);&quot;é&quot;;&quot;e&quot;);&quot;í&quot;;&quot;i&quot;);&quot;ó&quot;;&quot;o&quot;);&quot;ú&quot;;&quot;u&quot;)" office:value-type="string" office:string-value="puerro" calcext:value-type="string">
            <text:p>puerro</text:p>
          </table:table-cell>
          <table:table-cell table:style-name="ce12" table:formula="of:=CONCATENATE(&quot;(alimento (id &quot;;[.A201];&quot;) (nombre &quot;;[.V201];&quot;) (grupo &quot;;[.D201];&quot;) (veces &quot;;[.E201];&quot;) (tipo &quot;;[.F201];&quot;)  (racion &quot;;[.K201];&quot;) (kcal &quot;;[.L201];&quot;) (proteinas &quot;;[.M201];&quot;) (grasas &quot;;[.N201];&quot;) (hidratos &quot;;[.O201];&quot;)(grasas-mono &quot;;[.P201];&quot;) (desayuno &quot;;[.Q201];&quot;) (almuerzo &quot;;[.R201];&quot;) (comida &quot;;[.S201];&quot;) (merienda &quot;;[.T201];&quot;) (cena &quot;;[.U201];&quot;))&quot;)" office:value-type="string" office:string-value="(alimento (id 200) (nombre puerro) (grupo 4) (veces 1) (tipo reguladores)  (racion 100) (kcal 26) (proteinas 2,1) (grasas 0,1) (hidratos 6)(grasas-mono 0) (desayuno no) (almuerzo no) (comida si) (merienda no) (cena si))" calcext:value-type="string">
            <text:p>(alimento (id 200) (nombre puerro) (grupo 4) (veces 1) (tipo reguladores) <text:s/>(racion 100) (kcal 26) (proteinas 2,1) (grasas 0,1) (hidratos 6)(grasas-mono 0) (desayuno no) (almuerzo no) (comida si) (merienda no) (cena si))</text:p>
          </table:table-cell>
          <table:table-cell table:style-name="ce2" table:formula="of:=SUBSTITUTE([.W201];&quot;,&quot;;&quot;.&quot;)" office:value-type="string" office:string-value="(alimento (id 200) (nombre puerro) (grupo 4) (veces 1) (tipo reguladores)  (racion 100) (kcal 26) (proteinas 2.1) (grasas 0.1) (hidratos 6)(grasas-mono 0) (desayuno no) (almuerzo no) (comida si) (merienda no) (cena si))" calcext:value-type="string">
            <text:p>(alimento (id 200) (nombre puerro) (grupo 4) (veces 1) (tipo reguladores) <text:s/>(racion 100) (kcal 26) (proteinas 2.1) (grasas 0.1) (hidratos 6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Verduras y hortalizas</text:p>
          </table:table-cell>
          <table:table-cell table:style-name="ce3" office:value-type="string" calcext:value-type="string">
            <text:p>Calabacín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02]*[.L202]/100" office:value-type="float" office:value="24" calcext:value-type="float">
            <text:p>24</text:p>
          </table:table-cell>
          <table:table-cell table:style-name="ce3" table:formula="of:=[.K202]*[.M202]*4/100" office:value-type="float" office:value="10.4" calcext:value-type="float">
            <text:p>10,4</text:p>
          </table:table-cell>
          <table:table-cell table:style-name="ce3" table:formula="of:=[.K202]*[.O202]*4/100" office:value-type="float" office:value="11.2" calcext:value-type="float">
            <text:p>11,2</text:p>
          </table:table-cell>
          <table:table-cell table:style-name="ce3" table:formula="of:=[.K202]*[.N202]*9/100" office:value-type="float" office:value="1.8" calcext:value-type="float">
            <text:p>1,8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float" office:value="1.3" calcext:value-type="float">
            <text:p>1.3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.4" calcext:value-type="float">
            <text:p>1.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02]);&quot; &quot;;&quot;-&quot;);&quot;á&quot;;&quot;a&quot;);&quot;é&quot;;&quot;e&quot;);&quot;í&quot;;&quot;i&quot;);&quot;ó&quot;;&quot;o&quot;);&quot;ú&quot;;&quot;u&quot;)" office:value-type="string" office:string-value="calabacin" calcext:value-type="string">
            <text:p>calabacin</text:p>
          </table:table-cell>
          <table:table-cell table:style-name="ce12" table:formula="of:=CONCATENATE(&quot;(alimento (id &quot;;[.A202];&quot;) (nombre &quot;;[.V202];&quot;) (grupo &quot;;[.D202];&quot;) (veces &quot;;[.E202];&quot;) (tipo &quot;;[.F202];&quot;)  (racion &quot;;[.K202];&quot;) (kcal &quot;;[.L202];&quot;) (proteinas &quot;;[.M202];&quot;) (grasas &quot;;[.N202];&quot;) (hidratos &quot;;[.O202];&quot;)(grasas-mono &quot;;[.P202];&quot;) (desayuno &quot;;[.Q202];&quot;) (almuerzo &quot;;[.R202];&quot;) (comida &quot;;[.S202];&quot;) (merienda &quot;;[.T202];&quot;) (cena &quot;;[.U202];&quot;))&quot;)" office:value-type="string" office:string-value="(alimento (id 201) (nombre calabacin) (grupo 4) (veces 1) (tipo reguladores)  (racion 200) (kcal 12) (proteinas 1,3) (grasas 0,1) (hidratos 1,4)(grasas-mono 0) (desayuno no) (almuerzo no) (comida si) (merienda no) (cena si))" calcext:value-type="string">
            <text:p>(alimento (id 201) (nombre calabacin) (grupo 4) (veces 1) (tipo reguladores) <text:s/>(racion 200) (kcal 12) (proteinas 1,3) (grasas 0,1) (hidratos 1,4)(grasas-mono 0) (desayuno no) (almuerzo no) (comida si) (merienda no) (cena si))</text:p>
          </table:table-cell>
          <table:table-cell table:style-name="ce2" table:formula="of:=SUBSTITUTE([.W202];&quot;,&quot;;&quot;.&quot;)" office:value-type="string" office:string-value="(alimento (id 201) (nombre calabacin) (grupo 4) (veces 1) (tipo reguladores)  (racion 200) (kcal 12) (proteinas 1.3) (grasas 0.1) (hidratos 1.4)(grasas-mono 0) (desayuno no) (almuerzo no) (comida si) (merienda no) (cena si))" calcext:value-type="string">
            <text:p>(alimento (id 201) (nombre calabacin) (grupo 4) (veces 1) (tipo reguladores) <text:s/>(racion 200) (kcal 12) (proteinas 1.3) (grasas 0.1) (hidratos 1.4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Verduras y hortalizas</text:p>
          </table:table-cell>
          <table:table-cell table:style-name="ce3" office:value-type="string" calcext:value-type="string">
            <text:p>Calabacín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03]*[.L203]/100" office:value-type="float" office:value="18" calcext:value-type="float">
            <text:p>18</text:p>
          </table:table-cell>
          <table:table-cell table:style-name="ce3" table:formula="of:=[.K203]*[.M203]*4/100" office:value-type="float" office:value="7.8" calcext:value-type="float">
            <text:p>7,8</text:p>
          </table:table-cell>
          <table:table-cell table:style-name="ce3" table:formula="of:=[.K203]*[.O203]*4/100" office:value-type="float" office:value="8.4" calcext:value-type="float">
            <text:p>8,4</text:p>
          </table:table-cell>
          <table:table-cell table:style-name="ce3" table:formula="of:=[.K203]*[.N203]*9/100" office:value-type="float" office:value="1.35" calcext:value-type="float">
            <text:p>1,3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float" office:value="1.3" calcext:value-type="float">
            <text:p>1.3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.4" calcext:value-type="float">
            <text:p>1.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03]);&quot; &quot;;&quot;-&quot;);&quot;á&quot;;&quot;a&quot;);&quot;é&quot;;&quot;e&quot;);&quot;í&quot;;&quot;i&quot;);&quot;ó&quot;;&quot;o&quot;);&quot;ú&quot;;&quot;u&quot;)" office:value-type="string" office:string-value="calabacin" calcext:value-type="string">
            <text:p>calabacin</text:p>
          </table:table-cell>
          <table:table-cell table:style-name="ce12" table:formula="of:=CONCATENATE(&quot;(alimento (id &quot;;[.A203];&quot;) (nombre &quot;;[.V203];&quot;) (grupo &quot;;[.D203];&quot;) (veces &quot;;[.E203];&quot;) (tipo &quot;;[.F203];&quot;)  (racion &quot;;[.K203];&quot;) (kcal &quot;;[.L203];&quot;) (proteinas &quot;;[.M203];&quot;) (grasas &quot;;[.N203];&quot;) (hidratos &quot;;[.O203];&quot;)(grasas-mono &quot;;[.P203];&quot;) (desayuno &quot;;[.Q203];&quot;) (almuerzo &quot;;[.R203];&quot;) (comida &quot;;[.S203];&quot;) (merienda &quot;;[.T203];&quot;) (cena &quot;;[.U203];&quot;))&quot;)" office:value-type="string" office:string-value="(alimento (id 202) (nombre calabacin) (grupo 4) (veces 1) (tipo reguladores)  (racion 150) (kcal 12) (proteinas 1,3) (grasas 0,1) (hidratos 1,4)(grasas-mono 0) (desayuno no) (almuerzo no) (comida si) (merienda no) (cena si))" calcext:value-type="string">
            <text:p>(alimento (id 202) (nombre calabacin) (grupo 4) (veces 1) (tipo reguladores) <text:s/>(racion 150) (kcal 12) (proteinas 1,3) (grasas 0,1) (hidratos 1,4)(grasas-mono 0) (desayuno no) (almuerzo no) (comida si) (merienda no) (cena si))</text:p>
          </table:table-cell>
          <table:table-cell table:style-name="ce2" table:formula="of:=SUBSTITUTE([.W203];&quot;,&quot;;&quot;.&quot;)" office:value-type="string" office:string-value="(alimento (id 202) (nombre calabacin) (grupo 4) (veces 1) (tipo reguladores)  (racion 150) (kcal 12) (proteinas 1.3) (grasas 0.1) (hidratos 1.4)(grasas-mono 0) (desayuno no) (almuerzo no) (comida si) (merienda no) (cena si))" calcext:value-type="string">
            <text:p>(alimento (id 202) (nombre calabacin) (grupo 4) (veces 1) (tipo reguladores) <text:s/>(racion 150) (kcal 12) (proteinas 1.3) (grasas 0.1) (hidratos 1.4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Verduras y hortalizas</text:p>
          </table:table-cell>
          <table:table-cell table:style-name="ce3" office:value-type="string" calcext:value-type="string">
            <text:p>Calabacín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04]*[.L204]/100" office:value-type="float" office:value="6" calcext:value-type="float">
            <text:p>6</text:p>
          </table:table-cell>
          <table:table-cell table:style-name="ce3" table:formula="of:=[.K204]*[.M204]*4/100" office:value-type="float" office:value="2.6" calcext:value-type="float">
            <text:p>2,6</text:p>
          </table:table-cell>
          <table:table-cell table:style-name="ce3" table:formula="of:=[.K204]*[.O204]*4/100" office:value-type="float" office:value="2.8" calcext:value-type="float">
            <text:p>2,8</text:p>
          </table:table-cell>
          <table:table-cell table:style-name="ce3" table:formula="of:=[.K204]*[.N204]*9/100" office:value-type="float" office:value="0.45" calcext:value-type="float">
            <text:p>0,4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float" office:value="1.3" calcext:value-type="float">
            <text:p>1.3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.4" calcext:value-type="float">
            <text:p>1.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04]);&quot; &quot;;&quot;-&quot;);&quot;á&quot;;&quot;a&quot;);&quot;é&quot;;&quot;e&quot;);&quot;í&quot;;&quot;i&quot;);&quot;ó&quot;;&quot;o&quot;);&quot;ú&quot;;&quot;u&quot;)" office:value-type="string" office:string-value="calabacin" calcext:value-type="string">
            <text:p>calabacin</text:p>
          </table:table-cell>
          <table:table-cell table:style-name="ce12" table:formula="of:=CONCATENATE(&quot;(alimento (id &quot;;[.A204];&quot;) (nombre &quot;;[.V204];&quot;) (grupo &quot;;[.D204];&quot;) (veces &quot;;[.E204];&quot;) (tipo &quot;;[.F204];&quot;)  (racion &quot;;[.K204];&quot;) (kcal &quot;;[.L204];&quot;) (proteinas &quot;;[.M204];&quot;) (grasas &quot;;[.N204];&quot;) (hidratos &quot;;[.O204];&quot;)(grasas-mono &quot;;[.P204];&quot;) (desayuno &quot;;[.Q204];&quot;) (almuerzo &quot;;[.R204];&quot;) (comida &quot;;[.S204];&quot;) (merienda &quot;;[.T204];&quot;) (cena &quot;;[.U204];&quot;))&quot;)" office:value-type="string" office:string-value="(alimento (id 203) (nombre calabacin) (grupo 4) (veces 1) (tipo reguladores)  (racion 50) (kcal 12) (proteinas 1,3) (grasas 0,1) (hidratos 1,4)(grasas-mono 0) (desayuno no) (almuerzo no) (comida si) (merienda no) (cena si))" calcext:value-type="string">
            <text:p>(alimento (id 203) (nombre calabacin) (grupo 4) (veces 1) (tipo reguladores) <text:s/>(racion 50) (kcal 12) (proteinas 1,3) (grasas 0,1) (hidratos 1,4)(grasas-mono 0) (desayuno no) (almuerzo no) (comida si) (merienda no) (cena si))</text:p>
          </table:table-cell>
          <table:table-cell table:style-name="ce2" table:formula="of:=SUBSTITUTE([.W204];&quot;,&quot;;&quot;.&quot;)" office:value-type="string" office:string-value="(alimento (id 203) (nombre calabacin) (grupo 4) (veces 1) (tipo reguladores)  (racion 50) (kcal 12) (proteinas 1.3) (grasas 0.1) (hidratos 1.4)(grasas-mono 0) (desayuno no) (almuerzo no) (comida si) (merienda no) (cena si))" calcext:value-type="string">
            <text:p>(alimento (id 203) (nombre calabacin) (grupo 4) (veces 1) (tipo reguladores) <text:s/>(racion 50) (kcal 12) (proteinas 1.3) (grasas 0.1) (hidratos 1.4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Verduras y hortalizas</text:p>
          </table:table-cell>
          <table:table-cell table:style-name="ce3" office:value-type="string" calcext:value-type="string">
            <text:p>Calabacín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05]*[.L205]/100" office:value-type="float" office:value="15" calcext:value-type="float">
            <text:p>15</text:p>
          </table:table-cell>
          <table:table-cell table:style-name="ce3" table:formula="of:=[.K205]*[.M205]*4/100" office:value-type="float" office:value="6.5" calcext:value-type="float">
            <text:p>6,5</text:p>
          </table:table-cell>
          <table:table-cell table:style-name="ce3" table:formula="of:=[.K205]*[.O205]*4/100" office:value-type="float" office:value="7" calcext:value-type="float">
            <text:p>7</text:p>
          </table:table-cell>
          <table:table-cell table:style-name="ce3" table:formula="of:=[.K205]*[.N205]*9/100" office:value-type="float" office:value="1.125" calcext:value-type="float">
            <text:p>1,12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float" office:value="1.3" calcext:value-type="float">
            <text:p>1.3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.4" calcext:value-type="float">
            <text:p>1.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05]);&quot; &quot;;&quot;-&quot;);&quot;á&quot;;&quot;a&quot;);&quot;é&quot;;&quot;e&quot;);&quot;í&quot;;&quot;i&quot;);&quot;ó&quot;;&quot;o&quot;);&quot;ú&quot;;&quot;u&quot;)" office:value-type="string" office:string-value="calabacin" calcext:value-type="string">
            <text:p>calabacin</text:p>
          </table:table-cell>
          <table:table-cell table:style-name="ce12" table:formula="of:=CONCATENATE(&quot;(alimento (id &quot;;[.A205];&quot;) (nombre &quot;;[.V205];&quot;) (grupo &quot;;[.D205];&quot;) (veces &quot;;[.E205];&quot;) (tipo &quot;;[.F205];&quot;)  (racion &quot;;[.K205];&quot;) (kcal &quot;;[.L205];&quot;) (proteinas &quot;;[.M205];&quot;) (grasas &quot;;[.N205];&quot;) (hidratos &quot;;[.O205];&quot;)(grasas-mono &quot;;[.P205];&quot;) (desayuno &quot;;[.Q205];&quot;) (almuerzo &quot;;[.R205];&quot;) (comida &quot;;[.S205];&quot;) (merienda &quot;;[.T205];&quot;) (cena &quot;;[.U205];&quot;))&quot;)" office:value-type="string" office:string-value="(alimento (id 204) (nombre calabacin) (grupo 4) (veces 1) (tipo reguladores)  (racion 125) (kcal 12) (proteinas 1,3) (grasas 0,1) (hidratos 1,4)(grasas-mono 0) (desayuno no) (almuerzo no) (comida si) (merienda no) (cena si))" calcext:value-type="string">
            <text:p>(alimento (id 204) (nombre calabacin) (grupo 4) (veces 1) (tipo reguladores) <text:s/>(racion 125) (kcal 12) (proteinas 1,3) (grasas 0,1) (hidratos 1,4)(grasas-mono 0) (desayuno no) (almuerzo no) (comida si) (merienda no) (cena si))</text:p>
          </table:table-cell>
          <table:table-cell table:style-name="ce2" table:formula="of:=SUBSTITUTE([.W205];&quot;,&quot;;&quot;.&quot;)" office:value-type="string" office:string-value="(alimento (id 204) (nombre calabacin) (grupo 4) (veces 1) (tipo reguladores)  (racion 125) (kcal 12) (proteinas 1.3) (grasas 0.1) (hidratos 1.4)(grasas-mono 0) (desayuno no) (almuerzo no) (comida si) (merienda no) (cena si))" calcext:value-type="string">
            <text:p>(alimento (id 204) (nombre calabacin) (grupo 4) (veces 1) (tipo reguladores) <text:s/>(racion 125) (kcal 12) (proteinas 1.3) (grasas 0.1) (hidratos 1.4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Verduras y hortalizas</text:p>
          </table:table-cell>
          <table:table-cell table:style-name="ce3" office:value-type="string" calcext:value-type="string">
            <text:p>Calabacín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06]*[.L206]/100" office:value-type="float" office:value="12" calcext:value-type="float">
            <text:p>12</text:p>
          </table:table-cell>
          <table:table-cell table:style-name="ce3" table:formula="of:=[.K206]*[.M206]*4/100" office:value-type="float" office:value="5.2" calcext:value-type="float">
            <text:p>5,2</text:p>
          </table:table-cell>
          <table:table-cell table:style-name="ce3" table:formula="of:=[.K206]*[.O206]*4/100" office:value-type="float" office:value="5.6" calcext:value-type="float">
            <text:p>5,6</text:p>
          </table:table-cell>
          <table:table-cell table:style-name="ce3" table:formula="of:=[.K206]*[.N206]*9/100" office:value-type="float" office:value="0.9" calcext:value-type="float">
            <text:p>0,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float" office:value="1.3" calcext:value-type="float">
            <text:p>1.3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.4" calcext:value-type="float">
            <text:p>1.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06]);&quot; &quot;;&quot;-&quot;);&quot;á&quot;;&quot;a&quot;);&quot;é&quot;;&quot;e&quot;);&quot;í&quot;;&quot;i&quot;);&quot;ó&quot;;&quot;o&quot;);&quot;ú&quot;;&quot;u&quot;)" office:value-type="string" office:string-value="calabacin" calcext:value-type="string">
            <text:p>calabacin</text:p>
          </table:table-cell>
          <table:table-cell table:style-name="ce12" table:formula="of:=CONCATENATE(&quot;(alimento (id &quot;;[.A206];&quot;) (nombre &quot;;[.V206];&quot;) (grupo &quot;;[.D206];&quot;) (veces &quot;;[.E206];&quot;) (tipo &quot;;[.F206];&quot;)  (racion &quot;;[.K206];&quot;) (kcal &quot;;[.L206];&quot;) (proteinas &quot;;[.M206];&quot;) (grasas &quot;;[.N206];&quot;) (hidratos &quot;;[.O206];&quot;)(grasas-mono &quot;;[.P206];&quot;) (desayuno &quot;;[.Q206];&quot;) (almuerzo &quot;;[.R206];&quot;) (comida &quot;;[.S206];&quot;) (merienda &quot;;[.T206];&quot;) (cena &quot;;[.U206];&quot;))&quot;)" office:value-type="string" office:string-value="(alimento (id 205) (nombre calabacin) (grupo 4) (veces 1) (tipo reguladores)  (racion 100) (kcal 12) (proteinas 1,3) (grasas 0,1) (hidratos 1,4)(grasas-mono 0) (desayuno no) (almuerzo no) (comida si) (merienda no) (cena si))" calcext:value-type="string">
            <text:p>(alimento (id 205) (nombre calabacin) (grupo 4) (veces 1) (tipo reguladores) <text:s/>(racion 100) (kcal 12) (proteinas 1,3) (grasas 0,1) (hidratos 1,4)(grasas-mono 0) (desayuno no) (almuerzo no) (comida si) (merienda no) (cena si))</text:p>
          </table:table-cell>
          <table:table-cell table:style-name="ce2" table:formula="of:=SUBSTITUTE([.W206];&quot;,&quot;;&quot;.&quot;)" office:value-type="string" office:string-value="(alimento (id 205) (nombre calabacin) (grupo 4) (veces 1) (tipo reguladores)  (racion 100) (kcal 12) (proteinas 1.3) (grasas 0.1) (hidratos 1.4)(grasas-mono 0) (desayuno no) (almuerzo no) (comida si) (merienda no) (cena si))" calcext:value-type="string">
            <text:p>(alimento (id 205) (nombre calabacin) (grupo 4) (veces 1) (tipo reguladores) <text:s/>(racion 100) (kcal 12) (proteinas 1.3) (grasas 0.1) (hidratos 1.4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Verduras y hortalizas</text:p>
          </table:table-cell>
          <table:table-cell table:style-name="ce3" office:value-type="string" calcext:value-type="string">
            <text:p>Ceboll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07]*[.L207]/100" office:value-type="float" office:value="30" calcext:value-type="float">
            <text:p>30</text:p>
          </table:table-cell>
          <table:table-cell table:style-name="ce3" table:formula="of:=[.K207]*[.M207]*4/100" office:value-type="float" office:value="5" calcext:value-type="float">
            <text:p>5</text:p>
          </table:table-cell>
          <table:table-cell table:style-name="ce3" table:formula="of:=[.K207]*[.O207]*4/100" office:value-type="float" office:value="26" calcext:value-type="float">
            <text:p>26</text:p>
          </table:table-cell>
          <table:table-cell table:style-name="ce3" table:formula="of:=[.K207]*[.N207]*9/100" office:value-type="float" office:value="0" calcext:value-type="float">
            <text:p>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4" calcext:value-type="float">
            <text:p>2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.2" calcext:value-type="float">
            <text:p>5.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07]);&quot; &quot;;&quot;-&quot;);&quot;á&quot;;&quot;a&quot;);&quot;é&quot;;&quot;e&quot;);&quot;í&quot;;&quot;i&quot;);&quot;ó&quot;;&quot;o&quot;);&quot;ú&quot;;&quot;u&quot;)" office:value-type="string" office:string-value="cebolla" calcext:value-type="string">
            <text:p>cebolla</text:p>
          </table:table-cell>
          <table:table-cell table:style-name="ce12" table:formula="of:=CONCATENATE(&quot;(alimento (id &quot;;[.A207];&quot;) (nombre &quot;;[.V207];&quot;) (grupo &quot;;[.D207];&quot;) (veces &quot;;[.E207];&quot;) (tipo &quot;;[.F207];&quot;)  (racion &quot;;[.K207];&quot;) (kcal &quot;;[.L207];&quot;) (proteinas &quot;;[.M207];&quot;) (grasas &quot;;[.N207];&quot;) (hidratos &quot;;[.O207];&quot;)(grasas-mono &quot;;[.P207];&quot;) (desayuno &quot;;[.Q207];&quot;) (almuerzo &quot;;[.R207];&quot;) (comida &quot;;[.S207];&quot;) (merienda &quot;;[.T207];&quot;) (cena &quot;;[.U207];&quot;))&quot;)" office:value-type="string" office:string-value="(alimento (id 206) (nombre cebolla) (grupo 4) (veces 5) (tipo reguladores)  (racion 125) (kcal 24) (proteinas 1) (grasas 0) (hidratos 5,2)(grasas-mono 0) (desayuno no) (almuerzo no) (comida si) (merienda no) (cena si))" calcext:value-type="string">
            <text:p>(alimento (id 206) (nombre cebolla) (grupo 4) (veces 5) (tipo reguladores) <text:s/>(racion 125) (kcal 24) (proteinas 1) (grasas 0) (hidratos 5,2)(grasas-mono 0) (desayuno no) (almuerzo no) (comida si) (merienda no) (cena si))</text:p>
          </table:table-cell>
          <table:table-cell table:style-name="ce2" table:formula="of:=SUBSTITUTE([.W207];&quot;,&quot;;&quot;.&quot;)" office:value-type="string" office:string-value="(alimento (id 206) (nombre cebolla) (grupo 4) (veces 5) (tipo reguladores)  (racion 125) (kcal 24) (proteinas 1) (grasas 0) (hidratos 5.2)(grasas-mono 0) (desayuno no) (almuerzo no) (comida si) (merienda no) (cena si))" calcext:value-type="string">
            <text:p>(alimento (id 206) (nombre cebolla) (grupo 4) (veces 5) (tipo reguladores) <text:s/>(racion 125) (kcal 24) (proteinas 1) (grasas 0) (hidratos 5.2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Verduras y hortalizas</text:p>
          </table:table-cell>
          <table:table-cell table:style-name="ce3" office:value-type="string" calcext:value-type="string">
            <text:p>Ceboll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08]*[.L208]/100" office:value-type="float" office:value="6" calcext:value-type="float">
            <text:p>6</text:p>
          </table:table-cell>
          <table:table-cell table:style-name="ce3" table:formula="of:=[.K208]*[.M208]*4/100" office:value-type="float" office:value="1" calcext:value-type="float">
            <text:p>1</text:p>
          </table:table-cell>
          <table:table-cell table:style-name="ce3" table:formula="of:=[.K208]*[.O208]*4/100" office:value-type="float" office:value="5.2" calcext:value-type="float">
            <text:p>5,2</text:p>
          </table:table-cell>
          <table:table-cell table:style-name="ce3" table:formula="of:=[.K208]*[.N208]*9/100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.2" calcext:value-type="float">
            <text:p>5.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08]);&quot; &quot;;&quot;-&quot;);&quot;á&quot;;&quot;a&quot;);&quot;é&quot;;&quot;e&quot;);&quot;í&quot;;&quot;i&quot;);&quot;ó&quot;;&quot;o&quot;);&quot;ú&quot;;&quot;u&quot;)" office:value-type="string" office:string-value="cebolla" calcext:value-type="string">
            <text:p>cebolla</text:p>
          </table:table-cell>
          <table:table-cell table:style-name="ce12" table:formula="of:=CONCATENATE(&quot;(alimento (id &quot;;[.A208];&quot;) (nombre &quot;;[.V208];&quot;) (grupo &quot;;[.D208];&quot;) (veces &quot;;[.E208];&quot;) (tipo &quot;;[.F208];&quot;)  (racion &quot;;[.K208];&quot;) (kcal &quot;;[.L208];&quot;) (proteinas &quot;;[.M208];&quot;) (grasas &quot;;[.N208];&quot;) (hidratos &quot;;[.O208];&quot;)(grasas-mono &quot;;[.P208];&quot;) (desayuno &quot;;[.Q208];&quot;) (almuerzo &quot;;[.R208];&quot;) (comida &quot;;[.S208];&quot;) (merienda &quot;;[.T208];&quot;) (cena &quot;;[.U208];&quot;))&quot;)" office:value-type="string" office:string-value="(alimento (id 207) (nombre cebolla) (grupo 4) (veces 5) (tipo reguladores)  (racion 25) (kcal 24) (proteinas 1) (grasas 0) (hidratos 5,2)(grasas-mono 0) (desayuno no) (almuerzo no) (comida si) (merienda no) (cena si))" calcext:value-type="string">
            <text:p>(alimento (id 207) (nombre cebolla) (grupo 4) (veces 5) (tipo reguladores) <text:s/>(racion 25) (kcal 24) (proteinas 1) (grasas 0) (hidratos 5,2)(grasas-mono 0) (desayuno no) (almuerzo no) (comida si) (merienda no) (cena si))</text:p>
          </table:table-cell>
          <table:table-cell table:style-name="ce2" table:formula="of:=SUBSTITUTE([.W208];&quot;,&quot;;&quot;.&quot;)" office:value-type="string" office:string-value="(alimento (id 207) (nombre cebolla) (grupo 4) (veces 5) (tipo reguladores)  (racion 25) (kcal 24) (proteinas 1) (grasas 0) (hidratos 5.2)(grasas-mono 0) (desayuno no) (almuerzo no) (comida si) (merienda no) (cena si))" calcext:value-type="string">
            <text:p>(alimento (id 207) (nombre cebolla) (grupo 4) (veces 5) (tipo reguladores) <text:s/>(racion 25) (kcal 24) (proteinas 1) (grasas 0) (hidratos 5.2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Verduras y hortalizas</text:p>
          </table:table-cell>
          <table:table-cell table:style-name="ce3" office:value-type="string" calcext:value-type="string">
            <text:p>Ceboll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09]*[.L209]/100" office:value-type="float" office:value="24" calcext:value-type="float">
            <text:p>24</text:p>
          </table:table-cell>
          <table:table-cell table:style-name="ce3" table:formula="of:=[.K209]*[.M209]*4/100" office:value-type="float" office:value="4" calcext:value-type="float">
            <text:p>4</text:p>
          </table:table-cell>
          <table:table-cell table:style-name="ce3" table:formula="of:=[.K209]*[.O209]*4/100" office:value-type="float" office:value="20.8" calcext:value-type="float">
            <text:p>20,8</text:p>
          </table:table-cell>
          <table:table-cell table:style-name="ce3" table:formula="of:=[.K209]*[.N209]*9/100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4" calcext:value-type="float">
            <text:p>2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.2" calcext:value-type="float">
            <text:p>5.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09]);&quot; &quot;;&quot;-&quot;);&quot;á&quot;;&quot;a&quot;);&quot;é&quot;;&quot;e&quot;);&quot;í&quot;;&quot;i&quot;);&quot;ó&quot;;&quot;o&quot;);&quot;ú&quot;;&quot;u&quot;)" office:value-type="string" office:string-value="cebolla" calcext:value-type="string">
            <text:p>cebolla</text:p>
          </table:table-cell>
          <table:table-cell table:style-name="ce12" table:formula="of:=CONCATENATE(&quot;(alimento (id &quot;;[.A209];&quot;) (nombre &quot;;[.V209];&quot;) (grupo &quot;;[.D209];&quot;) (veces &quot;;[.E209];&quot;) (tipo &quot;;[.F209];&quot;)  (racion &quot;;[.K209];&quot;) (kcal &quot;;[.L209];&quot;) (proteinas &quot;;[.M209];&quot;) (grasas &quot;;[.N209];&quot;) (hidratos &quot;;[.O209];&quot;)(grasas-mono &quot;;[.P209];&quot;) (desayuno &quot;;[.Q209];&quot;) (almuerzo &quot;;[.R209];&quot;) (comida &quot;;[.S209];&quot;) (merienda &quot;;[.T209];&quot;) (cena &quot;;[.U209];&quot;))&quot;)" office:value-type="string" office:string-value="(alimento (id 208) (nombre cebolla) (grupo 4) (veces 5) (tipo reguladores)  (racion 100) (kcal 24) (proteinas 1) (grasas 0) (hidratos 5,2)(grasas-mono 0) (desayuno no) (almuerzo no) (comida si) (merienda no) (cena si))" calcext:value-type="string">
            <text:p>(alimento (id 208) (nombre cebolla) (grupo 4) (veces 5) (tipo reguladores) <text:s/>(racion 100) (kcal 24) (proteinas 1) (grasas 0) (hidratos 5,2)(grasas-mono 0) (desayuno no) (almuerzo no) (comida si) (merienda no) (cena si))</text:p>
          </table:table-cell>
          <table:table-cell table:style-name="ce2" table:formula="of:=SUBSTITUTE([.W209];&quot;,&quot;;&quot;.&quot;)" office:value-type="string" office:string-value="(alimento (id 208) (nombre cebolla) (grupo 4) (veces 5) (tipo reguladores)  (racion 100) (kcal 24) (proteinas 1) (grasas 0) (hidratos 5.2)(grasas-mono 0) (desayuno no) (almuerzo no) (comida si) (merienda no) (cena si))" calcext:value-type="string">
            <text:p>(alimento (id 208) (nombre cebolla) (grupo 4) (veces 5) (tipo reguladores) <text:s/>(racion 100) (kcal 24) (proteinas 1) (grasas 0) (hidratos 5.2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Verduras y hortalizas</text:p>
          </table:table-cell>
          <table:table-cell table:style-name="ce3" office:value-type="string" calcext:value-type="string">
            <text:p>Ceboll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10]*[.L210]/100" office:value-type="float" office:value="18" calcext:value-type="float">
            <text:p>18</text:p>
          </table:table-cell>
          <table:table-cell table:style-name="ce3" table:formula="of:=[.K210]*[.M210]*4/100" office:value-type="float" office:value="3" calcext:value-type="float">
            <text:p>3</text:p>
          </table:table-cell>
          <table:table-cell table:style-name="ce3" table:formula="of:=[.K210]*[.O210]*4/100" office:value-type="float" office:value="15.6" calcext:value-type="float">
            <text:p>15,6</text:p>
          </table:table-cell>
          <table:table-cell table:style-name="ce3" table:formula="of:=[.K210]*[.N210]*9/100" office:value-type="float" office:value="0" calcext:value-type="float">
            <text:p>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4" calcext:value-type="float">
            <text:p>2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.2" calcext:value-type="float">
            <text:p>5.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10]);&quot; &quot;;&quot;-&quot;);&quot;á&quot;;&quot;a&quot;);&quot;é&quot;;&quot;e&quot;);&quot;í&quot;;&quot;i&quot;);&quot;ó&quot;;&quot;o&quot;);&quot;ú&quot;;&quot;u&quot;)" office:value-type="string" office:string-value="cebolla" calcext:value-type="string">
            <text:p>cebolla</text:p>
          </table:table-cell>
          <table:table-cell table:style-name="ce12" table:formula="of:=CONCATENATE(&quot;(alimento (id &quot;;[.A210];&quot;) (nombre &quot;;[.V210];&quot;) (grupo &quot;;[.D210];&quot;) (veces &quot;;[.E210];&quot;) (tipo &quot;;[.F210];&quot;)  (racion &quot;;[.K210];&quot;) (kcal &quot;;[.L210];&quot;) (proteinas &quot;;[.M210];&quot;) (grasas &quot;;[.N210];&quot;) (hidratos &quot;;[.O210];&quot;)(grasas-mono &quot;;[.P210];&quot;) (desayuno &quot;;[.Q210];&quot;) (almuerzo &quot;;[.R210];&quot;) (comida &quot;;[.S210];&quot;) (merienda &quot;;[.T210];&quot;) (cena &quot;;[.U210];&quot;))&quot;)" office:value-type="string" office:string-value="(alimento (id 209) (nombre cebolla) (grupo 4) (veces 5) (tipo reguladores)  (racion 75) (kcal 24) (proteinas 1) (grasas 0) (hidratos 5,2)(grasas-mono 0) (desayuno no) (almuerzo no) (comida si) (merienda no) (cena si))" calcext:value-type="string">
            <text:p>(alimento (id 209) (nombre cebolla) (grupo 4) (veces 5) (tipo reguladores) <text:s/>(racion 75) (kcal 24) (proteinas 1) (grasas 0) (hidratos 5,2)(grasas-mono 0) (desayuno no) (almuerzo no) (comida si) (merienda no) (cena si))</text:p>
          </table:table-cell>
          <table:table-cell table:style-name="ce2" table:formula="of:=SUBSTITUTE([.W210];&quot;,&quot;;&quot;.&quot;)" office:value-type="string" office:string-value="(alimento (id 209) (nombre cebolla) (grupo 4) (veces 5) (tipo reguladores)  (racion 75) (kcal 24) (proteinas 1) (grasas 0) (hidratos 5.2)(grasas-mono 0) (desayuno no) (almuerzo no) (comida si) (merienda no) (cena si))" calcext:value-type="string">
            <text:p>(alimento (id 209) (nombre cebolla) (grupo 4) (veces 5) (tipo reguladores) <text:s/>(racion 75) (kcal 24) (proteinas 1) (grasas 0) (hidratos 5.2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Verduras y hortalizas</text:p>
          </table:table-cell>
          <table:table-cell table:style-name="ce3" office:value-type="string" calcext:value-type="string">
            <text:p>Ceboll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11]*[.L211]/100" office:value-type="float" office:value="12" calcext:value-type="float">
            <text:p>12</text:p>
          </table:table-cell>
          <table:table-cell table:style-name="ce3" table:formula="of:=[.K211]*[.M211]*4/100" office:value-type="float" office:value="2" calcext:value-type="float">
            <text:p>2</text:p>
          </table:table-cell>
          <table:table-cell table:style-name="ce3" table:formula="of:=[.K211]*[.O211]*4/100" office:value-type="float" office:value="10.4" calcext:value-type="float">
            <text:p>10,4</text:p>
          </table:table-cell>
          <table:table-cell table:style-name="ce3" table:formula="of:=[.K211]*[.N211]*9/100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4" calcext:value-type="float">
            <text:p>2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.2" calcext:value-type="float">
            <text:p>5.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11]);&quot; &quot;;&quot;-&quot;);&quot;á&quot;;&quot;a&quot;);&quot;é&quot;;&quot;e&quot;);&quot;í&quot;;&quot;i&quot;);&quot;ó&quot;;&quot;o&quot;);&quot;ú&quot;;&quot;u&quot;)" office:value-type="string" office:string-value="cebolla" calcext:value-type="string">
            <text:p>cebolla</text:p>
          </table:table-cell>
          <table:table-cell table:style-name="ce12" table:formula="of:=CONCATENATE(&quot;(alimento (id &quot;;[.A211];&quot;) (nombre &quot;;[.V211];&quot;) (grupo &quot;;[.D211];&quot;) (veces &quot;;[.E211];&quot;) (tipo &quot;;[.F211];&quot;)  (racion &quot;;[.K211];&quot;) (kcal &quot;;[.L211];&quot;) (proteinas &quot;;[.M211];&quot;) (grasas &quot;;[.N211];&quot;) (hidratos &quot;;[.O211];&quot;)(grasas-mono &quot;;[.P211];&quot;) (desayuno &quot;;[.Q211];&quot;) (almuerzo &quot;;[.R211];&quot;) (comida &quot;;[.S211];&quot;) (merienda &quot;;[.T211];&quot;) (cena &quot;;[.U211];&quot;))&quot;)" office:value-type="string" office:string-value="(alimento (id 210) (nombre cebolla) (grupo 4) (veces 5) (tipo reguladores)  (racion 50) (kcal 24) (proteinas 1) (grasas 0) (hidratos 5,2)(grasas-mono 0) (desayuno no) (almuerzo no) (comida si) (merienda no) (cena si))" calcext:value-type="string">
            <text:p>(alimento (id 210) (nombre cebolla) (grupo 4) (veces 5) (tipo reguladores) <text:s/>(racion 50) (kcal 24) (proteinas 1) (grasas 0) (hidratos 5,2)(grasas-mono 0) (desayuno no) (almuerzo no) (comida si) (merienda no) (cena si))</text:p>
          </table:table-cell>
          <table:table-cell table:style-name="ce2" table:formula="of:=SUBSTITUTE([.W211];&quot;,&quot;;&quot;.&quot;)" office:value-type="string" office:string-value="(alimento (id 210) (nombre cebolla) (grupo 4) (veces 5) (tipo reguladores)  (racion 50) (kcal 24) (proteinas 1) (grasas 0) (hidratos 5.2)(grasas-mono 0) (desayuno no) (almuerzo no) (comida si) (merienda no) (cena si))" calcext:value-type="string">
            <text:p>(alimento (id 210) (nombre cebolla) (grupo 4) (veces 5) (tipo reguladores) <text:s/>(racion 50) (kcal 24) (proteinas 1) (grasas 0) (hidratos 5.2)(grasas-mono 0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Verduras y hortalizas</text:p>
          </table:table-cell>
          <table:table-cell table:style-name="ce3" office:value-type="string" calcext:value-type="string">
            <text:p>Apio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12]*[.L212]/100" office:value-type="float" office:value="38.5" calcext:value-type="float">
            <text:p>38,5</text:p>
          </table:table-cell>
          <table:table-cell table:style-name="ce3" table:formula="of:=[.K212]*[.M212]*4/100" office:value-type="float" office:value="16.1" calcext:value-type="float">
            <text:p>16,1</text:p>
          </table:table-cell>
          <table:table-cell table:style-name="ce3" table:formula="of:=[.K212]*[.O212]*4/100" office:value-type="float" office:value="16.8" calcext:value-type="float">
            <text:p>16,8</text:p>
          </table:table-cell>
          <table:table-cell table:style-name="ce3" table:formula="of:=[.K212]*[.N212]*9/100" office:value-type="float" office:value="3.15" calcext:value-type="float">
            <text:p>3,15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2" calcext:value-type="float">
            <text:p>22</text:p>
          </table:table-cell>
          <table:table-cell table:style-name="ce6" office:value-type="float" office:value="2.3" calcext:value-type="float">
            <text:p>2.3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2.4" calcext:value-type="float">
            <text:p>2.4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12]);&quot; &quot;;&quot;-&quot;);&quot;á&quot;;&quot;a&quot;);&quot;é&quot;;&quot;e&quot;);&quot;í&quot;;&quot;i&quot;);&quot;ó&quot;;&quot;o&quot;);&quot;ú&quot;;&quot;u&quot;)" office:value-type="string" office:string-value="apio" calcext:value-type="string">
            <text:p>apio</text:p>
          </table:table-cell>
          <table:table-cell table:style-name="ce12" table:formula="of:=CONCATENATE(&quot;(alimento (id &quot;;[.A212];&quot;) (nombre &quot;;[.V212];&quot;) (grupo &quot;;[.D212];&quot;) (veces &quot;;[.E212];&quot;) (tipo &quot;;[.F212];&quot;)  (racion &quot;;[.K212];&quot;) (kcal &quot;;[.L212];&quot;) (proteinas &quot;;[.M212];&quot;) (grasas &quot;;[.N212];&quot;) (hidratos &quot;;[.O212];&quot;)(grasas-mono &quot;;[.P212];&quot;) (desayuno &quot;;[.Q212];&quot;) (almuerzo &quot;;[.R212];&quot;) (comida &quot;;[.S212];&quot;) (merienda &quot;;[.T212];&quot;) (cena &quot;;[.U212];&quot;))&quot;)" office:value-type="string" office:string-value="(alimento (id 211) (nombre apio) (grupo 4) (veces 1) (tipo reguladores)  (racion 175) (kcal 22) (proteinas 2,3) (grasas 0,2) (hidratos 2,4)(grasas-mono 0) (desayuno no) (almuerzo si) (comida si) (merienda no) (cena si))" calcext:value-type="string">
            <text:p>(alimento (id 211) (nombre apio) (grupo 4) (veces 1) (tipo reguladores) <text:s/>(racion 175) (kcal 22) (proteinas 2,3) (grasas 0,2) (hidratos 2,4)(grasas-mono 0) (desayuno no) (almuerzo si) (comida si) (merienda no) (cena si))</text:p>
          </table:table-cell>
          <table:table-cell table:style-name="ce2" table:formula="of:=SUBSTITUTE([.W212];&quot;,&quot;;&quot;.&quot;)" office:value-type="string" office:string-value="(alimento (id 211) (nombre apio) (grupo 4) (veces 1) (tipo reguladores)  (racion 175) (kcal 22) (proteinas 2.3) (grasas 0.2) (hidratos 2.4)(grasas-mono 0) (desayuno no) (almuerzo si) (comida si) (merienda no) (cena si))" calcext:value-type="string">
            <text:p>(alimento (id 211) (nombre apio) (grupo 4) (veces 1) (tipo reguladores) <text:s/>(racion 175) (kcal 22) (proteinas 2.3) (grasas 0.2) (hidratos 2.4)(grasas-mono 0) (desayuno no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Verduras y hortalizas</text:p>
          </table:table-cell>
          <table:table-cell table:style-name="ce3" office:value-type="string" calcext:value-type="string">
            <text:p>Apio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13]*[.L213]/100" office:value-type="float" office:value="44" calcext:value-type="float">
            <text:p>44</text:p>
          </table:table-cell>
          <table:table-cell table:style-name="ce3" table:formula="of:=[.K213]*[.M213]*4/100" office:value-type="float" office:value="18.4" calcext:value-type="float">
            <text:p>18,4</text:p>
          </table:table-cell>
          <table:table-cell table:style-name="ce3" table:formula="of:=[.K213]*[.O213]*4/100" office:value-type="float" office:value="19.2" calcext:value-type="float">
            <text:p>19,2</text:p>
          </table:table-cell>
          <table:table-cell table:style-name="ce3" table:formula="of:=[.K213]*[.N213]*9/100" office:value-type="float" office:value="3.6" calcext:value-type="float">
            <text:p>3,6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2" calcext:value-type="float">
            <text:p>22</text:p>
          </table:table-cell>
          <table:table-cell table:style-name="ce6" office:value-type="float" office:value="2.3" calcext:value-type="float">
            <text:p>2.3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2.4" calcext:value-type="float">
            <text:p>2.4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13]);&quot; &quot;;&quot;-&quot;);&quot;á&quot;;&quot;a&quot;);&quot;é&quot;;&quot;e&quot;);&quot;í&quot;;&quot;i&quot;);&quot;ó&quot;;&quot;o&quot;);&quot;ú&quot;;&quot;u&quot;)" office:value-type="string" office:string-value="apio" calcext:value-type="string">
            <text:p>apio</text:p>
          </table:table-cell>
          <table:table-cell table:style-name="ce12" table:formula="of:=CONCATENATE(&quot;(alimento (id &quot;;[.A213];&quot;) (nombre &quot;;[.V213];&quot;) (grupo &quot;;[.D213];&quot;) (veces &quot;;[.E213];&quot;) (tipo &quot;;[.F213];&quot;)  (racion &quot;;[.K213];&quot;) (kcal &quot;;[.L213];&quot;) (proteinas &quot;;[.M213];&quot;) (grasas &quot;;[.N213];&quot;) (hidratos &quot;;[.O213];&quot;)(grasas-mono &quot;;[.P213];&quot;) (desayuno &quot;;[.Q213];&quot;) (almuerzo &quot;;[.R213];&quot;) (comida &quot;;[.S213];&quot;) (merienda &quot;;[.T213];&quot;) (cena &quot;;[.U213];&quot;))&quot;)" office:value-type="string" office:string-value="(alimento (id 212) (nombre apio) (grupo 4) (veces 1) (tipo reguladores)  (racion 200) (kcal 22) (proteinas 2,3) (grasas 0,2) (hidratos 2,4)(grasas-mono 0) (desayuno no) (almuerzo si) (comida si) (merienda no) (cena si))" calcext:value-type="string">
            <text:p>(alimento (id 212) (nombre apio) (grupo 4) (veces 1) (tipo reguladores) <text:s/>(racion 200) (kcal 22) (proteinas 2,3) (grasas 0,2) (hidratos 2,4)(grasas-mono 0) (desayuno no) (almuerzo si) (comida si) (merienda no) (cena si))</text:p>
          </table:table-cell>
          <table:table-cell table:style-name="ce2" table:formula="of:=SUBSTITUTE([.W213];&quot;,&quot;;&quot;.&quot;)" office:value-type="string" office:string-value="(alimento (id 212) (nombre apio) (grupo 4) (veces 1) (tipo reguladores)  (racion 200) (kcal 22) (proteinas 2.3) (grasas 0.2) (hidratos 2.4)(grasas-mono 0) (desayuno no) (almuerzo si) (comida si) (merienda no) (cena si))" calcext:value-type="string">
            <text:p>(alimento (id 212) (nombre apio) (grupo 4) (veces 1) (tipo reguladores) <text:s/>(racion 200) (kcal 22) (proteinas 2.3) (grasas 0.2) (hidratos 2.4)(grasas-mono 0) (desayuno no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2" office:value-type="string" calcext:value-type="string">
            <text:p>Verduras y hortalizas</text:p>
          </table:table-cell>
          <table:table-cell table:style-name="ce3" office:value-type="string" calcext:value-type="string">
            <text:p>Apio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14]*[.L214]/100" office:value-type="float" office:value="11" calcext:value-type="float">
            <text:p>11</text:p>
          </table:table-cell>
          <table:table-cell table:style-name="ce3" table:formula="of:=[.K214]*[.M214]*4/100" office:value-type="float" office:value="4.6" calcext:value-type="float">
            <text:p>4,6</text:p>
          </table:table-cell>
          <table:table-cell table:style-name="ce3" table:formula="of:=[.K214]*[.O214]*4/100" office:value-type="float" office:value="4.8" calcext:value-type="float">
            <text:p>4,8</text:p>
          </table:table-cell>
          <table:table-cell table:style-name="ce3" table:formula="of:=[.K214]*[.N214]*9/100" office:value-type="float" office:value="0.9" calcext:value-type="float">
            <text:p>0,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2" calcext:value-type="float">
            <text:p>22</text:p>
          </table:table-cell>
          <table:table-cell table:style-name="ce6" office:value-type="float" office:value="2.3" calcext:value-type="float">
            <text:p>2.3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2.4" calcext:value-type="float">
            <text:p>2.4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14]);&quot; &quot;;&quot;-&quot;);&quot;á&quot;;&quot;a&quot;);&quot;é&quot;;&quot;e&quot;);&quot;í&quot;;&quot;i&quot;);&quot;ó&quot;;&quot;o&quot;);&quot;ú&quot;;&quot;u&quot;)" office:value-type="string" office:string-value="apio" calcext:value-type="string">
            <text:p>apio</text:p>
          </table:table-cell>
          <table:table-cell table:style-name="ce12" table:formula="of:=CONCATENATE(&quot;(alimento (id &quot;;[.A214];&quot;) (nombre &quot;;[.V214];&quot;) (grupo &quot;;[.D214];&quot;) (veces &quot;;[.E214];&quot;) (tipo &quot;;[.F214];&quot;)  (racion &quot;;[.K214];&quot;) (kcal &quot;;[.L214];&quot;) (proteinas &quot;;[.M214];&quot;) (grasas &quot;;[.N214];&quot;) (hidratos &quot;;[.O214];&quot;)(grasas-mono &quot;;[.P214];&quot;) (desayuno &quot;;[.Q214];&quot;) (almuerzo &quot;;[.R214];&quot;) (comida &quot;;[.S214];&quot;) (merienda &quot;;[.T214];&quot;) (cena &quot;;[.U214];&quot;))&quot;)" office:value-type="string" office:string-value="(alimento (id 213) (nombre apio) (grupo 4) (veces 1) (tipo reguladores)  (racion 50) (kcal 22) (proteinas 2,3) (grasas 0,2) (hidratos 2,4)(grasas-mono 0) (desayuno no) (almuerzo si) (comida si) (merienda no) (cena si))" calcext:value-type="string">
            <text:p>(alimento (id 213) (nombre apio) (grupo 4) (veces 1) (tipo reguladores) <text:s/>(racion 50) (kcal 22) (proteinas 2,3) (grasas 0,2) (hidratos 2,4)(grasas-mono 0) (desayuno no) (almuerzo si) (comida si) (merienda no) (cena si))</text:p>
          </table:table-cell>
          <table:table-cell table:style-name="ce2" table:formula="of:=SUBSTITUTE([.W214];&quot;,&quot;;&quot;.&quot;)" office:value-type="string" office:string-value="(alimento (id 213) (nombre apio) (grupo 4) (veces 1) (tipo reguladores)  (racion 50) (kcal 22) (proteinas 2.3) (grasas 0.2) (hidratos 2.4)(grasas-mono 0) (desayuno no) (almuerzo si) (comida si) (merienda no) (cena si))" calcext:value-type="string">
            <text:p>(alimento (id 213) (nombre apio) (grupo 4) (veces 1) (tipo reguladores) <text:s/>(racion 50) (kcal 22) (proteinas 2.3) (grasas 0.2) (hidratos 2.4)(grasas-mono 0) (desayuno no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Verduras y hortalizas</text:p>
          </table:table-cell>
          <table:table-cell table:style-name="ce3" office:value-type="string" calcext:value-type="string">
            <text:p>Apio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15]*[.L215]/100" office:value-type="float" office:value="33" calcext:value-type="float">
            <text:p>33</text:p>
          </table:table-cell>
          <table:table-cell table:style-name="ce3" table:formula="of:=[.K215]*[.M215]*4/100" office:value-type="float" office:value="13.8" calcext:value-type="float">
            <text:p>13,8</text:p>
          </table:table-cell>
          <table:table-cell table:style-name="ce3" table:formula="of:=[.K215]*[.O215]*4/100" office:value-type="float" office:value="14.4" calcext:value-type="float">
            <text:p>14,4</text:p>
          </table:table-cell>
          <table:table-cell table:style-name="ce3" table:formula="of:=[.K215]*[.N215]*9/100" office:value-type="float" office:value="2.7" calcext:value-type="float">
            <text:p>2,7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2" calcext:value-type="float">
            <text:p>22</text:p>
          </table:table-cell>
          <table:table-cell table:style-name="ce6" office:value-type="float" office:value="2.3" calcext:value-type="float">
            <text:p>2.3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2.4" calcext:value-type="float">
            <text:p>2.4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15]);&quot; &quot;;&quot;-&quot;);&quot;á&quot;;&quot;a&quot;);&quot;é&quot;;&quot;e&quot;);&quot;í&quot;;&quot;i&quot;);&quot;ó&quot;;&quot;o&quot;);&quot;ú&quot;;&quot;u&quot;)" office:value-type="string" office:string-value="apio" calcext:value-type="string">
            <text:p>apio</text:p>
          </table:table-cell>
          <table:table-cell table:style-name="ce12" table:formula="of:=CONCATENATE(&quot;(alimento (id &quot;;[.A215];&quot;) (nombre &quot;;[.V215];&quot;) (grupo &quot;;[.D215];&quot;) (veces &quot;;[.E215];&quot;) (tipo &quot;;[.F215];&quot;)  (racion &quot;;[.K215];&quot;) (kcal &quot;;[.L215];&quot;) (proteinas &quot;;[.M215];&quot;) (grasas &quot;;[.N215];&quot;) (hidratos &quot;;[.O215];&quot;)(grasas-mono &quot;;[.P215];&quot;) (desayuno &quot;;[.Q215];&quot;) (almuerzo &quot;;[.R215];&quot;) (comida &quot;;[.S215];&quot;) (merienda &quot;;[.T215];&quot;) (cena &quot;;[.U215];&quot;))&quot;)" office:value-type="string" office:string-value="(alimento (id 214) (nombre apio) (grupo 4) (veces 1) (tipo reguladores)  (racion 150) (kcal 22) (proteinas 2,3) (grasas 0,2) (hidratos 2,4)(grasas-mono 0) (desayuno no) (almuerzo si) (comida si) (merienda no) (cena si))" calcext:value-type="string">
            <text:p>(alimento (id 214) (nombre apio) (grupo 4) (veces 1) (tipo reguladores) <text:s/>(racion 150) (kcal 22) (proteinas 2,3) (grasas 0,2) (hidratos 2,4)(grasas-mono 0) (desayuno no) (almuerzo si) (comida si) (merienda no) (cena si))</text:p>
          </table:table-cell>
          <table:table-cell table:style-name="ce2" table:formula="of:=SUBSTITUTE([.W215];&quot;,&quot;;&quot;.&quot;)" office:value-type="string" office:string-value="(alimento (id 214) (nombre apio) (grupo 4) (veces 1) (tipo reguladores)  (racion 150) (kcal 22) (proteinas 2.3) (grasas 0.2) (hidratos 2.4)(grasas-mono 0) (desayuno no) (almuerzo si) (comida si) (merienda no) (cena si))" calcext:value-type="string">
            <text:p>(alimento (id 214) (nombre apio) (grupo 4) (veces 1) (tipo reguladores) <text:s/>(racion 150) (kcal 22) (proteinas 2.3) (grasas 0.2) (hidratos 2.4)(grasas-mono 0) (desayuno no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Verduras y hortalizas</text:p>
          </table:table-cell>
          <table:table-cell table:style-name="ce3" office:value-type="string" calcext:value-type="string">
            <text:p>Apio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16]*[.L216]/100" office:value-type="float" office:value="22" calcext:value-type="float">
            <text:p>22</text:p>
          </table:table-cell>
          <table:table-cell table:style-name="ce3" table:formula="of:=[.K216]*[.M216]*4/100" office:value-type="float" office:value="9.2" calcext:value-type="float">
            <text:p>9,2</text:p>
          </table:table-cell>
          <table:table-cell table:style-name="ce3" table:formula="of:=[.K216]*[.O216]*4/100" office:value-type="float" office:value="9.6" calcext:value-type="float">
            <text:p>9,6</text:p>
          </table:table-cell>
          <table:table-cell table:style-name="ce3" table:formula="of:=[.K216]*[.N216]*9/100" office:value-type="float" office:value="1.8" calcext:value-type="float">
            <text:p>1,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2" calcext:value-type="float">
            <text:p>22</text:p>
          </table:table-cell>
          <table:table-cell table:style-name="ce6" office:value-type="float" office:value="2.3" calcext:value-type="float">
            <text:p>2.3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2.4" calcext:value-type="float">
            <text:p>2.4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16]);&quot; &quot;;&quot;-&quot;);&quot;á&quot;;&quot;a&quot;);&quot;é&quot;;&quot;e&quot;);&quot;í&quot;;&quot;i&quot;);&quot;ó&quot;;&quot;o&quot;);&quot;ú&quot;;&quot;u&quot;)" office:value-type="string" office:string-value="apio" calcext:value-type="string">
            <text:p>apio</text:p>
          </table:table-cell>
          <table:table-cell table:style-name="ce12" table:formula="of:=CONCATENATE(&quot;(alimento (id &quot;;[.A216];&quot;) (nombre &quot;;[.V216];&quot;) (grupo &quot;;[.D216];&quot;) (veces &quot;;[.E216];&quot;) (tipo &quot;;[.F216];&quot;)  (racion &quot;;[.K216];&quot;) (kcal &quot;;[.L216];&quot;) (proteinas &quot;;[.M216];&quot;) (grasas &quot;;[.N216];&quot;) (hidratos &quot;;[.O216];&quot;)(grasas-mono &quot;;[.P216];&quot;) (desayuno &quot;;[.Q216];&quot;) (almuerzo &quot;;[.R216];&quot;) (comida &quot;;[.S216];&quot;) (merienda &quot;;[.T216];&quot;) (cena &quot;;[.U216];&quot;))&quot;)" office:value-type="string" office:string-value="(alimento (id 215) (nombre apio) (grupo 4) (veces 1) (tipo reguladores)  (racion 100) (kcal 22) (proteinas 2,3) (grasas 0,2) (hidratos 2,4)(grasas-mono 0) (desayuno no) (almuerzo si) (comida si) (merienda no) (cena si))" calcext:value-type="string">
            <text:p>(alimento (id 215) (nombre apio) (grupo 4) (veces 1) (tipo reguladores) <text:s/>(racion 100) (kcal 22) (proteinas 2,3) (grasas 0,2) (hidratos 2,4)(grasas-mono 0) (desayuno no) (almuerzo si) (comida si) (merienda no) (cena si))</text:p>
          </table:table-cell>
          <table:table-cell table:style-name="ce2" table:formula="of:=SUBSTITUTE([.W216];&quot;,&quot;;&quot;.&quot;)" office:value-type="string" office:string-value="(alimento (id 215) (nombre apio) (grupo 4) (veces 1) (tipo reguladores)  (racion 100) (kcal 22) (proteinas 2.3) (grasas 0.2) (hidratos 2.4)(grasas-mono 0) (desayuno no) (almuerzo si) (comida si) (merienda no) (cena si))" calcext:value-type="string">
            <text:p>(alimento (id 215) (nombre apio) (grupo 4) (veces 1) (tipo reguladores) <text:s/>(racion 100) (kcal 22) (proteinas 2.3) (grasas 0.2) (hidratos 2.4)(grasas-mono 0) (desayuno no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Frutas</text:p>
          </table:table-cell>
          <table:table-cell table:style-name="ce3" office:value-type="string" calcext:value-type="string">
            <text:p>Naranj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17]*[.L217]/100" office:value-type="float" office:value="92.75" calcext:value-type="float">
            <text:p>92,75</text:p>
          </table:table-cell>
          <table:table-cell table:style-name="ce3" table:formula="of:=[.K217]*[.M217]*4/100" office:value-type="float" office:value="7" calcext:value-type="float">
            <text:p>7</text:p>
          </table:table-cell>
          <table:table-cell table:style-name="ce3" table:formula="of:=[.K217]*[.O217]*4/100" office:value-type="float" office:value="81.9" calcext:value-type="float">
            <text:p>81,9</text:p>
          </table:table-cell>
          <table:table-cell table:style-name="ce3" table:formula="of:=[.K217]*[.N217]*9/100" office:value-type="float" office:value="3.15" calcext:value-type="float">
            <text:p>3,15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53" calcext:value-type="float">
            <text:p>5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11.7" calcext:value-type="float">
            <text:p>11.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17]);&quot; &quot;;&quot;-&quot;);&quot;á&quot;;&quot;a&quot;);&quot;é&quot;;&quot;e&quot;);&quot;í&quot;;&quot;i&quot;);&quot;ó&quot;;&quot;o&quot;);&quot;ú&quot;;&quot;u&quot;)" office:value-type="string" office:string-value="naranja" calcext:value-type="string">
            <text:p>naranja</text:p>
          </table:table-cell>
          <table:table-cell table:style-name="ce12" table:formula="of:=CONCATENATE(&quot;(alimento (id &quot;;[.A217];&quot;) (nombre &quot;;[.V217];&quot;) (grupo &quot;;[.D217];&quot;) (veces &quot;;[.E217];&quot;) (tipo &quot;;[.F217];&quot;)  (racion &quot;;[.K217];&quot;) (kcal &quot;;[.L217];&quot;) (proteinas &quot;;[.M217];&quot;) (grasas &quot;;[.N217];&quot;) (hidratos &quot;;[.O217];&quot;)(grasas-mono &quot;;[.P217];&quot;) (desayuno &quot;;[.Q217];&quot;) (almuerzo &quot;;[.R217];&quot;) (comida &quot;;[.S217];&quot;) (merienda &quot;;[.T217];&quot;) (cena &quot;;[.U217];&quot;))&quot;)" office:value-type="string" office:string-value="(alimento (id 216) (nombre naranja) (grupo 5) (veces 1) (tipo reguladores)  (racion 175) (kcal 53) (proteinas 1) (grasas 0,2) (hidratos 11,7)(grasas-mono 0) (desayuno si) (almuerzo si) (comida si) (merienda si) (cena si))" calcext:value-type="string">
            <text:p>(alimento (id 216) (nombre naranja) (grupo 5) (veces 1) (tipo reguladores) <text:s/>(racion 175) (kcal 53) (proteinas 1) (grasas 0,2) (hidratos 11,7)(grasas-mono 0) (desayuno si) (almuerzo si) (comida si) (merienda si) (cena si))</text:p>
          </table:table-cell>
          <table:table-cell table:style-name="ce2" table:formula="of:=SUBSTITUTE([.W217];&quot;,&quot;;&quot;.&quot;)" office:value-type="string" office:string-value="(alimento (id 216) (nombre naranja) (grupo 5) (veces 1) (tipo reguladores)  (racion 175) (kcal 53) (proteinas 1) (grasas 0.2) (hidratos 11.7)(grasas-mono 0) (desayuno si) (almuerzo si) (comida si) (merienda si) (cena si))" calcext:value-type="string">
            <text:p>(alimento (id 216) (nombre naranja) (grupo 5) (veces 1) (tipo reguladores) <text:s/>(racion 175) (kcal 53) (proteinas 1) (grasas 0.2) (hidratos 11.7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Frutas</text:p>
          </table:table-cell>
          <table:table-cell table:style-name="ce3" office:value-type="string" calcext:value-type="string">
            <text:p>Naranj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18]*[.L218]/100" office:value-type="float" office:value="132.5" calcext:value-type="float">
            <text:p>132,5</text:p>
          </table:table-cell>
          <table:table-cell table:style-name="ce3" table:formula="of:=[.K218]*[.M218]*4/100" office:value-type="float" office:value="10" calcext:value-type="float">
            <text:p>10</text:p>
          </table:table-cell>
          <table:table-cell table:style-name="ce3" table:formula="of:=[.K218]*[.O218]*4/100" office:value-type="float" office:value="117" calcext:value-type="float">
            <text:p>117</text:p>
          </table:table-cell>
          <table:table-cell table:style-name="ce3" table:formula="of:=[.K218]*[.N218]*9/100" office:value-type="float" office:value="4.5" calcext:value-type="float">
            <text:p>4,5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53" calcext:value-type="float">
            <text:p>5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11.7" calcext:value-type="float">
            <text:p>11.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18]);&quot; &quot;;&quot;-&quot;);&quot;á&quot;;&quot;a&quot;);&quot;é&quot;;&quot;e&quot;);&quot;í&quot;;&quot;i&quot;);&quot;ó&quot;;&quot;o&quot;);&quot;ú&quot;;&quot;u&quot;)" office:value-type="string" office:string-value="naranja" calcext:value-type="string">
            <text:p>naranja</text:p>
          </table:table-cell>
          <table:table-cell table:style-name="ce12" table:formula="of:=CONCATENATE(&quot;(alimento (id &quot;;[.A218];&quot;) (nombre &quot;;[.V218];&quot;) (grupo &quot;;[.D218];&quot;) (veces &quot;;[.E218];&quot;) (tipo &quot;;[.F218];&quot;)  (racion &quot;;[.K218];&quot;) (kcal &quot;;[.L218];&quot;) (proteinas &quot;;[.M218];&quot;) (grasas &quot;;[.N218];&quot;) (hidratos &quot;;[.O218];&quot;)(grasas-mono &quot;;[.P218];&quot;) (desayuno &quot;;[.Q218];&quot;) (almuerzo &quot;;[.R218];&quot;) (comida &quot;;[.S218];&quot;) (merienda &quot;;[.T218];&quot;) (cena &quot;;[.U218];&quot;))&quot;)" office:value-type="string" office:string-value="(alimento (id 217) (nombre naranja) (grupo 5) (veces 1) (tipo reguladores)  (racion 250) (kcal 53) (proteinas 1) (grasas 0,2) (hidratos 11,7)(grasas-mono 0) (desayuno si) (almuerzo si) (comida si) (merienda si) (cena si))" calcext:value-type="string">
            <text:p>(alimento (id 217) (nombre naranja) (grupo 5) (veces 1) (tipo reguladores) <text:s/>(racion 250) (kcal 53) (proteinas 1) (grasas 0,2) (hidratos 11,7)(grasas-mono 0) (desayuno si) (almuerzo si) (comida si) (merienda si) (cena si))</text:p>
          </table:table-cell>
          <table:table-cell table:style-name="ce2" table:formula="of:=SUBSTITUTE([.W218];&quot;,&quot;;&quot;.&quot;)" office:value-type="string" office:string-value="(alimento (id 217) (nombre naranja) (grupo 5) (veces 1) (tipo reguladores)  (racion 250) (kcal 53) (proteinas 1) (grasas 0.2) (hidratos 11.7)(grasas-mono 0) (desayuno si) (almuerzo si) (comida si) (merienda si) (cena si))" calcext:value-type="string">
            <text:p>(alimento (id 217) (nombre naranja) (grupo 5) (veces 1) (tipo reguladores) <text:s/>(racion 250) (kcal 53) (proteinas 1) (grasas 0.2) (hidratos 11.7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Frutas</text:p>
          </table:table-cell>
          <table:table-cell table:style-name="ce3" office:value-type="string" calcext:value-type="string">
            <text:p>Naranj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19]*[.L219]/100" office:value-type="float" office:value="79.5" calcext:value-type="float">
            <text:p>79,5</text:p>
          </table:table-cell>
          <table:table-cell table:style-name="ce3" table:formula="of:=[.K219]*[.M219]*4/100" office:value-type="float" office:value="6" calcext:value-type="float">
            <text:p>6</text:p>
          </table:table-cell>
          <table:table-cell table:style-name="ce3" table:formula="of:=[.K219]*[.O219]*4/100" office:value-type="float" office:value="70.2" calcext:value-type="float">
            <text:p>70,2</text:p>
          </table:table-cell>
          <table:table-cell table:style-name="ce3" table:formula="of:=[.K219]*[.N219]*9/100" office:value-type="float" office:value="2.7" calcext:value-type="float">
            <text:p>2,7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53" calcext:value-type="float">
            <text:p>5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11.7" calcext:value-type="float">
            <text:p>11.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19]);&quot; &quot;;&quot;-&quot;);&quot;á&quot;;&quot;a&quot;);&quot;é&quot;;&quot;e&quot;);&quot;í&quot;;&quot;i&quot;);&quot;ó&quot;;&quot;o&quot;);&quot;ú&quot;;&quot;u&quot;)" office:value-type="string" office:string-value="naranja" calcext:value-type="string">
            <text:p>naranja</text:p>
          </table:table-cell>
          <table:table-cell table:style-name="ce12" table:formula="of:=CONCATENATE(&quot;(alimento (id &quot;;[.A219];&quot;) (nombre &quot;;[.V219];&quot;) (grupo &quot;;[.D219];&quot;) (veces &quot;;[.E219];&quot;) (tipo &quot;;[.F219];&quot;)  (racion &quot;;[.K219];&quot;) (kcal &quot;;[.L219];&quot;) (proteinas &quot;;[.M219];&quot;) (grasas &quot;;[.N219];&quot;) (hidratos &quot;;[.O219];&quot;)(grasas-mono &quot;;[.P219];&quot;) (desayuno &quot;;[.Q219];&quot;) (almuerzo &quot;;[.R219];&quot;) (comida &quot;;[.S219];&quot;) (merienda &quot;;[.T219];&quot;) (cena &quot;;[.U219];&quot;))&quot;)" office:value-type="string" office:string-value="(alimento (id 218) (nombre naranja) (grupo 5) (veces 1) (tipo reguladores)  (racion 150) (kcal 53) (proteinas 1) (grasas 0,2) (hidratos 11,7)(grasas-mono 0) (desayuno si) (almuerzo si) (comida si) (merienda si) (cena si))" calcext:value-type="string">
            <text:p>(alimento (id 218) (nombre naranja) (grupo 5) (veces 1) (tipo reguladores) <text:s/>(racion 150) (kcal 53) (proteinas 1) (grasas 0,2) (hidratos 11,7)(grasas-mono 0) (desayuno si) (almuerzo si) (comida si) (merienda si) (cena si))</text:p>
          </table:table-cell>
          <table:table-cell table:style-name="ce2" table:formula="of:=SUBSTITUTE([.W219];&quot;,&quot;;&quot;.&quot;)" office:value-type="string" office:string-value="(alimento (id 218) (nombre naranja) (grupo 5) (veces 1) (tipo reguladores)  (racion 150) (kcal 53) (proteinas 1) (grasas 0.2) (hidratos 11.7)(grasas-mono 0) (desayuno si) (almuerzo si) (comida si) (merienda si) (cena si))" calcext:value-type="string">
            <text:p>(alimento (id 218) (nombre naranja) (grupo 5) (veces 1) (tipo reguladores) <text:s/>(racion 150) (kcal 53) (proteinas 1) (grasas 0.2) (hidratos 11.7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Frutas</text:p>
          </table:table-cell>
          <table:table-cell table:style-name="ce3" office:value-type="string" calcext:value-type="string">
            <text:p>Naranj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20]*[.L220]/100" office:value-type="float" office:value="53" calcext:value-type="float">
            <text:p>53</text:p>
          </table:table-cell>
          <table:table-cell table:style-name="ce3" table:formula="of:=[.K220]*[.M220]*4/100" office:value-type="float" office:value="4" calcext:value-type="float">
            <text:p>4</text:p>
          </table:table-cell>
          <table:table-cell table:style-name="ce3" table:formula="of:=[.K220]*[.O220]*4/100" office:value-type="float" office:value="46.8" calcext:value-type="float">
            <text:p>46,8</text:p>
          </table:table-cell>
          <table:table-cell table:style-name="ce3" table:formula="of:=[.K220]*[.N220]*9/100" office:value-type="float" office:value="1.8" calcext:value-type="float">
            <text:p>1,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3" calcext:value-type="float">
            <text:p>5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11.7" calcext:value-type="float">
            <text:p>11.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20]);&quot; &quot;;&quot;-&quot;);&quot;á&quot;;&quot;a&quot;);&quot;é&quot;;&quot;e&quot;);&quot;í&quot;;&quot;i&quot;);&quot;ó&quot;;&quot;o&quot;);&quot;ú&quot;;&quot;u&quot;)" office:value-type="string" office:string-value="naranja" calcext:value-type="string">
            <text:p>naranja</text:p>
          </table:table-cell>
          <table:table-cell table:style-name="ce12" table:formula="of:=CONCATENATE(&quot;(alimento (id &quot;;[.A220];&quot;) (nombre &quot;;[.V220];&quot;) (grupo &quot;;[.D220];&quot;) (veces &quot;;[.E220];&quot;) (tipo &quot;;[.F220];&quot;)  (racion &quot;;[.K220];&quot;) (kcal &quot;;[.L220];&quot;) (proteinas &quot;;[.M220];&quot;) (grasas &quot;;[.N220];&quot;) (hidratos &quot;;[.O220];&quot;)(grasas-mono &quot;;[.P220];&quot;) (desayuno &quot;;[.Q220];&quot;) (almuerzo &quot;;[.R220];&quot;) (comida &quot;;[.S220];&quot;) (merienda &quot;;[.T220];&quot;) (cena &quot;;[.U220];&quot;))&quot;)" office:value-type="string" office:string-value="(alimento (id 219) (nombre naranja) (grupo 5) (veces 1) (tipo reguladores)  (racion 100) (kcal 53) (proteinas 1) (grasas 0,2) (hidratos 11,7)(grasas-mono 0) (desayuno si) (almuerzo si) (comida si) (merienda si) (cena si))" calcext:value-type="string">
            <text:p>(alimento (id 219) (nombre naranja) (grupo 5) (veces 1) (tipo reguladores) <text:s/>(racion 100) (kcal 53) (proteinas 1) (grasas 0,2) (hidratos 11,7)(grasas-mono 0) (desayuno si) (almuerzo si) (comida si) (merienda si) (cena si))</text:p>
          </table:table-cell>
          <table:table-cell table:style-name="ce2" table:formula="of:=SUBSTITUTE([.W220];&quot;,&quot;;&quot;.&quot;)" office:value-type="string" office:string-value="(alimento (id 219) (nombre naranja) (grupo 5) (veces 1) (tipo reguladores)  (racion 100) (kcal 53) (proteinas 1) (grasas 0.2) (hidratos 11.7)(grasas-mono 0) (desayuno si) (almuerzo si) (comida si) (merienda si) (cena si))" calcext:value-type="string">
            <text:p>(alimento (id 219) (nombre naranja) (grupo 5) (veces 1) (tipo reguladores) <text:s/>(racion 100) (kcal 53) (proteinas 1) (grasas 0.2) (hidratos 11.7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Frutas</text:p>
          </table:table-cell>
          <table:table-cell table:style-name="ce3" office:value-type="string" calcext:value-type="string">
            <text:p>Naranj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21]*[.L221]/100" office:value-type="float" office:value="106" calcext:value-type="float">
            <text:p>106</text:p>
          </table:table-cell>
          <table:table-cell table:style-name="ce3" table:formula="of:=[.K221]*[.M221]*4/100" office:value-type="float" office:value="8" calcext:value-type="float">
            <text:p>8</text:p>
          </table:table-cell>
          <table:table-cell table:style-name="ce3" table:formula="of:=[.K221]*[.O221]*4/100" office:value-type="float" office:value="93.6" calcext:value-type="float">
            <text:p>93,6</text:p>
          </table:table-cell>
          <table:table-cell table:style-name="ce3" table:formula="of:=[.K221]*[.N221]*9/100" office:value-type="float" office:value="3.6" calcext:value-type="float">
            <text:p>3,6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3" calcext:value-type="float">
            <text:p>5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11.7" calcext:value-type="float">
            <text:p>11.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21]);&quot; &quot;;&quot;-&quot;);&quot;á&quot;;&quot;a&quot;);&quot;é&quot;;&quot;e&quot;);&quot;í&quot;;&quot;i&quot;);&quot;ó&quot;;&quot;o&quot;);&quot;ú&quot;;&quot;u&quot;)" office:value-type="string" office:string-value="naranja" calcext:value-type="string">
            <text:p>naranja</text:p>
          </table:table-cell>
          <table:table-cell table:style-name="ce12" table:formula="of:=CONCATENATE(&quot;(alimento (id &quot;;[.A221];&quot;) (nombre &quot;;[.V221];&quot;) (grupo &quot;;[.D221];&quot;) (veces &quot;;[.E221];&quot;) (tipo &quot;;[.F221];&quot;)  (racion &quot;;[.K221];&quot;) (kcal &quot;;[.L221];&quot;) (proteinas &quot;;[.M221];&quot;) (grasas &quot;;[.N221];&quot;) (hidratos &quot;;[.O221];&quot;)(grasas-mono &quot;;[.P221];&quot;) (desayuno &quot;;[.Q221];&quot;) (almuerzo &quot;;[.R221];&quot;) (comida &quot;;[.S221];&quot;) (merienda &quot;;[.T221];&quot;) (cena &quot;;[.U221];&quot;))&quot;)" office:value-type="string" office:string-value="(alimento (id 220) (nombre naranja) (grupo 5) (veces 1) (tipo reguladores)  (racion 200) (kcal 53) (proteinas 1) (grasas 0,2) (hidratos 11,7)(grasas-mono 0) (desayuno si) (almuerzo si) (comida si) (merienda si) (cena si))" calcext:value-type="string">
            <text:p>(alimento (id 220) (nombre naranja) (grupo 5) (veces 1) (tipo reguladores) <text:s/>(racion 200) (kcal 53) (proteinas 1) (grasas 0,2) (hidratos 11,7)(grasas-mono 0) (desayuno si) (almuerzo si) (comida si) (merienda si) (cena si))</text:p>
          </table:table-cell>
          <table:table-cell table:style-name="ce2" table:formula="of:=SUBSTITUTE([.W221];&quot;,&quot;;&quot;.&quot;)" office:value-type="string" office:string-value="(alimento (id 220) (nombre naranja) (grupo 5) (veces 1) (tipo reguladores)  (racion 200) (kcal 53) (proteinas 1) (grasas 0.2) (hidratos 11.7)(grasas-mono 0) (desayuno si) (almuerzo si) (comida si) (merienda si) (cena si))" calcext:value-type="string">
            <text:p>(alimento (id 220) (nombre naranja) (grupo 5) (veces 1) (tipo reguladores) <text:s/>(racion 200) (kcal 53) (proteinas 1) (grasas 0.2) (hidratos 11.7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2" office:value-type="string" calcext:value-type="string">
            <text:p>Frutas</text:p>
          </table:table-cell>
          <table:table-cell table:style-name="ce3" office:value-type="string" calcext:value-type="string">
            <text:p>Cerez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22]*[.L222]/100" office:value-type="float" office:value="26" calcext:value-type="float">
            <text:p>26</text:p>
          </table:table-cell>
          <table:table-cell table:style-name="ce3" table:formula="of:=[.K222]*[.M222]*4/100" office:value-type="float" office:value="1.28" calcext:value-type="float">
            <text:p>1,28</text:p>
          </table:table-cell>
          <table:table-cell table:style-name="ce3" table:formula="of:=[.K222]*[.O222]*4/100" office:value-type="float" office:value="20.8" calcext:value-type="float">
            <text:p>20,8</text:p>
          </table:table-cell>
          <table:table-cell table:style-name="ce3" table:formula="of:=[.K222]*[.N222]*9/100" office:value-type="float" office:value="1.08" calcext:value-type="float">
            <text:p>1,0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65" calcext:value-type="float">
            <text:p>65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22]);&quot; &quot;;&quot;-&quot;);&quot;á&quot;;&quot;a&quot;);&quot;é&quot;;&quot;e&quot;);&quot;í&quot;;&quot;i&quot;);&quot;ó&quot;;&quot;o&quot;);&quot;ú&quot;;&quot;u&quot;)" office:value-type="string" office:string-value="cereza" calcext:value-type="string">
            <text:p>cereza</text:p>
          </table:table-cell>
          <table:table-cell table:style-name="ce12" table:formula="of:=CONCATENATE(&quot;(alimento (id &quot;;[.A222];&quot;) (nombre &quot;;[.V222];&quot;) (grupo &quot;;[.D222];&quot;) (veces &quot;;[.E222];&quot;) (tipo &quot;;[.F222];&quot;)  (racion &quot;;[.K222];&quot;) (kcal &quot;;[.L222];&quot;) (proteinas &quot;;[.M222];&quot;) (grasas &quot;;[.N222];&quot;) (hidratos &quot;;[.O222];&quot;)(grasas-mono &quot;;[.P222];&quot;) (desayuno &quot;;[.Q222];&quot;) (almuerzo &quot;;[.R222];&quot;) (comida &quot;;[.S222];&quot;) (merienda &quot;;[.T222];&quot;) (cena &quot;;[.U222];&quot;))&quot;)" office:value-type="string" office:string-value="(alimento (id 221) (nombre cereza) (grupo 5) (veces 2) (tipo reguladores)  (racion 40) (kcal 65) (proteinas 0,8) (grasas 0,3) (hidratos 13)(grasas-mono 0) (desayuno si) (almuerzo si) (comida si) (merienda si) (cena si))" calcext:value-type="string">
            <text:p>(alimento (id 221) (nombre cereza) (grupo 5) (veces 2) (tipo reguladores) <text:s/>(racion 40) (kcal 65) (proteinas 0,8) (grasas 0,3) (hidratos 13)(grasas-mono 0) (desayuno si) (almuerzo si) (comida si) (merienda si) (cena si))</text:p>
          </table:table-cell>
          <table:table-cell table:style-name="ce2" table:formula="of:=SUBSTITUTE([.W222];&quot;,&quot;;&quot;.&quot;)" office:value-type="string" office:string-value="(alimento (id 221) (nombre cereza) (grupo 5) (veces 2) (tipo reguladores)  (racion 40) (kcal 65) (proteinas 0.8) (grasas 0.3) (hidratos 13)(grasas-mono 0) (desayuno si) (almuerzo si) (comida si) (merienda si) (cena si))" calcext:value-type="string">
            <text:p>(alimento (id 221) (nombre cereza) (grupo 5) (veces 2) (tipo reguladores) <text:s/>(racion 40) (kcal 65) (proteinas 0.8) (grasas 0.3) (hidratos 13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Frutas</text:p>
          </table:table-cell>
          <table:table-cell table:style-name="ce3" office:value-type="string" calcext:value-type="string">
            <text:p>Cerez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23]*[.L223]/100" office:value-type="float" office:value="32.5" calcext:value-type="float">
            <text:p>32,5</text:p>
          </table:table-cell>
          <table:table-cell table:style-name="ce3" table:formula="of:=[.K223]*[.M223]*4/100" office:value-type="float" office:value="1.6" calcext:value-type="float">
            <text:p>1,6</text:p>
          </table:table-cell>
          <table:table-cell table:style-name="ce3" table:formula="of:=[.K223]*[.O223]*4/100" office:value-type="float" office:value="26" calcext:value-type="float">
            <text:p>26</text:p>
          </table:table-cell>
          <table:table-cell table:style-name="ce3" table:formula="of:=[.K223]*[.N223]*9/100" office:value-type="float" office:value="1.35" calcext:value-type="float">
            <text:p>1,3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5" calcext:value-type="float">
            <text:p>65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23]);&quot; &quot;;&quot;-&quot;);&quot;á&quot;;&quot;a&quot;);&quot;é&quot;;&quot;e&quot;);&quot;í&quot;;&quot;i&quot;);&quot;ó&quot;;&quot;o&quot;);&quot;ú&quot;;&quot;u&quot;)" office:value-type="string" office:string-value="cereza" calcext:value-type="string">
            <text:p>cereza</text:p>
          </table:table-cell>
          <table:table-cell table:style-name="ce12" table:formula="of:=CONCATENATE(&quot;(alimento (id &quot;;[.A223];&quot;) (nombre &quot;;[.V223];&quot;) (grupo &quot;;[.D223];&quot;) (veces &quot;;[.E223];&quot;) (tipo &quot;;[.F223];&quot;)  (racion &quot;;[.K223];&quot;) (kcal &quot;;[.L223];&quot;) (proteinas &quot;;[.M223];&quot;) (grasas &quot;;[.N223];&quot;) (hidratos &quot;;[.O223];&quot;)(grasas-mono &quot;;[.P223];&quot;) (desayuno &quot;;[.Q223];&quot;) (almuerzo &quot;;[.R223];&quot;) (comida &quot;;[.S223];&quot;) (merienda &quot;;[.T223];&quot;) (cena &quot;;[.U223];&quot;))&quot;)" office:value-type="string" office:string-value="(alimento (id 222) (nombre cereza) (grupo 5) (veces 2) (tipo reguladores)  (racion 50) (kcal 65) (proteinas 0,8) (grasas 0,3) (hidratos 13)(grasas-mono 0) (desayuno si) (almuerzo si) (comida si) (merienda si) (cena si))" calcext:value-type="string">
            <text:p>(alimento (id 222) (nombre cereza) (grupo 5) (veces 2) (tipo reguladores) <text:s/>(racion 50) (kcal 65) (proteinas 0,8) (grasas 0,3) (hidratos 13)(grasas-mono 0) (desayuno si) (almuerzo si) (comida si) (merienda si) (cena si))</text:p>
          </table:table-cell>
          <table:table-cell table:style-name="ce2" table:formula="of:=SUBSTITUTE([.W223];&quot;,&quot;;&quot;.&quot;)" office:value-type="string" office:string-value="(alimento (id 222) (nombre cereza) (grupo 5) (veces 2) (tipo reguladores)  (racion 50) (kcal 65) (proteinas 0.8) (grasas 0.3) (hidratos 13)(grasas-mono 0) (desayuno si) (almuerzo si) (comida si) (merienda si) (cena si))" calcext:value-type="string">
            <text:p>(alimento (id 222) (nombre cereza) (grupo 5) (veces 2) (tipo reguladores) <text:s/>(racion 50) (kcal 65) (proteinas 0.8) (grasas 0.3) (hidratos 13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Frutas</text:p>
          </table:table-cell>
          <table:table-cell table:style-name="ce3" office:value-type="string" calcext:value-type="string">
            <text:p>Cerez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24]*[.L224]/100" office:value-type="float" office:value="42.25" calcext:value-type="float">
            <text:p>42,25</text:p>
          </table:table-cell>
          <table:table-cell table:style-name="ce3" table:formula="of:=[.K224]*[.M224]*4/100" office:value-type="float" office:value="2.08" calcext:value-type="float">
            <text:p>2,08</text:p>
          </table:table-cell>
          <table:table-cell table:style-name="ce3" table:formula="of:=[.K224]*[.O224]*4/100" office:value-type="float" office:value="33.8" calcext:value-type="float">
            <text:p>33,8</text:p>
          </table:table-cell>
          <table:table-cell table:style-name="ce3" table:formula="of:=[.K224]*[.N224]*9/100" office:value-type="float" office:value="1.755" calcext:value-type="float">
            <text:p>1,755</text:p>
          </table:table-cell>
          <table:table-cell table:number-columns-repeated="2" table:style-name="ce3" office:value-type="float" office:value="65" calcext:value-type="float">
            <text:p>65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24]);&quot; &quot;;&quot;-&quot;);&quot;á&quot;;&quot;a&quot;);&quot;é&quot;;&quot;e&quot;);&quot;í&quot;;&quot;i&quot;);&quot;ó&quot;;&quot;o&quot;);&quot;ú&quot;;&quot;u&quot;)" office:value-type="string" office:string-value="cereza" calcext:value-type="string">
            <text:p>cereza</text:p>
          </table:table-cell>
          <table:table-cell table:style-name="ce12" table:formula="of:=CONCATENATE(&quot;(alimento (id &quot;;[.A224];&quot;) (nombre &quot;;[.V224];&quot;) (grupo &quot;;[.D224];&quot;) (veces &quot;;[.E224];&quot;) (tipo &quot;;[.F224];&quot;)  (racion &quot;;[.K224];&quot;) (kcal &quot;;[.L224];&quot;) (proteinas &quot;;[.M224];&quot;) (grasas &quot;;[.N224];&quot;) (hidratos &quot;;[.O224];&quot;)(grasas-mono &quot;;[.P224];&quot;) (desayuno &quot;;[.Q224];&quot;) (almuerzo &quot;;[.R224];&quot;) (comida &quot;;[.S224];&quot;) (merienda &quot;;[.T224];&quot;) (cena &quot;;[.U224];&quot;))&quot;)" office:value-type="string" office:string-value="(alimento (id 223) (nombre cereza) (grupo 5) (veces 2) (tipo reguladores)  (racion 65) (kcal 65) (proteinas 0,8) (grasas 0,3) (hidratos 13)(grasas-mono 0) (desayuno si) (almuerzo si) (comida si) (merienda si) (cena si))" calcext:value-type="string">
            <text:p>(alimento (id 223) (nombre cereza) (grupo 5) (veces 2) (tipo reguladores) <text:s/>(racion 65) (kcal 65) (proteinas 0,8) (grasas 0,3) (hidratos 13)(grasas-mono 0) (desayuno si) (almuerzo si) (comida si) (merienda si) (cena si))</text:p>
          </table:table-cell>
          <table:table-cell table:style-name="ce2" table:formula="of:=SUBSTITUTE([.W224];&quot;,&quot;;&quot;.&quot;)" office:value-type="string" office:string-value="(alimento (id 223) (nombre cereza) (grupo 5) (veces 2) (tipo reguladores)  (racion 65) (kcal 65) (proteinas 0.8) (grasas 0.3) (hidratos 13)(grasas-mono 0) (desayuno si) (almuerzo si) (comida si) (merienda si) (cena si))" calcext:value-type="string">
            <text:p>(alimento (id 223) (nombre cereza) (grupo 5) (veces 2) (tipo reguladores) <text:s/>(racion 65) (kcal 65) (proteinas 0.8) (grasas 0.3) (hidratos 13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Frutas</text:p>
          </table:table-cell>
          <table:table-cell table:style-name="ce3" office:value-type="string" calcext:value-type="string">
            <text:p>Cerez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25]*[.L225]/100" office:value-type="float" office:value="45.5" calcext:value-type="float">
            <text:p>45,5</text:p>
          </table:table-cell>
          <table:table-cell table:style-name="ce3" table:formula="of:=[.K225]*[.M225]*4/100" office:value-type="float" office:value="2.24" calcext:value-type="float">
            <text:p>2,24</text:p>
          </table:table-cell>
          <table:table-cell table:style-name="ce3" table:formula="of:=[.K225]*[.O225]*4/100" office:value-type="float" office:value="36.4" calcext:value-type="float">
            <text:p>36,4</text:p>
          </table:table-cell>
          <table:table-cell table:style-name="ce3" table:formula="of:=[.K225]*[.N225]*9/100" office:value-type="float" office:value="1.89" calcext:value-type="float">
            <text:p>1,8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65" calcext:value-type="float">
            <text:p>65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25]);&quot; &quot;;&quot;-&quot;);&quot;á&quot;;&quot;a&quot;);&quot;é&quot;;&quot;e&quot;);&quot;í&quot;;&quot;i&quot;);&quot;ó&quot;;&quot;o&quot;);&quot;ú&quot;;&quot;u&quot;)" office:value-type="string" office:string-value="cereza" calcext:value-type="string">
            <text:p>cereza</text:p>
          </table:table-cell>
          <table:table-cell table:style-name="ce12" table:formula="of:=CONCATENATE(&quot;(alimento (id &quot;;[.A225];&quot;) (nombre &quot;;[.V225];&quot;) (grupo &quot;;[.D225];&quot;) (veces &quot;;[.E225];&quot;) (tipo &quot;;[.F225];&quot;)  (racion &quot;;[.K225];&quot;) (kcal &quot;;[.L225];&quot;) (proteinas &quot;;[.M225];&quot;) (grasas &quot;;[.N225];&quot;) (hidratos &quot;;[.O225];&quot;)(grasas-mono &quot;;[.P225];&quot;) (desayuno &quot;;[.Q225];&quot;) (almuerzo &quot;;[.R225];&quot;) (comida &quot;;[.S225];&quot;) (merienda &quot;;[.T225];&quot;) (cena &quot;;[.U225];&quot;))&quot;)" office:value-type="string" office:string-value="(alimento (id 224) (nombre cereza) (grupo 5) (veces 2) (tipo reguladores)  (racion 70) (kcal 65) (proteinas 0,8) (grasas 0,3) (hidratos 13)(grasas-mono 0) (desayuno si) (almuerzo si) (comida si) (merienda si) (cena si))" calcext:value-type="string">
            <text:p>(alimento (id 224) (nombre cereza) (grupo 5) (veces 2) (tipo reguladores) <text:s/>(racion 70) (kcal 65) (proteinas 0,8) (grasas 0,3) (hidratos 13)(grasas-mono 0) (desayuno si) (almuerzo si) (comida si) (merienda si) (cena si))</text:p>
          </table:table-cell>
          <table:table-cell table:style-name="ce2" table:formula="of:=SUBSTITUTE([.W225];&quot;,&quot;;&quot;.&quot;)" office:value-type="string" office:string-value="(alimento (id 224) (nombre cereza) (grupo 5) (veces 2) (tipo reguladores)  (racion 70) (kcal 65) (proteinas 0.8) (grasas 0.3) (hidratos 13)(grasas-mono 0) (desayuno si) (almuerzo si) (comida si) (merienda si) (cena si))" calcext:value-type="string">
            <text:p>(alimento (id 224) (nombre cereza) (grupo 5) (veces 2) (tipo reguladores) <text:s/>(racion 70) (kcal 65) (proteinas 0.8) (grasas 0.3) (hidratos 13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Frutas</text:p>
          </table:table-cell>
          <table:table-cell table:style-name="ce3" office:value-type="string" calcext:value-type="string">
            <text:p>Cerez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26]*[.L226]/100" office:value-type="float" office:value="65" calcext:value-type="float">
            <text:p>65</text:p>
          </table:table-cell>
          <table:table-cell table:style-name="ce3" table:formula="of:=[.K226]*[.M226]*4/100" office:value-type="float" office:value="3.2" calcext:value-type="float">
            <text:p>3,2</text:p>
          </table:table-cell>
          <table:table-cell table:style-name="ce3" table:formula="of:=[.K226]*[.O226]*4/100" office:value-type="float" office:value="52" calcext:value-type="float">
            <text:p>52</text:p>
          </table:table-cell>
          <table:table-cell table:style-name="ce3" table:formula="of:=[.K226]*[.N226]*9/100" office:value-type="float" office:value="2.7" calcext:value-type="float">
            <text:p>2,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65" calcext:value-type="float">
            <text:p>65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26]);&quot; &quot;;&quot;-&quot;);&quot;á&quot;;&quot;a&quot;);&quot;é&quot;;&quot;e&quot;);&quot;í&quot;;&quot;i&quot;);&quot;ó&quot;;&quot;o&quot;);&quot;ú&quot;;&quot;u&quot;)" office:value-type="string" office:string-value="cereza" calcext:value-type="string">
            <text:p>cereza</text:p>
          </table:table-cell>
          <table:table-cell table:style-name="ce12" table:formula="of:=CONCATENATE(&quot;(alimento (id &quot;;[.A226];&quot;) (nombre &quot;;[.V226];&quot;) (grupo &quot;;[.D226];&quot;) (veces &quot;;[.E226];&quot;) (tipo &quot;;[.F226];&quot;)  (racion &quot;;[.K226];&quot;) (kcal &quot;;[.L226];&quot;) (proteinas &quot;;[.M226];&quot;) (grasas &quot;;[.N226];&quot;) (hidratos &quot;;[.O226];&quot;)(grasas-mono &quot;;[.P226];&quot;) (desayuno &quot;;[.Q226];&quot;) (almuerzo &quot;;[.R226];&quot;) (comida &quot;;[.S226];&quot;) (merienda &quot;;[.T226];&quot;) (cena &quot;;[.U226];&quot;))&quot;)" office:value-type="string" office:string-value="(alimento (id 225) (nombre cereza) (grupo 5) (veces 2) (tipo reguladores)  (racion 100) (kcal 65) (proteinas 0,8) (grasas 0,3) (hidratos 13)(grasas-mono 0) (desayuno si) (almuerzo si) (comida si) (merienda si) (cena si))" calcext:value-type="string">
            <text:p>(alimento (id 225) (nombre cereza) (grupo 5) (veces 2) (tipo reguladores) <text:s/>(racion 100) (kcal 65) (proteinas 0,8) (grasas 0,3) (hidratos 13)(grasas-mono 0) (desayuno si) (almuerzo si) (comida si) (merienda si) (cena si))</text:p>
          </table:table-cell>
          <table:table-cell table:style-name="ce2" table:formula="of:=SUBSTITUTE([.W226];&quot;,&quot;;&quot;.&quot;)" office:value-type="string" office:string-value="(alimento (id 225) (nombre cereza) (grupo 5) (veces 2) (tipo reguladores)  (racion 100) (kcal 65) (proteinas 0.8) (grasas 0.3) (hidratos 13)(grasas-mono 0) (desayuno si) (almuerzo si) (comida si) (merienda si) (cena si))" calcext:value-type="string">
            <text:p>(alimento (id 225) (nombre cereza) (grupo 5) (veces 2) (tipo reguladores) <text:s/>(racion 100) (kcal 65) (proteinas 0.8) (grasas 0.3) (hidratos 13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Frutas</text:p>
          </table:table-cell>
          <table:table-cell table:style-name="ce3" office:value-type="string" calcext:value-type="string">
            <text:p>Cerez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27]*[.L227]/100" office:value-type="float" office:value="84.5" calcext:value-type="float">
            <text:p>84,5</text:p>
          </table:table-cell>
          <table:table-cell table:style-name="ce3" table:formula="of:=[.K227]*[.M227]*4/100" office:value-type="float" office:value="4.16" calcext:value-type="float">
            <text:p>4,16</text:p>
          </table:table-cell>
          <table:table-cell table:style-name="ce3" table:formula="of:=[.K227]*[.O227]*4/100" office:value-type="float" office:value="67.6" calcext:value-type="float">
            <text:p>67,6</text:p>
          </table:table-cell>
          <table:table-cell table:style-name="ce3" table:formula="of:=[.K227]*[.N227]*9/100" office:value-type="float" office:value="3.51" calcext:value-type="float">
            <text:p>3,51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65" calcext:value-type="float">
            <text:p>65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27]);&quot; &quot;;&quot;-&quot;);&quot;á&quot;;&quot;a&quot;);&quot;é&quot;;&quot;e&quot;);&quot;í&quot;;&quot;i&quot;);&quot;ó&quot;;&quot;o&quot;);&quot;ú&quot;;&quot;u&quot;)" office:value-type="string" office:string-value="cereza" calcext:value-type="string">
            <text:p>cereza</text:p>
          </table:table-cell>
          <table:table-cell table:style-name="ce12" table:formula="of:=CONCATENATE(&quot;(alimento (id &quot;;[.A227];&quot;) (nombre &quot;;[.V227];&quot;) (grupo &quot;;[.D227];&quot;) (veces &quot;;[.E227];&quot;) (tipo &quot;;[.F227];&quot;)  (racion &quot;;[.K227];&quot;) (kcal &quot;;[.L227];&quot;) (proteinas &quot;;[.M227];&quot;) (grasas &quot;;[.N227];&quot;) (hidratos &quot;;[.O227];&quot;)(grasas-mono &quot;;[.P227];&quot;) (desayuno &quot;;[.Q227];&quot;) (almuerzo &quot;;[.R227];&quot;) (comida &quot;;[.S227];&quot;) (merienda &quot;;[.T227];&quot;) (cena &quot;;[.U227];&quot;))&quot;)" office:value-type="string" office:string-value="(alimento (id 226) (nombre cereza) (grupo 5) (veces 2) (tipo reguladores)  (racion 130) (kcal 65) (proteinas 0,8) (grasas 0,3) (hidratos 13)(grasas-mono 0) (desayuno si) (almuerzo si) (comida si) (merienda si) (cena si))" calcext:value-type="string">
            <text:p>(alimento (id 226) (nombre cereza) (grupo 5) (veces 2) (tipo reguladores) <text:s/>(racion 130) (kcal 65) (proteinas 0,8) (grasas 0,3) (hidratos 13)(grasas-mono 0) (desayuno si) (almuerzo si) (comida si) (merienda si) (cena si))</text:p>
          </table:table-cell>
          <table:table-cell table:style-name="ce2" table:formula="of:=SUBSTITUTE([.W227];&quot;,&quot;;&quot;.&quot;)" office:value-type="string" office:string-value="(alimento (id 226) (nombre cereza) (grupo 5) (veces 2) (tipo reguladores)  (racion 130) (kcal 65) (proteinas 0.8) (grasas 0.3) (hidratos 13)(grasas-mono 0) (desayuno si) (almuerzo si) (comida si) (merienda si) (cena si))" calcext:value-type="string">
            <text:p>(alimento (id 226) (nombre cereza) (grupo 5) (veces 2) (tipo reguladores) <text:s/>(racion 130) (kcal 65) (proteinas 0.8) (grasas 0.3) (hidratos 13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2" office:value-type="string" calcext:value-type="string">
            <text:p>Frutas</text:p>
          </table:table-cell>
          <table:table-cell table:style-name="ce3" office:value-type="string" calcext:value-type="string">
            <text:p>Manzan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28]*[.L228]/100" office:value-type="float" office:value="90" calcext:value-type="float">
            <text:p>90</text:p>
          </table:table-cell>
          <table:table-cell table:style-name="ce3" table:formula="of:=[.K228]*[.M228]*4/100" office:value-type="float" office:value="1.6" calcext:value-type="float">
            <text:p>1,6</text:p>
          </table:table-cell>
          <table:table-cell table:style-name="ce3" table:formula="of:=[.K228]*[.O228]*4/100" office:value-type="float" office:value="83.2" calcext:value-type="float">
            <text:p>83,2</text:p>
          </table:table-cell>
          <table:table-cell table:style-name="ce3" table:formula="of:=[.K228]*[.N228]*9/100" office:value-type="float" office:value="5.4" calcext:value-type="float">
            <text:p>5,4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0.4" calcext:value-type="float">
            <text:p>10.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28]);&quot; &quot;;&quot;-&quot;);&quot;á&quot;;&quot;a&quot;);&quot;é&quot;;&quot;e&quot;);&quot;í&quot;;&quot;i&quot;);&quot;ó&quot;;&quot;o&quot;);&quot;ú&quot;;&quot;u&quot;)" office:value-type="string" office:string-value="manzana" calcext:value-type="string">
            <text:p>manzana</text:p>
          </table:table-cell>
          <table:table-cell table:style-name="ce12" table:formula="of:=CONCATENATE(&quot;(alimento (id &quot;;[.A228];&quot;) (nombre &quot;;[.V228];&quot;) (grupo &quot;;[.D228];&quot;) (veces &quot;;[.E228];&quot;) (tipo &quot;;[.F228];&quot;)  (racion &quot;;[.K228];&quot;) (kcal &quot;;[.L228];&quot;) (proteinas &quot;;[.M228];&quot;) (grasas &quot;;[.N228];&quot;) (hidratos &quot;;[.O228];&quot;)(grasas-mono &quot;;[.P228];&quot;) (desayuno &quot;;[.Q228];&quot;) (almuerzo &quot;;[.R228];&quot;) (comida &quot;;[.S228];&quot;) (merienda &quot;;[.T228];&quot;) (cena &quot;;[.U228];&quot;))&quot;)" office:value-type="string" office:string-value="(alimento (id 227) (nombre manzana) (grupo 5) (veces 3) (tipo reguladores)  (racion 200) (kcal 45) (proteinas 0,2) (grasas 0,3) (hidratos 10,4)(grasas-mono 0) (desayuno si) (almuerzo si) (comida si) (merienda si) (cena si))" calcext:value-type="string">
            <text:p>(alimento (id 227) (nombre manzana) (grupo 5) (veces 3) (tipo reguladores) <text:s/>(racion 200) (kcal 45) (proteinas 0,2) (grasas 0,3) (hidratos 10,4)(grasas-mono 0) (desayuno si) (almuerzo si) (comida si) (merienda si) (cena si))</text:p>
          </table:table-cell>
          <table:table-cell table:style-name="ce2" table:formula="of:=SUBSTITUTE([.W228];&quot;,&quot;;&quot;.&quot;)" office:value-type="string" office:string-value="(alimento (id 227) (nombre manzana) (grupo 5) (veces 3) (tipo reguladores)  (racion 200) (kcal 45) (proteinas 0.2) (grasas 0.3) (hidratos 10.4)(grasas-mono 0) (desayuno si) (almuerzo si) (comida si) (merienda si) (cena si))" calcext:value-type="string">
            <text:p>(alimento (id 227) (nombre manzana) (grupo 5) (veces 3) (tipo reguladores) <text:s/>(racion 200) (kcal 45) (proteinas 0.2) (grasas 0.3) (hidratos 10.4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2" office:value-type="string" calcext:value-type="string">
            <text:p>Frutas</text:p>
          </table:table-cell>
          <table:table-cell table:style-name="ce3" office:value-type="string" calcext:value-type="string">
            <text:p>Manzan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29]*[.L229]/100" office:value-type="float" office:value="56.25" calcext:value-type="float">
            <text:p>56,25</text:p>
          </table:table-cell>
          <table:table-cell table:style-name="ce3" table:formula="of:=[.K229]*[.M229]*4/100" office:value-type="float" office:value="1" calcext:value-type="float">
            <text:p>1</text:p>
          </table:table-cell>
          <table:table-cell table:style-name="ce3" table:formula="of:=[.K229]*[.O229]*4/100" office:value-type="float" office:value="52" calcext:value-type="float">
            <text:p>52</text:p>
          </table:table-cell>
          <table:table-cell table:style-name="ce3" table:formula="of:=[.K229]*[.N229]*9/100" office:value-type="float" office:value="3.375" calcext:value-type="float">
            <text:p>3,37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0.4" calcext:value-type="float">
            <text:p>10.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29]);&quot; &quot;;&quot;-&quot;);&quot;á&quot;;&quot;a&quot;);&quot;é&quot;;&quot;e&quot;);&quot;í&quot;;&quot;i&quot;);&quot;ó&quot;;&quot;o&quot;);&quot;ú&quot;;&quot;u&quot;)" office:value-type="string" office:string-value="manzana" calcext:value-type="string">
            <text:p>manzana</text:p>
          </table:table-cell>
          <table:table-cell table:style-name="ce12" table:formula="of:=CONCATENATE(&quot;(alimento (id &quot;;[.A229];&quot;) (nombre &quot;;[.V229];&quot;) (grupo &quot;;[.D229];&quot;) (veces &quot;;[.E229];&quot;) (tipo &quot;;[.F229];&quot;)  (racion &quot;;[.K229];&quot;) (kcal &quot;;[.L229];&quot;) (proteinas &quot;;[.M229];&quot;) (grasas &quot;;[.N229];&quot;) (hidratos &quot;;[.O229];&quot;)(grasas-mono &quot;;[.P229];&quot;) (desayuno &quot;;[.Q229];&quot;) (almuerzo &quot;;[.R229];&quot;) (comida &quot;;[.S229];&quot;) (merienda &quot;;[.T229];&quot;) (cena &quot;;[.U229];&quot;))&quot;)" office:value-type="string" office:string-value="(alimento (id 228) (nombre manzana) (grupo 5) (veces 3) (tipo reguladores)  (racion 125) (kcal 45) (proteinas 0,2) (grasas 0,3) (hidratos 10,4)(grasas-mono 0) (desayuno si) (almuerzo si) (comida si) (merienda si) (cena si))" calcext:value-type="string">
            <text:p>(alimento (id 228) (nombre manzana) (grupo 5) (veces 3) (tipo reguladores) <text:s/>(racion 125) (kcal 45) (proteinas 0,2) (grasas 0,3) (hidratos 10,4)(grasas-mono 0) (desayuno si) (almuerzo si) (comida si) (merienda si) (cena si))</text:p>
          </table:table-cell>
          <table:table-cell table:style-name="ce2" table:formula="of:=SUBSTITUTE([.W229];&quot;,&quot;;&quot;.&quot;)" office:value-type="string" office:string-value="(alimento (id 228) (nombre manzana) (grupo 5) (veces 3) (tipo reguladores)  (racion 125) (kcal 45) (proteinas 0.2) (grasas 0.3) (hidratos 10.4)(grasas-mono 0) (desayuno si) (almuerzo si) (comida si) (merienda si) (cena si))" calcext:value-type="string">
            <text:p>(alimento (id 228) (nombre manzana) (grupo 5) (veces 3) (tipo reguladores) <text:s/>(racion 125) (kcal 45) (proteinas 0.2) (grasas 0.3) (hidratos 10.4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Frutas</text:p>
          </table:table-cell>
          <table:table-cell table:style-name="ce3" office:value-type="string" calcext:value-type="string">
            <text:p>Manzan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30]*[.L230]/100" office:value-type="float" office:value="78.75" calcext:value-type="float">
            <text:p>78,75</text:p>
          </table:table-cell>
          <table:table-cell table:style-name="ce3" table:formula="of:=[.K230]*[.M230]*4/100" office:value-type="float" office:value="1.4" calcext:value-type="float">
            <text:p>1,4</text:p>
          </table:table-cell>
          <table:table-cell table:style-name="ce3" table:formula="of:=[.K230]*[.O230]*4/100" office:value-type="float" office:value="72.8" calcext:value-type="float">
            <text:p>72,8</text:p>
          </table:table-cell>
          <table:table-cell table:style-name="ce3" table:formula="of:=[.K230]*[.N230]*9/100" office:value-type="float" office:value="4.725" calcext:value-type="float">
            <text:p>4,725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0.4" calcext:value-type="float">
            <text:p>10.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30]);&quot; &quot;;&quot;-&quot;);&quot;á&quot;;&quot;a&quot;);&quot;é&quot;;&quot;e&quot;);&quot;í&quot;;&quot;i&quot;);&quot;ó&quot;;&quot;o&quot;);&quot;ú&quot;;&quot;u&quot;)" office:value-type="string" office:string-value="manzana" calcext:value-type="string">
            <text:p>manzana</text:p>
          </table:table-cell>
          <table:table-cell table:style-name="ce12" table:formula="of:=CONCATENATE(&quot;(alimento (id &quot;;[.A230];&quot;) (nombre &quot;;[.V230];&quot;) (grupo &quot;;[.D230];&quot;) (veces &quot;;[.E230];&quot;) (tipo &quot;;[.F230];&quot;)  (racion &quot;;[.K230];&quot;) (kcal &quot;;[.L230];&quot;) (proteinas &quot;;[.M230];&quot;) (grasas &quot;;[.N230];&quot;) (hidratos &quot;;[.O230];&quot;)(grasas-mono &quot;;[.P230];&quot;) (desayuno &quot;;[.Q230];&quot;) (almuerzo &quot;;[.R230];&quot;) (comida &quot;;[.S230];&quot;) (merienda &quot;;[.T230];&quot;) (cena &quot;;[.U230];&quot;))&quot;)" office:value-type="string" office:string-value="(alimento (id 229) (nombre manzana) (grupo 5) (veces 3) (tipo reguladores)  (racion 175) (kcal 45) (proteinas 0,2) (grasas 0,3) (hidratos 10,4)(grasas-mono 0) (desayuno si) (almuerzo si) (comida si) (merienda si) (cena si))" calcext:value-type="string">
            <text:p>(alimento (id 229) (nombre manzana) (grupo 5) (veces 3) (tipo reguladores) <text:s/>(racion 175) (kcal 45) (proteinas 0,2) (grasas 0,3) (hidratos 10,4)(grasas-mono 0) (desayuno si) (almuerzo si) (comida si) (merienda si) (cena si))</text:p>
          </table:table-cell>
          <table:table-cell table:style-name="ce2" table:formula="of:=SUBSTITUTE([.W230];&quot;,&quot;;&quot;.&quot;)" office:value-type="string" office:string-value="(alimento (id 229) (nombre manzana) (grupo 5) (veces 3) (tipo reguladores)  (racion 175) (kcal 45) (proteinas 0.2) (grasas 0.3) (hidratos 10.4)(grasas-mono 0) (desayuno si) (almuerzo si) (comida si) (merienda si) (cena si))" calcext:value-type="string">
            <text:p>(alimento (id 229) (nombre manzana) (grupo 5) (veces 3) (tipo reguladores) <text:s/>(racion 175) (kcal 45) (proteinas 0.2) (grasas 0.3) (hidratos 10.4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Frutas</text:p>
          </table:table-cell>
          <table:table-cell table:style-name="ce3" office:value-type="string" calcext:value-type="string">
            <text:p>Manzan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31]*[.L231]/100" office:value-type="float" office:value="45" calcext:value-type="float">
            <text:p>45</text:p>
          </table:table-cell>
          <table:table-cell table:style-name="ce3" table:formula="of:=[.K231]*[.M231]*4/100" office:value-type="float" office:value="0.8" calcext:value-type="float">
            <text:p>0,8</text:p>
          </table:table-cell>
          <table:table-cell table:style-name="ce3" table:formula="of:=[.K231]*[.O231]*4/100" office:value-type="float" office:value="41.6" calcext:value-type="float">
            <text:p>41,6</text:p>
          </table:table-cell>
          <table:table-cell table:style-name="ce3" table:formula="of:=[.K231]*[.N231]*9/100" office:value-type="float" office:value="2.7" calcext:value-type="float">
            <text:p>2,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0.4" calcext:value-type="float">
            <text:p>10.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31]);&quot; &quot;;&quot;-&quot;);&quot;á&quot;;&quot;a&quot;);&quot;é&quot;;&quot;e&quot;);&quot;í&quot;;&quot;i&quot;);&quot;ó&quot;;&quot;o&quot;);&quot;ú&quot;;&quot;u&quot;)" office:value-type="string" office:string-value="manzana" calcext:value-type="string">
            <text:p>manzana</text:p>
          </table:table-cell>
          <table:table-cell table:style-name="ce12" table:formula="of:=CONCATENATE(&quot;(alimento (id &quot;;[.A231];&quot;) (nombre &quot;;[.V231];&quot;) (grupo &quot;;[.D231];&quot;) (veces &quot;;[.E231];&quot;) (tipo &quot;;[.F231];&quot;)  (racion &quot;;[.K231];&quot;) (kcal &quot;;[.L231];&quot;) (proteinas &quot;;[.M231];&quot;) (grasas &quot;;[.N231];&quot;) (hidratos &quot;;[.O231];&quot;)(grasas-mono &quot;;[.P231];&quot;) (desayuno &quot;;[.Q231];&quot;) (almuerzo &quot;;[.R231];&quot;) (comida &quot;;[.S231];&quot;) (merienda &quot;;[.T231];&quot;) (cena &quot;;[.U231];&quot;))&quot;)" office:value-type="string" office:string-value="(alimento (id 230) (nombre manzana) (grupo 5) (veces 3) (tipo reguladores)  (racion 100) (kcal 45) (proteinas 0,2) (grasas 0,3) (hidratos 10,4)(grasas-mono 0) (desayuno si) (almuerzo si) (comida si) (merienda si) (cena si))" calcext:value-type="string">
            <text:p>(alimento (id 230) (nombre manzana) (grupo 5) (veces 3) (tipo reguladores) <text:s/>(racion 100) (kcal 45) (proteinas 0,2) (grasas 0,3) (hidratos 10,4)(grasas-mono 0) (desayuno si) (almuerzo si) (comida si) (merienda si) (cena si))</text:p>
          </table:table-cell>
          <table:table-cell table:style-name="ce2" table:formula="of:=SUBSTITUTE([.W231];&quot;,&quot;;&quot;.&quot;)" office:value-type="string" office:string-value="(alimento (id 230) (nombre manzana) (grupo 5) (veces 3) (tipo reguladores)  (racion 100) (kcal 45) (proteinas 0.2) (grasas 0.3) (hidratos 10.4)(grasas-mono 0) (desayuno si) (almuerzo si) (comida si) (merienda si) (cena si))" calcext:value-type="string">
            <text:p>(alimento (id 230) (nombre manzana) (grupo 5) (veces 3) (tipo reguladores) <text:s/>(racion 100) (kcal 45) (proteinas 0.2) (grasas 0.3) (hidratos 10.4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Frutas</text:p>
          </table:table-cell>
          <table:table-cell table:style-name="ce3" office:value-type="string" calcext:value-type="string">
            <text:p>Manzan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32]*[.L232]/100" office:value-type="float" office:value="67.5" calcext:value-type="float">
            <text:p>67,5</text:p>
          </table:table-cell>
          <table:table-cell table:style-name="ce3" table:formula="of:=[.K232]*[.M232]*4/100" office:value-type="float" office:value="1.2" calcext:value-type="float">
            <text:p>1,2</text:p>
          </table:table-cell>
          <table:table-cell table:style-name="ce3" table:formula="of:=[.K232]*[.O232]*4/100" office:value-type="float" office:value="62.4" calcext:value-type="float">
            <text:p>62,4</text:p>
          </table:table-cell>
          <table:table-cell table:style-name="ce3" table:formula="of:=[.K232]*[.N232]*9/100" office:value-type="float" office:value="4.05" calcext:value-type="float">
            <text:p>4,0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0.4" calcext:value-type="float">
            <text:p>10.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32]);&quot; &quot;;&quot;-&quot;);&quot;á&quot;;&quot;a&quot;);&quot;é&quot;;&quot;e&quot;);&quot;í&quot;;&quot;i&quot;);&quot;ó&quot;;&quot;o&quot;);&quot;ú&quot;;&quot;u&quot;)" office:value-type="string" office:string-value="manzana" calcext:value-type="string">
            <text:p>manzana</text:p>
          </table:table-cell>
          <table:table-cell table:style-name="ce12" table:formula="of:=CONCATENATE(&quot;(alimento (id &quot;;[.A232];&quot;) (nombre &quot;;[.V232];&quot;) (grupo &quot;;[.D232];&quot;) (veces &quot;;[.E232];&quot;) (tipo &quot;;[.F232];&quot;)  (racion &quot;;[.K232];&quot;) (kcal &quot;;[.L232];&quot;) (proteinas &quot;;[.M232];&quot;) (grasas &quot;;[.N232];&quot;) (hidratos &quot;;[.O232];&quot;)(grasas-mono &quot;;[.P232];&quot;) (desayuno &quot;;[.Q232];&quot;) (almuerzo &quot;;[.R232];&quot;) (comida &quot;;[.S232];&quot;) (merienda &quot;;[.T232];&quot;) (cena &quot;;[.U232];&quot;))&quot;)" office:value-type="string" office:string-value="(alimento (id 231) (nombre manzana) (grupo 5) (veces 3) (tipo reguladores)  (racion 150) (kcal 45) (proteinas 0,2) (grasas 0,3) (hidratos 10,4)(grasas-mono 0) (desayuno si) (almuerzo si) (comida si) (merienda si) (cena si))" calcext:value-type="string">
            <text:p>(alimento (id 231) (nombre manzana) (grupo 5) (veces 3) (tipo reguladores) <text:s/>(racion 150) (kcal 45) (proteinas 0,2) (grasas 0,3) (hidratos 10,4)(grasas-mono 0) (desayuno si) (almuerzo si) (comida si) (merienda si) (cena si))</text:p>
          </table:table-cell>
          <table:table-cell table:style-name="ce2" table:formula="of:=SUBSTITUTE([.W232];&quot;,&quot;;&quot;.&quot;)" office:value-type="string" office:string-value="(alimento (id 231) (nombre manzana) (grupo 5) (veces 3) (tipo reguladores)  (racion 150) (kcal 45) (proteinas 0.2) (grasas 0.3) (hidratos 10.4)(grasas-mono 0) (desayuno si) (almuerzo si) (comida si) (merienda si) (cena si))" calcext:value-type="string">
            <text:p>(alimento (id 231) (nombre manzana) (grupo 5) (veces 3) (tipo reguladores) <text:s/>(racion 150) (kcal 45) (proteinas 0.2) (grasas 0.3) (hidratos 10.4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Frutas</text:p>
          </table:table-cell>
          <table:table-cell table:style-name="ce3" office:value-type="string" calcext:value-type="string">
            <text:p>Per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33]*[.L233]/100" office:value-type="float" office:value="72.5" calcext:value-type="float">
            <text:p>72,5</text:p>
          </table:table-cell>
          <table:table-cell table:style-name="ce3" table:formula="of:=[.K233]*[.M233]*4/100" office:value-type="float" office:value="3.5" calcext:value-type="float">
            <text:p>3,5</text:p>
          </table:table-cell>
          <table:table-cell table:style-name="ce3" table:formula="of:=[.K233]*[.O233]*4/100" office:value-type="float" office:value="75" calcext:value-type="float">
            <text:p>75</text:p>
          </table:table-cell>
          <table:table-cell table:style-name="ce3" table:formula="of:=[.K233]*[.N233]*9/100" office:value-type="float" office:value="1.125" calcext:value-type="float">
            <text:p>1,12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58" calcext:value-type="float">
            <text:p>58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33]);&quot; &quot;;&quot;-&quot;);&quot;á&quot;;&quot;a&quot;);&quot;é&quot;;&quot;e&quot;);&quot;í&quot;;&quot;i&quot;);&quot;ó&quot;;&quot;o&quot;);&quot;ú&quot;;&quot;u&quot;)" office:value-type="string" office:string-value="pera" calcext:value-type="string">
            <text:p>pera</text:p>
          </table:table-cell>
          <table:table-cell table:style-name="ce12" table:formula="of:=CONCATENATE(&quot;(alimento (id &quot;;[.A233];&quot;) (nombre &quot;;[.V233];&quot;) (grupo &quot;;[.D233];&quot;) (veces &quot;;[.E233];&quot;) (tipo &quot;;[.F233];&quot;)  (racion &quot;;[.K233];&quot;) (kcal &quot;;[.L233];&quot;) (proteinas &quot;;[.M233];&quot;) (grasas &quot;;[.N233];&quot;) (hidratos &quot;;[.O233];&quot;)(grasas-mono &quot;;[.P233];&quot;) (desayuno &quot;;[.Q233];&quot;) (almuerzo &quot;;[.R233];&quot;) (comida &quot;;[.S233];&quot;) (merienda &quot;;[.T233];&quot;) (cena &quot;;[.U233];&quot;))&quot;)" office:value-type="string" office:string-value="(alimento (id 232) (nombre pera) (grupo 5) (veces 1) (tipo reguladores)  (racion 125) (kcal 58) (proteinas 0,7) (grasas 0,1) (hidratos 15)(grasas-mono 0) (desayuno si) (almuerzo si) (comida si) (merienda si) (cena si))" calcext:value-type="string">
            <text:p>(alimento (id 232) (nombre pera) (grupo 5) (veces 1) (tipo reguladores) <text:s/>(racion 125) (kcal 58) (proteinas 0,7) (grasas 0,1) (hidratos 15)(grasas-mono 0) (desayuno si) (almuerzo si) (comida si) (merienda si) (cena si))</text:p>
          </table:table-cell>
          <table:table-cell table:style-name="ce2" table:formula="of:=SUBSTITUTE([.W233];&quot;,&quot;;&quot;.&quot;)" office:value-type="string" office:string-value="(alimento (id 232) (nombre pera) (grupo 5) (veces 1) (tipo reguladores)  (racion 125) (kcal 58) (proteinas 0.7) (grasas 0.1) (hidratos 15)(grasas-mono 0) (desayuno si) (almuerzo si) (comida si) (merienda si) (cena si))" calcext:value-type="string">
            <text:p>(alimento (id 232) (nombre pera) (grupo 5) (veces 1) (tipo reguladores) <text:s/>(racion 125) (kcal 58) (proteinas 0.7) (grasas 0.1) (hidratos 15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Frutas</text:p>
          </table:table-cell>
          <table:table-cell table:style-name="ce3" office:value-type="string" calcext:value-type="string">
            <text:p>Per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34]*[.L234]/100" office:value-type="float" office:value="116" calcext:value-type="float">
            <text:p>116</text:p>
          </table:table-cell>
          <table:table-cell table:style-name="ce3" table:formula="of:=[.K234]*[.M234]*4/100" office:value-type="float" office:value="5.6" calcext:value-type="float">
            <text:p>5,6</text:p>
          </table:table-cell>
          <table:table-cell table:style-name="ce3" table:formula="of:=[.K234]*[.O234]*4/100" office:value-type="float" office:value="120" calcext:value-type="float">
            <text:p>120</text:p>
          </table:table-cell>
          <table:table-cell table:style-name="ce3" table:formula="of:=[.K234]*[.N234]*9/100" office:value-type="float" office:value="1.8" calcext:value-type="float">
            <text:p>1,8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8" calcext:value-type="float">
            <text:p>58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34]);&quot; &quot;;&quot;-&quot;);&quot;á&quot;;&quot;a&quot;);&quot;é&quot;;&quot;e&quot;);&quot;í&quot;;&quot;i&quot;);&quot;ó&quot;;&quot;o&quot;);&quot;ú&quot;;&quot;u&quot;)" office:value-type="string" office:string-value="pera" calcext:value-type="string">
            <text:p>pera</text:p>
          </table:table-cell>
          <table:table-cell table:style-name="ce12" table:formula="of:=CONCATENATE(&quot;(alimento (id &quot;;[.A234];&quot;) (nombre &quot;;[.V234];&quot;) (grupo &quot;;[.D234];&quot;) (veces &quot;;[.E234];&quot;) (tipo &quot;;[.F234];&quot;)  (racion &quot;;[.K234];&quot;) (kcal &quot;;[.L234];&quot;) (proteinas &quot;;[.M234];&quot;) (grasas &quot;;[.N234];&quot;) (hidratos &quot;;[.O234];&quot;)(grasas-mono &quot;;[.P234];&quot;) (desayuno &quot;;[.Q234];&quot;) (almuerzo &quot;;[.R234];&quot;) (comida &quot;;[.S234];&quot;) (merienda &quot;;[.T234];&quot;) (cena &quot;;[.U234];&quot;))&quot;)" office:value-type="string" office:string-value="(alimento (id 233) (nombre pera) (grupo 5) (veces 1) (tipo reguladores)  (racion 200) (kcal 58) (proteinas 0,7) (grasas 0,1) (hidratos 15)(grasas-mono 0) (desayuno si) (almuerzo si) (comida si) (merienda si) (cena si))" calcext:value-type="string">
            <text:p>(alimento (id 233) (nombre pera) (grupo 5) (veces 1) (tipo reguladores) <text:s/>(racion 200) (kcal 58) (proteinas 0,7) (grasas 0,1) (hidratos 15)(grasas-mono 0) (desayuno si) (almuerzo si) (comida si) (merienda si) (cena si))</text:p>
          </table:table-cell>
          <table:table-cell table:style-name="ce2" table:formula="of:=SUBSTITUTE([.W234];&quot;,&quot;;&quot;.&quot;)" office:value-type="string" office:string-value="(alimento (id 233) (nombre pera) (grupo 5) (veces 1) (tipo reguladores)  (racion 200) (kcal 58) (proteinas 0.7) (grasas 0.1) (hidratos 15)(grasas-mono 0) (desayuno si) (almuerzo si) (comida si) (merienda si) (cena si))" calcext:value-type="string">
            <text:p>(alimento (id 233) (nombre pera) (grupo 5) (veces 1) (tipo reguladores) <text:s/>(racion 200) (kcal 58) (proteinas 0.7) (grasas 0.1) (hidratos 15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Frutas</text:p>
          </table:table-cell>
          <table:table-cell table:style-name="ce3" office:value-type="string" calcext:value-type="string">
            <text:p>Per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35]*[.L235]/100" office:value-type="float" office:value="101.5" calcext:value-type="float">
            <text:p>101,5</text:p>
          </table:table-cell>
          <table:table-cell table:style-name="ce3" table:formula="of:=[.K235]*[.M235]*4/100" office:value-type="float" office:value="4.9" calcext:value-type="float">
            <text:p>4,9</text:p>
          </table:table-cell>
          <table:table-cell table:style-name="ce3" table:formula="of:=[.K235]*[.O235]*4/100" office:value-type="float" office:value="105" calcext:value-type="float">
            <text:p>105</text:p>
          </table:table-cell>
          <table:table-cell table:style-name="ce3" table:formula="of:=[.K235]*[.N235]*9/100" office:value-type="float" office:value="1.575" calcext:value-type="float">
            <text:p>1,575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58" calcext:value-type="float">
            <text:p>58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35]);&quot; &quot;;&quot;-&quot;);&quot;á&quot;;&quot;a&quot;);&quot;é&quot;;&quot;e&quot;);&quot;í&quot;;&quot;i&quot;);&quot;ó&quot;;&quot;o&quot;);&quot;ú&quot;;&quot;u&quot;)" office:value-type="string" office:string-value="pera" calcext:value-type="string">
            <text:p>pera</text:p>
          </table:table-cell>
          <table:table-cell table:style-name="ce12" table:formula="of:=CONCATENATE(&quot;(alimento (id &quot;;[.A235];&quot;) (nombre &quot;;[.V235];&quot;) (grupo &quot;;[.D235];&quot;) (veces &quot;;[.E235];&quot;) (tipo &quot;;[.F235];&quot;)  (racion &quot;;[.K235];&quot;) (kcal &quot;;[.L235];&quot;) (proteinas &quot;;[.M235];&quot;) (grasas &quot;;[.N235];&quot;) (hidratos &quot;;[.O235];&quot;)(grasas-mono &quot;;[.P235];&quot;) (desayuno &quot;;[.Q235];&quot;) (almuerzo &quot;;[.R235];&quot;) (comida &quot;;[.S235];&quot;) (merienda &quot;;[.T235];&quot;) (cena &quot;;[.U235];&quot;))&quot;)" office:value-type="string" office:string-value="(alimento (id 234) (nombre pera) (grupo 5) (veces 1) (tipo reguladores)  (racion 175) (kcal 58) (proteinas 0,7) (grasas 0,1) (hidratos 15)(grasas-mono 0) (desayuno si) (almuerzo si) (comida si) (merienda si) (cena si))" calcext:value-type="string">
            <text:p>(alimento (id 234) (nombre pera) (grupo 5) (veces 1) (tipo reguladores) <text:s/>(racion 175) (kcal 58) (proteinas 0,7) (grasas 0,1) (hidratos 15)(grasas-mono 0) (desayuno si) (almuerzo si) (comida si) (merienda si) (cena si))</text:p>
          </table:table-cell>
          <table:table-cell table:style-name="ce2" table:formula="of:=SUBSTITUTE([.W235];&quot;,&quot;;&quot;.&quot;)" office:value-type="string" office:string-value="(alimento (id 234) (nombre pera) (grupo 5) (veces 1) (tipo reguladores)  (racion 175) (kcal 58) (proteinas 0.7) (grasas 0.1) (hidratos 15)(grasas-mono 0) (desayuno si) (almuerzo si) (comida si) (merienda si) (cena si))" calcext:value-type="string">
            <text:p>(alimento (id 234) (nombre pera) (grupo 5) (veces 1) (tipo reguladores) <text:s/>(racion 175) (kcal 58) (proteinas 0.7) (grasas 0.1) (hidratos 15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Frutas</text:p>
          </table:table-cell>
          <table:table-cell table:style-name="ce3" office:value-type="string" calcext:value-type="string">
            <text:p>Per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36]*[.L236]/100" office:value-type="float" office:value="58" calcext:value-type="float">
            <text:p>58</text:p>
          </table:table-cell>
          <table:table-cell table:style-name="ce3" table:formula="of:=[.K236]*[.M236]*4/100" office:value-type="float" office:value="2.8" calcext:value-type="float">
            <text:p>2,8</text:p>
          </table:table-cell>
          <table:table-cell table:style-name="ce3" table:formula="of:=[.K236]*[.O236]*4/100" office:value-type="float" office:value="60" calcext:value-type="float">
            <text:p>60</text:p>
          </table:table-cell>
          <table:table-cell table:style-name="ce3" table:formula="of:=[.K236]*[.N236]*9/100" office:value-type="float" office:value="0.9" calcext:value-type="float">
            <text:p>0,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8" calcext:value-type="float">
            <text:p>58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36]);&quot; &quot;;&quot;-&quot;);&quot;á&quot;;&quot;a&quot;);&quot;é&quot;;&quot;e&quot;);&quot;í&quot;;&quot;i&quot;);&quot;ó&quot;;&quot;o&quot;);&quot;ú&quot;;&quot;u&quot;)" office:value-type="string" office:string-value="pera" calcext:value-type="string">
            <text:p>pera</text:p>
          </table:table-cell>
          <table:table-cell table:style-name="ce12" table:formula="of:=CONCATENATE(&quot;(alimento (id &quot;;[.A236];&quot;) (nombre &quot;;[.V236];&quot;) (grupo &quot;;[.D236];&quot;) (veces &quot;;[.E236];&quot;) (tipo &quot;;[.F236];&quot;)  (racion &quot;;[.K236];&quot;) (kcal &quot;;[.L236];&quot;) (proteinas &quot;;[.M236];&quot;) (grasas &quot;;[.N236];&quot;) (hidratos &quot;;[.O236];&quot;)(grasas-mono &quot;;[.P236];&quot;) (desayuno &quot;;[.Q236];&quot;) (almuerzo &quot;;[.R236];&quot;) (comida &quot;;[.S236];&quot;) (merienda &quot;;[.T236];&quot;) (cena &quot;;[.U236];&quot;))&quot;)" office:value-type="string" office:string-value="(alimento (id 235) (nombre pera) (grupo 5) (veces 1) (tipo reguladores)  (racion 100) (kcal 58) (proteinas 0,7) (grasas 0,1) (hidratos 15)(grasas-mono 0) (desayuno si) (almuerzo si) (comida si) (merienda si) (cena si))" calcext:value-type="string">
            <text:p>(alimento (id 235) (nombre pera) (grupo 5) (veces 1) (tipo reguladores) <text:s/>(racion 100) (kcal 58) (proteinas 0,7) (grasas 0,1) (hidratos 15)(grasas-mono 0) (desayuno si) (almuerzo si) (comida si) (merienda si) (cena si))</text:p>
          </table:table-cell>
          <table:table-cell table:style-name="ce2" table:formula="of:=SUBSTITUTE([.W236];&quot;,&quot;;&quot;.&quot;)" office:value-type="string" office:string-value="(alimento (id 235) (nombre pera) (grupo 5) (veces 1) (tipo reguladores)  (racion 100) (kcal 58) (proteinas 0.7) (grasas 0.1) (hidratos 15)(grasas-mono 0) (desayuno si) (almuerzo si) (comida si) (merienda si) (cena si))" calcext:value-type="string">
            <text:p>(alimento (id 235) (nombre pera) (grupo 5) (veces 1) (tipo reguladores) <text:s/>(racion 100) (kcal 58) (proteinas 0.7) (grasas 0.1) (hidratos 15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2" office:value-type="string" calcext:value-type="string">
            <text:p>Frutas</text:p>
          </table:table-cell>
          <table:table-cell table:style-name="ce3" office:value-type="string" calcext:value-type="string">
            <text:p>Per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37]*[.L237]/100" office:value-type="float" office:value="87" calcext:value-type="float">
            <text:p>87</text:p>
          </table:table-cell>
          <table:table-cell table:style-name="ce3" table:formula="of:=[.K237]*[.M237]*4/100" office:value-type="float" office:value="4.2" calcext:value-type="float">
            <text:p>4,2</text:p>
          </table:table-cell>
          <table:table-cell table:style-name="ce3" table:formula="of:=[.K237]*[.O237]*4/100" office:value-type="float" office:value="90" calcext:value-type="float">
            <text:p>90</text:p>
          </table:table-cell>
          <table:table-cell table:style-name="ce3" table:formula="of:=[.K237]*[.N237]*9/100" office:value-type="float" office:value="1.35" calcext:value-type="float">
            <text:p>1,3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58" calcext:value-type="float">
            <text:p>58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37]);&quot; &quot;;&quot;-&quot;);&quot;á&quot;;&quot;a&quot;);&quot;é&quot;;&quot;e&quot;);&quot;í&quot;;&quot;i&quot;);&quot;ó&quot;;&quot;o&quot;);&quot;ú&quot;;&quot;u&quot;)" office:value-type="string" office:string-value="pera" calcext:value-type="string">
            <text:p>pera</text:p>
          </table:table-cell>
          <table:table-cell table:style-name="ce12" table:formula="of:=CONCATENATE(&quot;(alimento (id &quot;;[.A237];&quot;) (nombre &quot;;[.V237];&quot;) (grupo &quot;;[.D237];&quot;) (veces &quot;;[.E237];&quot;) (tipo &quot;;[.F237];&quot;)  (racion &quot;;[.K237];&quot;) (kcal &quot;;[.L237];&quot;) (proteinas &quot;;[.M237];&quot;) (grasas &quot;;[.N237];&quot;) (hidratos &quot;;[.O237];&quot;)(grasas-mono &quot;;[.P237];&quot;) (desayuno &quot;;[.Q237];&quot;) (almuerzo &quot;;[.R237];&quot;) (comida &quot;;[.S237];&quot;) (merienda &quot;;[.T237];&quot;) (cena &quot;;[.U237];&quot;))&quot;)" office:value-type="string" office:string-value="(alimento (id 236) (nombre pera) (grupo 5) (veces 1) (tipo reguladores)  (racion 150) (kcal 58) (proteinas 0,7) (grasas 0,1) (hidratos 15)(grasas-mono 0) (desayuno si) (almuerzo si) (comida si) (merienda si) (cena si))" calcext:value-type="string">
            <text:p>(alimento (id 236) (nombre pera) (grupo 5) (veces 1) (tipo reguladores) <text:s/>(racion 150) (kcal 58) (proteinas 0,7) (grasas 0,1) (hidratos 15)(grasas-mono 0) (desayuno si) (almuerzo si) (comida si) (merienda si) (cena si))</text:p>
          </table:table-cell>
          <table:table-cell table:style-name="ce2" table:formula="of:=SUBSTITUTE([.W237];&quot;,&quot;;&quot;.&quot;)" office:value-type="string" office:string-value="(alimento (id 236) (nombre pera) (grupo 5) (veces 1) (tipo reguladores)  (racion 150) (kcal 58) (proteinas 0.7) (grasas 0.1) (hidratos 15)(grasas-mono 0) (desayuno si) (almuerzo si) (comida si) (merienda si) (cena si))" calcext:value-type="string">
            <text:p>(alimento (id 236) (nombre pera) (grupo 5) (veces 1) (tipo reguladores) <text:s/>(racion 150) (kcal 58) (proteinas 0.7) (grasas 0.1) (hidratos 15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Frutas</text:p>
          </table:table-cell>
          <table:table-cell table:style-name="ce3" office:value-type="string" calcext:value-type="string">
            <text:p>Plátano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38]*[.L238]/100" office:value-type="float" office:value="148.75" calcext:value-type="float">
            <text:p>148,75</text:p>
          </table:table-cell>
          <table:table-cell table:style-name="ce3" table:formula="of:=[.K238]*[.M238]*4/100" office:value-type="float" office:value="8.4" calcext:value-type="float">
            <text:p>8,4</text:p>
          </table:table-cell>
          <table:table-cell table:style-name="ce3" table:formula="of:=[.K238]*[.O238]*4/100" office:value-type="float" office:value="136.5" calcext:value-type="float">
            <text:p>136,5</text:p>
          </table:table-cell>
          <table:table-cell table:style-name="ce3" table:formula="of:=[.K238]*[.N238]*9/100" office:value-type="float" office:value="4.725" calcext:value-type="float">
            <text:p>4,725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85" calcext:value-type="float">
            <text:p>85</text:p>
          </table:table-cell>
          <table:table-cell table:style-name="ce6" office:value-type="float" office:value="1.2" calcext:value-type="float">
            <text:p>1.2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9.5" calcext:value-type="float">
            <text:p>19.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38]);&quot; &quot;;&quot;-&quot;);&quot;á&quot;;&quot;a&quot;);&quot;é&quot;;&quot;e&quot;);&quot;í&quot;;&quot;i&quot;);&quot;ó&quot;;&quot;o&quot;);&quot;ú&quot;;&quot;u&quot;)" office:value-type="string" office:string-value="platano" calcext:value-type="string">
            <text:p>platano</text:p>
          </table:table-cell>
          <table:table-cell table:style-name="ce12" table:formula="of:=CONCATENATE(&quot;(alimento (id &quot;;[.A238];&quot;) (nombre &quot;;[.V238];&quot;) (grupo &quot;;[.D238];&quot;) (veces &quot;;[.E238];&quot;) (tipo &quot;;[.F238];&quot;)  (racion &quot;;[.K238];&quot;) (kcal &quot;;[.L238];&quot;) (proteinas &quot;;[.M238];&quot;) (grasas &quot;;[.N238];&quot;) (hidratos &quot;;[.O238];&quot;)(grasas-mono &quot;;[.P238];&quot;) (desayuno &quot;;[.Q238];&quot;) (almuerzo &quot;;[.R238];&quot;) (comida &quot;;[.S238];&quot;) (merienda &quot;;[.T238];&quot;) (cena &quot;;[.U238];&quot;))&quot;)" office:value-type="string" office:string-value="(alimento (id 237) (nombre platano) (grupo 5) (veces 2) (tipo reguladores)  (racion 175) (kcal 85) (proteinas 1,2) (grasas 0,3) (hidratos 19,5)(grasas-mono 0) (desayuno si) (almuerzo si) (comida si) (merienda si) (cena si))" calcext:value-type="string">
            <text:p>(alimento (id 237) (nombre platano) (grupo 5) (veces 2) (tipo reguladores) <text:s/>(racion 175) (kcal 85) (proteinas 1,2) (grasas 0,3) (hidratos 19,5)(grasas-mono 0) (desayuno si) (almuerzo si) (comida si) (merienda si) (cena si))</text:p>
          </table:table-cell>
          <table:table-cell table:style-name="ce2" table:formula="of:=SUBSTITUTE([.W238];&quot;,&quot;;&quot;.&quot;)" office:value-type="string" office:string-value="(alimento (id 237) (nombre platano) (grupo 5) (veces 2) (tipo reguladores)  (racion 175) (kcal 85) (proteinas 1.2) (grasas 0.3) (hidratos 19.5)(grasas-mono 0) (desayuno si) (almuerzo si) (comida si) (merienda si) (cena si))" calcext:value-type="string">
            <text:p>(alimento (id 237) (nombre platano) (grupo 5) (veces 2) (tipo reguladores) <text:s/>(racion 175) (kcal 85) (proteinas 1.2) (grasas 0.3) (hidratos 19.5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2" office:value-type="string" calcext:value-type="string">
            <text:p>Frutas</text:p>
          </table:table-cell>
          <table:table-cell table:style-name="ce3" office:value-type="string" calcext:value-type="string">
            <text:p>Plátano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39]*[.L239]/100" office:value-type="float" office:value="106.25" calcext:value-type="float">
            <text:p>106,25</text:p>
          </table:table-cell>
          <table:table-cell table:style-name="ce3" table:formula="of:=[.K239]*[.M239]*4/100" office:value-type="float" office:value="6" calcext:value-type="float">
            <text:p>6</text:p>
          </table:table-cell>
          <table:table-cell table:style-name="ce3" table:formula="of:=[.K239]*[.O239]*4/100" office:value-type="float" office:value="97.5" calcext:value-type="float">
            <text:p>97,5</text:p>
          </table:table-cell>
          <table:table-cell table:style-name="ce3" table:formula="of:=[.K239]*[.N239]*9/100" office:value-type="float" office:value="3.375" calcext:value-type="float">
            <text:p>3,37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85" calcext:value-type="float">
            <text:p>85</text:p>
          </table:table-cell>
          <table:table-cell table:style-name="ce6" office:value-type="float" office:value="1.2" calcext:value-type="float">
            <text:p>1.2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9.5" calcext:value-type="float">
            <text:p>19.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39]);&quot; &quot;;&quot;-&quot;);&quot;á&quot;;&quot;a&quot;);&quot;é&quot;;&quot;e&quot;);&quot;í&quot;;&quot;i&quot;);&quot;ó&quot;;&quot;o&quot;);&quot;ú&quot;;&quot;u&quot;)" office:value-type="string" office:string-value="platano" calcext:value-type="string">
            <text:p>platano</text:p>
          </table:table-cell>
          <table:table-cell table:style-name="ce12" table:formula="of:=CONCATENATE(&quot;(alimento (id &quot;;[.A239];&quot;) (nombre &quot;;[.V239];&quot;) (grupo &quot;;[.D239];&quot;) (veces &quot;;[.E239];&quot;) (tipo &quot;;[.F239];&quot;)  (racion &quot;;[.K239];&quot;) (kcal &quot;;[.L239];&quot;) (proteinas &quot;;[.M239];&quot;) (grasas &quot;;[.N239];&quot;) (hidratos &quot;;[.O239];&quot;)(grasas-mono &quot;;[.P239];&quot;) (desayuno &quot;;[.Q239];&quot;) (almuerzo &quot;;[.R239];&quot;) (comida &quot;;[.S239];&quot;) (merienda &quot;;[.T239];&quot;) (cena &quot;;[.U239];&quot;))&quot;)" office:value-type="string" office:string-value="(alimento (id 238) (nombre platano) (grupo 5) (veces 2) (tipo reguladores)  (racion 125) (kcal 85) (proteinas 1,2) (grasas 0,3) (hidratos 19,5)(grasas-mono 0) (desayuno si) (almuerzo si) (comida si) (merienda si) (cena si))" calcext:value-type="string">
            <text:p>(alimento (id 238) (nombre platano) (grupo 5) (veces 2) (tipo reguladores) <text:s/>(racion 125) (kcal 85) (proteinas 1,2) (grasas 0,3) (hidratos 19,5)(grasas-mono 0) (desayuno si) (almuerzo si) (comida si) (merienda si) (cena si))</text:p>
          </table:table-cell>
          <table:table-cell table:style-name="ce2" table:formula="of:=SUBSTITUTE([.W239];&quot;,&quot;;&quot;.&quot;)" office:value-type="string" office:string-value="(alimento (id 238) (nombre platano) (grupo 5) (veces 2) (tipo reguladores)  (racion 125) (kcal 85) (proteinas 1.2) (grasas 0.3) (hidratos 19.5)(grasas-mono 0) (desayuno si) (almuerzo si) (comida si) (merienda si) (cena si))" calcext:value-type="string">
            <text:p>(alimento (id 238) (nombre platano) (grupo 5) (veces 2) (tipo reguladores) <text:s/>(racion 125) (kcal 85) (proteinas 1.2) (grasas 0.3) (hidratos 19.5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2" office:value-type="string" calcext:value-type="string">
            <text:p>Frutas</text:p>
          </table:table-cell>
          <table:table-cell table:style-name="ce3" office:value-type="string" calcext:value-type="string">
            <text:p>Plátano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40]*[.L240]/100" office:value-type="float" office:value="63.75" calcext:value-type="float">
            <text:p>63,75</text:p>
          </table:table-cell>
          <table:table-cell table:style-name="ce3" table:formula="of:=[.K240]*[.M240]*4/100" office:value-type="float" office:value="3.6" calcext:value-type="float">
            <text:p>3,6</text:p>
          </table:table-cell>
          <table:table-cell table:style-name="ce3" table:formula="of:=[.K240]*[.O240]*4/100" office:value-type="float" office:value="58.5" calcext:value-type="float">
            <text:p>58,5</text:p>
          </table:table-cell>
          <table:table-cell table:style-name="ce3" table:formula="of:=[.K240]*[.N240]*9/100" office:value-type="float" office:value="2.025" calcext:value-type="float">
            <text:p>2,02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85" calcext:value-type="float">
            <text:p>85</text:p>
          </table:table-cell>
          <table:table-cell table:style-name="ce6" office:value-type="float" office:value="1.2" calcext:value-type="float">
            <text:p>1.2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9.5" calcext:value-type="float">
            <text:p>19.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40]);&quot; &quot;;&quot;-&quot;);&quot;á&quot;;&quot;a&quot;);&quot;é&quot;;&quot;e&quot;);&quot;í&quot;;&quot;i&quot;);&quot;ó&quot;;&quot;o&quot;);&quot;ú&quot;;&quot;u&quot;)" office:value-type="string" office:string-value="platano" calcext:value-type="string">
            <text:p>platano</text:p>
          </table:table-cell>
          <table:table-cell table:style-name="ce12" table:formula="of:=CONCATENATE(&quot;(alimento (id &quot;;[.A240];&quot;) (nombre &quot;;[.V240];&quot;) (grupo &quot;;[.D240];&quot;) (veces &quot;;[.E240];&quot;) (tipo &quot;;[.F240];&quot;)  (racion &quot;;[.K240];&quot;) (kcal &quot;;[.L240];&quot;) (proteinas &quot;;[.M240];&quot;) (grasas &quot;;[.N240];&quot;) (hidratos &quot;;[.O240];&quot;)(grasas-mono &quot;;[.P240];&quot;) (desayuno &quot;;[.Q240];&quot;) (almuerzo &quot;;[.R240];&quot;) (comida &quot;;[.S240];&quot;) (merienda &quot;;[.T240];&quot;) (cena &quot;;[.U240];&quot;))&quot;)" office:value-type="string" office:string-value="(alimento (id 239) (nombre platano) (grupo 5) (veces 2) (tipo reguladores)  (racion 75) (kcal 85) (proteinas 1,2) (grasas 0,3) (hidratos 19,5)(grasas-mono 0) (desayuno si) (almuerzo si) (comida si) (merienda si) (cena si))" calcext:value-type="string">
            <text:p>(alimento (id 239) (nombre platano) (grupo 5) (veces 2) (tipo reguladores) <text:s/>(racion 75) (kcal 85) (proteinas 1,2) (grasas 0,3) (hidratos 19,5)(grasas-mono 0) (desayuno si) (almuerzo si) (comida si) (merienda si) (cena si))</text:p>
          </table:table-cell>
          <table:table-cell table:style-name="ce2" table:formula="of:=SUBSTITUTE([.W240];&quot;,&quot;;&quot;.&quot;)" office:value-type="string" office:string-value="(alimento (id 239) (nombre platano) (grupo 5) (veces 2) (tipo reguladores)  (racion 75) (kcal 85) (proteinas 1.2) (grasas 0.3) (hidratos 19.5)(grasas-mono 0) (desayuno si) (almuerzo si) (comida si) (merienda si) (cena si))" calcext:value-type="string">
            <text:p>(alimento (id 239) (nombre platano) (grupo 5) (veces 2) (tipo reguladores) <text:s/>(racion 75) (kcal 85) (proteinas 1.2) (grasas 0.3) (hidratos 19.5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Frutas</text:p>
          </table:table-cell>
          <table:table-cell table:style-name="ce3" office:value-type="string" calcext:value-type="string">
            <text:p>Plátano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41]*[.L241]/100" office:value-type="float" office:value="127.5" calcext:value-type="float">
            <text:p>127,5</text:p>
          </table:table-cell>
          <table:table-cell table:style-name="ce3" table:formula="of:=[.K241]*[.M241]*4/100" office:value-type="float" office:value="7.2" calcext:value-type="float">
            <text:p>7,2</text:p>
          </table:table-cell>
          <table:table-cell table:style-name="ce3" table:formula="of:=[.K241]*[.O241]*4/100" office:value-type="float" office:value="117" calcext:value-type="float">
            <text:p>117</text:p>
          </table:table-cell>
          <table:table-cell table:style-name="ce3" table:formula="of:=[.K241]*[.N241]*9/100" office:value-type="float" office:value="4.05" calcext:value-type="float">
            <text:p>4,0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85" calcext:value-type="float">
            <text:p>85</text:p>
          </table:table-cell>
          <table:table-cell table:style-name="ce6" office:value-type="float" office:value="1.2" calcext:value-type="float">
            <text:p>1.2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9.5" calcext:value-type="float">
            <text:p>19.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41]);&quot; &quot;;&quot;-&quot;);&quot;á&quot;;&quot;a&quot;);&quot;é&quot;;&quot;e&quot;);&quot;í&quot;;&quot;i&quot;);&quot;ó&quot;;&quot;o&quot;);&quot;ú&quot;;&quot;u&quot;)" office:value-type="string" office:string-value="platano" calcext:value-type="string">
            <text:p>platano</text:p>
          </table:table-cell>
          <table:table-cell table:style-name="ce12" table:formula="of:=CONCATENATE(&quot;(alimento (id &quot;;[.A241];&quot;) (nombre &quot;;[.V241];&quot;) (grupo &quot;;[.D241];&quot;) (veces &quot;;[.E241];&quot;) (tipo &quot;;[.F241];&quot;)  (racion &quot;;[.K241];&quot;) (kcal &quot;;[.L241];&quot;) (proteinas &quot;;[.M241];&quot;) (grasas &quot;;[.N241];&quot;) (hidratos &quot;;[.O241];&quot;)(grasas-mono &quot;;[.P241];&quot;) (desayuno &quot;;[.Q241];&quot;) (almuerzo &quot;;[.R241];&quot;) (comida &quot;;[.S241];&quot;) (merienda &quot;;[.T241];&quot;) (cena &quot;;[.U241];&quot;))&quot;)" office:value-type="string" office:string-value="(alimento (id 240) (nombre platano) (grupo 5) (veces 2) (tipo reguladores)  (racion 150) (kcal 85) (proteinas 1,2) (grasas 0,3) (hidratos 19,5)(grasas-mono 0) (desayuno si) (almuerzo si) (comida si) (merienda si) (cena si))" calcext:value-type="string">
            <text:p>(alimento (id 240) (nombre platano) (grupo 5) (veces 2) (tipo reguladores) <text:s/>(racion 150) (kcal 85) (proteinas 1,2) (grasas 0,3) (hidratos 19,5)(grasas-mono 0) (desayuno si) (almuerzo si) (comida si) (merienda si) (cena si))</text:p>
          </table:table-cell>
          <table:table-cell table:style-name="ce2" table:formula="of:=SUBSTITUTE([.W241];&quot;,&quot;;&quot;.&quot;)" office:value-type="string" office:string-value="(alimento (id 240) (nombre platano) (grupo 5) (veces 2) (tipo reguladores)  (racion 150) (kcal 85) (proteinas 1.2) (grasas 0.3) (hidratos 19.5)(grasas-mono 0) (desayuno si) (almuerzo si) (comida si) (merienda si) (cena si))" calcext:value-type="string">
            <text:p>(alimento (id 240) (nombre platano) (grupo 5) (veces 2) (tipo reguladores) <text:s/>(racion 150) (kcal 85) (proteinas 1.2) (grasas 0.3) (hidratos 19.5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style-name="ce2" office:value-type="string" calcext:value-type="string">
            <text:p>Frutas</text:p>
          </table:table-cell>
          <table:table-cell table:style-name="ce3" office:value-type="string" calcext:value-type="string">
            <text:p>Plátano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42]*[.L242]/100" office:value-type="float" office:value="85" calcext:value-type="float">
            <text:p>85</text:p>
          </table:table-cell>
          <table:table-cell table:style-name="ce3" table:formula="of:=[.K242]*[.M242]*4/100" office:value-type="float" office:value="4.8" calcext:value-type="float">
            <text:p>4,8</text:p>
          </table:table-cell>
          <table:table-cell table:style-name="ce3" table:formula="of:=[.K242]*[.O242]*4/100" office:value-type="float" office:value="78" calcext:value-type="float">
            <text:p>78</text:p>
          </table:table-cell>
          <table:table-cell table:style-name="ce3" table:formula="of:=[.K242]*[.N242]*9/100" office:value-type="float" office:value="2.7" calcext:value-type="float">
            <text:p>2,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85" calcext:value-type="float">
            <text:p>85</text:p>
          </table:table-cell>
          <table:table-cell table:style-name="ce6" office:value-type="float" office:value="1.2" calcext:value-type="float">
            <text:p>1.2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9.5" calcext:value-type="float">
            <text:p>19.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42]);&quot; &quot;;&quot;-&quot;);&quot;á&quot;;&quot;a&quot;);&quot;é&quot;;&quot;e&quot;);&quot;í&quot;;&quot;i&quot;);&quot;ó&quot;;&quot;o&quot;);&quot;ú&quot;;&quot;u&quot;)" office:value-type="string" office:string-value="platano" calcext:value-type="string">
            <text:p>platano</text:p>
          </table:table-cell>
          <table:table-cell table:style-name="ce12" table:formula="of:=CONCATENATE(&quot;(alimento (id &quot;;[.A242];&quot;) (nombre &quot;;[.V242];&quot;) (grupo &quot;;[.D242];&quot;) (veces &quot;;[.E242];&quot;) (tipo &quot;;[.F242];&quot;)  (racion &quot;;[.K242];&quot;) (kcal &quot;;[.L242];&quot;) (proteinas &quot;;[.M242];&quot;) (grasas &quot;;[.N242];&quot;) (hidratos &quot;;[.O242];&quot;)(grasas-mono &quot;;[.P242];&quot;) (desayuno &quot;;[.Q242];&quot;) (almuerzo &quot;;[.R242];&quot;) (comida &quot;;[.S242];&quot;) (merienda &quot;;[.T242];&quot;) (cena &quot;;[.U242];&quot;))&quot;)" office:value-type="string" office:string-value="(alimento (id 241) (nombre platano) (grupo 5) (veces 2) (tipo reguladores)  (racion 100) (kcal 85) (proteinas 1,2) (grasas 0,3) (hidratos 19,5)(grasas-mono 0) (desayuno si) (almuerzo si) (comida si) (merienda si) (cena si))" calcext:value-type="string">
            <text:p>(alimento (id 241) (nombre platano) (grupo 5) (veces 2) (tipo reguladores) <text:s/>(racion 100) (kcal 85) (proteinas 1,2) (grasas 0,3) (hidratos 19,5)(grasas-mono 0) (desayuno si) (almuerzo si) (comida si) (merienda si) (cena si))</text:p>
          </table:table-cell>
          <table:table-cell table:style-name="ce2" table:formula="of:=SUBSTITUTE([.W242];&quot;,&quot;;&quot;.&quot;)" office:value-type="string" office:string-value="(alimento (id 241) (nombre platano) (grupo 5) (veces 2) (tipo reguladores)  (racion 100) (kcal 85) (proteinas 1.2) (grasas 0.3) (hidratos 19.5)(grasas-mono 0) (desayuno si) (almuerzo si) (comida si) (merienda si) (cena si))" calcext:value-type="string">
            <text:p>(alimento (id 241) (nombre platano) (grupo 5) (veces 2) (tipo reguladores) <text:s/>(racion 100) (kcal 85) (proteinas 1.2) (grasas 0.3) (hidratos 19.5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2" office:value-type="string" calcext:value-type="string">
            <text:p>Frutas</text:p>
          </table:table-cell>
          <table:table-cell table:style-name="ce3" office:value-type="string" calcext:value-type="string">
            <text:p>Sandí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43]*[.L243]/100" office:value-type="float" office:value="45" calcext:value-type="float">
            <text:p>45</text:p>
          </table:table-cell>
          <table:table-cell table:style-name="ce3" table:formula="of:=[.K275]*[.O275]*4/100" office:value-type="float" office:value="98.76" calcext:value-type="float">
            <text:p>98,76</text:p>
          </table:table-cell>
          <table:table-cell table:style-name="ce3" table:formula="of:=[.K243]*[.O243]*4/100" office:value-type="float" office:value="44.4" calcext:value-type="float">
            <text:p>44,4</text:p>
          </table:table-cell>
          <table:table-cell table:style-name="ce3" table:formula="of:=[.K243]*[.N243]*9/100" office:value-type="float" office:value="0" calcext:value-type="float">
            <text:p>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5" calcext:value-type="float">
            <text:p>15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.7" calcext:value-type="float">
            <text:p>3.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43]);&quot; &quot;;&quot;-&quot;);&quot;á&quot;;&quot;a&quot;);&quot;é&quot;;&quot;e&quot;);&quot;í&quot;;&quot;i&quot;);&quot;ó&quot;;&quot;o&quot;);&quot;ú&quot;;&quot;u&quot;)" office:value-type="string" office:string-value="sandia" calcext:value-type="string">
            <text:p>sandia</text:p>
          </table:table-cell>
          <table:table-cell table:style-name="ce12" table:formula="of:=CONCATENATE(&quot;(alimento (id &quot;;[.A243];&quot;) (nombre &quot;;[.V243];&quot;) (grupo &quot;;[.D243];&quot;) (veces &quot;;[.E243];&quot;) (tipo &quot;;[.F243];&quot;)  (racion &quot;;[.K243];&quot;) (kcal &quot;;[.L243];&quot;) (proteinas &quot;;[.M243];&quot;) (grasas &quot;;[.N243];&quot;) (hidratos &quot;;[.O243];&quot;)(grasas-mono &quot;;[.P243];&quot;) (desayuno &quot;;[.Q243];&quot;) (almuerzo &quot;;[.R243];&quot;) (comida &quot;;[.S243];&quot;) (merienda &quot;;[.T243];&quot;) (cena &quot;;[.U243];&quot;))&quot;)" office:value-type="string" office:string-value="(alimento (id 242) (nombre sandia) (grupo 5) (veces 1) (tipo reguladores)  (racion 300) (kcal 15) (proteinas 0,7) (grasas 0) (hidratos 3,7)(grasas-mono 0) (desayuno si) (almuerzo si) (comida si) (merienda si) (cena si))" calcext:value-type="string">
            <text:p>(alimento (id 242) (nombre sandia) (grupo 5) (veces 1) (tipo reguladores) <text:s/>(racion 300) (kcal 15) (proteinas 0,7) (grasas 0) (hidratos 3,7)(grasas-mono 0) (desayuno si) (almuerzo si) (comida si) (merienda si) (cena si))</text:p>
          </table:table-cell>
          <table:table-cell table:style-name="ce2" table:formula="of:=SUBSTITUTE([.W243];&quot;,&quot;;&quot;.&quot;)" office:value-type="string" office:string-value="(alimento (id 242) (nombre sandia) (grupo 5) (veces 1) (tipo reguladores)  (racion 300) (kcal 15) (proteinas 0.7) (grasas 0) (hidratos 3.7)(grasas-mono 0) (desayuno si) (almuerzo si) (comida si) (merienda si) (cena si))" calcext:value-type="string">
            <text:p>(alimento (id 242) (nombre sandia) (grupo 5) (veces 1) (tipo reguladores) <text:s/>(racion 300) (kcal 15) (proteinas 0.7) (grasas 0) (hidratos 3.7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style-name="ce2" office:value-type="string" calcext:value-type="string">
            <text:p>Frutas</text:p>
          </table:table-cell>
          <table:table-cell table:style-name="ce3" office:value-type="string" calcext:value-type="string">
            <text:p>Sandí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44]*[.L244]/100" office:value-type="float" office:value="15" calcext:value-type="float">
            <text:p>15</text:p>
          </table:table-cell>
          <table:table-cell table:style-name="ce3" table:formula="of:=[.K276]*[.O276]*4/100" office:value-type="float" office:value="82.3" calcext:value-type="float">
            <text:p>82,3</text:p>
          </table:table-cell>
          <table:table-cell table:style-name="ce3" table:formula="of:=[.K244]*[.O244]*4/100" office:value-type="float" office:value="14.8" calcext:value-type="float">
            <text:p>14,8</text:p>
          </table:table-cell>
          <table:table-cell table:style-name="ce3" table:formula="of:=[.K244]*[.N244]*9/100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5" calcext:value-type="float">
            <text:p>15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.7" calcext:value-type="float">
            <text:p>3.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44]);&quot; &quot;;&quot;-&quot;);&quot;á&quot;;&quot;a&quot;);&quot;é&quot;;&quot;e&quot;);&quot;í&quot;;&quot;i&quot;);&quot;ó&quot;;&quot;o&quot;);&quot;ú&quot;;&quot;u&quot;)" office:value-type="string" office:string-value="sandia" calcext:value-type="string">
            <text:p>sandia</text:p>
          </table:table-cell>
          <table:table-cell table:style-name="ce12" table:formula="of:=CONCATENATE(&quot;(alimento (id &quot;;[.A244];&quot;) (nombre &quot;;[.V244];&quot;) (grupo &quot;;[.D244];&quot;) (veces &quot;;[.E244];&quot;) (tipo &quot;;[.F244];&quot;)  (racion &quot;;[.K244];&quot;) (kcal &quot;;[.L244];&quot;) (proteinas &quot;;[.M244];&quot;) (grasas &quot;;[.N244];&quot;) (hidratos &quot;;[.O244];&quot;)(grasas-mono &quot;;[.P244];&quot;) (desayuno &quot;;[.Q244];&quot;) (almuerzo &quot;;[.R244];&quot;) (comida &quot;;[.S244];&quot;) (merienda &quot;;[.T244];&quot;) (cena &quot;;[.U244];&quot;))&quot;)" office:value-type="string" office:string-value="(alimento (id 243) (nombre sandia) (grupo 5) (veces 1) (tipo reguladores)  (racion 100) (kcal 15) (proteinas 0,7) (grasas 0) (hidratos 3,7)(grasas-mono 0) (desayuno si) (almuerzo si) (comida si) (merienda si) (cena si))" calcext:value-type="string">
            <text:p>(alimento (id 243) (nombre sandia) (grupo 5) (veces 1) (tipo reguladores) <text:s/>(racion 100) (kcal 15) (proteinas 0,7) (grasas 0) (hidratos 3,7)(grasas-mono 0) (desayuno si) (almuerzo si) (comida si) (merienda si) (cena si))</text:p>
          </table:table-cell>
          <table:table-cell table:style-name="ce2" table:formula="of:=SUBSTITUTE([.W244];&quot;,&quot;;&quot;.&quot;)" office:value-type="string" office:string-value="(alimento (id 243) (nombre sandia) (grupo 5) (veces 1) (tipo reguladores)  (racion 100) (kcal 15) (proteinas 0.7) (grasas 0) (hidratos 3.7)(grasas-mono 0) (desayuno si) (almuerzo si) (comida si) (merienda si) (cena si))" calcext:value-type="string">
            <text:p>(alimento (id 243) (nombre sandia) (grupo 5) (veces 1) (tipo reguladores) <text:s/>(racion 100) (kcal 15) (proteinas 0.7) (grasas 0) (hidratos 3.7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2" office:value-type="string" calcext:value-type="string">
            <text:p>Frutas</text:p>
          </table:table-cell>
          <table:table-cell table:style-name="ce3" office:value-type="string" calcext:value-type="string">
            <text:p>Sandí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45]*[.L245]/100" office:value-type="float" office:value="22.5" calcext:value-type="float">
            <text:p>22,5</text:p>
          </table:table-cell>
          <table:table-cell table:style-name="ce3" table:formula="of:=[.K277]*[.O277]*4/100" office:value-type="float" office:value="65.84" calcext:value-type="float">
            <text:p>65,84</text:p>
          </table:table-cell>
          <table:table-cell table:style-name="ce3" table:formula="of:=[.K245]*[.O245]*4/100" office:value-type="float" office:value="22.2" calcext:value-type="float">
            <text:p>22,2</text:p>
          </table:table-cell>
          <table:table-cell table:style-name="ce3" table:formula="of:=[.K245]*[.N245]*9/100" office:value-type="float" office:value="0" calcext:value-type="float">
            <text:p>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5" calcext:value-type="float">
            <text:p>15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.7" calcext:value-type="float">
            <text:p>3.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45]);&quot; &quot;;&quot;-&quot;);&quot;á&quot;;&quot;a&quot;);&quot;é&quot;;&quot;e&quot;);&quot;í&quot;;&quot;i&quot;);&quot;ó&quot;;&quot;o&quot;);&quot;ú&quot;;&quot;u&quot;)" office:value-type="string" office:string-value="sandia" calcext:value-type="string">
            <text:p>sandia</text:p>
          </table:table-cell>
          <table:table-cell table:style-name="ce12" table:formula="of:=CONCATENATE(&quot;(alimento (id &quot;;[.A245];&quot;) (nombre &quot;;[.V245];&quot;) (grupo &quot;;[.D245];&quot;) (veces &quot;;[.E245];&quot;) (tipo &quot;;[.F245];&quot;)  (racion &quot;;[.K245];&quot;) (kcal &quot;;[.L245];&quot;) (proteinas &quot;;[.M245];&quot;) (grasas &quot;;[.N245];&quot;) (hidratos &quot;;[.O245];&quot;)(grasas-mono &quot;;[.P245];&quot;) (desayuno &quot;;[.Q245];&quot;) (almuerzo &quot;;[.R245];&quot;) (comida &quot;;[.S245];&quot;) (merienda &quot;;[.T245];&quot;) (cena &quot;;[.U245];&quot;))&quot;)" office:value-type="string" office:string-value="(alimento (id 244) (nombre sandia) (grupo 5) (veces 1) (tipo reguladores)  (racion 150) (kcal 15) (proteinas 0,7) (grasas 0) (hidratos 3,7)(grasas-mono 0) (desayuno si) (almuerzo si) (comida si) (merienda si) (cena si))" calcext:value-type="string">
            <text:p>(alimento (id 244) (nombre sandia) (grupo 5) (veces 1) (tipo reguladores) <text:s/>(racion 150) (kcal 15) (proteinas 0,7) (grasas 0) (hidratos 3,7)(grasas-mono 0) (desayuno si) (almuerzo si) (comida si) (merienda si) (cena si))</text:p>
          </table:table-cell>
          <table:table-cell table:style-name="ce2" table:formula="of:=SUBSTITUTE([.W245];&quot;,&quot;;&quot;.&quot;)" office:value-type="string" office:string-value="(alimento (id 244) (nombre sandia) (grupo 5) (veces 1) (tipo reguladores)  (racion 150) (kcal 15) (proteinas 0.7) (grasas 0) (hidratos 3.7)(grasas-mono 0) (desayuno si) (almuerzo si) (comida si) (merienda si) (cena si))" calcext:value-type="string">
            <text:p>(alimento (id 244) (nombre sandia) (grupo 5) (veces 1) (tipo reguladores) <text:s/>(racion 150) (kcal 15) (proteinas 0.7) (grasas 0) (hidratos 3.7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2" office:value-type="string" calcext:value-type="string">
            <text:p>Frutas</text:p>
          </table:table-cell>
          <table:table-cell table:style-name="ce3" office:value-type="string" calcext:value-type="string">
            <text:p>Sandí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46]*[.L246]/100" office:value-type="float" office:value="30" calcext:value-type="float">
            <text:p>30</text:p>
          </table:table-cell>
          <table:table-cell table:style-name="ce3" table:formula="of:=[.K278]*[.O278]*4/100" office:value-type="float" office:value="32.92" calcext:value-type="float">
            <text:p>32,92</text:p>
          </table:table-cell>
          <table:table-cell table:style-name="ce3" table:formula="of:=[.K246]*[.O246]*4/100" office:value-type="float" office:value="29.6" calcext:value-type="float">
            <text:p>29,6</text:p>
          </table:table-cell>
          <table:table-cell table:style-name="ce3" table:formula="of:=[.K246]*[.N246]*9/100" office:value-type="float" office:value="0" calcext:value-type="float">
            <text:p>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5" calcext:value-type="float">
            <text:p>15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.7" calcext:value-type="float">
            <text:p>3.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46]);&quot; &quot;;&quot;-&quot;);&quot;á&quot;;&quot;a&quot;);&quot;é&quot;;&quot;e&quot;);&quot;í&quot;;&quot;i&quot;);&quot;ó&quot;;&quot;o&quot;);&quot;ú&quot;;&quot;u&quot;)" office:value-type="string" office:string-value="sandia" calcext:value-type="string">
            <text:p>sandia</text:p>
          </table:table-cell>
          <table:table-cell table:style-name="ce12" table:formula="of:=CONCATENATE(&quot;(alimento (id &quot;;[.A246];&quot;) (nombre &quot;;[.V246];&quot;) (grupo &quot;;[.D246];&quot;) (veces &quot;;[.E246];&quot;) (tipo &quot;;[.F246];&quot;)  (racion &quot;;[.K246];&quot;) (kcal &quot;;[.L246];&quot;) (proteinas &quot;;[.M246];&quot;) (grasas &quot;;[.N246];&quot;) (hidratos &quot;;[.O246];&quot;)(grasas-mono &quot;;[.P246];&quot;) (desayuno &quot;;[.Q246];&quot;) (almuerzo &quot;;[.R246];&quot;) (comida &quot;;[.S246];&quot;) (merienda &quot;;[.T246];&quot;) (cena &quot;;[.U246];&quot;))&quot;)" office:value-type="string" office:string-value="(alimento (id 245) (nombre sandia) (grupo 5) (veces 1) (tipo reguladores)  (racion 200) (kcal 15) (proteinas 0,7) (grasas 0) (hidratos 3,7)(grasas-mono 0) (desayuno si) (almuerzo si) (comida si) (merienda si) (cena si))" calcext:value-type="string">
            <text:p>(alimento (id 245) (nombre sandia) (grupo 5) (veces 1) (tipo reguladores) <text:s/>(racion 200) (kcal 15) (proteinas 0,7) (grasas 0) (hidratos 3,7)(grasas-mono 0) (desayuno si) (almuerzo si) (comida si) (merienda si) (cena si))</text:p>
          </table:table-cell>
          <table:table-cell table:style-name="ce2" table:formula="of:=SUBSTITUTE([.W246];&quot;,&quot;;&quot;.&quot;)" office:value-type="string" office:string-value="(alimento (id 245) (nombre sandia) (grupo 5) (veces 1) (tipo reguladores)  (racion 200) (kcal 15) (proteinas 0.7) (grasas 0) (hidratos 3.7)(grasas-mono 0) (desayuno si) (almuerzo si) (comida si) (merienda si) (cena si))" calcext:value-type="string">
            <text:p>(alimento (id 245) (nombre sandia) (grupo 5) (veces 1) (tipo reguladores) <text:s/>(racion 200) (kcal 15) (proteinas 0.7) (grasas 0) (hidratos 3.7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2" office:value-type="string" calcext:value-type="string">
            <text:p>Frutas</text:p>
          </table:table-cell>
          <table:table-cell table:style-name="ce3" office:value-type="string" calcext:value-type="string">
            <text:p>Sandí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47]*[.L247]/100" office:value-type="float" office:value="37.5" calcext:value-type="float">
            <text:p>37,5</text:p>
          </table:table-cell>
          <table:table-cell table:style-name="ce3" table:formula="of:=[.K279]*[.O279]*4/100" office:value-type="float" office:value="16.46" calcext:value-type="float">
            <text:p>16,46</text:p>
          </table:table-cell>
          <table:table-cell table:style-name="ce3" table:formula="of:=[.K247]*[.O247]*4/100" office:value-type="float" office:value="37" calcext:value-type="float">
            <text:p>37</text:p>
          </table:table-cell>
          <table:table-cell table:style-name="ce3" table:formula="of:=[.K247]*[.N247]*9/100" office:value-type="float" office:value="0" calcext:value-type="float">
            <text:p>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5" calcext:value-type="float">
            <text:p>15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.7" calcext:value-type="float">
            <text:p>3.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47]);&quot; &quot;;&quot;-&quot;);&quot;á&quot;;&quot;a&quot;);&quot;é&quot;;&quot;e&quot;);&quot;í&quot;;&quot;i&quot;);&quot;ó&quot;;&quot;o&quot;);&quot;ú&quot;;&quot;u&quot;)" office:value-type="string" office:string-value="sandia" calcext:value-type="string">
            <text:p>sandia</text:p>
          </table:table-cell>
          <table:table-cell table:style-name="ce12" table:formula="of:=CONCATENATE(&quot;(alimento (id &quot;;[.A247];&quot;) (nombre &quot;;[.V247];&quot;) (grupo &quot;;[.D247];&quot;) (veces &quot;;[.E247];&quot;) (tipo &quot;;[.F247];&quot;)  (racion &quot;;[.K247];&quot;) (kcal &quot;;[.L247];&quot;) (proteinas &quot;;[.M247];&quot;) (grasas &quot;;[.N247];&quot;) (hidratos &quot;;[.O247];&quot;)(grasas-mono &quot;;[.P247];&quot;) (desayuno &quot;;[.Q247];&quot;) (almuerzo &quot;;[.R247];&quot;) (comida &quot;;[.S247];&quot;) (merienda &quot;;[.T247];&quot;) (cena &quot;;[.U247];&quot;))&quot;)" office:value-type="string" office:string-value="(alimento (id 246) (nombre sandia) (grupo 5) (veces 1) (tipo reguladores)  (racion 250) (kcal 15) (proteinas 0,7) (grasas 0) (hidratos 3,7)(grasas-mono 0) (desayuno si) (almuerzo si) (comida si) (merienda si) (cena si))" calcext:value-type="string">
            <text:p>(alimento (id 246) (nombre sandia) (grupo 5) (veces 1) (tipo reguladores) <text:s/>(racion 250) (kcal 15) (proteinas 0,7) (grasas 0) (hidratos 3,7)(grasas-mono 0) (desayuno si) (almuerzo si) (comida si) (merienda si) (cena si))</text:p>
          </table:table-cell>
          <table:table-cell table:style-name="ce2" table:formula="of:=SUBSTITUTE([.W247];&quot;,&quot;;&quot;.&quot;)" office:value-type="string" office:string-value="(alimento (id 246) (nombre sandia) (grupo 5) (veces 1) (tipo reguladores)  (racion 250) (kcal 15) (proteinas 0.7) (grasas 0) (hidratos 3.7)(grasas-mono 0) (desayuno si) (almuerzo si) (comida si) (merienda si) (cena si))" calcext:value-type="string">
            <text:p>(alimento (id 246) (nombre sandia) (grupo 5) (veces 1) (tipo reguladores) <text:s/>(racion 250) (kcal 15) (proteinas 0.7) (grasas 0) (hidratos 3.7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2" office:value-type="string" calcext:value-type="string">
            <text:p>Frutas</text:p>
          </table:table-cell>
          <table:table-cell table:style-name="ce3" office:value-type="string" calcext:value-type="string">
            <text:p>Piny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48]*[.L248]/100" office:value-type="float" office:value="96.25" calcext:value-type="float">
            <text:p>96,25</text:p>
          </table:table-cell>
          <table:table-cell table:style-name="ce3" table:formula="of:=[.K248]*[.M248]*4/100" office:value-type="float" office:value="3.5" calcext:value-type="float">
            <text:p>3,5</text:p>
          </table:table-cell>
          <table:table-cell table:style-name="ce3" table:formula="of:=[.K248]*[.O248]*4/100" office:value-type="float" office:value="88.9" calcext:value-type="float">
            <text:p>88,9</text:p>
          </table:table-cell>
          <table:table-cell table:style-name="ce3" table:formula="of:=[.K248]*[.N248]*9/100" office:value-type="float" office:value="3.15" calcext:value-type="float">
            <text:p>3,15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55" calcext:value-type="float">
            <text:p>55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12.7" calcext:value-type="float">
            <text:p>12.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48]);&quot; &quot;;&quot;-&quot;);&quot;á&quot;;&quot;a&quot;);&quot;é&quot;;&quot;e&quot;);&quot;í&quot;;&quot;i&quot;);&quot;ó&quot;;&quot;o&quot;);&quot;ú&quot;;&quot;u&quot;)" office:value-type="string" office:string-value="pinya" calcext:value-type="string">
            <text:p>pinya</text:p>
          </table:table-cell>
          <table:table-cell table:style-name="ce12" table:formula="of:=CONCATENATE(&quot;(alimento (id &quot;;[.A248];&quot;) (nombre &quot;;[.V248];&quot;) (grupo &quot;;[.D248];&quot;) (veces &quot;;[.E248];&quot;) (tipo &quot;;[.F248];&quot;)  (racion &quot;;[.K248];&quot;) (kcal &quot;;[.L248];&quot;) (proteinas &quot;;[.M248];&quot;) (grasas &quot;;[.N248];&quot;) (hidratos &quot;;[.O248];&quot;)(grasas-mono &quot;;[.P248];&quot;) (desayuno &quot;;[.Q248];&quot;) (almuerzo &quot;;[.R248];&quot;) (comida &quot;;[.S248];&quot;) (merienda &quot;;[.T248];&quot;) (cena &quot;;[.U248];&quot;))&quot;)" office:value-type="string" office:string-value="(alimento (id 247) (nombre pinya) (grupo 5) (veces 3) (tipo reguladores)  (racion 175) (kcal 55) (proteinas 0,5) (grasas 0,2) (hidratos 12,7)(grasas-mono 0) (desayuno si) (almuerzo si) (comida si) (merienda si) (cena si))" calcext:value-type="string">
            <text:p>(alimento (id 247) (nombre pinya) (grupo 5) (veces 3) (tipo reguladores) <text:s/>(racion 175) (kcal 55) (proteinas 0,5) (grasas 0,2) (hidratos 12,7)(grasas-mono 0) (desayuno si) (almuerzo si) (comida si) (merienda si) (cena si))</text:p>
          </table:table-cell>
          <table:table-cell table:style-name="ce2" table:formula="of:=SUBSTITUTE([.W248];&quot;,&quot;;&quot;.&quot;)" office:value-type="string" office:string-value="(alimento (id 247) (nombre pinya) (grupo 5) (veces 3) (tipo reguladores)  (racion 175) (kcal 55) (proteinas 0.5) (grasas 0.2) (hidratos 12.7)(grasas-mono 0) (desayuno si) (almuerzo si) (comida si) (merienda si) (cena si))" calcext:value-type="string">
            <text:p>(alimento (id 247) (nombre pinya) (grupo 5) (veces 3) (tipo reguladores) <text:s/>(racion 175) (kcal 55) (proteinas 0.5) (grasas 0.2) (hidratos 12.7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2" office:value-type="string" calcext:value-type="string">
            <text:p>Frutas</text:p>
          </table:table-cell>
          <table:table-cell table:style-name="ce3" office:value-type="string" calcext:value-type="string">
            <text:p>Piny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49]*[.L249]/100" office:value-type="float" office:value="68.75" calcext:value-type="float">
            <text:p>68,75</text:p>
          </table:table-cell>
          <table:table-cell table:style-name="ce3" table:formula="of:=[.K249]*[.M249]*4/100" office:value-type="float" office:value="2.5" calcext:value-type="float">
            <text:p>2,5</text:p>
          </table:table-cell>
          <table:table-cell table:style-name="ce3" table:formula="of:=[.K249]*[.O249]*4/100" office:value-type="float" office:value="63.5" calcext:value-type="float">
            <text:p>63,5</text:p>
          </table:table-cell>
          <table:table-cell table:style-name="ce3" table:formula="of:=[.K249]*[.N249]*9/100" office:value-type="float" office:value="2.25" calcext:value-type="float">
            <text:p>2,2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55" calcext:value-type="float">
            <text:p>55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12.7" calcext:value-type="float">
            <text:p>12.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49]);&quot; &quot;;&quot;-&quot;);&quot;á&quot;;&quot;a&quot;);&quot;é&quot;;&quot;e&quot;);&quot;í&quot;;&quot;i&quot;);&quot;ó&quot;;&quot;o&quot;);&quot;ú&quot;;&quot;u&quot;)" office:value-type="string" office:string-value="pinya" calcext:value-type="string">
            <text:p>pinya</text:p>
          </table:table-cell>
          <table:table-cell table:style-name="ce12" table:formula="of:=CONCATENATE(&quot;(alimento (id &quot;;[.A249];&quot;) (nombre &quot;;[.V249];&quot;) (grupo &quot;;[.D249];&quot;) (veces &quot;;[.E249];&quot;) (tipo &quot;;[.F249];&quot;)  (racion &quot;;[.K249];&quot;) (kcal &quot;;[.L249];&quot;) (proteinas &quot;;[.M249];&quot;) (grasas &quot;;[.N249];&quot;) (hidratos &quot;;[.O249];&quot;)(grasas-mono &quot;;[.P249];&quot;) (desayuno &quot;;[.Q249];&quot;) (almuerzo &quot;;[.R249];&quot;) (comida &quot;;[.S249];&quot;) (merienda &quot;;[.T249];&quot;) (cena &quot;;[.U249];&quot;))&quot;)" office:value-type="string" office:string-value="(alimento (id 248) (nombre pinya) (grupo 5) (veces 3) (tipo reguladores)  (racion 125) (kcal 55) (proteinas 0,5) (grasas 0,2) (hidratos 12,7)(grasas-mono 0) (desayuno si) (almuerzo si) (comida si) (merienda si) (cena si))" calcext:value-type="string">
            <text:p>(alimento (id 248) (nombre pinya) (grupo 5) (veces 3) (tipo reguladores) <text:s/>(racion 125) (kcal 55) (proteinas 0,5) (grasas 0,2) (hidratos 12,7)(grasas-mono 0) (desayuno si) (almuerzo si) (comida si) (merienda si) (cena si))</text:p>
          </table:table-cell>
          <table:table-cell table:style-name="ce2" table:formula="of:=SUBSTITUTE([.W249];&quot;,&quot;;&quot;.&quot;)" office:value-type="string" office:string-value="(alimento (id 248) (nombre pinya) (grupo 5) (veces 3) (tipo reguladores)  (racion 125) (kcal 55) (proteinas 0.5) (grasas 0.2) (hidratos 12.7)(grasas-mono 0) (desayuno si) (almuerzo si) (comida si) (merienda si) (cena si))" calcext:value-type="string">
            <text:p>(alimento (id 248) (nombre pinya) (grupo 5) (veces 3) (tipo reguladores) <text:s/>(racion 125) (kcal 55) (proteinas 0.5) (grasas 0.2) (hidratos 12.7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table:style-name="ce2" office:value-type="string" calcext:value-type="string">
            <text:p>Frutas</text:p>
          </table:table-cell>
          <table:table-cell table:style-name="ce3" office:value-type="string" calcext:value-type="string">
            <text:p>Piny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50]*[.L250]/100" office:value-type="float" office:value="82.5" calcext:value-type="float">
            <text:p>82,5</text:p>
          </table:table-cell>
          <table:table-cell table:style-name="ce3" table:formula="of:=[.K250]*[.M250]*4/100" office:value-type="float" office:value="3" calcext:value-type="float">
            <text:p>3</text:p>
          </table:table-cell>
          <table:table-cell table:style-name="ce3" table:formula="of:=[.K250]*[.O250]*4/100" office:value-type="float" office:value="76.2" calcext:value-type="float">
            <text:p>76,2</text:p>
          </table:table-cell>
          <table:table-cell table:style-name="ce3" table:formula="of:=[.K250]*[.N250]*9/100" office:value-type="float" office:value="2.7" calcext:value-type="float">
            <text:p>2,7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55" calcext:value-type="float">
            <text:p>55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12.7" calcext:value-type="float">
            <text:p>12.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50]);&quot; &quot;;&quot;-&quot;);&quot;á&quot;;&quot;a&quot;);&quot;é&quot;;&quot;e&quot;);&quot;í&quot;;&quot;i&quot;);&quot;ó&quot;;&quot;o&quot;);&quot;ú&quot;;&quot;u&quot;)" office:value-type="string" office:string-value="pinya" calcext:value-type="string">
            <text:p>pinya</text:p>
          </table:table-cell>
          <table:table-cell table:style-name="ce12" table:formula="of:=CONCATENATE(&quot;(alimento (id &quot;;[.A250];&quot;) (nombre &quot;;[.V250];&quot;) (grupo &quot;;[.D250];&quot;) (veces &quot;;[.E250];&quot;) (tipo &quot;;[.F250];&quot;)  (racion &quot;;[.K250];&quot;) (kcal &quot;;[.L250];&quot;) (proteinas &quot;;[.M250];&quot;) (grasas &quot;;[.N250];&quot;) (hidratos &quot;;[.O250];&quot;)(grasas-mono &quot;;[.P250];&quot;) (desayuno &quot;;[.Q250];&quot;) (almuerzo &quot;;[.R250];&quot;) (comida &quot;;[.S250];&quot;) (merienda &quot;;[.T250];&quot;) (cena &quot;;[.U250];&quot;))&quot;)" office:value-type="string" office:string-value="(alimento (id 249) (nombre pinya) (grupo 5) (veces 3) (tipo reguladores)  (racion 150) (kcal 55) (proteinas 0,5) (grasas 0,2) (hidratos 12,7)(grasas-mono 0) (desayuno si) (almuerzo si) (comida si) (merienda si) (cena si))" calcext:value-type="string">
            <text:p>(alimento (id 249) (nombre pinya) (grupo 5) (veces 3) (tipo reguladores) <text:s/>(racion 150) (kcal 55) (proteinas 0,5) (grasas 0,2) (hidratos 12,7)(grasas-mono 0) (desayuno si) (almuerzo si) (comida si) (merienda si) (cena si))</text:p>
          </table:table-cell>
          <table:table-cell table:style-name="ce2" table:formula="of:=SUBSTITUTE([.W250];&quot;,&quot;;&quot;.&quot;)" office:value-type="string" office:string-value="(alimento (id 249) (nombre pinya) (grupo 5) (veces 3) (tipo reguladores)  (racion 150) (kcal 55) (proteinas 0.5) (grasas 0.2) (hidratos 12.7)(grasas-mono 0) (desayuno si) (almuerzo si) (comida si) (merienda si) (cena si))" calcext:value-type="string">
            <text:p>(alimento (id 249) (nombre pinya) (grupo 5) (veces 3) (tipo reguladores) <text:s/>(racion 150) (kcal 55) (proteinas 0.5) (grasas 0.2) (hidratos 12.7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Frutas</text:p>
          </table:table-cell>
          <table:table-cell table:style-name="ce3" office:value-type="string" calcext:value-type="string">
            <text:p>Piny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51]*[.L251]/100" office:value-type="float" office:value="110" calcext:value-type="float">
            <text:p>110</text:p>
          </table:table-cell>
          <table:table-cell table:style-name="ce3" table:formula="of:=[.K251]*[.M251]*4/100" office:value-type="float" office:value="4" calcext:value-type="float">
            <text:p>4</text:p>
          </table:table-cell>
          <table:table-cell table:style-name="ce3" table:formula="of:=[.K251]*[.O251]*4/100" office:value-type="float" office:value="101.6" calcext:value-type="float">
            <text:p>101,6</text:p>
          </table:table-cell>
          <table:table-cell table:style-name="ce3" table:formula="of:=[.K251]*[.N251]*9/100" office:value-type="float" office:value="3.6" calcext:value-type="float">
            <text:p>3,6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5" calcext:value-type="float">
            <text:p>55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12.7" calcext:value-type="float">
            <text:p>12.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51]);&quot; &quot;;&quot;-&quot;);&quot;á&quot;;&quot;a&quot;);&quot;é&quot;;&quot;e&quot;);&quot;í&quot;;&quot;i&quot;);&quot;ó&quot;;&quot;o&quot;);&quot;ú&quot;;&quot;u&quot;)" office:value-type="string" office:string-value="pinya" calcext:value-type="string">
            <text:p>pinya</text:p>
          </table:table-cell>
          <table:table-cell table:style-name="ce12" table:formula="of:=CONCATENATE(&quot;(alimento (id &quot;;[.A251];&quot;) (nombre &quot;;[.V251];&quot;) (grupo &quot;;[.D251];&quot;) (veces &quot;;[.E251];&quot;) (tipo &quot;;[.F251];&quot;)  (racion &quot;;[.K251];&quot;) (kcal &quot;;[.L251];&quot;) (proteinas &quot;;[.M251];&quot;) (grasas &quot;;[.N251];&quot;) (hidratos &quot;;[.O251];&quot;)(grasas-mono &quot;;[.P251];&quot;) (desayuno &quot;;[.Q251];&quot;) (almuerzo &quot;;[.R251];&quot;) (comida &quot;;[.S251];&quot;) (merienda &quot;;[.T251];&quot;) (cena &quot;;[.U251];&quot;))&quot;)" office:value-type="string" office:string-value="(alimento (id 250) (nombre pinya) (grupo 5) (veces 3) (tipo reguladores)  (racion 200) (kcal 55) (proteinas 0,5) (grasas 0,2) (hidratos 12,7)(grasas-mono 0) (desayuno si) (almuerzo si) (comida si) (merienda si) (cena si))" calcext:value-type="string">
            <text:p>(alimento (id 250) (nombre pinya) (grupo 5) (veces 3) (tipo reguladores) <text:s/>(racion 200) (kcal 55) (proteinas 0,5) (grasas 0,2) (hidratos 12,7)(grasas-mono 0) (desayuno si) (almuerzo si) (comida si) (merienda si) (cena si))</text:p>
          </table:table-cell>
          <table:table-cell table:style-name="ce2" table:formula="of:=SUBSTITUTE([.W251];&quot;,&quot;;&quot;.&quot;)" office:value-type="string" office:string-value="(alimento (id 250) (nombre pinya) (grupo 5) (veces 3) (tipo reguladores)  (racion 200) (kcal 55) (proteinas 0.5) (grasas 0.2) (hidratos 12.7)(grasas-mono 0) (desayuno si) (almuerzo si) (comida si) (merienda si) (cena si))" calcext:value-type="string">
            <text:p>(alimento (id 250) (nombre pinya) (grupo 5) (veces 3) (tipo reguladores) <text:s/>(racion 200) (kcal 55) (proteinas 0.5) (grasas 0.2) (hidratos 12.7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2" office:value-type="string" calcext:value-type="string">
            <text:p>Frutas</text:p>
          </table:table-cell>
          <table:table-cell table:style-name="ce3" office:value-type="string" calcext:value-type="string">
            <text:p>Piny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52]*[.L252]/100" office:value-type="float" office:value="55" calcext:value-type="float">
            <text:p>55</text:p>
          </table:table-cell>
          <table:table-cell table:style-name="ce3" table:formula="of:=[.K252]*[.M252]*4/100" office:value-type="float" office:value="2" calcext:value-type="float">
            <text:p>2</text:p>
          </table:table-cell>
          <table:table-cell table:style-name="ce3" table:formula="of:=[.K252]*[.O252]*4/100" office:value-type="float" office:value="50.8" calcext:value-type="float">
            <text:p>50,8</text:p>
          </table:table-cell>
          <table:table-cell table:style-name="ce3" table:formula="of:=[.K252]*[.N252]*9/100" office:value-type="float" office:value="1.8" calcext:value-type="float">
            <text:p>1,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5" calcext:value-type="float">
            <text:p>55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12.7" calcext:value-type="float">
            <text:p>12.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52]);&quot; &quot;;&quot;-&quot;);&quot;á&quot;;&quot;a&quot;);&quot;é&quot;;&quot;e&quot;);&quot;í&quot;;&quot;i&quot;);&quot;ó&quot;;&quot;o&quot;);&quot;ú&quot;;&quot;u&quot;)" office:value-type="string" office:string-value="pinya" calcext:value-type="string">
            <text:p>pinya</text:p>
          </table:table-cell>
          <table:table-cell table:style-name="ce12" table:formula="of:=CONCATENATE(&quot;(alimento (id &quot;;[.A252];&quot;) (nombre &quot;;[.V252];&quot;) (grupo &quot;;[.D252];&quot;) (veces &quot;;[.E252];&quot;) (tipo &quot;;[.F252];&quot;)  (racion &quot;;[.K252];&quot;) (kcal &quot;;[.L252];&quot;) (proteinas &quot;;[.M252];&quot;) (grasas &quot;;[.N252];&quot;) (hidratos &quot;;[.O252];&quot;)(grasas-mono &quot;;[.P252];&quot;) (desayuno &quot;;[.Q252];&quot;) (almuerzo &quot;;[.R252];&quot;) (comida &quot;;[.S252];&quot;) (merienda &quot;;[.T252];&quot;) (cena &quot;;[.U252];&quot;))&quot;)" office:value-type="string" office:string-value="(alimento (id 251) (nombre pinya) (grupo 5) (veces 3) (tipo reguladores)  (racion 100) (kcal 55) (proteinas 0,5) (grasas 0,2) (hidratos 12,7)(grasas-mono 0) (desayuno si) (almuerzo si) (comida si) (merienda si) (cena si))" calcext:value-type="string">
            <text:p>(alimento (id 251) (nombre pinya) (grupo 5) (veces 3) (tipo reguladores) <text:s/>(racion 100) (kcal 55) (proteinas 0,5) (grasas 0,2) (hidratos 12,7)(grasas-mono 0) (desayuno si) (almuerzo si) (comida si) (merienda si) (cena si))</text:p>
          </table:table-cell>
          <table:table-cell table:style-name="ce2" table:formula="of:=SUBSTITUTE([.W252];&quot;,&quot;;&quot;.&quot;)" office:value-type="string" office:string-value="(alimento (id 251) (nombre pinya) (grupo 5) (veces 3) (tipo reguladores)  (racion 100) (kcal 55) (proteinas 0.5) (grasas 0.2) (hidratos 12.7)(grasas-mono 0) (desayuno si) (almuerzo si) (comida si) (merienda si) (cena si))" calcext:value-type="string">
            <text:p>(alimento (id 251) (nombre pinya) (grupo 5) (veces 3) (tipo reguladores) <text:s/>(racion 100) (kcal 55) (proteinas 0.5) (grasas 0.2) (hidratos 12.7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Frutas</text:p>
          </table:table-cell>
          <table:table-cell table:style-name="ce3" office:value-type="string" calcext:value-type="string">
            <text:p>Fres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53]*[.L253]/100" office:value-type="float" office:value="8.75" calcext:value-type="float">
            <text:p>8,75</text:p>
          </table:table-cell>
          <table:table-cell table:style-name="ce3" table:formula="of:=[.K253]*[.M253]*4/100" office:value-type="float" office:value="0.8" calcext:value-type="float">
            <text:p>0,8</text:p>
          </table:table-cell>
          <table:table-cell table:style-name="ce3" table:formula="of:=[.K253]*[.O253]*4/100" office:value-type="float" office:value="5.5" calcext:value-type="float">
            <text:p>5,5</text:p>
          </table:table-cell>
          <table:table-cell table:style-name="ce3" table:formula="of:=[.K253]*[.N253]*9/100" office:value-type="float" office:value="0.9" calcext:value-type="float">
            <text:p>0,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5" calcext:value-type="float">
            <text:p>35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.5" calcext:value-type="float">
            <text:p>5.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53]);&quot; &quot;;&quot;-&quot;);&quot;á&quot;;&quot;a&quot;);&quot;é&quot;;&quot;e&quot;);&quot;í&quot;;&quot;i&quot;);&quot;ó&quot;;&quot;o&quot;);&quot;ú&quot;;&quot;u&quot;)" office:value-type="string" office:string-value="fresa" calcext:value-type="string">
            <text:p>fresa</text:p>
          </table:table-cell>
          <table:table-cell table:style-name="ce12" table:formula="of:=CONCATENATE(&quot;(alimento (id &quot;;[.A253];&quot;) (nombre &quot;;[.V253];&quot;) (grupo &quot;;[.D253];&quot;) (veces &quot;;[.E253];&quot;) (tipo &quot;;[.F253];&quot;)  (racion &quot;;[.K253];&quot;) (kcal &quot;;[.L253];&quot;) (proteinas &quot;;[.M253];&quot;) (grasas &quot;;[.N253];&quot;) (hidratos &quot;;[.O253];&quot;)(grasas-mono &quot;;[.P253];&quot;) (desayuno &quot;;[.Q253];&quot;) (almuerzo &quot;;[.R253];&quot;) (comida &quot;;[.S253];&quot;) (merienda &quot;;[.T253];&quot;) (cena &quot;;[.U253];&quot;))&quot;)" office:value-type="string" office:string-value="(alimento (id 252) (nombre fresa) (grupo 5) (veces 1) (tipo reguladores)  (racion 25) (kcal 35) (proteinas 0,8) (grasas 0,4) (hidratos 5,5)(grasas-mono 0) (desayuno si) (almuerzo si) (comida si) (merienda si) (cena si))" calcext:value-type="string">
            <text:p>(alimento (id 252) (nombre fresa) (grupo 5) (veces 1) (tipo reguladores) <text:s/>(racion 25) (kcal 35) (proteinas 0,8) (grasas 0,4) (hidratos 5,5)(grasas-mono 0) (desayuno si) (almuerzo si) (comida si) (merienda si) (cena si))</text:p>
          </table:table-cell>
          <table:table-cell table:style-name="ce2" table:formula="of:=SUBSTITUTE([.W253];&quot;,&quot;;&quot;.&quot;)" office:value-type="string" office:string-value="(alimento (id 252) (nombre fresa) (grupo 5) (veces 1) (tipo reguladores)  (racion 25) (kcal 35) (proteinas 0.8) (grasas 0.4) (hidratos 5.5)(grasas-mono 0) (desayuno si) (almuerzo si) (comida si) (merienda si) (cena si))" calcext:value-type="string">
            <text:p>(alimento (id 252) (nombre fresa) (grupo 5) (veces 1) (tipo reguladores) <text:s/>(racion 25) (kcal 35) (proteinas 0.8) (grasas 0.4) (hidratos 5.5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style-name="ce2" office:value-type="string" calcext:value-type="string">
            <text:p>Frutas</text:p>
          </table:table-cell>
          <table:table-cell table:style-name="ce3" office:value-type="string" calcext:value-type="string">
            <text:p>Fres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54]*[.L254]/100" office:value-type="float" office:value="43.75" calcext:value-type="float">
            <text:p>43,75</text:p>
          </table:table-cell>
          <table:table-cell table:style-name="ce3" table:formula="of:=[.K254]*[.M254]*4/100" office:value-type="float" office:value="4" calcext:value-type="float">
            <text:p>4</text:p>
          </table:table-cell>
          <table:table-cell table:style-name="ce3" table:formula="of:=[.K254]*[.O254]*4/100" office:value-type="float" office:value="27.5" calcext:value-type="float">
            <text:p>27,5</text:p>
          </table:table-cell>
          <table:table-cell table:style-name="ce3" table:formula="of:=[.K254]*[.N254]*9/100" office:value-type="float" office:value="4.5" calcext:value-type="float">
            <text:p>4,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35" calcext:value-type="float">
            <text:p>35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.5" calcext:value-type="float">
            <text:p>5.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54]);&quot; &quot;;&quot;-&quot;);&quot;á&quot;;&quot;a&quot;);&quot;é&quot;;&quot;e&quot;);&quot;í&quot;;&quot;i&quot;);&quot;ó&quot;;&quot;o&quot;);&quot;ú&quot;;&quot;u&quot;)" office:value-type="string" office:string-value="fresa" calcext:value-type="string">
            <text:p>fresa</text:p>
          </table:table-cell>
          <table:table-cell table:style-name="ce12" table:formula="of:=CONCATENATE(&quot;(alimento (id &quot;;[.A254];&quot;) (nombre &quot;;[.V254];&quot;) (grupo &quot;;[.D254];&quot;) (veces &quot;;[.E254];&quot;) (tipo &quot;;[.F254];&quot;)  (racion &quot;;[.K254];&quot;) (kcal &quot;;[.L254];&quot;) (proteinas &quot;;[.M254];&quot;) (grasas &quot;;[.N254];&quot;) (hidratos &quot;;[.O254];&quot;)(grasas-mono &quot;;[.P254];&quot;) (desayuno &quot;;[.Q254];&quot;) (almuerzo &quot;;[.R254];&quot;) (comida &quot;;[.S254];&quot;) (merienda &quot;;[.T254];&quot;) (cena &quot;;[.U254];&quot;))&quot;)" office:value-type="string" office:string-value="(alimento (id 253) (nombre fresa) (grupo 5) (veces 1) (tipo reguladores)  (racion 125) (kcal 35) (proteinas 0,8) (grasas 0,4) (hidratos 5,5)(grasas-mono 0) (desayuno si) (almuerzo si) (comida si) (merienda si) (cena si))" calcext:value-type="string">
            <text:p>(alimento (id 253) (nombre fresa) (grupo 5) (veces 1) (tipo reguladores) <text:s/>(racion 125) (kcal 35) (proteinas 0,8) (grasas 0,4) (hidratos 5,5)(grasas-mono 0) (desayuno si) (almuerzo si) (comida si) (merienda si) (cena si))</text:p>
          </table:table-cell>
          <table:table-cell table:style-name="ce2" table:formula="of:=SUBSTITUTE([.W254];&quot;,&quot;;&quot;.&quot;)" office:value-type="string" office:string-value="(alimento (id 253) (nombre fresa) (grupo 5) (veces 1) (tipo reguladores)  (racion 125) (kcal 35) (proteinas 0.8) (grasas 0.4) (hidratos 5.5)(grasas-mono 0) (desayuno si) (almuerzo si) (comida si) (merienda si) (cena si))" calcext:value-type="string">
            <text:p>(alimento (id 253) (nombre fresa) (grupo 5) (veces 1) (tipo reguladores) <text:s/>(racion 125) (kcal 35) (proteinas 0.8) (grasas 0.4) (hidratos 5.5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2" office:value-type="string" calcext:value-type="string">
            <text:p>Frutas</text:p>
          </table:table-cell>
          <table:table-cell table:style-name="ce3" office:value-type="string" calcext:value-type="string">
            <text:p>Fres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55]*[.L255]/100" office:value-type="float" office:value="26.25" calcext:value-type="float">
            <text:p>26,25</text:p>
          </table:table-cell>
          <table:table-cell table:style-name="ce3" table:formula="of:=[.K255]*[.M255]*4/100" office:value-type="float" office:value="2.4" calcext:value-type="float">
            <text:p>2,4</text:p>
          </table:table-cell>
          <table:table-cell table:style-name="ce3" table:formula="of:=[.K255]*[.O255]*4/100" office:value-type="float" office:value="16.5" calcext:value-type="float">
            <text:p>16,5</text:p>
          </table:table-cell>
          <table:table-cell table:style-name="ce3" table:formula="of:=[.K255]*[.N255]*9/100" office:value-type="float" office:value="2.7" calcext:value-type="float">
            <text:p>2,7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5" calcext:value-type="float">
            <text:p>35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.5" calcext:value-type="float">
            <text:p>5.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55]);&quot; &quot;;&quot;-&quot;);&quot;á&quot;;&quot;a&quot;);&quot;é&quot;;&quot;e&quot;);&quot;í&quot;;&quot;i&quot;);&quot;ó&quot;;&quot;o&quot;);&quot;ú&quot;;&quot;u&quot;)" office:value-type="string" office:string-value="fresa" calcext:value-type="string">
            <text:p>fresa</text:p>
          </table:table-cell>
          <table:table-cell table:style-name="ce12" table:formula="of:=CONCATENATE(&quot;(alimento (id &quot;;[.A255];&quot;) (nombre &quot;;[.V255];&quot;) (grupo &quot;;[.D255];&quot;) (veces &quot;;[.E255];&quot;) (tipo &quot;;[.F255];&quot;)  (racion &quot;;[.K255];&quot;) (kcal &quot;;[.L255];&quot;) (proteinas &quot;;[.M255];&quot;) (grasas &quot;;[.N255];&quot;) (hidratos &quot;;[.O255];&quot;)(grasas-mono &quot;;[.P255];&quot;) (desayuno &quot;;[.Q255];&quot;) (almuerzo &quot;;[.R255];&quot;) (comida &quot;;[.S255];&quot;) (merienda &quot;;[.T255];&quot;) (cena &quot;;[.U255];&quot;))&quot;)" office:value-type="string" office:string-value="(alimento (id 254) (nombre fresa) (grupo 5) (veces 1) (tipo reguladores)  (racion 75) (kcal 35) (proteinas 0,8) (grasas 0,4) (hidratos 5,5)(grasas-mono 0) (desayuno si) (almuerzo si) (comida si) (merienda si) (cena si))" calcext:value-type="string">
            <text:p>(alimento (id 254) (nombre fresa) (grupo 5) (veces 1) (tipo reguladores) <text:s/>(racion 75) (kcal 35) (proteinas 0,8) (grasas 0,4) (hidratos 5,5)(grasas-mono 0) (desayuno si) (almuerzo si) (comida si) (merienda si) (cena si))</text:p>
          </table:table-cell>
          <table:table-cell table:style-name="ce2" table:formula="of:=SUBSTITUTE([.W255];&quot;,&quot;;&quot;.&quot;)" office:value-type="string" office:string-value="(alimento (id 254) (nombre fresa) (grupo 5) (veces 1) (tipo reguladores)  (racion 75) (kcal 35) (proteinas 0.8) (grasas 0.4) (hidratos 5.5)(grasas-mono 0) (desayuno si) (almuerzo si) (comida si) (merienda si) (cena si))" calcext:value-type="string">
            <text:p>(alimento (id 254) (nombre fresa) (grupo 5) (veces 1) (tipo reguladores) <text:s/>(racion 75) (kcal 35) (proteinas 0.8) (grasas 0.4) (hidratos 5.5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Frutas</text:p>
          </table:table-cell>
          <table:table-cell table:style-name="ce3" office:value-type="string" calcext:value-type="string">
            <text:p>Fres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56]*[.L256]/100" office:value-type="float" office:value="17.5" calcext:value-type="float">
            <text:p>17,5</text:p>
          </table:table-cell>
          <table:table-cell table:style-name="ce3" table:formula="of:=[.K256]*[.M256]*4/100" office:value-type="float" office:value="1.6" calcext:value-type="float">
            <text:p>1,6</text:p>
          </table:table-cell>
          <table:table-cell table:style-name="ce3" table:formula="of:=[.K256]*[.O256]*4/100" office:value-type="float" office:value="11" calcext:value-type="float">
            <text:p>11</text:p>
          </table:table-cell>
          <table:table-cell table:style-name="ce3" table:formula="of:=[.K256]*[.N256]*9/100" office:value-type="float" office:value="1.8" calcext:value-type="float">
            <text:p>1,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5" calcext:value-type="float">
            <text:p>35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.5" calcext:value-type="float">
            <text:p>5.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56]);&quot; &quot;;&quot;-&quot;);&quot;á&quot;;&quot;a&quot;);&quot;é&quot;;&quot;e&quot;);&quot;í&quot;;&quot;i&quot;);&quot;ó&quot;;&quot;o&quot;);&quot;ú&quot;;&quot;u&quot;)" office:value-type="string" office:string-value="fresa" calcext:value-type="string">
            <text:p>fresa</text:p>
          </table:table-cell>
          <table:table-cell table:style-name="ce12" table:formula="of:=CONCATENATE(&quot;(alimento (id &quot;;[.A256];&quot;) (nombre &quot;;[.V256];&quot;) (grupo &quot;;[.D256];&quot;) (veces &quot;;[.E256];&quot;) (tipo &quot;;[.F256];&quot;)  (racion &quot;;[.K256];&quot;) (kcal &quot;;[.L256];&quot;) (proteinas &quot;;[.M256];&quot;) (grasas &quot;;[.N256];&quot;) (hidratos &quot;;[.O256];&quot;)(grasas-mono &quot;;[.P256];&quot;) (desayuno &quot;;[.Q256];&quot;) (almuerzo &quot;;[.R256];&quot;) (comida &quot;;[.S256];&quot;) (merienda &quot;;[.T256];&quot;) (cena &quot;;[.U256];&quot;))&quot;)" office:value-type="string" office:string-value="(alimento (id 255) (nombre fresa) (grupo 5) (veces 1) (tipo reguladores)  (racion 50) (kcal 35) (proteinas 0,8) (grasas 0,4) (hidratos 5,5)(grasas-mono 0) (desayuno si) (almuerzo si) (comida si) (merienda si) (cena si))" calcext:value-type="string">
            <text:p>(alimento (id 255) (nombre fresa) (grupo 5) (veces 1) (tipo reguladores) <text:s/>(racion 50) (kcal 35) (proteinas 0,8) (grasas 0,4) (hidratos 5,5)(grasas-mono 0) (desayuno si) (almuerzo si) (comida si) (merienda si) (cena si))</text:p>
          </table:table-cell>
          <table:table-cell table:style-name="ce2" table:formula="of:=SUBSTITUTE([.W256];&quot;,&quot;;&quot;.&quot;)" office:value-type="string" office:string-value="(alimento (id 255) (nombre fresa) (grupo 5) (veces 1) (tipo reguladores)  (racion 50) (kcal 35) (proteinas 0.8) (grasas 0.4) (hidratos 5.5)(grasas-mono 0) (desayuno si) (almuerzo si) (comida si) (merienda si) (cena si))" calcext:value-type="string">
            <text:p>(alimento (id 255) (nombre fresa) (grupo 5) (veces 1) (tipo reguladores) <text:s/>(racion 50) (kcal 35) (proteinas 0.8) (grasas 0.4) (hidratos 5.5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Frutas</text:p>
          </table:table-cell>
          <table:table-cell table:style-name="ce3" office:value-type="string" calcext:value-type="string">
            <text:p>Fres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57]*[.L257]/100" office:value-type="float" office:value="35" calcext:value-type="float">
            <text:p>35</text:p>
          </table:table-cell>
          <table:table-cell table:style-name="ce3" table:formula="of:=[.K257]*[.M257]*4/100" office:value-type="float" office:value="3.2" calcext:value-type="float">
            <text:p>3,2</text:p>
          </table:table-cell>
          <table:table-cell table:style-name="ce3" table:formula="of:=[.K257]*[.O257]*4/100" office:value-type="float" office:value="22" calcext:value-type="float">
            <text:p>22</text:p>
          </table:table-cell>
          <table:table-cell table:style-name="ce3" table:formula="of:=[.K257]*[.N257]*9/100" office:value-type="float" office:value="3.6" calcext:value-type="float">
            <text:p>3,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5" calcext:value-type="float">
            <text:p>35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.5" calcext:value-type="float">
            <text:p>5.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57]);&quot; &quot;;&quot;-&quot;);&quot;á&quot;;&quot;a&quot;);&quot;é&quot;;&quot;e&quot;);&quot;í&quot;;&quot;i&quot;);&quot;ó&quot;;&quot;o&quot;);&quot;ú&quot;;&quot;u&quot;)" office:value-type="string" office:string-value="fresa" calcext:value-type="string">
            <text:p>fresa</text:p>
          </table:table-cell>
          <table:table-cell table:style-name="ce12" table:formula="of:=CONCATENATE(&quot;(alimento (id &quot;;[.A257];&quot;) (nombre &quot;;[.V257];&quot;) (grupo &quot;;[.D257];&quot;) (veces &quot;;[.E257];&quot;) (tipo &quot;;[.F257];&quot;)  (racion &quot;;[.K257];&quot;) (kcal &quot;;[.L257];&quot;) (proteinas &quot;;[.M257];&quot;) (grasas &quot;;[.N257];&quot;) (hidratos &quot;;[.O257];&quot;)(grasas-mono &quot;;[.P257];&quot;) (desayuno &quot;;[.Q257];&quot;) (almuerzo &quot;;[.R257];&quot;) (comida &quot;;[.S257];&quot;) (merienda &quot;;[.T257];&quot;) (cena &quot;;[.U257];&quot;))&quot;)" office:value-type="string" office:string-value="(alimento (id 256) (nombre fresa) (grupo 5) (veces 1) (tipo reguladores)  (racion 100) (kcal 35) (proteinas 0,8) (grasas 0,4) (hidratos 5,5)(grasas-mono 0) (desayuno si) (almuerzo si) (comida si) (merienda si) (cena si))" calcext:value-type="string">
            <text:p>(alimento (id 256) (nombre fresa) (grupo 5) (veces 1) (tipo reguladores) <text:s/>(racion 100) (kcal 35) (proteinas 0,8) (grasas 0,4) (hidratos 5,5)(grasas-mono 0) (desayuno si) (almuerzo si) (comida si) (merienda si) (cena si))</text:p>
          </table:table-cell>
          <table:table-cell table:style-name="ce2" table:formula="of:=SUBSTITUTE([.W257];&quot;,&quot;;&quot;.&quot;)" office:value-type="string" office:string-value="(alimento (id 256) (nombre fresa) (grupo 5) (veces 1) (tipo reguladores)  (racion 100) (kcal 35) (proteinas 0.8) (grasas 0.4) (hidratos 5.5)(grasas-mono 0) (desayuno si) (almuerzo si) (comida si) (merienda si) (cena si))" calcext:value-type="string">
            <text:p>(alimento (id 256) (nombre fresa) (grupo 5) (veces 1) (tipo reguladores) <text:s/>(racion 100) (kcal 35) (proteinas 0.8) (grasas 0.4) (hidratos 5.5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Frutas</text:p>
          </table:table-cell>
          <table:table-cell table:style-name="ce3" office:value-type="string" calcext:value-type="string">
            <text:p>Kiwi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58]*[.L258]/100" office:value-type="float" office:value="106" calcext:value-type="float">
            <text:p>106</text:p>
          </table:table-cell>
          <table:table-cell table:style-name="ce3" table:formula="of:=[.K258]*[.M258]*4/100" office:value-type="float" office:value="6.4" calcext:value-type="float">
            <text:p>6,4</text:p>
          </table:table-cell>
          <table:table-cell table:style-name="ce3" table:formula="of:=[.K258]*[.O258]*4/100" office:value-type="float" office:value="86.4" calcext:value-type="float">
            <text:p>86,4</text:p>
          </table:table-cell>
          <table:table-cell table:style-name="ce3" table:formula="of:=[.K258]*[.N258]*9/100" office:value-type="float" office:value="10.8" calcext:value-type="float">
            <text:p>10,8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3" calcext:value-type="float">
            <text:p>53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10.8" calcext:value-type="float">
            <text:p>10.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58]);&quot; &quot;;&quot;-&quot;);&quot;á&quot;;&quot;a&quot;);&quot;é&quot;;&quot;e&quot;);&quot;í&quot;;&quot;i&quot;);&quot;ó&quot;;&quot;o&quot;);&quot;ú&quot;;&quot;u&quot;)" office:value-type="string" office:string-value="kiwi" calcext:value-type="string">
            <text:p>kiwi</text:p>
          </table:table-cell>
          <table:table-cell table:style-name="ce12" table:formula="of:=CONCATENATE(&quot;(alimento (id &quot;;[.A258];&quot;) (nombre &quot;;[.V258];&quot;) (grupo &quot;;[.D258];&quot;) (veces &quot;;[.E258];&quot;) (tipo &quot;;[.F258];&quot;)  (racion &quot;;[.K258];&quot;) (kcal &quot;;[.L258];&quot;) (proteinas &quot;;[.M258];&quot;) (grasas &quot;;[.N258];&quot;) (hidratos &quot;;[.O258];&quot;)(grasas-mono &quot;;[.P258];&quot;) (desayuno &quot;;[.Q258];&quot;) (almuerzo &quot;;[.R258];&quot;) (comida &quot;;[.S258];&quot;) (merienda &quot;;[.T258];&quot;) (cena &quot;;[.U258];&quot;))&quot;)" office:value-type="string" office:string-value="(alimento (id 257) (nombre kiwi) (grupo 5) (veces 5) (tipo reguladores)  (racion 200) (kcal 53) (proteinas 0,8) (grasas 0,6) (hidratos 10,8)(grasas-mono 0) (desayuno si) (almuerzo si) (comida si) (merienda si) (cena si))" calcext:value-type="string">
            <text:p>(alimento (id 257) (nombre kiwi) (grupo 5) (veces 5) (tipo reguladores) <text:s/>(racion 200) (kcal 53) (proteinas 0,8) (grasas 0,6) (hidratos 10,8)(grasas-mono 0) (desayuno si) (almuerzo si) (comida si) (merienda si) (cena si))</text:p>
          </table:table-cell>
          <table:table-cell table:style-name="ce2" table:formula="of:=SUBSTITUTE([.W258];&quot;,&quot;;&quot;.&quot;)" office:value-type="string" office:string-value="(alimento (id 257) (nombre kiwi) (grupo 5) (veces 5) (tipo reguladores)  (racion 200) (kcal 53) (proteinas 0.8) (grasas 0.6) (hidratos 10.8)(grasas-mono 0) (desayuno si) (almuerzo si) (comida si) (merienda si) (cena si))" calcext:value-type="string">
            <text:p>(alimento (id 257) (nombre kiwi) (grupo 5) (veces 5) (tipo reguladores) <text:s/>(racion 200) (kcal 53) (proteinas 0.8) (grasas 0.6) (hidratos 10.8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58" calcext:value-type="float">
            <text:p>258</text:p>
          </table:table-cell>
          <table:table-cell table:style-name="ce2" office:value-type="string" calcext:value-type="string">
            <text:p>Frutas</text:p>
          </table:table-cell>
          <table:table-cell table:style-name="ce3" office:value-type="string" calcext:value-type="string">
            <text:p>Kiwi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59]*[.L259]/100" office:value-type="float" office:value="92.75" calcext:value-type="float">
            <text:p>92,75</text:p>
          </table:table-cell>
          <table:table-cell table:style-name="ce3" table:formula="of:=[.K259]*[.M259]*4/100" office:value-type="float" office:value="5.6" calcext:value-type="float">
            <text:p>5,6</text:p>
          </table:table-cell>
          <table:table-cell table:style-name="ce3" table:formula="of:=[.K259]*[.O259]*4/100" office:value-type="float" office:value="75.6" calcext:value-type="float">
            <text:p>75,6</text:p>
          </table:table-cell>
          <table:table-cell table:style-name="ce3" table:formula="of:=[.K259]*[.N259]*9/100" office:value-type="float" office:value="9.45" calcext:value-type="float">
            <text:p>9,45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53" calcext:value-type="float">
            <text:p>53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10.8" calcext:value-type="float">
            <text:p>10.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59]);&quot; &quot;;&quot;-&quot;);&quot;á&quot;;&quot;a&quot;);&quot;é&quot;;&quot;e&quot;);&quot;í&quot;;&quot;i&quot;);&quot;ó&quot;;&quot;o&quot;);&quot;ú&quot;;&quot;u&quot;)" office:value-type="string" office:string-value="kiwi" calcext:value-type="string">
            <text:p>kiwi</text:p>
          </table:table-cell>
          <table:table-cell table:style-name="ce12" table:formula="of:=CONCATENATE(&quot;(alimento (id &quot;;[.A259];&quot;) (nombre &quot;;[.V259];&quot;) (grupo &quot;;[.D259];&quot;) (veces &quot;;[.E259];&quot;) (tipo &quot;;[.F259];&quot;)  (racion &quot;;[.K259];&quot;) (kcal &quot;;[.L259];&quot;) (proteinas &quot;;[.M259];&quot;) (grasas &quot;;[.N259];&quot;) (hidratos &quot;;[.O259];&quot;)(grasas-mono &quot;;[.P259];&quot;) (desayuno &quot;;[.Q259];&quot;) (almuerzo &quot;;[.R259];&quot;) (comida &quot;;[.S259];&quot;) (merienda &quot;;[.T259];&quot;) (cena &quot;;[.U259];&quot;))&quot;)" office:value-type="string" office:string-value="(alimento (id 258) (nombre kiwi) (grupo 5) (veces 5) (tipo reguladores)  (racion 175) (kcal 53) (proteinas 0,8) (grasas 0,6) (hidratos 10,8)(grasas-mono 0) (desayuno si) (almuerzo si) (comida si) (merienda si) (cena si))" calcext:value-type="string">
            <text:p>(alimento (id 258) (nombre kiwi) (grupo 5) (veces 5) (tipo reguladores) <text:s/>(racion 175) (kcal 53) (proteinas 0,8) (grasas 0,6) (hidratos 10,8)(grasas-mono 0) (desayuno si) (almuerzo si) (comida si) (merienda si) (cena si))</text:p>
          </table:table-cell>
          <table:table-cell table:style-name="ce2" table:formula="of:=SUBSTITUTE([.W259];&quot;,&quot;;&quot;.&quot;)" office:value-type="string" office:string-value="(alimento (id 258) (nombre kiwi) (grupo 5) (veces 5) (tipo reguladores)  (racion 175) (kcal 53) (proteinas 0.8) (grasas 0.6) (hidratos 10.8)(grasas-mono 0) (desayuno si) (almuerzo si) (comida si) (merienda si) (cena si))" calcext:value-type="string">
            <text:p>(alimento (id 258) (nombre kiwi) (grupo 5) (veces 5) (tipo reguladores) <text:s/>(racion 175) (kcal 53) (proteinas 0.8) (grasas 0.6) (hidratos 10.8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59" calcext:value-type="float">
            <text:p>259</text:p>
          </table:table-cell>
          <table:table-cell table:style-name="ce2" office:value-type="string" calcext:value-type="string">
            <text:p>Frutas</text:p>
          </table:table-cell>
          <table:table-cell table:style-name="ce3" office:value-type="string" calcext:value-type="string">
            <text:p>Kiwi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60]*[.L260]/100" office:value-type="float" office:value="79.5" calcext:value-type="float">
            <text:p>79,5</text:p>
          </table:table-cell>
          <table:table-cell table:style-name="ce3" table:formula="of:=[.K260]*[.M260]*4/100" office:value-type="float" office:value="4.8" calcext:value-type="float">
            <text:p>4,8</text:p>
          </table:table-cell>
          <table:table-cell table:style-name="ce3" table:formula="of:=[.K260]*[.O260]*4/100" office:value-type="float" office:value="64.8" calcext:value-type="float">
            <text:p>64,8</text:p>
          </table:table-cell>
          <table:table-cell table:style-name="ce3" table:formula="of:=[.K260]*[.N260]*9/100" office:value-type="float" office:value="8.1" calcext:value-type="float">
            <text:p>8,1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53" calcext:value-type="float">
            <text:p>53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10.8" calcext:value-type="float">
            <text:p>10.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60]);&quot; &quot;;&quot;-&quot;);&quot;á&quot;;&quot;a&quot;);&quot;é&quot;;&quot;e&quot;);&quot;í&quot;;&quot;i&quot;);&quot;ó&quot;;&quot;o&quot;);&quot;ú&quot;;&quot;u&quot;)" office:value-type="string" office:string-value="kiwi" calcext:value-type="string">
            <text:p>kiwi</text:p>
          </table:table-cell>
          <table:table-cell table:style-name="ce12" table:formula="of:=CONCATENATE(&quot;(alimento (id &quot;;[.A260];&quot;) (nombre &quot;;[.V260];&quot;) (grupo &quot;;[.D260];&quot;) (veces &quot;;[.E260];&quot;) (tipo &quot;;[.F260];&quot;)  (racion &quot;;[.K260];&quot;) (kcal &quot;;[.L260];&quot;) (proteinas &quot;;[.M260];&quot;) (grasas &quot;;[.N260];&quot;) (hidratos &quot;;[.O260];&quot;)(grasas-mono &quot;;[.P260];&quot;) (desayuno &quot;;[.Q260];&quot;) (almuerzo &quot;;[.R260];&quot;) (comida &quot;;[.S260];&quot;) (merienda &quot;;[.T260];&quot;) (cena &quot;;[.U260];&quot;))&quot;)" office:value-type="string" office:string-value="(alimento (id 259) (nombre kiwi) (grupo 5) (veces 5) (tipo reguladores)  (racion 150) (kcal 53) (proteinas 0,8) (grasas 0,6) (hidratos 10,8)(grasas-mono 0) (desayuno si) (almuerzo si) (comida si) (merienda si) (cena si))" calcext:value-type="string">
            <text:p>(alimento (id 259) (nombre kiwi) (grupo 5) (veces 5) (tipo reguladores) <text:s/>(racion 150) (kcal 53) (proteinas 0,8) (grasas 0,6) (hidratos 10,8)(grasas-mono 0) (desayuno si) (almuerzo si) (comida si) (merienda si) (cena si))</text:p>
          </table:table-cell>
          <table:table-cell table:style-name="ce2" table:formula="of:=SUBSTITUTE([.W260];&quot;,&quot;;&quot;.&quot;)" office:value-type="string" office:string-value="(alimento (id 259) (nombre kiwi) (grupo 5) (veces 5) (tipo reguladores)  (racion 150) (kcal 53) (proteinas 0.8) (grasas 0.6) (hidratos 10.8)(grasas-mono 0) (desayuno si) (almuerzo si) (comida si) (merienda si) (cena si))" calcext:value-type="string">
            <text:p>(alimento (id 259) (nombre kiwi) (grupo 5) (veces 5) (tipo reguladores) <text:s/>(racion 150) (kcal 53) (proteinas 0.8) (grasas 0.6) (hidratos 10.8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2" office:value-type="string" calcext:value-type="string">
            <text:p>Frutas</text:p>
          </table:table-cell>
          <table:table-cell table:style-name="ce3" office:value-type="string" calcext:value-type="string">
            <text:p>Kiwi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61]*[.L261]/100" office:value-type="float" office:value="66.25" calcext:value-type="float">
            <text:p>66,25</text:p>
          </table:table-cell>
          <table:table-cell table:style-name="ce3" table:formula="of:=[.K261]*[.M261]*4/100" office:value-type="float" office:value="4" calcext:value-type="float">
            <text:p>4</text:p>
          </table:table-cell>
          <table:table-cell table:style-name="ce3" table:formula="of:=[.K261]*[.O261]*4/100" office:value-type="float" office:value="54" calcext:value-type="float">
            <text:p>54</text:p>
          </table:table-cell>
          <table:table-cell table:style-name="ce3" table:formula="of:=[.K261]*[.N261]*9/100" office:value-type="float" office:value="6.75" calcext:value-type="float">
            <text:p>6,7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53" calcext:value-type="float">
            <text:p>53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10.8" calcext:value-type="float">
            <text:p>10.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61]);&quot; &quot;;&quot;-&quot;);&quot;á&quot;;&quot;a&quot;);&quot;é&quot;;&quot;e&quot;);&quot;í&quot;;&quot;i&quot;);&quot;ó&quot;;&quot;o&quot;);&quot;ú&quot;;&quot;u&quot;)" office:value-type="string" office:string-value="kiwi" calcext:value-type="string">
            <text:p>kiwi</text:p>
          </table:table-cell>
          <table:table-cell table:style-name="ce12" table:formula="of:=CONCATENATE(&quot;(alimento (id &quot;;[.A261];&quot;) (nombre &quot;;[.V261];&quot;) (grupo &quot;;[.D261];&quot;) (veces &quot;;[.E261];&quot;) (tipo &quot;;[.F261];&quot;)  (racion &quot;;[.K261];&quot;) (kcal &quot;;[.L261];&quot;) (proteinas &quot;;[.M261];&quot;) (grasas &quot;;[.N261];&quot;) (hidratos &quot;;[.O261];&quot;)(grasas-mono &quot;;[.P261];&quot;) (desayuno &quot;;[.Q261];&quot;) (almuerzo &quot;;[.R261];&quot;) (comida &quot;;[.S261];&quot;) (merienda &quot;;[.T261];&quot;) (cena &quot;;[.U261];&quot;))&quot;)" office:value-type="string" office:string-value="(alimento (id 260) (nombre kiwi) (grupo 5) (veces 5) (tipo reguladores)  (racion 125) (kcal 53) (proteinas 0,8) (grasas 0,6) (hidratos 10,8)(grasas-mono 0) (desayuno si) (almuerzo si) (comida si) (merienda si) (cena si))" calcext:value-type="string">
            <text:p>(alimento (id 260) (nombre kiwi) (grupo 5) (veces 5) (tipo reguladores) <text:s/>(racion 125) (kcal 53) (proteinas 0,8) (grasas 0,6) (hidratos 10,8)(grasas-mono 0) (desayuno si) (almuerzo si) (comida si) (merienda si) (cena si))</text:p>
          </table:table-cell>
          <table:table-cell table:style-name="ce2" table:formula="of:=SUBSTITUTE([.W261];&quot;,&quot;;&quot;.&quot;)" office:value-type="string" office:string-value="(alimento (id 260) (nombre kiwi) (grupo 5) (veces 5) (tipo reguladores)  (racion 125) (kcal 53) (proteinas 0.8) (grasas 0.6) (hidratos 10.8)(grasas-mono 0) (desayuno si) (almuerzo si) (comida si) (merienda si) (cena si))" calcext:value-type="string">
            <text:p>(alimento (id 260) (nombre kiwi) (grupo 5) (veces 5) (tipo reguladores) <text:s/>(racion 125) (kcal 53) (proteinas 0.8) (grasas 0.6) (hidratos 10.8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61" calcext:value-type="float">
            <text:p>261</text:p>
          </table:table-cell>
          <table:table-cell table:style-name="ce2" office:value-type="string" calcext:value-type="string">
            <text:p>Frutas</text:p>
          </table:table-cell>
          <table:table-cell table:style-name="ce3" office:value-type="string" calcext:value-type="string">
            <text:p>Kiwi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62]*[.L262]/100" office:value-type="float" office:value="53" calcext:value-type="float">
            <text:p>53</text:p>
          </table:table-cell>
          <table:table-cell table:style-name="ce3" table:formula="of:=[.K262]*[.M262]*4/100" office:value-type="float" office:value="3.2" calcext:value-type="float">
            <text:p>3,2</text:p>
          </table:table-cell>
          <table:table-cell table:style-name="ce3" table:formula="of:=[.K262]*[.O262]*4/100" office:value-type="float" office:value="43.2" calcext:value-type="float">
            <text:p>43,2</text:p>
          </table:table-cell>
          <table:table-cell table:style-name="ce3" table:formula="of:=[.K262]*[.N262]*9/100" office:value-type="float" office:value="5.4" calcext:value-type="float">
            <text:p>5,4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3" calcext:value-type="float">
            <text:p>53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10.8" calcext:value-type="float">
            <text:p>10.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62]);&quot; &quot;;&quot;-&quot;);&quot;á&quot;;&quot;a&quot;);&quot;é&quot;;&quot;e&quot;);&quot;í&quot;;&quot;i&quot;);&quot;ó&quot;;&quot;o&quot;);&quot;ú&quot;;&quot;u&quot;)" office:value-type="string" office:string-value="kiwi" calcext:value-type="string">
            <text:p>kiwi</text:p>
          </table:table-cell>
          <table:table-cell table:style-name="ce12" table:formula="of:=CONCATENATE(&quot;(alimento (id &quot;;[.A262];&quot;) (nombre &quot;;[.V262];&quot;) (grupo &quot;;[.D262];&quot;) (veces &quot;;[.E262];&quot;) (tipo &quot;;[.F262];&quot;)  (racion &quot;;[.K262];&quot;) (kcal &quot;;[.L262];&quot;) (proteinas &quot;;[.M262];&quot;) (grasas &quot;;[.N262];&quot;) (hidratos &quot;;[.O262];&quot;)(grasas-mono &quot;;[.P262];&quot;) (desayuno &quot;;[.Q262];&quot;) (almuerzo &quot;;[.R262];&quot;) (comida &quot;;[.S262];&quot;) (merienda &quot;;[.T262];&quot;) (cena &quot;;[.U262];&quot;))&quot;)" office:value-type="string" office:string-value="(alimento (id 261) (nombre kiwi) (grupo 5) (veces 5) (tipo reguladores)  (racion 100) (kcal 53) (proteinas 0,8) (grasas 0,6) (hidratos 10,8)(grasas-mono 0) (desayuno si) (almuerzo si) (comida si) (merienda si) (cena si))" calcext:value-type="string">
            <text:p>(alimento (id 261) (nombre kiwi) (grupo 5) (veces 5) (tipo reguladores) <text:s/>(racion 100) (kcal 53) (proteinas 0,8) (grasas 0,6) (hidratos 10,8)(grasas-mono 0) (desayuno si) (almuerzo si) (comida si) (merienda si) (cena si))</text:p>
          </table:table-cell>
          <table:table-cell table:style-name="ce2" table:formula="of:=SUBSTITUTE([.W262];&quot;,&quot;;&quot;.&quot;)" office:value-type="string" office:string-value="(alimento (id 261) (nombre kiwi) (grupo 5) (veces 5) (tipo reguladores)  (racion 100) (kcal 53) (proteinas 0.8) (grasas 0.6) (hidratos 10.8)(grasas-mono 0) (desayuno si) (almuerzo si) (comida si) (merienda si) (cena si))" calcext:value-type="string">
            <text:p>(alimento (id 261) (nombre kiwi) (grupo 5) (veces 5) (tipo reguladores) <text:s/>(racion 100) (kcal 53) (proteinas 0.8) (grasas 0.6) (hidratos 10.8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62" calcext:value-type="float">
            <text:p>262</text:p>
          </table:table-cell>
          <table:table-cell table:style-name="ce2" office:value-type="string" calcext:value-type="string">
            <text:p>Frutas</text:p>
          </table:table-cell>
          <table:table-cell table:style-name="ce3" office:value-type="string" calcext:value-type="string">
            <text:p>Arandano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63]*[.L263]/100" office:value-type="float" office:value="20.5" calcext:value-type="float">
            <text:p>20,5</text:p>
          </table:table-cell>
          <table:table-cell table:style-name="ce3" table:formula="of:=[.K263]*[.M263]*4/100" office:value-type="float" office:value="1.2" calcext:value-type="float">
            <text:p>1,2</text:p>
          </table:table-cell>
          <table:table-cell table:style-name="ce3" table:formula="of:=[.K263]*[.O263]*4/100" office:value-type="float" office:value="20.2" calcext:value-type="float">
            <text:p>20,2</text:p>
          </table:table-cell>
          <table:table-cell table:style-name="ce3" table:formula="of:=[.K263]*[.N263]*9/100" office:value-type="float" office:value="1.8" calcext:value-type="float">
            <text:p>1,8</text:p>
          </table:table-cell>
          <table:table-cell table:style-name="ce2" office:value-type="float" office:value="50" calcext:value-type="float">
            <text:p>50</text:p>
          </table:table-cell>
          <table:table-cell table:style-name="ce3" office:value-type="float" office:value="41" calcext:value-type="float">
            <text:p>41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10.1" calcext:value-type="float">
            <text:p>10.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63]);&quot; &quot;;&quot;-&quot;);&quot;á&quot;;&quot;a&quot;);&quot;é&quot;;&quot;e&quot;);&quot;í&quot;;&quot;i&quot;);&quot;ó&quot;;&quot;o&quot;);&quot;ú&quot;;&quot;u&quot;)" office:value-type="string" office:string-value="arandano" calcext:value-type="string">
            <text:p>arandano</text:p>
          </table:table-cell>
          <table:table-cell table:style-name="ce12" table:formula="of:=CONCATENATE(&quot;(alimento (id &quot;;[.A263];&quot;) (nombre &quot;;[.V263];&quot;) (grupo &quot;;[.D263];&quot;) (veces &quot;;[.E263];&quot;) (tipo &quot;;[.F263];&quot;)  (racion &quot;;[.K263];&quot;) (kcal &quot;;[.L263];&quot;) (proteinas &quot;;[.M263];&quot;) (grasas &quot;;[.N263];&quot;) (hidratos &quot;;[.O263];&quot;)(grasas-mono &quot;;[.P263];&quot;) (desayuno &quot;;[.Q263];&quot;) (almuerzo &quot;;[.R263];&quot;) (comida &quot;;[.S263];&quot;) (merienda &quot;;[.T263];&quot;) (cena &quot;;[.U263];&quot;))&quot;)" office:value-type="string" office:string-value="(alimento (id 262) (nombre arandano) (grupo 5) (veces 5) (tipo reguladores)  (racion 50) (kcal 41) (proteinas 0,6) (grasas 0,4) (hidratos 10,1)(grasas-mono 0) (desayuno si) (almuerzo si) (comida si) (merienda si) (cena si))" calcext:value-type="string">
            <text:p>(alimento (id 262) (nombre arandano) (grupo 5) (veces 5) (tipo reguladores) <text:s/>(racion 50) (kcal 41) (proteinas 0,6) (grasas 0,4) (hidratos 10,1)(grasas-mono 0) (desayuno si) (almuerzo si) (comida si) (merienda si) (cena si))</text:p>
          </table:table-cell>
          <table:table-cell table:style-name="ce2" table:formula="of:=SUBSTITUTE([.W263];&quot;,&quot;;&quot;.&quot;)" office:value-type="string" office:string-value="(alimento (id 262) (nombre arandano) (grupo 5) (veces 5) (tipo reguladores)  (racion 50) (kcal 41) (proteinas 0.6) (grasas 0.4) (hidratos 10.1)(grasas-mono 0) (desayuno si) (almuerzo si) (comida si) (merienda si) (cena si))" calcext:value-type="string">
            <text:p>(alimento (id 262) (nombre arandano) (grupo 5) (veces 5) (tipo reguladores) <text:s/>(racion 50) (kcal 41) (proteinas 0.6) (grasas 0.4) (hidratos 10.1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table:style-name="ce2" office:value-type="string" calcext:value-type="string">
            <text:p>Frutas</text:p>
          </table:table-cell>
          <table:table-cell table:style-name="ce3" office:value-type="string" calcext:value-type="string">
            <text:p>Arandano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64]*[.L264]/100" office:value-type="float" office:value="41" calcext:value-type="float">
            <text:p>41</text:p>
          </table:table-cell>
          <table:table-cell table:style-name="ce3" table:formula="of:=[.K264]*[.M264]*4/100" office:value-type="float" office:value="2.4" calcext:value-type="float">
            <text:p>2,4</text:p>
          </table:table-cell>
          <table:table-cell table:style-name="ce3" table:formula="of:=[.K264]*[.O264]*4/100" office:value-type="float" office:value="40.4" calcext:value-type="float">
            <text:p>40,4</text:p>
          </table:table-cell>
          <table:table-cell table:style-name="ce3" table:formula="of:=[.K264]*[.N264]*9/100" office:value-type="float" office:value="3.6" calcext:value-type="float">
            <text:p>3,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1" calcext:value-type="float">
            <text:p>41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10.1" calcext:value-type="float">
            <text:p>10.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64]);&quot; &quot;;&quot;-&quot;);&quot;á&quot;;&quot;a&quot;);&quot;é&quot;;&quot;e&quot;);&quot;í&quot;;&quot;i&quot;);&quot;ó&quot;;&quot;o&quot;);&quot;ú&quot;;&quot;u&quot;)" office:value-type="string" office:string-value="arandano" calcext:value-type="string">
            <text:p>arandano</text:p>
          </table:table-cell>
          <table:table-cell table:style-name="ce12" table:formula="of:=CONCATENATE(&quot;(alimento (id &quot;;[.A264];&quot;) (nombre &quot;;[.V264];&quot;) (grupo &quot;;[.D264];&quot;) (veces &quot;;[.E264];&quot;) (tipo &quot;;[.F264];&quot;)  (racion &quot;;[.K264];&quot;) (kcal &quot;;[.L264];&quot;) (proteinas &quot;;[.M264];&quot;) (grasas &quot;;[.N264];&quot;) (hidratos &quot;;[.O264];&quot;)(grasas-mono &quot;;[.P264];&quot;) (desayuno &quot;;[.Q264];&quot;) (almuerzo &quot;;[.R264];&quot;) (comida &quot;;[.S264];&quot;) (merienda &quot;;[.T264];&quot;) (cena &quot;;[.U264];&quot;))&quot;)" office:value-type="string" office:string-value="(alimento (id 263) (nombre arandano) (grupo 5) (veces 5) (tipo reguladores)  (racion 100) (kcal 41) (proteinas 0,6) (grasas 0,4) (hidratos 10,1)(grasas-mono 0) (desayuno si) (almuerzo si) (comida si) (merienda si) (cena si))" calcext:value-type="string">
            <text:p>(alimento (id 263) (nombre arandano) (grupo 5) (veces 5) (tipo reguladores) <text:s/>(racion 100) (kcal 41) (proteinas 0,6) (grasas 0,4) (hidratos 10,1)(grasas-mono 0) (desayuno si) (almuerzo si) (comida si) (merienda si) (cena si))</text:p>
          </table:table-cell>
          <table:table-cell table:style-name="ce2" table:formula="of:=SUBSTITUTE([.W264];&quot;,&quot;;&quot;.&quot;)" office:value-type="string" office:string-value="(alimento (id 263) (nombre arandano) (grupo 5) (veces 5) (tipo reguladores)  (racion 100) (kcal 41) (proteinas 0.6) (grasas 0.4) (hidratos 10.1)(grasas-mono 0) (desayuno si) (almuerzo si) (comida si) (merienda si) (cena si))" calcext:value-type="string">
            <text:p>(alimento (id 263) (nombre arandano) (grupo 5) (veces 5) (tipo reguladores) <text:s/>(racion 100) (kcal 41) (proteinas 0.6) (grasas 0.4) (hidratos 10.1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Frutas</text:p>
          </table:table-cell>
          <table:table-cell table:style-name="ce3" office:value-type="string" calcext:value-type="string">
            <text:p>Arandano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65]*[.L265]/100" office:value-type="float" office:value="51.25" calcext:value-type="float">
            <text:p>51,25</text:p>
          </table:table-cell>
          <table:table-cell table:style-name="ce3" table:formula="of:=[.K265]*[.M265]*4/100" office:value-type="float" office:value="3" calcext:value-type="float">
            <text:p>3</text:p>
          </table:table-cell>
          <table:table-cell table:style-name="ce3" table:formula="of:=[.K265]*[.O265]*4/100" office:value-type="float" office:value="50.5" calcext:value-type="float">
            <text:p>50,5</text:p>
          </table:table-cell>
          <table:table-cell table:style-name="ce3" table:formula="of:=[.K265]*[.N265]*9/100" office:value-type="float" office:value="4.5" calcext:value-type="float">
            <text:p>4,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41" calcext:value-type="float">
            <text:p>41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10.1" calcext:value-type="float">
            <text:p>10.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65]);&quot; &quot;;&quot;-&quot;);&quot;á&quot;;&quot;a&quot;);&quot;é&quot;;&quot;e&quot;);&quot;í&quot;;&quot;i&quot;);&quot;ó&quot;;&quot;o&quot;);&quot;ú&quot;;&quot;u&quot;)" office:value-type="string" office:string-value="arandano" calcext:value-type="string">
            <text:p>arandano</text:p>
          </table:table-cell>
          <table:table-cell table:style-name="ce12" table:formula="of:=CONCATENATE(&quot;(alimento (id &quot;;[.A265];&quot;) (nombre &quot;;[.V265];&quot;) (grupo &quot;;[.D265];&quot;) (veces &quot;;[.E265];&quot;) (tipo &quot;;[.F265];&quot;)  (racion &quot;;[.K265];&quot;) (kcal &quot;;[.L265];&quot;) (proteinas &quot;;[.M265];&quot;) (grasas &quot;;[.N265];&quot;) (hidratos &quot;;[.O265];&quot;)(grasas-mono &quot;;[.P265];&quot;) (desayuno &quot;;[.Q265];&quot;) (almuerzo &quot;;[.R265];&quot;) (comida &quot;;[.S265];&quot;) (merienda &quot;;[.T265];&quot;) (cena &quot;;[.U265];&quot;))&quot;)" office:value-type="string" office:string-value="(alimento (id 264) (nombre arandano) (grupo 5) (veces 5) (tipo reguladores)  (racion 125) (kcal 41) (proteinas 0,6) (grasas 0,4) (hidratos 10,1)(grasas-mono 0) (desayuno si) (almuerzo si) (comida si) (merienda si) (cena si))" calcext:value-type="string">
            <text:p>(alimento (id 264) (nombre arandano) (grupo 5) (veces 5) (tipo reguladores) <text:s/>(racion 125) (kcal 41) (proteinas 0,6) (grasas 0,4) (hidratos 10,1)(grasas-mono 0) (desayuno si) (almuerzo si) (comida si) (merienda si) (cena si))</text:p>
          </table:table-cell>
          <table:table-cell table:style-name="ce2" table:formula="of:=SUBSTITUTE([.W265];&quot;,&quot;;&quot;.&quot;)" office:value-type="string" office:string-value="(alimento (id 264) (nombre arandano) (grupo 5) (veces 5) (tipo reguladores)  (racion 125) (kcal 41) (proteinas 0.6) (grasas 0.4) (hidratos 10.1)(grasas-mono 0) (desayuno si) (almuerzo si) (comida si) (merienda si) (cena si))" calcext:value-type="string">
            <text:p>(alimento (id 264) (nombre arandano) (grupo 5) (veces 5) (tipo reguladores) <text:s/>(racion 125) (kcal 41) (proteinas 0.6) (grasas 0.4) (hidratos 10.1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2" office:value-type="string" calcext:value-type="string">
            <text:p>Frutas</text:p>
          </table:table-cell>
          <table:table-cell table:style-name="ce3" office:value-type="string" calcext:value-type="string">
            <text:p>Arandano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66]*[.L266]/100" office:value-type="float" office:value="61.5" calcext:value-type="float">
            <text:p>61,5</text:p>
          </table:table-cell>
          <table:table-cell table:style-name="ce3" table:formula="of:=[.K266]*[.M266]*4/100" office:value-type="float" office:value="3.6" calcext:value-type="float">
            <text:p>3,6</text:p>
          </table:table-cell>
          <table:table-cell table:style-name="ce3" table:formula="of:=[.K266]*[.O266]*4/100" office:value-type="float" office:value="60.6" calcext:value-type="float">
            <text:p>60,6</text:p>
          </table:table-cell>
          <table:table-cell table:style-name="ce3" table:formula="of:=[.K266]*[.N266]*9/100" office:value-type="float" office:value="5.4" calcext:value-type="float">
            <text:p>5,4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41" calcext:value-type="float">
            <text:p>41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10.1" calcext:value-type="float">
            <text:p>10.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66]);&quot; &quot;;&quot;-&quot;);&quot;á&quot;;&quot;a&quot;);&quot;é&quot;;&quot;e&quot;);&quot;í&quot;;&quot;i&quot;);&quot;ó&quot;;&quot;o&quot;);&quot;ú&quot;;&quot;u&quot;)" office:value-type="string" office:string-value="arandano" calcext:value-type="string">
            <text:p>arandano</text:p>
          </table:table-cell>
          <table:table-cell table:style-name="ce12" table:formula="of:=CONCATENATE(&quot;(alimento (id &quot;;[.A266];&quot;) (nombre &quot;;[.V266];&quot;) (grupo &quot;;[.D266];&quot;) (veces &quot;;[.E266];&quot;) (tipo &quot;;[.F266];&quot;)  (racion &quot;;[.K266];&quot;) (kcal &quot;;[.L266];&quot;) (proteinas &quot;;[.M266];&quot;) (grasas &quot;;[.N266];&quot;) (hidratos &quot;;[.O266];&quot;)(grasas-mono &quot;;[.P266];&quot;) (desayuno &quot;;[.Q266];&quot;) (almuerzo &quot;;[.R266];&quot;) (comida &quot;;[.S266];&quot;) (merienda &quot;;[.T266];&quot;) (cena &quot;;[.U266];&quot;))&quot;)" office:value-type="string" office:string-value="(alimento (id 265) (nombre arandano) (grupo 5) (veces 5) (tipo reguladores)  (racion 150) (kcal 41) (proteinas 0,6) (grasas 0,4) (hidratos 10,1)(grasas-mono 0) (desayuno si) (almuerzo si) (comida si) (merienda si) (cena si))" calcext:value-type="string">
            <text:p>(alimento (id 265) (nombre arandano) (grupo 5) (veces 5) (tipo reguladores) <text:s/>(racion 150) (kcal 41) (proteinas 0,6) (grasas 0,4) (hidratos 10,1)(grasas-mono 0) (desayuno si) (almuerzo si) (comida si) (merienda si) (cena si))</text:p>
          </table:table-cell>
          <table:table-cell table:style-name="ce2" table:formula="of:=SUBSTITUTE([.W266];&quot;,&quot;;&quot;.&quot;)" office:value-type="string" office:string-value="(alimento (id 265) (nombre arandano) (grupo 5) (veces 5) (tipo reguladores)  (racion 150) (kcal 41) (proteinas 0.6) (grasas 0.4) (hidratos 10.1)(grasas-mono 0) (desayuno si) (almuerzo si) (comida si) (merienda si) (cena si))" calcext:value-type="string">
            <text:p>(alimento (id 265) (nombre arandano) (grupo 5) (veces 5) (tipo reguladores) <text:s/>(racion 150) (kcal 41) (proteinas 0.6) (grasas 0.4) (hidratos 10.1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style-name="ce2" office:value-type="string" calcext:value-type="string">
            <text:p>Frutas</text:p>
          </table:table-cell>
          <table:table-cell table:style-name="ce3" office:value-type="string" calcext:value-type="string">
            <text:p>Arandano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K267]*[.L267]/100" office:value-type="float" office:value="71.75" calcext:value-type="float">
            <text:p>71,75</text:p>
          </table:table-cell>
          <table:table-cell table:style-name="ce3" table:formula="of:=[.K267]*[.M267]*4/100" office:value-type="float" office:value="4.2" calcext:value-type="float">
            <text:p>4,2</text:p>
          </table:table-cell>
          <table:table-cell table:style-name="ce3" table:formula="of:=[.K267]*[.O267]*4/100" office:value-type="float" office:value="70.7" calcext:value-type="float">
            <text:p>70,7</text:p>
          </table:table-cell>
          <table:table-cell table:style-name="ce3" table:formula="of:=[.K267]*[.N267]*9/100" office:value-type="float" office:value="6.3" calcext:value-type="float">
            <text:p>6,3</text:p>
          </table:table-cell>
          <table:table-cell table:style-name="ce2" office:value-type="float" office:value="175" calcext:value-type="float">
            <text:p>175</text:p>
          </table:table-cell>
          <table:table-cell table:style-name="ce3" office:value-type="float" office:value="41" calcext:value-type="float">
            <text:p>41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10.1" calcext:value-type="float">
            <text:p>10.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67]);&quot; &quot;;&quot;-&quot;);&quot;á&quot;;&quot;a&quot;);&quot;é&quot;;&quot;e&quot;);&quot;í&quot;;&quot;i&quot;);&quot;ó&quot;;&quot;o&quot;);&quot;ú&quot;;&quot;u&quot;)" office:value-type="string" office:string-value="arandano" calcext:value-type="string">
            <text:p>arandano</text:p>
          </table:table-cell>
          <table:table-cell table:style-name="ce12" table:formula="of:=CONCATENATE(&quot;(alimento (id &quot;;[.A267];&quot;) (nombre &quot;;[.V267];&quot;) (grupo &quot;;[.D267];&quot;) (veces &quot;;[.E267];&quot;) (tipo &quot;;[.F267];&quot;)  (racion &quot;;[.K267];&quot;) (kcal &quot;;[.L267];&quot;) (proteinas &quot;;[.M267];&quot;) (grasas &quot;;[.N267];&quot;) (hidratos &quot;;[.O267];&quot;)(grasas-mono &quot;;[.P267];&quot;) (desayuno &quot;;[.Q267];&quot;) (almuerzo &quot;;[.R267];&quot;) (comida &quot;;[.S267];&quot;) (merienda &quot;;[.T267];&quot;) (cena &quot;;[.U267];&quot;))&quot;)" office:value-type="string" office:string-value="(alimento (id 266) (nombre arandano) (grupo 5) (veces 5) (tipo reguladores)  (racion 175) (kcal 41) (proteinas 0,6) (grasas 0,4) (hidratos 10,1)(grasas-mono 0) (desayuno si) (almuerzo si) (comida si) (merienda si) (cena si))" calcext:value-type="string">
            <text:p>(alimento (id 266) (nombre arandano) (grupo 5) (veces 5) (tipo reguladores) <text:s/>(racion 175) (kcal 41) (proteinas 0,6) (grasas 0,4) (hidratos 10,1)(grasas-mono 0) (desayuno si) (almuerzo si) (comida si) (merienda si) (cena si))</text:p>
          </table:table-cell>
          <table:table-cell table:style-name="ce2" table:formula="of:=SUBSTITUTE([.W267];&quot;,&quot;;&quot;.&quot;)" office:value-type="string" office:string-value="(alimento (id 266) (nombre arandano) (grupo 5) (veces 5) (tipo reguladores)  (racion 175) (kcal 41) (proteinas 0.6) (grasas 0.4) (hidratos 10.1)(grasas-mono 0) (desayuno si) (almuerzo si) (comida si) (merienda si) (cena si))" calcext:value-type="string">
            <text:p>(alimento (id 266) (nombre arandano) (grupo 5) (veces 5) (tipo reguladores) <text:s/>(racion 175) (kcal 41) (proteinas 0.6) (grasas 0.4) (hidratos 10.1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67" calcext:value-type="float">
            <text:p>267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Pasta seca al huevo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268]*[.L268]/100" office:value-type="float" office:value="552" calcext:value-type="float">
            <text:p>552</text:p>
          </table:table-cell>
          <table:table-cell table:style-name="ce3" table:formula="of:=[.K287]*[.O287]*4/100" office:value-type="float" office:value="99.6" calcext:value-type="float">
            <text:p>99,6</text:p>
          </table:table-cell>
          <table:table-cell table:style-name="ce3" table:formula="of:=[.K268]*[.O268]*4/100" office:value-type="float" office:value="440.4" calcext:value-type="float">
            <text:p>440,4</text:p>
          </table:table-cell>
          <table:table-cell table:style-name="ce3" table:formula="of:=[.K268]*[.N268]*9/100" office:value-type="float" office:value="2.7" calcext:value-type="float">
            <text:p>2,7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368" calcext:value-type="float">
            <text:p>36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73.4" calcext:value-type="float">
            <text:p>73.4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68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style-name="ce12" table:formula="of:=CONCATENATE(&quot;(alimento (id &quot;;[.A268];&quot;) (nombre &quot;;[.V268];&quot;) (grupo &quot;;[.D268];&quot;) (veces &quot;;[.E268];&quot;) (tipo &quot;;[.F268];&quot;)  (racion &quot;;[.K268];&quot;) (kcal &quot;;[.L268];&quot;) (proteinas &quot;;[.M268];&quot;) (grasas &quot;;[.N268];&quot;) (hidratos &quot;;[.O268];&quot;)(grasas-mono &quot;;[.P268];&quot;) (desayuno &quot;;[.Q268];&quot;) (almuerzo &quot;;[.R268];&quot;) (comida &quot;;[.S268];&quot;) (merienda &quot;;[.T268];&quot;) (cena &quot;;[.U268];&quot;))&quot;)" office:value-type="string" office:string-value="(alimento (id 267) (nombre pasta-seca-al-huevo) (grupo 6) (veces 1) (tipo energeticos)  (racion 150) (kcal 368) (proteinas 19) (grasas 0,2) (hidratos 73,4)(grasas-mono 0) (desayuno no) (almuerzo si) (comida si) (merienda no) (cena si))" calcext:value-type="string">
            <text:p>(alimento (id 267) (nombre pasta-seca-al-huevo) (grupo 6) (veces 1) (tipo energeticos) <text:s/>(racion 150) (kcal 368) (proteinas 19) (grasas 0,2) (hidratos 73,4)(grasas-mono 0) (desayuno no) (almuerzo si) (comida si) (merienda no) (cena si))</text:p>
          </table:table-cell>
          <table:table-cell table:style-name="ce2" table:formula="of:=SUBSTITUTE([.W268];&quot;,&quot;;&quot;.&quot;)" office:value-type="string" office:string-value="(alimento (id 267) (nombre pasta-seca-al-huevo) (grupo 6) (veces 1) (tipo energeticos)  (racion 150) (kcal 368) (proteinas 19) (grasas 0.2) (hidratos 73.4)(grasas-mono 0) (desayuno no) (almuerzo si) (comida si) (merienda no) (cena si))" calcext:value-type="string">
            <text:p>(alimento (id 267) (nombre pasta-seca-al-huevo) (grupo 6) (veces 1) (tipo energeticos) <text:s/>(racion 150) (kcal 368) (proteinas 19) (grasas 0.2) (hidratos 73.4)(grasas-mono 0) (desayuno no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Pasta seca al huevo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269]*[.L269]/100" office:value-type="float" office:value="460" calcext:value-type="float">
            <text:p>460</text:p>
          </table:table-cell>
          <table:table-cell table:style-name="ce3" table:formula="of:=[.K288]*[.O288]*4/100" office:value-type="float" office:value="132.8" calcext:value-type="float">
            <text:p>132,8</text:p>
          </table:table-cell>
          <table:table-cell table:style-name="ce3" table:formula="of:=[.K269]*[.O269]*4/100" office:value-type="float" office:value="367" calcext:value-type="float">
            <text:p>367</text:p>
          </table:table-cell>
          <table:table-cell table:style-name="ce3" table:formula="of:=[.K269]*[.N269]*9/100" office:value-type="float" office:value="2.25" calcext:value-type="float">
            <text:p>2,2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368" calcext:value-type="float">
            <text:p>36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73.4" calcext:value-type="float">
            <text:p>73.4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69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style-name="ce12" table:formula="of:=CONCATENATE(&quot;(alimento (id &quot;;[.A269];&quot;) (nombre &quot;;[.V269];&quot;) (grupo &quot;;[.D269];&quot;) (veces &quot;;[.E269];&quot;) (tipo &quot;;[.F269];&quot;)  (racion &quot;;[.K269];&quot;) (kcal &quot;;[.L269];&quot;) (proteinas &quot;;[.M269];&quot;) (grasas &quot;;[.N269];&quot;) (hidratos &quot;;[.O269];&quot;)(grasas-mono &quot;;[.P269];&quot;) (desayuno &quot;;[.Q269];&quot;) (almuerzo &quot;;[.R269];&quot;) (comida &quot;;[.S269];&quot;) (merienda &quot;;[.T269];&quot;) (cena &quot;;[.U269];&quot;))&quot;)" office:value-type="string" office:string-value="(alimento (id 268) (nombre pasta-seca-al-huevo) (grupo 6) (veces 1) (tipo energeticos)  (racion 125) (kcal 368) (proteinas 19) (grasas 0,2) (hidratos 73,4)(grasas-mono 0) (desayuno no) (almuerzo si) (comida si) (merienda no) (cena si))" calcext:value-type="string">
            <text:p>(alimento (id 268) (nombre pasta-seca-al-huevo) (grupo 6) (veces 1) (tipo energeticos) <text:s/>(racion 125) (kcal 368) (proteinas 19) (grasas 0,2) (hidratos 73,4)(grasas-mono 0) (desayuno no) (almuerzo si) (comida si) (merienda no) (cena si))</text:p>
          </table:table-cell>
          <table:table-cell table:style-name="ce2" table:formula="of:=SUBSTITUTE([.W269];&quot;,&quot;;&quot;.&quot;)" office:value-type="string" office:string-value="(alimento (id 268) (nombre pasta-seca-al-huevo) (grupo 6) (veces 1) (tipo energeticos)  (racion 125) (kcal 368) (proteinas 19) (grasas 0.2) (hidratos 73.4)(grasas-mono 0) (desayuno no) (almuerzo si) (comida si) (merienda no) (cena si))" calcext:value-type="string">
            <text:p>(alimento (id 268) (nombre pasta-seca-al-huevo) (grupo 6) (veces 1) (tipo energeticos) <text:s/>(racion 125) (kcal 368) (proteinas 19) (grasas 0.2) (hidratos 73.4)(grasas-mono 0) (desayuno no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Pasta seca al huevo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270]*[.L270]/100" office:value-type="float" office:value="276" calcext:value-type="float">
            <text:p>276</text:p>
          </table:table-cell>
          <table:table-cell table:style-name="ce3" table:formula="of:=[.K289]*[.O289]*4/100" office:value-type="float" office:value="166" calcext:value-type="float">
            <text:p>166</text:p>
          </table:table-cell>
          <table:table-cell table:style-name="ce3" table:formula="of:=[.K270]*[.O270]*4/100" office:value-type="float" office:value="220.2" calcext:value-type="float">
            <text:p>220,2</text:p>
          </table:table-cell>
          <table:table-cell table:style-name="ce3" table:formula="of:=[.K270]*[.N270]*9/100" office:value-type="float" office:value="1.35" calcext:value-type="float">
            <text:p>1,3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68" calcext:value-type="float">
            <text:p>36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73.4" calcext:value-type="float">
            <text:p>73.4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70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style-name="ce12" table:formula="of:=CONCATENATE(&quot;(alimento (id &quot;;[.A270];&quot;) (nombre &quot;;[.V270];&quot;) (grupo &quot;;[.D270];&quot;) (veces &quot;;[.E270];&quot;) (tipo &quot;;[.F270];&quot;)  (racion &quot;;[.K270];&quot;) (kcal &quot;;[.L270];&quot;) (proteinas &quot;;[.M270];&quot;) (grasas &quot;;[.N270];&quot;) (hidratos &quot;;[.O270];&quot;)(grasas-mono &quot;;[.P270];&quot;) (desayuno &quot;;[.Q270];&quot;) (almuerzo &quot;;[.R270];&quot;) (comida &quot;;[.S270];&quot;) (merienda &quot;;[.T270];&quot;) (cena &quot;;[.U270];&quot;))&quot;)" office:value-type="string" office:string-value="(alimento (id 269) (nombre pasta-seca-al-huevo) (grupo 6) (veces 1) (tipo energeticos)  (racion 75) (kcal 368) (proteinas 19) (grasas 0,2) (hidratos 73,4)(grasas-mono 0) (desayuno no) (almuerzo si) (comida si) (merienda no) (cena si))" calcext:value-type="string">
            <text:p>(alimento (id 269) (nombre pasta-seca-al-huevo) (grupo 6) (veces 1) (tipo energeticos) <text:s/>(racion 75) (kcal 368) (proteinas 19) (grasas 0,2) (hidratos 73,4)(grasas-mono 0) (desayuno no) (almuerzo si) (comida si) (merienda no) (cena si))</text:p>
          </table:table-cell>
          <table:table-cell table:style-name="ce2" table:formula="of:=SUBSTITUTE([.W270];&quot;,&quot;;&quot;.&quot;)" office:value-type="string" office:string-value="(alimento (id 269) (nombre pasta-seca-al-huevo) (grupo 6) (veces 1) (tipo energeticos)  (racion 75) (kcal 368) (proteinas 19) (grasas 0.2) (hidratos 73.4)(grasas-mono 0) (desayuno no) (almuerzo si) (comida si) (merienda no) (cena si))" calcext:value-type="string">
            <text:p>(alimento (id 269) (nombre pasta-seca-al-huevo) (grupo 6) (veces 1) (tipo energeticos) <text:s/>(racion 75) (kcal 368) (proteinas 19) (grasas 0.2) (hidratos 73.4)(grasas-mono 0) (desayuno no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Pasta seca al huevo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271]*[.L271]/100" office:value-type="float" office:value="184" calcext:value-type="float">
            <text:p>184</text:p>
          </table:table-cell>
          <table:table-cell table:style-name="ce3" table:formula="of:=[.K290]*[.O290]*4/100" office:value-type="float" office:value="249" calcext:value-type="float">
            <text:p>249</text:p>
          </table:table-cell>
          <table:table-cell table:style-name="ce3" table:formula="of:=[.K271]*[.O271]*4/100" office:value-type="float" office:value="146.8" calcext:value-type="float">
            <text:p>146,8</text:p>
          </table:table-cell>
          <table:table-cell table:style-name="ce3" table:formula="of:=[.K271]*[.N271]*9/100" office:value-type="float" office:value="0.9" calcext:value-type="float">
            <text:p>0,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68" calcext:value-type="float">
            <text:p>36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73.4" calcext:value-type="float">
            <text:p>73.4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71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style-name="ce12" table:formula="of:=CONCATENATE(&quot;(alimento (id &quot;;[.A271];&quot;) (nombre &quot;;[.V271];&quot;) (grupo &quot;;[.D271];&quot;) (veces &quot;;[.E271];&quot;) (tipo &quot;;[.F271];&quot;)  (racion &quot;;[.K271];&quot;) (kcal &quot;;[.L271];&quot;) (proteinas &quot;;[.M271];&quot;) (grasas &quot;;[.N271];&quot;) (hidratos &quot;;[.O271];&quot;)(grasas-mono &quot;;[.P271];&quot;) (desayuno &quot;;[.Q271];&quot;) (almuerzo &quot;;[.R271];&quot;) (comida &quot;;[.S271];&quot;) (merienda &quot;;[.T271];&quot;) (cena &quot;;[.U271];&quot;))&quot;)" office:value-type="string" office:string-value="(alimento (id 270) (nombre pasta-seca-al-huevo) (grupo 6) (veces 1) (tipo energeticos)  (racion 50) (kcal 368) (proteinas 19) (grasas 0,2) (hidratos 73,4)(grasas-mono 0) (desayuno no) (almuerzo si) (comida si) (merienda no) (cena si))" calcext:value-type="string">
            <text:p>(alimento (id 270) (nombre pasta-seca-al-huevo) (grupo 6) (veces 1) (tipo energeticos) <text:s/>(racion 50) (kcal 368) (proteinas 19) (grasas 0,2) (hidratos 73,4)(grasas-mono 0) (desayuno no) (almuerzo si) (comida si) (merienda no) (cena si))</text:p>
          </table:table-cell>
          <table:table-cell table:style-name="ce2" table:formula="of:=SUBSTITUTE([.W271];&quot;,&quot;;&quot;.&quot;)" office:value-type="string" office:string-value="(alimento (id 270) (nombre pasta-seca-al-huevo) (grupo 6) (veces 1) (tipo energeticos)  (racion 50) (kcal 368) (proteinas 19) (grasas 0.2) (hidratos 73.4)(grasas-mono 0) (desayuno no) (almuerzo si) (comida si) (merienda no) (cena si))" calcext:value-type="string">
            <text:p>(alimento (id 270) (nombre pasta-seca-al-huevo) (grupo 6) (veces 1) (tipo energeticos) <text:s/>(racion 50) (kcal 368) (proteinas 19) (grasas 0.2) (hidratos 73.4)(grasas-mono 0) (desayuno no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Pasta seca al huevo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272]*[.L272]/100" office:value-type="float" office:value="368" calcext:value-type="float">
            <text:p>368</text:p>
          </table:table-cell>
          <table:table-cell table:style-name="ce3" table:formula="of:=[.K291]*[.O291]*4/100" office:value-type="float" office:value="332" calcext:value-type="float">
            <text:p>332</text:p>
          </table:table-cell>
          <table:table-cell table:style-name="ce3" table:formula="of:=[.K272]*[.O272]*4/100" office:value-type="float" office:value="293.6" calcext:value-type="float">
            <text:p>293,6</text:p>
          </table:table-cell>
          <table:table-cell table:style-name="ce3" table:formula="of:=[.K272]*[.N272]*9/100" office:value-type="float" office:value="1.8" calcext:value-type="float">
            <text:p>1,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68" calcext:value-type="float">
            <text:p>36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73.4" calcext:value-type="float">
            <text:p>73.4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72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style-name="ce12" table:formula="of:=CONCATENATE(&quot;(alimento (id &quot;;[.A272];&quot;) (nombre &quot;;[.V272];&quot;) (grupo &quot;;[.D272];&quot;) (veces &quot;;[.E272];&quot;) (tipo &quot;;[.F272];&quot;)  (racion &quot;;[.K272];&quot;) (kcal &quot;;[.L272];&quot;) (proteinas &quot;;[.M272];&quot;) (grasas &quot;;[.N272];&quot;) (hidratos &quot;;[.O272];&quot;)(grasas-mono &quot;;[.P272];&quot;) (desayuno &quot;;[.Q272];&quot;) (almuerzo &quot;;[.R272];&quot;) (comida &quot;;[.S272];&quot;) (merienda &quot;;[.T272];&quot;) (cena &quot;;[.U272];&quot;))&quot;)" office:value-type="string" office:string-value="(alimento (id 271) (nombre pasta-seca-al-huevo) (grupo 6) (veces 1) (tipo energeticos)  (racion 100) (kcal 368) (proteinas 19) (grasas 0,2) (hidratos 73,4)(grasas-mono 0) (desayuno no) (almuerzo si) (comida si) (merienda no) (cena si))" calcext:value-type="string">
            <text:p>(alimento (id 271) (nombre pasta-seca-al-huevo) (grupo 6) (veces 1) (tipo energeticos) <text:s/>(racion 100) (kcal 368) (proteinas 19) (grasas 0,2) (hidratos 73,4)(grasas-mono 0) (desayuno no) (almuerzo si) (comida si) (merienda no) (cena si))</text:p>
          </table:table-cell>
          <table:table-cell table:style-name="ce2" table:formula="of:=SUBSTITUTE([.W272];&quot;,&quot;;&quot;.&quot;)" office:value-type="string" office:string-value="(alimento (id 271) (nombre pasta-seca-al-huevo) (grupo 6) (veces 1) (tipo energeticos)  (racion 100) (kcal 368) (proteinas 19) (grasas 0.2) (hidratos 73.4)(grasas-mono 0) (desayuno no) (almuerzo si) (comida si) (merienda no) (cena si))" calcext:value-type="string">
            <text:p>(alimento (id 271) (nombre pasta-seca-al-huevo) (grupo 6) (veces 1) (tipo energeticos) <text:s/>(racion 100) (kcal 368) (proteinas 19) (grasas 0.2) (hidratos 73.4)(grasas-mono 0) (desayuno no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Pasta seca al huevo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273]*[.L273]/100" office:value-type="float" office:value="147.2" calcext:value-type="float">
            <text:p>147,2</text:p>
          </table:table-cell>
          <table:table-cell table:style-name="ce3" table:formula="of:=[.K292]*[.O292]*4/100" office:value-type="float" office:value="57" calcext:value-type="float">
            <text:p>57</text:p>
          </table:table-cell>
          <table:table-cell table:style-name="ce3" table:formula="of:=[.K273]*[.O273]*4/100" office:value-type="float" office:value="117.44" calcext:value-type="float">
            <text:p>117,44</text:p>
          </table:table-cell>
          <table:table-cell table:style-name="ce3" table:formula="of:=[.K273]*[.N273]*9/100" office:value-type="float" office:value="0.72" calcext:value-type="float">
            <text:p>0,7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68" calcext:value-type="float">
            <text:p>36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73.4" calcext:value-type="float">
            <text:p>73.4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73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style-name="ce12" table:formula="of:=CONCATENATE(&quot;(alimento (id &quot;;[.A273];&quot;) (nombre &quot;;[.V273];&quot;) (grupo &quot;;[.D273];&quot;) (veces &quot;;[.E273];&quot;) (tipo &quot;;[.F273];&quot;)  (racion &quot;;[.K273];&quot;) (kcal &quot;;[.L273];&quot;) (proteinas &quot;;[.M273];&quot;) (grasas &quot;;[.N273];&quot;) (hidratos &quot;;[.O273];&quot;)(grasas-mono &quot;;[.P273];&quot;) (desayuno &quot;;[.Q273];&quot;) (almuerzo &quot;;[.R273];&quot;) (comida &quot;;[.S273];&quot;) (merienda &quot;;[.T273];&quot;) (cena &quot;;[.U273];&quot;))&quot;)" office:value-type="string" office:string-value="(alimento (id 272) (nombre pasta-seca-al-huevo) (grupo 6) (veces 1) (tipo energeticos)  (racion 40) (kcal 368) (proteinas 19) (grasas 0,2) (hidratos 73,4)(grasas-mono 0) (desayuno no) (almuerzo si) (comida si) (merienda no) (cena si))" calcext:value-type="string">
            <text:p>(alimento (id 272) (nombre pasta-seca-al-huevo) (grupo 6) (veces 1) (tipo energeticos) <text:s/>(racion 40) (kcal 368) (proteinas 19) (grasas 0,2) (hidratos 73,4)(grasas-mono 0) (desayuno no) (almuerzo si) (comida si) (merienda no) (cena si))</text:p>
          </table:table-cell>
          <table:table-cell table:style-name="ce2" table:formula="of:=SUBSTITUTE([.W273];&quot;,&quot;;&quot;.&quot;)" office:value-type="string" office:string-value="(alimento (id 272) (nombre pasta-seca-al-huevo) (grupo 6) (veces 1) (tipo energeticos)  (racion 40) (kcal 368) (proteinas 19) (grasas 0.2) (hidratos 73.4)(grasas-mono 0) (desayuno no) (almuerzo si) (comida si) (merienda no) (cena si))" calcext:value-type="string">
            <text:p>(alimento (id 272) (nombre pasta-seca-al-huevo) (grupo 6) (veces 1) (tipo energeticos) <text:s/>(racion 40) (kcal 368) (proteinas 19) (grasas 0.2) (hidratos 73.4)(grasas-mono 0) (desayuno no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73" calcext:value-type="float">
            <text:p>273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Pasta seca al huevo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274]*[.L274]/100" office:value-type="float" office:value="110.4" calcext:value-type="float">
            <text:p>110,4</text:p>
          </table:table-cell>
          <table:table-cell table:style-name="ce3" table:formula="of:=[.K293]*[.O293]*4/100" office:value-type="float" office:value="76" calcext:value-type="float">
            <text:p>76</text:p>
          </table:table-cell>
          <table:table-cell table:style-name="ce3" table:formula="of:=[.K274]*[.O274]*4/100" office:value-type="float" office:value="88.08" calcext:value-type="float">
            <text:p>88,08</text:p>
          </table:table-cell>
          <table:table-cell table:style-name="ce3" table:formula="of:=[.K274]*[.N274]*9/100" office:value-type="float" office:value="0.54" calcext:value-type="float">
            <text:p>0,5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68" calcext:value-type="float">
            <text:p>36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73.4" calcext:value-type="float">
            <text:p>73.4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74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style-name="ce12" table:formula="of:=CONCATENATE(&quot;(alimento (id &quot;;[.A274];&quot;) (nombre &quot;;[.V274];&quot;) (grupo &quot;;[.D274];&quot;) (veces &quot;;[.E274];&quot;) (tipo &quot;;[.F274];&quot;)  (racion &quot;;[.K274];&quot;) (kcal &quot;;[.L274];&quot;) (proteinas &quot;;[.M274];&quot;) (grasas &quot;;[.N274];&quot;) (hidratos &quot;;[.O274];&quot;)(grasas-mono &quot;;[.P274];&quot;) (desayuno &quot;;[.Q274];&quot;) (almuerzo &quot;;[.R274];&quot;) (comida &quot;;[.S274];&quot;) (merienda &quot;;[.T274];&quot;) (cena &quot;;[.U274];&quot;))&quot;)" office:value-type="string" office:string-value="(alimento (id 273) (nombre pasta-seca-al-huevo) (grupo 6) (veces 1) (tipo energeticos)  (racion 30) (kcal 368) (proteinas 19) (grasas 0,2) (hidratos 73,4)(grasas-mono 0) (desayuno no) (almuerzo si) (comida si) (merienda no) (cena si))" calcext:value-type="string">
            <text:p>(alimento (id 273) (nombre pasta-seca-al-huevo) (grupo 6) (veces 1) (tipo energeticos) <text:s/>(racion 30) (kcal 368) (proteinas 19) (grasas 0,2) (hidratos 73,4)(grasas-mono 0) (desayuno no) (almuerzo si) (comida si) (merienda no) (cena si))</text:p>
          </table:table-cell>
          <table:table-cell table:style-name="ce2" table:formula="of:=SUBSTITUTE([.W274];&quot;,&quot;;&quot;.&quot;)" office:value-type="string" office:string-value="(alimento (id 273) (nombre pasta-seca-al-huevo) (grupo 6) (veces 1) (tipo energeticos)  (racion 30) (kcal 368) (proteinas 19) (grasas 0.2) (hidratos 73.4)(grasas-mono 0) (desayuno no) (almuerzo si) (comida si) (merienda no) (cena si))" calcext:value-type="string">
            <text:p>(alimento (id 273) (nombre pasta-seca-al-huevo) (grupo 6) (veces 1) (tipo energeticos) <text:s/>(racion 30) (kcal 368) (proteinas 19) (grasas 0.2) (hidratos 73.4)(grasas-mono 0) (desayuno no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Galleta tipo María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275]*[.L275]/100" office:value-type="float" office:value="122.7" calcext:value-type="float">
            <text:p>122,7</text:p>
          </table:table-cell>
          <table:table-cell table:style-name="ce3" table:formula="of:=[.K292]*[.O292]*4/100" office:value-type="float" office:value="57" calcext:value-type="float">
            <text:p>57</text:p>
          </table:table-cell>
          <table:table-cell table:style-name="ce3" table:formula="of:=[.K275]*[.O275]*4/100" office:value-type="float" office:value="98.76" calcext:value-type="float">
            <text:p>98,76</text:p>
          </table:table-cell>
          <table:table-cell table:style-name="ce3" table:formula="of:=[.K275]*[.N275]*9/100" office:value-type="float" office:value="21.87" calcext:value-type="float">
            <text:p>21,8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9" calcext:value-type="float">
            <text:p>409</text:p>
          </table:table-cell>
          <table:table-cell table:style-name="ce6" office:value-type="float" office:value="6.8" calcext:value-type="float">
            <text:p>6.8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82.3" calcext:value-type="float">
            <text:p>82.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75]);&quot; &quot;;&quot;-&quot;);&quot;á&quot;;&quot;a&quot;);&quot;é&quot;;&quot;e&quot;);&quot;í&quot;;&quot;i&quot;);&quot;ó&quot;;&quot;o&quot;);&quot;ú&quot;;&quot;u&quot;)" office:value-type="string" office:string-value="galleta-tipo-maria" calcext:value-type="string">
            <text:p>galleta-tipo-maria</text:p>
          </table:table-cell>
          <table:table-cell table:style-name="ce12" table:formula="of:=CONCATENATE(&quot;(alimento (id &quot;;[.A275];&quot;) (nombre &quot;;[.V275];&quot;) (grupo &quot;;[.D275];&quot;) (veces &quot;;[.E275];&quot;) (tipo &quot;;[.F275];&quot;)  (racion &quot;;[.K275];&quot;) (kcal &quot;;[.L275];&quot;) (proteinas &quot;;[.M275];&quot;) (grasas &quot;;[.N275];&quot;) (hidratos &quot;;[.O275];&quot;)(grasas-mono &quot;;[.P275];&quot;) (desayuno &quot;;[.Q275];&quot;) (almuerzo &quot;;[.R275];&quot;) (comida &quot;;[.S275];&quot;) (merienda &quot;;[.T275];&quot;) (cena &quot;;[.U275];&quot;))&quot;)" office:value-type="string" office:string-value="(alimento (id 274) (nombre galleta-tipo-maria) (grupo 6) (veces 3) (tipo energeticos)  (racion 30) (kcal 409) (proteinas 6,8) (grasas 8,1) (hidratos 82,3)(grasas-mono 0) (desayuno si) (almuerzo si) (comida no) (merienda si) (cena si))" calcext:value-type="string">
            <text:p>(alimento (id 274) (nombre galleta-tipo-maria) (grupo 6) (veces 3) (tipo energeticos) <text:s/>(racion 30) (kcal 409) (proteinas 6,8) (grasas 8,1) (hidratos 82,3)(grasas-mono 0) (desayuno si) (almuerzo si) (comida no) (merienda si) (cena si))</text:p>
          </table:table-cell>
          <table:table-cell table:style-name="ce2" table:formula="of:=SUBSTITUTE([.W275];&quot;,&quot;;&quot;.&quot;)" office:value-type="string" office:string-value="(alimento (id 274) (nombre galleta-tipo-maria) (grupo 6) (veces 3) (tipo energeticos)  (racion 30) (kcal 409) (proteinas 6.8) (grasas 8.1) (hidratos 82.3)(grasas-mono 0) (desayuno si) (almuerzo si) (comida no) (merienda si) (cena si))" calcext:value-type="string">
            <text:p>(alimento (id 274) (nombre galleta-tipo-maria) (grupo 6) (veces 3) (tipo energeticos) <text:s/>(racion 30) (kcal 409) (proteinas 6.8) (grasas 8.1) (hidratos 82.3)(grasas-mono 0) (desayuno si) (almuerzo si) (comida no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Galleta tipo María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276]*[.L276]/100" office:value-type="float" office:value="102.25" calcext:value-type="float">
            <text:p>102,25</text:p>
          </table:table-cell>
          <table:table-cell table:style-name="ce3" table:formula="of:=[.K293]*[.O293]*4/100" office:value-type="float" office:value="76" calcext:value-type="float">
            <text:p>76</text:p>
          </table:table-cell>
          <table:table-cell table:style-name="ce3" table:formula="of:=[.K276]*[.O276]*4/100" office:value-type="float" office:value="82.3" calcext:value-type="float">
            <text:p>82,3</text:p>
          </table:table-cell>
          <table:table-cell table:style-name="ce3" table:formula="of:=[.K276]*[.N276]*9/100" office:value-type="float" office:value="18.225" calcext:value-type="float">
            <text:p>18,22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09" calcext:value-type="float">
            <text:p>409</text:p>
          </table:table-cell>
          <table:table-cell table:style-name="ce6" office:value-type="float" office:value="6.8" calcext:value-type="float">
            <text:p>6.8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82.3" calcext:value-type="float">
            <text:p>82.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76]);&quot; &quot;;&quot;-&quot;);&quot;á&quot;;&quot;a&quot;);&quot;é&quot;;&quot;e&quot;);&quot;í&quot;;&quot;i&quot;);&quot;ó&quot;;&quot;o&quot;);&quot;ú&quot;;&quot;u&quot;)" office:value-type="string" office:string-value="galleta-tipo-maria" calcext:value-type="string">
            <text:p>galleta-tipo-maria</text:p>
          </table:table-cell>
          <table:table-cell table:style-name="ce12" table:formula="of:=CONCATENATE(&quot;(alimento (id &quot;;[.A276];&quot;) (nombre &quot;;[.V276];&quot;) (grupo &quot;;[.D276];&quot;) (veces &quot;;[.E276];&quot;) (tipo &quot;;[.F276];&quot;)  (racion &quot;;[.K276];&quot;) (kcal &quot;;[.L276];&quot;) (proteinas &quot;;[.M276];&quot;) (grasas &quot;;[.N276];&quot;) (hidratos &quot;;[.O276];&quot;)(grasas-mono &quot;;[.P276];&quot;) (desayuno &quot;;[.Q276];&quot;) (almuerzo &quot;;[.R276];&quot;) (comida &quot;;[.S276];&quot;) (merienda &quot;;[.T276];&quot;) (cena &quot;;[.U276];&quot;))&quot;)" office:value-type="string" office:string-value="(alimento (id 275) (nombre galleta-tipo-maria) (grupo 6) (veces 3) (tipo energeticos)  (racion 25) (kcal 409) (proteinas 6,8) (grasas 8,1) (hidratos 82,3)(grasas-mono 0) (desayuno si) (almuerzo si) (comida no) (merienda si) (cena si))" calcext:value-type="string">
            <text:p>(alimento (id 275) (nombre galleta-tipo-maria) (grupo 6) (veces 3) (tipo energeticos) <text:s/>(racion 25) (kcal 409) (proteinas 6,8) (grasas 8,1) (hidratos 82,3)(grasas-mono 0) (desayuno si) (almuerzo si) (comida no) (merienda si) (cena si))</text:p>
          </table:table-cell>
          <table:table-cell table:style-name="ce2" table:formula="of:=SUBSTITUTE([.W276];&quot;,&quot;;&quot;.&quot;)" office:value-type="string" office:string-value="(alimento (id 275) (nombre galleta-tipo-maria) (grupo 6) (veces 3) (tipo energeticos)  (racion 25) (kcal 409) (proteinas 6.8) (grasas 8.1) (hidratos 82.3)(grasas-mono 0) (desayuno si) (almuerzo si) (comida no) (merienda si) (cena si))" calcext:value-type="string">
            <text:p>(alimento (id 275) (nombre galleta-tipo-maria) (grupo 6) (veces 3) (tipo energeticos) <text:s/>(racion 25) (kcal 409) (proteinas 6.8) (grasas 8.1) (hidratos 82.3)(grasas-mono 0) (desayuno si) (almuerzo si) (comida no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Galleta tipo María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277]*[.L277]/100" office:value-type="float" office:value="81.8" calcext:value-type="float">
            <text:p>81,8</text:p>
          </table:table-cell>
          <table:table-cell table:style-name="ce3" table:formula="of:=[.K294]*[.O294]*4/100" office:value-type="float" office:value="95" calcext:value-type="float">
            <text:p>95</text:p>
          </table:table-cell>
          <table:table-cell table:style-name="ce3" table:formula="of:=[.K277]*[.O277]*4/100" office:value-type="float" office:value="65.84" calcext:value-type="float">
            <text:p>65,84</text:p>
          </table:table-cell>
          <table:table-cell table:style-name="ce3" table:formula="of:=[.K277]*[.N277]*9/100" office:value-type="float" office:value="14.58" calcext:value-type="float">
            <text:p>14,5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09" calcext:value-type="float">
            <text:p>409</text:p>
          </table:table-cell>
          <table:table-cell table:style-name="ce6" office:value-type="float" office:value="6.8" calcext:value-type="float">
            <text:p>6.8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82.3" calcext:value-type="float">
            <text:p>82.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77]);&quot; &quot;;&quot;-&quot;);&quot;á&quot;;&quot;a&quot;);&quot;é&quot;;&quot;e&quot;);&quot;í&quot;;&quot;i&quot;);&quot;ó&quot;;&quot;o&quot;);&quot;ú&quot;;&quot;u&quot;)" office:value-type="string" office:string-value="galleta-tipo-maria" calcext:value-type="string">
            <text:p>galleta-tipo-maria</text:p>
          </table:table-cell>
          <table:table-cell table:style-name="ce12" table:formula="of:=CONCATENATE(&quot;(alimento (id &quot;;[.A277];&quot;) (nombre &quot;;[.V277];&quot;) (grupo &quot;;[.D277];&quot;) (veces &quot;;[.E277];&quot;) (tipo &quot;;[.F277];&quot;)  (racion &quot;;[.K277];&quot;) (kcal &quot;;[.L277];&quot;) (proteinas &quot;;[.M277];&quot;) (grasas &quot;;[.N277];&quot;) (hidratos &quot;;[.O277];&quot;)(grasas-mono &quot;;[.P277];&quot;) (desayuno &quot;;[.Q277];&quot;) (almuerzo &quot;;[.R277];&quot;) (comida &quot;;[.S277];&quot;) (merienda &quot;;[.T277];&quot;) (cena &quot;;[.U277];&quot;))&quot;)" office:value-type="string" office:string-value="(alimento (id 276) (nombre galleta-tipo-maria) (grupo 6) (veces 3) (tipo energeticos)  (racion 20) (kcal 409) (proteinas 6,8) (grasas 8,1) (hidratos 82,3)(grasas-mono 0) (desayuno si) (almuerzo si) (comida no) (merienda si) (cena si))" calcext:value-type="string">
            <text:p>(alimento (id 276) (nombre galleta-tipo-maria) (grupo 6) (veces 3) (tipo energeticos) <text:s/>(racion 20) (kcal 409) (proteinas 6,8) (grasas 8,1) (hidratos 82,3)(grasas-mono 0) (desayuno si) (almuerzo si) (comida no) (merienda si) (cena si))</text:p>
          </table:table-cell>
          <table:table-cell table:style-name="ce2" table:formula="of:=SUBSTITUTE([.W277];&quot;,&quot;;&quot;.&quot;)" office:value-type="string" office:string-value="(alimento (id 276) (nombre galleta-tipo-maria) (grupo 6) (veces 3) (tipo energeticos)  (racion 20) (kcal 409) (proteinas 6.8) (grasas 8.1) (hidratos 82.3)(grasas-mono 0) (desayuno si) (almuerzo si) (comida no) (merienda si) (cena si))" calcext:value-type="string">
            <text:p>(alimento (id 276) (nombre galleta-tipo-maria) (grupo 6) (veces 3) (tipo energeticos) <text:s/>(racion 20) (kcal 409) (proteinas 6.8) (grasas 8.1) (hidratos 82.3)(grasas-mono 0) (desayuno si) (almuerzo si) (comida no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77" calcext:value-type="float">
            <text:p>277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Galleta tipo María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278]*[.L278]/100" office:value-type="float" office:value="40.9" calcext:value-type="float">
            <text:p>40,9</text:p>
          </table:table-cell>
          <table:table-cell table:style-name="ce3" table:formula="of:=[.K295]*[.O295]*4/100" office:value-type="float" office:value="142.5" calcext:value-type="float">
            <text:p>142,5</text:p>
          </table:table-cell>
          <table:table-cell table:style-name="ce3" table:formula="of:=[.K278]*[.O278]*4/100" office:value-type="float" office:value="32.92" calcext:value-type="float">
            <text:p>32,92</text:p>
          </table:table-cell>
          <table:table-cell table:style-name="ce3" table:formula="of:=[.K278]*[.N278]*9/100" office:value-type="float" office:value="7.29" calcext:value-type="float">
            <text:p>7,2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9" calcext:value-type="float">
            <text:p>409</text:p>
          </table:table-cell>
          <table:table-cell table:style-name="ce6" office:value-type="float" office:value="6.8" calcext:value-type="float">
            <text:p>6.8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82.3" calcext:value-type="float">
            <text:p>82.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78]);&quot; &quot;;&quot;-&quot;);&quot;á&quot;;&quot;a&quot;);&quot;é&quot;;&quot;e&quot;);&quot;í&quot;;&quot;i&quot;);&quot;ó&quot;;&quot;o&quot;);&quot;ú&quot;;&quot;u&quot;)" office:value-type="string" office:string-value="galleta-tipo-maria" calcext:value-type="string">
            <text:p>galleta-tipo-maria</text:p>
          </table:table-cell>
          <table:table-cell table:style-name="ce12" table:formula="of:=CONCATENATE(&quot;(alimento (id &quot;;[.A278];&quot;) (nombre &quot;;[.V278];&quot;) (grupo &quot;;[.D278];&quot;) (veces &quot;;[.E278];&quot;) (tipo &quot;;[.F278];&quot;)  (racion &quot;;[.K278];&quot;) (kcal &quot;;[.L278];&quot;) (proteinas &quot;;[.M278];&quot;) (grasas &quot;;[.N278];&quot;) (hidratos &quot;;[.O278];&quot;)(grasas-mono &quot;;[.P278];&quot;) (desayuno &quot;;[.Q278];&quot;) (almuerzo &quot;;[.R278];&quot;) (comida &quot;;[.S278];&quot;) (merienda &quot;;[.T278];&quot;) (cena &quot;;[.U278];&quot;))&quot;)" office:value-type="string" office:string-value="(alimento (id 277) (nombre galleta-tipo-maria) (grupo 6) (veces 3) (tipo energeticos)  (racion 10) (kcal 409) (proteinas 6,8) (grasas 8,1) (hidratos 82,3)(grasas-mono 0) (desayuno si) (almuerzo si) (comida no) (merienda si) (cena si))" calcext:value-type="string">
            <text:p>(alimento (id 277) (nombre galleta-tipo-maria) (grupo 6) (veces 3) (tipo energeticos) <text:s/>(racion 10) (kcal 409) (proteinas 6,8) (grasas 8,1) (hidratos 82,3)(grasas-mono 0) (desayuno si) (almuerzo si) (comida no) (merienda si) (cena si))</text:p>
          </table:table-cell>
          <table:table-cell table:style-name="ce2" table:formula="of:=SUBSTITUTE([.W278];&quot;,&quot;;&quot;.&quot;)" office:value-type="string" office:string-value="(alimento (id 277) (nombre galleta-tipo-maria) (grupo 6) (veces 3) (tipo energeticos)  (racion 10) (kcal 409) (proteinas 6.8) (grasas 8.1) (hidratos 82.3)(grasas-mono 0) (desayuno si) (almuerzo si) (comida no) (merienda si) (cena si))" calcext:value-type="string">
            <text:p>(alimento (id 277) (nombre galleta-tipo-maria) (grupo 6) (veces 3) (tipo energeticos) <text:s/>(racion 10) (kcal 409) (proteinas 6.8) (grasas 8.1) (hidratos 82.3)(grasas-mono 0) (desayuno si) (almuerzo si) (comida no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Galleta tipo María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279]*[.L279]/100" office:value-type="float" office:value="20.45" calcext:value-type="float">
            <text:p>20,45</text:p>
          </table:table-cell>
          <table:table-cell table:style-name="ce3" table:formula="of:=[.K296]*[.O296]*4/100" office:value-type="float" office:value="190" calcext:value-type="float">
            <text:p>190</text:p>
          </table:table-cell>
          <table:table-cell table:style-name="ce3" table:formula="of:=[.K279]*[.O279]*4/100" office:value-type="float" office:value="16.46" calcext:value-type="float">
            <text:p>16,46</text:p>
          </table:table-cell>
          <table:table-cell table:style-name="ce3" table:formula="of:=[.K279]*[.N279]*9/100" office:value-type="float" office:value="3.645" calcext:value-type="float">
            <text:p>3,64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9" calcext:value-type="float">
            <text:p>409</text:p>
          </table:table-cell>
          <table:table-cell table:style-name="ce6" office:value-type="float" office:value="6.8" calcext:value-type="float">
            <text:p>6.8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82.3" calcext:value-type="float">
            <text:p>82.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79]);&quot; &quot;;&quot;-&quot;);&quot;á&quot;;&quot;a&quot;);&quot;é&quot;;&quot;e&quot;);&quot;í&quot;;&quot;i&quot;);&quot;ó&quot;;&quot;o&quot;);&quot;ú&quot;;&quot;u&quot;)" office:value-type="string" office:string-value="galleta-tipo-maria" calcext:value-type="string">
            <text:p>galleta-tipo-maria</text:p>
          </table:table-cell>
          <table:table-cell table:style-name="ce12" table:formula="of:=CONCATENATE(&quot;(alimento (id &quot;;[.A279];&quot;) (nombre &quot;;[.V279];&quot;) (grupo &quot;;[.D279];&quot;) (veces &quot;;[.E279];&quot;) (tipo &quot;;[.F279];&quot;)  (racion &quot;;[.K279];&quot;) (kcal &quot;;[.L279];&quot;) (proteinas &quot;;[.M279];&quot;) (grasas &quot;;[.N279];&quot;) (hidratos &quot;;[.O279];&quot;)(grasas-mono &quot;;[.P279];&quot;) (desayuno &quot;;[.Q279];&quot;) (almuerzo &quot;;[.R279];&quot;) (comida &quot;;[.S279];&quot;) (merienda &quot;;[.T279];&quot;) (cena &quot;;[.U279];&quot;))&quot;)" office:value-type="string" office:string-value="(alimento (id 278) (nombre galleta-tipo-maria) (grupo 6) (veces 3) (tipo energeticos)  (racion 5) (kcal 409) (proteinas 6,8) (grasas 8,1) (hidratos 82,3)(grasas-mono 0) (desayuno si) (almuerzo si) (comida no) (merienda si) (cena si))" calcext:value-type="string">
            <text:p>(alimento (id 278) (nombre galleta-tipo-maria) (grupo 6) (veces 3) (tipo energeticos) <text:s/>(racion 5) (kcal 409) (proteinas 6,8) (grasas 8,1) (hidratos 82,3)(grasas-mono 0) (desayuno si) (almuerzo si) (comida no) (merienda si) (cena si))</text:p>
          </table:table-cell>
          <table:table-cell table:style-name="ce2" table:formula="of:=SUBSTITUTE([.W279];&quot;,&quot;;&quot;.&quot;)" office:value-type="string" office:string-value="(alimento (id 278) (nombre galleta-tipo-maria) (grupo 6) (veces 3) (tipo energeticos)  (racion 5) (kcal 409) (proteinas 6.8) (grasas 8.1) (hidratos 82.3)(grasas-mono 0) (desayuno si) (almuerzo si) (comida no) (merienda si) (cena si))" calcext:value-type="string">
            <text:p>(alimento (id 278) (nombre galleta-tipo-maria) (grupo 6) (veces 3) (tipo energeticos) <text:s/>(racion 5) (kcal 409) (proteinas 6.8) (grasas 8.1) (hidratos 82.3)(grasas-mono 0) (desayuno si) (almuerzo si) (comida no) (merienda si) (cena si))</text:p>
          </table:table-cell>
          <table:table-cell table:style-name="ce2" table:number-columns-repeated="999"/>
        </table:table-row>
        <table:table-row table:style-name="ro2">
          <table:table-cell table:style-name="ce2" office:value-type="float" office:value="279" calcext:value-type="float">
            <text:p>279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Fideos de harina integral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280]*[.L280]/100" office:value-type="float" office:value="269.25" calcext:value-type="float">
            <text:p>269,25</text:p>
          </table:table-cell>
          <table:table-cell table:style-name="ce3" table:formula="of:=[.K296]*[.O296]*4/100" office:value-type="float" office:value="190" calcext:value-type="float">
            <text:p>190</text:p>
          </table:table-cell>
          <table:table-cell table:style-name="ce3" table:formula="of:=[.K280]*[.O280]*4/100" office:value-type="float" office:value="210" calcext:value-type="float">
            <text:p>210</text:p>
          </table:table-cell>
          <table:table-cell table:style-name="ce3" table:formula="of:=[.K280]*[.N280]*9/100" office:value-type="float" office:value="11.475" calcext:value-type="float">
            <text:p>11,47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59" calcext:value-type="float">
            <text:p>359</text:p>
          </table:table-cell>
          <table:table-cell table:style-name="ce6" office:value-type="float" office:value="15.4" calcext:value-type="float">
            <text:p>15.4</text:p>
          </table:table-cell>
          <table:table-cell table:style-name="ce6" office:value-type="float" office:value="1.7" calcext:value-type="float">
            <text:p>1.7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80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style-name="ce12" table:formula="of:=CONCATENATE(&quot;(alimento (id &quot;;[.A280];&quot;) (nombre &quot;;[.V280];&quot;) (grupo &quot;;[.D280];&quot;) (veces &quot;;[.E280];&quot;) (tipo &quot;;[.F280];&quot;)  (racion &quot;;[.K280];&quot;) (kcal &quot;;[.L280];&quot;) (proteinas &quot;;[.M280];&quot;) (grasas &quot;;[.N280];&quot;) (hidratos &quot;;[.O280];&quot;)(grasas-mono &quot;;[.P280];&quot;) (desayuno &quot;;[.Q280];&quot;) (almuerzo &quot;;[.R280];&quot;) (comida &quot;;[.S280];&quot;) (merienda &quot;;[.T280];&quot;) (cena &quot;;[.U280];&quot;))&quot;)" office:value-type="string" office:string-value="(alimento (id 279) (nombre fideos-de-harina-integral) (grupo 6) (veces 1) (tipo energeticos)  (racion 75) (kcal 359) (proteinas 15,4) (grasas 1,7) (hidratos 70)(grasas-mono 0) (desayuno no) (almuerzo si) (comida si) (merienda no) (cena si))" calcext:value-type="string">
            <text:p>(alimento (id 279) (nombre fideos-de-harina-integral) (grupo 6) (veces 1) (tipo energeticos) <text:s/>(racion 75) (kcal 359) (proteinas 15,4) (grasas 1,7) (hidratos 70)(grasas-mono 0) (desayuno no) (almuerzo si) (comida si) (merienda no) (cena si))</text:p>
          </table:table-cell>
          <table:table-cell table:style-name="ce2" table:formula="of:=SUBSTITUTE([.W280];&quot;,&quot;;&quot;.&quot;)" office:value-type="string" office:string-value="(alimento (id 279) (nombre fideos-de-harina-integral) (grupo 6) (veces 1) (tipo energeticos)  (racion 75) (kcal 359) (proteinas 15.4) (grasas 1.7) (hidratos 70)(grasas-mono 0) (desayuno no) (almuerzo si) (comida si) (merienda no) (cena si))" calcext:value-type="string">
            <text:p>(alimento (id 279) (nombre fideos-de-harina-integral) (grupo 6) (veces 1) (tipo energeticos) <text:s/>(racion 75) (kcal 359) (proteinas 15.4) (grasas 1.7) (hidratos 70)(grasas-mono 0) (desayuno no) (almuerzo si) (comida si) (merienda no) (cena si))</text:p>
          </table:table-cell>
          <table:table-cell table:style-name="ce2" table:number-columns-repeated="999"/>
        </table:table-row>
        <table:table-row table:style-name="ro2">
          <table:table-cell table:style-name="ce2" office:value-type="float" office:value="280" calcext:value-type="float">
            <text:p>280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Fideos de harina integral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281]*[.L281]/100" office:value-type="float" office:value="179.5" calcext:value-type="float">
            <text:p>179,5</text:p>
          </table:table-cell>
          <table:table-cell table:style-name="ce3" table:formula="of:=[.K297]*[.O297]*4/100" office:value-type="float" office:value="38" calcext:value-type="float">
            <text:p>38</text:p>
          </table:table-cell>
          <table:table-cell table:style-name="ce3" table:formula="of:=[.K281]*[.O281]*4/100" office:value-type="float" office:value="140" calcext:value-type="float">
            <text:p>140</text:p>
          </table:table-cell>
          <table:table-cell table:style-name="ce3" table:formula="of:=[.K281]*[.N281]*9/100" office:value-type="float" office:value="7.65" calcext:value-type="float">
            <text:p>7,6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59" calcext:value-type="float">
            <text:p>359</text:p>
          </table:table-cell>
          <table:table-cell table:style-name="ce6" office:value-type="float" office:value="15.4" calcext:value-type="float">
            <text:p>15.4</text:p>
          </table:table-cell>
          <table:table-cell table:style-name="ce6" office:value-type="float" office:value="1.7" calcext:value-type="float">
            <text:p>1.7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81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style-name="ce12" table:formula="of:=CONCATENATE(&quot;(alimento (id &quot;;[.A281];&quot;) (nombre &quot;;[.V281];&quot;) (grupo &quot;;[.D281];&quot;) (veces &quot;;[.E281];&quot;) (tipo &quot;;[.F281];&quot;)  (racion &quot;;[.K281];&quot;) (kcal &quot;;[.L281];&quot;) (proteinas &quot;;[.M281];&quot;) (grasas &quot;;[.N281];&quot;) (hidratos &quot;;[.O281];&quot;)(grasas-mono &quot;;[.P281];&quot;) (desayuno &quot;;[.Q281];&quot;) (almuerzo &quot;;[.R281];&quot;) (comida &quot;;[.S281];&quot;) (merienda &quot;;[.T281];&quot;) (cena &quot;;[.U281];&quot;))&quot;)" office:value-type="string" office:string-value="(alimento (id 280) (nombre fideos-de-harina-integral) (grupo 6) (veces 1) (tipo energeticos)  (racion 50) (kcal 359) (proteinas 15,4) (grasas 1,7) (hidratos 70)(grasas-mono 0) (desayuno no) (almuerzo si) (comida si) (merienda no) (cena si))" calcext:value-type="string">
            <text:p>(alimento (id 280) (nombre fideos-de-harina-integral) (grupo 6) (veces 1) (tipo energeticos) <text:s/>(racion 50) (kcal 359) (proteinas 15,4) (grasas 1,7) (hidratos 70)(grasas-mono 0) (desayuno no) (almuerzo si) (comida si) (merienda no) (cena si))</text:p>
          </table:table-cell>
          <table:table-cell table:style-name="ce2" table:formula="of:=SUBSTITUTE([.W281];&quot;,&quot;;&quot;.&quot;)" office:value-type="string" office:string-value="(alimento (id 280) (nombre fideos-de-harina-integral) (grupo 6) (veces 1) (tipo energeticos)  (racion 50) (kcal 359) (proteinas 15.4) (grasas 1.7) (hidratos 70)(grasas-mono 0) (desayuno no) (almuerzo si) (comida si) (merienda no) (cena si))" calcext:value-type="string">
            <text:p>(alimento (id 280) (nombre fideos-de-harina-integral) (grupo 6) (veces 1) (tipo energeticos) <text:s/>(racion 50) (kcal 359) (proteinas 15.4) (grasas 1.7) (hidratos 70)(grasas-mono 0) (desayuno no) (almuerzo si) (comida si) (merienda no) (cena si))</text:p>
          </table:table-cell>
          <table:table-cell table:style-name="ce2" table:number-columns-repeated="999"/>
        </table:table-row>
        <table:table-row table:style-name="ro2">
          <table:table-cell table:style-name="ce2" office:value-type="float" office:value="281" calcext:value-type="float">
            <text:p>281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Fideos de harina integral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282]*[.L282]/100" office:value-type="float" office:value="718" calcext:value-type="float">
            <text:p>718</text:p>
          </table:table-cell>
          <table:table-cell table:style-name="ce3" table:formula="of:=[.K298]*[.O298]*4/100" office:value-type="float" office:value="19" calcext:value-type="float">
            <text:p>19</text:p>
          </table:table-cell>
          <table:table-cell table:style-name="ce3" table:formula="of:=[.K282]*[.O282]*4/100" office:value-type="float" office:value="560" calcext:value-type="float">
            <text:p>560</text:p>
          </table:table-cell>
          <table:table-cell table:style-name="ce3" table:formula="of:=[.K282]*[.N282]*9/100" office:value-type="float" office:value="30.6" calcext:value-type="float">
            <text:p>30,6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59" calcext:value-type="float">
            <text:p>359</text:p>
          </table:table-cell>
          <table:table-cell table:style-name="ce6" office:value-type="float" office:value="15.4" calcext:value-type="float">
            <text:p>15.4</text:p>
          </table:table-cell>
          <table:table-cell table:style-name="ce6" office:value-type="float" office:value="1.7" calcext:value-type="float">
            <text:p>1.7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82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style-name="ce12" table:formula="of:=CONCATENATE(&quot;(alimento (id &quot;;[.A282];&quot;) (nombre &quot;;[.V282];&quot;) (grupo &quot;;[.D282];&quot;) (veces &quot;;[.E282];&quot;) (tipo &quot;;[.F282];&quot;)  (racion &quot;;[.K282];&quot;) (kcal &quot;;[.L282];&quot;) (proteinas &quot;;[.M282];&quot;) (grasas &quot;;[.N282];&quot;) (hidratos &quot;;[.O282];&quot;)(grasas-mono &quot;;[.P282];&quot;) (desayuno &quot;;[.Q282];&quot;) (almuerzo &quot;;[.R282];&quot;) (comida &quot;;[.S282];&quot;) (merienda &quot;;[.T282];&quot;) (cena &quot;;[.U282];&quot;))&quot;)" office:value-type="string" office:string-value="(alimento (id 281) (nombre fideos-de-harina-integral) (grupo 6) (veces 1) (tipo energeticos)  (racion 200) (kcal 359) (proteinas 15,4) (grasas 1,7) (hidratos 70)(grasas-mono 0) (desayuno no) (almuerzo si) (comida si) (merienda no) (cena si))" calcext:value-type="string">
            <text:p>(alimento (id 281) (nombre fideos-de-harina-integral) (grupo 6) (veces 1) (tipo energeticos) <text:s/>(racion 200) (kcal 359) (proteinas 15,4) (grasas 1,7) (hidratos 70)(grasas-mono 0) (desayuno no) (almuerzo si) (comida si) (merienda no) (cena si))</text:p>
          </table:table-cell>
          <table:table-cell table:style-name="ce2" table:formula="of:=SUBSTITUTE([.W282];&quot;,&quot;;&quot;.&quot;)" office:value-type="string" office:string-value="(alimento (id 281) (nombre fideos-de-harina-integral) (grupo 6) (veces 1) (tipo energeticos)  (racion 200) (kcal 359) (proteinas 15.4) (grasas 1.7) (hidratos 70)(grasas-mono 0) (desayuno no) (almuerzo si) (comida si) (merienda no) (cena si))" calcext:value-type="string">
            <text:p>(alimento (id 281) (nombre fideos-de-harina-integral) (grupo 6) (veces 1) (tipo energeticos) <text:s/>(racion 200) (kcal 359) (proteinas 15.4) (grasas 1.7) (hidratos 70)(grasas-mono 0) (desayuno no) (almuerzo si) (comida si) (merienda no) (cena si))</text:p>
          </table:table-cell>
          <table:table-cell table:style-name="ce2" table:number-columns-repeated="999"/>
        </table:table-row>
        <table:table-row table:style-name="ro2">
          <table:table-cell table:style-name="ce2" office:value-type="float" office:value="282" calcext:value-type="float">
            <text:p>282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Fideos de harina integral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283]*[.L283]/100" office:value-type="float" office:value="538.5" calcext:value-type="float">
            <text:p>538,5</text:p>
          </table:table-cell>
          <table:table-cell table:style-name="ce3" table:formula="of:=[.K299]*[.O299]*4/100" office:value-type="float" office:value="119.28" calcext:value-type="float">
            <text:p>119,28</text:p>
          </table:table-cell>
          <table:table-cell table:style-name="ce3" table:formula="of:=[.K283]*[.O283]*4/100" office:value-type="float" office:value="420" calcext:value-type="float">
            <text:p>420</text:p>
          </table:table-cell>
          <table:table-cell table:style-name="ce3" table:formula="of:=[.K283]*[.N283]*9/100" office:value-type="float" office:value="22.95" calcext:value-type="float">
            <text:p>22,9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359" calcext:value-type="float">
            <text:p>359</text:p>
          </table:table-cell>
          <table:table-cell table:style-name="ce6" office:value-type="float" office:value="15.4" calcext:value-type="float">
            <text:p>15.4</text:p>
          </table:table-cell>
          <table:table-cell table:style-name="ce6" office:value-type="float" office:value="1.7" calcext:value-type="float">
            <text:p>1.7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83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style-name="ce12" table:formula="of:=CONCATENATE(&quot;(alimento (id &quot;;[.A283];&quot;) (nombre &quot;;[.V283];&quot;) (grupo &quot;;[.D283];&quot;) (veces &quot;;[.E283];&quot;) (tipo &quot;;[.F283];&quot;)  (racion &quot;;[.K283];&quot;) (kcal &quot;;[.L283];&quot;) (proteinas &quot;;[.M283];&quot;) (grasas &quot;;[.N283];&quot;) (hidratos &quot;;[.O283];&quot;)(grasas-mono &quot;;[.P283];&quot;) (desayuno &quot;;[.Q283];&quot;) (almuerzo &quot;;[.R283];&quot;) (comida &quot;;[.S283];&quot;) (merienda &quot;;[.T283];&quot;) (cena &quot;;[.U283];&quot;))&quot;)" office:value-type="string" office:string-value="(alimento (id 282) (nombre fideos-de-harina-integral) (grupo 6) (veces 1) (tipo energeticos)  (racion 150) (kcal 359) (proteinas 15,4) (grasas 1,7) (hidratos 70)(grasas-mono 0) (desayuno no) (almuerzo si) (comida si) (merienda no) (cena si))" calcext:value-type="string">
            <text:p>(alimento (id 282) (nombre fideos-de-harina-integral) (grupo 6) (veces 1) (tipo energeticos) <text:s/>(racion 150) (kcal 359) (proteinas 15,4) (grasas 1,7) (hidratos 70)(grasas-mono 0) (desayuno no) (almuerzo si) (comida si) (merienda no) (cena si))</text:p>
          </table:table-cell>
          <table:table-cell table:style-name="ce2" table:formula="of:=SUBSTITUTE([.W283];&quot;,&quot;;&quot;.&quot;)" office:value-type="string" office:string-value="(alimento (id 282) (nombre fideos-de-harina-integral) (grupo 6) (veces 1) (tipo energeticos)  (racion 150) (kcal 359) (proteinas 15.4) (grasas 1.7) (hidratos 70)(grasas-mono 0) (desayuno no) (almuerzo si) (comida si) (merienda no) (cena si))" calcext:value-type="string">
            <text:p>(alimento (id 282) (nombre fideos-de-harina-integral) (grupo 6) (veces 1) (tipo energeticos) <text:s/>(racion 150) (kcal 359) (proteinas 15.4) (grasas 1.7) (hidratos 70)(grasas-mono 0) (desayuno no) (almuerzo si) (comida si) (merienda no) (cena si))</text:p>
          </table:table-cell>
          <table:table-cell table:style-name="ce2" table:number-columns-repeated="999"/>
        </table:table-row>
        <table:table-row table:style-name="ro2">
          <table:table-cell table:style-name="ce2" office:value-type="float" office:value="283" calcext:value-type="float">
            <text:p>283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Fideos de harina integral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284]*[.L284]/100" office:value-type="float" office:value="359" calcext:value-type="float">
            <text:p>359</text:p>
          </table:table-cell>
          <table:table-cell table:style-name="ce3" table:formula="of:=[.K300]*[.O300]*4/100" office:value-type="float" office:value="68.16" calcext:value-type="float">
            <text:p>68,16</text:p>
          </table:table-cell>
          <table:table-cell table:style-name="ce3" table:formula="of:=[.K284]*[.O284]*4/100" office:value-type="float" office:value="280" calcext:value-type="float">
            <text:p>280</text:p>
          </table:table-cell>
          <table:table-cell table:style-name="ce3" table:formula="of:=[.K284]*[.N284]*9/100" office:value-type="float" office:value="15.3" calcext:value-type="float">
            <text:p>15,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59" calcext:value-type="float">
            <text:p>359</text:p>
          </table:table-cell>
          <table:table-cell table:style-name="ce6" office:value-type="float" office:value="15.4" calcext:value-type="float">
            <text:p>15.4</text:p>
          </table:table-cell>
          <table:table-cell table:style-name="ce6" office:value-type="float" office:value="1.7" calcext:value-type="float">
            <text:p>1.7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84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style-name="ce12" table:formula="of:=CONCATENATE(&quot;(alimento (id &quot;;[.A284];&quot;) (nombre &quot;;[.V284];&quot;) (grupo &quot;;[.D284];&quot;) (veces &quot;;[.E284];&quot;) (tipo &quot;;[.F284];&quot;)  (racion &quot;;[.K284];&quot;) (kcal &quot;;[.L284];&quot;) (proteinas &quot;;[.M284];&quot;) (grasas &quot;;[.N284];&quot;) (hidratos &quot;;[.O284];&quot;)(grasas-mono &quot;;[.P284];&quot;) (desayuno &quot;;[.Q284];&quot;) (almuerzo &quot;;[.R284];&quot;) (comida &quot;;[.S284];&quot;) (merienda &quot;;[.T284];&quot;) (cena &quot;;[.U284];&quot;))&quot;)" office:value-type="string" office:string-value="(alimento (id 283) (nombre fideos-de-harina-integral) (grupo 6) (veces 1) (tipo energeticos)  (racion 100) (kcal 359) (proteinas 15,4) (grasas 1,7) (hidratos 70)(grasas-mono 0) (desayuno no) (almuerzo si) (comida si) (merienda no) (cena si))" calcext:value-type="string">
            <text:p>(alimento (id 283) (nombre fideos-de-harina-integral) (grupo 6) (veces 1) (tipo energeticos) <text:s/>(racion 100) (kcal 359) (proteinas 15,4) (grasas 1,7) (hidratos 70)(grasas-mono 0) (desayuno no) (almuerzo si) (comida si) (merienda no) (cena si))</text:p>
          </table:table-cell>
          <table:table-cell table:style-name="ce2" table:formula="of:=SUBSTITUTE([.W284];&quot;,&quot;;&quot;.&quot;)" office:value-type="string" office:string-value="(alimento (id 283) (nombre fideos-de-harina-integral) (grupo 6) (veces 1) (tipo energeticos)  (racion 100) (kcal 359) (proteinas 15.4) (grasas 1.7) (hidratos 70)(grasas-mono 0) (desayuno no) (almuerzo si) (comida si) (merienda no) (cena si))" calcext:value-type="string">
            <text:p>(alimento (id 283) (nombre fideos-de-harina-integral) (grupo 6) (veces 1) (tipo energeticos) <text:s/>(racion 100) (kcal 359) (proteinas 15.4) (grasas 1.7) (hidratos 70)(grasas-mono 0) (desayuno no) (almuerzo si) (comida si) (merienda no) (cena si))</text:p>
          </table:table-cell>
          <table:table-cell table:style-name="ce2" table:number-columns-repeated="999"/>
        </table:table-row>
        <table:table-row table:style-name="ro2">
          <table:table-cell table:style-name="ce2" office:value-type="float" office:value="284" calcext:value-type="float">
            <text:p>284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Fideos de harina integral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285]*[.L285]/100" office:value-type="float" office:value="143.6" calcext:value-type="float">
            <text:p>143,6</text:p>
          </table:table-cell>
          <table:table-cell table:style-name="ce3" table:formula="of:=[.K301]*[.O301]*4/100" office:value-type="float" office:value="170.4" calcext:value-type="float">
            <text:p>170,4</text:p>
          </table:table-cell>
          <table:table-cell table:style-name="ce3" table:formula="of:=[.K285]*[.O285]*4/100" office:value-type="float" office:value="112" calcext:value-type="float">
            <text:p>112</text:p>
          </table:table-cell>
          <table:table-cell table:style-name="ce3" table:formula="of:=[.K285]*[.N285]*9/100" office:value-type="float" office:value="6.12" calcext:value-type="float">
            <text:p>6,1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59" calcext:value-type="float">
            <text:p>359</text:p>
          </table:table-cell>
          <table:table-cell table:style-name="ce6" office:value-type="float" office:value="15.4" calcext:value-type="float">
            <text:p>15.4</text:p>
          </table:table-cell>
          <table:table-cell table:style-name="ce6" office:value-type="float" office:value="1.7" calcext:value-type="float">
            <text:p>1.7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85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style-name="ce12" table:formula="of:=CONCATENATE(&quot;(alimento (id &quot;;[.A285];&quot;) (nombre &quot;;[.V285];&quot;) (grupo &quot;;[.D285];&quot;) (veces &quot;;[.E285];&quot;) (tipo &quot;;[.F285];&quot;)  (racion &quot;;[.K285];&quot;) (kcal &quot;;[.L285];&quot;) (proteinas &quot;;[.M285];&quot;) (grasas &quot;;[.N285];&quot;) (hidratos &quot;;[.O285];&quot;)(grasas-mono &quot;;[.P285];&quot;) (desayuno &quot;;[.Q285];&quot;) (almuerzo &quot;;[.R285];&quot;) (comida &quot;;[.S285];&quot;) (merienda &quot;;[.T285];&quot;) (cena &quot;;[.U285];&quot;))&quot;)" office:value-type="string" office:string-value="(alimento (id 284) (nombre fideos-de-harina-integral) (grupo 6) (veces 1) (tipo energeticos)  (racion 40) (kcal 359) (proteinas 15,4) (grasas 1,7) (hidratos 70)(grasas-mono 0) (desayuno no) (almuerzo si) (comida si) (merienda no) (cena si))" calcext:value-type="string">
            <text:p>(alimento (id 284) (nombre fideos-de-harina-integral) (grupo 6) (veces 1) (tipo energeticos) <text:s/>(racion 40) (kcal 359) (proteinas 15,4) (grasas 1,7) (hidratos 70)(grasas-mono 0) (desayuno no) (almuerzo si) (comida si) (merienda no) (cena si))</text:p>
          </table:table-cell>
          <table:table-cell table:style-name="ce2" table:formula="of:=SUBSTITUTE([.W285];&quot;,&quot;;&quot;.&quot;)" office:value-type="string" office:string-value="(alimento (id 284) (nombre fideos-de-harina-integral) (grupo 6) (veces 1) (tipo energeticos)  (racion 40) (kcal 359) (proteinas 15.4) (grasas 1.7) (hidratos 70)(grasas-mono 0) (desayuno no) (almuerzo si) (comida si) (merienda no) (cena si))" calcext:value-type="string">
            <text:p>(alimento (id 284) (nombre fideos-de-harina-integral) (grupo 6) (veces 1) (tipo energeticos) <text:s/>(racion 40) (kcal 359) (proteinas 15.4) (grasas 1.7) (hidratos 70)(grasas-mono 0) (desayuno no) (almuerzo si) (comida si) (merienda no) (cena si))</text:p>
          </table:table-cell>
          <table:table-cell table:style-name="ce2" table:number-columns-repeated="999"/>
        </table:table-row>
        <table:table-row table:style-name="ro2"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Fideos de harina integral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286]*[.L286]/100" office:value-type="float" office:value="107.7" calcext:value-type="float">
            <text:p>107,7</text:p>
          </table:table-cell>
          <table:table-cell table:style-name="ce3" table:formula="of:=[.K302]*[.O302]*4/100" office:value-type="float" office:value="340.8" calcext:value-type="float">
            <text:p>340,8</text:p>
          </table:table-cell>
          <table:table-cell table:style-name="ce3" table:formula="of:=[.K286]*[.O286]*4/100" office:value-type="float" office:value="84" calcext:value-type="float">
            <text:p>84</text:p>
          </table:table-cell>
          <table:table-cell table:style-name="ce3" table:formula="of:=[.K286]*[.N286]*9/100" office:value-type="float" office:value="4.59" calcext:value-type="float">
            <text:p>4,5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59" calcext:value-type="float">
            <text:p>359</text:p>
          </table:table-cell>
          <table:table-cell table:style-name="ce6" office:value-type="float" office:value="15.4" calcext:value-type="float">
            <text:p>15.4</text:p>
          </table:table-cell>
          <table:table-cell table:style-name="ce6" office:value-type="float" office:value="1.7" calcext:value-type="float">
            <text:p>1.7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86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style-name="ce12" table:formula="of:=CONCATENATE(&quot;(alimento (id &quot;;[.A286];&quot;) (nombre &quot;;[.V286];&quot;) (grupo &quot;;[.D286];&quot;) (veces &quot;;[.E286];&quot;) (tipo &quot;;[.F286];&quot;)  (racion &quot;;[.K286];&quot;) (kcal &quot;;[.L286];&quot;) (proteinas &quot;;[.M286];&quot;) (grasas &quot;;[.N286];&quot;) (hidratos &quot;;[.O286];&quot;)(grasas-mono &quot;;[.P286];&quot;) (desayuno &quot;;[.Q286];&quot;) (almuerzo &quot;;[.R286];&quot;) (comida &quot;;[.S286];&quot;) (merienda &quot;;[.T286];&quot;) (cena &quot;;[.U286];&quot;))&quot;)" office:value-type="string" office:string-value="(alimento (id 285) (nombre fideos-de-harina-integral) (grupo 6) (veces 1) (tipo energeticos)  (racion 30) (kcal 359) (proteinas 15,4) (grasas 1,7) (hidratos 70)(grasas-mono 0) (desayuno no) (almuerzo si) (comida si) (merienda no) (cena si))" calcext:value-type="string">
            <text:p>(alimento (id 285) (nombre fideos-de-harina-integral) (grupo 6) (veces 1) (tipo energeticos) <text:s/>(racion 30) (kcal 359) (proteinas 15,4) (grasas 1,7) (hidratos 70)(grasas-mono 0) (desayuno no) (almuerzo si) (comida si) (merienda no) (cena si))</text:p>
          </table:table-cell>
          <table:table-cell table:style-name="ce2" table:formula="of:=SUBSTITUTE([.W286];&quot;,&quot;;&quot;.&quot;)" office:value-type="string" office:string-value="(alimento (id 285) (nombre fideos-de-harina-integral) (grupo 6) (veces 1) (tipo energeticos)  (racion 30) (kcal 359) (proteinas 15.4) (grasas 1.7) (hidratos 70)(grasas-mono 0) (desayuno no) (almuerzo si) (comida si) (merienda no) (cena si))" calcext:value-type="string">
            <text:p>(alimento (id 285) (nombre fideos-de-harina-integral) (grupo 6) (veces 1) (tipo energeticos) <text:s/>(racion 30) (kcal 359) (proteinas 15.4) (grasas 1.7) (hidratos 70)(grasas-mono 0) (desayuno no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86" calcext:value-type="float">
            <text:p>286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Pan Tostado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287]*[.L287]/100" office:value-type="float" office:value="126" calcext:value-type="float">
            <text:p>126</text:p>
          </table:table-cell>
          <table:table-cell table:style-name="ce3" table:formula="of:=[.K299]*[.O299]*4/100" office:value-type="float" office:value="119.28" calcext:value-type="float">
            <text:p>119,28</text:p>
          </table:table-cell>
          <table:table-cell table:style-name="ce3" table:formula="of:=[.K287]*[.O287]*4/100" office:value-type="float" office:value="99.6" calcext:value-type="float">
            <text:p>99,6</text:p>
          </table:table-cell>
          <table:table-cell table:style-name="ce3" table:formula="of:=[.K287]*[.N287]*9/100" office:value-type="float" office:value="16.2" calcext:value-type="float">
            <text:p>16,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20" calcext:value-type="float">
            <text:p>420</text:p>
          </table:table-cell>
          <table:table-cell table:style-name="ce6" office:value-type="float" office:value="11.3" calcext:value-type="float">
            <text:p>11.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87]);&quot; &quot;;&quot;-&quot;);&quot;á&quot;;&quot;a&quot;);&quot;é&quot;;&quot;e&quot;);&quot;í&quot;;&quot;i&quot;);&quot;ó&quot;;&quot;o&quot;);&quot;ú&quot;;&quot;u&quot;)" office:value-type="string" office:string-value="pan-tostado" calcext:value-type="string">
            <text:p>pan-tostado</text:p>
          </table:table-cell>
          <table:table-cell table:style-name="ce12" table:formula="of:=CONCATENATE(&quot;(alimento (id &quot;;[.A287];&quot;) (nombre &quot;;[.V287];&quot;) (grupo &quot;;[.D287];&quot;) (veces &quot;;[.E287];&quot;) (tipo &quot;;[.F287];&quot;)  (racion &quot;;[.K287];&quot;) (kcal &quot;;[.L287];&quot;) (proteinas &quot;;[.M287];&quot;) (grasas &quot;;[.N287];&quot;) (hidratos &quot;;[.O287];&quot;)(grasas-mono &quot;;[.P287];&quot;) (desayuno &quot;;[.Q287];&quot;) (almuerzo &quot;;[.R287];&quot;) (comida &quot;;[.S287];&quot;) (merienda &quot;;[.T287];&quot;) (cena &quot;;[.U287];&quot;))&quot;)" office:value-type="string" office:string-value="(alimento (id 286) (nombre pan-tostado) (grupo 6) (veces 2) (tipo energeticos)  (racion 30) (kcal 420) (proteinas 11,3) (grasas 6) (hidratos 83)(grasas-mono 0) (desayuno si) (almuerzo si) (comida si) (merienda si) (cena si))" calcext:value-type="string">
            <text:p>(alimento (id 286) (nombre pan-tostado) (grupo 6) (veces 2) (tipo energeticos) <text:s/>(racion 30) (kcal 420) (proteinas 11,3) (grasas 6) (hidratos 83)(grasas-mono 0) (desayuno si) (almuerzo si) (comida si) (merienda si) (cena si))</text:p>
          </table:table-cell>
          <table:table-cell table:style-name="ce2" table:formula="of:=SUBSTITUTE([.W287];&quot;,&quot;;&quot;.&quot;)" office:value-type="string" office:string-value="(alimento (id 286) (nombre pan-tostado) (grupo 6) (veces 2) (tipo energeticos)  (racion 30) (kcal 420) (proteinas 11.3) (grasas 6) (hidratos 83)(grasas-mono 0) (desayuno si) (almuerzo si) (comida si) (merienda si) (cena si))" calcext:value-type="string">
            <text:p>(alimento (id 286) (nombre pan-tostado) (grupo 6) (veces 2) (tipo energeticos) <text:s/>(racion 30) (kcal 420) (proteinas 11.3) (grasas 6) (hidratos 83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Pan Tostado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288]*[.L288]/100" office:value-type="float" office:value="168" calcext:value-type="float">
            <text:p>168</text:p>
          </table:table-cell>
          <table:table-cell table:style-name="ce3" table:formula="of:=[.K300]*[.O300]*4/100" office:value-type="float" office:value="68.16" calcext:value-type="float">
            <text:p>68,16</text:p>
          </table:table-cell>
          <table:table-cell table:style-name="ce3" table:formula="of:=[.K288]*[.O288]*4/100" office:value-type="float" office:value="132.8" calcext:value-type="float">
            <text:p>132,8</text:p>
          </table:table-cell>
          <table:table-cell table:style-name="ce3" table:formula="of:=[.K288]*[.N288]*9/100" office:value-type="float" office:value="21.6" calcext:value-type="float">
            <text:p>21,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20" calcext:value-type="float">
            <text:p>420</text:p>
          </table:table-cell>
          <table:table-cell table:style-name="ce6" office:value-type="float" office:value="11.3" calcext:value-type="float">
            <text:p>11.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88]);&quot; &quot;;&quot;-&quot;);&quot;á&quot;;&quot;a&quot;);&quot;é&quot;;&quot;e&quot;);&quot;í&quot;;&quot;i&quot;);&quot;ó&quot;;&quot;o&quot;);&quot;ú&quot;;&quot;u&quot;)" office:value-type="string" office:string-value="pan-tostado" calcext:value-type="string">
            <text:p>pan-tostado</text:p>
          </table:table-cell>
          <table:table-cell table:style-name="ce12" table:formula="of:=CONCATENATE(&quot;(alimento (id &quot;;[.A288];&quot;) (nombre &quot;;[.V288];&quot;) (grupo &quot;;[.D288];&quot;) (veces &quot;;[.E288];&quot;) (tipo &quot;;[.F288];&quot;)  (racion &quot;;[.K288];&quot;) (kcal &quot;;[.L288];&quot;) (proteinas &quot;;[.M288];&quot;) (grasas &quot;;[.N288];&quot;) (hidratos &quot;;[.O288];&quot;)(grasas-mono &quot;;[.P288];&quot;) (desayuno &quot;;[.Q288];&quot;) (almuerzo &quot;;[.R288];&quot;) (comida &quot;;[.S288];&quot;) (merienda &quot;;[.T288];&quot;) (cena &quot;;[.U288];&quot;))&quot;)" office:value-type="string" office:string-value="(alimento (id 287) (nombre pan-tostado) (grupo 6) (veces 2) (tipo energeticos)  (racion 40) (kcal 420) (proteinas 11,3) (grasas 6) (hidratos 83)(grasas-mono 0) (desayuno si) (almuerzo si) (comida si) (merienda si) (cena si))" calcext:value-type="string">
            <text:p>(alimento (id 287) (nombre pan-tostado) (grupo 6) (veces 2) (tipo energeticos) <text:s/>(racion 40) (kcal 420) (proteinas 11,3) (grasas 6) (hidratos 83)(grasas-mono 0) (desayuno si) (almuerzo si) (comida si) (merienda si) (cena si))</text:p>
          </table:table-cell>
          <table:table-cell table:style-name="ce2" table:formula="of:=SUBSTITUTE([.W288];&quot;,&quot;;&quot;.&quot;)" office:value-type="string" office:string-value="(alimento (id 287) (nombre pan-tostado) (grupo 6) (veces 2) (tipo energeticos)  (racion 40) (kcal 420) (proteinas 11.3) (grasas 6) (hidratos 83)(grasas-mono 0) (desayuno si) (almuerzo si) (comida si) (merienda si) (cena si))" calcext:value-type="string">
            <text:p>(alimento (id 287) (nombre pan-tostado) (grupo 6) (veces 2) (tipo energeticos) <text:s/>(racion 40) (kcal 420) (proteinas 11.3) (grasas 6) (hidratos 83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Pan Tostado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289]*[.L289]/100" office:value-type="float" office:value="210" calcext:value-type="float">
            <text:p>210</text:p>
          </table:table-cell>
          <table:table-cell table:style-name="ce3" table:formula="of:=[.K301]*[.O301]*4/100" office:value-type="float" office:value="170.4" calcext:value-type="float">
            <text:p>170,4</text:p>
          </table:table-cell>
          <table:table-cell table:style-name="ce3" table:formula="of:=[.K289]*[.O289]*4/100" office:value-type="float" office:value="166" calcext:value-type="float">
            <text:p>166</text:p>
          </table:table-cell>
          <table:table-cell table:style-name="ce3" table:formula="of:=[.K289]*[.N289]*9/100" office:value-type="float" office:value="27" calcext:value-type="float">
            <text:p>2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20" calcext:value-type="float">
            <text:p>420</text:p>
          </table:table-cell>
          <table:table-cell table:style-name="ce6" office:value-type="float" office:value="11.3" calcext:value-type="float">
            <text:p>11.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89]);&quot; &quot;;&quot;-&quot;);&quot;á&quot;;&quot;a&quot;);&quot;é&quot;;&quot;e&quot;);&quot;í&quot;;&quot;i&quot;);&quot;ó&quot;;&quot;o&quot;);&quot;ú&quot;;&quot;u&quot;)" office:value-type="string" office:string-value="pan-tostado" calcext:value-type="string">
            <text:p>pan-tostado</text:p>
          </table:table-cell>
          <table:table-cell table:style-name="ce12" table:formula="of:=CONCATENATE(&quot;(alimento (id &quot;;[.A289];&quot;) (nombre &quot;;[.V289];&quot;) (grupo &quot;;[.D289];&quot;) (veces &quot;;[.E289];&quot;) (tipo &quot;;[.F289];&quot;)  (racion &quot;;[.K289];&quot;) (kcal &quot;;[.L289];&quot;) (proteinas &quot;;[.M289];&quot;) (grasas &quot;;[.N289];&quot;) (hidratos &quot;;[.O289];&quot;)(grasas-mono &quot;;[.P289];&quot;) (desayuno &quot;;[.Q289];&quot;) (almuerzo &quot;;[.R289];&quot;) (comida &quot;;[.S289];&quot;) (merienda &quot;;[.T289];&quot;) (cena &quot;;[.U289];&quot;))&quot;)" office:value-type="string" office:string-value="(alimento (id 288) (nombre pan-tostado) (grupo 6) (veces 2) (tipo energeticos)  (racion 50) (kcal 420) (proteinas 11,3) (grasas 6) (hidratos 83)(grasas-mono 0) (desayuno si) (almuerzo si) (comida si) (merienda si) (cena si))" calcext:value-type="string">
            <text:p>(alimento (id 288) (nombre pan-tostado) (grupo 6) (veces 2) (tipo energeticos) <text:s/>(racion 50) (kcal 420) (proteinas 11,3) (grasas 6) (hidratos 83)(grasas-mono 0) (desayuno si) (almuerzo si) (comida si) (merienda si) (cena si))</text:p>
          </table:table-cell>
          <table:table-cell table:style-name="ce2" table:formula="of:=SUBSTITUTE([.W289];&quot;,&quot;;&quot;.&quot;)" office:value-type="string" office:string-value="(alimento (id 288) (nombre pan-tostado) (grupo 6) (veces 2) (tipo energeticos)  (racion 50) (kcal 420) (proteinas 11.3) (grasas 6) (hidratos 83)(grasas-mono 0) (desayuno si) (almuerzo si) (comida si) (merienda si) (cena si))" calcext:value-type="string">
            <text:p>(alimento (id 288) (nombre pan-tostado) (grupo 6) (veces 2) (tipo energeticos) <text:s/>(racion 50) (kcal 420) (proteinas 11.3) (grasas 6) (hidratos 83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89" calcext:value-type="float">
            <text:p>289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Pan Tostado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290]*[.L290]/100" office:value-type="float" office:value="315" calcext:value-type="float">
            <text:p>315</text:p>
          </table:table-cell>
          <table:table-cell table:style-name="ce3" table:formula="of:=[.K302]*[.O302]*4/100" office:value-type="float" office:value="340.8" calcext:value-type="float">
            <text:p>340,8</text:p>
          </table:table-cell>
          <table:table-cell table:style-name="ce3" table:formula="of:=[.K290]*[.O290]*4/100" office:value-type="float" office:value="249" calcext:value-type="float">
            <text:p>249</text:p>
          </table:table-cell>
          <table:table-cell table:style-name="ce3" table:formula="of:=[.K290]*[.N290]*9/100" office:value-type="float" office:value="40.5" calcext:value-type="float">
            <text:p>40,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420" calcext:value-type="float">
            <text:p>420</text:p>
          </table:table-cell>
          <table:table-cell table:style-name="ce6" office:value-type="float" office:value="11.3" calcext:value-type="float">
            <text:p>11.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90]);&quot; &quot;;&quot;-&quot;);&quot;á&quot;;&quot;a&quot;);&quot;é&quot;;&quot;e&quot;);&quot;í&quot;;&quot;i&quot;);&quot;ó&quot;;&quot;o&quot;);&quot;ú&quot;;&quot;u&quot;)" office:value-type="string" office:string-value="pan-tostado" calcext:value-type="string">
            <text:p>pan-tostado</text:p>
          </table:table-cell>
          <table:table-cell table:style-name="ce12" table:formula="of:=CONCATENATE(&quot;(alimento (id &quot;;[.A290];&quot;) (nombre &quot;;[.V290];&quot;) (grupo &quot;;[.D290];&quot;) (veces &quot;;[.E290];&quot;) (tipo &quot;;[.F290];&quot;)  (racion &quot;;[.K290];&quot;) (kcal &quot;;[.L290];&quot;) (proteinas &quot;;[.M290];&quot;) (grasas &quot;;[.N290];&quot;) (hidratos &quot;;[.O290];&quot;)(grasas-mono &quot;;[.P290];&quot;) (desayuno &quot;;[.Q290];&quot;) (almuerzo &quot;;[.R290];&quot;) (comida &quot;;[.S290];&quot;) (merienda &quot;;[.T290];&quot;) (cena &quot;;[.U290];&quot;))&quot;)" office:value-type="string" office:string-value="(alimento (id 289) (nombre pan-tostado) (grupo 6) (veces 2) (tipo energeticos)  (racion 75) (kcal 420) (proteinas 11,3) (grasas 6) (hidratos 83)(grasas-mono 0) (desayuno si) (almuerzo si) (comida si) (merienda si) (cena si))" calcext:value-type="string">
            <text:p>(alimento (id 289) (nombre pan-tostado) (grupo 6) (veces 2) (tipo energeticos) <text:s/>(racion 75) (kcal 420) (proteinas 11,3) (grasas 6) (hidratos 83)(grasas-mono 0) (desayuno si) (almuerzo si) (comida si) (merienda si) (cena si))</text:p>
          </table:table-cell>
          <table:table-cell table:style-name="ce2" table:formula="of:=SUBSTITUTE([.W290];&quot;,&quot;;&quot;.&quot;)" office:value-type="string" office:string-value="(alimento (id 289) (nombre pan-tostado) (grupo 6) (veces 2) (tipo energeticos)  (racion 75) (kcal 420) (proteinas 11.3) (grasas 6) (hidratos 83)(grasas-mono 0) (desayuno si) (almuerzo si) (comida si) (merienda si) (cena si))" calcext:value-type="string">
            <text:p>(alimento (id 289) (nombre pan-tostado) (grupo 6) (veces 2) (tipo energeticos) <text:s/>(racion 75) (kcal 420) (proteinas 11.3) (grasas 6) (hidratos 83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Pan Tostado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291]*[.L291]/100" office:value-type="float" office:value="420" calcext:value-type="float">
            <text:p>420</text:p>
          </table:table-cell>
          <table:table-cell table:style-name="ce3" table:formula="of:=[.K303]*[.O303]*4/100" office:value-type="float" office:value="85.2" calcext:value-type="float">
            <text:p>85,2</text:p>
          </table:table-cell>
          <table:table-cell table:style-name="ce3" table:formula="of:=[.K291]*[.O291]*4/100" office:value-type="float" office:value="332" calcext:value-type="float">
            <text:p>332</text:p>
          </table:table-cell>
          <table:table-cell table:style-name="ce3" table:formula="of:=[.K291]*[.N291]*9/100" office:value-type="float" office:value="54" calcext:value-type="float">
            <text:p>54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20" calcext:value-type="float">
            <text:p>420</text:p>
          </table:table-cell>
          <table:table-cell table:style-name="ce6" office:value-type="float" office:value="11.3" calcext:value-type="float">
            <text:p>11.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91]);&quot; &quot;;&quot;-&quot;);&quot;á&quot;;&quot;a&quot;);&quot;é&quot;;&quot;e&quot;);&quot;í&quot;;&quot;i&quot;);&quot;ó&quot;;&quot;o&quot;);&quot;ú&quot;;&quot;u&quot;)" office:value-type="string" office:string-value="pan-tostado" calcext:value-type="string">
            <text:p>pan-tostado</text:p>
          </table:table-cell>
          <table:table-cell table:style-name="ce12" table:formula="of:=CONCATENATE(&quot;(alimento (id &quot;;[.A291];&quot;) (nombre &quot;;[.V291];&quot;) (grupo &quot;;[.D291];&quot;) (veces &quot;;[.E291];&quot;) (tipo &quot;;[.F291];&quot;)  (racion &quot;;[.K291];&quot;) (kcal &quot;;[.L291];&quot;) (proteinas &quot;;[.M291];&quot;) (grasas &quot;;[.N291];&quot;) (hidratos &quot;;[.O291];&quot;)(grasas-mono &quot;;[.P291];&quot;) (desayuno &quot;;[.Q291];&quot;) (almuerzo &quot;;[.R291];&quot;) (comida &quot;;[.S291];&quot;) (merienda &quot;;[.T291];&quot;) (cena &quot;;[.U291];&quot;))&quot;)" office:value-type="string" office:string-value="(alimento (id 290) (nombre pan-tostado) (grupo 6) (veces 2) (tipo energeticos)  (racion 100) (kcal 420) (proteinas 11,3) (grasas 6) (hidratos 83)(grasas-mono 0) (desayuno si) (almuerzo si) (comida si) (merienda si) (cena si))" calcext:value-type="string">
            <text:p>(alimento (id 290) (nombre pan-tostado) (grupo 6) (veces 2) (tipo energeticos) <text:s/>(racion 100) (kcal 420) (proteinas 11,3) (grasas 6) (hidratos 83)(grasas-mono 0) (desayuno si) (almuerzo si) (comida si) (merienda si) (cena si))</text:p>
          </table:table-cell>
          <table:table-cell table:style-name="ce2" table:formula="of:=SUBSTITUTE([.W291];&quot;,&quot;;&quot;.&quot;)" office:value-type="string" office:string-value="(alimento (id 290) (nombre pan-tostado) (grupo 6) (veces 2) (tipo energeticos)  (racion 100) (kcal 420) (proteinas 11.3) (grasas 6) (hidratos 83)(grasas-mono 0) (desayuno si) (almuerzo si) (comida si) (merienda si) (cena si))" calcext:value-type="string">
            <text:p>(alimento (id 290) (nombre pan-tostado) (grupo 6) (veces 2) (tipo energeticos) <text:s/>(racion 100) (kcal 420) (proteinas 11.3) (grasas 6) (hidratos 83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91" calcext:value-type="float">
            <text:p>291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Pan Integral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292]*[.L292]/100" office:value-type="float" office:value="69" calcext:value-type="float">
            <text:p>69</text:p>
          </table:table-cell>
          <table:table-cell table:style-name="ce3" table:formula="of:=[.K301]*[.O301]*4/100" office:value-type="float" office:value="170.4" calcext:value-type="float">
            <text:p>170,4</text:p>
          </table:table-cell>
          <table:table-cell table:style-name="ce3" table:formula="of:=[.K292]*[.O292]*4/100" office:value-type="float" office:value="57" calcext:value-type="float">
            <text:p>57</text:p>
          </table:table-cell>
          <table:table-cell table:style-name="ce3" table:formula="of:=[.K292]*[.N292]*9/100" office:value-type="float" office:value="2.7" calcext:value-type="float">
            <text:p>2,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30" calcext:value-type="float">
            <text:p>23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47.5" calcext:value-type="float">
            <text:p>47.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92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style-name="ce12" table:formula="of:=CONCATENATE(&quot;(alimento (id &quot;;[.A292];&quot;) (nombre &quot;;[.V292];&quot;) (grupo &quot;;[.D292];&quot;) (veces &quot;;[.E292];&quot;) (tipo &quot;;[.F292];&quot;)  (racion &quot;;[.K292];&quot;) (kcal &quot;;[.L292];&quot;) (proteinas &quot;;[.M292];&quot;) (grasas &quot;;[.N292];&quot;) (hidratos &quot;;[.O292];&quot;)(grasas-mono &quot;;[.P292];&quot;) (desayuno &quot;;[.Q292];&quot;) (almuerzo &quot;;[.R292];&quot;) (comida &quot;;[.S292];&quot;) (merienda &quot;;[.T292];&quot;) (cena &quot;;[.U292];&quot;))&quot;)" office:value-type="string" office:string-value="(alimento (id 291) (nombre pan-integral) (grupo 6) (veces 5) (tipo energeticos)  (racion 30) (kcal 230) (proteinas 9) (grasas 1) (hidratos 47,5)(grasas-mono 0) (desayuno si) (almuerzo si) (comida si) (merienda si) (cena si))" calcext:value-type="string">
            <text:p>(alimento (id 291) (nombre pan-integral) (grupo 6) (veces 5) (tipo energeticos) <text:s/>(racion 30) (kcal 230) (proteinas 9) (grasas 1) (hidratos 47,5)(grasas-mono 0) (desayuno si) (almuerzo si) (comida si) (merienda si) (cena si))</text:p>
          </table:table-cell>
          <table:table-cell table:style-name="ce2" table:formula="of:=SUBSTITUTE([.W292];&quot;,&quot;;&quot;.&quot;)" office:value-type="string" office:string-value="(alimento (id 291) (nombre pan-integral) (grupo 6) (veces 5) (tipo energeticos)  (racion 30) (kcal 230) (proteinas 9) (grasas 1) (hidratos 47.5)(grasas-mono 0) (desayuno si) (almuerzo si) (comida si) (merienda si) (cena si))" calcext:value-type="string">
            <text:p>(alimento (id 291) (nombre pan-integral) (grupo 6) (veces 5) (tipo energeticos) <text:s/>(racion 30) (kcal 230) (proteinas 9) (grasas 1) (hidratos 47.5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92" calcext:value-type="float">
            <text:p>292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Pan Integral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293]*[.L293]/100" office:value-type="float" office:value="92" calcext:value-type="float">
            <text:p>92</text:p>
          </table:table-cell>
          <table:table-cell table:style-name="ce3" table:formula="of:=[.K302]*[.O302]*4/100" office:value-type="float" office:value="340.8" calcext:value-type="float">
            <text:p>340,8</text:p>
          </table:table-cell>
          <table:table-cell table:style-name="ce3" table:formula="of:=[.K293]*[.O293]*4/100" office:value-type="float" office:value="76" calcext:value-type="float">
            <text:p>76</text:p>
          </table:table-cell>
          <table:table-cell table:style-name="ce3" table:formula="of:=[.K293]*[.N293]*9/100" office:value-type="float" office:value="3.6" calcext:value-type="float">
            <text:p>3,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30" calcext:value-type="float">
            <text:p>23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47.5" calcext:value-type="float">
            <text:p>47.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93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style-name="ce12" table:formula="of:=CONCATENATE(&quot;(alimento (id &quot;;[.A293];&quot;) (nombre &quot;;[.V293];&quot;) (grupo &quot;;[.D293];&quot;) (veces &quot;;[.E293];&quot;) (tipo &quot;;[.F293];&quot;)  (racion &quot;;[.K293];&quot;) (kcal &quot;;[.L293];&quot;) (proteinas &quot;;[.M293];&quot;) (grasas &quot;;[.N293];&quot;) (hidratos &quot;;[.O293];&quot;)(grasas-mono &quot;;[.P293];&quot;) (desayuno &quot;;[.Q293];&quot;) (almuerzo &quot;;[.R293];&quot;) (comida &quot;;[.S293];&quot;) (merienda &quot;;[.T293];&quot;) (cena &quot;;[.U293];&quot;))&quot;)" office:value-type="string" office:string-value="(alimento (id 292) (nombre pan-integral) (grupo 6) (veces 5) (tipo energeticos)  (racion 40) (kcal 230) (proteinas 9) (grasas 1) (hidratos 47,5)(grasas-mono 0) (desayuno si) (almuerzo si) (comida si) (merienda si) (cena si))" calcext:value-type="string">
            <text:p>(alimento (id 292) (nombre pan-integral) (grupo 6) (veces 5) (tipo energeticos) <text:s/>(racion 40) (kcal 230) (proteinas 9) (grasas 1) (hidratos 47,5)(grasas-mono 0) (desayuno si) (almuerzo si) (comida si) (merienda si) (cena si))</text:p>
          </table:table-cell>
          <table:table-cell table:style-name="ce2" table:formula="of:=SUBSTITUTE([.W293];&quot;,&quot;;&quot;.&quot;)" office:value-type="string" office:string-value="(alimento (id 292) (nombre pan-integral) (grupo 6) (veces 5) (tipo energeticos)  (racion 40) (kcal 230) (proteinas 9) (grasas 1) (hidratos 47.5)(grasas-mono 0) (desayuno si) (almuerzo si) (comida si) (merienda si) (cena si))" calcext:value-type="string">
            <text:p>(alimento (id 292) (nombre pan-integral) (grupo 6) (veces 5) (tipo energeticos) <text:s/>(racion 40) (kcal 230) (proteinas 9) (grasas 1) (hidratos 47.5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Pan Integral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294]*[.L294]/100" office:value-type="float" office:value="115" calcext:value-type="float">
            <text:p>115</text:p>
          </table:table-cell>
          <table:table-cell table:style-name="ce3" table:formula="of:=[.K303]*[.O303]*4/100" office:value-type="float" office:value="85.2" calcext:value-type="float">
            <text:p>85,2</text:p>
          </table:table-cell>
          <table:table-cell table:style-name="ce3" table:formula="of:=[.K294]*[.O294]*4/100" office:value-type="float" office:value="95" calcext:value-type="float">
            <text:p>95</text:p>
          </table:table-cell>
          <table:table-cell table:style-name="ce3" table:formula="of:=[.K294]*[.N294]*9/100" office:value-type="float" office:value="4.5" calcext:value-type="float">
            <text:p>4,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30" calcext:value-type="float">
            <text:p>23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47.5" calcext:value-type="float">
            <text:p>47.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94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style-name="ce12" table:formula="of:=CONCATENATE(&quot;(alimento (id &quot;;[.A294];&quot;) (nombre &quot;;[.V294];&quot;) (grupo &quot;;[.D294];&quot;) (veces &quot;;[.E294];&quot;) (tipo &quot;;[.F294];&quot;)  (racion &quot;;[.K294];&quot;) (kcal &quot;;[.L294];&quot;) (proteinas &quot;;[.M294];&quot;) (grasas &quot;;[.N294];&quot;) (hidratos &quot;;[.O294];&quot;)(grasas-mono &quot;;[.P294];&quot;) (desayuno &quot;;[.Q294];&quot;) (almuerzo &quot;;[.R294];&quot;) (comida &quot;;[.S294];&quot;) (merienda &quot;;[.T294];&quot;) (cena &quot;;[.U294];&quot;))&quot;)" office:value-type="string" office:string-value="(alimento (id 293) (nombre pan-integral) (grupo 6) (veces 5) (tipo energeticos)  (racion 50) (kcal 230) (proteinas 9) (grasas 1) (hidratos 47,5)(grasas-mono 0) (desayuno si) (almuerzo si) (comida si) (merienda si) (cena si))" calcext:value-type="string">
            <text:p>(alimento (id 293) (nombre pan-integral) (grupo 6) (veces 5) (tipo energeticos) <text:s/>(racion 50) (kcal 230) (proteinas 9) (grasas 1) (hidratos 47,5)(grasas-mono 0) (desayuno si) (almuerzo si) (comida si) (merienda si) (cena si))</text:p>
          </table:table-cell>
          <table:table-cell table:style-name="ce2" table:formula="of:=SUBSTITUTE([.W294];&quot;,&quot;;&quot;.&quot;)" office:value-type="string" office:string-value="(alimento (id 293) (nombre pan-integral) (grupo 6) (veces 5) (tipo energeticos)  (racion 50) (kcal 230) (proteinas 9) (grasas 1) (hidratos 47.5)(grasas-mono 0) (desayuno si) (almuerzo si) (comida si) (merienda si) (cena si))" calcext:value-type="string">
            <text:p>(alimento (id 293) (nombre pan-integral) (grupo 6) (veces 5) (tipo energeticos) <text:s/>(racion 50) (kcal 230) (proteinas 9) (grasas 1) (hidratos 47.5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Pan Integral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295]*[.L295]/100" office:value-type="float" office:value="172.5" calcext:value-type="float">
            <text:p>172,5</text:p>
          </table:table-cell>
          <table:table-cell table:style-name="ce3" table:formula="of:=[.K304]*[.O304]*4/100" office:value-type="float" office:value="511.2" calcext:value-type="float">
            <text:p>511,2</text:p>
          </table:table-cell>
          <table:table-cell table:style-name="ce3" table:formula="of:=[.K295]*[.O295]*4/100" office:value-type="float" office:value="142.5" calcext:value-type="float">
            <text:p>142,5</text:p>
          </table:table-cell>
          <table:table-cell table:style-name="ce3" table:formula="of:=[.K295]*[.N295]*9/100" office:value-type="float" office:value="6.75" calcext:value-type="float">
            <text:p>6,7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30" calcext:value-type="float">
            <text:p>23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47.5" calcext:value-type="float">
            <text:p>47.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95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style-name="ce12" table:formula="of:=CONCATENATE(&quot;(alimento (id &quot;;[.A295];&quot;) (nombre &quot;;[.V295];&quot;) (grupo &quot;;[.D295];&quot;) (veces &quot;;[.E295];&quot;) (tipo &quot;;[.F295];&quot;)  (racion &quot;;[.K295];&quot;) (kcal &quot;;[.L295];&quot;) (proteinas &quot;;[.M295];&quot;) (grasas &quot;;[.N295];&quot;) (hidratos &quot;;[.O295];&quot;)(grasas-mono &quot;;[.P295];&quot;) (desayuno &quot;;[.Q295];&quot;) (almuerzo &quot;;[.R295];&quot;) (comida &quot;;[.S295];&quot;) (merienda &quot;;[.T295];&quot;) (cena &quot;;[.U295];&quot;))&quot;)" office:value-type="string" office:string-value="(alimento (id 294) (nombre pan-integral) (grupo 6) (veces 5) (tipo energeticos)  (racion 75) (kcal 230) (proteinas 9) (grasas 1) (hidratos 47,5)(grasas-mono 0) (desayuno si) (almuerzo si) (comida si) (merienda si) (cena si))" calcext:value-type="string">
            <text:p>(alimento (id 294) (nombre pan-integral) (grupo 6) (veces 5) (tipo energeticos) <text:s/>(racion 75) (kcal 230) (proteinas 9) (grasas 1) (hidratos 47,5)(grasas-mono 0) (desayuno si) (almuerzo si) (comida si) (merienda si) (cena si))</text:p>
          </table:table-cell>
          <table:table-cell table:style-name="ce2" table:formula="of:=SUBSTITUTE([.W295];&quot;,&quot;;&quot;.&quot;)" office:value-type="string" office:string-value="(alimento (id 294) (nombre pan-integral) (grupo 6) (veces 5) (tipo energeticos)  (racion 75) (kcal 230) (proteinas 9) (grasas 1) (hidratos 47.5)(grasas-mono 0) (desayuno si) (almuerzo si) (comida si) (merienda si) (cena si))" calcext:value-type="string">
            <text:p>(alimento (id 294) (nombre pan-integral) (grupo 6) (veces 5) (tipo energeticos) <text:s/>(racion 75) (kcal 230) (proteinas 9) (grasas 1) (hidratos 47.5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Pan Integral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296]*[.L296]/100" office:value-type="float" office:value="230" calcext:value-type="float">
            <text:p>230</text:p>
          </table:table-cell>
          <table:table-cell table:style-name="ce3" table:formula="of:=[.K305]*[.O305]*4/100" office:value-type="float" office:value="255.6" calcext:value-type="float">
            <text:p>255,6</text:p>
          </table:table-cell>
          <table:table-cell table:style-name="ce3" table:formula="of:=[.K296]*[.O296]*4/100" office:value-type="float" office:value="190" calcext:value-type="float">
            <text:p>190</text:p>
          </table:table-cell>
          <table:table-cell table:style-name="ce3" table:formula="of:=[.K296]*[.N296]*9/100" office:value-type="float" office:value="9" calcext:value-type="float">
            <text:p>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30" calcext:value-type="float">
            <text:p>23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47.5" calcext:value-type="float">
            <text:p>47.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96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style-name="ce12" table:formula="of:=CONCATENATE(&quot;(alimento (id &quot;;[.A296];&quot;) (nombre &quot;;[.V296];&quot;) (grupo &quot;;[.D296];&quot;) (veces &quot;;[.E296];&quot;) (tipo &quot;;[.F296];&quot;)  (racion &quot;;[.K296];&quot;) (kcal &quot;;[.L296];&quot;) (proteinas &quot;;[.M296];&quot;) (grasas &quot;;[.N296];&quot;) (hidratos &quot;;[.O296];&quot;)(grasas-mono &quot;;[.P296];&quot;) (desayuno &quot;;[.Q296];&quot;) (almuerzo &quot;;[.R296];&quot;) (comida &quot;;[.S296];&quot;) (merienda &quot;;[.T296];&quot;) (cena &quot;;[.U296];&quot;))&quot;)" office:value-type="string" office:string-value="(alimento (id 295) (nombre pan-integral) (grupo 6) (veces 5) (tipo energeticos)  (racion 100) (kcal 230) (proteinas 9) (grasas 1) (hidratos 47,5)(grasas-mono 0) (desayuno si) (almuerzo si) (comida si) (merienda si) (cena si))" calcext:value-type="string">
            <text:p>(alimento (id 295) (nombre pan-integral) (grupo 6) (veces 5) (tipo energeticos) <text:s/>(racion 100) (kcal 230) (proteinas 9) (grasas 1) (hidratos 47,5)(grasas-mono 0) (desayuno si) (almuerzo si) (comida si) (merienda si) (cena si))</text:p>
          </table:table-cell>
          <table:table-cell table:style-name="ce2" table:formula="of:=SUBSTITUTE([.W296];&quot;,&quot;;&quot;.&quot;)" office:value-type="string" office:string-value="(alimento (id 295) (nombre pan-integral) (grupo 6) (veces 5) (tipo energeticos)  (racion 100) (kcal 230) (proteinas 9) (grasas 1) (hidratos 47.5)(grasas-mono 0) (desayuno si) (almuerzo si) (comida si) (merienda si) (cena si))" calcext:value-type="string">
            <text:p>(alimento (id 295) (nombre pan-integral) (grupo 6) (veces 5) (tipo energeticos) <text:s/>(racion 100) (kcal 230) (proteinas 9) (grasas 1) (hidratos 47.5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96" calcext:value-type="float">
            <text:p>296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Pan Integral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297]*[.L297]/100" office:value-type="float" office:value="46" calcext:value-type="float">
            <text:p>46</text:p>
          </table:table-cell>
          <table:table-cell table:style-name="ce3" table:formula="of:=[.K306]*[.O306]*4/100" office:value-type="float" office:value="102.24" calcext:value-type="float">
            <text:p>102,24</text:p>
          </table:table-cell>
          <table:table-cell table:style-name="ce3" table:formula="of:=[.K297]*[.O297]*4/100" office:value-type="float" office:value="38" calcext:value-type="float">
            <text:p>38</text:p>
          </table:table-cell>
          <table:table-cell table:style-name="ce3" table:formula="of:=[.K297]*[.N297]*9/100" office:value-type="float" office:value="1.8" calcext:value-type="float">
            <text:p>1,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0" calcext:value-type="float">
            <text:p>23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47.5" calcext:value-type="float">
            <text:p>47.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97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style-name="ce12" table:formula="of:=CONCATENATE(&quot;(alimento (id &quot;;[.A297];&quot;) (nombre &quot;;[.V297];&quot;) (grupo &quot;;[.D297];&quot;) (veces &quot;;[.E297];&quot;) (tipo &quot;;[.F297];&quot;)  (racion &quot;;[.K297];&quot;) (kcal &quot;;[.L297];&quot;) (proteinas &quot;;[.M297];&quot;) (grasas &quot;;[.N297];&quot;) (hidratos &quot;;[.O297];&quot;)(grasas-mono &quot;;[.P297];&quot;) (desayuno &quot;;[.Q297];&quot;) (almuerzo &quot;;[.R297];&quot;) (comida &quot;;[.S297];&quot;) (merienda &quot;;[.T297];&quot;) (cena &quot;;[.U297];&quot;))&quot;)" office:value-type="string" office:string-value="(alimento (id 296) (nombre pan-integral) (grupo 6) (veces 5) (tipo energeticos)  (racion 20) (kcal 230) (proteinas 9) (grasas 1) (hidratos 47,5)(grasas-mono 0) (desayuno si) (almuerzo si) (comida si) (merienda si) (cena si))" calcext:value-type="string">
            <text:p>(alimento (id 296) (nombre pan-integral) (grupo 6) (veces 5) (tipo energeticos) <text:s/>(racion 20) (kcal 230) (proteinas 9) (grasas 1) (hidratos 47,5)(grasas-mono 0) (desayuno si) (almuerzo si) (comida si) (merienda si) (cena si))</text:p>
          </table:table-cell>
          <table:table-cell table:style-name="ce2" table:formula="of:=SUBSTITUTE([.W297];&quot;,&quot;;&quot;.&quot;)" office:value-type="string" office:string-value="(alimento (id 296) (nombre pan-integral) (grupo 6) (veces 5) (tipo energeticos)  (racion 20) (kcal 230) (proteinas 9) (grasas 1) (hidratos 47.5)(grasas-mono 0) (desayuno si) (almuerzo si) (comida si) (merienda si) (cena si))" calcext:value-type="string">
            <text:p>(alimento (id 296) (nombre pan-integral) (grupo 6) (veces 5) (tipo energeticos) <text:s/>(racion 20) (kcal 230) (proteinas 9) (grasas 1) (hidratos 47.5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Pan Integral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298]*[.L298]/100" office:value-type="float" office:value="23" calcext:value-type="float">
            <text:p>23</text:p>
          </table:table-cell>
          <table:table-cell table:style-name="ce3" table:formula="of:=[.K307]*[.O307]*4/100" office:value-type="float" office:value="136.32" calcext:value-type="float">
            <text:p>136,32</text:p>
          </table:table-cell>
          <table:table-cell table:style-name="ce3" table:formula="of:=[.K298]*[.O298]*4/100" office:value-type="float" office:value="19" calcext:value-type="float">
            <text:p>19</text:p>
          </table:table-cell>
          <table:table-cell table:style-name="ce3" table:formula="of:=[.K298]*[.N298]*9/100" office:value-type="float" office:value="0.9" calcext:value-type="float">
            <text:p>0,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0" calcext:value-type="float">
            <text:p>23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47.5" calcext:value-type="float">
            <text:p>47.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98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style-name="ce12" table:formula="of:=CONCATENATE(&quot;(alimento (id &quot;;[.A298];&quot;) (nombre &quot;;[.V298];&quot;) (grupo &quot;;[.D298];&quot;) (veces &quot;;[.E298];&quot;) (tipo &quot;;[.F298];&quot;)  (racion &quot;;[.K298];&quot;) (kcal &quot;;[.L298];&quot;) (proteinas &quot;;[.M298];&quot;) (grasas &quot;;[.N298];&quot;) (hidratos &quot;;[.O298];&quot;)(grasas-mono &quot;;[.P298];&quot;) (desayuno &quot;;[.Q298];&quot;) (almuerzo &quot;;[.R298];&quot;) (comida &quot;;[.S298];&quot;) (merienda &quot;;[.T298];&quot;) (cena &quot;;[.U298];&quot;))&quot;)" office:value-type="string" office:string-value="(alimento (id 297) (nombre pan-integral) (grupo 6) (veces 5) (tipo energeticos)  (racion 10) (kcal 230) (proteinas 9) (grasas 1) (hidratos 47,5)(grasas-mono 0) (desayuno si) (almuerzo si) (comida si) (merienda si) (cena si))" calcext:value-type="string">
            <text:p>(alimento (id 297) (nombre pan-integral) (grupo 6) (veces 5) (tipo energeticos) <text:s/>(racion 10) (kcal 230) (proteinas 9) (grasas 1) (hidratos 47,5)(grasas-mono 0) (desayuno si) (almuerzo si) (comida si) (merienda si) (cena si))</text:p>
          </table:table-cell>
          <table:table-cell table:style-name="ce2" table:formula="of:=SUBSTITUTE([.W298];&quot;,&quot;;&quot;.&quot;)" office:value-type="string" office:string-value="(alimento (id 297) (nombre pan-integral) (grupo 6) (veces 5) (tipo energeticos)  (racion 10) (kcal 230) (proteinas 9) (grasas 1) (hidratos 47.5)(grasas-mono 0) (desayuno si) (almuerzo si) (comida si) (merienda si) (cena si))" calcext:value-type="string">
            <text:p>(alimento (id 297) (nombre pan-integral) (grupo 6) (veces 5) (tipo energeticos) <text:s/>(racion 10) (kcal 230) (proteinas 9) (grasas 1) (hidratos 47.5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Copos de maiz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299]*[.L299]/100" office:value-type="float" office:value="130.2" calcext:value-type="float">
            <text:p>130,2</text:p>
          </table:table-cell>
          <table:table-cell table:style-name="ce3" table:formula="of:=[.K313]*[.O313]*4/100" office:value-type="float" office:value="70.68" calcext:value-type="float">
            <text:p>70,68</text:p>
          </table:table-cell>
          <table:table-cell table:style-name="ce3" table:formula="of:=[.K299]*[.O299]*4/100" office:value-type="float" office:value="119.28" calcext:value-type="float">
            <text:p>119,28</text:p>
          </table:table-cell>
          <table:table-cell table:style-name="ce3" table:formula="of:=[.K299]*[.N299]*9/100" office:value-type="float" office:value="3.15" calcext:value-type="float">
            <text:p>3,1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72" calcext:value-type="float">
            <text:p>372</text:p>
          </table:table-cell>
          <table:table-cell table:style-name="ce6" office:value-type="float" office:value="7.6" calcext:value-type="float">
            <text:p>7.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5.2" calcext:value-type="float">
            <text:p>85.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299]);&quot; &quot;;&quot;-&quot;);&quot;á&quot;;&quot;a&quot;);&quot;é&quot;;&quot;e&quot;);&quot;í&quot;;&quot;i&quot;);&quot;ó&quot;;&quot;o&quot;);&quot;ú&quot;;&quot;u&quot;)" office:value-type="string" office:string-value="copos-de-maiz" calcext:value-type="string">
            <text:p>copos-de-maiz</text:p>
          </table:table-cell>
          <table:table-cell table:style-name="ce12" table:formula="of:=CONCATENATE(&quot;(alimento (id &quot;;[.A299];&quot;) (nombre &quot;;[.V299];&quot;) (grupo &quot;;[.D299];&quot;) (veces &quot;;[.E299];&quot;) (tipo &quot;;[.F299];&quot;)  (racion &quot;;[.K299];&quot;) (kcal &quot;;[.L299];&quot;) (proteinas &quot;;[.M299];&quot;) (grasas &quot;;[.N299];&quot;) (hidratos &quot;;[.O299];&quot;)(grasas-mono &quot;;[.P299];&quot;) (desayuno &quot;;[.Q299];&quot;) (almuerzo &quot;;[.R299];&quot;) (comida &quot;;[.S299];&quot;) (merienda &quot;;[.T299];&quot;) (cena &quot;;[.U299];&quot;))&quot;)" office:value-type="string" office:string-value="(alimento (id 298) (nombre copos-de-maiz) (grupo 6) (veces 2) (tipo energeticos)  (racion 35) (kcal 372) (proteinas 7,6) (grasas 1) (hidratos 85,2)(grasas-mono 0) (desayuno si) (almuerzo si) (comida si) (merienda si) (cena si))" calcext:value-type="string">
            <text:p>(alimento (id 298) (nombre copos-de-maiz) (grupo 6) (veces 2) (tipo energeticos) <text:s/>(racion 35) (kcal 372) (proteinas 7,6) (grasas 1) (hidratos 85,2)(grasas-mono 0) (desayuno si) (almuerzo si) (comida si) (merienda si) (cena si))</text:p>
          </table:table-cell>
          <table:table-cell table:style-name="ce2" table:formula="of:=SUBSTITUTE([.W299];&quot;,&quot;;&quot;.&quot;)" office:value-type="string" office:string-value="(alimento (id 298) (nombre copos-de-maiz) (grupo 6) (veces 2) (tipo energeticos)  (racion 35) (kcal 372) (proteinas 7.6) (grasas 1) (hidratos 85.2)(grasas-mono 0) (desayuno si) (almuerzo si) (comida si) (merienda si) (cena si))" calcext:value-type="string">
            <text:p>(alimento (id 298) (nombre copos-de-maiz) (grupo 6) (veces 2) (tipo energeticos) <text:s/>(racion 35) (kcal 372) (proteinas 7.6) (grasas 1) (hidratos 85.2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Copos de maiz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00]*[.L300]/100" office:value-type="float" office:value="74.4" calcext:value-type="float">
            <text:p>74,4</text:p>
          </table:table-cell>
          <table:table-cell table:style-name="ce3" table:formula="of:=[.K314]*[.O314]*4/100" office:value-type="float" office:value="353.4" calcext:value-type="float">
            <text:p>353,4</text:p>
          </table:table-cell>
          <table:table-cell table:style-name="ce3" table:formula="of:=[.K300]*[.O300]*4/100" office:value-type="float" office:value="68.16" calcext:value-type="float">
            <text:p>68,16</text:p>
          </table:table-cell>
          <table:table-cell table:style-name="ce3" table:formula="of:=[.K300]*[.N300]*9/100" office:value-type="float" office:value="1.8" calcext:value-type="float">
            <text:p>1,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72" calcext:value-type="float">
            <text:p>372</text:p>
          </table:table-cell>
          <table:table-cell table:style-name="ce6" office:value-type="float" office:value="7.6" calcext:value-type="float">
            <text:p>7.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5.2" calcext:value-type="float">
            <text:p>85.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00]);&quot; &quot;;&quot;-&quot;);&quot;á&quot;;&quot;a&quot;);&quot;é&quot;;&quot;e&quot;);&quot;í&quot;;&quot;i&quot;);&quot;ó&quot;;&quot;o&quot;);&quot;ú&quot;;&quot;u&quot;)" office:value-type="string" office:string-value="copos-de-maiz" calcext:value-type="string">
            <text:p>copos-de-maiz</text:p>
          </table:table-cell>
          <table:table-cell table:style-name="ce12" table:formula="of:=CONCATENATE(&quot;(alimento (id &quot;;[.A300];&quot;) (nombre &quot;;[.V300];&quot;) (grupo &quot;;[.D300];&quot;) (veces &quot;;[.E300];&quot;) (tipo &quot;;[.F300];&quot;)  (racion &quot;;[.K300];&quot;) (kcal &quot;;[.L300];&quot;) (proteinas &quot;;[.M300];&quot;) (grasas &quot;;[.N300];&quot;) (hidratos &quot;;[.O300];&quot;)(grasas-mono &quot;;[.P300];&quot;) (desayuno &quot;;[.Q300];&quot;) (almuerzo &quot;;[.R300];&quot;) (comida &quot;;[.S300];&quot;) (merienda &quot;;[.T300];&quot;) (cena &quot;;[.U300];&quot;))&quot;)" office:value-type="string" office:string-value="(alimento (id 299) (nombre copos-de-maiz) (grupo 6) (veces 2) (tipo energeticos)  (racion 20) (kcal 372) (proteinas 7,6) (grasas 1) (hidratos 85,2)(grasas-mono 0) (desayuno si) (almuerzo si) (comida si) (merienda si) (cena si))" calcext:value-type="string">
            <text:p>(alimento (id 299) (nombre copos-de-maiz) (grupo 6) (veces 2) (tipo energeticos) <text:s/>(racion 20) (kcal 372) (proteinas 7,6) (grasas 1) (hidratos 85,2)(grasas-mono 0) (desayuno si) (almuerzo si) (comida si) (merienda si) (cena si))</text:p>
          </table:table-cell>
          <table:table-cell table:style-name="ce2" table:formula="of:=SUBSTITUTE([.W300];&quot;,&quot;;&quot;.&quot;)" office:value-type="string" office:string-value="(alimento (id 299) (nombre copos-de-maiz) (grupo 6) (veces 2) (tipo energeticos)  (racion 20) (kcal 372) (proteinas 7.6) (grasas 1) (hidratos 85.2)(grasas-mono 0) (desayuno si) (almuerzo si) (comida si) (merienda si) (cena si))" calcext:value-type="string">
            <text:p>(alimento (id 299) (nombre copos-de-maiz) (grupo 6) (veces 2) (tipo energeticos) <text:s/>(racion 20) (kcal 372) (proteinas 7.6) (grasas 1) (hidratos 85.2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Copos de maiz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01]*[.L301]/100" office:value-type="float" office:value="186" calcext:value-type="float">
            <text:p>186</text:p>
          </table:table-cell>
          <table:table-cell table:style-name="ce3" table:formula="of:=[.K315]*[.O315]*4/100" office:value-type="float" office:value="160" calcext:value-type="float">
            <text:p>160</text:p>
          </table:table-cell>
          <table:table-cell table:style-name="ce3" table:formula="of:=[.K301]*[.O301]*4/100" office:value-type="float" office:value="170.4" calcext:value-type="float">
            <text:p>170,4</text:p>
          </table:table-cell>
          <table:table-cell table:style-name="ce3" table:formula="of:=[.K301]*[.N301]*9/100" office:value-type="float" office:value="4.5" calcext:value-type="float">
            <text:p>4,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72" calcext:value-type="float">
            <text:p>372</text:p>
          </table:table-cell>
          <table:table-cell table:style-name="ce6" office:value-type="float" office:value="7.6" calcext:value-type="float">
            <text:p>7.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5.2" calcext:value-type="float">
            <text:p>85.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01]);&quot; &quot;;&quot;-&quot;);&quot;á&quot;;&quot;a&quot;);&quot;é&quot;;&quot;e&quot;);&quot;í&quot;;&quot;i&quot;);&quot;ó&quot;;&quot;o&quot;);&quot;ú&quot;;&quot;u&quot;)" office:value-type="string" office:string-value="copos-de-maiz" calcext:value-type="string">
            <text:p>copos-de-maiz</text:p>
          </table:table-cell>
          <table:table-cell table:style-name="ce12" table:formula="of:=CONCATENATE(&quot;(alimento (id &quot;;[.A301];&quot;) (nombre &quot;;[.V301];&quot;) (grupo &quot;;[.D301];&quot;) (veces &quot;;[.E301];&quot;) (tipo &quot;;[.F301];&quot;)  (racion &quot;;[.K301];&quot;) (kcal &quot;;[.L301];&quot;) (proteinas &quot;;[.M301];&quot;) (grasas &quot;;[.N301];&quot;) (hidratos &quot;;[.O301];&quot;)(grasas-mono &quot;;[.P301];&quot;) (desayuno &quot;;[.Q301];&quot;) (almuerzo &quot;;[.R301];&quot;) (comida &quot;;[.S301];&quot;) (merienda &quot;;[.T301];&quot;) (cena &quot;;[.U301];&quot;))&quot;)" office:value-type="string" office:string-value="(alimento (id 300) (nombre copos-de-maiz) (grupo 6) (veces 2) (tipo energeticos)  (racion 50) (kcal 372) (proteinas 7,6) (grasas 1) (hidratos 85,2)(grasas-mono 0) (desayuno si) (almuerzo si) (comida si) (merienda si) (cena si))" calcext:value-type="string">
            <text:p>(alimento (id 300) (nombre copos-de-maiz) (grupo 6) (veces 2) (tipo energeticos) <text:s/>(racion 50) (kcal 372) (proteinas 7,6) (grasas 1) (hidratos 85,2)(grasas-mono 0) (desayuno si) (almuerzo si) (comida si) (merienda si) (cena si))</text:p>
          </table:table-cell>
          <table:table-cell table:style-name="ce2" table:formula="of:=SUBSTITUTE([.W301];&quot;,&quot;;&quot;.&quot;)" office:value-type="string" office:string-value="(alimento (id 300) (nombre copos-de-maiz) (grupo 6) (veces 2) (tipo energeticos)  (racion 50) (kcal 372) (proteinas 7.6) (grasas 1) (hidratos 85.2)(grasas-mono 0) (desayuno si) (almuerzo si) (comida si) (merienda si) (cena si))" calcext:value-type="string">
            <text:p>(alimento (id 300) (nombre copos-de-maiz) (grupo 6) (veces 2) (tipo energeticos) <text:s/>(racion 50) (kcal 372) (proteinas 7.6) (grasas 1) (hidratos 85.2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Copos de maiz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02]*[.L302]/100" office:value-type="float" office:value="372" calcext:value-type="float">
            <text:p>372</text:p>
          </table:table-cell>
          <table:table-cell table:style-name="ce3" table:formula="of:=[.K316]*[.O316]*4/100" office:value-type="float" office:value="128" calcext:value-type="float">
            <text:p>128</text:p>
          </table:table-cell>
          <table:table-cell table:style-name="ce3" table:formula="of:=[.K302]*[.O302]*4/100" office:value-type="float" office:value="340.8" calcext:value-type="float">
            <text:p>340,8</text:p>
          </table:table-cell>
          <table:table-cell table:style-name="ce3" table:formula="of:=[.K302]*[.N302]*9/100" office:value-type="float" office:value="9" calcext:value-type="float">
            <text:p>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72" calcext:value-type="float">
            <text:p>372</text:p>
          </table:table-cell>
          <table:table-cell table:style-name="ce6" office:value-type="float" office:value="7.6" calcext:value-type="float">
            <text:p>7.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5.2" calcext:value-type="float">
            <text:p>85.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02]);&quot; &quot;;&quot;-&quot;);&quot;á&quot;;&quot;a&quot;);&quot;é&quot;;&quot;e&quot;);&quot;í&quot;;&quot;i&quot;);&quot;ó&quot;;&quot;o&quot;);&quot;ú&quot;;&quot;u&quot;)" office:value-type="string" office:string-value="copos-de-maiz" calcext:value-type="string">
            <text:p>copos-de-maiz</text:p>
          </table:table-cell>
          <table:table-cell table:style-name="ce12" table:formula="of:=CONCATENATE(&quot;(alimento (id &quot;;[.A302];&quot;) (nombre &quot;;[.V302];&quot;) (grupo &quot;;[.D302];&quot;) (veces &quot;;[.E302];&quot;) (tipo &quot;;[.F302];&quot;)  (racion &quot;;[.K302];&quot;) (kcal &quot;;[.L302];&quot;) (proteinas &quot;;[.M302];&quot;) (grasas &quot;;[.N302];&quot;) (hidratos &quot;;[.O302];&quot;)(grasas-mono &quot;;[.P302];&quot;) (desayuno &quot;;[.Q302];&quot;) (almuerzo &quot;;[.R302];&quot;) (comida &quot;;[.S302];&quot;) (merienda &quot;;[.T302];&quot;) (cena &quot;;[.U302];&quot;))&quot;)" office:value-type="string" office:string-value="(alimento (id 301) (nombre copos-de-maiz) (grupo 6) (veces 2) (tipo energeticos)  (racion 100) (kcal 372) (proteinas 7,6) (grasas 1) (hidratos 85,2)(grasas-mono 0) (desayuno si) (almuerzo si) (comida si) (merienda si) (cena si))" calcext:value-type="string">
            <text:p>(alimento (id 301) (nombre copos-de-maiz) (grupo 6) (veces 2) (tipo energeticos) <text:s/>(racion 100) (kcal 372) (proteinas 7,6) (grasas 1) (hidratos 85,2)(grasas-mono 0) (desayuno si) (almuerzo si) (comida si) (merienda si) (cena si))</text:p>
          </table:table-cell>
          <table:table-cell table:style-name="ce2" table:formula="of:=SUBSTITUTE([.W302];&quot;,&quot;;&quot;.&quot;)" office:value-type="string" office:string-value="(alimento (id 301) (nombre copos-de-maiz) (grupo 6) (veces 2) (tipo energeticos)  (racion 100) (kcal 372) (proteinas 7.6) (grasas 1) (hidratos 85.2)(grasas-mono 0) (desayuno si) (almuerzo si) (comida si) (merienda si) (cena si))" calcext:value-type="string">
            <text:p>(alimento (id 301) (nombre copos-de-maiz) (grupo 6) (veces 2) (tipo energeticos) <text:s/>(racion 100) (kcal 372) (proteinas 7.6) (grasas 1) (hidratos 85.2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02" calcext:value-type="float">
            <text:p>302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Copos de maiz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03]*[.L303]/100" office:value-type="float" office:value="93" calcext:value-type="float">
            <text:p>93</text:p>
          </table:table-cell>
          <table:table-cell table:style-name="ce3" table:formula="of:=[.K317]*[.O317]*4/100" office:value-type="float" office:value="64" calcext:value-type="float">
            <text:p>64</text:p>
          </table:table-cell>
          <table:table-cell table:style-name="ce3" table:formula="of:=[.K303]*[.O303]*4/100" office:value-type="float" office:value="85.2" calcext:value-type="float">
            <text:p>85,2</text:p>
          </table:table-cell>
          <table:table-cell table:style-name="ce3" table:formula="of:=[.K303]*[.N303]*9/100" office:value-type="float" office:value="2.25" calcext:value-type="float">
            <text:p>2,2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72" calcext:value-type="float">
            <text:p>372</text:p>
          </table:table-cell>
          <table:table-cell table:style-name="ce6" office:value-type="float" office:value="7.6" calcext:value-type="float">
            <text:p>7.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5.2" calcext:value-type="float">
            <text:p>85.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03]);&quot; &quot;;&quot;-&quot;);&quot;á&quot;;&quot;a&quot;);&quot;é&quot;;&quot;e&quot;);&quot;í&quot;;&quot;i&quot;);&quot;ó&quot;;&quot;o&quot;);&quot;ú&quot;;&quot;u&quot;)" office:value-type="string" office:string-value="copos-de-maiz" calcext:value-type="string">
            <text:p>copos-de-maiz</text:p>
          </table:table-cell>
          <table:table-cell table:style-name="ce12" table:formula="of:=CONCATENATE(&quot;(alimento (id &quot;;[.A303];&quot;) (nombre &quot;;[.V303];&quot;) (grupo &quot;;[.D303];&quot;) (veces &quot;;[.E303];&quot;) (tipo &quot;;[.F303];&quot;)  (racion &quot;;[.K303];&quot;) (kcal &quot;;[.L303];&quot;) (proteinas &quot;;[.M303];&quot;) (grasas &quot;;[.N303];&quot;) (hidratos &quot;;[.O303];&quot;)(grasas-mono &quot;;[.P303];&quot;) (desayuno &quot;;[.Q303];&quot;) (almuerzo &quot;;[.R303];&quot;) (comida &quot;;[.S303];&quot;) (merienda &quot;;[.T303];&quot;) (cena &quot;;[.U303];&quot;))&quot;)" office:value-type="string" office:string-value="(alimento (id 302) (nombre copos-de-maiz) (grupo 6) (veces 2) (tipo energeticos)  (racion 25) (kcal 372) (proteinas 7,6) (grasas 1) (hidratos 85,2)(grasas-mono 0) (desayuno si) (almuerzo si) (comida si) (merienda si) (cena si))" calcext:value-type="string">
            <text:p>(alimento (id 302) (nombre copos-de-maiz) (grupo 6) (veces 2) (tipo energeticos) <text:s/>(racion 25) (kcal 372) (proteinas 7,6) (grasas 1) (hidratos 85,2)(grasas-mono 0) (desayuno si) (almuerzo si) (comida si) (merienda si) (cena si))</text:p>
          </table:table-cell>
          <table:table-cell table:style-name="ce2" table:formula="of:=SUBSTITUTE([.W303];&quot;,&quot;;&quot;.&quot;)" office:value-type="string" office:string-value="(alimento (id 302) (nombre copos-de-maiz) (grupo 6) (veces 2) (tipo energeticos)  (racion 25) (kcal 372) (proteinas 7.6) (grasas 1) (hidratos 85.2)(grasas-mono 0) (desayuno si) (almuerzo si) (comida si) (merienda si) (cena si))" calcext:value-type="string">
            <text:p>(alimento (id 302) (nombre copos-de-maiz) (grupo 6) (veces 2) (tipo energeticos) <text:s/>(racion 25) (kcal 372) (proteinas 7.6) (grasas 1) (hidratos 85.2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Copos de maiz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04]*[.L304]/100" office:value-type="float" office:value="558" calcext:value-type="float">
            <text:p>558</text:p>
          </table:table-cell>
          <table:table-cell table:style-name="ce3" table:formula="of:=[.K318]*[.O318]*4/100" office:value-type="float" office:value="32" calcext:value-type="float">
            <text:p>32</text:p>
          </table:table-cell>
          <table:table-cell table:style-name="ce3" table:formula="of:=[.K304]*[.O304]*4/100" office:value-type="float" office:value="511.2" calcext:value-type="float">
            <text:p>511,2</text:p>
          </table:table-cell>
          <table:table-cell table:style-name="ce3" table:formula="of:=[.K304]*[.N304]*9/100" office:value-type="float" office:value="13.5" calcext:value-type="float">
            <text:p>13,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372" calcext:value-type="float">
            <text:p>372</text:p>
          </table:table-cell>
          <table:table-cell table:style-name="ce6" office:value-type="float" office:value="7.6" calcext:value-type="float">
            <text:p>7.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5.2" calcext:value-type="float">
            <text:p>85.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04]);&quot; &quot;;&quot;-&quot;);&quot;á&quot;;&quot;a&quot;);&quot;é&quot;;&quot;e&quot;);&quot;í&quot;;&quot;i&quot;);&quot;ó&quot;;&quot;o&quot;);&quot;ú&quot;;&quot;u&quot;)" office:value-type="string" office:string-value="copos-de-maiz" calcext:value-type="string">
            <text:p>copos-de-maiz</text:p>
          </table:table-cell>
          <table:table-cell table:style-name="ce12" table:formula="of:=CONCATENATE(&quot;(alimento (id &quot;;[.A304];&quot;) (nombre &quot;;[.V304];&quot;) (grupo &quot;;[.D304];&quot;) (veces &quot;;[.E304];&quot;) (tipo &quot;;[.F304];&quot;)  (racion &quot;;[.K304];&quot;) (kcal &quot;;[.L304];&quot;) (proteinas &quot;;[.M304];&quot;) (grasas &quot;;[.N304];&quot;) (hidratos &quot;;[.O304];&quot;)(grasas-mono &quot;;[.P304];&quot;) (desayuno &quot;;[.Q304];&quot;) (almuerzo &quot;;[.R304];&quot;) (comida &quot;;[.S304];&quot;) (merienda &quot;;[.T304];&quot;) (cena &quot;;[.U304];&quot;))&quot;)" office:value-type="string" office:string-value="(alimento (id 303) (nombre copos-de-maiz) (grupo 6) (veces 2) (tipo energeticos)  (racion 150) (kcal 372) (proteinas 7,6) (grasas 1) (hidratos 85,2)(grasas-mono 0) (desayuno si) (almuerzo si) (comida si) (merienda si) (cena si))" calcext:value-type="string">
            <text:p>(alimento (id 303) (nombre copos-de-maiz) (grupo 6) (veces 2) (tipo energeticos) <text:s/>(racion 150) (kcal 372) (proteinas 7,6) (grasas 1) (hidratos 85,2)(grasas-mono 0) (desayuno si) (almuerzo si) (comida si) (merienda si) (cena si))</text:p>
          </table:table-cell>
          <table:table-cell table:style-name="ce2" table:formula="of:=SUBSTITUTE([.W304];&quot;,&quot;;&quot;.&quot;)" office:value-type="string" office:string-value="(alimento (id 303) (nombre copos-de-maiz) (grupo 6) (veces 2) (tipo energeticos)  (racion 150) (kcal 372) (proteinas 7.6) (grasas 1) (hidratos 85.2)(grasas-mono 0) (desayuno si) (almuerzo si) (comida si) (merienda si) (cena si))" calcext:value-type="string">
            <text:p>(alimento (id 303) (nombre copos-de-maiz) (grupo 6) (veces 2) (tipo energeticos) <text:s/>(racion 150) (kcal 372) (proteinas 7.6) (grasas 1) (hidratos 85.2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Copos de maiz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05]*[.L305]/100" office:value-type="float" office:value="279" calcext:value-type="float">
            <text:p>279</text:p>
          </table:table-cell>
          <table:table-cell table:style-name="ce3" table:formula="of:=[.K319]*[.O319]*4/100" office:value-type="float" office:value="160" calcext:value-type="float">
            <text:p>160</text:p>
          </table:table-cell>
          <table:table-cell table:style-name="ce3" table:formula="of:=[.K305]*[.O305]*4/100" office:value-type="float" office:value="255.6" calcext:value-type="float">
            <text:p>255,6</text:p>
          </table:table-cell>
          <table:table-cell table:style-name="ce3" table:formula="of:=[.K305]*[.N305]*9/100" office:value-type="float" office:value="6.75" calcext:value-type="float">
            <text:p>6,7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72" calcext:value-type="float">
            <text:p>372</text:p>
          </table:table-cell>
          <table:table-cell table:style-name="ce6" office:value-type="float" office:value="7.6" calcext:value-type="float">
            <text:p>7.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5.2" calcext:value-type="float">
            <text:p>85.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05]);&quot; &quot;;&quot;-&quot;);&quot;á&quot;;&quot;a&quot;);&quot;é&quot;;&quot;e&quot;);&quot;í&quot;;&quot;i&quot;);&quot;ó&quot;;&quot;o&quot;);&quot;ú&quot;;&quot;u&quot;)" office:value-type="string" office:string-value="copos-de-maiz" calcext:value-type="string">
            <text:p>copos-de-maiz</text:p>
          </table:table-cell>
          <table:table-cell table:style-name="ce12" table:formula="of:=CONCATENATE(&quot;(alimento (id &quot;;[.A305];&quot;) (nombre &quot;;[.V305];&quot;) (grupo &quot;;[.D305];&quot;) (veces &quot;;[.E305];&quot;) (tipo &quot;;[.F305];&quot;)  (racion &quot;;[.K305];&quot;) (kcal &quot;;[.L305];&quot;) (proteinas &quot;;[.M305];&quot;) (grasas &quot;;[.N305];&quot;) (hidratos &quot;;[.O305];&quot;)(grasas-mono &quot;;[.P305];&quot;) (desayuno &quot;;[.Q305];&quot;) (almuerzo &quot;;[.R305];&quot;) (comida &quot;;[.S305];&quot;) (merienda &quot;;[.T305];&quot;) (cena &quot;;[.U305];&quot;))&quot;)" office:value-type="string" office:string-value="(alimento (id 304) (nombre copos-de-maiz) (grupo 6) (veces 2) (tipo energeticos)  (racion 75) (kcal 372) (proteinas 7,6) (grasas 1) (hidratos 85,2)(grasas-mono 0) (desayuno si) (almuerzo si) (comida si) (merienda si) (cena si))" calcext:value-type="string">
            <text:p>(alimento (id 304) (nombre copos-de-maiz) (grupo 6) (veces 2) (tipo energeticos) <text:s/>(racion 75) (kcal 372) (proteinas 7,6) (grasas 1) (hidratos 85,2)(grasas-mono 0) (desayuno si) (almuerzo si) (comida si) (merienda si) (cena si))</text:p>
          </table:table-cell>
          <table:table-cell table:style-name="ce2" table:formula="of:=SUBSTITUTE([.W305];&quot;,&quot;;&quot;.&quot;)" office:value-type="string" office:string-value="(alimento (id 304) (nombre copos-de-maiz) (grupo 6) (veces 2) (tipo energeticos)  (racion 75) (kcal 372) (proteinas 7.6) (grasas 1) (hidratos 85.2)(grasas-mono 0) (desayuno si) (almuerzo si) (comida si) (merienda si) (cena si))" calcext:value-type="string">
            <text:p>(alimento (id 304) (nombre copos-de-maiz) (grupo 6) (veces 2) (tipo energeticos) <text:s/>(racion 75) (kcal 372) (proteinas 7.6) (grasas 1) (hidratos 85.2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05" calcext:value-type="float">
            <text:p>305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Copos de maiz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06]*[.L306]/100" office:value-type="float" office:value="111.6" calcext:value-type="float">
            <text:p>111,6</text:p>
          </table:table-cell>
          <table:table-cell table:style-name="ce3" table:formula="of:=[.K320]*[.O320]*4/100" office:value-type="float" office:value="97.92" calcext:value-type="float">
            <text:p>97,92</text:p>
          </table:table-cell>
          <table:table-cell table:style-name="ce3" table:formula="of:=[.K306]*[.O306]*4/100" office:value-type="float" office:value="102.24" calcext:value-type="float">
            <text:p>102,24</text:p>
          </table:table-cell>
          <table:table-cell table:style-name="ce3" table:formula="of:=[.K306]*[.N306]*9/100" office:value-type="float" office:value="2.7" calcext:value-type="float">
            <text:p>2,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72" calcext:value-type="float">
            <text:p>372</text:p>
          </table:table-cell>
          <table:table-cell table:style-name="ce6" office:value-type="float" office:value="7.6" calcext:value-type="float">
            <text:p>7.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5.2" calcext:value-type="float">
            <text:p>85.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06]);&quot; &quot;;&quot;-&quot;);&quot;á&quot;;&quot;a&quot;);&quot;é&quot;;&quot;e&quot;);&quot;í&quot;;&quot;i&quot;);&quot;ó&quot;;&quot;o&quot;);&quot;ú&quot;;&quot;u&quot;)" office:value-type="string" office:string-value="copos-de-maiz" calcext:value-type="string">
            <text:p>copos-de-maiz</text:p>
          </table:table-cell>
          <table:table-cell table:style-name="ce12" table:formula="of:=CONCATENATE(&quot;(alimento (id &quot;;[.A306];&quot;) (nombre &quot;;[.V306];&quot;) (grupo &quot;;[.D306];&quot;) (veces &quot;;[.E306];&quot;) (tipo &quot;;[.F306];&quot;)  (racion &quot;;[.K306];&quot;) (kcal &quot;;[.L306];&quot;) (proteinas &quot;;[.M306];&quot;) (grasas &quot;;[.N306];&quot;) (hidratos &quot;;[.O306];&quot;)(grasas-mono &quot;;[.P306];&quot;) (desayuno &quot;;[.Q306];&quot;) (almuerzo &quot;;[.R306];&quot;) (comida &quot;;[.S306];&quot;) (merienda &quot;;[.T306];&quot;) (cena &quot;;[.U306];&quot;))&quot;)" office:value-type="string" office:string-value="(alimento (id 305) (nombre copos-de-maiz) (grupo 6) (veces 2) (tipo energeticos)  (racion 30) (kcal 372) (proteinas 7,6) (grasas 1) (hidratos 85,2)(grasas-mono 0) (desayuno si) (almuerzo si) (comida si) (merienda si) (cena si))" calcext:value-type="string">
            <text:p>(alimento (id 305) (nombre copos-de-maiz) (grupo 6) (veces 2) (tipo energeticos) <text:s/>(racion 30) (kcal 372) (proteinas 7,6) (grasas 1) (hidratos 85,2)(grasas-mono 0) (desayuno si) (almuerzo si) (comida si) (merienda si) (cena si))</text:p>
          </table:table-cell>
          <table:table-cell table:style-name="ce2" table:formula="of:=SUBSTITUTE([.W306];&quot;,&quot;;&quot;.&quot;)" office:value-type="string" office:string-value="(alimento (id 305) (nombre copos-de-maiz) (grupo 6) (veces 2) (tipo energeticos)  (racion 30) (kcal 372) (proteinas 7.6) (grasas 1) (hidratos 85.2)(grasas-mono 0) (desayuno si) (almuerzo si) (comida si) (merienda si) (cena si))" calcext:value-type="string">
            <text:p>(alimento (id 305) (nombre copos-de-maiz) (grupo 6) (veces 2) (tipo energeticos) <text:s/>(racion 30) (kcal 372) (proteinas 7.6) (grasas 1) (hidratos 85.2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06" calcext:value-type="float">
            <text:p>306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Copos de maiz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07]*[.L307]/100" office:value-type="float" office:value="148.8" calcext:value-type="float">
            <text:p>148,8</text:p>
          </table:table-cell>
          <table:table-cell table:style-name="ce3" table:formula="of:=[.K321]*[.O321]*4/100" office:value-type="float" office:value="130.56" calcext:value-type="float">
            <text:p>130,56</text:p>
          </table:table-cell>
          <table:table-cell table:style-name="ce3" table:formula="of:=[.K307]*[.O307]*4/100" office:value-type="float" office:value="136.32" calcext:value-type="float">
            <text:p>136,32</text:p>
          </table:table-cell>
          <table:table-cell table:style-name="ce3" table:formula="of:=[.K307]*[.N307]*9/100" office:value-type="float" office:value="3.6" calcext:value-type="float">
            <text:p>3,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72" calcext:value-type="float">
            <text:p>372</text:p>
          </table:table-cell>
          <table:table-cell table:style-name="ce6" office:value-type="float" office:value="7.6" calcext:value-type="float">
            <text:p>7.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5.2" calcext:value-type="float">
            <text:p>85.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07]);&quot; &quot;;&quot;-&quot;);&quot;á&quot;;&quot;a&quot;);&quot;é&quot;;&quot;e&quot;);&quot;í&quot;;&quot;i&quot;);&quot;ó&quot;;&quot;o&quot;);&quot;ú&quot;;&quot;u&quot;)" office:value-type="string" office:string-value="copos-de-maiz" calcext:value-type="string">
            <text:p>copos-de-maiz</text:p>
          </table:table-cell>
          <table:table-cell table:style-name="ce12" table:formula="of:=CONCATENATE(&quot;(alimento (id &quot;;[.A307];&quot;) (nombre &quot;;[.V307];&quot;) (grupo &quot;;[.D307];&quot;) (veces &quot;;[.E307];&quot;) (tipo &quot;;[.F307];&quot;)  (racion &quot;;[.K307];&quot;) (kcal &quot;;[.L307];&quot;) (proteinas &quot;;[.M307];&quot;) (grasas &quot;;[.N307];&quot;) (hidratos &quot;;[.O307];&quot;)(grasas-mono &quot;;[.P307];&quot;) (desayuno &quot;;[.Q307];&quot;) (almuerzo &quot;;[.R307];&quot;) (comida &quot;;[.S307];&quot;) (merienda &quot;;[.T307];&quot;) (cena &quot;;[.U307];&quot;))&quot;)" office:value-type="string" office:string-value="(alimento (id 306) (nombre copos-de-maiz) (grupo 6) (veces 2) (tipo energeticos)  (racion 40) (kcal 372) (proteinas 7,6) (grasas 1) (hidratos 85,2)(grasas-mono 0) (desayuno si) (almuerzo si) (comida si) (merienda si) (cena si))" calcext:value-type="string">
            <text:p>(alimento (id 306) (nombre copos-de-maiz) (grupo 6) (veces 2) (tipo energeticos) <text:s/>(racion 40) (kcal 372) (proteinas 7,6) (grasas 1) (hidratos 85,2)(grasas-mono 0) (desayuno si) (almuerzo si) (comida si) (merienda si) (cena si))</text:p>
          </table:table-cell>
          <table:table-cell table:style-name="ce2" table:formula="of:=SUBSTITUTE([.W307];&quot;,&quot;;&quot;.&quot;)" office:value-type="string" office:string-value="(alimento (id 306) (nombre copos-de-maiz) (grupo 6) (veces 2) (tipo energeticos)  (racion 40) (kcal 372) (proteinas 7.6) (grasas 1) (hidratos 85.2)(grasas-mono 0) (desayuno si) (almuerzo si) (comida si) (merienda si) (cena si))" calcext:value-type="string">
            <text:p>(alimento (id 306) (nombre copos-de-maiz) (grupo 6) (veces 2) (tipo energeticos) <text:s/>(racion 40) (kcal 372) (proteinas 7.6) (grasas 1) (hidratos 85.2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07" calcext:value-type="float">
            <text:p>307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Avena copos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08]*[.L308]/100" office:value-type="float" office:value="191.5" calcext:value-type="float">
            <text:p>191,5</text:p>
          </table:table-cell>
          <table:table-cell table:style-name="ce3" table:formula="of:=[.K322]*[.O322]*4/100" office:value-type="float" office:value="163.2" calcext:value-type="float">
            <text:p>163,2</text:p>
          </table:table-cell>
          <table:table-cell table:style-name="ce3" table:formula="of:=[.K308]*[.O308]*4/100" office:value-type="float" office:value="117.8" calcext:value-type="float">
            <text:p>117,8</text:p>
          </table:table-cell>
          <table:table-cell table:style-name="ce3" table:formula="of:=[.K308]*[.N308]*9/100" office:value-type="float" office:value="39.6" calcext:value-type="float">
            <text:p>39,6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83" calcext:value-type="float">
            <text:p>383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8.8" calcext:value-type="float">
            <text:p>8.8</text:p>
          </table:table-cell>
          <table:table-cell table:style-name="ce6" office:value-type="float" office:value="58.9" calcext:value-type="float">
            <text:p>58.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08]);&quot; &quot;;&quot;-&quot;);&quot;á&quot;;&quot;a&quot;);&quot;é&quot;;&quot;e&quot;);&quot;í&quot;;&quot;i&quot;);&quot;ó&quot;;&quot;o&quot;);&quot;ú&quot;;&quot;u&quot;)" office:value-type="string" office:string-value="avena-copos" calcext:value-type="string">
            <text:p>avena-copos</text:p>
          </table:table-cell>
          <table:table-cell table:style-name="ce12" table:formula="of:=CONCATENATE(&quot;(alimento (id &quot;;[.A308];&quot;) (nombre &quot;;[.V308];&quot;) (grupo &quot;;[.D308];&quot;) (veces &quot;;[.E308];&quot;) (tipo &quot;;[.F308];&quot;)  (racion &quot;;[.K308];&quot;) (kcal &quot;;[.L308];&quot;) (proteinas &quot;;[.M308];&quot;) (grasas &quot;;[.N308];&quot;) (hidratos &quot;;[.O308];&quot;)(grasas-mono &quot;;[.P308];&quot;) (desayuno &quot;;[.Q308];&quot;) (almuerzo &quot;;[.R308];&quot;) (comida &quot;;[.S308];&quot;) (merienda &quot;;[.T308];&quot;) (cena &quot;;[.U308];&quot;))&quot;)" office:value-type="string" office:string-value="(alimento (id 307) (nombre avena-copos) (grupo 6) (veces 5) (tipo energeticos)  (racion 50) (kcal 383) (proteinas 17) (grasas 8,8) (hidratos 58,9)(grasas-mono 0) (desayuno si) (almuerzo si) (comida si) (merienda no) (cena si))" calcext:value-type="string">
            <text:p>(alimento (id 307) (nombre avena-copos) (grupo 6) (veces 5) (tipo energeticos) <text:s/>(racion 50) (kcal 383) (proteinas 17) (grasas 8,8) (hidratos 58,9)(grasas-mono 0) (desayuno si) (almuerzo si) (comida si) (merienda no) (cena si))</text:p>
          </table:table-cell>
          <table:table-cell table:style-name="ce2" table:formula="of:=SUBSTITUTE([.W308];&quot;,&quot;;&quot;.&quot;)" office:value-type="string" office:string-value="(alimento (id 307) (nombre avena-copos) (grupo 6) (veces 5) (tipo energeticos)  (racion 50) (kcal 383) (proteinas 17) (grasas 8.8) (hidratos 58.9)(grasas-mono 0) (desayuno si) (almuerzo si) (comida si) (merienda no) (cena si))" calcext:value-type="string">
            <text:p>(alimento (id 307) (nombre avena-copos) (grupo 6) (veces 5) (tipo energeticos) <text:s/>(racion 50) (kcal 383) (proteinas 17) (grasas 8.8) (hidratos 58.9)(grasas-mono 0) (desayuno si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Avena copos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09]*[.L309]/100" office:value-type="float" office:value="287.25" calcext:value-type="float">
            <text:p>287,25</text:p>
          </table:table-cell>
          <table:table-cell table:style-name="ce3" table:formula="of:=[.K323]*[.O323]*4/100" office:value-type="float" office:value="326.4" calcext:value-type="float">
            <text:p>326,4</text:p>
          </table:table-cell>
          <table:table-cell table:style-name="ce3" table:formula="of:=[.K309]*[.O309]*4/100" office:value-type="float" office:value="176.7" calcext:value-type="float">
            <text:p>176,7</text:p>
          </table:table-cell>
          <table:table-cell table:style-name="ce3" table:formula="of:=[.K309]*[.N309]*9/100" office:value-type="float" office:value="59.4" calcext:value-type="float">
            <text:p>59,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83" calcext:value-type="float">
            <text:p>383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8.8" calcext:value-type="float">
            <text:p>8.8</text:p>
          </table:table-cell>
          <table:table-cell table:style-name="ce6" office:value-type="float" office:value="58.9" calcext:value-type="float">
            <text:p>58.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09]);&quot; &quot;;&quot;-&quot;);&quot;á&quot;;&quot;a&quot;);&quot;é&quot;;&quot;e&quot;);&quot;í&quot;;&quot;i&quot;);&quot;ó&quot;;&quot;o&quot;);&quot;ú&quot;;&quot;u&quot;)" office:value-type="string" office:string-value="avena-copos" calcext:value-type="string">
            <text:p>avena-copos</text:p>
          </table:table-cell>
          <table:table-cell table:style-name="ce12" table:formula="of:=CONCATENATE(&quot;(alimento (id &quot;;[.A309];&quot;) (nombre &quot;;[.V309];&quot;) (grupo &quot;;[.D309];&quot;) (veces &quot;;[.E309];&quot;) (tipo &quot;;[.F309];&quot;)  (racion &quot;;[.K309];&quot;) (kcal &quot;;[.L309];&quot;) (proteinas &quot;;[.M309];&quot;) (grasas &quot;;[.N309];&quot;) (hidratos &quot;;[.O309];&quot;)(grasas-mono &quot;;[.P309];&quot;) (desayuno &quot;;[.Q309];&quot;) (almuerzo &quot;;[.R309];&quot;) (comida &quot;;[.S309];&quot;) (merienda &quot;;[.T309];&quot;) (cena &quot;;[.U309];&quot;))&quot;)" office:value-type="string" office:string-value="(alimento (id 308) (nombre avena-copos) (grupo 6) (veces 5) (tipo energeticos)  (racion 75) (kcal 383) (proteinas 17) (grasas 8,8) (hidratos 58,9)(grasas-mono 0) (desayuno si) (almuerzo si) (comida si) (merienda no) (cena si))" calcext:value-type="string">
            <text:p>(alimento (id 308) (nombre avena-copos) (grupo 6) (veces 5) (tipo energeticos) <text:s/>(racion 75) (kcal 383) (proteinas 17) (grasas 8,8) (hidratos 58,9)(grasas-mono 0) (desayuno si) (almuerzo si) (comida si) (merienda no) (cena si))</text:p>
          </table:table-cell>
          <table:table-cell table:style-name="ce2" table:formula="of:=SUBSTITUTE([.W309];&quot;,&quot;;&quot;.&quot;)" office:value-type="string" office:string-value="(alimento (id 308) (nombre avena-copos) (grupo 6) (veces 5) (tipo energeticos)  (racion 75) (kcal 383) (proteinas 17) (grasas 8.8) (hidratos 58.9)(grasas-mono 0) (desayuno si) (almuerzo si) (comida si) (merienda no) (cena si))" calcext:value-type="string">
            <text:p>(alimento (id 308) (nombre avena-copos) (grupo 6) (veces 5) (tipo energeticos) <text:s/>(racion 75) (kcal 383) (proteinas 17) (grasas 8.8) (hidratos 58.9)(grasas-mono 0) (desayuno si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Avena copos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10]*[.L310]/100" office:value-type="float" office:value="383" calcext:value-type="float">
            <text:p>383</text:p>
          </table:table-cell>
          <table:table-cell table:style-name="ce3" table:formula="of:=[.K324]*[.O324]*4/100" office:value-type="float" office:value="408" calcext:value-type="float">
            <text:p>408</text:p>
          </table:table-cell>
          <table:table-cell table:style-name="ce3" table:formula="of:=[.K310]*[.O310]*4/100" office:value-type="float" office:value="235.6" calcext:value-type="float">
            <text:p>235,6</text:p>
          </table:table-cell>
          <table:table-cell table:style-name="ce3" table:formula="of:=[.K310]*[.N310]*9/100" office:value-type="float" office:value="79.2" calcext:value-type="float">
            <text:p>79,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83" calcext:value-type="float">
            <text:p>383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8.8" calcext:value-type="float">
            <text:p>8.8</text:p>
          </table:table-cell>
          <table:table-cell table:style-name="ce6" office:value-type="float" office:value="58.9" calcext:value-type="float">
            <text:p>58.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10]);&quot; &quot;;&quot;-&quot;);&quot;á&quot;;&quot;a&quot;);&quot;é&quot;;&quot;e&quot;);&quot;í&quot;;&quot;i&quot;);&quot;ó&quot;;&quot;o&quot;);&quot;ú&quot;;&quot;u&quot;)" office:value-type="string" office:string-value="avena-copos" calcext:value-type="string">
            <text:p>avena-copos</text:p>
          </table:table-cell>
          <table:table-cell table:style-name="ce12" table:formula="of:=CONCATENATE(&quot;(alimento (id &quot;;[.A310];&quot;) (nombre &quot;;[.V310];&quot;) (grupo &quot;;[.D310];&quot;) (veces &quot;;[.E310];&quot;) (tipo &quot;;[.F310];&quot;)  (racion &quot;;[.K310];&quot;) (kcal &quot;;[.L310];&quot;) (proteinas &quot;;[.M310];&quot;) (grasas &quot;;[.N310];&quot;) (hidratos &quot;;[.O310];&quot;)(grasas-mono &quot;;[.P310];&quot;) (desayuno &quot;;[.Q310];&quot;) (almuerzo &quot;;[.R310];&quot;) (comida &quot;;[.S310];&quot;) (merienda &quot;;[.T310];&quot;) (cena &quot;;[.U310];&quot;))&quot;)" office:value-type="string" office:string-value="(alimento (id 309) (nombre avena-copos) (grupo 6) (veces 5) (tipo energeticos)  (racion 100) (kcal 383) (proteinas 17) (grasas 8,8) (hidratos 58,9)(grasas-mono 0) (desayuno si) (almuerzo si) (comida si) (merienda no) (cena si))" calcext:value-type="string">
            <text:p>(alimento (id 309) (nombre avena-copos) (grupo 6) (veces 5) (tipo energeticos) <text:s/>(racion 100) (kcal 383) (proteinas 17) (grasas 8,8) (hidratos 58,9)(grasas-mono 0) (desayuno si) (almuerzo si) (comida si) (merienda no) (cena si))</text:p>
          </table:table-cell>
          <table:table-cell table:style-name="ce2" table:formula="of:=SUBSTITUTE([.W310];&quot;,&quot;;&quot;.&quot;)" office:value-type="string" office:string-value="(alimento (id 309) (nombre avena-copos) (grupo 6) (veces 5) (tipo energeticos)  (racion 100) (kcal 383) (proteinas 17) (grasas 8.8) (hidratos 58.9)(grasas-mono 0) (desayuno si) (almuerzo si) (comida si) (merienda no) (cena si))" calcext:value-type="string">
            <text:p>(alimento (id 309) (nombre avena-copos) (grupo 6) (veces 5) (tipo energeticos) <text:s/>(racion 100) (kcal 383) (proteinas 17) (grasas 8.8) (hidratos 58.9)(grasas-mono 0) (desayuno si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Avena copos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11]*[.L311]/100" office:value-type="float" office:value="95.75" calcext:value-type="float">
            <text:p>95,75</text:p>
          </table:table-cell>
          <table:table-cell table:style-name="ce3" table:formula="of:=[.K325]*[.O325]*4/100" office:value-type="float" office:value="489.6" calcext:value-type="float">
            <text:p>489,6</text:p>
          </table:table-cell>
          <table:table-cell table:style-name="ce3" table:formula="of:=[.K311]*[.O311]*4/100" office:value-type="float" office:value="58.9" calcext:value-type="float">
            <text:p>58,9</text:p>
          </table:table-cell>
          <table:table-cell table:style-name="ce3" table:formula="of:=[.K311]*[.N311]*9/100" office:value-type="float" office:value="19.8" calcext:value-type="float">
            <text:p>19,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83" calcext:value-type="float">
            <text:p>383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8.8" calcext:value-type="float">
            <text:p>8.8</text:p>
          </table:table-cell>
          <table:table-cell table:style-name="ce6" office:value-type="float" office:value="58.9" calcext:value-type="float">
            <text:p>58.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11]);&quot; &quot;;&quot;-&quot;);&quot;á&quot;;&quot;a&quot;);&quot;é&quot;;&quot;e&quot;);&quot;í&quot;;&quot;i&quot;);&quot;ó&quot;;&quot;o&quot;);&quot;ú&quot;;&quot;u&quot;)" office:value-type="string" office:string-value="avena-copos" calcext:value-type="string">
            <text:p>avena-copos</text:p>
          </table:table-cell>
          <table:table-cell table:style-name="ce12" table:formula="of:=CONCATENATE(&quot;(alimento (id &quot;;[.A311];&quot;) (nombre &quot;;[.V311];&quot;) (grupo &quot;;[.D311];&quot;) (veces &quot;;[.E311];&quot;) (tipo &quot;;[.F311];&quot;)  (racion &quot;;[.K311];&quot;) (kcal &quot;;[.L311];&quot;) (proteinas &quot;;[.M311];&quot;) (grasas &quot;;[.N311];&quot;) (hidratos &quot;;[.O311];&quot;)(grasas-mono &quot;;[.P311];&quot;) (desayuno &quot;;[.Q311];&quot;) (almuerzo &quot;;[.R311];&quot;) (comida &quot;;[.S311];&quot;) (merienda &quot;;[.T311];&quot;) (cena &quot;;[.U311];&quot;))&quot;)" office:value-type="string" office:string-value="(alimento (id 310) (nombre avena-copos) (grupo 6) (veces 5) (tipo energeticos)  (racion 25) (kcal 383) (proteinas 17) (grasas 8,8) (hidratos 58,9)(grasas-mono 0) (desayuno si) (almuerzo si) (comida si) (merienda no) (cena si))" calcext:value-type="string">
            <text:p>(alimento (id 310) (nombre avena-copos) (grupo 6) (veces 5) (tipo energeticos) <text:s/>(racion 25) (kcal 383) (proteinas 17) (grasas 8,8) (hidratos 58,9)(grasas-mono 0) (desayuno si) (almuerzo si) (comida si) (merienda no) (cena si))</text:p>
          </table:table-cell>
          <table:table-cell table:style-name="ce2" table:formula="of:=SUBSTITUTE([.W311];&quot;,&quot;;&quot;.&quot;)" office:value-type="string" office:string-value="(alimento (id 310) (nombre avena-copos) (grupo 6) (veces 5) (tipo energeticos)  (racion 25) (kcal 383) (proteinas 17) (grasas 8.8) (hidratos 58.9)(grasas-mono 0) (desayuno si) (almuerzo si) (comida si) (merienda no) (cena si))" calcext:value-type="string">
            <text:p>(alimento (id 310) (nombre avena-copos) (grupo 6) (veces 5) (tipo energeticos) <text:s/>(racion 25) (kcal 383) (proteinas 17) (grasas 8.8) (hidratos 58.9)(grasas-mono 0) (desayuno si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Avena copos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12]*[.L312]/100" office:value-type="float" office:value="76.6" calcext:value-type="float">
            <text:p>76,6</text:p>
          </table:table-cell>
          <table:table-cell table:style-name="ce3" table:formula="of:=[.K326]*[.O326]*4/100" office:value-type="float" office:value="652.8" calcext:value-type="float">
            <text:p>652,8</text:p>
          </table:table-cell>
          <table:table-cell table:style-name="ce3" table:formula="of:=[.K312]*[.O312]*4/100" office:value-type="float" office:value="47.12" calcext:value-type="float">
            <text:p>47,12</text:p>
          </table:table-cell>
          <table:table-cell table:style-name="ce3" table:formula="of:=[.K312]*[.N312]*9/100" office:value-type="float" office:value="15.84" calcext:value-type="float">
            <text:p>15,8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83" calcext:value-type="float">
            <text:p>383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8.8" calcext:value-type="float">
            <text:p>8.8</text:p>
          </table:table-cell>
          <table:table-cell table:style-name="ce6" office:value-type="float" office:value="58.9" calcext:value-type="float">
            <text:p>58.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12]);&quot; &quot;;&quot;-&quot;);&quot;á&quot;;&quot;a&quot;);&quot;é&quot;;&quot;e&quot;);&quot;í&quot;;&quot;i&quot;);&quot;ó&quot;;&quot;o&quot;);&quot;ú&quot;;&quot;u&quot;)" office:value-type="string" office:string-value="avena-copos" calcext:value-type="string">
            <text:p>avena-copos</text:p>
          </table:table-cell>
          <table:table-cell table:style-name="ce12" table:formula="of:=CONCATENATE(&quot;(alimento (id &quot;;[.A312];&quot;) (nombre &quot;;[.V312];&quot;) (grupo &quot;;[.D312];&quot;) (veces &quot;;[.E312];&quot;) (tipo &quot;;[.F312];&quot;)  (racion &quot;;[.K312];&quot;) (kcal &quot;;[.L312];&quot;) (proteinas &quot;;[.M312];&quot;) (grasas &quot;;[.N312];&quot;) (hidratos &quot;;[.O312];&quot;)(grasas-mono &quot;;[.P312];&quot;) (desayuno &quot;;[.Q312];&quot;) (almuerzo &quot;;[.R312];&quot;) (comida &quot;;[.S312];&quot;) (merienda &quot;;[.T312];&quot;) (cena &quot;;[.U312];&quot;))&quot;)" office:value-type="string" office:string-value="(alimento (id 311) (nombre avena-copos) (grupo 6) (veces 5) (tipo energeticos)  (racion 20) (kcal 383) (proteinas 17) (grasas 8,8) (hidratos 58,9)(grasas-mono 0) (desayuno si) (almuerzo si) (comida si) (merienda no) (cena si))" calcext:value-type="string">
            <text:p>(alimento (id 311) (nombre avena-copos) (grupo 6) (veces 5) (tipo energeticos) <text:s/>(racion 20) (kcal 383) (proteinas 17) (grasas 8,8) (hidratos 58,9)(grasas-mono 0) (desayuno si) (almuerzo si) (comida si) (merienda no) (cena si))</text:p>
          </table:table-cell>
          <table:table-cell table:style-name="ce2" table:formula="of:=SUBSTITUTE([.W312];&quot;,&quot;;&quot;.&quot;)" office:value-type="string" office:string-value="(alimento (id 311) (nombre avena-copos) (grupo 6) (veces 5) (tipo energeticos)  (racion 20) (kcal 383) (proteinas 17) (grasas 8.8) (hidratos 58.9)(grasas-mono 0) (desayuno si) (almuerzo si) (comida si) (merienda no) (cena si))" calcext:value-type="string">
            <text:p>(alimento (id 311) (nombre avena-copos) (grupo 6) (veces 5) (tipo energeticos) <text:s/>(racion 20) (kcal 383) (proteinas 17) (grasas 8.8) (hidratos 58.9)(grasas-mono 0) (desayuno si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Avena copos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13]*[.L313]/100" office:value-type="float" office:value="114.9" calcext:value-type="float">
            <text:p>114,9</text:p>
          </table:table-cell>
          <table:table-cell table:style-name="ce3" table:formula="of:=[.K320]*[.O320]*4/100" office:value-type="float" office:value="97.92" calcext:value-type="float">
            <text:p>97,92</text:p>
          </table:table-cell>
          <table:table-cell table:style-name="ce3" table:formula="of:=[.K313]*[.O313]*4/100" office:value-type="float" office:value="70.68" calcext:value-type="float">
            <text:p>70,68</text:p>
          </table:table-cell>
          <table:table-cell table:style-name="ce3" table:formula="of:=[.K313]*[.N313]*9/100" office:value-type="float" office:value="23.76" calcext:value-type="float">
            <text:p>23,7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83" calcext:value-type="float">
            <text:p>383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8.8" calcext:value-type="float">
            <text:p>8.8</text:p>
          </table:table-cell>
          <table:table-cell table:style-name="ce6" office:value-type="float" office:value="58.9" calcext:value-type="float">
            <text:p>58.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13]);&quot; &quot;;&quot;-&quot;);&quot;á&quot;;&quot;a&quot;);&quot;é&quot;;&quot;e&quot;);&quot;í&quot;;&quot;i&quot;);&quot;ó&quot;;&quot;o&quot;);&quot;ú&quot;;&quot;u&quot;)" office:value-type="string" office:string-value="avena-copos" calcext:value-type="string">
            <text:p>avena-copos</text:p>
          </table:table-cell>
          <table:table-cell table:style-name="ce12" table:formula="of:=CONCATENATE(&quot;(alimento (id &quot;;[.A313];&quot;) (nombre &quot;;[.V313];&quot;) (grupo &quot;;[.D313];&quot;) (veces &quot;;[.E313];&quot;) (tipo &quot;;[.F313];&quot;)  (racion &quot;;[.K313];&quot;) (kcal &quot;;[.L313];&quot;) (proteinas &quot;;[.M313];&quot;) (grasas &quot;;[.N313];&quot;) (hidratos &quot;;[.O313];&quot;)(grasas-mono &quot;;[.P313];&quot;) (desayuno &quot;;[.Q313];&quot;) (almuerzo &quot;;[.R313];&quot;) (comida &quot;;[.S313];&quot;) (merienda &quot;;[.T313];&quot;) (cena &quot;;[.U313];&quot;))&quot;)" office:value-type="string" office:string-value="(alimento (id 312) (nombre avena-copos) (grupo 6) (veces 5) (tipo energeticos)  (racion 30) (kcal 383) (proteinas 17) (grasas 8,8) (hidratos 58,9)(grasas-mono 0) (desayuno si) (almuerzo si) (comida si) (merienda no) (cena si))" calcext:value-type="string">
            <text:p>(alimento (id 312) (nombre avena-copos) (grupo 6) (veces 5) (tipo energeticos) <text:s/>(racion 30) (kcal 383) (proteinas 17) (grasas 8,8) (hidratos 58,9)(grasas-mono 0) (desayuno si) (almuerzo si) (comida si) (merienda no) (cena si))</text:p>
          </table:table-cell>
          <table:table-cell table:style-name="ce2" table:formula="of:=SUBSTITUTE([.W313];&quot;,&quot;;&quot;.&quot;)" office:value-type="string" office:string-value="(alimento (id 312) (nombre avena-copos) (grupo 6) (veces 5) (tipo energeticos)  (racion 30) (kcal 383) (proteinas 17) (grasas 8.8) (hidratos 58.9)(grasas-mono 0) (desayuno si) (almuerzo si) (comida si) (merienda no) (cena si))" calcext:value-type="string">
            <text:p>(alimento (id 312) (nombre avena-copos) (grupo 6) (veces 5) (tipo energeticos) <text:s/>(racion 30) (kcal 383) (proteinas 17) (grasas 8.8) (hidratos 58.9)(grasas-mono 0) (desayuno si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13" calcext:value-type="float">
            <text:p>313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Avena copos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14]*[.L314]/100" office:value-type="float" office:value="574.5" calcext:value-type="float">
            <text:p>574,5</text:p>
          </table:table-cell>
          <table:table-cell table:style-name="ce3" table:formula="of:=[.K321]*[.O321]*4/100" office:value-type="float" office:value="130.56" calcext:value-type="float">
            <text:p>130,56</text:p>
          </table:table-cell>
          <table:table-cell table:style-name="ce3" table:formula="of:=[.K314]*[.O314]*4/100" office:value-type="float" office:value="353.4" calcext:value-type="float">
            <text:p>353,4</text:p>
          </table:table-cell>
          <table:table-cell table:style-name="ce3" table:formula="of:=[.K314]*[.N314]*9/100" office:value-type="float" office:value="118.8" calcext:value-type="float">
            <text:p>118,8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383" calcext:value-type="float">
            <text:p>383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8.8" calcext:value-type="float">
            <text:p>8.8</text:p>
          </table:table-cell>
          <table:table-cell table:style-name="ce6" office:value-type="float" office:value="58.9" calcext:value-type="float">
            <text:p>58.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14]);&quot; &quot;;&quot;-&quot;);&quot;á&quot;;&quot;a&quot;);&quot;é&quot;;&quot;e&quot;);&quot;í&quot;;&quot;i&quot;);&quot;ó&quot;;&quot;o&quot;);&quot;ú&quot;;&quot;u&quot;)" office:value-type="string" office:string-value="avena-copos" calcext:value-type="string">
            <text:p>avena-copos</text:p>
          </table:table-cell>
          <table:table-cell table:style-name="ce12" table:formula="of:=CONCATENATE(&quot;(alimento (id &quot;;[.A314];&quot;) (nombre &quot;;[.V314];&quot;) (grupo &quot;;[.D314];&quot;) (veces &quot;;[.E314];&quot;) (tipo &quot;;[.F314];&quot;)  (racion &quot;;[.K314];&quot;) (kcal &quot;;[.L314];&quot;) (proteinas &quot;;[.M314];&quot;) (grasas &quot;;[.N314];&quot;) (hidratos &quot;;[.O314];&quot;)(grasas-mono &quot;;[.P314];&quot;) (desayuno &quot;;[.Q314];&quot;) (almuerzo &quot;;[.R314];&quot;) (comida &quot;;[.S314];&quot;) (merienda &quot;;[.T314];&quot;) (cena &quot;;[.U314];&quot;))&quot;)" office:value-type="string" office:string-value="(alimento (id 313) (nombre avena-copos) (grupo 6) (veces 5) (tipo energeticos)  (racion 150) (kcal 383) (proteinas 17) (grasas 8,8) (hidratos 58,9)(grasas-mono 0) (desayuno si) (almuerzo si) (comida si) (merienda no) (cena si))" calcext:value-type="string">
            <text:p>(alimento (id 313) (nombre avena-copos) (grupo 6) (veces 5) (tipo energeticos) <text:s/>(racion 150) (kcal 383) (proteinas 17) (grasas 8,8) (hidratos 58,9)(grasas-mono 0) (desayuno si) (almuerzo si) (comida si) (merienda no) (cena si))</text:p>
          </table:table-cell>
          <table:table-cell table:style-name="ce2" table:formula="of:=SUBSTITUTE([.W314];&quot;,&quot;;&quot;.&quot;)" office:value-type="string" office:string-value="(alimento (id 313) (nombre avena-copos) (grupo 6) (veces 5) (tipo energeticos)  (racion 150) (kcal 383) (proteinas 17) (grasas 8.8) (hidratos 58.9)(grasas-mono 0) (desayuno si) (almuerzo si) (comida si) (merienda no) (cena si))" calcext:value-type="string">
            <text:p>(alimento (id 313) (nombre avena-copos) (grupo 6) (veces 5) (tipo energeticos) <text:s/>(racion 150) (kcal 383) (proteinas 17) (grasas 8.8) (hidratos 58.9)(grasas-mono 0) (desayuno si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Miel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15]*[.L315]/100" office:value-type="float" office:value="150" calcext:value-type="float">
            <text:p>150</text:p>
          </table:table-cell>
          <table:table-cell table:style-name="ce3" table:formula="of:=[.K322]*[.O322]*4/100" office:value-type="float" office:value="163.2" calcext:value-type="float">
            <text:p>163,2</text:p>
          </table:table-cell>
          <table:table-cell table:style-name="ce3" table:formula="of:=[.K315]*[.O315]*4/100" office:value-type="float" office:value="160" calcext:value-type="float">
            <text:p>160</text:p>
          </table:table-cell>
          <table:table-cell table:style-name="ce3" table:formula="of:=[.K315]*[.N315]*9/100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00" calcext:value-type="float">
            <text:p>300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15]);&quot; &quot;;&quot;-&quot;);&quot;á&quot;;&quot;a&quot;);&quot;é&quot;;&quot;e&quot;);&quot;í&quot;;&quot;i&quot;);&quot;ó&quot;;&quot;o&quot;);&quot;ú&quot;;&quot;u&quot;)" office:value-type="string" office:string-value="miel" calcext:value-type="string">
            <text:p>miel</text:p>
          </table:table-cell>
          <table:table-cell table:style-name="ce12" table:formula="of:=CONCATENATE(&quot;(alimento (id &quot;;[.A315];&quot;) (nombre &quot;;[.V315];&quot;) (grupo &quot;;[.D315];&quot;) (veces &quot;;[.E315];&quot;) (tipo &quot;;[.F315];&quot;)  (racion &quot;;[.K315];&quot;) (kcal &quot;;[.L315];&quot;) (proteinas &quot;;[.M315];&quot;) (grasas &quot;;[.N315];&quot;) (hidratos &quot;;[.O315];&quot;)(grasas-mono &quot;;[.P315];&quot;) (desayuno &quot;;[.Q315];&quot;) (almuerzo &quot;;[.R315];&quot;) (comida &quot;;[.S315];&quot;) (merienda &quot;;[.T315];&quot;) (cena &quot;;[.U315];&quot;))&quot;)" office:value-type="string" office:string-value="(alimento (id 314) (nombre miel) (grupo 6) (veces 5) (tipo energeticos)  (racion 50) (kcal 300) (proteinas 0,6) (grasas 0) (hidratos 80)(grasas-mono 0) (desayuno si) (almuerzo si) (comida si) (merienda si) (cena si))" calcext:value-type="string">
            <text:p>(alimento (id 314) (nombre miel) (grupo 6) (veces 5) (tipo energeticos) <text:s/>(racion 50) (kcal 300) (proteinas 0,6) (grasas 0) (hidratos 80)(grasas-mono 0) (desayuno si) (almuerzo si) (comida si) (merienda si) (cena si))</text:p>
          </table:table-cell>
          <table:table-cell table:style-name="ce2" table:formula="of:=SUBSTITUTE([.W315];&quot;,&quot;;&quot;.&quot;)" office:value-type="string" office:string-value="(alimento (id 314) (nombre miel) (grupo 6) (veces 5) (tipo energeticos)  (racion 50) (kcal 300) (proteinas 0.6) (grasas 0) (hidratos 80)(grasas-mono 0) (desayuno si) (almuerzo si) (comida si) (merienda si) (cena si))" calcext:value-type="string">
            <text:p>(alimento (id 314) (nombre miel) (grupo 6) (veces 5) (tipo energeticos) <text:s/>(racion 50) (kcal 300) (proteinas 0.6) (grasas 0) (hidratos 80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15" calcext:value-type="float">
            <text:p>315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Miel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16]*[.L316]/100" office:value-type="float" office:value="120" calcext:value-type="float">
            <text:p>120</text:p>
          </table:table-cell>
          <table:table-cell table:style-name="ce3" table:formula="of:=[.K323]*[.O323]*4/100" office:value-type="float" office:value="326.4" calcext:value-type="float">
            <text:p>326,4</text:p>
          </table:table-cell>
          <table:table-cell table:style-name="ce3" table:formula="of:=[.K316]*[.O316]*4/100" office:value-type="float" office:value="128" calcext:value-type="float">
            <text:p>128</text:p>
          </table:table-cell>
          <table:table-cell table:style-name="ce3" table:formula="of:=[.K316]*[.N316]*9/100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00" calcext:value-type="float">
            <text:p>300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16]);&quot; &quot;;&quot;-&quot;);&quot;á&quot;;&quot;a&quot;);&quot;é&quot;;&quot;e&quot;);&quot;í&quot;;&quot;i&quot;);&quot;ó&quot;;&quot;o&quot;);&quot;ú&quot;;&quot;u&quot;)" office:value-type="string" office:string-value="miel" calcext:value-type="string">
            <text:p>miel</text:p>
          </table:table-cell>
          <table:table-cell table:style-name="ce12" table:formula="of:=CONCATENATE(&quot;(alimento (id &quot;;[.A316];&quot;) (nombre &quot;;[.V316];&quot;) (grupo &quot;;[.D316];&quot;) (veces &quot;;[.E316];&quot;) (tipo &quot;;[.F316];&quot;)  (racion &quot;;[.K316];&quot;) (kcal &quot;;[.L316];&quot;) (proteinas &quot;;[.M316];&quot;) (grasas &quot;;[.N316];&quot;) (hidratos &quot;;[.O316];&quot;)(grasas-mono &quot;;[.P316];&quot;) (desayuno &quot;;[.Q316];&quot;) (almuerzo &quot;;[.R316];&quot;) (comida &quot;;[.S316];&quot;) (merienda &quot;;[.T316];&quot;) (cena &quot;;[.U316];&quot;))&quot;)" office:value-type="string" office:string-value="(alimento (id 315) (nombre miel) (grupo 6) (veces 5) (tipo energeticos)  (racion 40) (kcal 300) (proteinas 0,6) (grasas 0) (hidratos 80)(grasas-mono 0) (desayuno si) (almuerzo si) (comida si) (merienda si) (cena si))" calcext:value-type="string">
            <text:p>(alimento (id 315) (nombre miel) (grupo 6) (veces 5) (tipo energeticos) <text:s/>(racion 40) (kcal 300) (proteinas 0,6) (grasas 0) (hidratos 80)(grasas-mono 0) (desayuno si) (almuerzo si) (comida si) (merienda si) (cena si))</text:p>
          </table:table-cell>
          <table:table-cell table:style-name="ce2" table:formula="of:=SUBSTITUTE([.W316];&quot;,&quot;;&quot;.&quot;)" office:value-type="string" office:string-value="(alimento (id 315) (nombre miel) (grupo 6) (veces 5) (tipo energeticos)  (racion 40) (kcal 300) (proteinas 0.6) (grasas 0) (hidratos 80)(grasas-mono 0) (desayuno si) (almuerzo si) (comida si) (merienda si) (cena si))" calcext:value-type="string">
            <text:p>(alimento (id 315) (nombre miel) (grupo 6) (veces 5) (tipo energeticos) <text:s/>(racion 40) (kcal 300) (proteinas 0.6) (grasas 0) (hidratos 80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16" calcext:value-type="float">
            <text:p>316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Miel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17]*[.L317]/100" office:value-type="float" office:value="60" calcext:value-type="float">
            <text:p>60</text:p>
          </table:table-cell>
          <table:table-cell table:style-name="ce3" table:formula="of:=[.K324]*[.O324]*4/100" office:value-type="float" office:value="408" calcext:value-type="float">
            <text:p>408</text:p>
          </table:table-cell>
          <table:table-cell table:style-name="ce3" table:formula="of:=[.K317]*[.O317]*4/100" office:value-type="float" office:value="64" calcext:value-type="float">
            <text:p>64</text:p>
          </table:table-cell>
          <table:table-cell table:style-name="ce3" table:formula="of:=[.K317]*[.N317]*9/100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0" calcext:value-type="float">
            <text:p>300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17]);&quot; &quot;;&quot;-&quot;);&quot;á&quot;;&quot;a&quot;);&quot;é&quot;;&quot;e&quot;);&quot;í&quot;;&quot;i&quot;);&quot;ó&quot;;&quot;o&quot;);&quot;ú&quot;;&quot;u&quot;)" office:value-type="string" office:string-value="miel" calcext:value-type="string">
            <text:p>miel</text:p>
          </table:table-cell>
          <table:table-cell table:style-name="ce12" table:formula="of:=CONCATENATE(&quot;(alimento (id &quot;;[.A317];&quot;) (nombre &quot;;[.V317];&quot;) (grupo &quot;;[.D317];&quot;) (veces &quot;;[.E317];&quot;) (tipo &quot;;[.F317];&quot;)  (racion &quot;;[.K317];&quot;) (kcal &quot;;[.L317];&quot;) (proteinas &quot;;[.M317];&quot;) (grasas &quot;;[.N317];&quot;) (hidratos &quot;;[.O317];&quot;)(grasas-mono &quot;;[.P317];&quot;) (desayuno &quot;;[.Q317];&quot;) (almuerzo &quot;;[.R317];&quot;) (comida &quot;;[.S317];&quot;) (merienda &quot;;[.T317];&quot;) (cena &quot;;[.U317];&quot;))&quot;)" office:value-type="string" office:string-value="(alimento (id 316) (nombre miel) (grupo 6) (veces 5) (tipo energeticos)  (racion 20) (kcal 300) (proteinas 0,6) (grasas 0) (hidratos 80)(grasas-mono 0) (desayuno si) (almuerzo si) (comida si) (merienda si) (cena si))" calcext:value-type="string">
            <text:p>(alimento (id 316) (nombre miel) (grupo 6) (veces 5) (tipo energeticos) <text:s/>(racion 20) (kcal 300) (proteinas 0,6) (grasas 0) (hidratos 80)(grasas-mono 0) (desayuno si) (almuerzo si) (comida si) (merienda si) (cena si))</text:p>
          </table:table-cell>
          <table:table-cell table:style-name="ce2" table:formula="of:=SUBSTITUTE([.W317];&quot;,&quot;;&quot;.&quot;)" office:value-type="string" office:string-value="(alimento (id 316) (nombre miel) (grupo 6) (veces 5) (tipo energeticos)  (racion 20) (kcal 300) (proteinas 0.6) (grasas 0) (hidratos 80)(grasas-mono 0) (desayuno si) (almuerzo si) (comida si) (merienda si) (cena si))" calcext:value-type="string">
            <text:p>(alimento (id 316) (nombre miel) (grupo 6) (veces 5) (tipo energeticos) <text:s/>(racion 20) (kcal 300) (proteinas 0.6) (grasas 0) (hidratos 80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17" calcext:value-type="float">
            <text:p>317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Miel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18]*[.L318]/100" office:value-type="float" office:value="30" calcext:value-type="float">
            <text:p>30</text:p>
          </table:table-cell>
          <table:table-cell table:style-name="ce3" table:formula="of:=[.K325]*[.O325]*4/100" office:value-type="float" office:value="489.6" calcext:value-type="float">
            <text:p>489,6</text:p>
          </table:table-cell>
          <table:table-cell table:style-name="ce3" table:formula="of:=[.K318]*[.O318]*4/100" office:value-type="float" office:value="32" calcext:value-type="float">
            <text:p>32</text:p>
          </table:table-cell>
          <table:table-cell table:style-name="ce3" table:formula="of:=[.K318]*[.N318]*9/100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0" calcext:value-type="float">
            <text:p>300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18]);&quot; &quot;;&quot;-&quot;);&quot;á&quot;;&quot;a&quot;);&quot;é&quot;;&quot;e&quot;);&quot;í&quot;;&quot;i&quot;);&quot;ó&quot;;&quot;o&quot;);&quot;ú&quot;;&quot;u&quot;)" office:value-type="string" office:string-value="miel" calcext:value-type="string">
            <text:p>miel</text:p>
          </table:table-cell>
          <table:table-cell table:style-name="ce12" table:formula="of:=CONCATENATE(&quot;(alimento (id &quot;;[.A318];&quot;) (nombre &quot;;[.V318];&quot;) (grupo &quot;;[.D318];&quot;) (veces &quot;;[.E318];&quot;) (tipo &quot;;[.F318];&quot;)  (racion &quot;;[.K318];&quot;) (kcal &quot;;[.L318];&quot;) (proteinas &quot;;[.M318];&quot;) (grasas &quot;;[.N318];&quot;) (hidratos &quot;;[.O318];&quot;)(grasas-mono &quot;;[.P318];&quot;) (desayuno &quot;;[.Q318];&quot;) (almuerzo &quot;;[.R318];&quot;) (comida &quot;;[.S318];&quot;) (merienda &quot;;[.T318];&quot;) (cena &quot;;[.U318];&quot;))&quot;)" office:value-type="string" office:string-value="(alimento (id 317) (nombre miel) (grupo 6) (veces 5) (tipo energeticos)  (racion 10) (kcal 300) (proteinas 0,6) (grasas 0) (hidratos 80)(grasas-mono 0) (desayuno si) (almuerzo si) (comida si) (merienda si) (cena si))" calcext:value-type="string">
            <text:p>(alimento (id 317) (nombre miel) (grupo 6) (veces 5) (tipo energeticos) <text:s/>(racion 10) (kcal 300) (proteinas 0,6) (grasas 0) (hidratos 80)(grasas-mono 0) (desayuno si) (almuerzo si) (comida si) (merienda si) (cena si))</text:p>
          </table:table-cell>
          <table:table-cell table:style-name="ce2" table:formula="of:=SUBSTITUTE([.W318];&quot;,&quot;;&quot;.&quot;)" office:value-type="string" office:string-value="(alimento (id 317) (nombre miel) (grupo 6) (veces 5) (tipo energeticos)  (racion 10) (kcal 300) (proteinas 0.6) (grasas 0) (hidratos 80)(grasas-mono 0) (desayuno si) (almuerzo si) (comida si) (merienda si) (cena si))" calcext:value-type="string">
            <text:p>(alimento (id 317) (nombre miel) (grupo 6) (veces 5) (tipo energeticos) <text:s/>(racion 10) (kcal 300) (proteinas 0.6) (grasas 0) (hidratos 80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18" calcext:value-type="float">
            <text:p>318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Miel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19]*[.L319]/100" office:value-type="float" office:value="150" calcext:value-type="float">
            <text:p>150</text:p>
          </table:table-cell>
          <table:table-cell table:style-name="ce3" table:formula="of:=[.K326]*[.O326]*4/100" office:value-type="float" office:value="652.8" calcext:value-type="float">
            <text:p>652,8</text:p>
          </table:table-cell>
          <table:table-cell table:style-name="ce3" table:formula="of:=[.K319]*[.O319]*4/100" office:value-type="float" office:value="160" calcext:value-type="float">
            <text:p>160</text:p>
          </table:table-cell>
          <table:table-cell table:style-name="ce3" table:formula="of:=[.K319]*[.N319]*9/100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00" calcext:value-type="float">
            <text:p>300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19]);&quot; &quot;;&quot;-&quot;);&quot;á&quot;;&quot;a&quot;);&quot;é&quot;;&quot;e&quot;);&quot;í&quot;;&quot;i&quot;);&quot;ó&quot;;&quot;o&quot;);&quot;ú&quot;;&quot;u&quot;)" office:value-type="string" office:string-value="miel" calcext:value-type="string">
            <text:p>miel</text:p>
          </table:table-cell>
          <table:table-cell table:style-name="ce12" table:formula="of:=CONCATENATE(&quot;(alimento (id &quot;;[.A319];&quot;) (nombre &quot;;[.V319];&quot;) (grupo &quot;;[.D319];&quot;) (veces &quot;;[.E319];&quot;) (tipo &quot;;[.F319];&quot;)  (racion &quot;;[.K319];&quot;) (kcal &quot;;[.L319];&quot;) (proteinas &quot;;[.M319];&quot;) (grasas &quot;;[.N319];&quot;) (hidratos &quot;;[.O319];&quot;)(grasas-mono &quot;;[.P319];&quot;) (desayuno &quot;;[.Q319];&quot;) (almuerzo &quot;;[.R319];&quot;) (comida &quot;;[.S319];&quot;) (merienda &quot;;[.T319];&quot;) (cena &quot;;[.U319];&quot;))&quot;)" office:value-type="string" office:string-value="(alimento (id 318) (nombre miel) (grupo 6) (veces 5) (tipo energeticos)  (racion 50) (kcal 300) (proteinas 0,6) (grasas 0) (hidratos 80)(grasas-mono 0) (desayuno si) (almuerzo si) (comida si) (merienda si) (cena si))" calcext:value-type="string">
            <text:p>(alimento (id 318) (nombre miel) (grupo 6) (veces 5) (tipo energeticos) <text:s/>(racion 50) (kcal 300) (proteinas 0,6) (grasas 0) (hidratos 80)(grasas-mono 0) (desayuno si) (almuerzo si) (comida si) (merienda si) (cena si))</text:p>
          </table:table-cell>
          <table:table-cell table:style-name="ce2" table:formula="of:=SUBSTITUTE([.W319];&quot;,&quot;;&quot;.&quot;)" office:value-type="string" office:string-value="(alimento (id 318) (nombre miel) (grupo 6) (veces 5) (tipo energeticos)  (racion 50) (kcal 300) (proteinas 0.6) (grasas 0) (hidratos 80)(grasas-mono 0) (desayuno si) (almuerzo si) (comida si) (merienda si) (cena si))" calcext:value-type="string">
            <text:p>(alimento (id 318) (nombre miel) (grupo 6) (veces 5) (tipo energeticos) <text:s/>(racion 50) (kcal 300) (proteinas 0.6) (grasas 0) (hidratos 80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19" calcext:value-type="float">
            <text:p>319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Arroz Blanco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20]*[.L320]/100" office:value-type="float" office:value="109.8" calcext:value-type="float">
            <text:p>109,8</text:p>
          </table:table-cell>
          <table:table-cell table:style-name="ce3" table:formula="of:=[.K320]*[.M320]*4/100" office:value-type="float" office:value="7.92" calcext:value-type="float">
            <text:p>7,92</text:p>
          </table:table-cell>
          <table:table-cell table:style-name="ce3" table:formula="of:=[.K320]*[.O320]*4/100" office:value-type="float" office:value="97.92" calcext:value-type="float">
            <text:p>97,92</text:p>
          </table:table-cell>
          <table:table-cell table:style-name="ce3" table:formula="of:=[.K320]*[.N320]*9/100" office:value-type="float" office:value="2.43" calcext:value-type="float">
            <text:p>2,4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66" calcext:value-type="float">
            <text:p>366</text:p>
          </table:table-cell>
          <table:table-cell table:style-name="ce6" office:value-type="float" office:value="6.6" calcext:value-type="float">
            <text:p>6.6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81.6" calcext:value-type="float">
            <text:p>81.6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20]);&quot; &quot;;&quot;-&quot;);&quot;á&quot;;&quot;a&quot;);&quot;é&quot;;&quot;e&quot;);&quot;í&quot;;&quot;i&quot;);&quot;ó&quot;;&quot;o&quot;);&quot;ú&quot;;&quot;u&quot;)" office:value-type="string" office:string-value="arroz-blanco" calcext:value-type="string">
            <text:p>arroz-blanco</text:p>
          </table:table-cell>
          <table:table-cell table:style-name="ce12" table:formula="of:=CONCATENATE(&quot;(alimento (id &quot;;[.A320];&quot;) (nombre &quot;;[.V320];&quot;) (grupo &quot;;[.D320];&quot;) (veces &quot;;[.E320];&quot;) (tipo &quot;;[.F320];&quot;)  (racion &quot;;[.K320];&quot;) (kcal &quot;;[.L320];&quot;) (proteinas &quot;;[.M320];&quot;) (grasas &quot;;[.N320];&quot;) (hidratos &quot;;[.O320];&quot;)(grasas-mono &quot;;[.P320];&quot;) (desayuno &quot;;[.Q320];&quot;) (almuerzo &quot;;[.R320];&quot;) (comida &quot;;[.S320];&quot;) (merienda &quot;;[.T320];&quot;) (cena &quot;;[.U320];&quot;))&quot;)" office:value-type="string" office:string-value="(alimento (id 319) (nombre arroz-blanco) (grupo 6) (veces 1) (tipo energeticos)  (racion 30) (kcal 366) (proteinas 6,6) (grasas 0,9) (hidratos 81,6)(grasas-mono 0) (desayuno no) (almuerzo si) (comida si) (merienda no) (cena si))" calcext:value-type="string">
            <text:p>(alimento (id 319) (nombre arroz-blanco) (grupo 6) (veces 1) (tipo energeticos) <text:s/>(racion 30) (kcal 366) (proteinas 6,6) (grasas 0,9) (hidratos 81,6)(grasas-mono 0) (desayuno no) (almuerzo si) (comida si) (merienda no) (cena si))</text:p>
          </table:table-cell>
          <table:table-cell table:style-name="ce2" table:formula="of:=SUBSTITUTE([.W320];&quot;,&quot;;&quot;.&quot;)" office:value-type="string" office:string-value="(alimento (id 319) (nombre arroz-blanco) (grupo 6) (veces 1) (tipo energeticos)  (racion 30) (kcal 366) (proteinas 6.6) (grasas 0.9) (hidratos 81.6)(grasas-mono 0) (desayuno no) (almuerzo si) (comida si) (merienda no) (cena si))" calcext:value-type="string">
            <text:p>(alimento (id 319) (nombre arroz-blanco) (grupo 6) (veces 1) (tipo energeticos) <text:s/>(racion 30) (kcal 366) (proteinas 6.6) (grasas 0.9) (hidratos 81.6)(grasas-mono 0) (desayuno no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20" calcext:value-type="float">
            <text:p>320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Arroz Blanco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21]*[.L321]/100" office:value-type="float" office:value="146.4" calcext:value-type="float">
            <text:p>146,4</text:p>
          </table:table-cell>
          <table:table-cell table:style-name="ce3" table:formula="of:=[.K321]*[.M321]*4/100" office:value-type="float" office:value="10.56" calcext:value-type="float">
            <text:p>10,56</text:p>
          </table:table-cell>
          <table:table-cell table:style-name="ce3" table:formula="of:=[.K321]*[.O321]*4/100" office:value-type="float" office:value="130.56" calcext:value-type="float">
            <text:p>130,56</text:p>
          </table:table-cell>
          <table:table-cell table:style-name="ce3" table:formula="of:=[.K321]*[.N321]*9/100" office:value-type="float" office:value="3.24" calcext:value-type="float">
            <text:p>3,2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66" calcext:value-type="float">
            <text:p>366</text:p>
          </table:table-cell>
          <table:table-cell table:style-name="ce6" office:value-type="float" office:value="6.6" calcext:value-type="float">
            <text:p>6.6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81.6" calcext:value-type="float">
            <text:p>81.6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21]);&quot; &quot;;&quot;-&quot;);&quot;á&quot;;&quot;a&quot;);&quot;é&quot;;&quot;e&quot;);&quot;í&quot;;&quot;i&quot;);&quot;ó&quot;;&quot;o&quot;);&quot;ú&quot;;&quot;u&quot;)" office:value-type="string" office:string-value="arroz-blanco" calcext:value-type="string">
            <text:p>arroz-blanco</text:p>
          </table:table-cell>
          <table:table-cell table:style-name="ce12" table:formula="of:=CONCATENATE(&quot;(alimento (id &quot;;[.A321];&quot;) (nombre &quot;;[.V321];&quot;) (grupo &quot;;[.D321];&quot;) (veces &quot;;[.E321];&quot;) (tipo &quot;;[.F321];&quot;)  (racion &quot;;[.K321];&quot;) (kcal &quot;;[.L321];&quot;) (proteinas &quot;;[.M321];&quot;) (grasas &quot;;[.N321];&quot;) (hidratos &quot;;[.O321];&quot;)(grasas-mono &quot;;[.P321];&quot;) (desayuno &quot;;[.Q321];&quot;) (almuerzo &quot;;[.R321];&quot;) (comida &quot;;[.S321];&quot;) (merienda &quot;;[.T321];&quot;) (cena &quot;;[.U321];&quot;))&quot;)" office:value-type="string" office:string-value="(alimento (id 320) (nombre arroz-blanco) (grupo 6) (veces 1) (tipo energeticos)  (racion 40) (kcal 366) (proteinas 6,6) (grasas 0,9) (hidratos 81,6)(grasas-mono 0) (desayuno no) (almuerzo si) (comida si) (merienda no) (cena si))" calcext:value-type="string">
            <text:p>(alimento (id 320) (nombre arroz-blanco) (grupo 6) (veces 1) (tipo energeticos) <text:s/>(racion 40) (kcal 366) (proteinas 6,6) (grasas 0,9) (hidratos 81,6)(grasas-mono 0) (desayuno no) (almuerzo si) (comida si) (merienda no) (cena si))</text:p>
          </table:table-cell>
          <table:table-cell table:style-name="ce2" table:formula="of:=SUBSTITUTE([.W321];&quot;,&quot;;&quot;.&quot;)" office:value-type="string" office:string-value="(alimento (id 320) (nombre arroz-blanco) (grupo 6) (veces 1) (tipo energeticos)  (racion 40) (kcal 366) (proteinas 6.6) (grasas 0.9) (hidratos 81.6)(grasas-mono 0) (desayuno no) (almuerzo si) (comida si) (merienda no) (cena si))" calcext:value-type="string">
            <text:p>(alimento (id 320) (nombre arroz-blanco) (grupo 6) (veces 1) (tipo energeticos) <text:s/>(racion 40) (kcal 366) (proteinas 6.6) (grasas 0.9) (hidratos 81.6)(grasas-mono 0) (desayuno no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21" calcext:value-type="float">
            <text:p>321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Arroz Blanco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22]*[.L322]/100" office:value-type="float" office:value="183" calcext:value-type="float">
            <text:p>183</text:p>
          </table:table-cell>
          <table:table-cell table:style-name="ce3" table:formula="of:=[.K322]*[.M322]*4/100" office:value-type="float" office:value="13.2" calcext:value-type="float">
            <text:p>13,2</text:p>
          </table:table-cell>
          <table:table-cell table:style-name="ce3" table:formula="of:=[.K322]*[.O322]*4/100" office:value-type="float" office:value="163.2" calcext:value-type="float">
            <text:p>163,2</text:p>
          </table:table-cell>
          <table:table-cell table:style-name="ce3" table:formula="of:=[.K322]*[.N322]*9/100" office:value-type="float" office:value="4.05" calcext:value-type="float">
            <text:p>4,0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66" calcext:value-type="float">
            <text:p>366</text:p>
          </table:table-cell>
          <table:table-cell table:style-name="ce6" office:value-type="float" office:value="6.6" calcext:value-type="float">
            <text:p>6.6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81.6" calcext:value-type="float">
            <text:p>81.6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22]);&quot; &quot;;&quot;-&quot;);&quot;á&quot;;&quot;a&quot;);&quot;é&quot;;&quot;e&quot;);&quot;í&quot;;&quot;i&quot;);&quot;ó&quot;;&quot;o&quot;);&quot;ú&quot;;&quot;u&quot;)" office:value-type="string" office:string-value="arroz-blanco" calcext:value-type="string">
            <text:p>arroz-blanco</text:p>
          </table:table-cell>
          <table:table-cell table:style-name="ce12" table:formula="of:=CONCATENATE(&quot;(alimento (id &quot;;[.A322];&quot;) (nombre &quot;;[.V322];&quot;) (grupo &quot;;[.D322];&quot;) (veces &quot;;[.E322];&quot;) (tipo &quot;;[.F322];&quot;)  (racion &quot;;[.K322];&quot;) (kcal &quot;;[.L322];&quot;) (proteinas &quot;;[.M322];&quot;) (grasas &quot;;[.N322];&quot;) (hidratos &quot;;[.O322];&quot;)(grasas-mono &quot;;[.P322];&quot;) (desayuno &quot;;[.Q322];&quot;) (almuerzo &quot;;[.R322];&quot;) (comida &quot;;[.S322];&quot;) (merienda &quot;;[.T322];&quot;) (cena &quot;;[.U322];&quot;))&quot;)" office:value-type="string" office:string-value="(alimento (id 321) (nombre arroz-blanco) (grupo 6) (veces 1) (tipo energeticos)  (racion 50) (kcal 366) (proteinas 6,6) (grasas 0,9) (hidratos 81,6)(grasas-mono 0) (desayuno no) (almuerzo si) (comida si) (merienda no) (cena si))" calcext:value-type="string">
            <text:p>(alimento (id 321) (nombre arroz-blanco) (grupo 6) (veces 1) (tipo energeticos) <text:s/>(racion 50) (kcal 366) (proteinas 6,6) (grasas 0,9) (hidratos 81,6)(grasas-mono 0) (desayuno no) (almuerzo si) (comida si) (merienda no) (cena si))</text:p>
          </table:table-cell>
          <table:table-cell table:style-name="ce2" table:formula="of:=SUBSTITUTE([.W322];&quot;,&quot;;&quot;.&quot;)" office:value-type="string" office:string-value="(alimento (id 321) (nombre arroz-blanco) (grupo 6) (veces 1) (tipo energeticos)  (racion 50) (kcal 366) (proteinas 6.6) (grasas 0.9) (hidratos 81.6)(grasas-mono 0) (desayuno no) (almuerzo si) (comida si) (merienda no) (cena si))" calcext:value-type="string">
            <text:p>(alimento (id 321) (nombre arroz-blanco) (grupo 6) (veces 1) (tipo energeticos) <text:s/>(racion 50) (kcal 366) (proteinas 6.6) (grasas 0.9) (hidratos 81.6)(grasas-mono 0) (desayuno no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22" calcext:value-type="float">
            <text:p>322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Arroz Blanco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23]*[.L323]/100" office:value-type="float" office:value="366" calcext:value-type="float">
            <text:p>366</text:p>
          </table:table-cell>
          <table:table-cell table:style-name="ce3" table:formula="of:=[.K323]*[.M323]*4/100" office:value-type="float" office:value="26.4" calcext:value-type="float">
            <text:p>26,4</text:p>
          </table:table-cell>
          <table:table-cell table:style-name="ce3" table:formula="of:=[.K323]*[.O323]*4/100" office:value-type="float" office:value="326.4" calcext:value-type="float">
            <text:p>326,4</text:p>
          </table:table-cell>
          <table:table-cell table:style-name="ce3" table:formula="of:=[.K323]*[.N323]*9/100" office:value-type="float" office:value="8.1" calcext:value-type="float">
            <text:p>8,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66" calcext:value-type="float">
            <text:p>366</text:p>
          </table:table-cell>
          <table:table-cell table:style-name="ce6" office:value-type="float" office:value="6.6" calcext:value-type="float">
            <text:p>6.6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81.6" calcext:value-type="float">
            <text:p>81.6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23]);&quot; &quot;;&quot;-&quot;);&quot;á&quot;;&quot;a&quot;);&quot;é&quot;;&quot;e&quot;);&quot;í&quot;;&quot;i&quot;);&quot;ó&quot;;&quot;o&quot;);&quot;ú&quot;;&quot;u&quot;)" office:value-type="string" office:string-value="arroz-blanco" calcext:value-type="string">
            <text:p>arroz-blanco</text:p>
          </table:table-cell>
          <table:table-cell table:style-name="ce12" table:formula="of:=CONCATENATE(&quot;(alimento (id &quot;;[.A323];&quot;) (nombre &quot;;[.V323];&quot;) (grupo &quot;;[.D323];&quot;) (veces &quot;;[.E323];&quot;) (tipo &quot;;[.F323];&quot;)  (racion &quot;;[.K323];&quot;) (kcal &quot;;[.L323];&quot;) (proteinas &quot;;[.M323];&quot;) (grasas &quot;;[.N323];&quot;) (hidratos &quot;;[.O323];&quot;)(grasas-mono &quot;;[.P323];&quot;) (desayuno &quot;;[.Q323];&quot;) (almuerzo &quot;;[.R323];&quot;) (comida &quot;;[.S323];&quot;) (merienda &quot;;[.T323];&quot;) (cena &quot;;[.U323];&quot;))&quot;)" office:value-type="string" office:string-value="(alimento (id 322) (nombre arroz-blanco) (grupo 6) (veces 1) (tipo energeticos)  (racion 100) (kcal 366) (proteinas 6,6) (grasas 0,9) (hidratos 81,6)(grasas-mono 0) (desayuno no) (almuerzo si) (comida si) (merienda no) (cena si))" calcext:value-type="string">
            <text:p>(alimento (id 322) (nombre arroz-blanco) (grupo 6) (veces 1) (tipo energeticos) <text:s/>(racion 100) (kcal 366) (proteinas 6,6) (grasas 0,9) (hidratos 81,6)(grasas-mono 0) (desayuno no) (almuerzo si) (comida si) (merienda no) (cena si))</text:p>
          </table:table-cell>
          <table:table-cell table:style-name="ce2" table:formula="of:=SUBSTITUTE([.W323];&quot;,&quot;;&quot;.&quot;)" office:value-type="string" office:string-value="(alimento (id 322) (nombre arroz-blanco) (grupo 6) (veces 1) (tipo energeticos)  (racion 100) (kcal 366) (proteinas 6.6) (grasas 0.9) (hidratos 81.6)(grasas-mono 0) (desayuno no) (almuerzo si) (comida si) (merienda no) (cena si))" calcext:value-type="string">
            <text:p>(alimento (id 322) (nombre arroz-blanco) (grupo 6) (veces 1) (tipo energeticos) <text:s/>(racion 100) (kcal 366) (proteinas 6.6) (grasas 0.9) (hidratos 81.6)(grasas-mono 0) (desayuno no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23" calcext:value-type="float">
            <text:p>323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Arroz Blanco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24]*[.L324]/100" office:value-type="float" office:value="457.5" calcext:value-type="float">
            <text:p>457,5</text:p>
          </table:table-cell>
          <table:table-cell table:style-name="ce3" table:formula="of:=[.K324]*[.M324]*4/100" office:value-type="float" office:value="33" calcext:value-type="float">
            <text:p>33</text:p>
          </table:table-cell>
          <table:table-cell table:style-name="ce3" table:formula="of:=[.K324]*[.O324]*4/100" office:value-type="float" office:value="408" calcext:value-type="float">
            <text:p>408</text:p>
          </table:table-cell>
          <table:table-cell table:style-name="ce3" table:formula="of:=[.K324]*[.N324]*9/100" office:value-type="float" office:value="10.125" calcext:value-type="float">
            <text:p>10,12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366" calcext:value-type="float">
            <text:p>366</text:p>
          </table:table-cell>
          <table:table-cell table:style-name="ce6" office:value-type="float" office:value="6.6" calcext:value-type="float">
            <text:p>6.6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81.6" calcext:value-type="float">
            <text:p>81.6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24]);&quot; &quot;;&quot;-&quot;);&quot;á&quot;;&quot;a&quot;);&quot;é&quot;;&quot;e&quot;);&quot;í&quot;;&quot;i&quot;);&quot;ó&quot;;&quot;o&quot;);&quot;ú&quot;;&quot;u&quot;)" office:value-type="string" office:string-value="arroz-blanco" calcext:value-type="string">
            <text:p>arroz-blanco</text:p>
          </table:table-cell>
          <table:table-cell table:style-name="ce12" table:formula="of:=CONCATENATE(&quot;(alimento (id &quot;;[.A324];&quot;) (nombre &quot;;[.V324];&quot;) (grupo &quot;;[.D324];&quot;) (veces &quot;;[.E324];&quot;) (tipo &quot;;[.F324];&quot;)  (racion &quot;;[.K324];&quot;) (kcal &quot;;[.L324];&quot;) (proteinas &quot;;[.M324];&quot;) (grasas &quot;;[.N324];&quot;) (hidratos &quot;;[.O324];&quot;)(grasas-mono &quot;;[.P324];&quot;) (desayuno &quot;;[.Q324];&quot;) (almuerzo &quot;;[.R324];&quot;) (comida &quot;;[.S324];&quot;) (merienda &quot;;[.T324];&quot;) (cena &quot;;[.U324];&quot;))&quot;)" office:value-type="string" office:string-value="(alimento (id 323) (nombre arroz-blanco) (grupo 6) (veces 1) (tipo energeticos)  (racion 125) (kcal 366) (proteinas 6,6) (grasas 0,9) (hidratos 81,6)(grasas-mono 0) (desayuno no) (almuerzo si) (comida si) (merienda no) (cena si))" calcext:value-type="string">
            <text:p>(alimento (id 323) (nombre arroz-blanco) (grupo 6) (veces 1) (tipo energeticos) <text:s/>(racion 125) (kcal 366) (proteinas 6,6) (grasas 0,9) (hidratos 81,6)(grasas-mono 0) (desayuno no) (almuerzo si) (comida si) (merienda no) (cena si))</text:p>
          </table:table-cell>
          <table:table-cell table:style-name="ce2" table:formula="of:=SUBSTITUTE([.W324];&quot;,&quot;;&quot;.&quot;)" office:value-type="string" office:string-value="(alimento (id 323) (nombre arroz-blanco) (grupo 6) (veces 1) (tipo energeticos)  (racion 125) (kcal 366) (proteinas 6.6) (grasas 0.9) (hidratos 81.6)(grasas-mono 0) (desayuno no) (almuerzo si) (comida si) (merienda no) (cena si))" calcext:value-type="string">
            <text:p>(alimento (id 323) (nombre arroz-blanco) (grupo 6) (veces 1) (tipo energeticos) <text:s/>(racion 125) (kcal 366) (proteinas 6.6) (grasas 0.9) (hidratos 81.6)(grasas-mono 0) (desayuno no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24" calcext:value-type="float">
            <text:p>324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Arroz Blanco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25]*[.L325]/100" office:value-type="float" office:value="549" calcext:value-type="float">
            <text:p>549</text:p>
          </table:table-cell>
          <table:table-cell table:style-name="ce3" table:formula="of:=[.K325]*[.M325]*4/100" office:value-type="float" office:value="39.6" calcext:value-type="float">
            <text:p>39,6</text:p>
          </table:table-cell>
          <table:table-cell table:style-name="ce3" table:formula="of:=[.K325]*[.O325]*4/100" office:value-type="float" office:value="489.6" calcext:value-type="float">
            <text:p>489,6</text:p>
          </table:table-cell>
          <table:table-cell table:style-name="ce3" table:formula="of:=[.K325]*[.N325]*9/100" office:value-type="float" office:value="12.15" calcext:value-type="float">
            <text:p>12,1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366" calcext:value-type="float">
            <text:p>366</text:p>
          </table:table-cell>
          <table:table-cell table:style-name="ce6" office:value-type="float" office:value="6.6" calcext:value-type="float">
            <text:p>6.6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81.6" calcext:value-type="float">
            <text:p>81.6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25]);&quot; &quot;;&quot;-&quot;);&quot;á&quot;;&quot;a&quot;);&quot;é&quot;;&quot;e&quot;);&quot;í&quot;;&quot;i&quot;);&quot;ó&quot;;&quot;o&quot;);&quot;ú&quot;;&quot;u&quot;)" office:value-type="string" office:string-value="arroz-blanco" calcext:value-type="string">
            <text:p>arroz-blanco</text:p>
          </table:table-cell>
          <table:table-cell table:style-name="ce12" table:formula="of:=CONCATENATE(&quot;(alimento (id &quot;;[.A325];&quot;) (nombre &quot;;[.V325];&quot;) (grupo &quot;;[.D325];&quot;) (veces &quot;;[.E325];&quot;) (tipo &quot;;[.F325];&quot;)  (racion &quot;;[.K325];&quot;) (kcal &quot;;[.L325];&quot;) (proteinas &quot;;[.M325];&quot;) (grasas &quot;;[.N325];&quot;) (hidratos &quot;;[.O325];&quot;)(grasas-mono &quot;;[.P325];&quot;) (desayuno &quot;;[.Q325];&quot;) (almuerzo &quot;;[.R325];&quot;) (comida &quot;;[.S325];&quot;) (merienda &quot;;[.T325];&quot;) (cena &quot;;[.U325];&quot;))&quot;)" office:value-type="string" office:string-value="(alimento (id 324) (nombre arroz-blanco) (grupo 6) (veces 1) (tipo energeticos)  (racion 150) (kcal 366) (proteinas 6,6) (grasas 0,9) (hidratos 81,6)(grasas-mono 0) (desayuno no) (almuerzo si) (comida si) (merienda no) (cena si))" calcext:value-type="string">
            <text:p>(alimento (id 324) (nombre arroz-blanco) (grupo 6) (veces 1) (tipo energeticos) <text:s/>(racion 150) (kcal 366) (proteinas 6,6) (grasas 0,9) (hidratos 81,6)(grasas-mono 0) (desayuno no) (almuerzo si) (comida si) (merienda no) (cena si))</text:p>
          </table:table-cell>
          <table:table-cell table:style-name="ce2" table:formula="of:=SUBSTITUTE([.W325];&quot;,&quot;;&quot;.&quot;)" office:value-type="string" office:string-value="(alimento (id 324) (nombre arroz-blanco) (grupo 6) (veces 1) (tipo energeticos)  (racion 150) (kcal 366) (proteinas 6.6) (grasas 0.9) (hidratos 81.6)(grasas-mono 0) (desayuno no) (almuerzo si) (comida si) (merienda no) (cena si))" calcext:value-type="string">
            <text:p>(alimento (id 324) (nombre arroz-blanco) (grupo 6) (veces 1) (tipo energeticos) <text:s/>(racion 150) (kcal 366) (proteinas 6.6) (grasas 0.9) (hidratos 81.6)(grasas-mono 0) (desayuno no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25" calcext:value-type="float">
            <text:p>325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Arroz Blanco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26]*[.L326]/100" office:value-type="float" office:value="732" calcext:value-type="float">
            <text:p>732</text:p>
          </table:table-cell>
          <table:table-cell table:style-name="ce3" table:formula="of:=[.K326]*[.M326]*4/100" office:value-type="float" office:value="52.8" calcext:value-type="float">
            <text:p>52,8</text:p>
          </table:table-cell>
          <table:table-cell table:style-name="ce3" table:formula="of:=[.K326]*[.O326]*4/100" office:value-type="float" office:value="652.8" calcext:value-type="float">
            <text:p>652,8</text:p>
          </table:table-cell>
          <table:table-cell table:style-name="ce3" table:formula="of:=[.K326]*[.N326]*9/100" office:value-type="float" office:value="16.2" calcext:value-type="float">
            <text:p>16,2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66" calcext:value-type="float">
            <text:p>366</text:p>
          </table:table-cell>
          <table:table-cell table:style-name="ce6" office:value-type="float" office:value="6.6" calcext:value-type="float">
            <text:p>6.6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81.6" calcext:value-type="float">
            <text:p>81.6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26]);&quot; &quot;;&quot;-&quot;);&quot;á&quot;;&quot;a&quot;);&quot;é&quot;;&quot;e&quot;);&quot;í&quot;;&quot;i&quot;);&quot;ó&quot;;&quot;o&quot;);&quot;ú&quot;;&quot;u&quot;)" office:value-type="string" office:string-value="arroz-blanco" calcext:value-type="string">
            <text:p>arroz-blanco</text:p>
          </table:table-cell>
          <table:table-cell table:style-name="ce12" table:formula="of:=CONCATENATE(&quot;(alimento (id &quot;;[.A326];&quot;) (nombre &quot;;[.V326];&quot;) (grupo &quot;;[.D326];&quot;) (veces &quot;;[.E326];&quot;) (tipo &quot;;[.F326];&quot;)  (racion &quot;;[.K326];&quot;) (kcal &quot;;[.L326];&quot;) (proteinas &quot;;[.M326];&quot;) (grasas &quot;;[.N326];&quot;) (hidratos &quot;;[.O326];&quot;)(grasas-mono &quot;;[.P326];&quot;) (desayuno &quot;;[.Q326];&quot;) (almuerzo &quot;;[.R326];&quot;) (comida &quot;;[.S326];&quot;) (merienda &quot;;[.T326];&quot;) (cena &quot;;[.U326];&quot;))&quot;)" office:value-type="string" office:string-value="(alimento (id 325) (nombre arroz-blanco) (grupo 6) (veces 1) (tipo energeticos)  (racion 200) (kcal 366) (proteinas 6,6) (grasas 0,9) (hidratos 81,6)(grasas-mono 0) (desayuno no) (almuerzo si) (comida si) (merienda no) (cena si))" calcext:value-type="string">
            <text:p>(alimento (id 325) (nombre arroz-blanco) (grupo 6) (veces 1) (tipo energeticos) <text:s/>(racion 200) (kcal 366) (proteinas 6,6) (grasas 0,9) (hidratos 81,6)(grasas-mono 0) (desayuno no) (almuerzo si) (comida si) (merienda no) (cena si))</text:p>
          </table:table-cell>
          <table:table-cell table:style-name="ce2" table:formula="of:=SUBSTITUTE([.W326];&quot;,&quot;;&quot;.&quot;)" office:value-type="string" office:string-value="(alimento (id 325) (nombre arroz-blanco) (grupo 6) (veces 1) (tipo energeticos)  (racion 200) (kcal 366) (proteinas 6.6) (grasas 0.9) (hidratos 81.6)(grasas-mono 0) (desayuno no) (almuerzo si) (comida si) (merienda no) (cena si))" calcext:value-type="string">
            <text:p>(alimento (id 325) (nombre arroz-blanco) (grupo 6) (veces 1) (tipo energeticos) <text:s/>(racion 200) (kcal 366) (proteinas 6.6) (grasas 0.9) (hidratos 81.6)(grasas-mono 0) (desayuno no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26" calcext:value-type="float">
            <text:p>326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Trigo inflado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27]*[.L327]/100" office:value-type="float" office:value="77.2" calcext:value-type="float">
            <text:p>77,2</text:p>
          </table:table-cell>
          <table:table-cell table:style-name="ce3" table:formula="of:=[.K327]*[.M327]*4/100" office:value-type="float" office:value="6.4" calcext:value-type="float">
            <text:p>6,4</text:p>
          </table:table-cell>
          <table:table-cell table:style-name="ce3" table:formula="of:=[.K327]*[.O327]*4/100" office:value-type="float" office:value="71.68" calcext:value-type="float">
            <text:p>71,68</text:p>
          </table:table-cell>
          <table:table-cell table:style-name="ce3" table:formula="of:=[.K327]*[.N327]*9/100" office:value-type="float" office:value="3.6" calcext:value-type="float">
            <text:p>3,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86" calcext:value-type="float">
            <text:p>38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9.6" calcext:value-type="float">
            <text:p>89.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27]);&quot; &quot;;&quot;-&quot;);&quot;á&quot;;&quot;a&quot;);&quot;é&quot;;&quot;e&quot;);&quot;í&quot;;&quot;i&quot;);&quot;ó&quot;;&quot;o&quot;);&quot;ú&quot;;&quot;u&quot;)" office:value-type="string" office:string-value="trigo-inflado" calcext:value-type="string">
            <text:p>trigo-inflado</text:p>
          </table:table-cell>
          <table:table-cell table:style-name="ce12" table:formula="of:=CONCATENATE(&quot;(alimento (id &quot;;[.A327];&quot;) (nombre &quot;;[.V327];&quot;) (grupo &quot;;[.D327];&quot;) (veces &quot;;[.E327];&quot;) (tipo &quot;;[.F327];&quot;)  (racion &quot;;[.K327];&quot;) (kcal &quot;;[.L327];&quot;) (proteinas &quot;;[.M327];&quot;) (grasas &quot;;[.N327];&quot;) (hidratos &quot;;[.O327];&quot;)(grasas-mono &quot;;[.P327];&quot;) (desayuno &quot;;[.Q327];&quot;) (almuerzo &quot;;[.R327];&quot;) (comida &quot;;[.S327];&quot;) (merienda &quot;;[.T327];&quot;) (cena &quot;;[.U327];&quot;))&quot;)" office:value-type="string" office:string-value="(alimento (id 326) (nombre trigo-inflado) (grupo 6) (veces 3) (tipo energeticos)  (racion 20) (kcal 386) (proteinas 8) (grasas 2) (hidratos 89,6)(grasas-mono 0) (desayuno si) (almuerzo si) (comida si) (merienda si) (cena si))" calcext:value-type="string">
            <text:p>(alimento (id 326) (nombre trigo-inflado) (grupo 6) (veces 3) (tipo energeticos) <text:s/>(racion 20) (kcal 386) (proteinas 8) (grasas 2) (hidratos 89,6)(grasas-mono 0) (desayuno si) (almuerzo si) (comida si) (merienda si) (cena si))</text:p>
          </table:table-cell>
          <table:table-cell table:style-name="ce2" table:formula="of:=SUBSTITUTE([.W327];&quot;,&quot;;&quot;.&quot;)" office:value-type="string" office:string-value="(alimento (id 326) (nombre trigo-inflado) (grupo 6) (veces 3) (tipo energeticos)  (racion 20) (kcal 386) (proteinas 8) (grasas 2) (hidratos 89.6)(grasas-mono 0) (desayuno si) (almuerzo si) (comida si) (merienda si) (cena si))" calcext:value-type="string">
            <text:p>(alimento (id 326) (nombre trigo-inflado) (grupo 6) (veces 3) (tipo energeticos) <text:s/>(racion 20) (kcal 386) (proteinas 8) (grasas 2) (hidratos 89.6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27" calcext:value-type="float">
            <text:p>327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Trigo inflado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28]*[.L328]/100" office:value-type="float" office:value="154.4" calcext:value-type="float">
            <text:p>154,4</text:p>
          </table:table-cell>
          <table:table-cell table:style-name="ce3" table:formula="of:=[.K328]*[.M328]*4/100" office:value-type="float" office:value="12.8" calcext:value-type="float">
            <text:p>12,8</text:p>
          </table:table-cell>
          <table:table-cell table:style-name="ce3" table:formula="of:=[.K328]*[.O328]*4/100" office:value-type="float" office:value="143.36" calcext:value-type="float">
            <text:p>143,36</text:p>
          </table:table-cell>
          <table:table-cell table:style-name="ce3" table:formula="of:=[.K328]*[.N328]*9/100" office:value-type="float" office:value="7.2" calcext:value-type="float">
            <text:p>7,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86" calcext:value-type="float">
            <text:p>38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9.6" calcext:value-type="float">
            <text:p>89.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28]);&quot; &quot;;&quot;-&quot;);&quot;á&quot;;&quot;a&quot;);&quot;é&quot;;&quot;e&quot;);&quot;í&quot;;&quot;i&quot;);&quot;ó&quot;;&quot;o&quot;);&quot;ú&quot;;&quot;u&quot;)" office:value-type="string" office:string-value="trigo-inflado" calcext:value-type="string">
            <text:p>trigo-inflado</text:p>
          </table:table-cell>
          <table:table-cell table:style-name="ce12" table:formula="of:=CONCATENATE(&quot;(alimento (id &quot;;[.A328];&quot;) (nombre &quot;;[.V328];&quot;) (grupo &quot;;[.D328];&quot;) (veces &quot;;[.E328];&quot;) (tipo &quot;;[.F328];&quot;)  (racion &quot;;[.K328];&quot;) (kcal &quot;;[.L328];&quot;) (proteinas &quot;;[.M328];&quot;) (grasas &quot;;[.N328];&quot;) (hidratos &quot;;[.O328];&quot;)(grasas-mono &quot;;[.P328];&quot;) (desayuno &quot;;[.Q328];&quot;) (almuerzo &quot;;[.R328];&quot;) (comida &quot;;[.S328];&quot;) (merienda &quot;;[.T328];&quot;) (cena &quot;;[.U328];&quot;))&quot;)" office:value-type="string" office:string-value="(alimento (id 327) (nombre trigo-inflado) (grupo 6) (veces 3) (tipo energeticos)  (racion 40) (kcal 386) (proteinas 8) (grasas 2) (hidratos 89,6)(grasas-mono 0) (desayuno si) (almuerzo si) (comida si) (merienda si) (cena si))" calcext:value-type="string">
            <text:p>(alimento (id 327) (nombre trigo-inflado) (grupo 6) (veces 3) (tipo energeticos) <text:s/>(racion 40) (kcal 386) (proteinas 8) (grasas 2) (hidratos 89,6)(grasas-mono 0) (desayuno si) (almuerzo si) (comida si) (merienda si) (cena si))</text:p>
          </table:table-cell>
          <table:table-cell table:style-name="ce2" table:formula="of:=SUBSTITUTE([.W328];&quot;,&quot;;&quot;.&quot;)" office:value-type="string" office:string-value="(alimento (id 327) (nombre trigo-inflado) (grupo 6) (veces 3) (tipo energeticos)  (racion 40) (kcal 386) (proteinas 8) (grasas 2) (hidratos 89.6)(grasas-mono 0) (desayuno si) (almuerzo si) (comida si) (merienda si) (cena si))" calcext:value-type="string">
            <text:p>(alimento (id 327) (nombre trigo-inflado) (grupo 6) (veces 3) (tipo energeticos) <text:s/>(racion 40) (kcal 386) (proteinas 8) (grasas 2) (hidratos 89.6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28" calcext:value-type="float">
            <text:p>328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Trigo inflado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29]*[.L329]/100" office:value-type="float" office:value="289.5" calcext:value-type="float">
            <text:p>289,5</text:p>
          </table:table-cell>
          <table:table-cell table:style-name="ce3" table:formula="of:=[.K329]*[.M329]*4/100" office:value-type="float" office:value="24" calcext:value-type="float">
            <text:p>24</text:p>
          </table:table-cell>
          <table:table-cell table:style-name="ce3" table:formula="of:=[.K329]*[.O329]*4/100" office:value-type="float" office:value="268.8" calcext:value-type="float">
            <text:p>268,8</text:p>
          </table:table-cell>
          <table:table-cell table:style-name="ce3" table:formula="of:=[.K329]*[.N329]*9/100" office:value-type="float" office:value="13.5" calcext:value-type="float">
            <text:p>13,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86" calcext:value-type="float">
            <text:p>38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9.6" calcext:value-type="float">
            <text:p>89.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29]);&quot; &quot;;&quot;-&quot;);&quot;á&quot;;&quot;a&quot;);&quot;é&quot;;&quot;e&quot;);&quot;í&quot;;&quot;i&quot;);&quot;ó&quot;;&quot;o&quot;);&quot;ú&quot;;&quot;u&quot;)" office:value-type="string" office:string-value="trigo-inflado" calcext:value-type="string">
            <text:p>trigo-inflado</text:p>
          </table:table-cell>
          <table:table-cell table:style-name="ce12" table:formula="of:=CONCATENATE(&quot;(alimento (id &quot;;[.A329];&quot;) (nombre &quot;;[.V329];&quot;) (grupo &quot;;[.D329];&quot;) (veces &quot;;[.E329];&quot;) (tipo &quot;;[.F329];&quot;)  (racion &quot;;[.K329];&quot;) (kcal &quot;;[.L329];&quot;) (proteinas &quot;;[.M329];&quot;) (grasas &quot;;[.N329];&quot;) (hidratos &quot;;[.O329];&quot;)(grasas-mono &quot;;[.P329];&quot;) (desayuno &quot;;[.Q329];&quot;) (almuerzo &quot;;[.R329];&quot;) (comida &quot;;[.S329];&quot;) (merienda &quot;;[.T329];&quot;) (cena &quot;;[.U329];&quot;))&quot;)" office:value-type="string" office:string-value="(alimento (id 328) (nombre trigo-inflado) (grupo 6) (veces 3) (tipo energeticos)  (racion 75) (kcal 386) (proteinas 8) (grasas 2) (hidratos 89,6)(grasas-mono 0) (desayuno si) (almuerzo si) (comida si) (merienda si) (cena si))" calcext:value-type="string">
            <text:p>(alimento (id 328) (nombre trigo-inflado) (grupo 6) (veces 3) (tipo energeticos) <text:s/>(racion 75) (kcal 386) (proteinas 8) (grasas 2) (hidratos 89,6)(grasas-mono 0) (desayuno si) (almuerzo si) (comida si) (merienda si) (cena si))</text:p>
          </table:table-cell>
          <table:table-cell table:style-name="ce2" table:formula="of:=SUBSTITUTE([.W329];&quot;,&quot;;&quot;.&quot;)" office:value-type="string" office:string-value="(alimento (id 328) (nombre trigo-inflado) (grupo 6) (veces 3) (tipo energeticos)  (racion 75) (kcal 386) (proteinas 8) (grasas 2) (hidratos 89.6)(grasas-mono 0) (desayuno si) (almuerzo si) (comida si) (merienda si) (cena si))" calcext:value-type="string">
            <text:p>(alimento (id 328) (nombre trigo-inflado) (grupo 6) (veces 3) (tipo energeticos) <text:s/>(racion 75) (kcal 386) (proteinas 8) (grasas 2) (hidratos 89.6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29" calcext:value-type="float">
            <text:p>329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Trigo inflado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30]*[.L330]/100" office:value-type="float" office:value="386" calcext:value-type="float">
            <text:p>386</text:p>
          </table:table-cell>
          <table:table-cell table:style-name="ce3" table:formula="of:=[.K330]*[.M330]*4/100" office:value-type="float" office:value="32" calcext:value-type="float">
            <text:p>32</text:p>
          </table:table-cell>
          <table:table-cell table:style-name="ce3" table:formula="of:=[.K330]*[.O330]*4/100" office:value-type="float" office:value="358.4" calcext:value-type="float">
            <text:p>358,4</text:p>
          </table:table-cell>
          <table:table-cell table:style-name="ce3" table:formula="of:=[.K330]*[.N330]*9/100" office:value-type="float" office:value="18" calcext:value-type="float">
            <text:p>1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86" calcext:value-type="float">
            <text:p>38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9.6" calcext:value-type="float">
            <text:p>89.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30]);&quot; &quot;;&quot;-&quot;);&quot;á&quot;;&quot;a&quot;);&quot;é&quot;;&quot;e&quot;);&quot;í&quot;;&quot;i&quot;);&quot;ó&quot;;&quot;o&quot;);&quot;ú&quot;;&quot;u&quot;)" office:value-type="string" office:string-value="trigo-inflado" calcext:value-type="string">
            <text:p>trigo-inflado</text:p>
          </table:table-cell>
          <table:table-cell table:style-name="ce12" table:formula="of:=CONCATENATE(&quot;(alimento (id &quot;;[.A330];&quot;) (nombre &quot;;[.V330];&quot;) (grupo &quot;;[.D330];&quot;) (veces &quot;;[.E330];&quot;) (tipo &quot;;[.F330];&quot;)  (racion &quot;;[.K330];&quot;) (kcal &quot;;[.L330];&quot;) (proteinas &quot;;[.M330];&quot;) (grasas &quot;;[.N330];&quot;) (hidratos &quot;;[.O330];&quot;)(grasas-mono &quot;;[.P330];&quot;) (desayuno &quot;;[.Q330];&quot;) (almuerzo &quot;;[.R330];&quot;) (comida &quot;;[.S330];&quot;) (merienda &quot;;[.T330];&quot;) (cena &quot;;[.U330];&quot;))&quot;)" office:value-type="string" office:string-value="(alimento (id 329) (nombre trigo-inflado) (grupo 6) (veces 3) (tipo energeticos)  (racion 100) (kcal 386) (proteinas 8) (grasas 2) (hidratos 89,6)(grasas-mono 0) (desayuno si) (almuerzo si) (comida si) (merienda si) (cena si))" calcext:value-type="string">
            <text:p>(alimento (id 329) (nombre trigo-inflado) (grupo 6) (veces 3) (tipo energeticos) <text:s/>(racion 100) (kcal 386) (proteinas 8) (grasas 2) (hidratos 89,6)(grasas-mono 0) (desayuno si) (almuerzo si) (comida si) (merienda si) (cena si))</text:p>
          </table:table-cell>
          <table:table-cell table:style-name="ce2" table:formula="of:=SUBSTITUTE([.W330];&quot;,&quot;;&quot;.&quot;)" office:value-type="string" office:string-value="(alimento (id 329) (nombre trigo-inflado) (grupo 6) (veces 3) (tipo energeticos)  (racion 100) (kcal 386) (proteinas 8) (grasas 2) (hidratos 89.6)(grasas-mono 0) (desayuno si) (almuerzo si) (comida si) (merienda si) (cena si))" calcext:value-type="string">
            <text:p>(alimento (id 329) (nombre trigo-inflado) (grupo 6) (veces 3) (tipo energeticos) <text:s/>(racion 100) (kcal 386) (proteinas 8) (grasas 2) (hidratos 89.6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30" calcext:value-type="float">
            <text:p>330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Trigo inflado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31]*[.L331]/100" office:value-type="float" office:value="96.5" calcext:value-type="float">
            <text:p>96,5</text:p>
          </table:table-cell>
          <table:table-cell table:style-name="ce3" table:formula="of:=[.K331]*[.M331]*4/100" office:value-type="float" office:value="8" calcext:value-type="float">
            <text:p>8</text:p>
          </table:table-cell>
          <table:table-cell table:style-name="ce3" table:formula="of:=[.K331]*[.O331]*4/100" office:value-type="float" office:value="89.6" calcext:value-type="float">
            <text:p>89,6</text:p>
          </table:table-cell>
          <table:table-cell table:style-name="ce3" table:formula="of:=[.K331]*[.N331]*9/100" office:value-type="float" office:value="4.5" calcext:value-type="float">
            <text:p>4,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86" calcext:value-type="float">
            <text:p>38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9.6" calcext:value-type="float">
            <text:p>89.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31]);&quot; &quot;;&quot;-&quot;);&quot;á&quot;;&quot;a&quot;);&quot;é&quot;;&quot;e&quot;);&quot;í&quot;;&quot;i&quot;);&quot;ó&quot;;&quot;o&quot;);&quot;ú&quot;;&quot;u&quot;)" office:value-type="string" office:string-value="trigo-inflado" calcext:value-type="string">
            <text:p>trigo-inflado</text:p>
          </table:table-cell>
          <table:table-cell table:style-name="ce12" table:formula="of:=CONCATENATE(&quot;(alimento (id &quot;;[.A331];&quot;) (nombre &quot;;[.V331];&quot;) (grupo &quot;;[.D331];&quot;) (veces &quot;;[.E331];&quot;) (tipo &quot;;[.F331];&quot;)  (racion &quot;;[.K331];&quot;) (kcal &quot;;[.L331];&quot;) (proteinas &quot;;[.M331];&quot;) (grasas &quot;;[.N331];&quot;) (hidratos &quot;;[.O331];&quot;)(grasas-mono &quot;;[.P331];&quot;) (desayuno &quot;;[.Q331];&quot;) (almuerzo &quot;;[.R331];&quot;) (comida &quot;;[.S331];&quot;) (merienda &quot;;[.T331];&quot;) (cena &quot;;[.U331];&quot;))&quot;)" office:value-type="string" office:string-value="(alimento (id 330) (nombre trigo-inflado) (grupo 6) (veces 3) (tipo energeticos)  (racion 25) (kcal 386) (proteinas 8) (grasas 2) (hidratos 89,6)(grasas-mono 0) (desayuno si) (almuerzo si) (comida si) (merienda si) (cena si))" calcext:value-type="string">
            <text:p>(alimento (id 330) (nombre trigo-inflado) (grupo 6) (veces 3) (tipo energeticos) <text:s/>(racion 25) (kcal 386) (proteinas 8) (grasas 2) (hidratos 89,6)(grasas-mono 0) (desayuno si) (almuerzo si) (comida si) (merienda si) (cena si))</text:p>
          </table:table-cell>
          <table:table-cell table:style-name="ce2" table:formula="of:=SUBSTITUTE([.W331];&quot;,&quot;;&quot;.&quot;)" office:value-type="string" office:string-value="(alimento (id 330) (nombre trigo-inflado) (grupo 6) (veces 3) (tipo energeticos)  (racion 25) (kcal 386) (proteinas 8) (grasas 2) (hidratos 89.6)(grasas-mono 0) (desayuno si) (almuerzo si) (comida si) (merienda si) (cena si))" calcext:value-type="string">
            <text:p>(alimento (id 330) (nombre trigo-inflado) (grupo 6) (veces 3) (tipo energeticos) <text:s/>(racion 25) (kcal 386) (proteinas 8) (grasas 2) (hidratos 89.6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31" calcext:value-type="float">
            <text:p>331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Trigo inflado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32]*[.L332]/100" office:value-type="float" office:value="579" calcext:value-type="float">
            <text:p>579</text:p>
          </table:table-cell>
          <table:table-cell table:style-name="ce3" table:formula="of:=[.K332]*[.M332]*4/100" office:value-type="float" office:value="48" calcext:value-type="float">
            <text:p>48</text:p>
          </table:table-cell>
          <table:table-cell table:style-name="ce3" table:formula="of:=[.K332]*[.O332]*4/100" office:value-type="float" office:value="537.6" calcext:value-type="float">
            <text:p>537,6</text:p>
          </table:table-cell>
          <table:table-cell table:style-name="ce3" table:formula="of:=[.K332]*[.N332]*9/100" office:value-type="float" office:value="27" calcext:value-type="float">
            <text:p>27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386" calcext:value-type="float">
            <text:p>38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9.6" calcext:value-type="float">
            <text:p>89.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32]);&quot; &quot;;&quot;-&quot;);&quot;á&quot;;&quot;a&quot;);&quot;é&quot;;&quot;e&quot;);&quot;í&quot;;&quot;i&quot;);&quot;ó&quot;;&quot;o&quot;);&quot;ú&quot;;&quot;u&quot;)" office:value-type="string" office:string-value="trigo-inflado" calcext:value-type="string">
            <text:p>trigo-inflado</text:p>
          </table:table-cell>
          <table:table-cell table:style-name="ce12" table:formula="of:=CONCATENATE(&quot;(alimento (id &quot;;[.A332];&quot;) (nombre &quot;;[.V332];&quot;) (grupo &quot;;[.D332];&quot;) (veces &quot;;[.E332];&quot;) (tipo &quot;;[.F332];&quot;)  (racion &quot;;[.K332];&quot;) (kcal &quot;;[.L332];&quot;) (proteinas &quot;;[.M332];&quot;) (grasas &quot;;[.N332];&quot;) (hidratos &quot;;[.O332];&quot;)(grasas-mono &quot;;[.P332];&quot;) (desayuno &quot;;[.Q332];&quot;) (almuerzo &quot;;[.R332];&quot;) (comida &quot;;[.S332];&quot;) (merienda &quot;;[.T332];&quot;) (cena &quot;;[.U332];&quot;))&quot;)" office:value-type="string" office:string-value="(alimento (id 331) (nombre trigo-inflado) (grupo 6) (veces 3) (tipo energeticos)  (racion 150) (kcal 386) (proteinas 8) (grasas 2) (hidratos 89,6)(grasas-mono 0) (desayuno si) (almuerzo si) (comida si) (merienda si) (cena si))" calcext:value-type="string">
            <text:p>(alimento (id 331) (nombre trigo-inflado) (grupo 6) (veces 3) (tipo energeticos) <text:s/>(racion 150) (kcal 386) (proteinas 8) (grasas 2) (hidratos 89,6)(grasas-mono 0) (desayuno si) (almuerzo si) (comida si) (merienda si) (cena si))</text:p>
          </table:table-cell>
          <table:table-cell table:style-name="ce2" table:formula="of:=SUBSTITUTE([.W332];&quot;,&quot;;&quot;.&quot;)" office:value-type="string" office:string-value="(alimento (id 331) (nombre trigo-inflado) (grupo 6) (veces 3) (tipo energeticos)  (racion 150) (kcal 386) (proteinas 8) (grasas 2) (hidratos 89.6)(grasas-mono 0) (desayuno si) (almuerzo si) (comida si) (merienda si) (cena si))" calcext:value-type="string">
            <text:p>(alimento (id 331) (nombre trigo-inflado) (grupo 6) (veces 3) (tipo energeticos) <text:s/>(racion 150) (kcal 386) (proteinas 8) (grasas 2) (hidratos 89.6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32" calcext:value-type="float">
            <text:p>332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Trigo inflado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33]*[.L333]/100" office:value-type="float" office:value="193" calcext:value-type="float">
            <text:p>193</text:p>
          </table:table-cell>
          <table:table-cell table:style-name="ce3" table:formula="of:=[.K333]*[.M333]*4/100" office:value-type="float" office:value="16" calcext:value-type="float">
            <text:p>16</text:p>
          </table:table-cell>
          <table:table-cell table:style-name="ce3" table:formula="of:=[.K333]*[.O333]*4/100" office:value-type="float" office:value="179.2" calcext:value-type="float">
            <text:p>179,2</text:p>
          </table:table-cell>
          <table:table-cell table:style-name="ce3" table:formula="of:=[.K333]*[.N333]*9/100" office:value-type="float" office:value="9" calcext:value-type="float">
            <text:p>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86" calcext:value-type="float">
            <text:p>38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9.6" calcext:value-type="float">
            <text:p>89.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33]);&quot; &quot;;&quot;-&quot;);&quot;á&quot;;&quot;a&quot;);&quot;é&quot;;&quot;e&quot;);&quot;í&quot;;&quot;i&quot;);&quot;ó&quot;;&quot;o&quot;);&quot;ú&quot;;&quot;u&quot;)" office:value-type="string" office:string-value="trigo-inflado" calcext:value-type="string">
            <text:p>trigo-inflado</text:p>
          </table:table-cell>
          <table:table-cell table:style-name="ce12" table:formula="of:=CONCATENATE(&quot;(alimento (id &quot;;[.A333];&quot;) (nombre &quot;;[.V333];&quot;) (grupo &quot;;[.D333];&quot;) (veces &quot;;[.E333];&quot;) (tipo &quot;;[.F333];&quot;)  (racion &quot;;[.K333];&quot;) (kcal &quot;;[.L333];&quot;) (proteinas &quot;;[.M333];&quot;) (grasas &quot;;[.N333];&quot;) (hidratos &quot;;[.O333];&quot;)(grasas-mono &quot;;[.P333];&quot;) (desayuno &quot;;[.Q333];&quot;) (almuerzo &quot;;[.R333];&quot;) (comida &quot;;[.S333];&quot;) (merienda &quot;;[.T333];&quot;) (cena &quot;;[.U333];&quot;))&quot;)" office:value-type="string" office:string-value="(alimento (id 332) (nombre trigo-inflado) (grupo 6) (veces 3) (tipo energeticos)  (racion 50) (kcal 386) (proteinas 8) (grasas 2) (hidratos 89,6)(grasas-mono 0) (desayuno si) (almuerzo si) (comida si) (merienda si) (cena si))" calcext:value-type="string">
            <text:p>(alimento (id 332) (nombre trigo-inflado) (grupo 6) (veces 3) (tipo energeticos) <text:s/>(racion 50) (kcal 386) (proteinas 8) (grasas 2) (hidratos 89,6)(grasas-mono 0) (desayuno si) (almuerzo si) (comida si) (merienda si) (cena si))</text:p>
          </table:table-cell>
          <table:table-cell table:style-name="ce2" table:formula="of:=SUBSTITUTE([.W333];&quot;,&quot;;&quot;.&quot;)" office:value-type="string" office:string-value="(alimento (id 332) (nombre trigo-inflado) (grupo 6) (veces 3) (tipo energeticos)  (racion 50) (kcal 386) (proteinas 8) (grasas 2) (hidratos 89.6)(grasas-mono 0) (desayuno si) (almuerzo si) (comida si) (merienda si) (cena si))" calcext:value-type="string">
            <text:p>(alimento (id 332) (nombre trigo-inflado) (grupo 6) (veces 3) (tipo energeticos) <text:s/>(racion 50) (kcal 386) (proteinas 8) (grasas 2) (hidratos 89.6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33" calcext:value-type="float">
            <text:p>333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Margarin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34]*[.L334]/100" office:value-type="float" office:value="448.2" calcext:value-type="float">
            <text:p>448,2</text:p>
          </table:table-cell>
          <table:table-cell table:style-name="ce3" table:formula="of:=[.K334]*[.M334]*4/100" office:value-type="float" office:value="0" calcext:value-type="float">
            <text:p>0</text:p>
          </table:table-cell>
          <table:table-cell table:style-name="ce3" table:formula="of:=[.K334]*[.O334]*4/100" office:value-type="float" office:value="0.72" calcext:value-type="float">
            <text:p>0,72</text:p>
          </table:table-cell>
          <table:table-cell table:style-name="ce3" table:formula="of:=[.K334]*[.N334]*9/100" office:value-type="float" office:value="534.6" calcext:value-type="float">
            <text:p>534,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747" calcext:value-type="float">
            <text:p>74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34]);&quot; &quot;;&quot;-&quot;);&quot;á&quot;;&quot;a&quot;);&quot;é&quot;;&quot;e&quot;);&quot;í&quot;;&quot;i&quot;);&quot;ó&quot;;&quot;o&quot;);&quot;ú&quot;;&quot;u&quot;)" office:value-type="string" office:string-value="margarina" calcext:value-type="string">
            <text:p>margarina</text:p>
          </table:table-cell>
          <table:table-cell table:style-name="ce12" table:formula="of:=CONCATENATE(&quot;(alimento (id &quot;;[.A334];&quot;) (nombre &quot;;[.V334];&quot;) (grupo &quot;;[.D334];&quot;) (veces &quot;;[.E334];&quot;) (tipo &quot;;[.F334];&quot;)  (racion &quot;;[.K334];&quot;) (kcal &quot;;[.L334];&quot;) (proteinas &quot;;[.M334];&quot;) (grasas &quot;;[.N334];&quot;) (hidratos &quot;;[.O334];&quot;)(grasas-mono &quot;;[.P334];&quot;) (desayuno &quot;;[.Q334];&quot;) (almuerzo &quot;;[.R334];&quot;) (comida &quot;;[.S334];&quot;) (merienda &quot;;[.T334];&quot;) (cena &quot;;[.U334];&quot;))&quot;)" office:value-type="string" office:string-value="(alimento (id 333) (nombre margarina) (grupo 7) (veces 1) (tipo energeticos)  (racion 60) (kcal 747) (proteinas 0) (grasas 99) (hidratos 0,3)(grasas-mono 0) (desayuno si) (almuerzo si) (comida si) (merienda no) (cena si))" calcext:value-type="string">
            <text:p>(alimento (id 333) (nombre margarina) (grupo 7) (veces 1) (tipo energeticos) <text:s/>(racion 60) (kcal 747) (proteinas 0) (grasas 99) (hidratos 0,3)(grasas-mono 0) (desayuno si) (almuerzo si) (comida si) (merienda no) (cena si))</text:p>
          </table:table-cell>
          <table:table-cell table:style-name="ce2" table:formula="of:=SUBSTITUTE([.W334];&quot;,&quot;;&quot;.&quot;)" office:value-type="string" office:string-value="(alimento (id 333) (nombre margarina) (grupo 7) (veces 1) (tipo energeticos)  (racion 60) (kcal 747) (proteinas 0) (grasas 99) (hidratos 0.3)(grasas-mono 0) (desayuno si) (almuerzo si) (comida si) (merienda no) (cena si))" calcext:value-type="string">
            <text:p>(alimento (id 333) (nombre margarina) (grupo 7) (veces 1) (tipo energeticos) <text:s/>(racion 60) (kcal 747) (proteinas 0) (grasas 99) (hidratos 0.3)(grasas-mono 0) (desayuno si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34" calcext:value-type="float">
            <text:p>334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Margarin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35]*[.L335]/100" office:value-type="float" office:value="373.5" calcext:value-type="float">
            <text:p>373,5</text:p>
          </table:table-cell>
          <table:table-cell table:style-name="ce3" table:formula="of:=[.K335]*[.M335]*4/100" office:value-type="float" office:value="0" calcext:value-type="float">
            <text:p>0</text:p>
          </table:table-cell>
          <table:table-cell table:style-name="ce3" table:formula="of:=[.K335]*[.O335]*4/100" office:value-type="float" office:value="0.6" calcext:value-type="float">
            <text:p>0,6</text:p>
          </table:table-cell>
          <table:table-cell table:style-name="ce3" table:formula="of:=[.K335]*[.N335]*9/100" office:value-type="float" office:value="445.5" calcext:value-type="float">
            <text:p>445,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747" calcext:value-type="float">
            <text:p>74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35]);&quot; &quot;;&quot;-&quot;);&quot;á&quot;;&quot;a&quot;);&quot;é&quot;;&quot;e&quot;);&quot;í&quot;;&quot;i&quot;);&quot;ó&quot;;&quot;o&quot;);&quot;ú&quot;;&quot;u&quot;)" office:value-type="string" office:string-value="margarina" calcext:value-type="string">
            <text:p>margarina</text:p>
          </table:table-cell>
          <table:table-cell table:style-name="ce12" table:formula="of:=CONCATENATE(&quot;(alimento (id &quot;;[.A335];&quot;) (nombre &quot;;[.V335];&quot;) (grupo &quot;;[.D335];&quot;) (veces &quot;;[.E335];&quot;) (tipo &quot;;[.F335];&quot;)  (racion &quot;;[.K335];&quot;) (kcal &quot;;[.L335];&quot;) (proteinas &quot;;[.M335];&quot;) (grasas &quot;;[.N335];&quot;) (hidratos &quot;;[.O335];&quot;)(grasas-mono &quot;;[.P335];&quot;) (desayuno &quot;;[.Q335];&quot;) (almuerzo &quot;;[.R335];&quot;) (comida &quot;;[.S335];&quot;) (merienda &quot;;[.T335];&quot;) (cena &quot;;[.U335];&quot;))&quot;)" office:value-type="string" office:string-value="(alimento (id 334) (nombre margarina) (grupo 7) (veces 1) (tipo energeticos)  (racion 50) (kcal 747) (proteinas 0) (grasas 99) (hidratos 0,3)(grasas-mono 0) (desayuno si) (almuerzo si) (comida si) (merienda no) (cena si))" calcext:value-type="string">
            <text:p>(alimento (id 334) (nombre margarina) (grupo 7) (veces 1) (tipo energeticos) <text:s/>(racion 50) (kcal 747) (proteinas 0) (grasas 99) (hidratos 0,3)(grasas-mono 0) (desayuno si) (almuerzo si) (comida si) (merienda no) (cena si))</text:p>
          </table:table-cell>
          <table:table-cell table:style-name="ce2" table:formula="of:=SUBSTITUTE([.W335];&quot;,&quot;;&quot;.&quot;)" office:value-type="string" office:string-value="(alimento (id 334) (nombre margarina) (grupo 7) (veces 1) (tipo energeticos)  (racion 50) (kcal 747) (proteinas 0) (grasas 99) (hidratos 0.3)(grasas-mono 0) (desayuno si) (almuerzo si) (comida si) (merienda no) (cena si))" calcext:value-type="string">
            <text:p>(alimento (id 334) (nombre margarina) (grupo 7) (veces 1) (tipo energeticos) <text:s/>(racion 50) (kcal 747) (proteinas 0) (grasas 99) (hidratos 0.3)(grasas-mono 0) (desayuno si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35" calcext:value-type="float">
            <text:p>335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Margarin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36]*[.L336]/100" office:value-type="float" office:value="298.8" calcext:value-type="float">
            <text:p>298,8</text:p>
          </table:table-cell>
          <table:table-cell table:style-name="ce3" table:formula="of:=[.K336]*[.M336]*4/100" office:value-type="float" office:value="0" calcext:value-type="float">
            <text:p>0</text:p>
          </table:table-cell>
          <table:table-cell table:style-name="ce3" table:formula="of:=[.K336]*[.O336]*4/100" office:value-type="float" office:value="0.48" calcext:value-type="float">
            <text:p>0,48</text:p>
          </table:table-cell>
          <table:table-cell table:style-name="ce3" table:formula="of:=[.K336]*[.N336]*9/100" office:value-type="float" office:value="356.4" calcext:value-type="float">
            <text:p>356,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47" calcext:value-type="float">
            <text:p>74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36]);&quot; &quot;;&quot;-&quot;);&quot;á&quot;;&quot;a&quot;);&quot;é&quot;;&quot;e&quot;);&quot;í&quot;;&quot;i&quot;);&quot;ó&quot;;&quot;o&quot;);&quot;ú&quot;;&quot;u&quot;)" office:value-type="string" office:string-value="margarina" calcext:value-type="string">
            <text:p>margarina</text:p>
          </table:table-cell>
          <table:table-cell table:style-name="ce12" table:formula="of:=CONCATENATE(&quot;(alimento (id &quot;;[.A336];&quot;) (nombre &quot;;[.V336];&quot;) (grupo &quot;;[.D336];&quot;) (veces &quot;;[.E336];&quot;) (tipo &quot;;[.F336];&quot;)  (racion &quot;;[.K336];&quot;) (kcal &quot;;[.L336];&quot;) (proteinas &quot;;[.M336];&quot;) (grasas &quot;;[.N336];&quot;) (hidratos &quot;;[.O336];&quot;)(grasas-mono &quot;;[.P336];&quot;) (desayuno &quot;;[.Q336];&quot;) (almuerzo &quot;;[.R336];&quot;) (comida &quot;;[.S336];&quot;) (merienda &quot;;[.T336];&quot;) (cena &quot;;[.U336];&quot;))&quot;)" office:value-type="string" office:string-value="(alimento (id 335) (nombre margarina) (grupo 7) (veces 1) (tipo energeticos)  (racion 40) (kcal 747) (proteinas 0) (grasas 99) (hidratos 0,3)(grasas-mono 0) (desayuno si) (almuerzo si) (comida si) (merienda no) (cena si))" calcext:value-type="string">
            <text:p>(alimento (id 335) (nombre margarina) (grupo 7) (veces 1) (tipo energeticos) <text:s/>(racion 40) (kcal 747) (proteinas 0) (grasas 99) (hidratos 0,3)(grasas-mono 0) (desayuno si) (almuerzo si) (comida si) (merienda no) (cena si))</text:p>
          </table:table-cell>
          <table:table-cell table:style-name="ce2" table:formula="of:=SUBSTITUTE([.W336];&quot;,&quot;;&quot;.&quot;)" office:value-type="string" office:string-value="(alimento (id 335) (nombre margarina) (grupo 7) (veces 1) (tipo energeticos)  (racion 40) (kcal 747) (proteinas 0) (grasas 99) (hidratos 0.3)(grasas-mono 0) (desayuno si) (almuerzo si) (comida si) (merienda no) (cena si))" calcext:value-type="string">
            <text:p>(alimento (id 335) (nombre margarina) (grupo 7) (veces 1) (tipo energeticos) <text:s/>(racion 40) (kcal 747) (proteinas 0) (grasas 99) (hidratos 0.3)(grasas-mono 0) (desayuno si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36" calcext:value-type="float">
            <text:p>336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Margarin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37]*[.L337]/100" office:value-type="float" office:value="224.1" calcext:value-type="float">
            <text:p>224,1</text:p>
          </table:table-cell>
          <table:table-cell table:style-name="ce3" table:formula="of:=[.K337]*[.M337]*4/100" office:value-type="float" office:value="0" calcext:value-type="float">
            <text:p>0</text:p>
          </table:table-cell>
          <table:table-cell table:style-name="ce3" table:formula="of:=[.K337]*[.O337]*4/100" office:value-type="float" office:value="0.36" calcext:value-type="float">
            <text:p>0,36</text:p>
          </table:table-cell>
          <table:table-cell table:style-name="ce3" table:formula="of:=[.K337]*[.N337]*9/100" office:value-type="float" office:value="267.3" calcext:value-type="float">
            <text:p>267,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47" calcext:value-type="float">
            <text:p>74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37]);&quot; &quot;;&quot;-&quot;);&quot;á&quot;;&quot;a&quot;);&quot;é&quot;;&quot;e&quot;);&quot;í&quot;;&quot;i&quot;);&quot;ó&quot;;&quot;o&quot;);&quot;ú&quot;;&quot;u&quot;)" office:value-type="string" office:string-value="margarina" calcext:value-type="string">
            <text:p>margarina</text:p>
          </table:table-cell>
          <table:table-cell table:style-name="ce12" table:formula="of:=CONCATENATE(&quot;(alimento (id &quot;;[.A337];&quot;) (nombre &quot;;[.V337];&quot;) (grupo &quot;;[.D337];&quot;) (veces &quot;;[.E337];&quot;) (tipo &quot;;[.F337];&quot;)  (racion &quot;;[.K337];&quot;) (kcal &quot;;[.L337];&quot;) (proteinas &quot;;[.M337];&quot;) (grasas &quot;;[.N337];&quot;) (hidratos &quot;;[.O337];&quot;)(grasas-mono &quot;;[.P337];&quot;) (desayuno &quot;;[.Q337];&quot;) (almuerzo &quot;;[.R337];&quot;) (comida &quot;;[.S337];&quot;) (merienda &quot;;[.T337];&quot;) (cena &quot;;[.U337];&quot;))&quot;)" office:value-type="string" office:string-value="(alimento (id 336) (nombre margarina) (grupo 7) (veces 1) (tipo energeticos)  (racion 30) (kcal 747) (proteinas 0) (grasas 99) (hidratos 0,3)(grasas-mono 0) (desayuno si) (almuerzo si) (comida si) (merienda no) (cena si))" calcext:value-type="string">
            <text:p>(alimento (id 336) (nombre margarina) (grupo 7) (veces 1) (tipo energeticos) <text:s/>(racion 30) (kcal 747) (proteinas 0) (grasas 99) (hidratos 0,3)(grasas-mono 0) (desayuno si) (almuerzo si) (comida si) (merienda no) (cena si))</text:p>
          </table:table-cell>
          <table:table-cell table:style-name="ce2" table:formula="of:=SUBSTITUTE([.W337];&quot;,&quot;;&quot;.&quot;)" office:value-type="string" office:string-value="(alimento (id 336) (nombre margarina) (grupo 7) (veces 1) (tipo energeticos)  (racion 30) (kcal 747) (proteinas 0) (grasas 99) (hidratos 0.3)(grasas-mono 0) (desayuno si) (almuerzo si) (comida si) (merienda no) (cena si))" calcext:value-type="string">
            <text:p>(alimento (id 336) (nombre margarina) (grupo 7) (veces 1) (tipo energeticos) <text:s/>(racion 30) (kcal 747) (proteinas 0) (grasas 99) (hidratos 0.3)(grasas-mono 0) (desayuno si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37" calcext:value-type="float">
            <text:p>337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Margarin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38]*[.L338]/100" office:value-type="float" office:value="149.4" calcext:value-type="float">
            <text:p>149,4</text:p>
          </table:table-cell>
          <table:table-cell table:style-name="ce3" table:formula="of:=[.K338]*[.M338]*4/100" office:value-type="float" office:value="0" calcext:value-type="float">
            <text:p>0</text:p>
          </table:table-cell>
          <table:table-cell table:style-name="ce3" table:formula="of:=[.K338]*[.O338]*4/100" office:value-type="float" office:value="0.24" calcext:value-type="float">
            <text:p>0,24</text:p>
          </table:table-cell>
          <table:table-cell table:style-name="ce3" table:formula="of:=[.K338]*[.N338]*9/100" office:value-type="float" office:value="178.2" calcext:value-type="float">
            <text:p>178,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47" calcext:value-type="float">
            <text:p>74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38]);&quot; &quot;;&quot;-&quot;);&quot;á&quot;;&quot;a&quot;);&quot;é&quot;;&quot;e&quot;);&quot;í&quot;;&quot;i&quot;);&quot;ó&quot;;&quot;o&quot;);&quot;ú&quot;;&quot;u&quot;)" office:value-type="string" office:string-value="margarina" calcext:value-type="string">
            <text:p>margarina</text:p>
          </table:table-cell>
          <table:table-cell table:style-name="ce12" table:formula="of:=CONCATENATE(&quot;(alimento (id &quot;;[.A338];&quot;) (nombre &quot;;[.V338];&quot;) (grupo &quot;;[.D338];&quot;) (veces &quot;;[.E338];&quot;) (tipo &quot;;[.F338];&quot;)  (racion &quot;;[.K338];&quot;) (kcal &quot;;[.L338];&quot;) (proteinas &quot;;[.M338];&quot;) (grasas &quot;;[.N338];&quot;) (hidratos &quot;;[.O338];&quot;)(grasas-mono &quot;;[.P338];&quot;) (desayuno &quot;;[.Q338];&quot;) (almuerzo &quot;;[.R338];&quot;) (comida &quot;;[.S338];&quot;) (merienda &quot;;[.T338];&quot;) (cena &quot;;[.U338];&quot;))&quot;)" office:value-type="string" office:string-value="(alimento (id 337) (nombre margarina) (grupo 7) (veces 1) (tipo energeticos)  (racion 20) (kcal 747) (proteinas 0) (grasas 99) (hidratos 0,3)(grasas-mono 0) (desayuno si) (almuerzo si) (comida si) (merienda no) (cena si))" calcext:value-type="string">
            <text:p>(alimento (id 337) (nombre margarina) (grupo 7) (veces 1) (tipo energeticos) <text:s/>(racion 20) (kcal 747) (proteinas 0) (grasas 99) (hidratos 0,3)(grasas-mono 0) (desayuno si) (almuerzo si) (comida si) (merienda no) (cena si))</text:p>
          </table:table-cell>
          <table:table-cell table:style-name="ce2" table:formula="of:=SUBSTITUTE([.W338];&quot;,&quot;;&quot;.&quot;)" office:value-type="string" office:string-value="(alimento (id 337) (nombre margarina) (grupo 7) (veces 1) (tipo energeticos)  (racion 20) (kcal 747) (proteinas 0) (grasas 99) (hidratos 0.3)(grasas-mono 0) (desayuno si) (almuerzo si) (comida si) (merienda no) (cena si))" calcext:value-type="string">
            <text:p>(alimento (id 337) (nombre margarina) (grupo 7) (veces 1) (tipo energeticos) <text:s/>(racion 20) (kcal 747) (proteinas 0) (grasas 99) (hidratos 0.3)(grasas-mono 0) (desayuno si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38" calcext:value-type="float">
            <text:p>338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Margarin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39]*[.L339]/100" office:value-type="float" office:value="74.7" calcext:value-type="float">
            <text:p>74,7</text:p>
          </table:table-cell>
          <table:table-cell table:style-name="ce3" table:formula="of:=[.K339]*[.M339]*4/100" office:value-type="float" office:value="0" calcext:value-type="float">
            <text:p>0</text:p>
          </table:table-cell>
          <table:table-cell table:style-name="ce3" table:formula="of:=[.K339]*[.O339]*4/100" office:value-type="float" office:value="0.12" calcext:value-type="float">
            <text:p>0,12</text:p>
          </table:table-cell>
          <table:table-cell table:style-name="ce3" table:formula="of:=[.K339]*[.N339]*9/100" office:value-type="float" office:value="89.1" calcext:value-type="float">
            <text:p>89,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47" calcext:value-type="float">
            <text:p>74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39]);&quot; &quot;;&quot;-&quot;);&quot;á&quot;;&quot;a&quot;);&quot;é&quot;;&quot;e&quot;);&quot;í&quot;;&quot;i&quot;);&quot;ó&quot;;&quot;o&quot;);&quot;ú&quot;;&quot;u&quot;)" office:value-type="string" office:string-value="margarina" calcext:value-type="string">
            <text:p>margarina</text:p>
          </table:table-cell>
          <table:table-cell table:style-name="ce12" table:formula="of:=CONCATENATE(&quot;(alimento (id &quot;;[.A339];&quot;) (nombre &quot;;[.V339];&quot;) (grupo &quot;;[.D339];&quot;) (veces &quot;;[.E339];&quot;) (tipo &quot;;[.F339];&quot;)  (racion &quot;;[.K339];&quot;) (kcal &quot;;[.L339];&quot;) (proteinas &quot;;[.M339];&quot;) (grasas &quot;;[.N339];&quot;) (hidratos &quot;;[.O339];&quot;)(grasas-mono &quot;;[.P339];&quot;) (desayuno &quot;;[.Q339];&quot;) (almuerzo &quot;;[.R339];&quot;) (comida &quot;;[.S339];&quot;) (merienda &quot;;[.T339];&quot;) (cena &quot;;[.U339];&quot;))&quot;)" office:value-type="string" office:string-value="(alimento (id 338) (nombre margarina) (grupo 7) (veces 1) (tipo energeticos)  (racion 10) (kcal 747) (proteinas 0) (grasas 99) (hidratos 0,3)(grasas-mono 0) (desayuno si) (almuerzo si) (comida si) (merienda no) (cena si))" calcext:value-type="string">
            <text:p>(alimento (id 338) (nombre margarina) (grupo 7) (veces 1) (tipo energeticos) <text:s/>(racion 10) (kcal 747) (proteinas 0) (grasas 99) (hidratos 0,3)(grasas-mono 0) (desayuno si) (almuerzo si) (comida si) (merienda no) (cena si))</text:p>
          </table:table-cell>
          <table:table-cell table:style-name="ce2" table:formula="of:=SUBSTITUTE([.W339];&quot;,&quot;;&quot;.&quot;)" office:value-type="string" office:string-value="(alimento (id 338) (nombre margarina) (grupo 7) (veces 1) (tipo energeticos)  (racion 10) (kcal 747) (proteinas 0) (grasas 99) (hidratos 0.3)(grasas-mono 0) (desayuno si) (almuerzo si) (comida si) (merienda no) (cena si))" calcext:value-type="string">
            <text:p>(alimento (id 338) (nombre margarina) (grupo 7) (veces 1) (tipo energeticos) <text:s/>(racion 10) (kcal 747) (proteinas 0) (grasas 99) (hidratos 0.3)(grasas-mono 0) (desayuno si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39" calcext:value-type="float">
            <text:p>339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Aceite de oliv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40]*[.L340]/100" office:value-type="float" office:value="270" calcext:value-type="float">
            <text:p>270</text:p>
          </table:table-cell>
          <table:table-cell table:style-name="ce3" table:formula="of:=[.K340]*[.M340]*4/100" office:value-type="float" office:value="0" calcext:value-type="float">
            <text:p>0</text:p>
          </table:table-cell>
          <table:table-cell table:style-name="ce3" table:formula="of:=[.K340]*[.O340]*4/100" office:value-type="float" office:value="0" calcext:value-type="float">
            <text:p>0</text:p>
          </table:table-cell>
          <table:table-cell table:style-name="ce3" table:formula="of:=[.K340]*[.N340]*9/100" office:value-type="float" office:value="270" calcext:value-type="float">
            <text:p>27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00" calcext:value-type="float">
            <text:p>9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40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style-name="ce12" table:formula="of:=CONCATENATE(&quot;(alimento (id &quot;;[.A340];&quot;) (nombre &quot;;[.V340];&quot;) (grupo &quot;;[.D340];&quot;) (veces &quot;;[.E340];&quot;) (tipo &quot;;[.F340];&quot;)  (racion &quot;;[.K340];&quot;) (kcal &quot;;[.L340];&quot;) (proteinas &quot;;[.M340];&quot;) (grasas &quot;;[.N340];&quot;) (hidratos &quot;;[.O340];&quot;)(grasas-mono &quot;;[.P340];&quot;) (desayuno &quot;;[.Q340];&quot;) (almuerzo &quot;;[.R340];&quot;) (comida &quot;;[.S340];&quot;) (merienda &quot;;[.T340];&quot;) (cena &quot;;[.U340];&quot;))&quot;)" office:value-type="string" office:string-value="(alimento (id 339) (nombre aceite-de-oliva) (grupo 7) (veces 5) (tipo energeticos)  (racion 30) (kcal 900) (proteinas 0) (grasas 100) (hidratos 0)(grasas-mono 100) (desayuno si) (almuerzo si) (comida si) (merienda si) (cena si))" calcext:value-type="string">
            <text:p>(alimento (id 339) (nombre aceite-de-oliva) (grupo 7) (veces 5) (tipo energeticos) <text:s/>(racion 30) (kcal 900) (proteinas 0) (grasas 100) (hidratos 0)(grasas-mono 100) (desayuno si) (almuerzo si) (comida si) (merienda si) (cena si))</text:p>
          </table:table-cell>
          <table:table-cell table:style-name="ce2" table:formula="of:=SUBSTITUTE([.W340];&quot;,&quot;;&quot;.&quot;)" office:value-type="string" office:string-value="(alimento (id 339) (nombre aceite-de-oliva) (grupo 7) (veces 5) (tipo energeticos)  (racion 30) (kcal 900) (proteinas 0) (grasas 100) (hidratos 0)(grasas-mono 100) (desayuno si) (almuerzo si) (comida si) (merienda si) (cena si))" calcext:value-type="string">
            <text:p>(alimento (id 339) (nombre aceite-de-oliva) (grupo 7) (veces 5) (tipo energeticos) <text:s/>(racion 30) (kcal 900) (proteinas 0) (grasas 100) (hidratos 0)(grasas-mono 10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40" calcext:value-type="float">
            <text:p>340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Aceite de oliv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41]*[.L341]/100" office:value-type="float" office:value="360" calcext:value-type="float">
            <text:p>360</text:p>
          </table:table-cell>
          <table:table-cell table:style-name="ce3" table:formula="of:=[.K341]*[.M341]*4/100" office:value-type="float" office:value="0" calcext:value-type="float">
            <text:p>0</text:p>
          </table:table-cell>
          <table:table-cell table:style-name="ce3" table:formula="of:=[.K341]*[.O341]*4/100" office:value-type="float" office:value="0" calcext:value-type="float">
            <text:p>0</text:p>
          </table:table-cell>
          <table:table-cell table:style-name="ce3" table:formula="of:=[.K341]*[.N341]*9/100" office:value-type="float" office:value="360" calcext:value-type="float">
            <text:p>36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900" calcext:value-type="float">
            <text:p>9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41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style-name="ce12" table:formula="of:=CONCATENATE(&quot;(alimento (id &quot;;[.A341];&quot;) (nombre &quot;;[.V341];&quot;) (grupo &quot;;[.D341];&quot;) (veces &quot;;[.E341];&quot;) (tipo &quot;;[.F341];&quot;)  (racion &quot;;[.K341];&quot;) (kcal &quot;;[.L341];&quot;) (proteinas &quot;;[.M341];&quot;) (grasas &quot;;[.N341];&quot;) (hidratos &quot;;[.O341];&quot;)(grasas-mono &quot;;[.P341];&quot;) (desayuno &quot;;[.Q341];&quot;) (almuerzo &quot;;[.R341];&quot;) (comida &quot;;[.S341];&quot;) (merienda &quot;;[.T341];&quot;) (cena &quot;;[.U341];&quot;))&quot;)" office:value-type="string" office:string-value="(alimento (id 340) (nombre aceite-de-oliva) (grupo 7) (veces 5) (tipo energeticos)  (racion 40) (kcal 900) (proteinas 0) (grasas 100) (hidratos 0)(grasas-mono 100) (desayuno si) (almuerzo si) (comida si) (merienda si) (cena si))" calcext:value-type="string">
            <text:p>(alimento (id 340) (nombre aceite-de-oliva) (grupo 7) (veces 5) (tipo energeticos) <text:s/>(racion 40) (kcal 900) (proteinas 0) (grasas 100) (hidratos 0)(grasas-mono 100) (desayuno si) (almuerzo si) (comida si) (merienda si) (cena si))</text:p>
          </table:table-cell>
          <table:table-cell table:style-name="ce2" table:formula="of:=SUBSTITUTE([.W341];&quot;,&quot;;&quot;.&quot;)" office:value-type="string" office:string-value="(alimento (id 340) (nombre aceite-de-oliva) (grupo 7) (veces 5) (tipo energeticos)  (racion 40) (kcal 900) (proteinas 0) (grasas 100) (hidratos 0)(grasas-mono 100) (desayuno si) (almuerzo si) (comida si) (merienda si) (cena si))" calcext:value-type="string">
            <text:p>(alimento (id 340) (nombre aceite-de-oliva) (grupo 7) (veces 5) (tipo energeticos) <text:s/>(racion 40) (kcal 900) (proteinas 0) (grasas 100) (hidratos 0)(grasas-mono 10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41" calcext:value-type="float">
            <text:p>341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Aceite de oliv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42]*[.L342]/100" office:value-type="float" office:value="405" calcext:value-type="float">
            <text:p>405</text:p>
          </table:table-cell>
          <table:table-cell table:style-name="ce3" table:formula="of:=[.K342]*[.M342]*4/100" office:value-type="float" office:value="0" calcext:value-type="float">
            <text:p>0</text:p>
          </table:table-cell>
          <table:table-cell table:style-name="ce3" table:formula="of:=[.K342]*[.O342]*4/100" office:value-type="float" office:value="0" calcext:value-type="float">
            <text:p>0</text:p>
          </table:table-cell>
          <table:table-cell table:style-name="ce3" table:formula="of:=[.K342]*[.N342]*9/100" office:value-type="float" office:value="405" calcext:value-type="float">
            <text:p>405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900" calcext:value-type="float">
            <text:p>9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42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style-name="ce12" table:formula="of:=CONCATENATE(&quot;(alimento (id &quot;;[.A342];&quot;) (nombre &quot;;[.V342];&quot;) (grupo &quot;;[.D342];&quot;) (veces &quot;;[.E342];&quot;) (tipo &quot;;[.F342];&quot;)  (racion &quot;;[.K342];&quot;) (kcal &quot;;[.L342];&quot;) (proteinas &quot;;[.M342];&quot;) (grasas &quot;;[.N342];&quot;) (hidratos &quot;;[.O342];&quot;)(grasas-mono &quot;;[.P342];&quot;) (desayuno &quot;;[.Q342];&quot;) (almuerzo &quot;;[.R342];&quot;) (comida &quot;;[.S342];&quot;) (merienda &quot;;[.T342];&quot;) (cena &quot;;[.U342];&quot;))&quot;)" office:value-type="string" office:string-value="(alimento (id 341) (nombre aceite-de-oliva) (grupo 7) (veces 5) (tipo energeticos)  (racion 45) (kcal 900) (proteinas 0) (grasas 100) (hidratos 0)(grasas-mono 100) (desayuno si) (almuerzo si) (comida si) (merienda si) (cena si))" calcext:value-type="string">
            <text:p>(alimento (id 341) (nombre aceite-de-oliva) (grupo 7) (veces 5) (tipo energeticos) <text:s/>(racion 45) (kcal 900) (proteinas 0) (grasas 100) (hidratos 0)(grasas-mono 100) (desayuno si) (almuerzo si) (comida si) (merienda si) (cena si))</text:p>
          </table:table-cell>
          <table:table-cell table:style-name="ce2" table:formula="of:=SUBSTITUTE([.W342];&quot;,&quot;;&quot;.&quot;)" office:value-type="string" office:string-value="(alimento (id 341) (nombre aceite-de-oliva) (grupo 7) (veces 5) (tipo energeticos)  (racion 45) (kcal 900) (proteinas 0) (grasas 100) (hidratos 0)(grasas-mono 100) (desayuno si) (almuerzo si) (comida si) (merienda si) (cena si))" calcext:value-type="string">
            <text:p>(alimento (id 341) (nombre aceite-de-oliva) (grupo 7) (veces 5) (tipo energeticos) <text:s/>(racion 45) (kcal 900) (proteinas 0) (grasas 100) (hidratos 0)(grasas-mono 10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42" calcext:value-type="float">
            <text:p>342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Aceite de oliv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43]*[.L343]/100" office:value-type="float" office:value="450" calcext:value-type="float">
            <text:p>450</text:p>
          </table:table-cell>
          <table:table-cell table:style-name="ce3" table:formula="of:=[.K343]*[.M343]*4/100" office:value-type="float" office:value="0" calcext:value-type="float">
            <text:p>0</text:p>
          </table:table-cell>
          <table:table-cell table:style-name="ce3" table:formula="of:=[.K343]*[.O343]*4/100" office:value-type="float" office:value="0" calcext:value-type="float">
            <text:p>0</text:p>
          </table:table-cell>
          <table:table-cell table:style-name="ce3" table:formula="of:=[.K343]*[.N343]*9/100" office:value-type="float" office:value="450" calcext:value-type="float">
            <text:p>45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900" calcext:value-type="float">
            <text:p>9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43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style-name="ce12" table:formula="of:=CONCATENATE(&quot;(alimento (id &quot;;[.A343];&quot;) (nombre &quot;;[.V343];&quot;) (grupo &quot;;[.D343];&quot;) (veces &quot;;[.E343];&quot;) (tipo &quot;;[.F343];&quot;)  (racion &quot;;[.K343];&quot;) (kcal &quot;;[.L343];&quot;) (proteinas &quot;;[.M343];&quot;) (grasas &quot;;[.N343];&quot;) (hidratos &quot;;[.O343];&quot;)(grasas-mono &quot;;[.P343];&quot;) (desayuno &quot;;[.Q343];&quot;) (almuerzo &quot;;[.R343];&quot;) (comida &quot;;[.S343];&quot;) (merienda &quot;;[.T343];&quot;) (cena &quot;;[.U343];&quot;))&quot;)" office:value-type="string" office:string-value="(alimento (id 342) (nombre aceite-de-oliva) (grupo 7) (veces 5) (tipo energeticos)  (racion 50) (kcal 900) (proteinas 0) (grasas 100) (hidratos 0)(grasas-mono 100) (desayuno si) (almuerzo si) (comida si) (merienda si) (cena si))" calcext:value-type="string">
            <text:p>(alimento (id 342) (nombre aceite-de-oliva) (grupo 7) (veces 5) (tipo energeticos) <text:s/>(racion 50) (kcal 900) (proteinas 0) (grasas 100) (hidratos 0)(grasas-mono 100) (desayuno si) (almuerzo si) (comida si) (merienda si) (cena si))</text:p>
          </table:table-cell>
          <table:table-cell table:style-name="ce2" table:formula="of:=SUBSTITUTE([.W343];&quot;,&quot;;&quot;.&quot;)" office:value-type="string" office:string-value="(alimento (id 342) (nombre aceite-de-oliva) (grupo 7) (veces 5) (tipo energeticos)  (racion 50) (kcal 900) (proteinas 0) (grasas 100) (hidratos 0)(grasas-mono 100) (desayuno si) (almuerzo si) (comida si) (merienda si) (cena si))" calcext:value-type="string">
            <text:p>(alimento (id 342) (nombre aceite-de-oliva) (grupo 7) (veces 5) (tipo energeticos) <text:s/>(racion 50) (kcal 900) (proteinas 0) (grasas 100) (hidratos 0)(grasas-mono 10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43" calcext:value-type="float">
            <text:p>343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Aceite de oliv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44]*[.L344]/100" office:value-type="float" office:value="540" calcext:value-type="float">
            <text:p>540</text:p>
          </table:table-cell>
          <table:table-cell table:style-name="ce3" table:formula="of:=[.K344]*[.M344]*4/100" office:value-type="float" office:value="0" calcext:value-type="float">
            <text:p>0</text:p>
          </table:table-cell>
          <table:table-cell table:style-name="ce3" table:formula="of:=[.K344]*[.O344]*4/100" office:value-type="float" office:value="0" calcext:value-type="float">
            <text:p>0</text:p>
          </table:table-cell>
          <table:table-cell table:style-name="ce3" table:formula="of:=[.K344]*[.N344]*9/100" office:value-type="float" office:value="540" calcext:value-type="float">
            <text:p>54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900" calcext:value-type="float">
            <text:p>9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44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style-name="ce12" table:formula="of:=CONCATENATE(&quot;(alimento (id &quot;;[.A344];&quot;) (nombre &quot;;[.V344];&quot;) (grupo &quot;;[.D344];&quot;) (veces &quot;;[.E344];&quot;) (tipo &quot;;[.F344];&quot;)  (racion &quot;;[.K344];&quot;) (kcal &quot;;[.L344];&quot;) (proteinas &quot;;[.M344];&quot;) (grasas &quot;;[.N344];&quot;) (hidratos &quot;;[.O344];&quot;)(grasas-mono &quot;;[.P344];&quot;) (desayuno &quot;;[.Q344];&quot;) (almuerzo &quot;;[.R344];&quot;) (comida &quot;;[.S344];&quot;) (merienda &quot;;[.T344];&quot;) (cena &quot;;[.U344];&quot;))&quot;)" office:value-type="string" office:string-value="(alimento (id 343) (nombre aceite-de-oliva) (grupo 7) (veces 5) (tipo energeticos)  (racion 60) (kcal 900) (proteinas 0) (grasas 100) (hidratos 0)(grasas-mono 100) (desayuno si) (almuerzo si) (comida si) (merienda si) (cena si))" calcext:value-type="string">
            <text:p>(alimento (id 343) (nombre aceite-de-oliva) (grupo 7) (veces 5) (tipo energeticos) <text:s/>(racion 60) (kcal 900) (proteinas 0) (grasas 100) (hidratos 0)(grasas-mono 100) (desayuno si) (almuerzo si) (comida si) (merienda si) (cena si))</text:p>
          </table:table-cell>
          <table:table-cell table:style-name="ce2" table:formula="of:=SUBSTITUTE([.W344];&quot;,&quot;;&quot;.&quot;)" office:value-type="string" office:string-value="(alimento (id 343) (nombre aceite-de-oliva) (grupo 7) (veces 5) (tipo energeticos)  (racion 60) (kcal 900) (proteinas 0) (grasas 100) (hidratos 0)(grasas-mono 100) (desayuno si) (almuerzo si) (comida si) (merienda si) (cena si))" calcext:value-type="string">
            <text:p>(alimento (id 343) (nombre aceite-de-oliva) (grupo 7) (veces 5) (tipo energeticos) <text:s/>(racion 60) (kcal 900) (proteinas 0) (grasas 100) (hidratos 0)(grasas-mono 10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44" calcext:value-type="float">
            <text:p>344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Aceite de oliv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45]*[.L345]/100" office:value-type="float" office:value="180" calcext:value-type="float">
            <text:p>180</text:p>
          </table:table-cell>
          <table:table-cell table:style-name="ce3" table:formula="of:=[.K345]*[.M345]*4/100" office:value-type="float" office:value="0" calcext:value-type="float">
            <text:p>0</text:p>
          </table:table-cell>
          <table:table-cell table:style-name="ce3" table:formula="of:=[.K345]*[.O345]*4/100" office:value-type="float" office:value="0" calcext:value-type="float">
            <text:p>0</text:p>
          </table:table-cell>
          <table:table-cell table:style-name="ce3" table:formula="of:=[.K345]*[.N345]*9/100" office:value-type="float" office:value="180" calcext:value-type="float">
            <text:p>18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00" calcext:value-type="float">
            <text:p>9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45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style-name="ce12" table:formula="of:=CONCATENATE(&quot;(alimento (id &quot;;[.A345];&quot;) (nombre &quot;;[.V345];&quot;) (grupo &quot;;[.D345];&quot;) (veces &quot;;[.E345];&quot;) (tipo &quot;;[.F345];&quot;)  (racion &quot;;[.K345];&quot;) (kcal &quot;;[.L345];&quot;) (proteinas &quot;;[.M345];&quot;) (grasas &quot;;[.N345];&quot;) (hidratos &quot;;[.O345];&quot;)(grasas-mono &quot;;[.P345];&quot;) (desayuno &quot;;[.Q345];&quot;) (almuerzo &quot;;[.R345];&quot;) (comida &quot;;[.S345];&quot;) (merienda &quot;;[.T345];&quot;) (cena &quot;;[.U345];&quot;))&quot;)" office:value-type="string" office:string-value="(alimento (id 344) (nombre aceite-de-oliva) (grupo 7) (veces 5) (tipo energeticos)  (racion 20) (kcal 900) (proteinas 0) (grasas 100) (hidratos 0)(grasas-mono 100) (desayuno si) (almuerzo si) (comida si) (merienda si) (cena si))" calcext:value-type="string">
            <text:p>(alimento (id 344) (nombre aceite-de-oliva) (grupo 7) (veces 5) (tipo energeticos) <text:s/>(racion 20) (kcal 900) (proteinas 0) (grasas 100) (hidratos 0)(grasas-mono 100) (desayuno si) (almuerzo si) (comida si) (merienda si) (cena si))</text:p>
          </table:table-cell>
          <table:table-cell table:style-name="ce2" table:formula="of:=SUBSTITUTE([.W345];&quot;,&quot;;&quot;.&quot;)" office:value-type="string" office:string-value="(alimento (id 344) (nombre aceite-de-oliva) (grupo 7) (veces 5) (tipo energeticos)  (racion 20) (kcal 900) (proteinas 0) (grasas 100) (hidratos 0)(grasas-mono 100) (desayuno si) (almuerzo si) (comida si) (merienda si) (cena si))" calcext:value-type="string">
            <text:p>(alimento (id 344) (nombre aceite-de-oliva) (grupo 7) (veces 5) (tipo energeticos) <text:s/>(racion 20) (kcal 900) (proteinas 0) (grasas 100) (hidratos 0)(grasas-mono 10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45" calcext:value-type="float">
            <text:p>345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Aceite de oliv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46]*[.L346]/100" office:value-type="float" office:value="90" calcext:value-type="float">
            <text:p>90</text:p>
          </table:table-cell>
          <table:table-cell table:style-name="ce3" table:formula="of:=[.K346]*[.M346]*4/100" office:value-type="float" office:value="0" calcext:value-type="float">
            <text:p>0</text:p>
          </table:table-cell>
          <table:table-cell table:style-name="ce3" table:formula="of:=[.K346]*[.O346]*4/100" office:value-type="float" office:value="0" calcext:value-type="float">
            <text:p>0</text:p>
          </table:table-cell>
          <table:table-cell table:style-name="ce3" table:formula="of:=[.K346]*[.N346]*9/100" office:value-type="float" office:value="90" calcext:value-type="float">
            <text:p>9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00" calcext:value-type="float">
            <text:p>9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46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style-name="ce12" table:formula="of:=CONCATENATE(&quot;(alimento (id &quot;;[.A346];&quot;) (nombre &quot;;[.V346];&quot;) (grupo &quot;;[.D346];&quot;) (veces &quot;;[.E346];&quot;) (tipo &quot;;[.F346];&quot;)  (racion &quot;;[.K346];&quot;) (kcal &quot;;[.L346];&quot;) (proteinas &quot;;[.M346];&quot;) (grasas &quot;;[.N346];&quot;) (hidratos &quot;;[.O346];&quot;)(grasas-mono &quot;;[.P346];&quot;) (desayuno &quot;;[.Q346];&quot;) (almuerzo &quot;;[.R346];&quot;) (comida &quot;;[.S346];&quot;) (merienda &quot;;[.T346];&quot;) (cena &quot;;[.U346];&quot;))&quot;)" office:value-type="string" office:string-value="(alimento (id 345) (nombre aceite-de-oliva) (grupo 7) (veces 5) (tipo energeticos)  (racion 10) (kcal 900) (proteinas 0) (grasas 100) (hidratos 0)(grasas-mono 100) (desayuno si) (almuerzo si) (comida si) (merienda si) (cena si))" calcext:value-type="string">
            <text:p>(alimento (id 345) (nombre aceite-de-oliva) (grupo 7) (veces 5) (tipo energeticos) <text:s/>(racion 10) (kcal 900) (proteinas 0) (grasas 100) (hidratos 0)(grasas-mono 100) (desayuno si) (almuerzo si) (comida si) (merienda si) (cena si))</text:p>
          </table:table-cell>
          <table:table-cell table:style-name="ce2" table:formula="of:=SUBSTITUTE([.W346];&quot;,&quot;;&quot;.&quot;)" office:value-type="string" office:string-value="(alimento (id 345) (nombre aceite-de-oliva) (grupo 7) (veces 5) (tipo energeticos)  (racion 10) (kcal 900) (proteinas 0) (grasas 100) (hidratos 0)(grasas-mono 100) (desayuno si) (almuerzo si) (comida si) (merienda si) (cena si))" calcext:value-type="string">
            <text:p>(alimento (id 345) (nombre aceite-de-oliva) (grupo 7) (veces 5) (tipo energeticos) <text:s/>(racion 10) (kcal 900) (proteinas 0) (grasas 100) (hidratos 0)(grasas-mono 10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46" calcext:value-type="float">
            <text:p>346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Aceite de oliv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47]*[.L347]/100" office:value-type="float" office:value="135" calcext:value-type="float">
            <text:p>135</text:p>
          </table:table-cell>
          <table:table-cell table:style-name="ce3" table:formula="of:=[.K347]*[.M347]*4/100" office:value-type="float" office:value="0" calcext:value-type="float">
            <text:p>0</text:p>
          </table:table-cell>
          <table:table-cell table:style-name="ce3" table:formula="of:=[.K347]*[.O347]*4/100" office:value-type="float" office:value="0" calcext:value-type="float">
            <text:p>0</text:p>
          </table:table-cell>
          <table:table-cell table:style-name="ce3" table:formula="of:=[.K347]*[.N347]*9/100" office:value-type="float" office:value="135" calcext:value-type="float">
            <text:p>13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00" calcext:value-type="float">
            <text:p>9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47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style-name="ce12" table:formula="of:=CONCATENATE(&quot;(alimento (id &quot;;[.A347];&quot;) (nombre &quot;;[.V347];&quot;) (grupo &quot;;[.D347];&quot;) (veces &quot;;[.E347];&quot;) (tipo &quot;;[.F347];&quot;)  (racion &quot;;[.K347];&quot;) (kcal &quot;;[.L347];&quot;) (proteinas &quot;;[.M347];&quot;) (grasas &quot;;[.N347];&quot;) (hidratos &quot;;[.O347];&quot;)(grasas-mono &quot;;[.P347];&quot;) (desayuno &quot;;[.Q347];&quot;) (almuerzo &quot;;[.R347];&quot;) (comida &quot;;[.S347];&quot;) (merienda &quot;;[.T347];&quot;) (cena &quot;;[.U347];&quot;))&quot;)" office:value-type="string" office:string-value="(alimento (id 346) (nombre aceite-de-oliva) (grupo 7) (veces 5) (tipo energeticos)  (racion 15) (kcal 900) (proteinas 0) (grasas 100) (hidratos 0)(grasas-mono 100) (desayuno si) (almuerzo si) (comida si) (merienda si) (cena si))" calcext:value-type="string">
            <text:p>(alimento (id 346) (nombre aceite-de-oliva) (grupo 7) (veces 5) (tipo energeticos) <text:s/>(racion 15) (kcal 900) (proteinas 0) (grasas 100) (hidratos 0)(grasas-mono 100) (desayuno si) (almuerzo si) (comida si) (merienda si) (cena si))</text:p>
          </table:table-cell>
          <table:table-cell table:style-name="ce2" table:formula="of:=SUBSTITUTE([.W347];&quot;,&quot;;&quot;.&quot;)" office:value-type="string" office:string-value="(alimento (id 346) (nombre aceite-de-oliva) (grupo 7) (veces 5) (tipo energeticos)  (racion 15) (kcal 900) (proteinas 0) (grasas 100) (hidratos 0)(grasas-mono 100) (desayuno si) (almuerzo si) (comida si) (merienda si) (cena si))" calcext:value-type="string">
            <text:p>(alimento (id 346) (nombre aceite-de-oliva) (grupo 7) (veces 5) (tipo energeticos) <text:s/>(racion 15) (kcal 900) (proteinas 0) (grasas 100) (hidratos 0)(grasas-mono 10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47" calcext:value-type="float">
            <text:p>347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Aceite de oliv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48]*[.L348]/100" office:value-type="float" office:value="225" calcext:value-type="float">
            <text:p>225</text:p>
          </table:table-cell>
          <table:table-cell table:style-name="ce3" table:formula="of:=[.K348]*[.M348]*4/100" office:value-type="float" office:value="0" calcext:value-type="float">
            <text:p>0</text:p>
          </table:table-cell>
          <table:table-cell table:style-name="ce3" table:formula="of:=[.K348]*[.O348]*4/100" office:value-type="float" office:value="0" calcext:value-type="float">
            <text:p>0</text:p>
          </table:table-cell>
          <table:table-cell table:style-name="ce3" table:formula="of:=[.K348]*[.N348]*9/100" office:value-type="float" office:value="225" calcext:value-type="float">
            <text:p>22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00" calcext:value-type="float">
            <text:p>9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48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style-name="ce12" table:formula="of:=CONCATENATE(&quot;(alimento (id &quot;;[.A348];&quot;) (nombre &quot;;[.V348];&quot;) (grupo &quot;;[.D348];&quot;) (veces &quot;;[.E348];&quot;) (tipo &quot;;[.F348];&quot;)  (racion &quot;;[.K348];&quot;) (kcal &quot;;[.L348];&quot;) (proteinas &quot;;[.M348];&quot;) (grasas &quot;;[.N348];&quot;) (hidratos &quot;;[.O348];&quot;)(grasas-mono &quot;;[.P348];&quot;) (desayuno &quot;;[.Q348];&quot;) (almuerzo &quot;;[.R348];&quot;) (comida &quot;;[.S348];&quot;) (merienda &quot;;[.T348];&quot;) (cena &quot;;[.U348];&quot;))&quot;)" office:value-type="string" office:string-value="(alimento (id 347) (nombre aceite-de-oliva) (grupo 7) (veces 5) (tipo energeticos)  (racion 25) (kcal 900) (proteinas 0) (grasas 100) (hidratos 0)(grasas-mono 100) (desayuno si) (almuerzo si) (comida si) (merienda si) (cena si))" calcext:value-type="string">
            <text:p>(alimento (id 347) (nombre aceite-de-oliva) (grupo 7) (veces 5) (tipo energeticos) <text:s/>(racion 25) (kcal 900) (proteinas 0) (grasas 100) (hidratos 0)(grasas-mono 100) (desayuno si) (almuerzo si) (comida si) (merienda si) (cena si))</text:p>
          </table:table-cell>
          <table:table-cell table:style-name="ce2" table:formula="of:=SUBSTITUTE([.W348];&quot;,&quot;;&quot;.&quot;)" office:value-type="string" office:string-value="(alimento (id 347) (nombre aceite-de-oliva) (grupo 7) (veces 5) (tipo energeticos)  (racion 25) (kcal 900) (proteinas 0) (grasas 100) (hidratos 0)(grasas-mono 100) (desayuno si) (almuerzo si) (comida si) (merienda si) (cena si))" calcext:value-type="string">
            <text:p>(alimento (id 347) (nombre aceite-de-oliva) (grupo 7) (veces 5) (tipo energeticos) <text:s/>(racion 25) (kcal 900) (proteinas 0) (grasas 100) (hidratos 0)(grasas-mono 10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48" calcext:value-type="float">
            <text:p>348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Aceite de oliv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49]*[.L349]/100" office:value-type="float" office:value="315" calcext:value-type="float">
            <text:p>315</text:p>
          </table:table-cell>
          <table:table-cell table:style-name="ce3" table:formula="of:=[.K349]*[.M349]*4/100" office:value-type="float" office:value="0" calcext:value-type="float">
            <text:p>0</text:p>
          </table:table-cell>
          <table:table-cell table:style-name="ce3" table:formula="of:=[.K349]*[.O349]*4/100" office:value-type="float" office:value="0" calcext:value-type="float">
            <text:p>0</text:p>
          </table:table-cell>
          <table:table-cell table:style-name="ce3" table:formula="of:=[.K349]*[.N349]*9/100" office:value-type="float" office:value="315" calcext:value-type="float">
            <text:p>31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00" calcext:value-type="float">
            <text:p>9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49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style-name="ce12" table:formula="of:=CONCATENATE(&quot;(alimento (id &quot;;[.A349];&quot;) (nombre &quot;;[.V349];&quot;) (grupo &quot;;[.D349];&quot;) (veces &quot;;[.E349];&quot;) (tipo &quot;;[.F349];&quot;)  (racion &quot;;[.K349];&quot;) (kcal &quot;;[.L349];&quot;) (proteinas &quot;;[.M349];&quot;) (grasas &quot;;[.N349];&quot;) (hidratos &quot;;[.O349];&quot;)(grasas-mono &quot;;[.P349];&quot;) (desayuno &quot;;[.Q349];&quot;) (almuerzo &quot;;[.R349];&quot;) (comida &quot;;[.S349];&quot;) (merienda &quot;;[.T349];&quot;) (cena &quot;;[.U349];&quot;))&quot;)" office:value-type="string" office:string-value="(alimento (id 348) (nombre aceite-de-oliva) (grupo 7) (veces 5) (tipo energeticos)  (racion 35) (kcal 900) (proteinas 0) (grasas 100) (hidratos 0)(grasas-mono 100) (desayuno si) (almuerzo si) (comida si) (merienda si) (cena si))" calcext:value-type="string">
            <text:p>(alimento (id 348) (nombre aceite-de-oliva) (grupo 7) (veces 5) (tipo energeticos) <text:s/>(racion 35) (kcal 900) (proteinas 0) (grasas 100) (hidratos 0)(grasas-mono 100) (desayuno si) (almuerzo si) (comida si) (merienda si) (cena si))</text:p>
          </table:table-cell>
          <table:table-cell table:style-name="ce2" table:formula="of:=SUBSTITUTE([.W349];&quot;,&quot;;&quot;.&quot;)" office:value-type="string" office:string-value="(alimento (id 348) (nombre aceite-de-oliva) (grupo 7) (veces 5) (tipo energeticos)  (racion 35) (kcal 900) (proteinas 0) (grasas 100) (hidratos 0)(grasas-mono 100) (desayuno si) (almuerzo si) (comida si) (merienda si) (cena si))" calcext:value-type="string">
            <text:p>(alimento (id 348) (nombre aceite-de-oliva) (grupo 7) (veces 5) (tipo energeticos) <text:s/>(racion 35) (kcal 900) (proteinas 0) (grasas 100) (hidratos 0)(grasas-mono 10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49" calcext:value-type="float">
            <text:p>349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Mantequill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50]*[.L350]/100" office:value-type="float" office:value="37.5" calcext:value-type="float">
            <text:p>37,5</text:p>
          </table:table-cell>
          <table:table-cell table:style-name="ce3" table:formula="of:=[.K350]*[.M350]*4/100" office:value-type="float" office:value="0.12" calcext:value-type="float">
            <text:p>0,12</text:p>
          </table:table-cell>
          <table:table-cell table:style-name="ce3" table:formula="of:=[.K350]*[.O350]*4/100" office:value-type="float" office:value="0.06" calcext:value-type="float">
            <text:p>0,06</text:p>
          </table:table-cell>
          <table:table-cell table:style-name="ce3" table:formula="of:=[.K350]*[.N350]*9/100" office:value-type="float" office:value="37.35" calcext:value-type="float">
            <text:p>37,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50" calcext:value-type="float">
            <text:p>750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83" calcext:value-type="float">
            <text:p>83</text:p>
          </table:table-cell>
          <table:table-cell table:number-columns-repeated="3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50]);&quot; &quot;;&quot;-&quot;);&quot;á&quot;;&quot;a&quot;);&quot;é&quot;;&quot;e&quot;);&quot;í&quot;;&quot;i&quot;);&quot;ó&quot;;&quot;o&quot;);&quot;ú&quot;;&quot;u&quot;)" office:value-type="string" office:string-value="mantequilla" calcext:value-type="string">
            <text:p>mantequilla</text:p>
          </table:table-cell>
          <table:table-cell table:style-name="ce12" table:formula="of:=CONCATENATE(&quot;(alimento (id &quot;;[.A350];&quot;) (nombre &quot;;[.V350];&quot;) (grupo &quot;;[.D350];&quot;) (veces &quot;;[.E350];&quot;) (tipo &quot;;[.F350];&quot;)  (racion &quot;;[.K350];&quot;) (kcal &quot;;[.L350];&quot;) (proteinas &quot;;[.M350];&quot;) (grasas &quot;;[.N350];&quot;) (hidratos &quot;;[.O350];&quot;)(grasas-mono &quot;;[.P350];&quot;) (desayuno &quot;;[.Q350];&quot;) (almuerzo &quot;;[.R350];&quot;) (comida &quot;;[.S350];&quot;) (merienda &quot;;[.T350];&quot;) (cena &quot;;[.U350];&quot;))&quot;)" office:value-type="string" office:string-value="(alimento (id 349) (nombre mantequilla) (grupo 7) (veces 2) (tipo energeticos)  (racion 5) (kcal 750) (proteinas 0,6) (grasas 83) (hidratos 0,3)(grasas-mono 83) (desayuno si) (almuerzo si) (comida si) (merienda no) (cena si))" calcext:value-type="string">
            <text:p>(alimento (id 349) (nombre mantequilla) (grupo 7) (veces 2) (tipo energeticos) <text:s/>(racion 5) (kcal 750) (proteinas 0,6) (grasas 83) (hidratos 0,3)(grasas-mono 83) (desayuno si) (almuerzo si) (comida si) (merienda no) (cena si))</text:p>
          </table:table-cell>
          <table:table-cell table:style-name="ce2" table:formula="of:=SUBSTITUTE([.W350];&quot;,&quot;;&quot;.&quot;)" office:value-type="string" office:string-value="(alimento (id 349) (nombre mantequilla) (grupo 7) (veces 2) (tipo energeticos)  (racion 5) (kcal 750) (proteinas 0.6) (grasas 83) (hidratos 0.3)(grasas-mono 83) (desayuno si) (almuerzo si) (comida si) (merienda no) (cena si))" calcext:value-type="string">
            <text:p>(alimento (id 349) (nombre mantequilla) (grupo 7) (veces 2) (tipo energeticos) <text:s/>(racion 5) (kcal 750) (proteinas 0.6) (grasas 83) (hidratos 0.3)(grasas-mono 83) (desayuno si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Mantequill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51]*[.L351]/100" office:value-type="float" office:value="75" calcext:value-type="float">
            <text:p>75</text:p>
          </table:table-cell>
          <table:table-cell table:style-name="ce3" table:formula="of:=[.K351]*[.M351]*4/100" office:value-type="float" office:value="0.24" calcext:value-type="float">
            <text:p>0,24</text:p>
          </table:table-cell>
          <table:table-cell table:style-name="ce3" table:formula="of:=[.K351]*[.O351]*4/100" office:value-type="float" office:value="0.12" calcext:value-type="float">
            <text:p>0,12</text:p>
          </table:table-cell>
          <table:table-cell table:style-name="ce3" table:formula="of:=[.K351]*[.N351]*9/100" office:value-type="float" office:value="74.7" calcext:value-type="float">
            <text:p>74,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50" calcext:value-type="float">
            <text:p>750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83" calcext:value-type="float">
            <text:p>83</text:p>
          </table:table-cell>
          <table:table-cell table:number-columns-repeated="3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51]);&quot; &quot;;&quot;-&quot;);&quot;á&quot;;&quot;a&quot;);&quot;é&quot;;&quot;e&quot;);&quot;í&quot;;&quot;i&quot;);&quot;ó&quot;;&quot;o&quot;);&quot;ú&quot;;&quot;u&quot;)" office:value-type="string" office:string-value="mantequilla" calcext:value-type="string">
            <text:p>mantequilla</text:p>
          </table:table-cell>
          <table:table-cell table:style-name="ce12" table:formula="of:=CONCATENATE(&quot;(alimento (id &quot;;[.A351];&quot;) (nombre &quot;;[.V351];&quot;) (grupo &quot;;[.D351];&quot;) (veces &quot;;[.E351];&quot;) (tipo &quot;;[.F351];&quot;)  (racion &quot;;[.K351];&quot;) (kcal &quot;;[.L351];&quot;) (proteinas &quot;;[.M351];&quot;) (grasas &quot;;[.N351];&quot;) (hidratos &quot;;[.O351];&quot;)(grasas-mono &quot;;[.P351];&quot;) (desayuno &quot;;[.Q351];&quot;) (almuerzo &quot;;[.R351];&quot;) (comida &quot;;[.S351];&quot;) (merienda &quot;;[.T351];&quot;) (cena &quot;;[.U351];&quot;))&quot;)" office:value-type="string" office:string-value="(alimento (id 350) (nombre mantequilla) (grupo 7) (veces 2) (tipo energeticos)  (racion 10) (kcal 750) (proteinas 0,6) (grasas 83) (hidratos 0,3)(grasas-mono 83) (desayuno si) (almuerzo si) (comida si) (merienda no) (cena si))" calcext:value-type="string">
            <text:p>(alimento (id 350) (nombre mantequilla) (grupo 7) (veces 2) (tipo energeticos) <text:s/>(racion 10) (kcal 750) (proteinas 0,6) (grasas 83) (hidratos 0,3)(grasas-mono 83) (desayuno si) (almuerzo si) (comida si) (merienda no) (cena si))</text:p>
          </table:table-cell>
          <table:table-cell table:style-name="ce2" table:formula="of:=SUBSTITUTE([.W351];&quot;,&quot;;&quot;.&quot;)" office:value-type="string" office:string-value="(alimento (id 350) (nombre mantequilla) (grupo 7) (veces 2) (tipo energeticos)  (racion 10) (kcal 750) (proteinas 0.6) (grasas 83) (hidratos 0.3)(grasas-mono 83) (desayuno si) (almuerzo si) (comida si) (merienda no) (cena si))" calcext:value-type="string">
            <text:p>(alimento (id 350) (nombre mantequilla) (grupo 7) (veces 2) (tipo energeticos) <text:s/>(racion 10) (kcal 750) (proteinas 0.6) (grasas 83) (hidratos 0.3)(grasas-mono 83) (desayuno si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51" calcext:value-type="float">
            <text:p>351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Mantequill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52]*[.L352]/100" office:value-type="float" office:value="300" calcext:value-type="float">
            <text:p>300</text:p>
          </table:table-cell>
          <table:table-cell table:style-name="ce3" table:formula="of:=[.K352]*[.M352]*4/100" office:value-type="float" office:value="0.96" calcext:value-type="float">
            <text:p>0,96</text:p>
          </table:table-cell>
          <table:table-cell table:style-name="ce3" table:formula="of:=[.K352]*[.O352]*4/100" office:value-type="float" office:value="0.48" calcext:value-type="float">
            <text:p>0,48</text:p>
          </table:table-cell>
          <table:table-cell table:style-name="ce3" table:formula="of:=[.K352]*[.N352]*9/100" office:value-type="float" office:value="298.8" calcext:value-type="float">
            <text:p>298,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50" calcext:value-type="float">
            <text:p>750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83" calcext:value-type="float">
            <text:p>83</text:p>
          </table:table-cell>
          <table:table-cell table:number-columns-repeated="3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52]);&quot; &quot;;&quot;-&quot;);&quot;á&quot;;&quot;a&quot;);&quot;é&quot;;&quot;e&quot;);&quot;í&quot;;&quot;i&quot;);&quot;ó&quot;;&quot;o&quot;);&quot;ú&quot;;&quot;u&quot;)" office:value-type="string" office:string-value="mantequilla" calcext:value-type="string">
            <text:p>mantequilla</text:p>
          </table:table-cell>
          <table:table-cell table:style-name="ce12" table:formula="of:=CONCATENATE(&quot;(alimento (id &quot;;[.A352];&quot;) (nombre &quot;;[.V352];&quot;) (grupo &quot;;[.D352];&quot;) (veces &quot;;[.E352];&quot;) (tipo &quot;;[.F352];&quot;)  (racion &quot;;[.K352];&quot;) (kcal &quot;;[.L352];&quot;) (proteinas &quot;;[.M352];&quot;) (grasas &quot;;[.N352];&quot;) (hidratos &quot;;[.O352];&quot;)(grasas-mono &quot;;[.P352];&quot;) (desayuno &quot;;[.Q352];&quot;) (almuerzo &quot;;[.R352];&quot;) (comida &quot;;[.S352];&quot;) (merienda &quot;;[.T352];&quot;) (cena &quot;;[.U352];&quot;))&quot;)" office:value-type="string" office:string-value="(alimento (id 351) (nombre mantequilla) (grupo 7) (veces 2) (tipo energeticos)  (racion 40) (kcal 750) (proteinas 0,6) (grasas 83) (hidratos 0,3)(grasas-mono 83) (desayuno si) (almuerzo si) (comida si) (merienda no) (cena si))" calcext:value-type="string">
            <text:p>(alimento (id 351) (nombre mantequilla) (grupo 7) (veces 2) (tipo energeticos) <text:s/>(racion 40) (kcal 750) (proteinas 0,6) (grasas 83) (hidratos 0,3)(grasas-mono 83) (desayuno si) (almuerzo si) (comida si) (merienda no) (cena si))</text:p>
          </table:table-cell>
          <table:table-cell table:style-name="ce2" table:formula="of:=SUBSTITUTE([.W352];&quot;,&quot;;&quot;.&quot;)" office:value-type="string" office:string-value="(alimento (id 351) (nombre mantequilla) (grupo 7) (veces 2) (tipo energeticos)  (racion 40) (kcal 750) (proteinas 0.6) (grasas 83) (hidratos 0.3)(grasas-mono 83) (desayuno si) (almuerzo si) (comida si) (merienda no) (cena si))" calcext:value-type="string">
            <text:p>(alimento (id 351) (nombre mantequilla) (grupo 7) (veces 2) (tipo energeticos) <text:s/>(racion 40) (kcal 750) (proteinas 0.6) (grasas 83) (hidratos 0.3)(grasas-mono 83) (desayuno si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52" calcext:value-type="float">
            <text:p>352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Mantequill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53]*[.L353]/100" office:value-type="float" office:value="225" calcext:value-type="float">
            <text:p>225</text:p>
          </table:table-cell>
          <table:table-cell table:style-name="ce3" table:formula="of:=[.K353]*[.M353]*4/100" office:value-type="float" office:value="0.72" calcext:value-type="float">
            <text:p>0,72</text:p>
          </table:table-cell>
          <table:table-cell table:style-name="ce3" table:formula="of:=[.K353]*[.O353]*4/100" office:value-type="float" office:value="0.36" calcext:value-type="float">
            <text:p>0,36</text:p>
          </table:table-cell>
          <table:table-cell table:style-name="ce3" table:formula="of:=[.K353]*[.N353]*9/100" office:value-type="float" office:value="224.1" calcext:value-type="float">
            <text:p>224,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50" calcext:value-type="float">
            <text:p>750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83" calcext:value-type="float">
            <text:p>83</text:p>
          </table:table-cell>
          <table:table-cell table:number-columns-repeated="3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53]);&quot; &quot;;&quot;-&quot;);&quot;á&quot;;&quot;a&quot;);&quot;é&quot;;&quot;e&quot;);&quot;í&quot;;&quot;i&quot;);&quot;ó&quot;;&quot;o&quot;);&quot;ú&quot;;&quot;u&quot;)" office:value-type="string" office:string-value="mantequilla" calcext:value-type="string">
            <text:p>mantequilla</text:p>
          </table:table-cell>
          <table:table-cell table:style-name="ce12" table:formula="of:=CONCATENATE(&quot;(alimento (id &quot;;[.A353];&quot;) (nombre &quot;;[.V353];&quot;) (grupo &quot;;[.D353];&quot;) (veces &quot;;[.E353];&quot;) (tipo &quot;;[.F353];&quot;)  (racion &quot;;[.K353];&quot;) (kcal &quot;;[.L353];&quot;) (proteinas &quot;;[.M353];&quot;) (grasas &quot;;[.N353];&quot;) (hidratos &quot;;[.O353];&quot;)(grasas-mono &quot;;[.P353];&quot;) (desayuno &quot;;[.Q353];&quot;) (almuerzo &quot;;[.R353];&quot;) (comida &quot;;[.S353];&quot;) (merienda &quot;;[.T353];&quot;) (cena &quot;;[.U353];&quot;))&quot;)" office:value-type="string" office:string-value="(alimento (id 352) (nombre mantequilla) (grupo 7) (veces 2) (tipo energeticos)  (racion 30) (kcal 750) (proteinas 0,6) (grasas 83) (hidratos 0,3)(grasas-mono 83) (desayuno si) (almuerzo si) (comida si) (merienda no) (cena si))" calcext:value-type="string">
            <text:p>(alimento (id 352) (nombre mantequilla) (grupo 7) (veces 2) (tipo energeticos) <text:s/>(racion 30) (kcal 750) (proteinas 0,6) (grasas 83) (hidratos 0,3)(grasas-mono 83) (desayuno si) (almuerzo si) (comida si) (merienda no) (cena si))</text:p>
          </table:table-cell>
          <table:table-cell table:style-name="ce2" table:formula="of:=SUBSTITUTE([.W353];&quot;,&quot;;&quot;.&quot;)" office:value-type="string" office:string-value="(alimento (id 352) (nombre mantequilla) (grupo 7) (veces 2) (tipo energeticos)  (racion 30) (kcal 750) (proteinas 0.6) (grasas 83) (hidratos 0.3)(grasas-mono 83) (desayuno si) (almuerzo si) (comida si) (merienda no) (cena si))" calcext:value-type="string">
            <text:p>(alimento (id 352) (nombre mantequilla) (grupo 7) (veces 2) (tipo energeticos) <text:s/>(racion 30) (kcal 750) (proteinas 0.6) (grasas 83) (hidratos 0.3)(grasas-mono 83) (desayuno si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53" calcext:value-type="float">
            <text:p>353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Mantequill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54]*[.L354]/100" office:value-type="float" office:value="150" calcext:value-type="float">
            <text:p>150</text:p>
          </table:table-cell>
          <table:table-cell table:style-name="ce3" table:formula="of:=[.K354]*[.M354]*4/100" office:value-type="float" office:value="0.48" calcext:value-type="float">
            <text:p>0,48</text:p>
          </table:table-cell>
          <table:table-cell table:style-name="ce3" table:formula="of:=[.K354]*[.O354]*4/100" office:value-type="float" office:value="0.24" calcext:value-type="float">
            <text:p>0,24</text:p>
          </table:table-cell>
          <table:table-cell table:style-name="ce3" table:formula="of:=[.K354]*[.N354]*9/100" office:value-type="float" office:value="149.4" calcext:value-type="float">
            <text:p>149,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50" calcext:value-type="float">
            <text:p>750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83" calcext:value-type="float">
            <text:p>83</text:p>
          </table:table-cell>
          <table:table-cell table:number-columns-repeated="3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54]);&quot; &quot;;&quot;-&quot;);&quot;á&quot;;&quot;a&quot;);&quot;é&quot;;&quot;e&quot;);&quot;í&quot;;&quot;i&quot;);&quot;ó&quot;;&quot;o&quot;);&quot;ú&quot;;&quot;u&quot;)" office:value-type="string" office:string-value="mantequilla" calcext:value-type="string">
            <text:p>mantequilla</text:p>
          </table:table-cell>
          <table:table-cell table:style-name="ce12" table:formula="of:=CONCATENATE(&quot;(alimento (id &quot;;[.A354];&quot;) (nombre &quot;;[.V354];&quot;) (grupo &quot;;[.D354];&quot;) (veces &quot;;[.E354];&quot;) (tipo &quot;;[.F354];&quot;)  (racion &quot;;[.K354];&quot;) (kcal &quot;;[.L354];&quot;) (proteinas &quot;;[.M354];&quot;) (grasas &quot;;[.N354];&quot;) (hidratos &quot;;[.O354];&quot;)(grasas-mono &quot;;[.P354];&quot;) (desayuno &quot;;[.Q354];&quot;) (almuerzo &quot;;[.R354];&quot;) (comida &quot;;[.S354];&quot;) (merienda &quot;;[.T354];&quot;) (cena &quot;;[.U354];&quot;))&quot;)" office:value-type="string" office:string-value="(alimento (id 353) (nombre mantequilla) (grupo 7) (veces 2) (tipo energeticos)  (racion 20) (kcal 750) (proteinas 0,6) (grasas 83) (hidratos 0,3)(grasas-mono 83) (desayuno si) (almuerzo si) (comida si) (merienda no) (cena si))" calcext:value-type="string">
            <text:p>(alimento (id 353) (nombre mantequilla) (grupo 7) (veces 2) (tipo energeticos) <text:s/>(racion 20) (kcal 750) (proteinas 0,6) (grasas 83) (hidratos 0,3)(grasas-mono 83) (desayuno si) (almuerzo si) (comida si) (merienda no) (cena si))</text:p>
          </table:table-cell>
          <table:table-cell table:style-name="ce2" table:formula="of:=SUBSTITUTE([.W354];&quot;,&quot;;&quot;.&quot;)" office:value-type="string" office:string-value="(alimento (id 353) (nombre mantequilla) (grupo 7) (veces 2) (tipo energeticos)  (racion 20) (kcal 750) (proteinas 0.6) (grasas 83) (hidratos 0.3)(grasas-mono 83) (desayuno si) (almuerzo si) (comida si) (merienda no) (cena si))" calcext:value-type="string">
            <text:p>(alimento (id 353) (nombre mantequilla) (grupo 7) (veces 2) (tipo energeticos) <text:s/>(racion 20) (kcal 750) (proteinas 0.6) (grasas 83) (hidratos 0.3)(grasas-mono 83) (desayuno si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54" calcext:value-type="float">
            <text:p>354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Nata liquid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55]*[.L355]/100" office:value-type="float" office:value="232.1" calcext:value-type="float">
            <text:p>232,1</text:p>
          </table:table-cell>
          <table:table-cell table:style-name="ce3" table:formula="of:=[.K355]*[.M355]*4/100" office:value-type="float" office:value="3.74" calcext:value-type="float">
            <text:p>3,74</text:p>
          </table:table-cell>
          <table:table-cell table:style-name="ce3" table:formula="of:=[.K355]*[.O355]*4/100" office:value-type="float" office:value="5.5" calcext:value-type="float">
            <text:p>5,5</text:p>
          </table:table-cell>
          <table:table-cell table:style-name="ce3" table:formula="of:=[.K355]*[.N355]*9/100" office:value-type="float" office:value="222.75" calcext:value-type="float">
            <text:p>222,75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422" calcext:value-type="float">
            <text:p>422</text:p>
          </table:table-cell>
          <table:table-cell table:style-name="ce6" office:value-type="float" office:value="1.7" calcext:value-type="float">
            <text:p>1.7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45" calcext:value-type="float">
            <text:p>45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55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style-name="ce12" table:formula="of:=CONCATENATE(&quot;(alimento (id &quot;;[.A355];&quot;) (nombre &quot;;[.V355];&quot;) (grupo &quot;;[.D355];&quot;) (veces &quot;;[.E355];&quot;) (tipo &quot;;[.F355];&quot;)  (racion &quot;;[.K355];&quot;) (kcal &quot;;[.L355];&quot;) (proteinas &quot;;[.M355];&quot;) (grasas &quot;;[.N355];&quot;) (hidratos &quot;;[.O355];&quot;)(grasas-mono &quot;;[.P355];&quot;) (desayuno &quot;;[.Q355];&quot;) (almuerzo &quot;;[.R355];&quot;) (comida &quot;;[.S355];&quot;) (merienda &quot;;[.T355];&quot;) (cena &quot;;[.U355];&quot;))&quot;)" office:value-type="string" office:string-value="(alimento (id 354) (nombre nata-liquida) (grupo 7) (veces 1) (tipo energeticos)  (racion 55) (kcal 422) (proteinas 1,7) (grasas 45) (hidratos 2,5)(grasas-mono 45) (desayuno no) (almuerzo si) (comida si) (merienda no) (cena si))" calcext:value-type="string">
            <text:p>(alimento (id 354) (nombre nata-liquida) (grupo 7) (veces 1) (tipo energeticos) <text:s/>(racion 55) (kcal 422) (proteinas 1,7) (grasas 45) (hidratos 2,5)(grasas-mono 45) (desayuno no) (almuerzo si) (comida si) (merienda no) (cena si))</text:p>
          </table:table-cell>
          <table:table-cell table:style-name="ce2" table:formula="of:=SUBSTITUTE([.W355];&quot;,&quot;;&quot;.&quot;)" office:value-type="string" office:string-value="(alimento (id 354) (nombre nata-liquida) (grupo 7) (veces 1) (tipo energeticos)  (racion 55) (kcal 422) (proteinas 1.7) (grasas 45) (hidratos 2.5)(grasas-mono 45) (desayuno no) (almuerzo si) (comida si) (merienda no) (cena si))" calcext:value-type="string">
            <text:p>(alimento (id 354) (nombre nata-liquida) (grupo 7) (veces 1) (tipo energeticos) <text:s/>(racion 55) (kcal 422) (proteinas 1.7) (grasas 45) (hidratos 2.5)(grasas-mono 45) (desayuno no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55" calcext:value-type="float">
            <text:p>355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Nata liquid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56]*[.L356]/100" office:value-type="float" office:value="168.8" calcext:value-type="float">
            <text:p>168,8</text:p>
          </table:table-cell>
          <table:table-cell table:style-name="ce3" table:formula="of:=[.K356]*[.M356]*4/100" office:value-type="float" office:value="2.72" calcext:value-type="float">
            <text:p>2,72</text:p>
          </table:table-cell>
          <table:table-cell table:style-name="ce3" table:formula="of:=[.K356]*[.O356]*4/100" office:value-type="float" office:value="4" calcext:value-type="float">
            <text:p>4</text:p>
          </table:table-cell>
          <table:table-cell table:style-name="ce3" table:formula="of:=[.K356]*[.N356]*9/100" office:value-type="float" office:value="162" calcext:value-type="float">
            <text:p>16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22" calcext:value-type="float">
            <text:p>422</text:p>
          </table:table-cell>
          <table:table-cell table:style-name="ce6" office:value-type="float" office:value="1.7" calcext:value-type="float">
            <text:p>1.7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56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style-name="ce12" table:formula="of:=CONCATENATE(&quot;(alimento (id &quot;;[.A356];&quot;) (nombre &quot;;[.V356];&quot;) (grupo &quot;;[.D356];&quot;) (veces &quot;;[.E356];&quot;) (tipo &quot;;[.F356];&quot;)  (racion &quot;;[.K356];&quot;) (kcal &quot;;[.L356];&quot;) (proteinas &quot;;[.M356];&quot;) (grasas &quot;;[.N356];&quot;) (hidratos &quot;;[.O356];&quot;)(grasas-mono &quot;;[.P356];&quot;) (desayuno &quot;;[.Q356];&quot;) (almuerzo &quot;;[.R356];&quot;) (comida &quot;;[.S356];&quot;) (merienda &quot;;[.T356];&quot;) (cena &quot;;[.U356];&quot;))&quot;)" office:value-type="string" office:string-value="(alimento (id 355) (nombre nata-liquida) (grupo 7) (veces 1) (tipo energeticos)  (racion 40) (kcal 422) (proteinas 1,7) (grasas 45) (hidratos 2,5)(grasas-mono 0) (desayuno no) (almuerzo si) (comida si) (merienda no) (cena si))" calcext:value-type="string">
            <text:p>(alimento (id 355) (nombre nata-liquida) (grupo 7) (veces 1) (tipo energeticos) <text:s/>(racion 40) (kcal 422) (proteinas 1,7) (grasas 45) (hidratos 2,5)(grasas-mono 0) (desayuno no) (almuerzo si) (comida si) (merienda no) (cena si))</text:p>
          </table:table-cell>
          <table:table-cell table:style-name="ce2" table:formula="of:=SUBSTITUTE([.W356];&quot;,&quot;;&quot;.&quot;)" office:value-type="string" office:string-value="(alimento (id 355) (nombre nata-liquida) (grupo 7) (veces 1) (tipo energeticos)  (racion 40) (kcal 422) (proteinas 1.7) (grasas 45) (hidratos 2.5)(grasas-mono 0) (desayuno no) (almuerzo si) (comida si) (merienda no) (cena si))" calcext:value-type="string">
            <text:p>(alimento (id 355) (nombre nata-liquida) (grupo 7) (veces 1) (tipo energeticos) <text:s/>(racion 40) (kcal 422) (proteinas 1.7) (grasas 45) (hidratos 2.5)(grasas-mono 0) (desayuno no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56" calcext:value-type="float">
            <text:p>356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Nata liquid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57]*[.L357]/100" office:value-type="float" office:value="189.9" calcext:value-type="float">
            <text:p>189,9</text:p>
          </table:table-cell>
          <table:table-cell table:style-name="ce3" table:formula="of:=[.K357]*[.M357]*4/100" office:value-type="float" office:value="3.06" calcext:value-type="float">
            <text:p>3,06</text:p>
          </table:table-cell>
          <table:table-cell table:style-name="ce3" table:formula="of:=[.K357]*[.O357]*4/100" office:value-type="float" office:value="4.5" calcext:value-type="float">
            <text:p>4,5</text:p>
          </table:table-cell>
          <table:table-cell table:style-name="ce3" table:formula="of:=[.K357]*[.N357]*9/100" office:value-type="float" office:value="182.25" calcext:value-type="float">
            <text:p>182,25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22" calcext:value-type="float">
            <text:p>422</text:p>
          </table:table-cell>
          <table:table-cell table:style-name="ce6" office:value-type="float" office:value="1.7" calcext:value-type="float">
            <text:p>1.7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57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style-name="ce12" table:formula="of:=CONCATENATE(&quot;(alimento (id &quot;;[.A357];&quot;) (nombre &quot;;[.V357];&quot;) (grupo &quot;;[.D357];&quot;) (veces &quot;;[.E357];&quot;) (tipo &quot;;[.F357];&quot;)  (racion &quot;;[.K357];&quot;) (kcal &quot;;[.L357];&quot;) (proteinas &quot;;[.M357];&quot;) (grasas &quot;;[.N357];&quot;) (hidratos &quot;;[.O357];&quot;)(grasas-mono &quot;;[.P357];&quot;) (desayuno &quot;;[.Q357];&quot;) (almuerzo &quot;;[.R357];&quot;) (comida &quot;;[.S357];&quot;) (merienda &quot;;[.T357];&quot;) (cena &quot;;[.U357];&quot;))&quot;)" office:value-type="string" office:string-value="(alimento (id 356) (nombre nata-liquida) (grupo 7) (veces 1) (tipo energeticos)  (racion 45) (kcal 422) (proteinas 1,7) (grasas 45) (hidratos 2,5)(grasas-mono 0) (desayuno no) (almuerzo si) (comida si) (merienda no) (cena si))" calcext:value-type="string">
            <text:p>(alimento (id 356) (nombre nata-liquida) (grupo 7) (veces 1) (tipo energeticos) <text:s/>(racion 45) (kcal 422) (proteinas 1,7) (grasas 45) (hidratos 2,5)(grasas-mono 0) (desayuno no) (almuerzo si) (comida si) (merienda no) (cena si))</text:p>
          </table:table-cell>
          <table:table-cell table:style-name="ce2" table:formula="of:=SUBSTITUTE([.W357];&quot;,&quot;;&quot;.&quot;)" office:value-type="string" office:string-value="(alimento (id 356) (nombre nata-liquida) (grupo 7) (veces 1) (tipo energeticos)  (racion 45) (kcal 422) (proteinas 1.7) (grasas 45) (hidratos 2.5)(grasas-mono 0) (desayuno no) (almuerzo si) (comida si) (merienda no) (cena si))" calcext:value-type="string">
            <text:p>(alimento (id 356) (nombre nata-liquida) (grupo 7) (veces 1) (tipo energeticos) <text:s/>(racion 45) (kcal 422) (proteinas 1.7) (grasas 45) (hidratos 2.5)(grasas-mono 0) (desayuno no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57" calcext:value-type="float">
            <text:p>357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Nata liquid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58]*[.L358]/100" office:value-type="float" office:value="253.2" calcext:value-type="float">
            <text:p>253,2</text:p>
          </table:table-cell>
          <table:table-cell table:style-name="ce3" table:formula="of:=[.K358]*[.M358]*4/100" office:value-type="float" office:value="4.08" calcext:value-type="float">
            <text:p>4,08</text:p>
          </table:table-cell>
          <table:table-cell table:style-name="ce3" table:formula="of:=[.K358]*[.O358]*4/100" office:value-type="float" office:value="6" calcext:value-type="float">
            <text:p>6</text:p>
          </table:table-cell>
          <table:table-cell table:style-name="ce3" table:formula="of:=[.K358]*[.N358]*9/100" office:value-type="float" office:value="243" calcext:value-type="float">
            <text:p>243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422" calcext:value-type="float">
            <text:p>422</text:p>
          </table:table-cell>
          <table:table-cell table:style-name="ce6" office:value-type="float" office:value="1.7" calcext:value-type="float">
            <text:p>1.7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58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style-name="ce12" table:formula="of:=CONCATENATE(&quot;(alimento (id &quot;;[.A358];&quot;) (nombre &quot;;[.V358];&quot;) (grupo &quot;;[.D358];&quot;) (veces &quot;;[.E358];&quot;) (tipo &quot;;[.F358];&quot;)  (racion &quot;;[.K358];&quot;) (kcal &quot;;[.L358];&quot;) (proteinas &quot;;[.M358];&quot;) (grasas &quot;;[.N358];&quot;) (hidratos &quot;;[.O358];&quot;)(grasas-mono &quot;;[.P358];&quot;) (desayuno &quot;;[.Q358];&quot;) (almuerzo &quot;;[.R358];&quot;) (comida &quot;;[.S358];&quot;) (merienda &quot;;[.T358];&quot;) (cena &quot;;[.U358];&quot;))&quot;)" office:value-type="string" office:string-value="(alimento (id 357) (nombre nata-liquida) (grupo 7) (veces 1) (tipo energeticos)  (racion 60) (kcal 422) (proteinas 1,7) (grasas 45) (hidratos 2,5)(grasas-mono 0) (desayuno no) (almuerzo si) (comida si) (merienda no) (cena si))" calcext:value-type="string">
            <text:p>(alimento (id 357) (nombre nata-liquida) (grupo 7) (veces 1) (tipo energeticos) <text:s/>(racion 60) (kcal 422) (proteinas 1,7) (grasas 45) (hidratos 2,5)(grasas-mono 0) (desayuno no) (almuerzo si) (comida si) (merienda no) (cena si))</text:p>
          </table:table-cell>
          <table:table-cell table:style-name="ce2" table:formula="of:=SUBSTITUTE([.W358];&quot;,&quot;;&quot;.&quot;)" office:value-type="string" office:string-value="(alimento (id 357) (nombre nata-liquida) (grupo 7) (veces 1) (tipo energeticos)  (racion 60) (kcal 422) (proteinas 1.7) (grasas 45) (hidratos 2.5)(grasas-mono 0) (desayuno no) (almuerzo si) (comida si) (merienda no) (cena si))" calcext:value-type="string">
            <text:p>(alimento (id 357) (nombre nata-liquida) (grupo 7) (veces 1) (tipo energeticos) <text:s/>(racion 60) (kcal 422) (proteinas 1.7) (grasas 45) (hidratos 2.5)(grasas-mono 0) (desayuno no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58" calcext:value-type="float">
            <text:p>358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Nata liquid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59]*[.L359]/100" office:value-type="float" office:value="126.6" calcext:value-type="float">
            <text:p>126,6</text:p>
          </table:table-cell>
          <table:table-cell table:style-name="ce3" table:formula="of:=[.K359]*[.M359]*4/100" office:value-type="float" office:value="2.04" calcext:value-type="float">
            <text:p>2,04</text:p>
          </table:table-cell>
          <table:table-cell table:style-name="ce3" table:formula="of:=[.K359]*[.O359]*4/100" office:value-type="float" office:value="3" calcext:value-type="float">
            <text:p>3</text:p>
          </table:table-cell>
          <table:table-cell table:style-name="ce3" table:formula="of:=[.K359]*[.N359]*9/100" office:value-type="float" office:value="121.5" calcext:value-type="float">
            <text:p>121,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22" calcext:value-type="float">
            <text:p>422</text:p>
          </table:table-cell>
          <table:table-cell table:style-name="ce6" office:value-type="float" office:value="1.7" calcext:value-type="float">
            <text:p>1.7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59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style-name="ce12" table:formula="of:=CONCATENATE(&quot;(alimento (id &quot;;[.A359];&quot;) (nombre &quot;;[.V359];&quot;) (grupo &quot;;[.D359];&quot;) (veces &quot;;[.E359];&quot;) (tipo &quot;;[.F359];&quot;)  (racion &quot;;[.K359];&quot;) (kcal &quot;;[.L359];&quot;) (proteinas &quot;;[.M359];&quot;) (grasas &quot;;[.N359];&quot;) (hidratos &quot;;[.O359];&quot;)(grasas-mono &quot;;[.P359];&quot;) (desayuno &quot;;[.Q359];&quot;) (almuerzo &quot;;[.R359];&quot;) (comida &quot;;[.S359];&quot;) (merienda &quot;;[.T359];&quot;) (cena &quot;;[.U359];&quot;))&quot;)" office:value-type="string" office:string-value="(alimento (id 358) (nombre nata-liquida) (grupo 7) (veces 1) (tipo energeticos)  (racion 30) (kcal 422) (proteinas 1,7) (grasas 45) (hidratos 2,5)(grasas-mono 0) (desayuno no) (almuerzo si) (comida si) (merienda no) (cena si))" calcext:value-type="string">
            <text:p>(alimento (id 358) (nombre nata-liquida) (grupo 7) (veces 1) (tipo energeticos) <text:s/>(racion 30) (kcal 422) (proteinas 1,7) (grasas 45) (hidratos 2,5)(grasas-mono 0) (desayuno no) (almuerzo si) (comida si) (merienda no) (cena si))</text:p>
          </table:table-cell>
          <table:table-cell table:style-name="ce2" table:formula="of:=SUBSTITUTE([.W359];&quot;,&quot;;&quot;.&quot;)" office:value-type="string" office:string-value="(alimento (id 358) (nombre nata-liquida) (grupo 7) (veces 1) (tipo energeticos)  (racion 30) (kcal 422) (proteinas 1.7) (grasas 45) (hidratos 2.5)(grasas-mono 0) (desayuno no) (almuerzo si) (comida si) (merienda no) (cena si))" calcext:value-type="string">
            <text:p>(alimento (id 358) (nombre nata-liquida) (grupo 7) (veces 1) (tipo energeticos) <text:s/>(racion 30) (kcal 422) (proteinas 1.7) (grasas 45) (hidratos 2.5)(grasas-mono 0) (desayuno no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59" calcext:value-type="float">
            <text:p>359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Nata liquid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60]*[.L360]/100" office:value-type="float" office:value="84.4" calcext:value-type="float">
            <text:p>84,4</text:p>
          </table:table-cell>
          <table:table-cell table:style-name="ce3" table:formula="of:=[.K360]*[.M360]*4/100" office:value-type="float" office:value="1.36" calcext:value-type="float">
            <text:p>1,36</text:p>
          </table:table-cell>
          <table:table-cell table:style-name="ce3" table:formula="of:=[.K360]*[.O360]*4/100" office:value-type="float" office:value="2" calcext:value-type="float">
            <text:p>2</text:p>
          </table:table-cell>
          <table:table-cell table:style-name="ce3" table:formula="of:=[.K360]*[.N360]*9/100" office:value-type="float" office:value="81" calcext:value-type="float">
            <text:p>8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22" calcext:value-type="float">
            <text:p>422</text:p>
          </table:table-cell>
          <table:table-cell table:style-name="ce6" office:value-type="float" office:value="1.7" calcext:value-type="float">
            <text:p>1.7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60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style-name="ce12" table:formula="of:=CONCATENATE(&quot;(alimento (id &quot;;[.A360];&quot;) (nombre &quot;;[.V360];&quot;) (grupo &quot;;[.D360];&quot;) (veces &quot;;[.E360];&quot;) (tipo &quot;;[.F360];&quot;)  (racion &quot;;[.K360];&quot;) (kcal &quot;;[.L360];&quot;) (proteinas &quot;;[.M360];&quot;) (grasas &quot;;[.N360];&quot;) (hidratos &quot;;[.O360];&quot;)(grasas-mono &quot;;[.P360];&quot;) (desayuno &quot;;[.Q360];&quot;) (almuerzo &quot;;[.R360];&quot;) (comida &quot;;[.S360];&quot;) (merienda &quot;;[.T360];&quot;) (cena &quot;;[.U360];&quot;))&quot;)" office:value-type="string" office:string-value="(alimento (id 359) (nombre nata-liquida) (grupo 7) (veces 1) (tipo energeticos)  (racion 20) (kcal 422) (proteinas 1,7) (grasas 45) (hidratos 2,5)(grasas-mono 0) (desayuno no) (almuerzo si) (comida si) (merienda no) (cena si))" calcext:value-type="string">
            <text:p>(alimento (id 359) (nombre nata-liquida) (grupo 7) (veces 1) (tipo energeticos) <text:s/>(racion 20) (kcal 422) (proteinas 1,7) (grasas 45) (hidratos 2,5)(grasas-mono 0) (desayuno no) (almuerzo si) (comida si) (merienda no) (cena si))</text:p>
          </table:table-cell>
          <table:table-cell table:style-name="ce2" table:formula="of:=SUBSTITUTE([.W360];&quot;,&quot;;&quot;.&quot;)" office:value-type="string" office:string-value="(alimento (id 359) (nombre nata-liquida) (grupo 7) (veces 1) (tipo energeticos)  (racion 20) (kcal 422) (proteinas 1.7) (grasas 45) (hidratos 2.5)(grasas-mono 0) (desayuno no) (almuerzo si) (comida si) (merienda no) (cena si))" calcext:value-type="string">
            <text:p>(alimento (id 359) (nombre nata-liquida) (grupo 7) (veces 1) (tipo energeticos) <text:s/>(racion 20) (kcal 422) (proteinas 1.7) (grasas 45) (hidratos 2.5)(grasas-mono 0) (desayuno no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60" calcext:value-type="float">
            <text:p>360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Nata liquid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61]*[.L361]/100" office:value-type="float" office:value="211" calcext:value-type="float">
            <text:p>211</text:p>
          </table:table-cell>
          <table:table-cell table:style-name="ce3" table:formula="of:=[.K361]*[.M361]*4/100" office:value-type="float" office:value="3.4" calcext:value-type="float">
            <text:p>3,4</text:p>
          </table:table-cell>
          <table:table-cell table:style-name="ce3" table:formula="of:=[.K361]*[.O361]*4/100" office:value-type="float" office:value="5" calcext:value-type="float">
            <text:p>5</text:p>
          </table:table-cell>
          <table:table-cell table:style-name="ce3" table:formula="of:=[.K361]*[.N361]*9/100" office:value-type="float" office:value="202.5" calcext:value-type="float">
            <text:p>202,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22" calcext:value-type="float">
            <text:p>422</text:p>
          </table:table-cell>
          <table:table-cell table:style-name="ce6" office:value-type="float" office:value="1.7" calcext:value-type="float">
            <text:p>1.7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61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style-name="ce12" table:formula="of:=CONCATENATE(&quot;(alimento (id &quot;;[.A361];&quot;) (nombre &quot;;[.V361];&quot;) (grupo &quot;;[.D361];&quot;) (veces &quot;;[.E361];&quot;) (tipo &quot;;[.F361];&quot;)  (racion &quot;;[.K361];&quot;) (kcal &quot;;[.L361];&quot;) (proteinas &quot;;[.M361];&quot;) (grasas &quot;;[.N361];&quot;) (hidratos &quot;;[.O361];&quot;)(grasas-mono &quot;;[.P361];&quot;) (desayuno &quot;;[.Q361];&quot;) (almuerzo &quot;;[.R361];&quot;) (comida &quot;;[.S361];&quot;) (merienda &quot;;[.T361];&quot;) (cena &quot;;[.U361];&quot;))&quot;)" office:value-type="string" office:string-value="(alimento (id 360) (nombre nata-liquida) (grupo 7) (veces 1) (tipo energeticos)  (racion 50) (kcal 422) (proteinas 1,7) (grasas 45) (hidratos 2,5)(grasas-mono 0) (desayuno no) (almuerzo si) (comida si) (merienda no) (cena si))" calcext:value-type="string">
            <text:p>(alimento (id 360) (nombre nata-liquida) (grupo 7) (veces 1) (tipo energeticos) <text:s/>(racion 50) (kcal 422) (proteinas 1,7) (grasas 45) (hidratos 2,5)(grasas-mono 0) (desayuno no) (almuerzo si) (comida si) (merienda no) (cena si))</text:p>
          </table:table-cell>
          <table:table-cell table:style-name="ce2" table:formula="of:=SUBSTITUTE([.W361];&quot;,&quot;;&quot;.&quot;)" office:value-type="string" office:string-value="(alimento (id 360) (nombre nata-liquida) (grupo 7) (veces 1) (tipo energeticos)  (racion 50) (kcal 422) (proteinas 1.7) (grasas 45) (hidratos 2.5)(grasas-mono 0) (desayuno no) (almuerzo si) (comida si) (merienda no) (cena si))" calcext:value-type="string">
            <text:p>(alimento (id 360) (nombre nata-liquida) (grupo 7) (veces 1) (tipo energeticos) <text:s/>(racion 50) (kcal 422) (proteinas 1.7) (grasas 45) (hidratos 2.5)(grasas-mono 0) (desayuno no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61" calcext:value-type="float">
            <text:p>361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Manteca de cerdo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62]*[.L362]/100" office:value-type="float" office:value="178.2" calcext:value-type="float">
            <text:p>178,2</text:p>
          </table:table-cell>
          <table:table-cell table:style-name="ce3" table:formula="of:=[.K362]*[.M362]*4/100" office:value-type="float" office:value="0.24" calcext:value-type="float">
            <text:p>0,24</text:p>
          </table:table-cell>
          <table:table-cell table:style-name="ce3" table:formula="of:=[.K362]*[.O362]*4/100" office:value-type="float" office:value="0.16" calcext:value-type="float">
            <text:p>0,16</text:p>
          </table:table-cell>
          <table:table-cell table:style-name="ce3" table:formula="of:=[.K362]*[.N362]*9/100" office:value-type="float" office:value="149.04" calcext:value-type="float">
            <text:p>149,0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91" calcext:value-type="float">
            <text:p>891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82.8" calcext:value-type="float">
            <text:p>82.8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82.8" calcext:value-type="float">
            <text:p>82.8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62]);&quot; &quot;;&quot;-&quot;);&quot;á&quot;;&quot;a&quot;);&quot;é&quot;;&quot;e&quot;);&quot;í&quot;;&quot;i&quot;);&quot;ó&quot;;&quot;o&quot;);&quot;ú&quot;;&quot;u&quot;)" office:value-type="string" office:string-value="manteca-de-cerdo" calcext:value-type="string">
            <text:p>manteca-de-cerdo</text:p>
          </table:table-cell>
          <table:table-cell table:style-name="ce12" table:formula="of:=CONCATENATE(&quot;(alimento (id &quot;;[.A362];&quot;) (nombre &quot;;[.V362];&quot;) (grupo &quot;;[.D362];&quot;) (veces &quot;;[.E362];&quot;) (tipo &quot;;[.F362];&quot;)  (racion &quot;;[.K362];&quot;) (kcal &quot;;[.L362];&quot;) (proteinas &quot;;[.M362];&quot;) (grasas &quot;;[.N362];&quot;) (hidratos &quot;;[.O362];&quot;)(grasas-mono &quot;;[.P362];&quot;) (desayuno &quot;;[.Q362];&quot;) (almuerzo &quot;;[.R362];&quot;) (comida &quot;;[.S362];&quot;) (merienda &quot;;[.T362];&quot;) (cena &quot;;[.U362];&quot;))&quot;)" office:value-type="string" office:string-value="(alimento (id 361) (nombre manteca-de-cerdo) (grupo 7) (veces 3) (tipo energeticos)  (racion 20) (kcal 891) (proteinas 0,3) (grasas 82,8) (hidratos 0,2)(grasas-mono 82,8) (desayuno no) (almuerzo no) (comida si) (merienda no) (cena si))" calcext:value-type="string">
            <text:p>(alimento (id 361) (nombre manteca-de-cerdo) (grupo 7) (veces 3) (tipo energeticos) <text:s/>(racion 20) (kcal 891) (proteinas 0,3) (grasas 82,8) (hidratos 0,2)(grasas-mono 82,8) (desayuno no) (almuerzo no) (comida si) (merienda no) (cena si))</text:p>
          </table:table-cell>
          <table:table-cell table:style-name="ce2" table:formula="of:=SUBSTITUTE([.W362];&quot;,&quot;;&quot;.&quot;)" office:value-type="string" office:string-value="(alimento (id 361) (nombre manteca-de-cerdo) (grupo 7) (veces 3) (tipo energeticos)  (racion 20) (kcal 891) (proteinas 0.3) (grasas 82.8) (hidratos 0.2)(grasas-mono 82.8) (desayuno no) (almuerzo no) (comida si) (merienda no) (cena si))" calcext:value-type="string">
            <text:p>(alimento (id 361) (nombre manteca-de-cerdo) (grupo 7) (veces 3) (tipo energeticos) <text:s/>(racion 20) (kcal 891) (proteinas 0.3) (grasas 82.8) (hidratos 0.2)(grasas-mono 82.8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62" calcext:value-type="float">
            <text:p>362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Manteca de cerdo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63]*[.L363]/100" office:value-type="float" office:value="445.5" calcext:value-type="float">
            <text:p>445,5</text:p>
          </table:table-cell>
          <table:table-cell table:style-name="ce3" table:formula="of:=[.K363]*[.M363]*4/100" office:value-type="float" office:value="0.6" calcext:value-type="float">
            <text:p>0,6</text:p>
          </table:table-cell>
          <table:table-cell table:style-name="ce3" table:formula="of:=[.K363]*[.O363]*4/100" office:value-type="float" office:value="0.4" calcext:value-type="float">
            <text:p>0,4</text:p>
          </table:table-cell>
          <table:table-cell table:style-name="ce3" table:formula="of:=[.K363]*[.N363]*9/100" office:value-type="float" office:value="372.6" calcext:value-type="float">
            <text:p>372,6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91" calcext:value-type="float">
            <text:p>891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82.8" calcext:value-type="float">
            <text:p>82.8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82.8" calcext:value-type="float">
            <text:p>82.8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63]);&quot; &quot;;&quot;-&quot;);&quot;á&quot;;&quot;a&quot;);&quot;é&quot;;&quot;e&quot;);&quot;í&quot;;&quot;i&quot;);&quot;ó&quot;;&quot;o&quot;);&quot;ú&quot;;&quot;u&quot;)" office:value-type="string" office:string-value="manteca-de-cerdo" calcext:value-type="string">
            <text:p>manteca-de-cerdo</text:p>
          </table:table-cell>
          <table:table-cell table:style-name="ce12" table:formula="of:=CONCATENATE(&quot;(alimento (id &quot;;[.A363];&quot;) (nombre &quot;;[.V363];&quot;) (grupo &quot;;[.D363];&quot;) (veces &quot;;[.E363];&quot;) (tipo &quot;;[.F363];&quot;)  (racion &quot;;[.K363];&quot;) (kcal &quot;;[.L363];&quot;) (proteinas &quot;;[.M363];&quot;) (grasas &quot;;[.N363];&quot;) (hidratos &quot;;[.O363];&quot;)(grasas-mono &quot;;[.P363];&quot;) (desayuno &quot;;[.Q363];&quot;) (almuerzo &quot;;[.R363];&quot;) (comida &quot;;[.S363];&quot;) (merienda &quot;;[.T363];&quot;) (cena &quot;;[.U363];&quot;))&quot;)" office:value-type="string" office:string-value="(alimento (id 362) (nombre manteca-de-cerdo) (grupo 7) (veces 3) (tipo energeticos)  (racion 50) (kcal 891) (proteinas 0,3) (grasas 82,8) (hidratos 0,2)(grasas-mono 82,8) (desayuno no) (almuerzo no) (comida si) (merienda no) (cena si))" calcext:value-type="string">
            <text:p>(alimento (id 362) (nombre manteca-de-cerdo) (grupo 7) (veces 3) (tipo energeticos) <text:s/>(racion 50) (kcal 891) (proteinas 0,3) (grasas 82,8) (hidratos 0,2)(grasas-mono 82,8) (desayuno no) (almuerzo no) (comida si) (merienda no) (cena si))</text:p>
          </table:table-cell>
          <table:table-cell table:style-name="ce2" table:formula="of:=SUBSTITUTE([.W363];&quot;,&quot;;&quot;.&quot;)" office:value-type="string" office:string-value="(alimento (id 362) (nombre manteca-de-cerdo) (grupo 7) (veces 3) (tipo energeticos)  (racion 50) (kcal 891) (proteinas 0.3) (grasas 82.8) (hidratos 0.2)(grasas-mono 82.8) (desayuno no) (almuerzo no) (comida si) (merienda no) (cena si))" calcext:value-type="string">
            <text:p>(alimento (id 362) (nombre manteca-de-cerdo) (grupo 7) (veces 3) (tipo energeticos) <text:s/>(racion 50) (kcal 891) (proteinas 0.3) (grasas 82.8) (hidratos 0.2)(grasas-mono 82.8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63" calcext:value-type="float">
            <text:p>363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Manteca de cerdo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64]*[.L364]/100" office:value-type="float" office:value="356.4" calcext:value-type="float">
            <text:p>356,4</text:p>
          </table:table-cell>
          <table:table-cell table:style-name="ce3" table:formula="of:=[.K364]*[.M364]*4/100" office:value-type="float" office:value="0.48" calcext:value-type="float">
            <text:p>0,48</text:p>
          </table:table-cell>
          <table:table-cell table:style-name="ce3" table:formula="of:=[.K364]*[.O364]*4/100" office:value-type="float" office:value="0.32" calcext:value-type="float">
            <text:p>0,32</text:p>
          </table:table-cell>
          <table:table-cell table:style-name="ce3" table:formula="of:=[.K364]*[.N364]*9/100" office:value-type="float" office:value="298.08" calcext:value-type="float">
            <text:p>298,0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891" calcext:value-type="float">
            <text:p>891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82.8" calcext:value-type="float">
            <text:p>82.8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82.8" calcext:value-type="float">
            <text:p>82.8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64]);&quot; &quot;;&quot;-&quot;);&quot;á&quot;;&quot;a&quot;);&quot;é&quot;;&quot;e&quot;);&quot;í&quot;;&quot;i&quot;);&quot;ó&quot;;&quot;o&quot;);&quot;ú&quot;;&quot;u&quot;)" office:value-type="string" office:string-value="manteca-de-cerdo" calcext:value-type="string">
            <text:p>manteca-de-cerdo</text:p>
          </table:table-cell>
          <table:table-cell table:style-name="ce12" table:formula="of:=CONCATENATE(&quot;(alimento (id &quot;;[.A364];&quot;) (nombre &quot;;[.V364];&quot;) (grupo &quot;;[.D364];&quot;) (veces &quot;;[.E364];&quot;) (tipo &quot;;[.F364];&quot;)  (racion &quot;;[.K364];&quot;) (kcal &quot;;[.L364];&quot;) (proteinas &quot;;[.M364];&quot;) (grasas &quot;;[.N364];&quot;) (hidratos &quot;;[.O364];&quot;)(grasas-mono &quot;;[.P364];&quot;) (desayuno &quot;;[.Q364];&quot;) (almuerzo &quot;;[.R364];&quot;) (comida &quot;;[.S364];&quot;) (merienda &quot;;[.T364];&quot;) (cena &quot;;[.U364];&quot;))&quot;)" office:value-type="string" office:string-value="(alimento (id 363) (nombre manteca-de-cerdo) (grupo 7) (veces 3) (tipo energeticos)  (racion 40) (kcal 891) (proteinas 0,3) (grasas 82,8) (hidratos 0,2)(grasas-mono 82,8) (desayuno no) (almuerzo no) (comida si) (merienda no) (cena si))" calcext:value-type="string">
            <text:p>(alimento (id 363) (nombre manteca-de-cerdo) (grupo 7) (veces 3) (tipo energeticos) <text:s/>(racion 40) (kcal 891) (proteinas 0,3) (grasas 82,8) (hidratos 0,2)(grasas-mono 82,8) (desayuno no) (almuerzo no) (comida si) (merienda no) (cena si))</text:p>
          </table:table-cell>
          <table:table-cell table:style-name="ce2" table:formula="of:=SUBSTITUTE([.W364];&quot;,&quot;;&quot;.&quot;)" office:value-type="string" office:string-value="(alimento (id 363) (nombre manteca-de-cerdo) (grupo 7) (veces 3) (tipo energeticos)  (racion 40) (kcal 891) (proteinas 0.3) (grasas 82.8) (hidratos 0.2)(grasas-mono 82.8) (desayuno no) (almuerzo no) (comida si) (merienda no) (cena si))" calcext:value-type="string">
            <text:p>(alimento (id 363) (nombre manteca-de-cerdo) (grupo 7) (veces 3) (tipo energeticos) <text:s/>(racion 40) (kcal 891) (proteinas 0.3) (grasas 82.8) (hidratos 0.2)(grasas-mono 82.8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64" calcext:value-type="float">
            <text:p>364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Manteca de cerdo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65]*[.L365]/100" office:value-type="float" office:value="267.3" calcext:value-type="float">
            <text:p>267,3</text:p>
          </table:table-cell>
          <table:table-cell table:style-name="ce3" table:formula="of:=[.K365]*[.M365]*4/100" office:value-type="float" office:value="0.36" calcext:value-type="float">
            <text:p>0,36</text:p>
          </table:table-cell>
          <table:table-cell table:style-name="ce3" table:formula="of:=[.K365]*[.O365]*4/100" office:value-type="float" office:value="0.24" calcext:value-type="float">
            <text:p>0,24</text:p>
          </table:table-cell>
          <table:table-cell table:style-name="ce3" table:formula="of:=[.K365]*[.N365]*9/100" office:value-type="float" office:value="223.56" calcext:value-type="float">
            <text:p>223,5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91" calcext:value-type="float">
            <text:p>891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82.8" calcext:value-type="float">
            <text:p>82.8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82.8" calcext:value-type="float">
            <text:p>82.8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65]);&quot; &quot;;&quot;-&quot;);&quot;á&quot;;&quot;a&quot;);&quot;é&quot;;&quot;e&quot;);&quot;í&quot;;&quot;i&quot;);&quot;ó&quot;;&quot;o&quot;);&quot;ú&quot;;&quot;u&quot;)" office:value-type="string" office:string-value="manteca-de-cerdo" calcext:value-type="string">
            <text:p>manteca-de-cerdo</text:p>
          </table:table-cell>
          <table:table-cell table:style-name="ce12" table:formula="of:=CONCATENATE(&quot;(alimento (id &quot;;[.A365];&quot;) (nombre &quot;;[.V365];&quot;) (grupo &quot;;[.D365];&quot;) (veces &quot;;[.E365];&quot;) (tipo &quot;;[.F365];&quot;)  (racion &quot;;[.K365];&quot;) (kcal &quot;;[.L365];&quot;) (proteinas &quot;;[.M365];&quot;) (grasas &quot;;[.N365];&quot;) (hidratos &quot;;[.O365];&quot;)(grasas-mono &quot;;[.P365];&quot;) (desayuno &quot;;[.Q365];&quot;) (almuerzo &quot;;[.R365];&quot;) (comida &quot;;[.S365];&quot;) (merienda &quot;;[.T365];&quot;) (cena &quot;;[.U365];&quot;))&quot;)" office:value-type="string" office:string-value="(alimento (id 364) (nombre manteca-de-cerdo) (grupo 7) (veces 3) (tipo energeticos)  (racion 30) (kcal 891) (proteinas 0,3) (grasas 82,8) (hidratos 0,2)(grasas-mono 82,8) (desayuno no) (almuerzo no) (comida si) (merienda no) (cena si))" calcext:value-type="string">
            <text:p>(alimento (id 364) (nombre manteca-de-cerdo) (grupo 7) (veces 3) (tipo energeticos) <text:s/>(racion 30) (kcal 891) (proteinas 0,3) (grasas 82,8) (hidratos 0,2)(grasas-mono 82,8) (desayuno no) (almuerzo no) (comida si) (merienda no) (cena si))</text:p>
          </table:table-cell>
          <table:table-cell table:style-name="ce2" table:formula="of:=SUBSTITUTE([.W365];&quot;,&quot;;&quot;.&quot;)" office:value-type="string" office:string-value="(alimento (id 364) (nombre manteca-de-cerdo) (grupo 7) (veces 3) (tipo energeticos)  (racion 30) (kcal 891) (proteinas 0.3) (grasas 82.8) (hidratos 0.2)(grasas-mono 82.8) (desayuno no) (almuerzo no) (comida si) (merienda no) (cena si))" calcext:value-type="string">
            <text:p>(alimento (id 364) (nombre manteca-de-cerdo) (grupo 7) (veces 3) (tipo energeticos) <text:s/>(racion 30) (kcal 891) (proteinas 0.3) (grasas 82.8) (hidratos 0.2)(grasas-mono 82.8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65" calcext:value-type="float">
            <text:p>365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Manteca de cerdo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66]*[.L366]/100" office:value-type="float" office:value="89.1" calcext:value-type="float">
            <text:p>89,1</text:p>
          </table:table-cell>
          <table:table-cell table:style-name="ce3" table:formula="of:=[.K366]*[.M366]*4/100" office:value-type="float" office:value="0.12" calcext:value-type="float">
            <text:p>0,12</text:p>
          </table:table-cell>
          <table:table-cell table:style-name="ce3" table:formula="of:=[.K366]*[.O366]*4/100" office:value-type="float" office:value="0.08" calcext:value-type="float">
            <text:p>0,08</text:p>
          </table:table-cell>
          <table:table-cell table:style-name="ce3" table:formula="of:=[.K366]*[.N366]*9/100" office:value-type="float" office:value="74.52" calcext:value-type="float">
            <text:p>74,5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91" calcext:value-type="float">
            <text:p>891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82.8" calcext:value-type="float">
            <text:p>82.8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82.8" calcext:value-type="float">
            <text:p>82.8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66]);&quot; &quot;;&quot;-&quot;);&quot;á&quot;;&quot;a&quot;);&quot;é&quot;;&quot;e&quot;);&quot;í&quot;;&quot;i&quot;);&quot;ó&quot;;&quot;o&quot;);&quot;ú&quot;;&quot;u&quot;)" office:value-type="string" office:string-value="manteca-de-cerdo" calcext:value-type="string">
            <text:p>manteca-de-cerdo</text:p>
          </table:table-cell>
          <table:table-cell table:style-name="ce12" table:formula="of:=CONCATENATE(&quot;(alimento (id &quot;;[.A366];&quot;) (nombre &quot;;[.V366];&quot;) (grupo &quot;;[.D366];&quot;) (veces &quot;;[.E366];&quot;) (tipo &quot;;[.F366];&quot;)  (racion &quot;;[.K366];&quot;) (kcal &quot;;[.L366];&quot;) (proteinas &quot;;[.M366];&quot;) (grasas &quot;;[.N366];&quot;) (hidratos &quot;;[.O366];&quot;)(grasas-mono &quot;;[.P366];&quot;) (desayuno &quot;;[.Q366];&quot;) (almuerzo &quot;;[.R366];&quot;) (comida &quot;;[.S366];&quot;) (merienda &quot;;[.T366];&quot;) (cena &quot;;[.U366];&quot;))&quot;)" office:value-type="string" office:string-value="(alimento (id 365) (nombre manteca-de-cerdo) (grupo 7) (veces 3) (tipo energeticos)  (racion 10) (kcal 891) (proteinas 0,3) (grasas 82,8) (hidratos 0,2)(grasas-mono 82,8) (desayuno no) (almuerzo no) (comida si) (merienda no) (cena si))" calcext:value-type="string">
            <text:p>(alimento (id 365) (nombre manteca-de-cerdo) (grupo 7) (veces 3) (tipo energeticos) <text:s/>(racion 10) (kcal 891) (proteinas 0,3) (grasas 82,8) (hidratos 0,2)(grasas-mono 82,8) (desayuno no) (almuerzo no) (comida si) (merienda no) (cena si))</text:p>
          </table:table-cell>
          <table:table-cell table:style-name="ce2" table:formula="of:=SUBSTITUTE([.W366];&quot;,&quot;;&quot;.&quot;)" office:value-type="string" office:string-value="(alimento (id 365) (nombre manteca-de-cerdo) (grupo 7) (veces 3) (tipo energeticos)  (racion 10) (kcal 891) (proteinas 0.3) (grasas 82.8) (hidratos 0.2)(grasas-mono 82.8) (desayuno no) (almuerzo no) (comida si) (merienda no) (cena si))" calcext:value-type="string">
            <text:p>(alimento (id 365) (nombre manteca-de-cerdo) (grupo 7) (veces 3) (tipo energeticos) <text:s/>(racion 10) (kcal 891) (proteinas 0.3) (grasas 82.8) (hidratos 0.2)(grasas-mono 82.8) (desayuno no) (almuerzo no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66" calcext:value-type="float">
            <text:p>366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Aceite de semillas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67]*[.L367]/100" office:value-type="float" office:value="90" calcext:value-type="float">
            <text:p>90</text:p>
          </table:table-cell>
          <table:table-cell table:style-name="ce3" table:formula="of:=[.K367]*[.M367]*4/100" office:value-type="float" office:value="0" calcext:value-type="float">
            <text:p>0</text:p>
          </table:table-cell>
          <table:table-cell table:style-name="ce3" table:formula="of:=[.K367]*[.O367]*4/100" office:value-type="float" office:value="0" calcext:value-type="float">
            <text:p>0</text:p>
          </table:table-cell>
          <table:table-cell table:style-name="ce3" table:formula="of:=[.K367]*[.N367]*9/100" office:value-type="float" office:value="90" calcext:value-type="float">
            <text:p>9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00" calcext:value-type="float">
            <text:p>9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67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style-name="ce12" table:formula="of:=CONCATENATE(&quot;(alimento (id &quot;;[.A367];&quot;) (nombre &quot;;[.V367];&quot;) (grupo &quot;;[.D367];&quot;) (veces &quot;;[.E367];&quot;) (tipo &quot;;[.F367];&quot;)  (racion &quot;;[.K367];&quot;) (kcal &quot;;[.L367];&quot;) (proteinas &quot;;[.M367];&quot;) (grasas &quot;;[.N367];&quot;) (hidratos &quot;;[.O367];&quot;)(grasas-mono &quot;;[.P367];&quot;) (desayuno &quot;;[.Q367];&quot;) (almuerzo &quot;;[.R367];&quot;) (comida &quot;;[.S367];&quot;) (merienda &quot;;[.T367];&quot;) (cena &quot;;[.U367];&quot;))&quot;)" office:value-type="string" office:string-value="(alimento (id 366) (nombre aceite-de-semillas) (grupo 7) (veces 2) (tipo energeticos)  (racion 10) (kcal 900) (proteinas 0) (grasas 100) (hidratos 0)(grasas-mono 100) (desayuno no) (almuerzo si) (comida si) (merienda no) (cena si))" calcext:value-type="string">
            <text:p>(alimento (id 366) (nombre aceite-de-semillas) (grupo 7) (veces 2) (tipo energeticos) <text:s/>(racion 10) (kcal 900) (proteinas 0) (grasas 100) (hidratos 0)(grasas-mono 100) (desayuno no) (almuerzo si) (comida si) (merienda no) (cena si))</text:p>
          </table:table-cell>
          <table:table-cell table:style-name="ce2" table:formula="of:=SUBSTITUTE([.W367];&quot;,&quot;;&quot;.&quot;)" office:value-type="string" office:string-value="(alimento (id 366) (nombre aceite-de-semillas) (grupo 7) (veces 2) (tipo energeticos)  (racion 10) (kcal 900) (proteinas 0) (grasas 100) (hidratos 0)(grasas-mono 100) (desayuno no) (almuerzo si) (comida si) (merienda no) (cena si))" calcext:value-type="string">
            <text:p>(alimento (id 366) (nombre aceite-de-semillas) (grupo 7) (veces 2) (tipo energeticos) <text:s/>(racion 10) (kcal 900) (proteinas 0) (grasas 100) (hidratos 0)(grasas-mono 100) (desayuno no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67" calcext:value-type="float">
            <text:p>367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Aceite de semillas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68]*[.L368]/100" office:value-type="float" office:value="270" calcext:value-type="float">
            <text:p>270</text:p>
          </table:table-cell>
          <table:table-cell table:style-name="ce3" table:formula="of:=[.K368]*[.M368]*4/100" office:value-type="float" office:value="0" calcext:value-type="float">
            <text:p>0</text:p>
          </table:table-cell>
          <table:table-cell table:style-name="ce3" table:formula="of:=[.K368]*[.O368]*4/100" office:value-type="float" office:value="0" calcext:value-type="float">
            <text:p>0</text:p>
          </table:table-cell>
          <table:table-cell table:style-name="ce3" table:formula="of:=[.K368]*[.N368]*9/100" office:value-type="float" office:value="270" calcext:value-type="float">
            <text:p>27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00" calcext:value-type="float">
            <text:p>9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68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style-name="ce12" table:formula="of:=CONCATENATE(&quot;(alimento (id &quot;;[.A368];&quot;) (nombre &quot;;[.V368];&quot;) (grupo &quot;;[.D368];&quot;) (veces &quot;;[.E368];&quot;) (tipo &quot;;[.F368];&quot;)  (racion &quot;;[.K368];&quot;) (kcal &quot;;[.L368];&quot;) (proteinas &quot;;[.M368];&quot;) (grasas &quot;;[.N368];&quot;) (hidratos &quot;;[.O368];&quot;)(grasas-mono &quot;;[.P368];&quot;) (desayuno &quot;;[.Q368];&quot;) (almuerzo &quot;;[.R368];&quot;) (comida &quot;;[.S368];&quot;) (merienda &quot;;[.T368];&quot;) (cena &quot;;[.U368];&quot;))&quot;)" office:value-type="string" office:string-value="(alimento (id 367) (nombre aceite-de-semillas) (grupo 7) (veces 2) (tipo energeticos)  (racion 30) (kcal 900) (proteinas 0) (grasas 100) (hidratos 0)(grasas-mono 100) (desayuno no) (almuerzo si) (comida si) (merienda no) (cena si))" calcext:value-type="string">
            <text:p>(alimento (id 367) (nombre aceite-de-semillas) (grupo 7) (veces 2) (tipo energeticos) <text:s/>(racion 30) (kcal 900) (proteinas 0) (grasas 100) (hidratos 0)(grasas-mono 100) (desayuno no) (almuerzo si) (comida si) (merienda no) (cena si))</text:p>
          </table:table-cell>
          <table:table-cell table:style-name="ce2" table:formula="of:=SUBSTITUTE([.W368];&quot;,&quot;;&quot;.&quot;)" office:value-type="string" office:string-value="(alimento (id 367) (nombre aceite-de-semillas) (grupo 7) (veces 2) (tipo energeticos)  (racion 30) (kcal 900) (proteinas 0) (grasas 100) (hidratos 0)(grasas-mono 100) (desayuno no) (almuerzo si) (comida si) (merienda no) (cena si))" calcext:value-type="string">
            <text:p>(alimento (id 367) (nombre aceite-de-semillas) (grupo 7) (veces 2) (tipo energeticos) <text:s/>(racion 30) (kcal 900) (proteinas 0) (grasas 100) (hidratos 0)(grasas-mono 100) (desayuno no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68" calcext:value-type="float">
            <text:p>368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Aceite de semillas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69]*[.L369]/100" office:value-type="float" office:value="360" calcext:value-type="float">
            <text:p>360</text:p>
          </table:table-cell>
          <table:table-cell table:style-name="ce3" table:formula="of:=[.K369]*[.M369]*4/100" office:value-type="float" office:value="0" calcext:value-type="float">
            <text:p>0</text:p>
          </table:table-cell>
          <table:table-cell table:style-name="ce3" table:formula="of:=[.K369]*[.O369]*4/100" office:value-type="float" office:value="0" calcext:value-type="float">
            <text:p>0</text:p>
          </table:table-cell>
          <table:table-cell table:style-name="ce3" table:formula="of:=[.K369]*[.N369]*9/100" office:value-type="float" office:value="360" calcext:value-type="float">
            <text:p>36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900" calcext:value-type="float">
            <text:p>9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69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style-name="ce12" table:formula="of:=CONCATENATE(&quot;(alimento (id &quot;;[.A369];&quot;) (nombre &quot;;[.V369];&quot;) (grupo &quot;;[.D369];&quot;) (veces &quot;;[.E369];&quot;) (tipo &quot;;[.F369];&quot;)  (racion &quot;;[.K369];&quot;) (kcal &quot;;[.L369];&quot;) (proteinas &quot;;[.M369];&quot;) (grasas &quot;;[.N369];&quot;) (hidratos &quot;;[.O369];&quot;)(grasas-mono &quot;;[.P369];&quot;) (desayuno &quot;;[.Q369];&quot;) (almuerzo &quot;;[.R369];&quot;) (comida &quot;;[.S369];&quot;) (merienda &quot;;[.T369];&quot;) (cena &quot;;[.U369];&quot;))&quot;)" office:value-type="string" office:string-value="(alimento (id 368) (nombre aceite-de-semillas) (grupo 7) (veces 2) (tipo energeticos)  (racion 40) (kcal 900) (proteinas 0) (grasas 100) (hidratos 0)(grasas-mono 100) (desayuno no) (almuerzo si) (comida si) (merienda no) (cena si))" calcext:value-type="string">
            <text:p>(alimento (id 368) (nombre aceite-de-semillas) (grupo 7) (veces 2) (tipo energeticos) <text:s/>(racion 40) (kcal 900) (proteinas 0) (grasas 100) (hidratos 0)(grasas-mono 100) (desayuno no) (almuerzo si) (comida si) (merienda no) (cena si))</text:p>
          </table:table-cell>
          <table:table-cell table:style-name="ce2" table:formula="of:=SUBSTITUTE([.W369];&quot;,&quot;;&quot;.&quot;)" office:value-type="string" office:string-value="(alimento (id 368) (nombre aceite-de-semillas) (grupo 7) (veces 2) (tipo energeticos)  (racion 40) (kcal 900) (proteinas 0) (grasas 100) (hidratos 0)(grasas-mono 100) (desayuno no) (almuerzo si) (comida si) (merienda no) (cena si))" calcext:value-type="string">
            <text:p>(alimento (id 368) (nombre aceite-de-semillas) (grupo 7) (veces 2) (tipo energeticos) <text:s/>(racion 40) (kcal 900) (proteinas 0) (grasas 100) (hidratos 0)(grasas-mono 100) (desayuno no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69" calcext:value-type="float">
            <text:p>369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Aceite de semillas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70]*[.L370]/100" office:value-type="float" office:value="405" calcext:value-type="float">
            <text:p>405</text:p>
          </table:table-cell>
          <table:table-cell table:style-name="ce3" table:formula="of:=[.K370]*[.M370]*4/100" office:value-type="float" office:value="0" calcext:value-type="float">
            <text:p>0</text:p>
          </table:table-cell>
          <table:table-cell table:style-name="ce3" table:formula="of:=[.K370]*[.O370]*4/100" office:value-type="float" office:value="0" calcext:value-type="float">
            <text:p>0</text:p>
          </table:table-cell>
          <table:table-cell table:style-name="ce3" table:formula="of:=[.K370]*[.N370]*9/100" office:value-type="float" office:value="405" calcext:value-type="float">
            <text:p>405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900" calcext:value-type="float">
            <text:p>9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70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style-name="ce12" table:formula="of:=CONCATENATE(&quot;(alimento (id &quot;;[.A370];&quot;) (nombre &quot;;[.V370];&quot;) (grupo &quot;;[.D370];&quot;) (veces &quot;;[.E370];&quot;) (tipo &quot;;[.F370];&quot;)  (racion &quot;;[.K370];&quot;) (kcal &quot;;[.L370];&quot;) (proteinas &quot;;[.M370];&quot;) (grasas &quot;;[.N370];&quot;) (hidratos &quot;;[.O370];&quot;)(grasas-mono &quot;;[.P370];&quot;) (desayuno &quot;;[.Q370];&quot;) (almuerzo &quot;;[.R370];&quot;) (comida &quot;;[.S370];&quot;) (merienda &quot;;[.T370];&quot;) (cena &quot;;[.U370];&quot;))&quot;)" office:value-type="string" office:string-value="(alimento (id 369) (nombre aceite-de-semillas) (grupo 7) (veces 2) (tipo energeticos)  (racion 45) (kcal 900) (proteinas 0) (grasas 100) (hidratos 0)(grasas-mono 100) (desayuno no) (almuerzo si) (comida si) (merienda no) (cena si))" calcext:value-type="string">
            <text:p>(alimento (id 369) (nombre aceite-de-semillas) (grupo 7) (veces 2) (tipo energeticos) <text:s/>(racion 45) (kcal 900) (proteinas 0) (grasas 100) (hidratos 0)(grasas-mono 100) (desayuno no) (almuerzo si) (comida si) (merienda no) (cena si))</text:p>
          </table:table-cell>
          <table:table-cell table:style-name="ce2" table:formula="of:=SUBSTITUTE([.W370];&quot;,&quot;;&quot;.&quot;)" office:value-type="string" office:string-value="(alimento (id 369) (nombre aceite-de-semillas) (grupo 7) (veces 2) (tipo energeticos)  (racion 45) (kcal 900) (proteinas 0) (grasas 100) (hidratos 0)(grasas-mono 100) (desayuno no) (almuerzo si) (comida si) (merienda no) (cena si))" calcext:value-type="string">
            <text:p>(alimento (id 369) (nombre aceite-de-semillas) (grupo 7) (veces 2) (tipo energeticos) <text:s/>(racion 45) (kcal 900) (proteinas 0) (grasas 100) (hidratos 0)(grasas-mono 100) (desayuno no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70" calcext:value-type="float">
            <text:p>370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Aceite de semillas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71]*[.L371]/100" office:value-type="float" office:value="540" calcext:value-type="float">
            <text:p>540</text:p>
          </table:table-cell>
          <table:table-cell table:style-name="ce3" table:formula="of:=[.K371]*[.M371]*4/100" office:value-type="float" office:value="0" calcext:value-type="float">
            <text:p>0</text:p>
          </table:table-cell>
          <table:table-cell table:style-name="ce3" table:formula="of:=[.K371]*[.O371]*4/100" office:value-type="float" office:value="0" calcext:value-type="float">
            <text:p>0</text:p>
          </table:table-cell>
          <table:table-cell table:style-name="ce3" table:formula="of:=[.K371]*[.N371]*9/100" office:value-type="float" office:value="540" calcext:value-type="float">
            <text:p>54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900" calcext:value-type="float">
            <text:p>9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71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style-name="ce12" table:formula="of:=CONCATENATE(&quot;(alimento (id &quot;;[.A371];&quot;) (nombre &quot;;[.V371];&quot;) (grupo &quot;;[.D371];&quot;) (veces &quot;;[.E371];&quot;) (tipo &quot;;[.F371];&quot;)  (racion &quot;;[.K371];&quot;) (kcal &quot;;[.L371];&quot;) (proteinas &quot;;[.M371];&quot;) (grasas &quot;;[.N371];&quot;) (hidratos &quot;;[.O371];&quot;)(grasas-mono &quot;;[.P371];&quot;) (desayuno &quot;;[.Q371];&quot;) (almuerzo &quot;;[.R371];&quot;) (comida &quot;;[.S371];&quot;) (merienda &quot;;[.T371];&quot;) (cena &quot;;[.U371];&quot;))&quot;)" office:value-type="string" office:string-value="(alimento (id 370) (nombre aceite-de-semillas) (grupo 7) (veces 2) (tipo energeticos)  (racion 60) (kcal 900) (proteinas 0) (grasas 100) (hidratos 0)(grasas-mono 100) (desayuno no) (almuerzo si) (comida si) (merienda no) (cena si))" calcext:value-type="string">
            <text:p>(alimento (id 370) (nombre aceite-de-semillas) (grupo 7) (veces 2) (tipo energeticos) <text:s/>(racion 60) (kcal 900) (proteinas 0) (grasas 100) (hidratos 0)(grasas-mono 100) (desayuno no) (almuerzo si) (comida si) (merienda no) (cena si))</text:p>
          </table:table-cell>
          <table:table-cell table:style-name="ce2" table:formula="of:=SUBSTITUTE([.W371];&quot;,&quot;;&quot;.&quot;)" office:value-type="string" office:string-value="(alimento (id 370) (nombre aceite-de-semillas) (grupo 7) (veces 2) (tipo energeticos)  (racion 60) (kcal 900) (proteinas 0) (grasas 100) (hidratos 0)(grasas-mono 100) (desayuno no) (almuerzo si) (comida si) (merienda no) (cena si))" calcext:value-type="string">
            <text:p>(alimento (id 370) (nombre aceite-de-semillas) (grupo 7) (veces 2) (tipo energeticos) <text:s/>(racion 60) (kcal 900) (proteinas 0) (grasas 100) (hidratos 0)(grasas-mono 100) (desayuno no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71" calcext:value-type="float">
            <text:p>371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Aceite de semillas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72]*[.L372]/100" office:value-type="float" office:value="135" calcext:value-type="float">
            <text:p>135</text:p>
          </table:table-cell>
          <table:table-cell table:style-name="ce3" table:formula="of:=[.K372]*[.M372]*4/100" office:value-type="float" office:value="0" calcext:value-type="float">
            <text:p>0</text:p>
          </table:table-cell>
          <table:table-cell table:style-name="ce3" table:formula="of:=[.K372]*[.O372]*4/100" office:value-type="float" office:value="0" calcext:value-type="float">
            <text:p>0</text:p>
          </table:table-cell>
          <table:table-cell table:style-name="ce3" table:formula="of:=[.K372]*[.N372]*9/100" office:value-type="float" office:value="135" calcext:value-type="float">
            <text:p>13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00" calcext:value-type="float">
            <text:p>9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72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style-name="ce12" table:formula="of:=CONCATENATE(&quot;(alimento (id &quot;;[.A372];&quot;) (nombre &quot;;[.V372];&quot;) (grupo &quot;;[.D372];&quot;) (veces &quot;;[.E372];&quot;) (tipo &quot;;[.F372];&quot;)  (racion &quot;;[.K372];&quot;) (kcal &quot;;[.L372];&quot;) (proteinas &quot;;[.M372];&quot;) (grasas &quot;;[.N372];&quot;) (hidratos &quot;;[.O372];&quot;)(grasas-mono &quot;;[.P372];&quot;) (desayuno &quot;;[.Q372];&quot;) (almuerzo &quot;;[.R372];&quot;) (comida &quot;;[.S372];&quot;) (merienda &quot;;[.T372];&quot;) (cena &quot;;[.U372];&quot;))&quot;)" office:value-type="string" office:string-value="(alimento (id 371) (nombre aceite-de-semillas) (grupo 7) (veces 2) (tipo energeticos)  (racion 15) (kcal 900) (proteinas 0) (grasas 100) (hidratos 0)(grasas-mono 100) (desayuno no) (almuerzo si) (comida si) (merienda no) (cena si))" calcext:value-type="string">
            <text:p>(alimento (id 371) (nombre aceite-de-semillas) (grupo 7) (veces 2) (tipo energeticos) <text:s/>(racion 15) (kcal 900) (proteinas 0) (grasas 100) (hidratos 0)(grasas-mono 100) (desayuno no) (almuerzo si) (comida si) (merienda no) (cena si))</text:p>
          </table:table-cell>
          <table:table-cell table:style-name="ce2" table:formula="of:=SUBSTITUTE([.W372];&quot;,&quot;;&quot;.&quot;)" office:value-type="string" office:string-value="(alimento (id 371) (nombre aceite-de-semillas) (grupo 7) (veces 2) (tipo energeticos)  (racion 15) (kcal 900) (proteinas 0) (grasas 100) (hidratos 0)(grasas-mono 100) (desayuno no) (almuerzo si) (comida si) (merienda no) (cena si))" calcext:value-type="string">
            <text:p>(alimento (id 371) (nombre aceite-de-semillas) (grupo 7) (veces 2) (tipo energeticos) <text:s/>(racion 15) (kcal 900) (proteinas 0) (grasas 100) (hidratos 0)(grasas-mono 100) (desayuno no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72" calcext:value-type="float">
            <text:p>372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Aceite de semillas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73]*[.L373]/100" office:value-type="float" office:value="180" calcext:value-type="float">
            <text:p>180</text:p>
          </table:table-cell>
          <table:table-cell table:style-name="ce3" table:formula="of:=[.K373]*[.M373]*4/100" office:value-type="float" office:value="0" calcext:value-type="float">
            <text:p>0</text:p>
          </table:table-cell>
          <table:table-cell table:style-name="ce3" table:formula="of:=[.K373]*[.O373]*4/100" office:value-type="float" office:value="0" calcext:value-type="float">
            <text:p>0</text:p>
          </table:table-cell>
          <table:table-cell table:style-name="ce3" table:formula="of:=[.K373]*[.N373]*9/100" office:value-type="float" office:value="180" calcext:value-type="float">
            <text:p>18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00" calcext:value-type="float">
            <text:p>9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73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style-name="ce12" table:formula="of:=CONCATENATE(&quot;(alimento (id &quot;;[.A373];&quot;) (nombre &quot;;[.V373];&quot;) (grupo &quot;;[.D373];&quot;) (veces &quot;;[.E373];&quot;) (tipo &quot;;[.F373];&quot;)  (racion &quot;;[.K373];&quot;) (kcal &quot;;[.L373];&quot;) (proteinas &quot;;[.M373];&quot;) (grasas &quot;;[.N373];&quot;) (hidratos &quot;;[.O373];&quot;)(grasas-mono &quot;;[.P373];&quot;) (desayuno &quot;;[.Q373];&quot;) (almuerzo &quot;;[.R373];&quot;) (comida &quot;;[.S373];&quot;) (merienda &quot;;[.T373];&quot;) (cena &quot;;[.U373];&quot;))&quot;)" office:value-type="string" office:string-value="(alimento (id 372) (nombre aceite-de-semillas) (grupo 7) (veces 2) (tipo energeticos)  (racion 20) (kcal 900) (proteinas 0) (grasas 100) (hidratos 0)(grasas-mono 100) (desayuno no) (almuerzo si) (comida si) (merienda no) (cena si))" calcext:value-type="string">
            <text:p>(alimento (id 372) (nombre aceite-de-semillas) (grupo 7) (veces 2) (tipo energeticos) <text:s/>(racion 20) (kcal 900) (proteinas 0) (grasas 100) (hidratos 0)(grasas-mono 100) (desayuno no) (almuerzo si) (comida si) (merienda no) (cena si))</text:p>
          </table:table-cell>
          <table:table-cell table:style-name="ce2" table:formula="of:=SUBSTITUTE([.W373];&quot;,&quot;;&quot;.&quot;)" office:value-type="string" office:string-value="(alimento (id 372) (nombre aceite-de-semillas) (grupo 7) (veces 2) (tipo energeticos)  (racion 20) (kcal 900) (proteinas 0) (grasas 100) (hidratos 0)(grasas-mono 100) (desayuno no) (almuerzo si) (comida si) (merienda no) (cena si))" calcext:value-type="string">
            <text:p>(alimento (id 372) (nombre aceite-de-semillas) (grupo 7) (veces 2) (tipo energeticos) <text:s/>(racion 20) (kcal 900) (proteinas 0) (grasas 100) (hidratos 0)(grasas-mono 100) (desayuno no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Aceite de semillas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74]*[.L374]/100" office:value-type="float" office:value="225" calcext:value-type="float">
            <text:p>225</text:p>
          </table:table-cell>
          <table:table-cell table:style-name="ce3" table:formula="of:=[.K374]*[.M374]*4/100" office:value-type="float" office:value="0" calcext:value-type="float">
            <text:p>0</text:p>
          </table:table-cell>
          <table:table-cell table:style-name="ce3" table:formula="of:=[.K374]*[.O374]*4/100" office:value-type="float" office:value="0" calcext:value-type="float">
            <text:p>0</text:p>
          </table:table-cell>
          <table:table-cell table:style-name="ce3" table:formula="of:=[.K374]*[.N374]*9/100" office:value-type="float" office:value="225" calcext:value-type="float">
            <text:p>22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00" calcext:value-type="float">
            <text:p>9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74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style-name="ce12" table:formula="of:=CONCATENATE(&quot;(alimento (id &quot;;[.A374];&quot;) (nombre &quot;;[.V374];&quot;) (grupo &quot;;[.D374];&quot;) (veces &quot;;[.E374];&quot;) (tipo &quot;;[.F374];&quot;)  (racion &quot;;[.K374];&quot;) (kcal &quot;;[.L374];&quot;) (proteinas &quot;;[.M374];&quot;) (grasas &quot;;[.N374];&quot;) (hidratos &quot;;[.O374];&quot;)(grasas-mono &quot;;[.P374];&quot;) (desayuno &quot;;[.Q374];&quot;) (almuerzo &quot;;[.R374];&quot;) (comida &quot;;[.S374];&quot;) (merienda &quot;;[.T374];&quot;) (cena &quot;;[.U374];&quot;))&quot;)" office:value-type="string" office:string-value="(alimento (id 373) (nombre aceite-de-semillas) (grupo 7) (veces 2) (tipo energeticos)  (racion 25) (kcal 900) (proteinas 0) (grasas 100) (hidratos 0)(grasas-mono 100) (desayuno no) (almuerzo si) (comida si) (merienda no) (cena si))" calcext:value-type="string">
            <text:p>(alimento (id 373) (nombre aceite-de-semillas) (grupo 7) (veces 2) (tipo energeticos) <text:s/>(racion 25) (kcal 900) (proteinas 0) (grasas 100) (hidratos 0)(grasas-mono 100) (desayuno no) (almuerzo si) (comida si) (merienda no) (cena si))</text:p>
          </table:table-cell>
          <table:table-cell table:style-name="ce2" table:formula="of:=SUBSTITUTE([.W374];&quot;,&quot;;&quot;.&quot;)" office:value-type="string" office:string-value="(alimento (id 373) (nombre aceite-de-semillas) (grupo 7) (veces 2) (tipo energeticos)  (racion 25) (kcal 900) (proteinas 0) (grasas 100) (hidratos 0)(grasas-mono 100) (desayuno no) (almuerzo si) (comida si) (merienda no) (cena si))" calcext:value-type="string">
            <text:p>(alimento (id 373) (nombre aceite-de-semillas) (grupo 7) (veces 2) (tipo energeticos) <text:s/>(racion 25) (kcal 900) (proteinas 0) (grasas 100) (hidratos 0)(grasas-mono 100) (desayuno no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74" calcext:value-type="float">
            <text:p>374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Aceite de semillas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75]*[.L375]/100" office:value-type="float" office:value="315" calcext:value-type="float">
            <text:p>315</text:p>
          </table:table-cell>
          <table:table-cell table:style-name="ce3" table:formula="of:=[.K375]*[.M375]*4/100" office:value-type="float" office:value="0" calcext:value-type="float">
            <text:p>0</text:p>
          </table:table-cell>
          <table:table-cell table:style-name="ce3" table:formula="of:=[.K375]*[.O375]*4/100" office:value-type="float" office:value="0" calcext:value-type="float">
            <text:p>0</text:p>
          </table:table-cell>
          <table:table-cell table:style-name="ce3" table:formula="of:=[.K375]*[.N375]*9/100" office:value-type="float" office:value="315" calcext:value-type="float">
            <text:p>31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00" calcext:value-type="float">
            <text:p>9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75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style-name="ce12" table:formula="of:=CONCATENATE(&quot;(alimento (id &quot;;[.A375];&quot;) (nombre &quot;;[.V375];&quot;) (grupo &quot;;[.D375];&quot;) (veces &quot;;[.E375];&quot;) (tipo &quot;;[.F375];&quot;)  (racion &quot;;[.K375];&quot;) (kcal &quot;;[.L375];&quot;) (proteinas &quot;;[.M375];&quot;) (grasas &quot;;[.N375];&quot;) (hidratos &quot;;[.O375];&quot;)(grasas-mono &quot;;[.P375];&quot;) (desayuno &quot;;[.Q375];&quot;) (almuerzo &quot;;[.R375];&quot;) (comida &quot;;[.S375];&quot;) (merienda &quot;;[.T375];&quot;) (cena &quot;;[.U375];&quot;))&quot;)" office:value-type="string" office:string-value="(alimento (id 374) (nombre aceite-de-semillas) (grupo 7) (veces 2) (tipo energeticos)  (racion 35) (kcal 900) (proteinas 0) (grasas 100) (hidratos 0)(grasas-mono 100) (desayuno no) (almuerzo si) (comida si) (merienda no) (cena si))" calcext:value-type="string">
            <text:p>(alimento (id 374) (nombre aceite-de-semillas) (grupo 7) (veces 2) (tipo energeticos) <text:s/>(racion 35) (kcal 900) (proteinas 0) (grasas 100) (hidratos 0)(grasas-mono 100) (desayuno no) (almuerzo si) (comida si) (merienda no) (cena si))</text:p>
          </table:table-cell>
          <table:table-cell table:style-name="ce2" table:formula="of:=SUBSTITUTE([.W375];&quot;,&quot;;&quot;.&quot;)" office:value-type="string" office:string-value="(alimento (id 374) (nombre aceite-de-semillas) (grupo 7) (veces 2) (tipo energeticos)  (racion 35) (kcal 900) (proteinas 0) (grasas 100) (hidratos 0)(grasas-mono 100) (desayuno no) (almuerzo si) (comida si) (merienda no) (cena si))" calcext:value-type="string">
            <text:p>(alimento (id 374) (nombre aceite-de-semillas) (grupo 7) (veces 2) (tipo energeticos) <text:s/>(racion 35) (kcal 900) (proteinas 0) (grasas 100) (hidratos 0)(grasas-mono 100) (desayuno no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75" calcext:value-type="float">
            <text:p>375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Mayones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76]*[.L376]/100" office:value-type="float" office:value="400" calcext:value-type="float">
            <text:p>400</text:p>
          </table:table-cell>
          <table:table-cell table:style-name="ce3" table:formula="of:=[.K376]*[.M376]*4/100" office:value-type="float" office:value="2" calcext:value-type="float">
            <text:p>2</text:p>
          </table:table-cell>
          <table:table-cell table:style-name="ce3" table:formula="of:=[.K376]*[.O376]*4/100" office:value-type="float" office:value="3" calcext:value-type="float">
            <text:p>3</text:p>
          </table:table-cell>
          <table:table-cell table:style-name="ce3" table:formula="of:=[.K376]*[.N376]*9/100" office:value-type="float" office:value="365.85" calcext:value-type="float">
            <text:p>365,8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00" calcext:value-type="float">
            <text:p>8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1.3" calcext:value-type="float">
            <text:p>81.3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76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style-name="ce12" table:formula="of:=CONCATENATE(&quot;(alimento (id &quot;;[.A376];&quot;) (nombre &quot;;[.V376];&quot;) (grupo &quot;;[.D376];&quot;) (veces &quot;;[.E376];&quot;) (tipo &quot;;[.F376];&quot;)  (racion &quot;;[.K376];&quot;) (kcal &quot;;[.L376];&quot;) (proteinas &quot;;[.M376];&quot;) (grasas &quot;;[.N376];&quot;) (hidratos &quot;;[.O376];&quot;)(grasas-mono &quot;;[.P376];&quot;) (desayuno &quot;;[.Q376];&quot;) (almuerzo &quot;;[.R376];&quot;) (comida &quot;;[.S376];&quot;) (merienda &quot;;[.T376];&quot;) (cena &quot;;[.U376];&quot;))&quot;)" office:value-type="string" office:string-value="(alimento (id 375) (nombre mayonesa) (grupo 7) (veces 1) (tipo energeticos)  (racion 50) (kcal 800) (proteinas 1) (grasas 81,3) (hidratos 1,5)(grasas-mono 0) (desayuno no) (almuerzo si) (comida si) (merienda no) (cena si))" calcext:value-type="string">
            <text:p>(alimento (id 375) (nombre mayonesa) (grupo 7) (veces 1) (tipo energeticos) <text:s/>(racion 50) (kcal 800) (proteinas 1) (grasas 81,3) (hidratos 1,5)(grasas-mono 0) (desayuno no) (almuerzo si) (comida si) (merienda no) (cena si))</text:p>
          </table:table-cell>
          <table:table-cell table:style-name="ce2" table:formula="of:=SUBSTITUTE([.W376];&quot;,&quot;;&quot;.&quot;)" office:value-type="string" office:string-value="(alimento (id 375) (nombre mayonesa) (grupo 7) (veces 1) (tipo energeticos)  (racion 50) (kcal 800) (proteinas 1) (grasas 81.3) (hidratos 1.5)(grasas-mono 0) (desayuno no) (almuerzo si) (comida si) (merienda no) (cena si))" calcext:value-type="string">
            <text:p>(alimento (id 375) (nombre mayonesa) (grupo 7) (veces 1) (tipo energeticos) <text:s/>(racion 50) (kcal 800) (proteinas 1) (grasas 81.3) (hidratos 1.5)(grasas-mono 0) (desayuno no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76" calcext:value-type="float">
            <text:p>376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Mayones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77]*[.L377]/100" office:value-type="float" office:value="320" calcext:value-type="float">
            <text:p>320</text:p>
          </table:table-cell>
          <table:table-cell table:style-name="ce3" table:formula="of:=[.K377]*[.M377]*4/100" office:value-type="float" office:value="1.6" calcext:value-type="float">
            <text:p>1,6</text:p>
          </table:table-cell>
          <table:table-cell table:style-name="ce3" table:formula="of:=[.K377]*[.O377]*4/100" office:value-type="float" office:value="2.4" calcext:value-type="float">
            <text:p>2,4</text:p>
          </table:table-cell>
          <table:table-cell table:style-name="ce3" table:formula="of:=[.K377]*[.N377]*9/100" office:value-type="float" office:value="292.68" calcext:value-type="float">
            <text:p>292,6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800" calcext:value-type="float">
            <text:p>8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1.3" calcext:value-type="float">
            <text:p>81.3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77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style-name="ce12" table:formula="of:=CONCATENATE(&quot;(alimento (id &quot;;[.A377];&quot;) (nombre &quot;;[.V377];&quot;) (grupo &quot;;[.D377];&quot;) (veces &quot;;[.E377];&quot;) (tipo &quot;;[.F377];&quot;)  (racion &quot;;[.K377];&quot;) (kcal &quot;;[.L377];&quot;) (proteinas &quot;;[.M377];&quot;) (grasas &quot;;[.N377];&quot;) (hidratos &quot;;[.O377];&quot;)(grasas-mono &quot;;[.P377];&quot;) (desayuno &quot;;[.Q377];&quot;) (almuerzo &quot;;[.R377];&quot;) (comida &quot;;[.S377];&quot;) (merienda &quot;;[.T377];&quot;) (cena &quot;;[.U377];&quot;))&quot;)" office:value-type="string" office:string-value="(alimento (id 376) (nombre mayonesa) (grupo 7) (veces 1) (tipo energeticos)  (racion 40) (kcal 800) (proteinas 1) (grasas 81,3) (hidratos 1,5)(grasas-mono 0) (desayuno no) (almuerzo si) (comida si) (merienda no) (cena si))" calcext:value-type="string">
            <text:p>(alimento (id 376) (nombre mayonesa) (grupo 7) (veces 1) (tipo energeticos) <text:s/>(racion 40) (kcal 800) (proteinas 1) (grasas 81,3) (hidratos 1,5)(grasas-mono 0) (desayuno no) (almuerzo si) (comida si) (merienda no) (cena si))</text:p>
          </table:table-cell>
          <table:table-cell table:style-name="ce2" table:formula="of:=SUBSTITUTE([.W377];&quot;,&quot;;&quot;.&quot;)" office:value-type="string" office:string-value="(alimento (id 376) (nombre mayonesa) (grupo 7) (veces 1) (tipo energeticos)  (racion 40) (kcal 800) (proteinas 1) (grasas 81.3) (hidratos 1.5)(grasas-mono 0) (desayuno no) (almuerzo si) (comida si) (merienda no) (cena si))" calcext:value-type="string">
            <text:p>(alimento (id 376) (nombre mayonesa) (grupo 7) (veces 1) (tipo energeticos) <text:s/>(racion 40) (kcal 800) (proteinas 1) (grasas 81.3) (hidratos 1.5)(grasas-mono 0) (desayuno no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77" calcext:value-type="float">
            <text:p>377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Mayones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78]*[.L378]/100" office:value-type="float" office:value="240" calcext:value-type="float">
            <text:p>240</text:p>
          </table:table-cell>
          <table:table-cell table:style-name="ce3" table:formula="of:=[.K378]*[.M378]*4/100" office:value-type="float" office:value="1.2" calcext:value-type="float">
            <text:p>1,2</text:p>
          </table:table-cell>
          <table:table-cell table:style-name="ce3" table:formula="of:=[.K378]*[.O378]*4/100" office:value-type="float" office:value="1.8" calcext:value-type="float">
            <text:p>1,8</text:p>
          </table:table-cell>
          <table:table-cell table:style-name="ce3" table:formula="of:=[.K378]*[.N378]*9/100" office:value-type="float" office:value="219.51" calcext:value-type="float">
            <text:p>219,5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00" calcext:value-type="float">
            <text:p>8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1.3" calcext:value-type="float">
            <text:p>81.3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78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style-name="ce12" table:formula="of:=CONCATENATE(&quot;(alimento (id &quot;;[.A378];&quot;) (nombre &quot;;[.V378];&quot;) (grupo &quot;;[.D378];&quot;) (veces &quot;;[.E378];&quot;) (tipo &quot;;[.F378];&quot;)  (racion &quot;;[.K378];&quot;) (kcal &quot;;[.L378];&quot;) (proteinas &quot;;[.M378];&quot;) (grasas &quot;;[.N378];&quot;) (hidratos &quot;;[.O378];&quot;)(grasas-mono &quot;;[.P378];&quot;) (desayuno &quot;;[.Q378];&quot;) (almuerzo &quot;;[.R378];&quot;) (comida &quot;;[.S378];&quot;) (merienda &quot;;[.T378];&quot;) (cena &quot;;[.U378];&quot;))&quot;)" office:value-type="string" office:string-value="(alimento (id 377) (nombre mayonesa) (grupo 7) (veces 1) (tipo energeticos)  (racion 30) (kcal 800) (proteinas 1) (grasas 81,3) (hidratos 1,5)(grasas-mono 0) (desayuno no) (almuerzo si) (comida si) (merienda no) (cena si))" calcext:value-type="string">
            <text:p>(alimento (id 377) (nombre mayonesa) (grupo 7) (veces 1) (tipo energeticos) <text:s/>(racion 30) (kcal 800) (proteinas 1) (grasas 81,3) (hidratos 1,5)(grasas-mono 0) (desayuno no) (almuerzo si) (comida si) (merienda no) (cena si))</text:p>
          </table:table-cell>
          <table:table-cell table:style-name="ce2" table:formula="of:=SUBSTITUTE([.W378];&quot;,&quot;;&quot;.&quot;)" office:value-type="string" office:string-value="(alimento (id 377) (nombre mayonesa) (grupo 7) (veces 1) (tipo energeticos)  (racion 30) (kcal 800) (proteinas 1) (grasas 81.3) (hidratos 1.5)(grasas-mono 0) (desayuno no) (almuerzo si) (comida si) (merienda no) (cena si))" calcext:value-type="string">
            <text:p>(alimento (id 377) (nombre mayonesa) (grupo 7) (veces 1) (tipo energeticos) <text:s/>(racion 30) (kcal 800) (proteinas 1) (grasas 81.3) (hidratos 1.5)(grasas-mono 0) (desayuno no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78" calcext:value-type="float">
            <text:p>378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Mayones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79]*[.L379]/100" office:value-type="float" office:value="160" calcext:value-type="float">
            <text:p>160</text:p>
          </table:table-cell>
          <table:table-cell table:style-name="ce3" table:formula="of:=[.K379]*[.M379]*4/100" office:value-type="float" office:value="0.8" calcext:value-type="float">
            <text:p>0,8</text:p>
          </table:table-cell>
          <table:table-cell table:style-name="ce3" table:formula="of:=[.K379]*[.O379]*4/100" office:value-type="float" office:value="1.2" calcext:value-type="float">
            <text:p>1,2</text:p>
          </table:table-cell>
          <table:table-cell table:style-name="ce3" table:formula="of:=[.K379]*[.N379]*9/100" office:value-type="float" office:value="146.34" calcext:value-type="float">
            <text:p>146,3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00" calcext:value-type="float">
            <text:p>8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1.3" calcext:value-type="float">
            <text:p>81.3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79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style-name="ce12" table:formula="of:=CONCATENATE(&quot;(alimento (id &quot;;[.A379];&quot;) (nombre &quot;;[.V379];&quot;) (grupo &quot;;[.D379];&quot;) (veces &quot;;[.E379];&quot;) (tipo &quot;;[.F379];&quot;)  (racion &quot;;[.K379];&quot;) (kcal &quot;;[.L379];&quot;) (proteinas &quot;;[.M379];&quot;) (grasas &quot;;[.N379];&quot;) (hidratos &quot;;[.O379];&quot;)(grasas-mono &quot;;[.P379];&quot;) (desayuno &quot;;[.Q379];&quot;) (almuerzo &quot;;[.R379];&quot;) (comida &quot;;[.S379];&quot;) (merienda &quot;;[.T379];&quot;) (cena &quot;;[.U379];&quot;))&quot;)" office:value-type="string" office:string-value="(alimento (id 378) (nombre mayonesa) (grupo 7) (veces 1) (tipo energeticos)  (racion 20) (kcal 800) (proteinas 1) (grasas 81,3) (hidratos 1,5)(grasas-mono 0) (desayuno no) (almuerzo si) (comida si) (merienda no) (cena si))" calcext:value-type="string">
            <text:p>(alimento (id 378) (nombre mayonesa) (grupo 7) (veces 1) (tipo energeticos) <text:s/>(racion 20) (kcal 800) (proteinas 1) (grasas 81,3) (hidratos 1,5)(grasas-mono 0) (desayuno no) (almuerzo si) (comida si) (merienda no) (cena si))</text:p>
          </table:table-cell>
          <table:table-cell table:style-name="ce2" table:formula="of:=SUBSTITUTE([.W379];&quot;,&quot;;&quot;.&quot;)" office:value-type="string" office:string-value="(alimento (id 378) (nombre mayonesa) (grupo 7) (veces 1) (tipo energeticos)  (racion 20) (kcal 800) (proteinas 1) (grasas 81.3) (hidratos 1.5)(grasas-mono 0) (desayuno no) (almuerzo si) (comida si) (merienda no) (cena si))" calcext:value-type="string">
            <text:p>(alimento (id 378) (nombre mayonesa) (grupo 7) (veces 1) (tipo energeticos) <text:s/>(racion 20) (kcal 800) (proteinas 1) (grasas 81.3) (hidratos 1.5)(grasas-mono 0) (desayuno no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79" calcext:value-type="float">
            <text:p>379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Mayones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80]*[.L380]/100" office:value-type="float" office:value="80" calcext:value-type="float">
            <text:p>80</text:p>
          </table:table-cell>
          <table:table-cell table:style-name="ce3" table:formula="of:=[.K380]*[.M380]*4/100" office:value-type="float" office:value="0.4" calcext:value-type="float">
            <text:p>0,4</text:p>
          </table:table-cell>
          <table:table-cell table:style-name="ce3" table:formula="of:=[.K380]*[.O380]*4/100" office:value-type="float" office:value="0.6" calcext:value-type="float">
            <text:p>0,6</text:p>
          </table:table-cell>
          <table:table-cell table:style-name="ce3" table:formula="of:=[.K380]*[.N380]*9/100" office:value-type="float" office:value="73.17" calcext:value-type="float">
            <text:p>73,1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00" calcext:value-type="float">
            <text:p>8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1.3" calcext:value-type="float">
            <text:p>81.3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80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style-name="ce12" table:formula="of:=CONCATENATE(&quot;(alimento (id &quot;;[.A380];&quot;) (nombre &quot;;[.V380];&quot;) (grupo &quot;;[.D380];&quot;) (veces &quot;;[.E380];&quot;) (tipo &quot;;[.F380];&quot;)  (racion &quot;;[.K380];&quot;) (kcal &quot;;[.L380];&quot;) (proteinas &quot;;[.M380];&quot;) (grasas &quot;;[.N380];&quot;) (hidratos &quot;;[.O380];&quot;)(grasas-mono &quot;;[.P380];&quot;) (desayuno &quot;;[.Q380];&quot;) (almuerzo &quot;;[.R380];&quot;) (comida &quot;;[.S380];&quot;) (merienda &quot;;[.T380];&quot;) (cena &quot;;[.U380];&quot;))&quot;)" office:value-type="string" office:string-value="(alimento (id 379) (nombre mayonesa) (grupo 7) (veces 1) (tipo energeticos)  (racion 10) (kcal 800) (proteinas 1) (grasas 81,3) (hidratos 1,5)(grasas-mono 0) (desayuno no) (almuerzo si) (comida si) (merienda no) (cena si))" calcext:value-type="string">
            <text:p>(alimento (id 379) (nombre mayonesa) (grupo 7) (veces 1) (tipo energeticos) <text:s/>(racion 10) (kcal 800) (proteinas 1) (grasas 81,3) (hidratos 1,5)(grasas-mono 0) (desayuno no) (almuerzo si) (comida si) (merienda no) (cena si))</text:p>
          </table:table-cell>
          <table:table-cell table:style-name="ce2" table:formula="of:=SUBSTITUTE([.W380];&quot;,&quot;;&quot;.&quot;)" office:value-type="string" office:string-value="(alimento (id 379) (nombre mayonesa) (grupo 7) (veces 1) (tipo energeticos)  (racion 10) (kcal 800) (proteinas 1) (grasas 81.3) (hidratos 1.5)(grasas-mono 0) (desayuno no) (almuerzo si) (comida si) (merienda no) (cena si))" calcext:value-type="string">
            <text:p>(alimento (id 379) (nombre mayonesa) (grupo 7) (veces 1) (tipo energeticos) <text:s/>(racion 10) (kcal 800) (proteinas 1) (grasas 81.3) (hidratos 1.5)(grasas-mono 0) (desayuno no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Mayones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81]*[.L381]/100" office:value-type="float" office:value="120" calcext:value-type="float">
            <text:p>120</text:p>
          </table:table-cell>
          <table:table-cell table:style-name="ce3" table:formula="of:=[.K381]*[.M381]*4/100" office:value-type="float" office:value="0.6" calcext:value-type="float">
            <text:p>0,6</text:p>
          </table:table-cell>
          <table:table-cell table:style-name="ce3" table:formula="of:=[.K381]*[.O381]*4/100" office:value-type="float" office:value="0.9" calcext:value-type="float">
            <text:p>0,9</text:p>
          </table:table-cell>
          <table:table-cell table:style-name="ce3" table:formula="of:=[.K381]*[.N381]*9/100" office:value-type="float" office:value="109.755" calcext:value-type="float">
            <text:p>109,75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0" calcext:value-type="float">
            <text:p>8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1.3" calcext:value-type="float">
            <text:p>81.3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81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style-name="ce12" table:formula="of:=CONCATENATE(&quot;(alimento (id &quot;;[.A381];&quot;) (nombre &quot;;[.V381];&quot;) (grupo &quot;;[.D381];&quot;) (veces &quot;;[.E381];&quot;) (tipo &quot;;[.F381];&quot;)  (racion &quot;;[.K381];&quot;) (kcal &quot;;[.L381];&quot;) (proteinas &quot;;[.M381];&quot;) (grasas &quot;;[.N381];&quot;) (hidratos &quot;;[.O381];&quot;)(grasas-mono &quot;;[.P381];&quot;) (desayuno &quot;;[.Q381];&quot;) (almuerzo &quot;;[.R381];&quot;) (comida &quot;;[.S381];&quot;) (merienda &quot;;[.T381];&quot;) (cena &quot;;[.U381];&quot;))&quot;)" office:value-type="string" office:string-value="(alimento (id 380) (nombre mayonesa) (grupo 7) (veces 1) (tipo energeticos)  (racion 15) (kcal 800) (proteinas 1) (grasas 81,3) (hidratos 1,5)(grasas-mono 0) (desayuno no) (almuerzo si) (comida si) (merienda no) (cena si))" calcext:value-type="string">
            <text:p>(alimento (id 380) (nombre mayonesa) (grupo 7) (veces 1) (tipo energeticos) <text:s/>(racion 15) (kcal 800) (proteinas 1) (grasas 81,3) (hidratos 1,5)(grasas-mono 0) (desayuno no) (almuerzo si) (comida si) (merienda no) (cena si))</text:p>
          </table:table-cell>
          <table:table-cell table:style-name="ce2" table:formula="of:=SUBSTITUTE([.W381];&quot;,&quot;;&quot;.&quot;)" office:value-type="string" office:string-value="(alimento (id 380) (nombre mayonesa) (grupo 7) (veces 1) (tipo energeticos)  (racion 15) (kcal 800) (proteinas 1) (grasas 81.3) (hidratos 1.5)(grasas-mono 0) (desayuno no) (almuerzo si) (comida si) (merienda no) (cena si))" calcext:value-type="string">
            <text:p>(alimento (id 380) (nombre mayonesa) (grupo 7) (veces 1) (tipo energeticos) <text:s/>(racion 15) (kcal 800) (proteinas 1) (grasas 81.3) (hidratos 1.5)(grasas-mono 0) (desayuno no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81" calcext:value-type="float">
            <text:p>381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Mayones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82]*[.L382]/100" office:value-type="float" office:value="40" calcext:value-type="float">
            <text:p>40</text:p>
          </table:table-cell>
          <table:table-cell table:style-name="ce3" table:formula="of:=[.K382]*[.M382]*4/100" office:value-type="float" office:value="0.2" calcext:value-type="float">
            <text:p>0,2</text:p>
          </table:table-cell>
          <table:table-cell table:style-name="ce3" table:formula="of:=[.K382]*[.O382]*4/100" office:value-type="float" office:value="0.3" calcext:value-type="float">
            <text:p>0,3</text:p>
          </table:table-cell>
          <table:table-cell table:style-name="ce3" table:formula="of:=[.K382]*[.N382]*9/100" office:value-type="float" office:value="36.585" calcext:value-type="float">
            <text:p>36,58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00" calcext:value-type="float">
            <text:p>8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1.3" calcext:value-type="float">
            <text:p>81.3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82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style-name="ce12" table:formula="of:=CONCATENATE(&quot;(alimento (id &quot;;[.A382];&quot;) (nombre &quot;;[.V382];&quot;) (grupo &quot;;[.D382];&quot;) (veces &quot;;[.E382];&quot;) (tipo &quot;;[.F382];&quot;)  (racion &quot;;[.K382];&quot;) (kcal &quot;;[.L382];&quot;) (proteinas &quot;;[.M382];&quot;) (grasas &quot;;[.N382];&quot;) (hidratos &quot;;[.O382];&quot;)(grasas-mono &quot;;[.P382];&quot;) (desayuno &quot;;[.Q382];&quot;) (almuerzo &quot;;[.R382];&quot;) (comida &quot;;[.S382];&quot;) (merienda &quot;;[.T382];&quot;) (cena &quot;;[.U382];&quot;))&quot;)" office:value-type="string" office:string-value="(alimento (id 381) (nombre mayonesa) (grupo 7) (veces 1) (tipo energeticos)  (racion 5) (kcal 800) (proteinas 1) (grasas 81,3) (hidratos 1,5)(grasas-mono 0) (desayuno no) (almuerzo si) (comida si) (merienda no) (cena si))" calcext:value-type="string">
            <text:p>(alimento (id 381) (nombre mayonesa) (grupo 7) (veces 1) (tipo energeticos) <text:s/>(racion 5) (kcal 800) (proteinas 1) (grasas 81,3) (hidratos 1,5)(grasas-mono 0) (desayuno no) (almuerzo si) (comida si) (merienda no) (cena si))</text:p>
          </table:table-cell>
          <table:table-cell table:style-name="ce2" table:formula="of:=SUBSTITUTE([.W382];&quot;,&quot;;&quot;.&quot;)" office:value-type="string" office:string-value="(alimento (id 381) (nombre mayonesa) (grupo 7) (veces 1) (tipo energeticos)  (racion 5) (kcal 800) (proteinas 1) (grasas 81.3) (hidratos 1.5)(grasas-mono 0) (desayuno no) (almuerzo si) (comida si) (merienda no) (cena si))" calcext:value-type="string">
            <text:p>(alimento (id 381) (nombre mayonesa) (grupo 7) (veces 1) (tipo energeticos) <text:s/>(racion 5) (kcal 800) (proteinas 1) (grasas 81.3) (hidratos 1.5)(grasas-mono 0) (desayuno no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Aceite de palm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83]*[.L383]/100" office:value-type="float" office:value="404.55" calcext:value-type="float">
            <text:p>404,55</text:p>
          </table:table-cell>
          <table:table-cell table:style-name="ce3" table:formula="of:=[.K383]*[.M383]*4/100" office:value-type="float" office:value="0" calcext:value-type="float">
            <text:p>0</text:p>
          </table:table-cell>
          <table:table-cell table:style-name="ce3" table:formula="of:=[.K383]*[.O383]*4/100" office:value-type="float" office:value="0" calcext:value-type="float">
            <text:p>0</text:p>
          </table:table-cell>
          <table:table-cell table:style-name="ce3" table:formula="of:=[.K383]*[.N383]*9/100" office:value-type="float" office:value="404.595" calcext:value-type="float">
            <text:p>404,595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899" calcext:value-type="float">
            <text:p>89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9.9" calcext:value-type="float">
            <text:p>99.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83]);&quot; &quot;;&quot;-&quot;);&quot;á&quot;;&quot;a&quot;);&quot;é&quot;;&quot;e&quot;);&quot;í&quot;;&quot;i&quot;);&quot;ó&quot;;&quot;o&quot;);&quot;ú&quot;;&quot;u&quot;)" office:value-type="string" office:string-value="aceite-de-palma" calcext:value-type="string">
            <text:p>aceite-de-palma</text:p>
          </table:table-cell>
          <table:table-cell table:style-name="ce12" table:formula="of:=CONCATENATE(&quot;(alimento (id &quot;;[.A383];&quot;) (nombre &quot;;[.V383];&quot;) (grupo &quot;;[.D383];&quot;) (veces &quot;;[.E383];&quot;) (tipo &quot;;[.F383];&quot;)  (racion &quot;;[.K383];&quot;) (kcal &quot;;[.L383];&quot;) (proteinas &quot;;[.M383];&quot;) (grasas &quot;;[.N383];&quot;) (hidratos &quot;;[.O383];&quot;)(grasas-mono &quot;;[.P383];&quot;) (desayuno &quot;;[.Q383];&quot;) (almuerzo &quot;;[.R383];&quot;) (comida &quot;;[.S383];&quot;) (merienda &quot;;[.T383];&quot;) (cena &quot;;[.U383];&quot;))&quot;)" office:value-type="string" office:string-value="(alimento (id 382) (nombre aceite-de-palma) (grupo 7) (veces 1) (tipo energeticos)  (racion 45) (kcal 899) (proteinas 0) (grasas 99,9) (hidratos 0)(grasas-mono 0) (desayuno si) (almuerzo si) (comida si) (merienda no) (cena si))" calcext:value-type="string">
            <text:p>(alimento (id 382) (nombre aceite-de-palma) (grupo 7) (veces 1) (tipo energeticos) <text:s/>(racion 45) (kcal 899) (proteinas 0) (grasas 99,9) (hidratos 0)(grasas-mono 0) (desayuno si) (almuerzo si) (comida si) (merienda no) (cena si))</text:p>
          </table:table-cell>
          <table:table-cell table:style-name="ce2" table:formula="of:=SUBSTITUTE([.W383];&quot;,&quot;;&quot;.&quot;)" office:value-type="string" office:string-value="(alimento (id 382) (nombre aceite-de-palma) (grupo 7) (veces 1) (tipo energeticos)  (racion 45) (kcal 899) (proteinas 0) (grasas 99.9) (hidratos 0)(grasas-mono 0) (desayuno si) (almuerzo si) (comida si) (merienda no) (cena si))" calcext:value-type="string">
            <text:p>(alimento (id 382) (nombre aceite-de-palma) (grupo 7) (veces 1) (tipo energeticos) <text:s/>(racion 45) (kcal 899) (proteinas 0) (grasas 99.9) (hidratos 0)(grasas-mono 0) (desayuno si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83" calcext:value-type="float">
            <text:p>383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Aceite de palm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84]*[.L384]/100" office:value-type="float" office:value="539.4" calcext:value-type="float">
            <text:p>539,4</text:p>
          </table:table-cell>
          <table:table-cell table:style-name="ce3" table:formula="of:=[.K384]*[.M384]*4/100" office:value-type="float" office:value="0" calcext:value-type="float">
            <text:p>0</text:p>
          </table:table-cell>
          <table:table-cell table:style-name="ce3" table:formula="of:=[.K384]*[.O384]*4/100" office:value-type="float" office:value="0" calcext:value-type="float">
            <text:p>0</text:p>
          </table:table-cell>
          <table:table-cell table:style-name="ce3" table:formula="of:=[.K384]*[.N384]*9/100" office:value-type="float" office:value="539.46" calcext:value-type="float">
            <text:p>539,4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899" calcext:value-type="float">
            <text:p>89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9.9" calcext:value-type="float">
            <text:p>99.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84]);&quot; &quot;;&quot;-&quot;);&quot;á&quot;;&quot;a&quot;);&quot;é&quot;;&quot;e&quot;);&quot;í&quot;;&quot;i&quot;);&quot;ó&quot;;&quot;o&quot;);&quot;ú&quot;;&quot;u&quot;)" office:value-type="string" office:string-value="aceite-de-palma" calcext:value-type="string">
            <text:p>aceite-de-palma</text:p>
          </table:table-cell>
          <table:table-cell table:style-name="ce12" table:formula="of:=CONCATENATE(&quot;(alimento (id &quot;;[.A384];&quot;) (nombre &quot;;[.V384];&quot;) (grupo &quot;;[.D384];&quot;) (veces &quot;;[.E384];&quot;) (tipo &quot;;[.F384];&quot;)  (racion &quot;;[.K384];&quot;) (kcal &quot;;[.L384];&quot;) (proteinas &quot;;[.M384];&quot;) (grasas &quot;;[.N384];&quot;) (hidratos &quot;;[.O384];&quot;)(grasas-mono &quot;;[.P384];&quot;) (desayuno &quot;;[.Q384];&quot;) (almuerzo &quot;;[.R384];&quot;) (comida &quot;;[.S384];&quot;) (merienda &quot;;[.T384];&quot;) (cena &quot;;[.U384];&quot;))&quot;)" office:value-type="string" office:string-value="(alimento (id 383) (nombre aceite-de-palma) (grupo 7) (veces 1) (tipo energeticos)  (racion 60) (kcal 899) (proteinas 0) (grasas 99,9) (hidratos 0)(grasas-mono 0) (desayuno si) (almuerzo si) (comida si) (merienda no) (cena si))" calcext:value-type="string">
            <text:p>(alimento (id 383) (nombre aceite-de-palma) (grupo 7) (veces 1) (tipo energeticos) <text:s/>(racion 60) (kcal 899) (proteinas 0) (grasas 99,9) (hidratos 0)(grasas-mono 0) (desayuno si) (almuerzo si) (comida si) (merienda no) (cena si))</text:p>
          </table:table-cell>
          <table:table-cell table:style-name="ce2" table:formula="of:=SUBSTITUTE([.W384];&quot;,&quot;;&quot;.&quot;)" office:value-type="string" office:string-value="(alimento (id 383) (nombre aceite-de-palma) (grupo 7) (veces 1) (tipo energeticos)  (racion 60) (kcal 899) (proteinas 0) (grasas 99.9) (hidratos 0)(grasas-mono 0) (desayuno si) (almuerzo si) (comida si) (merienda no) (cena si))" calcext:value-type="string">
            <text:p>(alimento (id 383) (nombre aceite-de-palma) (grupo 7) (veces 1) (tipo energeticos) <text:s/>(racion 60) (kcal 899) (proteinas 0) (grasas 99.9) (hidratos 0)(grasas-mono 0) (desayuno si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84" calcext:value-type="float">
            <text:p>384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Aceite de palm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85]*[.L385]/100" office:value-type="float" office:value="269.7" calcext:value-type="float">
            <text:p>269,7</text:p>
          </table:table-cell>
          <table:table-cell table:style-name="ce3" table:formula="of:=[.K385]*[.M385]*4/100" office:value-type="float" office:value="0" calcext:value-type="float">
            <text:p>0</text:p>
          </table:table-cell>
          <table:table-cell table:style-name="ce3" table:formula="of:=[.K385]*[.O385]*4/100" office:value-type="float" office:value="0" calcext:value-type="float">
            <text:p>0</text:p>
          </table:table-cell>
          <table:table-cell table:style-name="ce3" table:formula="of:=[.K385]*[.N385]*9/100" office:value-type="float" office:value="269.73" calcext:value-type="float">
            <text:p>269,7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99" calcext:value-type="float">
            <text:p>89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9.9" calcext:value-type="float">
            <text:p>99.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85]);&quot; &quot;;&quot;-&quot;);&quot;á&quot;;&quot;a&quot;);&quot;é&quot;;&quot;e&quot;);&quot;í&quot;;&quot;i&quot;);&quot;ó&quot;;&quot;o&quot;);&quot;ú&quot;;&quot;u&quot;)" office:value-type="string" office:string-value="aceite-de-palma" calcext:value-type="string">
            <text:p>aceite-de-palma</text:p>
          </table:table-cell>
          <table:table-cell table:style-name="ce12" table:formula="of:=CONCATENATE(&quot;(alimento (id &quot;;[.A385];&quot;) (nombre &quot;;[.V385];&quot;) (grupo &quot;;[.D385];&quot;) (veces &quot;;[.E385];&quot;) (tipo &quot;;[.F385];&quot;)  (racion &quot;;[.K385];&quot;) (kcal &quot;;[.L385];&quot;) (proteinas &quot;;[.M385];&quot;) (grasas &quot;;[.N385];&quot;) (hidratos &quot;;[.O385];&quot;)(grasas-mono &quot;;[.P385];&quot;) (desayuno &quot;;[.Q385];&quot;) (almuerzo &quot;;[.R385];&quot;) (comida &quot;;[.S385];&quot;) (merienda &quot;;[.T385];&quot;) (cena &quot;;[.U385];&quot;))&quot;)" office:value-type="string" office:string-value="(alimento (id 384) (nombre aceite-de-palma) (grupo 7) (veces 1) (tipo energeticos)  (racion 30) (kcal 899) (proteinas 0) (grasas 99,9) (hidratos 0)(grasas-mono 0) (desayuno si) (almuerzo si) (comida si) (merienda no) (cena si))" calcext:value-type="string">
            <text:p>(alimento (id 384) (nombre aceite-de-palma) (grupo 7) (veces 1) (tipo energeticos) <text:s/>(racion 30) (kcal 899) (proteinas 0) (grasas 99,9) (hidratos 0)(grasas-mono 0) (desayuno si) (almuerzo si) (comida si) (merienda no) (cena si))</text:p>
          </table:table-cell>
          <table:table-cell table:style-name="ce2" table:formula="of:=SUBSTITUTE([.W385];&quot;,&quot;;&quot;.&quot;)" office:value-type="string" office:string-value="(alimento (id 384) (nombre aceite-de-palma) (grupo 7) (veces 1) (tipo energeticos)  (racion 30) (kcal 899) (proteinas 0) (grasas 99.9) (hidratos 0)(grasas-mono 0) (desayuno si) (almuerzo si) (comida si) (merienda no) (cena si))" calcext:value-type="string">
            <text:p>(alimento (id 384) (nombre aceite-de-palma) (grupo 7) (veces 1) (tipo energeticos) <text:s/>(racion 30) (kcal 899) (proteinas 0) (grasas 99.9) (hidratos 0)(grasas-mono 0) (desayuno si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Aceite de palm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86]*[.L386]/100" office:value-type="float" office:value="359.6" calcext:value-type="float">
            <text:p>359,6</text:p>
          </table:table-cell>
          <table:table-cell table:style-name="ce3" table:formula="of:=[.K386]*[.M386]*4/100" office:value-type="float" office:value="0" calcext:value-type="float">
            <text:p>0</text:p>
          </table:table-cell>
          <table:table-cell table:style-name="ce3" table:formula="of:=[.K386]*[.O386]*4/100" office:value-type="float" office:value="0" calcext:value-type="float">
            <text:p>0</text:p>
          </table:table-cell>
          <table:table-cell table:style-name="ce3" table:formula="of:=[.K386]*[.N386]*9/100" office:value-type="float" office:value="359.64" calcext:value-type="float">
            <text:p>359,6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899" calcext:value-type="float">
            <text:p>89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9.9" calcext:value-type="float">
            <text:p>99.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86]);&quot; &quot;;&quot;-&quot;);&quot;á&quot;;&quot;a&quot;);&quot;é&quot;;&quot;e&quot;);&quot;í&quot;;&quot;i&quot;);&quot;ó&quot;;&quot;o&quot;);&quot;ú&quot;;&quot;u&quot;)" office:value-type="string" office:string-value="aceite-de-palma" calcext:value-type="string">
            <text:p>aceite-de-palma</text:p>
          </table:table-cell>
          <table:table-cell table:style-name="ce12" table:formula="of:=CONCATENATE(&quot;(alimento (id &quot;;[.A386];&quot;) (nombre &quot;;[.V386];&quot;) (grupo &quot;;[.D386];&quot;) (veces &quot;;[.E386];&quot;) (tipo &quot;;[.F386];&quot;)  (racion &quot;;[.K386];&quot;) (kcal &quot;;[.L386];&quot;) (proteinas &quot;;[.M386];&quot;) (grasas &quot;;[.N386];&quot;) (hidratos &quot;;[.O386];&quot;)(grasas-mono &quot;;[.P386];&quot;) (desayuno &quot;;[.Q386];&quot;) (almuerzo &quot;;[.R386];&quot;) (comida &quot;;[.S386];&quot;) (merienda &quot;;[.T386];&quot;) (cena &quot;;[.U386];&quot;))&quot;)" office:value-type="string" office:string-value="(alimento (id 385) (nombre aceite-de-palma) (grupo 7) (veces 1) (tipo energeticos)  (racion 40) (kcal 899) (proteinas 0) (grasas 99,9) (hidratos 0)(grasas-mono 0) (desayuno si) (almuerzo si) (comida si) (merienda no) (cena si))" calcext:value-type="string">
            <text:p>(alimento (id 385) (nombre aceite-de-palma) (grupo 7) (veces 1) (tipo energeticos) <text:s/>(racion 40) (kcal 899) (proteinas 0) (grasas 99,9) (hidratos 0)(grasas-mono 0) (desayuno si) (almuerzo si) (comida si) (merienda no) (cena si))</text:p>
          </table:table-cell>
          <table:table-cell table:style-name="ce2" table:formula="of:=SUBSTITUTE([.W386];&quot;,&quot;;&quot;.&quot;)" office:value-type="string" office:string-value="(alimento (id 385) (nombre aceite-de-palma) (grupo 7) (veces 1) (tipo energeticos)  (racion 40) (kcal 899) (proteinas 0) (grasas 99.9) (hidratos 0)(grasas-mono 0) (desayuno si) (almuerzo si) (comida si) (merienda no) (cena si))" calcext:value-type="string">
            <text:p>(alimento (id 385) (nombre aceite-de-palma) (grupo 7) (veces 1) (tipo energeticos) <text:s/>(racion 40) (kcal 899) (proteinas 0) (grasas 99.9) (hidratos 0)(grasas-mono 0) (desayuno si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Aceite de palm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87]*[.L387]/100" office:value-type="float" office:value="449.5" calcext:value-type="float">
            <text:p>449,5</text:p>
          </table:table-cell>
          <table:table-cell table:style-name="ce3" table:formula="of:=[.K387]*[.M387]*4/100" office:value-type="float" office:value="0" calcext:value-type="float">
            <text:p>0</text:p>
          </table:table-cell>
          <table:table-cell table:style-name="ce3" table:formula="of:=[.K387]*[.O387]*4/100" office:value-type="float" office:value="0" calcext:value-type="float">
            <text:p>0</text:p>
          </table:table-cell>
          <table:table-cell table:style-name="ce3" table:formula="of:=[.K387]*[.N387]*9/100" office:value-type="float" office:value="449.55" calcext:value-type="float">
            <text:p>449,5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99" calcext:value-type="float">
            <text:p>89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9.9" calcext:value-type="float">
            <text:p>99.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87]);&quot; &quot;;&quot;-&quot;);&quot;á&quot;;&quot;a&quot;);&quot;é&quot;;&quot;e&quot;);&quot;í&quot;;&quot;i&quot;);&quot;ó&quot;;&quot;o&quot;);&quot;ú&quot;;&quot;u&quot;)" office:value-type="string" office:string-value="aceite-de-palma" calcext:value-type="string">
            <text:p>aceite-de-palma</text:p>
          </table:table-cell>
          <table:table-cell table:style-name="ce12" table:formula="of:=CONCATENATE(&quot;(alimento (id &quot;;[.A387];&quot;) (nombre &quot;;[.V387];&quot;) (grupo &quot;;[.D387];&quot;) (veces &quot;;[.E387];&quot;) (tipo &quot;;[.F387];&quot;)  (racion &quot;;[.K387];&quot;) (kcal &quot;;[.L387];&quot;) (proteinas &quot;;[.M387];&quot;) (grasas &quot;;[.N387];&quot;) (hidratos &quot;;[.O387];&quot;)(grasas-mono &quot;;[.P387];&quot;) (desayuno &quot;;[.Q387];&quot;) (almuerzo &quot;;[.R387];&quot;) (comida &quot;;[.S387];&quot;) (merienda &quot;;[.T387];&quot;) (cena &quot;;[.U387];&quot;))&quot;)" office:value-type="string" office:string-value="(alimento (id 386) (nombre aceite-de-palma) (grupo 7) (veces 1) (tipo energeticos)  (racion 50) (kcal 899) (proteinas 0) (grasas 99,9) (hidratos 0)(grasas-mono 0) (desayuno si) (almuerzo si) (comida si) (merienda no) (cena si))" calcext:value-type="string">
            <text:p>(alimento (id 386) (nombre aceite-de-palma) (grupo 7) (veces 1) (tipo energeticos) <text:s/>(racion 50) (kcal 899) (proteinas 0) (grasas 99,9) (hidratos 0)(grasas-mono 0) (desayuno si) (almuerzo si) (comida si) (merienda no) (cena si))</text:p>
          </table:table-cell>
          <table:table-cell table:style-name="ce2" table:formula="of:=SUBSTITUTE([.W387];&quot;,&quot;;&quot;.&quot;)" office:value-type="string" office:string-value="(alimento (id 386) (nombre aceite-de-palma) (grupo 7) (veces 1) (tipo energeticos)  (racion 50) (kcal 899) (proteinas 0) (grasas 99.9) (hidratos 0)(grasas-mono 0) (desayuno si) (almuerzo si) (comida si) (merienda no) (cena si))" calcext:value-type="string">
            <text:p>(alimento (id 386) (nombre aceite-de-palma) (grupo 7) (veces 1) (tipo energeticos) <text:s/>(racion 50) (kcal 899) (proteinas 0) (grasas 99.9) (hidratos 0)(grasas-mono 0) (desayuno si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87" calcext:value-type="float">
            <text:p>387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2" office:value-type="string" calcext:value-type="string">
            <text:p>Margarina liger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88]*[.L388]/100" office:value-type="float" office:value="184" calcext:value-type="float">
            <text:p>184</text:p>
          </table:table-cell>
          <table:table-cell table:style-name="ce3" table:formula="of:=[.K388]*[.M388]*4/100" office:value-type="float" office:value="3.2" calcext:value-type="float">
            <text:p>3,2</text:p>
          </table:table-cell>
          <table:table-cell table:style-name="ce3" table:formula="of:=[.K388]*[.O388]*4/100" office:value-type="float" office:value="0.8" calcext:value-type="float">
            <text:p>0,8</text:p>
          </table:table-cell>
          <table:table-cell table:style-name="ce3" table:formula="of:=[.K388]*[.N388]*9/100" office:value-type="float" office:value="180" calcext:value-type="float">
            <text:p>180</text:p>
          </table:table-cell>
          <table:table-cell table:style-name="ce3" office:value-type="float" office:value="50" calcext:value-type="float">
            <text:p>50</text:p>
          </table:table-cell>
          <table:table-cell table:style-name="ce2" office:value-type="float" office:value="368" calcext:value-type="float">
            <text:p>368</text:p>
          </table:table-cell>
          <table:table-cell table:style-name="ce7" office:value-type="float" office:value="1.6" calcext:value-type="float">
            <text:p>1.6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0.4" calcext:value-type="float">
            <text:p>0.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88]);&quot; &quot;;&quot;-&quot;);&quot;á&quot;;&quot;a&quot;);&quot;é&quot;;&quot;e&quot;);&quot;í&quot;;&quot;i&quot;);&quot;ó&quot;;&quot;o&quot;);&quot;ú&quot;;&quot;u&quot;)" office:value-type="string" office:string-value="margarina-ligera" calcext:value-type="string">
            <text:p>margarina-ligera</text:p>
          </table:table-cell>
          <table:table-cell table:style-name="ce12" table:formula="of:=CONCATENATE(&quot;(alimento (id &quot;;[.A388];&quot;) (nombre &quot;;[.V388];&quot;) (grupo &quot;;[.D388];&quot;) (veces &quot;;[.E388];&quot;) (tipo &quot;;[.F388];&quot;)  (racion &quot;;[.K388];&quot;) (kcal &quot;;[.L388];&quot;) (proteinas &quot;;[.M388];&quot;) (grasas &quot;;[.N388];&quot;) (hidratos &quot;;[.O388];&quot;)(grasas-mono &quot;;[.P388];&quot;) (desayuno &quot;;[.Q388];&quot;) (almuerzo &quot;;[.R388];&quot;) (comida &quot;;[.S388];&quot;) (merienda &quot;;[.T388];&quot;) (cena &quot;;[.U388];&quot;))&quot;)" office:value-type="string" office:string-value="(alimento (id 387) (nombre margarina-ligera) (grupo 7) (veces 3) (tipo energeticos)  (racion 50) (kcal 368) (proteinas 1,6) (grasas 40) (hidratos 0,4)(grasas-mono 0) (desayuno si) (almuerzo si) (comida si) (merienda no) (cena si))" calcext:value-type="string">
            <text:p>(alimento (id 387) (nombre margarina-ligera) (grupo 7) (veces 3) (tipo energeticos) <text:s/>(racion 50) (kcal 368) (proteinas 1,6) (grasas 40) (hidratos 0,4)(grasas-mono 0) (desayuno si) (almuerzo si) (comida si) (merienda no) (cena si))</text:p>
          </table:table-cell>
          <table:table-cell table:style-name="ce2" table:formula="of:=SUBSTITUTE([.W388];&quot;,&quot;;&quot;.&quot;)" office:value-type="string" office:string-value="(alimento (id 387) (nombre margarina-ligera) (grupo 7) (veces 3) (tipo energeticos)  (racion 50) (kcal 368) (proteinas 1.6) (grasas 40) (hidratos 0.4)(grasas-mono 0) (desayuno si) (almuerzo si) (comida si) (merienda no) (cena si))" calcext:value-type="string">
            <text:p>(alimento (id 387) (nombre margarina-ligera) (grupo 7) (veces 3) (tipo energeticos) <text:s/>(racion 50) (kcal 368) (proteinas 1.6) (grasas 40) (hidratos 0.4)(grasas-mono 0) (desayuno si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88" calcext:value-type="float">
            <text:p>388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2" office:value-type="string" calcext:value-type="string">
            <text:p>Margarina liger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89]*[.L389]/100" office:value-type="float" office:value="147.2" calcext:value-type="float">
            <text:p>147,2</text:p>
          </table:table-cell>
          <table:table-cell table:style-name="ce3" table:formula="of:=[.K389]*[.M389]*4/100" office:value-type="float" office:value="2.56" calcext:value-type="float">
            <text:p>2,56</text:p>
          </table:table-cell>
          <table:table-cell table:style-name="ce3" table:formula="of:=[.K389]*[.O389]*4/100" office:value-type="float" office:value="0.64" calcext:value-type="float">
            <text:p>0,64</text:p>
          </table:table-cell>
          <table:table-cell table:style-name="ce3" table:formula="of:=[.K389]*[.N389]*9/100" office:value-type="float" office:value="144" calcext:value-type="float">
            <text:p>144</text:p>
          </table:table-cell>
          <table:table-cell table:style-name="ce3" office:value-type="float" office:value="40" calcext:value-type="float">
            <text:p>40</text:p>
          </table:table-cell>
          <table:table-cell table:style-name="ce2" office:value-type="float" office:value="368" calcext:value-type="float">
            <text:p>368</text:p>
          </table:table-cell>
          <table:table-cell table:style-name="ce7" office:value-type="float" office:value="1.6" calcext:value-type="float">
            <text:p>1.6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0.4" calcext:value-type="float">
            <text:p>0.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89]);&quot; &quot;;&quot;-&quot;);&quot;á&quot;;&quot;a&quot;);&quot;é&quot;;&quot;e&quot;);&quot;í&quot;;&quot;i&quot;);&quot;ó&quot;;&quot;o&quot;);&quot;ú&quot;;&quot;u&quot;)" office:value-type="string" office:string-value="margarina-ligera" calcext:value-type="string">
            <text:p>margarina-ligera</text:p>
          </table:table-cell>
          <table:table-cell table:style-name="ce12" table:formula="of:=CONCATENATE(&quot;(alimento (id &quot;;[.A389];&quot;) (nombre &quot;;[.V389];&quot;) (grupo &quot;;[.D389];&quot;) (veces &quot;;[.E389];&quot;) (tipo &quot;;[.F389];&quot;)  (racion &quot;;[.K389];&quot;) (kcal &quot;;[.L389];&quot;) (proteinas &quot;;[.M389];&quot;) (grasas &quot;;[.N389];&quot;) (hidratos &quot;;[.O389];&quot;)(grasas-mono &quot;;[.P389];&quot;) (desayuno &quot;;[.Q389];&quot;) (almuerzo &quot;;[.R389];&quot;) (comida &quot;;[.S389];&quot;) (merienda &quot;;[.T389];&quot;) (cena &quot;;[.U389];&quot;))&quot;)" office:value-type="string" office:string-value="(alimento (id 388) (nombre margarina-ligera) (grupo 7) (veces 3) (tipo energeticos)  (racion 40) (kcal 368) (proteinas 1,6) (grasas 40) (hidratos 0,4)(grasas-mono 0) (desayuno si) (almuerzo si) (comida si) (merienda no) (cena si))" calcext:value-type="string">
            <text:p>(alimento (id 388) (nombre margarina-ligera) (grupo 7) (veces 3) (tipo energeticos) <text:s/>(racion 40) (kcal 368) (proteinas 1,6) (grasas 40) (hidratos 0,4)(grasas-mono 0) (desayuno si) (almuerzo si) (comida si) (merienda no) (cena si))</text:p>
          </table:table-cell>
          <table:table-cell table:style-name="ce2" table:formula="of:=SUBSTITUTE([.W389];&quot;,&quot;;&quot;.&quot;)" office:value-type="string" office:string-value="(alimento (id 388) (nombre margarina-ligera) (grupo 7) (veces 3) (tipo energeticos)  (racion 40) (kcal 368) (proteinas 1.6) (grasas 40) (hidratos 0.4)(grasas-mono 0) (desayuno si) (almuerzo si) (comida si) (merienda no) (cena si))" calcext:value-type="string">
            <text:p>(alimento (id 388) (nombre margarina-ligera) (grupo 7) (veces 3) (tipo energeticos) <text:s/>(racion 40) (kcal 368) (proteinas 1.6) (grasas 40) (hidratos 0.4)(grasas-mono 0) (desayuno si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89" calcext:value-type="float">
            <text:p>389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2" office:value-type="string" calcext:value-type="string">
            <text:p>Margarina liger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90]*[.L390]/100" office:value-type="float" office:value="110.4" calcext:value-type="float">
            <text:p>110,4</text:p>
          </table:table-cell>
          <table:table-cell table:style-name="ce3" table:formula="of:=[.K390]*[.M390]*4/100" office:value-type="float" office:value="1.92" calcext:value-type="float">
            <text:p>1,92</text:p>
          </table:table-cell>
          <table:table-cell table:style-name="ce3" table:formula="of:=[.K390]*[.O390]*4/100" office:value-type="float" office:value="0.48" calcext:value-type="float">
            <text:p>0,48</text:p>
          </table:table-cell>
          <table:table-cell table:style-name="ce3" table:formula="of:=[.K390]*[.N390]*9/100" office:value-type="float" office:value="108" calcext:value-type="float">
            <text:p>108</text:p>
          </table:table-cell>
          <table:table-cell table:style-name="ce3" office:value-type="float" office:value="30" calcext:value-type="float">
            <text:p>30</text:p>
          </table:table-cell>
          <table:table-cell table:style-name="ce2" office:value-type="float" office:value="368" calcext:value-type="float">
            <text:p>368</text:p>
          </table:table-cell>
          <table:table-cell table:style-name="ce7" office:value-type="float" office:value="1.6" calcext:value-type="float">
            <text:p>1.6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0.4" calcext:value-type="float">
            <text:p>0.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90]);&quot; &quot;;&quot;-&quot;);&quot;á&quot;;&quot;a&quot;);&quot;é&quot;;&quot;e&quot;);&quot;í&quot;;&quot;i&quot;);&quot;ó&quot;;&quot;o&quot;);&quot;ú&quot;;&quot;u&quot;)" office:value-type="string" office:string-value="margarina-ligera" calcext:value-type="string">
            <text:p>margarina-ligera</text:p>
          </table:table-cell>
          <table:table-cell table:style-name="ce12" table:formula="of:=CONCATENATE(&quot;(alimento (id &quot;;[.A390];&quot;) (nombre &quot;;[.V390];&quot;) (grupo &quot;;[.D390];&quot;) (veces &quot;;[.E390];&quot;) (tipo &quot;;[.F390];&quot;)  (racion &quot;;[.K390];&quot;) (kcal &quot;;[.L390];&quot;) (proteinas &quot;;[.M390];&quot;) (grasas &quot;;[.N390];&quot;) (hidratos &quot;;[.O390];&quot;)(grasas-mono &quot;;[.P390];&quot;) (desayuno &quot;;[.Q390];&quot;) (almuerzo &quot;;[.R390];&quot;) (comida &quot;;[.S390];&quot;) (merienda &quot;;[.T390];&quot;) (cena &quot;;[.U390];&quot;))&quot;)" office:value-type="string" office:string-value="(alimento (id 389) (nombre margarina-ligera) (grupo 7) (veces 3) (tipo energeticos)  (racion 30) (kcal 368) (proteinas 1,6) (grasas 40) (hidratos 0,4)(grasas-mono 0) (desayuno si) (almuerzo si) (comida si) (merienda no) (cena si))" calcext:value-type="string">
            <text:p>(alimento (id 389) (nombre margarina-ligera) (grupo 7) (veces 3) (tipo energeticos) <text:s/>(racion 30) (kcal 368) (proteinas 1,6) (grasas 40) (hidratos 0,4)(grasas-mono 0) (desayuno si) (almuerzo si) (comida si) (merienda no) (cena si))</text:p>
          </table:table-cell>
          <table:table-cell table:style-name="ce2" table:formula="of:=SUBSTITUTE([.W390];&quot;,&quot;;&quot;.&quot;)" office:value-type="string" office:string-value="(alimento (id 389) (nombre margarina-ligera) (grupo 7) (veces 3) (tipo energeticos)  (racion 30) (kcal 368) (proteinas 1.6) (grasas 40) (hidratos 0.4)(grasas-mono 0) (desayuno si) (almuerzo si) (comida si) (merienda no) (cena si))" calcext:value-type="string">
            <text:p>(alimento (id 389) (nombre margarina-ligera) (grupo 7) (veces 3) (tipo energeticos) <text:s/>(racion 30) (kcal 368) (proteinas 1.6) (grasas 40) (hidratos 0.4)(grasas-mono 0) (desayuno si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90" calcext:value-type="float">
            <text:p>390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2" office:value-type="string" calcext:value-type="string">
            <text:p>Margarina liger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91]*[.L391]/100" office:value-type="float" office:value="73.6" calcext:value-type="float">
            <text:p>73,6</text:p>
          </table:table-cell>
          <table:table-cell table:style-name="ce3" table:formula="of:=[.K391]*[.M391]*4/100" office:value-type="float" office:value="1.28" calcext:value-type="float">
            <text:p>1,28</text:p>
          </table:table-cell>
          <table:table-cell table:style-name="ce3" table:formula="of:=[.K391]*[.O391]*4/100" office:value-type="float" office:value="0.32" calcext:value-type="float">
            <text:p>0,32</text:p>
          </table:table-cell>
          <table:table-cell table:style-name="ce3" table:formula="of:=[.K391]*[.N391]*9/100" office:value-type="float" office:value="72" calcext:value-type="float">
            <text:p>72</text:p>
          </table:table-cell>
          <table:table-cell table:style-name="ce3" office:value-type="float" office:value="20" calcext:value-type="float">
            <text:p>20</text:p>
          </table:table-cell>
          <table:table-cell table:style-name="ce2" office:value-type="float" office:value="368" calcext:value-type="float">
            <text:p>368</text:p>
          </table:table-cell>
          <table:table-cell table:style-name="ce7" office:value-type="float" office:value="1.6" calcext:value-type="float">
            <text:p>1.6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0.4" calcext:value-type="float">
            <text:p>0.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91]);&quot; &quot;;&quot;-&quot;);&quot;á&quot;;&quot;a&quot;);&quot;é&quot;;&quot;e&quot;);&quot;í&quot;;&quot;i&quot;);&quot;ó&quot;;&quot;o&quot;);&quot;ú&quot;;&quot;u&quot;)" office:value-type="string" office:string-value="margarina-ligera" calcext:value-type="string">
            <text:p>margarina-ligera</text:p>
          </table:table-cell>
          <table:table-cell table:style-name="ce12" table:formula="of:=CONCATENATE(&quot;(alimento (id &quot;;[.A391];&quot;) (nombre &quot;;[.V391];&quot;) (grupo &quot;;[.D391];&quot;) (veces &quot;;[.E391];&quot;) (tipo &quot;;[.F391];&quot;)  (racion &quot;;[.K391];&quot;) (kcal &quot;;[.L391];&quot;) (proteinas &quot;;[.M391];&quot;) (grasas &quot;;[.N391];&quot;) (hidratos &quot;;[.O391];&quot;)(grasas-mono &quot;;[.P391];&quot;) (desayuno &quot;;[.Q391];&quot;) (almuerzo &quot;;[.R391];&quot;) (comida &quot;;[.S391];&quot;) (merienda &quot;;[.T391];&quot;) (cena &quot;;[.U391];&quot;))&quot;)" office:value-type="string" office:string-value="(alimento (id 390) (nombre margarina-ligera) (grupo 7) (veces 3) (tipo energeticos)  (racion 20) (kcal 368) (proteinas 1,6) (grasas 40) (hidratos 0,4)(grasas-mono 0) (desayuno si) (almuerzo si) (comida si) (merienda no) (cena si))" calcext:value-type="string">
            <text:p>(alimento (id 390) (nombre margarina-ligera) (grupo 7) (veces 3) (tipo energeticos) <text:s/>(racion 20) (kcal 368) (proteinas 1,6) (grasas 40) (hidratos 0,4)(grasas-mono 0) (desayuno si) (almuerzo si) (comida si) (merienda no) (cena si))</text:p>
          </table:table-cell>
          <table:table-cell table:style-name="ce2" table:formula="of:=SUBSTITUTE([.W391];&quot;,&quot;;&quot;.&quot;)" office:value-type="string" office:string-value="(alimento (id 390) (nombre margarina-ligera) (grupo 7) (veces 3) (tipo energeticos)  (racion 20) (kcal 368) (proteinas 1.6) (grasas 40) (hidratos 0.4)(grasas-mono 0) (desayuno si) (almuerzo si) (comida si) (merienda no) (cena si))" calcext:value-type="string">
            <text:p>(alimento (id 390) (nombre margarina-ligera) (grupo 7) (veces 3) (tipo energeticos) <text:s/>(racion 20) (kcal 368) (proteinas 1.6) (grasas 40) (hidratos 0.4)(grasas-mono 0) (desayuno si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91" calcext:value-type="float">
            <text:p>391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2" office:value-type="string" calcext:value-type="string">
            <text:p>Margarina liger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92]*[.L392]/100" office:value-type="float" office:value="36.8" calcext:value-type="float">
            <text:p>36,8</text:p>
          </table:table-cell>
          <table:table-cell table:style-name="ce3" table:formula="of:=[.K392]*[.M392]*4/100" office:value-type="float" office:value="0.64" calcext:value-type="float">
            <text:p>0,64</text:p>
          </table:table-cell>
          <table:table-cell table:style-name="ce3" table:formula="of:=[.K392]*[.O392]*4/100" office:value-type="float" office:value="0.16" calcext:value-type="float">
            <text:p>0,16</text:p>
          </table:table-cell>
          <table:table-cell table:style-name="ce3" table:formula="of:=[.K392]*[.N392]*9/100" office:value-type="float" office:value="36" calcext:value-type="float">
            <text:p>36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float" office:value="368" calcext:value-type="float">
            <text:p>368</text:p>
          </table:table-cell>
          <table:table-cell table:style-name="ce7" office:value-type="float" office:value="1.6" calcext:value-type="float">
            <text:p>1.6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0.4" calcext:value-type="float">
            <text:p>0.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92]);&quot; &quot;;&quot;-&quot;);&quot;á&quot;;&quot;a&quot;);&quot;é&quot;;&quot;e&quot;);&quot;í&quot;;&quot;i&quot;);&quot;ó&quot;;&quot;o&quot;);&quot;ú&quot;;&quot;u&quot;)" office:value-type="string" office:string-value="margarina-ligera" calcext:value-type="string">
            <text:p>margarina-ligera</text:p>
          </table:table-cell>
          <table:table-cell table:style-name="ce12" table:formula="of:=CONCATENATE(&quot;(alimento (id &quot;;[.A392];&quot;) (nombre &quot;;[.V392];&quot;) (grupo &quot;;[.D392];&quot;) (veces &quot;;[.E392];&quot;) (tipo &quot;;[.F392];&quot;)  (racion &quot;;[.K392];&quot;) (kcal &quot;;[.L392];&quot;) (proteinas &quot;;[.M392];&quot;) (grasas &quot;;[.N392];&quot;) (hidratos &quot;;[.O392];&quot;)(grasas-mono &quot;;[.P392];&quot;) (desayuno &quot;;[.Q392];&quot;) (almuerzo &quot;;[.R392];&quot;) (comida &quot;;[.S392];&quot;) (merienda &quot;;[.T392];&quot;) (cena &quot;;[.U392];&quot;))&quot;)" office:value-type="string" office:string-value="(alimento (id 391) (nombre margarina-ligera) (grupo 7) (veces 3) (tipo energeticos)  (racion 10) (kcal 368) (proteinas 1,6) (grasas 40) (hidratos 0,4)(grasas-mono 0) (desayuno si) (almuerzo si) (comida si) (merienda no) (cena si))" calcext:value-type="string">
            <text:p>(alimento (id 391) (nombre margarina-ligera) (grupo 7) (veces 3) (tipo energeticos) <text:s/>(racion 10) (kcal 368) (proteinas 1,6) (grasas 40) (hidratos 0,4)(grasas-mono 0) (desayuno si) (almuerzo si) (comida si) (merienda no) (cena si))</text:p>
          </table:table-cell>
          <table:table-cell table:style-name="ce2" table:formula="of:=SUBSTITUTE([.W392];&quot;,&quot;;&quot;.&quot;)" office:value-type="string" office:string-value="(alimento (id 391) (nombre margarina-ligera) (grupo 7) (veces 3) (tipo energeticos)  (racion 10) (kcal 368) (proteinas 1.6) (grasas 40) (hidratos 0.4)(grasas-mono 0) (desayuno si) (almuerzo si) (comida si) (merienda no) (cena si))" calcext:value-type="string">
            <text:p>(alimento (id 391) (nombre margarina-ligera) (grupo 7) (veces 3) (tipo energeticos) <text:s/>(racion 10) (kcal 368) (proteinas 1.6) (grasas 40) (hidratos 0.4)(grasas-mono 0) (desayuno si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92" calcext:value-type="float">
            <text:p>392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Manteca de cacao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93]*[.L393]/100" office:value-type="float" office:value="92.5" calcext:value-type="float">
            <text:p>92,5</text:p>
          </table:table-cell>
          <table:table-cell table:style-name="ce3" table:formula="of:=[.K393]*[.M393]*4/100" office:value-type="float" office:value="0" calcext:value-type="float">
            <text:p>0</text:p>
          </table:table-cell>
          <table:table-cell table:style-name="ce3" table:formula="of:=[.K393]*[.O393]*4/100" office:value-type="float" office:value="0" calcext:value-type="float">
            <text:p>0</text:p>
          </table:table-cell>
          <table:table-cell table:style-name="ce3" table:formula="of:=[.K393]*[.N393]*9/100" office:value-type="float" office:value="85.05" calcext:value-type="float">
            <text:p>85,0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25" calcext:value-type="float">
            <text:p>92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4.5" calcext:value-type="float">
            <text:p>94.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93]);&quot; &quot;;&quot;-&quot;);&quot;á&quot;;&quot;a&quot;);&quot;é&quot;;&quot;e&quot;);&quot;í&quot;;&quot;i&quot;);&quot;ó&quot;;&quot;o&quot;);&quot;ú&quot;;&quot;u&quot;)" office:value-type="string" office:string-value="manteca-de-cacao" calcext:value-type="string">
            <text:p>manteca-de-cacao</text:p>
          </table:table-cell>
          <table:table-cell table:style-name="ce12" table:formula="of:=CONCATENATE(&quot;(alimento (id &quot;;[.A393];&quot;) (nombre &quot;;[.V393];&quot;) (grupo &quot;;[.D393];&quot;) (veces &quot;;[.E393];&quot;) (tipo &quot;;[.F393];&quot;)  (racion &quot;;[.K393];&quot;) (kcal &quot;;[.L393];&quot;) (proteinas &quot;;[.M393];&quot;) (grasas &quot;;[.N393];&quot;) (hidratos &quot;;[.O393];&quot;)(grasas-mono &quot;;[.P393];&quot;) (desayuno &quot;;[.Q393];&quot;) (almuerzo &quot;;[.R393];&quot;) (comida &quot;;[.S393];&quot;) (merienda &quot;;[.T393];&quot;) (cena &quot;;[.U393];&quot;))&quot;)" office:value-type="string" office:string-value="(alimento (id 392) (nombre manteca-de-cacao) (grupo 7) (veces 1) (tipo energeticos)  (racion 10) (kcal 925) (proteinas 0) (grasas 94,5) (hidratos 0)(grasas-mono 0) (desayuno si) (almuerzo si) (comida si) (merienda si) (cena si))" calcext:value-type="string">
            <text:p>(alimento (id 392) (nombre manteca-de-cacao) (grupo 7) (veces 1) (tipo energeticos) <text:s/>(racion 10) (kcal 925) (proteinas 0) (grasas 94,5) (hidratos 0)(grasas-mono 0) (desayuno si) (almuerzo si) (comida si) (merienda si) (cena si))</text:p>
          </table:table-cell>
          <table:table-cell table:style-name="ce2" table:formula="of:=SUBSTITUTE([.W393];&quot;,&quot;;&quot;.&quot;)" office:value-type="string" office:string-value="(alimento (id 392) (nombre manteca-de-cacao) (grupo 7) (veces 1) (tipo energeticos)  (racion 10) (kcal 925) (proteinas 0) (grasas 94.5) (hidratos 0)(grasas-mono 0) (desayuno si) (almuerzo si) (comida si) (merienda si) (cena si))" calcext:value-type="string">
            <text:p>(alimento (id 392) (nombre manteca-de-cacao) (grupo 7) (veces 1) (tipo energeticos) <text:s/>(racion 10) (kcal 925) (proteinas 0) (grasas 94.5) (hidratos 0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93" calcext:value-type="float">
            <text:p>393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Manteca de cacao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94]*[.L394]/100" office:value-type="float" office:value="185" calcext:value-type="float">
            <text:p>185</text:p>
          </table:table-cell>
          <table:table-cell table:style-name="ce3" table:formula="of:=[.K394]*[.M394]*4/100" office:value-type="float" office:value="0" calcext:value-type="float">
            <text:p>0</text:p>
          </table:table-cell>
          <table:table-cell table:style-name="ce3" table:formula="of:=[.K394]*[.O394]*4/100" office:value-type="float" office:value="0" calcext:value-type="float">
            <text:p>0</text:p>
          </table:table-cell>
          <table:table-cell table:style-name="ce3" table:formula="of:=[.K394]*[.N394]*9/100" office:value-type="float" office:value="170.1" calcext:value-type="float">
            <text:p>170,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25" calcext:value-type="float">
            <text:p>92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4.5" calcext:value-type="float">
            <text:p>94.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94]);&quot; &quot;;&quot;-&quot;);&quot;á&quot;;&quot;a&quot;);&quot;é&quot;;&quot;e&quot;);&quot;í&quot;;&quot;i&quot;);&quot;ó&quot;;&quot;o&quot;);&quot;ú&quot;;&quot;u&quot;)" office:value-type="string" office:string-value="manteca-de-cacao" calcext:value-type="string">
            <text:p>manteca-de-cacao</text:p>
          </table:table-cell>
          <table:table-cell table:style-name="ce12" table:formula="of:=CONCATENATE(&quot;(alimento (id &quot;;[.A394];&quot;) (nombre &quot;;[.V394];&quot;) (grupo &quot;;[.D394];&quot;) (veces &quot;;[.E394];&quot;) (tipo &quot;;[.F394];&quot;)  (racion &quot;;[.K394];&quot;) (kcal &quot;;[.L394];&quot;) (proteinas &quot;;[.M394];&quot;) (grasas &quot;;[.N394];&quot;) (hidratos &quot;;[.O394];&quot;)(grasas-mono &quot;;[.P394];&quot;) (desayuno &quot;;[.Q394];&quot;) (almuerzo &quot;;[.R394];&quot;) (comida &quot;;[.S394];&quot;) (merienda &quot;;[.T394];&quot;) (cena &quot;;[.U394];&quot;))&quot;)" office:value-type="string" office:string-value="(alimento (id 393) (nombre manteca-de-cacao) (grupo 7) (veces 1) (tipo energeticos)  (racion 20) (kcal 925) (proteinas 0) (grasas 94,5) (hidratos 0)(grasas-mono 0) (desayuno si) (almuerzo si) (comida si) (merienda si) (cena si))" calcext:value-type="string">
            <text:p>(alimento (id 393) (nombre manteca-de-cacao) (grupo 7) (veces 1) (tipo energeticos) <text:s/>(racion 20) (kcal 925) (proteinas 0) (grasas 94,5) (hidratos 0)(grasas-mono 0) (desayuno si) (almuerzo si) (comida si) (merienda si) (cena si))</text:p>
          </table:table-cell>
          <table:table-cell table:style-name="ce2" table:formula="of:=SUBSTITUTE([.W394];&quot;,&quot;;&quot;.&quot;)" office:value-type="string" office:string-value="(alimento (id 393) (nombre manteca-de-cacao) (grupo 7) (veces 1) (tipo energeticos)  (racion 20) (kcal 925) (proteinas 0) (grasas 94.5) (hidratos 0)(grasas-mono 0) (desayuno si) (almuerzo si) (comida si) (merienda si) (cena si))" calcext:value-type="string">
            <text:p>(alimento (id 393) (nombre manteca-de-cacao) (grupo 7) (veces 1) (tipo energeticos) <text:s/>(racion 20) (kcal 925) (proteinas 0) (grasas 94.5) (hidratos 0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94" calcext:value-type="float">
            <text:p>394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Manteca de cacao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95]*[.L395]/100" office:value-type="float" office:value="277.5" calcext:value-type="float">
            <text:p>277,5</text:p>
          </table:table-cell>
          <table:table-cell table:style-name="ce3" table:formula="of:=[.K395]*[.M395]*4/100" office:value-type="float" office:value="0" calcext:value-type="float">
            <text:p>0</text:p>
          </table:table-cell>
          <table:table-cell table:style-name="ce3" table:formula="of:=[.K395]*[.O395]*4/100" office:value-type="float" office:value="0" calcext:value-type="float">
            <text:p>0</text:p>
          </table:table-cell>
          <table:table-cell table:style-name="ce3" table:formula="of:=[.K395]*[.N395]*9/100" office:value-type="float" office:value="255.15" calcext:value-type="float">
            <text:p>255,1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25" calcext:value-type="float">
            <text:p>92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4.5" calcext:value-type="float">
            <text:p>94.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95]);&quot; &quot;;&quot;-&quot;);&quot;á&quot;;&quot;a&quot;);&quot;é&quot;;&quot;e&quot;);&quot;í&quot;;&quot;i&quot;);&quot;ó&quot;;&quot;o&quot;);&quot;ú&quot;;&quot;u&quot;)" office:value-type="string" office:string-value="manteca-de-cacao" calcext:value-type="string">
            <text:p>manteca-de-cacao</text:p>
          </table:table-cell>
          <table:table-cell table:style-name="ce12" table:formula="of:=CONCATENATE(&quot;(alimento (id &quot;;[.A395];&quot;) (nombre &quot;;[.V395];&quot;) (grupo &quot;;[.D395];&quot;) (veces &quot;;[.E395];&quot;) (tipo &quot;;[.F395];&quot;)  (racion &quot;;[.K395];&quot;) (kcal &quot;;[.L395];&quot;) (proteinas &quot;;[.M395];&quot;) (grasas &quot;;[.N395];&quot;) (hidratos &quot;;[.O395];&quot;)(grasas-mono &quot;;[.P395];&quot;) (desayuno &quot;;[.Q395];&quot;) (almuerzo &quot;;[.R395];&quot;) (comida &quot;;[.S395];&quot;) (merienda &quot;;[.T395];&quot;) (cena &quot;;[.U395];&quot;))&quot;)" office:value-type="string" office:string-value="(alimento (id 394) (nombre manteca-de-cacao) (grupo 7) (veces 1) (tipo energeticos)  (racion 30) (kcal 925) (proteinas 0) (grasas 94,5) (hidratos 0)(grasas-mono 0) (desayuno si) (almuerzo si) (comida si) (merienda si) (cena si))" calcext:value-type="string">
            <text:p>(alimento (id 394) (nombre manteca-de-cacao) (grupo 7) (veces 1) (tipo energeticos) <text:s/>(racion 30) (kcal 925) (proteinas 0) (grasas 94,5) (hidratos 0)(grasas-mono 0) (desayuno si) (almuerzo si) (comida si) (merienda si) (cena si))</text:p>
          </table:table-cell>
          <table:table-cell table:style-name="ce2" table:formula="of:=SUBSTITUTE([.W395];&quot;,&quot;;&quot;.&quot;)" office:value-type="string" office:string-value="(alimento (id 394) (nombre manteca-de-cacao) (grupo 7) (veces 1) (tipo energeticos)  (racion 30) (kcal 925) (proteinas 0) (grasas 94.5) (hidratos 0)(grasas-mono 0) (desayuno si) (almuerzo si) (comida si) (merienda si) (cena si))" calcext:value-type="string">
            <text:p>(alimento (id 394) (nombre manteca-de-cacao) (grupo 7) (veces 1) (tipo energeticos) <text:s/>(racion 30) (kcal 925) (proteinas 0) (grasas 94.5) (hidratos 0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95" calcext:value-type="float">
            <text:p>395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Manteca de cacao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96]*[.L396]/100" office:value-type="float" office:value="370" calcext:value-type="float">
            <text:p>370</text:p>
          </table:table-cell>
          <table:table-cell table:style-name="ce3" table:formula="of:=[.K396]*[.M396]*4/100" office:value-type="float" office:value="0" calcext:value-type="float">
            <text:p>0</text:p>
          </table:table-cell>
          <table:table-cell table:style-name="ce3" table:formula="of:=[.K396]*[.O396]*4/100" office:value-type="float" office:value="0" calcext:value-type="float">
            <text:p>0</text:p>
          </table:table-cell>
          <table:table-cell table:style-name="ce3" table:formula="of:=[.K396]*[.N396]*9/100" office:value-type="float" office:value="340.2" calcext:value-type="float">
            <text:p>340,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925" calcext:value-type="float">
            <text:p>92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4.5" calcext:value-type="float">
            <text:p>94.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96]);&quot; &quot;;&quot;-&quot;);&quot;á&quot;;&quot;a&quot;);&quot;é&quot;;&quot;e&quot;);&quot;í&quot;;&quot;i&quot;);&quot;ó&quot;;&quot;o&quot;);&quot;ú&quot;;&quot;u&quot;)" office:value-type="string" office:string-value="manteca-de-cacao" calcext:value-type="string">
            <text:p>manteca-de-cacao</text:p>
          </table:table-cell>
          <table:table-cell table:style-name="ce12" table:formula="of:=CONCATENATE(&quot;(alimento (id &quot;;[.A396];&quot;) (nombre &quot;;[.V396];&quot;) (grupo &quot;;[.D396];&quot;) (veces &quot;;[.E396];&quot;) (tipo &quot;;[.F396];&quot;)  (racion &quot;;[.K396];&quot;) (kcal &quot;;[.L396];&quot;) (proteinas &quot;;[.M396];&quot;) (grasas &quot;;[.N396];&quot;) (hidratos &quot;;[.O396];&quot;)(grasas-mono &quot;;[.P396];&quot;) (desayuno &quot;;[.Q396];&quot;) (almuerzo &quot;;[.R396];&quot;) (comida &quot;;[.S396];&quot;) (merienda &quot;;[.T396];&quot;) (cena &quot;;[.U396];&quot;))&quot;)" office:value-type="string" office:string-value="(alimento (id 395) (nombre manteca-de-cacao) (grupo 7) (veces 1) (tipo energeticos)  (racion 40) (kcal 925) (proteinas 0) (grasas 94,5) (hidratos 0)(grasas-mono 0) (desayuno si) (almuerzo si) (comida si) (merienda si) (cena si))" calcext:value-type="string">
            <text:p>(alimento (id 395) (nombre manteca-de-cacao) (grupo 7) (veces 1) (tipo energeticos) <text:s/>(racion 40) (kcal 925) (proteinas 0) (grasas 94,5) (hidratos 0)(grasas-mono 0) (desayuno si) (almuerzo si) (comida si) (merienda si) (cena si))</text:p>
          </table:table-cell>
          <table:table-cell table:style-name="ce2" table:formula="of:=SUBSTITUTE([.W396];&quot;,&quot;;&quot;.&quot;)" office:value-type="string" office:string-value="(alimento (id 395) (nombre manteca-de-cacao) (grupo 7) (veces 1) (tipo energeticos)  (racion 40) (kcal 925) (proteinas 0) (grasas 94.5) (hidratos 0)(grasas-mono 0) (desayuno si) (almuerzo si) (comida si) (merienda si) (cena si))" calcext:value-type="string">
            <text:p>(alimento (id 395) (nombre manteca-de-cacao) (grupo 7) (veces 1) (tipo energeticos) <text:s/>(racion 40) (kcal 925) (proteinas 0) (grasas 94.5) (hidratos 0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396" calcext:value-type="float">
            <text:p>396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Manteca de cacao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K397]*[.L397]/100" office:value-type="float" office:value="416.25" calcext:value-type="float">
            <text:p>416,25</text:p>
          </table:table-cell>
          <table:table-cell table:style-name="ce3" table:formula="of:=[.K397]*[.M397]*4/100" office:value-type="float" office:value="0" calcext:value-type="float">
            <text:p>0</text:p>
          </table:table-cell>
          <table:table-cell table:style-name="ce3" table:formula="of:=[.K397]*[.O397]*4/100" office:value-type="float" office:value="0" calcext:value-type="float">
            <text:p>0</text:p>
          </table:table-cell>
          <table:table-cell table:style-name="ce3" table:formula="of:=[.K397]*[.N397]*9/100" office:value-type="float" office:value="382.725" calcext:value-type="float">
            <text:p>382,725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925" calcext:value-type="float">
            <text:p>92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4.5" calcext:value-type="float">
            <text:p>94.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C397]);&quot; &quot;;&quot;-&quot;);&quot;á&quot;;&quot;a&quot;);&quot;é&quot;;&quot;e&quot;);&quot;í&quot;;&quot;i&quot;);&quot;ó&quot;;&quot;o&quot;);&quot;ú&quot;;&quot;u&quot;)" office:value-type="string" office:string-value="manteca-de-cacao" calcext:value-type="string">
            <text:p>manteca-de-cacao</text:p>
          </table:table-cell>
          <table:table-cell table:style-name="ce12" table:formula="of:=CONCATENATE(&quot;(alimento (id &quot;;[.A397];&quot;) (nombre &quot;;[.V397];&quot;) (grupo &quot;;[.D397];&quot;) (veces &quot;;[.E397];&quot;) (tipo &quot;;[.F397];&quot;)  (racion &quot;;[.K397];&quot;) (kcal &quot;;[.L397];&quot;) (proteinas &quot;;[.M397];&quot;) (grasas &quot;;[.N397];&quot;) (hidratos &quot;;[.O397];&quot;)(grasas-mono &quot;;[.P397];&quot;) (desayuno &quot;;[.Q397];&quot;) (almuerzo &quot;;[.R397];&quot;) (comida &quot;;[.S397];&quot;) (merienda &quot;;[.T397];&quot;) (cena &quot;;[.U397];&quot;))&quot;)" office:value-type="string" office:string-value="(alimento (id 396) (nombre manteca-de-cacao) (grupo 7) (veces 1) (tipo energeticos)  (racion 45) (kcal 925) (proteinas 0) (grasas 94,5) (hidratos 0)(grasas-mono 0) (desayuno si) (almuerzo si) (comida si) (merienda si) (cena si))" calcext:value-type="string">
            <text:p>(alimento (id 396) (nombre manteca-de-cacao) (grupo 7) (veces 1) (tipo energeticos) <text:s/>(racion 45) (kcal 925) (proteinas 0) (grasas 94,5) (hidratos 0)(grasas-mono 0) (desayuno si) (almuerzo si) (comida si) (merienda si) (cena si))</text:p>
          </table:table-cell>
          <table:table-cell table:style-name="ce2" table:formula="of:=SUBSTITUTE([.W397];&quot;,&quot;;&quot;.&quot;)" office:value-type="string" office:string-value="(alimento (id 396) (nombre manteca-de-cacao) (grupo 7) (veces 1) (tipo energeticos)  (racion 45) (kcal 925) (proteinas 0) (grasas 94.5) (hidratos 0)(grasas-mono 0) (desayuno si) (almuerzo si) (comida si) (merienda si) (cena si))" calcext:value-type="string">
            <text:p>(alimento (id 396) (nombre manteca-de-cacao) (grupo 7) (veces 1) (tipo energeticos) <text:s/>(racion 45) (kcal 925) (proteinas 0) (grasas 94.5) (hidratos 0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6"/>
          <table:table-cell table:style-name="Default"/>
          <table:table-cell table:number-columns-repeated="1000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http://caloriasynutrientes.com/tabla-de-calorias-de-los-aceites-y-grasas/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ttp://www.blogsasociados.com/mountain-bike/tabla-de-calorias-proteinas-grasas-e-hidratos-de-carbono-de-los-alimento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ttp://www.mujerdeelite.com/guia_de_alimentos/73/jamon-cocido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ttps://www.vitonica.com/alimentos/acidos-grasos-monoinsaturados-lo-que-tienes-que-saber</text:p>
          </table:table-cell>
          <table:table-cell table:number-columns-repeated="1021"/>
        </table:table-row>
        <table:table-row table:style-name="ro1" table:number-rows-repeated="104817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Hoja1.A223:Hoja1.AMI227" table:contains-header="false">
          <table:sort>
            <table:sort-by table:field-number="1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6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2P0"/>
    </number:currency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">
      <number:text>(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">
      <number:text>(</number:text>
      <number:number number:decimal-places="2" number:min-integer-digits="1" number:grouping="true"/>
      <number:text>)</number:text>
      <style:map style:condition="value()&gt;=0" style:apply-style-name="N116P0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  <number:currency-style style:name="N132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32"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32P0"/>
    </number:currency-style>
    <number:currency-style style:name="N133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33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33P0"/>
    </number:currency-style>
    <number:number-style style:name="N134">
      <number:number number:decimal-places="0" number:min-integer-digits="2"/>
    </number:number-style>
    <number:number-style style:name="N135">
      <number:number number:decimal-places="5" number:min-integer-digits="0" number:decimal-replacement=""/>
    </number:number-style>
    <number:number-style style:name="N136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4">00/00/0000</text:date>, <text:time style:data-style-name="N2" text:time-value="12:06:08.94279441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0T11:19:23.327695849</meta:creation-date>
    <meta:editing-duration>P1DT21H44M59S</meta:editing-duration>
    <meta:editing-cycles>60</meta:editing-cycles>
    <meta:generator>LibreOffice/4.3.3.2$Linux_X86_64 LibreOffice_project/430m0$Build-2</meta:generator>
    <dc:date>2017-01-14T16:46:45.766191136</dc:date>
    <dc:creator>Miguel Martín</dc:creator>
    <meta:document-statistic meta:table-count="1" meta:cell-count="9530" meta:object-count="0"/>
  </office:meta>
</office:document-meta>
</file>